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DocumentTitle" style:family="paragraph">
      <style:text-properties fo:language="en" fo:country="GB"/>
    </style:style>
    <style:style style:name="P60" style:parent-style-name="Heading1" style:family="paragraph">
      <style:text-properties fo:language="en" fo:country="GB"/>
    </style:style>
    <style:style style:name="P61" style:parent-style-name="TOC1" style:family="paragraph">
      <style:paragraph-properties>
        <style:tab-stops>
          <style:tab-stop style:type="right" style:leader-style="dotted" style:leader-text="." style:position="6.293in"/>
        </style:tab-stops>
      </style:paragraph-properties>
    </style:style>
    <style:style style:name="T62" style:parent-style-name="Hyperlink" style:family="text">
      <style:text-properties fo:language="en" fo:country="GB"/>
    </style:style>
    <style:style style:name="P63"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4" style:parent-style-name="Hyperlink" style:family="text">
      <style:text-properties fo:language="en" fo:country="GB"/>
    </style:style>
    <style:style style:name="T65" style:parent-style-name="DefaultParagraphFont" style:family="text">
      <style:text-properties style:font-name="Calibri" fo:font-size="11pt" style:font-size-asian="11pt" style:font-size-complex="11pt" fo:language="en" fo:country="GB" style:language-asian="en" style:country-asian="GB"/>
    </style:style>
    <style:style style:name="T66" style:parent-style-name="Hyperlink" style:family="text">
      <style:text-properties fo:language="en" fo:country="GB"/>
    </style:style>
    <style:style style:name="P6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8" style:parent-style-name="Hyperlink" style:family="text">
      <style:text-properties fo:language="en" fo:country="GB"/>
    </style:style>
    <style:style style:name="T69" style:parent-style-name="DefaultParagraphFont" style:family="text">
      <style:text-properties style:font-name="Calibri" fo:font-size="11pt" style:font-size-asian="11pt" style:font-size-complex="11pt" fo:language="en" fo:country="GB" style:language-asian="en" style:country-asian="GB"/>
    </style:style>
    <style:style style:name="T70" style:parent-style-name="Hyperlink" style:family="text">
      <style:text-properties fo:language="en" fo:country="GB"/>
    </style:style>
    <style:style style:name="P7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72" style:parent-style-name="Hyperlink" style:family="text">
      <style:text-properties fo:language="en" fo:country="GB"/>
    </style:style>
    <style:style style:name="T73" style:parent-style-name="DefaultParagraphFont" style:family="text">
      <style:text-properties style:font-name="Calibri" fo:font-size="11pt" style:font-size-asian="11pt" style:font-size-complex="11pt" fo:language="en" fo:country="GB" style:language-asian="en" style:country-asian="GB"/>
    </style:style>
    <style:style style:name="T74" style:parent-style-name="Hyperlink" style:family="text">
      <style:text-properties fo:language="en" fo:country="GB"/>
    </style:style>
    <style:style style:name="P75"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76" style:parent-style-name="Hyperlink" style:family="text">
      <style:text-properties fo:language="en" fo:country="GB"/>
    </style:style>
    <style:style style:name="T77" style:parent-style-name="DefaultParagraphFont" style:family="text">
      <style:text-properties style:font-name="Calibri" fo:font-size="11pt" style:font-size-asian="11pt" style:font-size-complex="11pt" fo:language="en" fo:country="GB" style:language-asian="en" style:country-asian="GB"/>
    </style:style>
    <style:style style:name="T78" style:parent-style-name="Hyperlink" style:family="text">
      <style:text-properties fo:language="en" fo:country="GB"/>
    </style:style>
    <style:style style:name="P79"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80" style:parent-style-name="Hyperlink" style:family="text">
      <style:text-properties fo:language="en" fo:country="GB"/>
    </style:style>
    <style:style style:name="T81" style:parent-style-name="DefaultParagraphFont" style:family="text">
      <style:text-properties style:font-name="Calibri" fo:font-size="11pt" style:font-size-asian="11pt" style:font-size-complex="11pt" fo:language="en" fo:country="GB" style:language-asian="en" style:country-asian="GB"/>
    </style:style>
    <style:style style:name="T82" style:parent-style-name="Hyperlink" style:family="text">
      <style:text-properties fo:language="en" fo:country="GB"/>
    </style:style>
    <style:style style:name="T83" style:parent-style-name="Hyperlink" style:family="text">
      <style:text-properties fo:language="en" fo:country="GB"/>
    </style:style>
    <style:style style:name="T84" style:parent-style-name="DefaultParagraphFont" style:family="text">
      <style:text-properties style:font-name="Calibri" fo:font-size="11pt" style:font-size-asian="11pt" style:font-size-complex="11pt" fo:language="en" fo:country="GB" style:language-asian="en" style:country-asian="GB"/>
    </style:style>
    <style:style style:name="T85" style:parent-style-name="Hyperlink" style:family="text">
      <style:text-properties fo:language="en" fo:country="GB"/>
    </style:style>
    <style:style style:name="T86" style:parent-style-name="Hyperlink" style:family="text">
      <style:text-properties fo:language="en" fo:country="GB"/>
    </style:style>
    <style:style style:name="T87" style:parent-style-name="DefaultParagraphFont" style:family="text">
      <style:text-properties style:font-name="Calibri" fo:font-size="11pt" style:font-size-asian="11pt" style:font-size-complex="11pt" fo:language="en" fo:country="GB" style:language-asian="en" style:country-asian="GB"/>
    </style:style>
    <style:style style:name="T88" style:parent-style-name="Hyperlink" style:family="text">
      <style:text-properties fo:language="en" fo:country="GB"/>
    </style:style>
    <style:style style:name="T89" style:parent-style-name="Hyperlink" style:family="text">
      <style:text-properties fo:language="en" fo:country="GB"/>
    </style:style>
    <style:style style:name="T90" style:parent-style-name="DefaultParagraphFont" style:family="text">
      <style:text-properties style:font-name="Calibri" fo:font-size="11pt" style:font-size-asian="11pt" style:font-size-complex="11pt" fo:language="en" fo:country="GB" style:language-asian="en" style:country-asian="GB"/>
    </style:style>
    <style:style style:name="T91" style:parent-style-name="Hyperlink" style:family="text">
      <style:text-properties fo:language="en" fo:country="GB"/>
    </style:style>
    <style:style style:name="P92"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93" style:parent-style-name="Hyperlink" style:family="text">
      <style:text-properties fo:language="en" fo:country="GB"/>
    </style:style>
    <style:style style:name="T94" style:parent-style-name="DefaultParagraphFont" style:family="text">
      <style:text-properties style:font-name="Calibri" fo:font-size="11pt" style:font-size-asian="11pt" style:font-size-complex="11pt" fo:language="en" fo:country="GB" style:language-asian="en" style:country-asian="GB"/>
    </style:style>
    <style:style style:name="T95" style:parent-style-name="Hyperlink" style:family="text">
      <style:text-properties fo:language="en" fo:country="GB"/>
    </style:style>
    <style:style style:name="T96" style:parent-style-name="Hyperlink" style:family="text">
      <style:text-properties fo:language="en" fo:country="GB"/>
    </style:style>
    <style:style style:name="T97" style:parent-style-name="DefaultParagraphFont" style:family="text">
      <style:text-properties style:font-name="Calibri" fo:font-size="11pt" style:font-size-asian="11pt" style:font-size-complex="11pt" fo:language="en" fo:country="GB" style:language-asian="en" style:country-asian="GB"/>
    </style:style>
    <style:style style:name="T98" style:parent-style-name="Hyperlink" style:family="text">
      <style:text-properties fo:language="en" fo:country="GB"/>
    </style:style>
    <style:style style:name="T99" style:parent-style-name="Hyperlink" style:family="text">
      <style:text-properties fo:language="en" fo:country="GB"/>
    </style:style>
    <style:style style:name="T100" style:parent-style-name="DefaultParagraphFont" style:family="text">
      <style:text-properties style:font-name="Calibri" fo:font-size="11pt" style:font-size-asian="11pt" style:font-size-complex="11pt" fo:language="en" fo:country="GB" style:language-asian="en" style:country-asian="GB"/>
    </style:style>
    <style:style style:name="T101" style:parent-style-name="Hyperlink" style:family="text">
      <style:text-properties fo:language="en" fo:country="GB"/>
    </style:style>
    <style:style style:name="T102" style:parent-style-name="Hyperlink" style:family="text">
      <style:text-properties fo:language="en" fo:country="GB"/>
    </style:style>
    <style:style style:name="T103" style:parent-style-name="DefaultParagraphFont" style:family="text">
      <style:text-properties style:font-name="Calibri" fo:font-size="11pt" style:font-size-asian="11pt" style:font-size-complex="11pt" fo:language="en" fo:country="GB" style:language-asian="en" style:country-asian="GB"/>
    </style:style>
    <style:style style:name="T104" style:parent-style-name="Hyperlink" style:family="text">
      <style:text-properties fo:language="en" fo:country="GB"/>
    </style:style>
    <style:style style:name="T105" style:parent-style-name="Hyperlink" style:family="text">
      <style:text-properties fo:language="en" fo:country="GB"/>
    </style:style>
    <style:style style:name="T106" style:parent-style-name="DefaultParagraphFont" style:family="text">
      <style:text-properties style:font-name="Calibri" fo:font-size="11pt" style:font-size-asian="11pt" style:font-size-complex="11pt" fo:language="en" fo:country="GB" style:language-asian="en" style:country-asian="GB"/>
    </style:style>
    <style:style style:name="T107" style:parent-style-name="Hyperlink" style:family="text">
      <style:text-properties fo:language="en" fo:country="GB"/>
    </style:style>
    <style:style style:name="T108" style:parent-style-name="Hyperlink" style:family="text">
      <style:text-properties fo:language="en" fo:country="GB"/>
    </style:style>
    <style:style style:name="T109" style:parent-style-name="DefaultParagraphFont" style:family="text">
      <style:text-properties style:font-name="Calibri" fo:font-size="11pt" style:font-size-asian="11pt" style:font-size-complex="11pt" fo:language="en" fo:country="GB" style:language-asian="en" style:country-asian="GB"/>
    </style:style>
    <style:style style:name="T110" style:parent-style-name="Hyperlink" style:family="text">
      <style:text-properties fo:language="en" fo:country="GB"/>
    </style:style>
    <style:style style:name="T111" style:parent-style-name="Hyperlink" style:family="text">
      <style:text-properties fo:language="en" fo:country="GB"/>
    </style:style>
    <style:style style:name="T112" style:parent-style-name="DefaultParagraphFont" style:family="text">
      <style:text-properties style:font-name="Calibri" fo:font-size="11pt" style:font-size-asian="11pt" style:font-size-complex="11pt" fo:language="en" fo:country="GB" style:language-asian="en" style:country-asian="GB"/>
    </style:style>
    <style:style style:name="T113" style:parent-style-name="Hyperlink" style:family="text">
      <style:text-properties fo:language="en" fo:country="GB"/>
    </style:style>
    <style:style style:name="T114" style:parent-style-name="Hyperlink" style:family="text">
      <style:text-properties fo:language="en" fo:country="GB"/>
    </style:style>
    <style:style style:name="T115" style:parent-style-name="DefaultParagraphFont" style:family="text">
      <style:text-properties style:font-name="Calibri" fo:font-size="11pt" style:font-size-asian="11pt" style:font-size-complex="11pt" fo:language="en" fo:country="GB" style:language-asian="en" style:country-asian="GB"/>
    </style:style>
    <style:style style:name="T116" style:parent-style-name="Hyperlink" style:family="text">
      <style:text-properties fo:language="en" fo:country="GB"/>
    </style:style>
    <style:style style:name="P117"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18" style:parent-style-name="Hyperlink" style:family="text">
      <style:text-properties fo:language="en" fo:country="GB"/>
    </style:style>
    <style:style style:name="T119" style:parent-style-name="DefaultParagraphFont" style:family="text">
      <style:text-properties style:font-name="Calibri" fo:font-size="11pt" style:font-size-asian="11pt" style:font-size-complex="11pt" fo:language="en" fo:country="GB" style:language-asian="en" style:country-asian="GB"/>
    </style:style>
    <style:style style:name="T120" style:parent-style-name="Hyperlink" style:family="text">
      <style:text-properties fo:language="en" fo:country="GB"/>
    </style:style>
    <style:style style:name="T121" style:parent-style-name="Hyperlink" style:family="text">
      <style:text-properties fo:language="en" fo:country="GB"/>
    </style:style>
    <style:style style:name="T122" style:parent-style-name="DefaultParagraphFont" style:family="text">
      <style:text-properties style:font-name="Calibri" fo:font-size="11pt" style:font-size-asian="11pt" style:font-size-complex="11pt" fo:language="en" fo:country="GB" style:language-asian="en" style:country-asian="GB"/>
    </style:style>
    <style:style style:name="T123" style:parent-style-name="Hyperlink" style:family="text">
      <style:text-properties fo:language="en" fo:country="GB"/>
    </style:style>
    <style:style style:name="T124" style:parent-style-name="Hyperlink" style:family="text">
      <style:text-properties fo:language="en" fo:country="GB"/>
    </style:style>
    <style:style style:name="T125" style:parent-style-name="DefaultParagraphFont" style:family="text">
      <style:text-properties style:font-name="Calibri" fo:font-size="11pt" style:font-size-asian="11pt" style:font-size-complex="11pt" fo:language="en" fo:country="GB" style:language-asian="en" style:country-asian="GB"/>
    </style:style>
    <style:style style:name="T126" style:parent-style-name="Hyperlink" style:family="text">
      <style:text-properties fo:language="en" fo:country="GB"/>
    </style:style>
    <style:style style:name="T127" style:parent-style-name="Hyperlink" style:family="text">
      <style:text-properties fo:language="en" fo:country="GB"/>
    </style:style>
    <style:style style:name="T128" style:parent-style-name="DefaultParagraphFont" style:family="text">
      <style:text-properties style:font-name="Calibri" fo:font-size="11pt" style:font-size-asian="11pt" style:font-size-complex="11pt" fo:language="en" fo:country="GB" style:language-asian="en" style:country-asian="GB"/>
    </style:style>
    <style:style style:name="T129" style:parent-style-name="Hyperlink" style:family="text">
      <style:text-properties fo:language="en" fo:country="GB"/>
    </style:style>
    <style:style style:name="T130" style:parent-style-name="Hyperlink" style:family="text">
      <style:text-properties fo:language="en" fo:country="GB"/>
    </style:style>
    <style:style style:name="T131" style:parent-style-name="DefaultParagraphFont" style:family="text">
      <style:text-properties style:font-name="Calibri" fo:font-size="11pt" style:font-size-asian="11pt" style:font-size-complex="11pt" fo:language="en" fo:country="GB" style:language-asian="en" style:country-asian="GB"/>
    </style:style>
    <style:style style:name="T132" style:parent-style-name="Hyperlink" style:family="text">
      <style:text-properties fo:language="en" fo:country="GB"/>
    </style:style>
    <style:style style:name="T133" style:parent-style-name="Hyperlink" style:family="text">
      <style:text-properties fo:language="en" fo:country="GB"/>
    </style:style>
    <style:style style:name="T134" style:parent-style-name="DefaultParagraphFont" style:family="text">
      <style:text-properties style:font-name="Calibri" fo:font-size="11pt" style:font-size-asian="11pt" style:font-size-complex="11pt" fo:language="en" fo:country="GB" style:language-asian="en" style:country-asian="GB"/>
    </style:style>
    <style:style style:name="T135" style:parent-style-name="Hyperlink" style:family="text">
      <style:text-properties fo:language="en" fo:country="GB"/>
    </style:style>
    <style:style style:name="T136" style:parent-style-name="Hyperlink" style:family="text">
      <style:text-properties fo:language="en" fo:country="GB"/>
    </style:style>
    <style:style style:name="T137" style:parent-style-name="DefaultParagraphFont" style:family="text">
      <style:text-properties style:font-name="Calibri" fo:font-size="11pt" style:font-size-asian="11pt" style:font-size-complex="11pt" fo:language="en" fo:country="GB" style:language-asian="en" style:country-asian="GB"/>
    </style:style>
    <style:style style:name="T138" style:parent-style-name="Hyperlink" style:family="text">
      <style:text-properties fo:language="en" fo:country="GB"/>
    </style:style>
    <style:style style:name="T139" style:parent-style-name="Hyperlink" style:family="text">
      <style:text-properties fo:language="en" fo:country="GB"/>
    </style:style>
    <style:style style:name="T140" style:parent-style-name="DefaultParagraphFont" style:family="text">
      <style:text-properties style:font-name="Calibri" fo:font-size="11pt" style:font-size-asian="11pt" style:font-size-complex="11pt" fo:language="en" fo:country="GB" style:language-asian="en" style:country-asian="GB"/>
    </style:style>
    <style:style style:name="T141" style:parent-style-name="Hyperlink" style:family="text">
      <style:text-properties fo:language="en" fo:country="GB"/>
    </style:style>
    <style:style style:name="T142" style:parent-style-name="Hyperlink" style:family="text">
      <style:text-properties fo:language="en" fo:country="GB"/>
    </style:style>
    <style:style style:name="T143" style:parent-style-name="DefaultParagraphFont" style:family="text">
      <style:text-properties style:font-name="Calibri" fo:font-size="11pt" style:font-size-asian="11pt" style:font-size-complex="11pt" fo:language="en" fo:country="GB" style:language-asian="en" style:country-asian="GB"/>
    </style:style>
    <style:style style:name="T144" style:parent-style-name="Hyperlink" style:family="text">
      <style:text-properties fo:language="en" fo:country="GB"/>
    </style:style>
    <style:style style:name="T145" style:parent-style-name="Hyperlink" style:family="text">
      <style:text-properties fo:language="en" fo:country="GB"/>
    </style:style>
    <style:style style:name="T146" style:parent-style-name="DefaultParagraphFont" style:family="text">
      <style:text-properties style:font-name="Calibri" fo:font-size="11pt" style:font-size-asian="11pt" style:font-size-complex="11pt" fo:language="en" fo:country="GB" style:language-asian="en" style:country-asian="GB"/>
    </style:style>
    <style:style style:name="T147" style:parent-style-name="Hyperlink" style:family="text">
      <style:text-properties fo:language="en" fo:country="GB"/>
    </style:style>
    <style:style style:name="T148" style:parent-style-name="Hyperlink" style:family="text">
      <style:text-properties fo:language="en" fo:country="GB"/>
    </style:style>
    <style:style style:name="T149" style:parent-style-name="DefaultParagraphFont" style:family="text">
      <style:text-properties style:font-name="Calibri" fo:font-size="11pt" style:font-size-asian="11pt" style:font-size-complex="11pt" fo:language="en" fo:country="GB" style:language-asian="en" style:country-asian="GB"/>
    </style:style>
    <style:style style:name="T150" style:parent-style-name="Hyperlink" style:family="text">
      <style:text-properties fo:language="en" fo:country="GB"/>
    </style:style>
    <style:style style:name="T151" style:parent-style-name="Hyperlink" style:family="text">
      <style:text-properties fo:language="en" fo:country="GB"/>
    </style:style>
    <style:style style:name="T152" style:parent-style-name="DefaultParagraphFont" style:family="text">
      <style:text-properties style:font-name="Calibri" fo:font-size="11pt" style:font-size-asian="11pt" style:font-size-complex="11pt" fo:language="en" fo:country="GB" style:language-asian="en" style:country-asian="GB"/>
    </style:style>
    <style:style style:name="T153" style:parent-style-name="Hyperlink" style:family="text">
      <style:text-properties fo:language="en" fo:country="GB"/>
    </style:style>
    <style:style style:name="T154" style:parent-style-name="Hyperlink" style:family="text">
      <style:text-properties fo:language="en" fo:country="GB"/>
    </style:style>
    <style:style style:name="T155" style:parent-style-name="DefaultParagraphFont" style:family="text">
      <style:text-properties style:font-name="Calibri" fo:font-size="11pt" style:font-size-asian="11pt" style:font-size-complex="11pt" fo:language="en" fo:country="GB" style:language-asian="en" style:country-asian="GB"/>
    </style:style>
    <style:style style:name="T156" style:parent-style-name="Hyperlink" style:family="text">
      <style:text-properties fo:language="en" fo:country="GB"/>
    </style:style>
    <style:style style:name="P157"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58" style:parent-style-name="Hyperlink" style:family="text">
      <style:text-properties fo:language="en" fo:country="GB"/>
    </style:style>
    <style:style style:name="T159" style:parent-style-name="DefaultParagraphFont" style:family="text">
      <style:text-properties style:font-name="Calibri" fo:font-size="11pt" style:font-size-asian="11pt" style:font-size-complex="11pt" fo:language="en" fo:country="GB" style:language-asian="en" style:country-asian="GB"/>
    </style:style>
    <style:style style:name="T160" style:parent-style-name="Hyperlink" style:family="text">
      <style:text-properties fo:language="en" fo:country="GB"/>
    </style:style>
    <style:style style:name="T161" style:parent-style-name="Hyperlink" style:family="text">
      <style:text-properties fo:language="en" fo:country="GB"/>
    </style:style>
    <style:style style:name="T162" style:parent-style-name="DefaultParagraphFont" style:family="text">
      <style:text-properties style:font-name="Calibri" fo:font-size="11pt" style:font-size-asian="11pt" style:font-size-complex="11pt" fo:language="en" fo:country="GB" style:language-asian="en" style:country-asian="GB"/>
    </style:style>
    <style:style style:name="T163" style:parent-style-name="Hyperlink" style:family="text">
      <style:text-properties fo:language="en" fo:country="GB"/>
    </style:style>
    <style:style style:name="T164" style:parent-style-name="Hyperlink" style:family="text">
      <style:text-properties fo:language="en" fo:country="GB"/>
    </style:style>
    <style:style style:name="T165" style:parent-style-name="DefaultParagraphFont" style:family="text">
      <style:text-properties style:font-name="Calibri" fo:font-size="11pt" style:font-size-asian="11pt" style:font-size-complex="11pt" fo:language="en" fo:country="GB" style:language-asian="en" style:country-asian="GB"/>
    </style:style>
    <style:style style:name="T166" style:parent-style-name="Hyperlink" style:family="text">
      <style:text-properties fo:language="en" fo:country="GB"/>
    </style:style>
    <style:style style:name="T167" style:parent-style-name="Hyperlink" style:family="text">
      <style:text-properties fo:language="en" fo:country="GB"/>
    </style:style>
    <style:style style:name="T168" style:parent-style-name="DefaultParagraphFont" style:family="text">
      <style:text-properties style:font-name="Calibri" fo:font-size="11pt" style:font-size-asian="11pt" style:font-size-complex="11pt" fo:language="en" fo:country="GB" style:language-asian="en" style:country-asian="GB"/>
    </style:style>
    <style:style style:name="T169" style:parent-style-name="Hyperlink" style:family="text">
      <style:text-properties fo:language="en" fo:country="GB"/>
    </style:style>
    <style:style style:name="T170" style:parent-style-name="Hyperlink" style:family="text">
      <style:text-properties fo:language="en" fo:country="GB"/>
    </style:style>
    <style:style style:name="T171" style:parent-style-name="DefaultParagraphFont" style:family="text">
      <style:text-properties style:font-name="Calibri" fo:font-size="11pt" style:font-size-asian="11pt" style:font-size-complex="11pt" fo:language="en" fo:country="GB" style:language-asian="en" style:country-asian="GB"/>
    </style:style>
    <style:style style:name="T172" style:parent-style-name="Hyperlink" style:family="text">
      <style:text-properties fo:language="en" fo:country="GB"/>
    </style:style>
    <style:style style:name="T173" style:parent-style-name="Hyperlink" style:family="text">
      <style:text-properties fo:language="en" fo:country="GB"/>
    </style:style>
    <style:style style:name="T174" style:parent-style-name="DefaultParagraphFont" style:family="text">
      <style:text-properties style:font-name="Calibri" fo:font-size="11pt" style:font-size-asian="11pt" style:font-size-complex="11pt" fo:language="en" fo:country="GB" style:language-asian="en" style:country-asian="GB"/>
    </style:style>
    <style:style style:name="T175" style:parent-style-name="Hyperlink" style:family="text">
      <style:text-properties fo:language="en" fo:country="GB"/>
    </style:style>
    <style:style style:name="T176" style:parent-style-name="Hyperlink" style:family="text">
      <style:text-properties fo:language="en" fo:country="GB"/>
    </style:style>
    <style:style style:name="T177" style:parent-style-name="DefaultParagraphFont" style:family="text">
      <style:text-properties style:font-name="Calibri" fo:font-size="11pt" style:font-size-asian="11pt" style:font-size-complex="11pt" fo:language="en" fo:country="GB" style:language-asian="en" style:country-asian="GB"/>
    </style:style>
    <style:style style:name="T178" style:parent-style-name="Hyperlink" style:family="text">
      <style:text-properties fo:language="en" fo:country="GB"/>
    </style:style>
    <style:style style:name="T179" style:parent-style-name="Hyperlink" style:family="text">
      <style:text-properties fo:language="en" fo:country="GB"/>
    </style:style>
    <style:style style:name="T180" style:parent-style-name="DefaultParagraphFont" style:family="text">
      <style:text-properties style:font-name="Calibri" fo:font-size="11pt" style:font-size-asian="11pt" style:font-size-complex="11pt" fo:language="en" fo:country="GB" style:language-asian="en" style:country-asian="GB"/>
    </style:style>
    <style:style style:name="T181" style:parent-style-name="Hyperlink" style:family="text">
      <style:text-properties fo:language="en" fo:country="GB"/>
    </style:style>
    <style:style style:name="T182" style:parent-style-name="Hyperlink" style:family="text">
      <style:text-properties fo:language="en" fo:country="GB"/>
    </style:style>
    <style:style style:name="T183" style:parent-style-name="DefaultParagraphFont" style:family="text">
      <style:text-properties style:font-name="Calibri" fo:font-size="11pt" style:font-size-asian="11pt" style:font-size-complex="11pt" fo:language="en" fo:country="GB" style:language-asian="en" style:country-asian="GB"/>
    </style:style>
    <style:style style:name="T184" style:parent-style-name="Hyperlink" style:family="text">
      <style:text-properties fo:language="en" fo:country="GB"/>
    </style:style>
    <style:style style:name="T185" style:parent-style-name="Hyperlink" style:family="text">
      <style:text-properties fo:language="en" fo:country="GB"/>
    </style:style>
    <style:style style:name="T186" style:parent-style-name="DefaultParagraphFont" style:family="text">
      <style:text-properties style:font-name="Calibri" fo:font-size="11pt" style:font-size-asian="11pt" style:font-size-complex="11pt" fo:language="en" fo:country="GB" style:language-asian="en" style:country-asian="GB"/>
    </style:style>
    <style:style style:name="T187" style:parent-style-name="Hyperlink" style:family="text">
      <style:text-properties fo:language="en" fo:country="GB"/>
    </style:style>
    <style:style style:name="T188" style:parent-style-name="Hyperlink" style:family="text">
      <style:text-properties fo:language="en" fo:country="GB"/>
    </style:style>
    <style:style style:name="T189" style:parent-style-name="DefaultParagraphFont" style:family="text">
      <style:text-properties style:font-name="Calibri" fo:font-size="11pt" style:font-size-asian="11pt" style:font-size-complex="11pt" fo:language="en" fo:country="GB" style:language-asian="en" style:country-asian="GB"/>
    </style:style>
    <style:style style:name="T190" style:parent-style-name="Hyperlink" style:family="text">
      <style:text-properties fo:language="en" fo:country="GB"/>
    </style:style>
    <style:style style:name="T191" style:parent-style-name="Hyperlink" style:family="text">
      <style:text-properties fo:language="en" fo:country="GB"/>
    </style:style>
    <style:style style:name="T192" style:parent-style-name="DefaultParagraphFont" style:family="text">
      <style:text-properties style:font-name="Calibri" fo:font-size="11pt" style:font-size-asian="11pt" style:font-size-complex="11pt" fo:language="en" fo:country="GB" style:language-asian="en" style:country-asian="GB"/>
    </style:style>
    <style:style style:name="T193" style:parent-style-name="Hyperlink" style:family="text">
      <style:text-properties fo:language="en" fo:country="GB"/>
    </style:style>
    <style:style style:name="T194" style:parent-style-name="Hyperlink" style:family="text">
      <style:text-properties fo:language="en" fo:country="GB"/>
    </style:style>
    <style:style style:name="T195" style:parent-style-name="DefaultParagraphFont" style:family="text">
      <style:text-properties style:font-name="Calibri" fo:font-size="11pt" style:font-size-asian="11pt" style:font-size-complex="11pt" fo:language="en" fo:country="GB" style:language-asian="en" style:country-asian="GB"/>
    </style:style>
    <style:style style:name="T196" style:parent-style-name="Hyperlink" style:family="text">
      <style:text-properties fo:language="en" fo:country="GB"/>
    </style:style>
    <style:style style:name="T197" style:parent-style-name="Hyperlink" style:family="text">
      <style:text-properties fo:language="en" fo:country="GB"/>
    </style:style>
    <style:style style:name="T198" style:parent-style-name="DefaultParagraphFont" style:family="text">
      <style:text-properties style:font-name="Calibri" fo:font-size="11pt" style:font-size-asian="11pt" style:font-size-complex="11pt" fo:language="en" fo:country="GB" style:language-asian="en" style:country-asian="GB"/>
    </style:style>
    <style:style style:name="T199" style:parent-style-name="Hyperlink" style:family="text">
      <style:text-properties fo:language="en" fo:country="GB"/>
    </style:style>
    <style:style style:name="T200" style:parent-style-name="Hyperlink" style:family="text">
      <style:text-properties fo:language="en" fo:country="GB"/>
    </style:style>
    <style:style style:name="T201" style:parent-style-name="DefaultParagraphFont" style:family="text">
      <style:text-properties style:font-name="Calibri" fo:font-size="11pt" style:font-size-asian="11pt" style:font-size-complex="11pt" fo:language="en" fo:country="GB" style:language-asian="en" style:country-asian="GB"/>
    </style:style>
    <style:style style:name="T202" style:parent-style-name="Hyperlink" style:family="text">
      <style:text-properties fo:language="en" fo:country="GB"/>
    </style:style>
    <style:style style:name="T203" style:parent-style-name="Hyperlink" style:family="text">
      <style:text-properties fo:language="en" fo:country="GB"/>
    </style:style>
    <style:style style:name="T204" style:parent-style-name="DefaultParagraphFont" style:family="text">
      <style:text-properties style:font-name="Calibri" fo:font-size="11pt" style:font-size-asian="11pt" style:font-size-complex="11pt" fo:language="en" fo:country="GB" style:language-asian="en" style:country-asian="GB"/>
    </style:style>
    <style:style style:name="T205" style:parent-style-name="Hyperlink" style:family="text">
      <style:text-properties fo:language="en" fo:country="GB"/>
    </style:style>
    <style:style style:name="T206" style:parent-style-name="Hyperlink" style:family="text">
      <style:text-properties fo:language="en" fo:country="GB"/>
    </style:style>
    <style:style style:name="T207" style:parent-style-name="DefaultParagraphFont" style:family="text">
      <style:text-properties style:font-name="Calibri" fo:font-size="11pt" style:font-size-asian="11pt" style:font-size-complex="11pt" fo:language="en" fo:country="GB" style:language-asian="en" style:country-asian="GB"/>
    </style:style>
    <style:style style:name="T208" style:parent-style-name="Hyperlink" style:family="text">
      <style:text-properties fo:language="en" fo:country="GB"/>
    </style:style>
    <style:style style:name="T209" style:parent-style-name="Hyperlink" style:family="text">
      <style:text-properties fo:language="en" fo:country="GB"/>
    </style:style>
    <style:style style:name="T210" style:parent-style-name="DefaultParagraphFont" style:family="text">
      <style:text-properties style:font-name="Calibri" fo:font-size="11pt" style:font-size-asian="11pt" style:font-size-complex="11pt" fo:language="en" fo:country="GB" style:language-asian="en" style:country-asian="GB"/>
    </style:style>
    <style:style style:name="T211" style:parent-style-name="Hyperlink" style:family="text">
      <style:text-properties fo:language="en" fo:country="GB"/>
    </style:style>
    <style:style style:name="T212" style:parent-style-name="Hyperlink" style:family="text">
      <style:text-properties fo:language="en" fo:country="GB"/>
    </style:style>
    <style:style style:name="T213" style:parent-style-name="DefaultParagraphFont" style:family="text">
      <style:text-properties style:font-name="Calibri" fo:font-size="11pt" style:font-size-asian="11pt" style:font-size-complex="11pt" fo:language="en" fo:country="GB" style:language-asian="en" style:country-asian="GB"/>
    </style:style>
    <style:style style:name="T214" style:parent-style-name="Hyperlink" style:family="text">
      <style:text-properties fo:language="en" fo:country="GB"/>
    </style:style>
    <style:style style:name="T215" style:parent-style-name="Hyperlink" style:family="text">
      <style:text-properties fo:language="en" fo:country="GB"/>
    </style:style>
    <style:style style:name="T216" style:parent-style-name="DefaultParagraphFont" style:family="text">
      <style:text-properties style:font-name="Calibri" fo:font-size="11pt" style:font-size-asian="11pt" style:font-size-complex="11pt" fo:language="en" fo:country="GB" style:language-asian="en" style:country-asian="GB"/>
    </style:style>
    <style:style style:name="T217" style:parent-style-name="Hyperlink" style:family="text">
      <style:text-properties fo:language="en" fo:country="GB"/>
    </style:style>
    <style:style style:name="T218" style:parent-style-name="Hyperlink" style:family="text">
      <style:text-properties fo:language="en" fo:country="GB"/>
    </style:style>
    <style:style style:name="T219" style:parent-style-name="DefaultParagraphFont" style:family="text">
      <style:text-properties style:font-name="Calibri" fo:font-size="11pt" style:font-size-asian="11pt" style:font-size-complex="11pt" fo:language="en" fo:country="GB" style:language-asian="en" style:country-asian="GB"/>
    </style:style>
    <style:style style:name="T220" style:parent-style-name="Hyperlink" style:family="text">
      <style:text-properties fo:language="en" fo:country="GB"/>
    </style:style>
    <style:style style:name="T221" style:parent-style-name="Hyperlink" style:family="text">
      <style:text-properties fo:language="en" fo:country="GB"/>
    </style:style>
    <style:style style:name="T222" style:parent-style-name="DefaultParagraphFont" style:family="text">
      <style:text-properties style:font-name="Calibri" fo:font-size="11pt" style:font-size-asian="11pt" style:font-size-complex="11pt" fo:language="en" fo:country="GB" style:language-asian="en" style:country-asian="GB"/>
    </style:style>
    <style:style style:name="T223" style:parent-style-name="Hyperlink" style:family="text">
      <style:text-properties fo:language="en" fo:country="GB"/>
    </style:style>
    <style:style style:name="P224"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225" style:parent-style-name="Hyperlink" style:family="text">
      <style:text-properties fo:language="en" fo:country="GB"/>
    </style:style>
    <style:style style:name="T226" style:parent-style-name="DefaultParagraphFont" style:family="text">
      <style:text-properties style:font-name="Calibri" fo:font-size="11pt" style:font-size-asian="11pt" style:font-size-complex="11pt" fo:language="en" fo:country="GB" style:language-asian="en" style:country-asian="GB"/>
    </style:style>
    <style:style style:name="T227" style:parent-style-name="Hyperlink" style:family="text">
      <style:text-properties fo:language="en" fo:country="GB"/>
    </style:style>
    <style:style style:name="T228" style:parent-style-name="Hyperlink" style:family="text">
      <style:text-properties fo:language="en" fo:country="GB"/>
    </style:style>
    <style:style style:name="T229" style:parent-style-name="DefaultParagraphFont" style:family="text">
      <style:text-properties style:font-name="Calibri" fo:font-size="11pt" style:font-size-asian="11pt" style:font-size-complex="11pt" fo:language="en" fo:country="GB" style:language-asian="en" style:country-asian="GB"/>
    </style:style>
    <style:style style:name="T230" style:parent-style-name="Hyperlink" style:family="text">
      <style:text-properties fo:language="en" fo:country="GB"/>
    </style:style>
    <style:style style:name="T231" style:parent-style-name="Hyperlink" style:family="text">
      <style:text-properties fo:language="en" fo:country="GB"/>
    </style:style>
    <style:style style:name="T232" style:parent-style-name="DefaultParagraphFont" style:family="text">
      <style:text-properties style:font-name="Calibri" fo:font-size="11pt" style:font-size-asian="11pt" style:font-size-complex="11pt" fo:language="en" fo:country="GB" style:language-asian="en" style:country-asian="GB"/>
    </style:style>
    <style:style style:name="T233" style:parent-style-name="Hyperlink" style:family="text">
      <style:text-properties fo:language="en" fo:country="GB"/>
    </style:style>
    <style:style style:name="T234" style:parent-style-name="Hyperlink" style:family="text">
      <style:text-properties fo:language="en" fo:country="GB"/>
    </style:style>
    <style:style style:name="T235" style:parent-style-name="DefaultParagraphFont" style:family="text">
      <style:text-properties style:font-name="Calibri" fo:font-size="11pt" style:font-size-asian="11pt" style:font-size-complex="11pt" fo:language="en" fo:country="GB" style:language-asian="en" style:country-asian="GB"/>
    </style:style>
    <style:style style:name="T236" style:parent-style-name="Hyperlink" style:family="text">
      <style:text-properties fo:language="en" fo:country="GB"/>
    </style:style>
    <style:style style:name="T237" style:parent-style-name="Hyperlink" style:family="text">
      <style:text-properties fo:language="en" fo:country="GB"/>
    </style:style>
    <style:style style:name="T238" style:parent-style-name="DefaultParagraphFont" style:family="text">
      <style:text-properties style:font-name="Calibri" fo:font-size="11pt" style:font-size-asian="11pt" style:font-size-complex="11pt" fo:language="en" fo:country="GB" style:language-asian="en" style:country-asian="GB"/>
    </style:style>
    <style:style style:name="T239" style:parent-style-name="Hyperlink" style:family="text">
      <style:text-properties fo:language="en" fo:country="GB"/>
    </style:style>
    <style:style style:name="T240" style:parent-style-name="Hyperlink" style:family="text">
      <style:text-properties fo:language="en" fo:country="GB"/>
    </style:style>
    <style:style style:name="T241" style:parent-style-name="DefaultParagraphFont" style:family="text">
      <style:text-properties style:font-name="Calibri" fo:font-size="11pt" style:font-size-asian="11pt" style:font-size-complex="11pt" fo:language="en" fo:country="GB" style:language-asian="en" style:country-asian="GB"/>
    </style:style>
    <style:style style:name="T242" style:parent-style-name="Hyperlink" style:family="text">
      <style:text-properties fo:language="en" fo:country="GB"/>
    </style:style>
    <style:style style:name="T243" style:parent-style-name="Hyperlink" style:family="text">
      <style:text-properties fo:language="en" fo:country="GB"/>
    </style:style>
    <style:style style:name="T244" style:parent-style-name="DefaultParagraphFont" style:family="text">
      <style:text-properties style:font-name="Calibri" fo:font-size="11pt" style:font-size-asian="11pt" style:font-size-complex="11pt" fo:language="en" fo:country="GB" style:language-asian="en" style:country-asian="GB"/>
    </style:style>
    <style:style style:name="T245" style:parent-style-name="Hyperlink" style:family="text">
      <style:text-properties fo:language="en" fo:country="GB"/>
    </style:style>
    <style:style style:name="T246" style:parent-style-name="Hyperlink" style:family="text">
      <style:text-properties fo:language="en" fo:country="GB"/>
    </style:style>
    <style:style style:name="T247" style:parent-style-name="DefaultParagraphFont" style:family="text">
      <style:text-properties style:font-name="Calibri" fo:font-size="11pt" style:font-size-asian="11pt" style:font-size-complex="11pt" fo:language="en" fo:country="GB" style:language-asian="en" style:country-asian="GB"/>
    </style:style>
    <style:style style:name="T248" style:parent-style-name="Hyperlink" style:family="text">
      <style:text-properties fo:language="en" fo:country="GB"/>
    </style:style>
    <style:style style:name="T249" style:parent-style-name="Hyperlink" style:family="text">
      <style:text-properties fo:language="en" fo:country="GB"/>
    </style:style>
    <style:style style:name="T250" style:parent-style-name="DefaultParagraphFont" style:family="text">
      <style:text-properties style:font-name="Calibri" fo:font-size="11pt" style:font-size-asian="11pt" style:font-size-complex="11pt" fo:language="en" fo:country="GB" style:language-asian="en" style:country-asian="GB"/>
    </style:style>
    <style:style style:name="T251" style:parent-style-name="Hyperlink" style:family="text">
      <style:text-properties fo:language="en" fo:country="GB"/>
    </style:style>
    <style:style style:name="T252" style:parent-style-name="Hyperlink" style:family="text">
      <style:text-properties fo:language="en" fo:country="GB"/>
    </style:style>
    <style:style style:name="T253" style:parent-style-name="DefaultParagraphFont" style:family="text">
      <style:text-properties style:font-name="Calibri" fo:font-size="11pt" style:font-size-asian="11pt" style:font-size-complex="11pt" fo:language="en" fo:country="GB" style:language-asian="en" style:country-asian="GB"/>
    </style:style>
    <style:style style:name="T254" style:parent-style-name="Hyperlink" style:family="text">
      <style:text-properties fo:language="en" fo:country="GB"/>
    </style:style>
    <style:style style:name="T255" style:parent-style-name="Hyperlink" style:family="text">
      <style:text-properties fo:language="en" fo:country="GB"/>
    </style:style>
    <style:style style:name="T256" style:parent-style-name="DefaultParagraphFont" style:family="text">
      <style:text-properties style:font-name="Calibri" fo:font-size="11pt" style:font-size-asian="11pt" style:font-size-complex="11pt" fo:language="en" fo:country="GB" style:language-asian="en" style:country-asian="GB"/>
    </style:style>
    <style:style style:name="T257" style:parent-style-name="Hyperlink" style:family="text">
      <style:text-properties fo:language="en" fo:country="GB"/>
    </style:style>
    <style:style style:name="T258" style:parent-style-name="Hyperlink" style:family="text">
      <style:text-properties fo:language="en" fo:country="GB"/>
    </style:style>
    <style:style style:name="T259" style:parent-style-name="DefaultParagraphFont" style:family="text">
      <style:text-properties style:font-name="Calibri" fo:font-size="11pt" style:font-size-asian="11pt" style:font-size-complex="11pt" fo:language="en" fo:country="GB" style:language-asian="en" style:country-asian="GB"/>
    </style:style>
    <style:style style:name="T260" style:parent-style-name="Hyperlink" style:family="text">
      <style:text-properties fo:language="en" fo:country="GB"/>
    </style:style>
    <style:style style:name="T261" style:parent-style-name="Hyperlink" style:family="text">
      <style:text-properties fo:language="en" fo:country="GB"/>
    </style:style>
    <style:style style:name="T262" style:parent-style-name="DefaultParagraphFont" style:family="text">
      <style:text-properties style:font-name="Calibri" fo:font-size="11pt" style:font-size-asian="11pt" style:font-size-complex="11pt" fo:language="en" fo:country="GB" style:language-asian="en" style:country-asian="GB"/>
    </style:style>
    <style:style style:name="T263" style:parent-style-name="Hyperlink" style:family="text">
      <style:text-properties fo:language="en" fo:country="GB"/>
    </style:style>
    <style:style style:name="T264" style:parent-style-name="Hyperlink" style:family="text">
      <style:text-properties fo:language="en" fo:country="GB"/>
    </style:style>
    <style:style style:name="T265" style:parent-style-name="DefaultParagraphFont" style:family="text">
      <style:text-properties style:font-name="Calibri" fo:font-size="11pt" style:font-size-asian="11pt" style:font-size-complex="11pt" fo:language="en" fo:country="GB" style:language-asian="en" style:country-asian="GB"/>
    </style:style>
    <style:style style:name="T266" style:parent-style-name="Hyperlink" style:family="text">
      <style:text-properties fo:language="en" fo:country="GB"/>
    </style:style>
    <style:style style:name="T267" style:parent-style-name="Hyperlink" style:family="text">
      <style:text-properties fo:language="en" fo:country="GB"/>
    </style:style>
    <style:style style:name="T268" style:parent-style-name="DefaultParagraphFont" style:family="text">
      <style:text-properties style:font-name="Calibri" fo:font-size="11pt" style:font-size-asian="11pt" style:font-size-complex="11pt" fo:language="en" fo:country="GB" style:language-asian="en" style:country-asian="GB"/>
    </style:style>
    <style:style style:name="T269" style:parent-style-name="Hyperlink" style:family="text">
      <style:text-properties fo:language="en" fo:country="GB"/>
    </style:style>
    <style:style style:name="T270" style:parent-style-name="Hyperlink" style:family="text">
      <style:text-properties fo:language="en" fo:country="GB"/>
    </style:style>
    <style:style style:name="T271" style:parent-style-name="DefaultParagraphFont" style:family="text">
      <style:text-properties style:font-name="Calibri" fo:font-size="11pt" style:font-size-asian="11pt" style:font-size-complex="11pt" fo:language="en" fo:country="GB" style:language-asian="en" style:country-asian="GB"/>
    </style:style>
    <style:style style:name="T272" style:parent-style-name="Hyperlink" style:family="text">
      <style:text-properties fo:language="en" fo:country="GB"/>
    </style:style>
    <style:style style:name="T273" style:parent-style-name="Hyperlink" style:family="text">
      <style:text-properties fo:language="en" fo:country="GB"/>
    </style:style>
    <style:style style:name="T274" style:parent-style-name="DefaultParagraphFont" style:family="text">
      <style:text-properties style:font-name="Calibri" fo:font-size="11pt" style:font-size-asian="11pt" style:font-size-complex="11pt" fo:language="en" fo:country="GB" style:language-asian="en" style:country-asian="GB"/>
    </style:style>
    <style:style style:name="T275" style:parent-style-name="Hyperlink" style:family="text">
      <style:text-properties fo:language="en" fo:country="GB"/>
    </style:style>
    <style:style style:name="T276" style:parent-style-name="Hyperlink" style:family="text">
      <style:text-properties fo:language="en" fo:country="GB"/>
    </style:style>
    <style:style style:name="T277" style:parent-style-name="DefaultParagraphFont" style:family="text">
      <style:text-properties style:font-name="Calibri" fo:font-size="11pt" style:font-size-asian="11pt" style:font-size-complex="11pt" fo:language="en" fo:country="GB" style:language-asian="en" style:country-asian="GB"/>
    </style:style>
    <style:style style:name="T278" style:parent-style-name="Hyperlink" style:family="text">
      <style:text-properties fo:language="en" fo:country="GB"/>
    </style:style>
    <style:style style:name="T279" style:parent-style-name="Hyperlink" style:family="text">
      <style:text-properties fo:language="en" fo:country="GB"/>
    </style:style>
    <style:style style:name="T280" style:parent-style-name="DefaultParagraphFont" style:family="text">
      <style:text-properties style:font-name="Calibri" fo:font-size="11pt" style:font-size-asian="11pt" style:font-size-complex="11pt" fo:language="en" fo:country="GB" style:language-asian="en" style:country-asian="GB"/>
    </style:style>
    <style:style style:name="T281" style:parent-style-name="Hyperlink" style:family="text">
      <style:text-properties fo:language="en" fo:country="GB"/>
    </style:style>
    <style:style style:name="T282" style:parent-style-name="Hyperlink" style:family="text">
      <style:text-properties fo:language="en" fo:country="GB"/>
    </style:style>
    <style:style style:name="T283" style:parent-style-name="DefaultParagraphFont" style:family="text">
      <style:text-properties style:font-name="Calibri" fo:font-size="11pt" style:font-size-asian="11pt" style:font-size-complex="11pt" fo:language="en" fo:country="GB" style:language-asian="en" style:country-asian="GB"/>
    </style:style>
    <style:style style:name="T284" style:parent-style-name="Hyperlink" style:family="text">
      <style:text-properties fo:language="en" fo:country="GB"/>
    </style:style>
    <style:style style:name="T285" style:parent-style-name="Hyperlink" style:family="text">
      <style:text-properties fo:language="en" fo:country="GB"/>
    </style:style>
    <style:style style:name="T286" style:parent-style-name="DefaultParagraphFont" style:family="text">
      <style:text-properties style:font-name="Calibri" fo:font-size="11pt" style:font-size-asian="11pt" style:font-size-complex="11pt" fo:language="en" fo:country="GB" style:language-asian="en" style:country-asian="GB"/>
    </style:style>
    <style:style style:name="T287" style:parent-style-name="Hyperlink" style:family="text">
      <style:text-properties fo:language="en" fo:country="GB"/>
    </style:style>
    <style:style style:name="T288" style:parent-style-name="Hyperlink" style:family="text">
      <style:text-properties fo:language="en" fo:country="GB"/>
    </style:style>
    <style:style style:name="T289" style:parent-style-name="DefaultParagraphFont" style:family="text">
      <style:text-properties style:font-name="Calibri" fo:font-size="11pt" style:font-size-asian="11pt" style:font-size-complex="11pt" fo:language="en" fo:country="GB" style:language-asian="en" style:country-asian="GB"/>
    </style:style>
    <style:style style:name="T290" style:parent-style-name="Hyperlink" style:family="text">
      <style:text-properties fo:language="en" fo:country="GB"/>
    </style:style>
    <style:style style:name="T291" style:parent-style-name="Hyperlink" style:family="text">
      <style:text-properties fo:language="en" fo:country="GB"/>
    </style:style>
    <style:style style:name="T292" style:parent-style-name="DefaultParagraphFont" style:family="text">
      <style:text-properties style:font-name="Calibri" fo:font-size="11pt" style:font-size-asian="11pt" style:font-size-complex="11pt" fo:language="en" fo:country="GB" style:language-asian="en" style:country-asian="GB"/>
    </style:style>
    <style:style style:name="T293" style:parent-style-name="Hyperlink" style:family="text">
      <style:text-properties fo:language="en" fo:country="GB"/>
    </style:style>
    <style:style style:name="T294" style:parent-style-name="Hyperlink" style:family="text">
      <style:text-properties fo:language="en" fo:country="GB"/>
    </style:style>
    <style:style style:name="T295" style:parent-style-name="DefaultParagraphFont" style:family="text">
      <style:text-properties style:font-name="Calibri" fo:font-size="11pt" style:font-size-asian="11pt" style:font-size-complex="11pt" fo:language="en" fo:country="GB" style:language-asian="en" style:country-asian="GB"/>
    </style:style>
    <style:style style:name="T296" style:parent-style-name="Hyperlink" style:family="text">
      <style:text-properties fo:language="en" fo:country="GB"/>
    </style:style>
    <style:style style:name="T297" style:parent-style-name="Hyperlink" style:family="text">
      <style:text-properties fo:language="en" fo:country="GB"/>
    </style:style>
    <style:style style:name="T298" style:parent-style-name="DefaultParagraphFont" style:family="text">
      <style:text-properties style:font-name="Calibri" fo:font-size="11pt" style:font-size-asian="11pt" style:font-size-complex="11pt" fo:language="en" fo:country="GB" style:language-asian="en" style:country-asian="GB"/>
    </style:style>
    <style:style style:name="T299" style:parent-style-name="Hyperlink" style:family="text">
      <style:text-properties fo:language="en" fo:country="GB"/>
    </style:style>
    <style:style style:name="T300" style:parent-style-name="Hyperlink" style:family="text">
      <style:text-properties fo:language="en" fo:country="GB"/>
    </style:style>
    <style:style style:name="T301" style:parent-style-name="DefaultParagraphFont" style:family="text">
      <style:text-properties style:font-name="Calibri" fo:font-size="11pt" style:font-size-asian="11pt" style:font-size-complex="11pt" fo:language="en" fo:country="GB" style:language-asian="en" style:country-asian="GB"/>
    </style:style>
    <style:style style:name="T302" style:parent-style-name="Hyperlink" style:family="text">
      <style:text-properties fo:language="en" fo:country="GB"/>
    </style:style>
    <style:style style:name="T303" style:parent-style-name="Hyperlink" style:family="text">
      <style:text-properties fo:language="en" fo:country="GB"/>
    </style:style>
    <style:style style:name="T304" style:parent-style-name="DefaultParagraphFont" style:family="text">
      <style:text-properties style:font-name="Calibri" fo:font-size="11pt" style:font-size-asian="11pt" style:font-size-complex="11pt" fo:language="en" fo:country="GB" style:language-asian="en" style:country-asian="GB"/>
    </style:style>
    <style:style style:name="T305" style:parent-style-name="Hyperlink" style:family="text">
      <style:text-properties fo:language="en" fo:country="GB"/>
    </style:style>
    <style:style style:name="T306" style:parent-style-name="Hyperlink" style:family="text">
      <style:text-properties fo:language="en" fo:country="GB"/>
    </style:style>
    <style:style style:name="T307" style:parent-style-name="DefaultParagraphFont" style:family="text">
      <style:text-properties style:font-name="Calibri" fo:font-size="11pt" style:font-size-asian="11pt" style:font-size-complex="11pt" fo:language="en" fo:country="GB" style:language-asian="en" style:country-asian="GB"/>
    </style:style>
    <style:style style:name="T308" style:parent-style-name="Hyperlink" style:family="text">
      <style:text-properties fo:language="en" fo:country="GB"/>
    </style:style>
    <style:style style:name="T309" style:parent-style-name="Hyperlink" style:family="text">
      <style:text-properties fo:language="en" fo:country="GB"/>
    </style:style>
    <style:style style:name="T310" style:parent-style-name="DefaultParagraphFont" style:family="text">
      <style:text-properties style:font-name="Calibri" fo:font-size="11pt" style:font-size-asian="11pt" style:font-size-complex="11pt" fo:language="en" fo:country="GB" style:language-asian="en" style:country-asian="GB"/>
    </style:style>
    <style:style style:name="T311" style:parent-style-name="Hyperlink" style:family="text">
      <style:text-properties fo:language="en" fo:country="GB"/>
    </style:style>
    <style:style style:name="T312" style:parent-style-name="Hyperlink" style:family="text">
      <style:text-properties fo:language="en" fo:country="GB"/>
    </style:style>
    <style:style style:name="T313" style:parent-style-name="DefaultParagraphFont" style:family="text">
      <style:text-properties style:font-name="Calibri" fo:font-size="11pt" style:font-size-asian="11pt" style:font-size-complex="11pt" fo:language="en" fo:country="GB" style:language-asian="en" style:country-asian="GB"/>
    </style:style>
    <style:style style:name="T314" style:parent-style-name="Hyperlink" style:family="text">
      <style:text-properties fo:language="en" fo:country="GB"/>
    </style:style>
    <style:style style:name="T315" style:parent-style-name="Hyperlink" style:family="text">
      <style:text-properties fo:language="en" fo:country="GB"/>
    </style:style>
    <style:style style:name="T316" style:parent-style-name="DefaultParagraphFont" style:family="text">
      <style:text-properties style:font-name="Calibri" fo:font-size="11pt" style:font-size-asian="11pt" style:font-size-complex="11pt" fo:language="en" fo:country="GB" style:language-asian="en" style:country-asian="GB"/>
    </style:style>
    <style:style style:name="T317" style:parent-style-name="Hyperlink" style:family="text">
      <style:text-properties fo:language="en" fo:country="GB"/>
    </style:style>
    <style:style style:name="T318" style:parent-style-name="Hyperlink" style:family="text">
      <style:text-properties fo:language="en" fo:country="GB"/>
    </style:style>
    <style:style style:name="T319" style:parent-style-name="DefaultParagraphFont" style:family="text">
      <style:text-properties style:font-name="Calibri" fo:font-size="11pt" style:font-size-asian="11pt" style:font-size-complex="11pt" fo:language="en" fo:country="GB" style:language-asian="en" style:country-asian="GB"/>
    </style:style>
    <style:style style:name="T320" style:parent-style-name="Hyperlink" style:family="text">
      <style:text-properties fo:language="en" fo:country="GB"/>
    </style:style>
    <style:style style:name="T321" style:parent-style-name="Hyperlink" style:family="text">
      <style:text-properties fo:language="en" fo:country="GB"/>
    </style:style>
    <style:style style:name="T322" style:parent-style-name="DefaultParagraphFont" style:family="text">
      <style:text-properties style:font-name="Calibri" fo:font-size="11pt" style:font-size-asian="11pt" style:font-size-complex="11pt" fo:language="en" fo:country="GB" style:language-asian="en" style:country-asian="GB"/>
    </style:style>
    <style:style style:name="T323" style:parent-style-name="Hyperlink" style:family="text">
      <style:text-properties fo:language="en" fo:country="GB"/>
    </style:style>
    <style:style style:name="T324" style:parent-style-name="Hyperlink" style:family="text">
      <style:text-properties fo:language="en" fo:country="GB"/>
    </style:style>
    <style:style style:name="T325" style:parent-style-name="DefaultParagraphFont" style:family="text">
      <style:text-properties style:font-name="Calibri" fo:font-size="11pt" style:font-size-asian="11pt" style:font-size-complex="11pt" fo:language="en" fo:country="GB" style:language-asian="en" style:country-asian="GB"/>
    </style:style>
    <style:style style:name="T326" style:parent-style-name="Hyperlink" style:family="text">
      <style:text-properties fo:language="en" fo:country="GB"/>
    </style:style>
    <style:style style:name="T327" style:parent-style-name="Hyperlink" style:family="text">
      <style:text-properties fo:language="en" fo:country="GB"/>
    </style:style>
    <style:style style:name="T328" style:parent-style-name="DefaultParagraphFont" style:family="text">
      <style:text-properties style:font-name="Calibri" fo:font-size="11pt" style:font-size-asian="11pt" style:font-size-complex="11pt" fo:language="en" fo:country="GB" style:language-asian="en" style:country-asian="GB"/>
    </style:style>
    <style:style style:name="T329" style:parent-style-name="Hyperlink" style:family="text">
      <style:text-properties fo:language="en" fo:country="GB"/>
    </style:style>
    <style:style style:name="T330" style:parent-style-name="Hyperlink" style:family="text">
      <style:text-properties fo:language="en" fo:country="GB"/>
    </style:style>
    <style:style style:name="T331" style:parent-style-name="DefaultParagraphFont" style:family="text">
      <style:text-properties style:font-name="Calibri" fo:font-size="11pt" style:font-size-asian="11pt" style:font-size-complex="11pt" fo:language="en" fo:country="GB" style:language-asian="en" style:country-asian="GB"/>
    </style:style>
    <style:style style:name="T332" style:parent-style-name="Hyperlink" style:family="text">
      <style:text-properties fo:language="en" fo:country="GB"/>
    </style:style>
    <style:style style:name="T333" style:parent-style-name="Hyperlink" style:family="text">
      <style:text-properties fo:language="en" fo:country="GB"/>
    </style:style>
    <style:style style:name="T334" style:parent-style-name="DefaultParagraphFont" style:family="text">
      <style:text-properties style:font-name="Calibri" fo:font-size="11pt" style:font-size-asian="11pt" style:font-size-complex="11pt" fo:language="en" fo:country="GB" style:language-asian="en" style:country-asian="GB"/>
    </style:style>
    <style:style style:name="T335" style:parent-style-name="Hyperlink" style:family="text">
      <style:text-properties fo:language="en" fo:country="GB"/>
    </style:style>
    <style:style style:name="T336" style:parent-style-name="Hyperlink" style:family="text">
      <style:text-properties fo:language="en" fo:country="GB"/>
    </style:style>
    <style:style style:name="T337" style:parent-style-name="DefaultParagraphFont" style:family="text">
      <style:text-properties style:font-name="Calibri" fo:font-size="11pt" style:font-size-asian="11pt" style:font-size-complex="11pt" fo:language="en" fo:country="GB" style:language-asian="en" style:country-asian="GB"/>
    </style:style>
    <style:style style:name="T338" style:parent-style-name="Hyperlink" style:family="text">
      <style:text-properties fo:language="en" fo:country="GB"/>
    </style:style>
    <style:style style:name="T339" style:parent-style-name="Hyperlink" style:family="text">
      <style:text-properties fo:language="en" fo:country="GB"/>
    </style:style>
    <style:style style:name="T340" style:parent-style-name="DefaultParagraphFont" style:family="text">
      <style:text-properties style:font-name="Calibri" fo:font-size="11pt" style:font-size-asian="11pt" style:font-size-complex="11pt" fo:language="en" fo:country="GB" style:language-asian="en" style:country-asian="GB"/>
    </style:style>
    <style:style style:name="T341" style:parent-style-name="Hyperlink" style:family="text">
      <style:text-properties fo:language="en" fo:country="GB"/>
    </style:style>
    <style:style style:name="T342" style:parent-style-name="Hyperlink" style:family="text">
      <style:text-properties fo:language="en" fo:country="GB"/>
    </style:style>
    <style:style style:name="T343" style:parent-style-name="DefaultParagraphFont" style:family="text">
      <style:text-properties style:font-name="Calibri" fo:font-size="11pt" style:font-size-asian="11pt" style:font-size-complex="11pt" fo:language="en" fo:country="GB" style:language-asian="en" style:country-asian="GB"/>
    </style:style>
    <style:style style:name="T344" style:parent-style-name="Hyperlink" style:family="text">
      <style:text-properties fo:language="en" fo:country="GB"/>
    </style:style>
    <style:style style:name="P345"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346" style:parent-style-name="Hyperlink" style:family="text">
      <style:text-properties fo:language="en" fo:country="GB"/>
    </style:style>
    <style:style style:name="T347" style:parent-style-name="DefaultParagraphFont" style:family="text">
      <style:text-properties style:font-name="Calibri" fo:font-size="11pt" style:font-size-asian="11pt" style:font-size-complex="11pt" fo:language="en" fo:country="GB" style:language-asian="en" style:country-asian="GB"/>
    </style:style>
    <style:style style:name="T348" style:parent-style-name="Hyperlink" style:family="text">
      <style:text-properties fo:language="en" fo:country="GB"/>
    </style:style>
    <style:style style:name="T349" style:parent-style-name="Hyperlink" style:family="text">
      <style:text-properties fo:language="en" fo:country="GB"/>
    </style:style>
    <style:style style:name="T350" style:parent-style-name="DefaultParagraphFont" style:family="text">
      <style:text-properties style:font-name="Calibri" fo:font-size="11pt" style:font-size-asian="11pt" style:font-size-complex="11pt" fo:language="en" fo:country="GB" style:language-asian="en" style:country-asian="GB"/>
    </style:style>
    <style:style style:name="T351" style:parent-style-name="Hyperlink" style:family="text">
      <style:text-properties fo:language="en" fo:country="GB"/>
    </style:style>
    <style:style style:name="T352" style:parent-style-name="Hyperlink" style:family="text">
      <style:text-properties fo:language="en" fo:country="GB"/>
    </style:style>
    <style:style style:name="T353" style:parent-style-name="DefaultParagraphFont" style:family="text">
      <style:text-properties style:font-name="Calibri" fo:font-size="11pt" style:font-size-asian="11pt" style:font-size-complex="11pt" fo:language="en" fo:country="GB" style:language-asian="en" style:country-asian="GB"/>
    </style:style>
    <style:style style:name="T354" style:parent-style-name="Hyperlink" style:family="text">
      <style:text-properties fo:language="en" fo:country="GB"/>
    </style:style>
    <style:style style:name="T355" style:parent-style-name="Hyperlink" style:family="text">
      <style:text-properties fo:language="en" fo:country="GB"/>
    </style:style>
    <style:style style:name="T356" style:parent-style-name="DefaultParagraphFont" style:family="text">
      <style:text-properties style:font-name="Calibri" fo:font-size="11pt" style:font-size-asian="11pt" style:font-size-complex="11pt" fo:language="en" fo:country="GB" style:language-asian="en" style:country-asian="GB"/>
    </style:style>
    <style:style style:name="T357" style:parent-style-name="Hyperlink" style:family="text">
      <style:text-properties fo:language="en" fo:country="GB"/>
    </style:style>
    <style:style style:name="T358" style:parent-style-name="Hyperlink" style:family="text">
      <style:text-properties fo:language="en" fo:country="GB"/>
    </style:style>
    <style:style style:name="T359" style:parent-style-name="DefaultParagraphFont" style:family="text">
      <style:text-properties style:font-name="Calibri" fo:font-size="11pt" style:font-size-asian="11pt" style:font-size-complex="11pt" fo:language="en" fo:country="GB" style:language-asian="en" style:country-asian="GB"/>
    </style:style>
    <style:style style:name="T360" style:parent-style-name="Hyperlink" style:family="text">
      <style:text-properties fo:language="en" fo:country="GB"/>
    </style:style>
    <style:style style:name="T361" style:parent-style-name="Hyperlink" style:family="text">
      <style:text-properties fo:language="en" fo:country="GB"/>
    </style:style>
    <style:style style:name="T362" style:parent-style-name="DefaultParagraphFont" style:family="text">
      <style:text-properties style:font-name="Calibri" fo:font-size="11pt" style:font-size-asian="11pt" style:font-size-complex="11pt" fo:language="en" fo:country="GB" style:language-asian="en" style:country-asian="GB"/>
    </style:style>
    <style:style style:name="T363" style:parent-style-name="Hyperlink" style:family="text">
      <style:text-properties fo:language="en" fo:country="GB"/>
    </style:style>
    <style:style style:name="T364" style:parent-style-name="Hyperlink" style:family="text">
      <style:text-properties fo:language="en" fo:country="GB"/>
    </style:style>
    <style:style style:name="T365" style:parent-style-name="DefaultParagraphFont" style:family="text">
      <style:text-properties style:font-name="Calibri" fo:font-size="11pt" style:font-size-asian="11pt" style:font-size-complex="11pt" fo:language="en" fo:country="GB" style:language-asian="en" style:country-asian="GB"/>
    </style:style>
    <style:style style:name="T366" style:parent-style-name="Hyperlink" style:family="text">
      <style:text-properties fo:language="en" fo:country="GB"/>
    </style:style>
    <style:style style:name="T367" style:parent-style-name="Hyperlink" style:family="text">
      <style:text-properties fo:language="en" fo:country="GB"/>
    </style:style>
    <style:style style:name="T368" style:parent-style-name="DefaultParagraphFont" style:family="text">
      <style:text-properties style:font-name="Calibri" fo:font-size="11pt" style:font-size-asian="11pt" style:font-size-complex="11pt" fo:language="en" fo:country="GB" style:language-asian="en" style:country-asian="GB"/>
    </style:style>
    <style:style style:name="T369" style:parent-style-name="Hyperlink" style:family="text">
      <style:text-properties fo:language="en" fo:country="GB"/>
    </style:style>
    <style:style style:name="T370" style:parent-style-name="Hyperlink" style:family="text">
      <style:text-properties fo:language="en" fo:country="GB"/>
    </style:style>
    <style:style style:name="T371" style:parent-style-name="DefaultParagraphFont" style:family="text">
      <style:text-properties style:font-name="Calibri" fo:font-size="11pt" style:font-size-asian="11pt" style:font-size-complex="11pt" fo:language="en" fo:country="GB" style:language-asian="en" style:country-asian="GB"/>
    </style:style>
    <style:style style:name="T372" style:parent-style-name="Hyperlink" style:family="text">
      <style:text-properties fo:language="en" fo:country="GB"/>
    </style:style>
    <style:style style:name="T373" style:parent-style-name="Hyperlink" style:family="text">
      <style:text-properties fo:language="en" fo:country="GB"/>
    </style:style>
    <style:style style:name="T374" style:parent-style-name="DefaultParagraphFont" style:family="text">
      <style:text-properties style:font-name="Calibri" fo:font-size="11pt" style:font-size-asian="11pt" style:font-size-complex="11pt" fo:language="en" fo:country="GB" style:language-asian="en" style:country-asian="GB"/>
    </style:style>
    <style:style style:name="T375" style:parent-style-name="Hyperlink" style:family="text">
      <style:text-properties fo:language="en" fo:country="GB"/>
    </style:style>
    <style:style style:name="T376" style:parent-style-name="Hyperlink" style:family="text">
      <style:text-properties fo:language="en" fo:country="GB"/>
    </style:style>
    <style:style style:name="T377" style:parent-style-name="DefaultParagraphFont" style:family="text">
      <style:text-properties style:font-name="Calibri" fo:font-size="11pt" style:font-size-asian="11pt" style:font-size-complex="11pt" fo:language="en" fo:country="GB" style:language-asian="en" style:country-asian="GB"/>
    </style:style>
    <style:style style:name="T378" style:parent-style-name="Hyperlink" style:family="text">
      <style:text-properties fo:language="en" fo:country="GB"/>
    </style:style>
    <style:style style:name="T379" style:parent-style-name="Hyperlink" style:family="text">
      <style:text-properties fo:language="en" fo:country="GB"/>
    </style:style>
    <style:style style:name="T380" style:parent-style-name="DefaultParagraphFont" style:family="text">
      <style:text-properties style:font-name="Calibri" fo:font-size="11pt" style:font-size-asian="11pt" style:font-size-complex="11pt" fo:language="en" fo:country="GB" style:language-asian="en" style:country-asian="GB"/>
    </style:style>
    <style:style style:name="T381" style:parent-style-name="Hyperlink" style:family="text">
      <style:text-properties fo:language="en" fo:country="GB"/>
    </style:style>
    <style:style style:name="T382" style:parent-style-name="Hyperlink" style:family="text">
      <style:text-properties fo:language="en" fo:country="GB"/>
    </style:style>
    <style:style style:name="T383" style:parent-style-name="DefaultParagraphFont" style:family="text">
      <style:text-properties style:font-name="Calibri" fo:font-size="11pt" style:font-size-asian="11pt" style:font-size-complex="11pt" fo:language="en" fo:country="GB" style:language-asian="en" style:country-asian="GB"/>
    </style:style>
    <style:style style:name="T384" style:parent-style-name="Hyperlink" style:family="text">
      <style:text-properties fo:language="en" fo:country="GB"/>
    </style:style>
    <style:style style:name="T385" style:parent-style-name="Hyperlink" style:family="text">
      <style:text-properties fo:language="en" fo:country="GB"/>
    </style:style>
    <style:style style:name="T386" style:parent-style-name="DefaultParagraphFont" style:family="text">
      <style:text-properties style:font-name="Calibri" fo:font-size="11pt" style:font-size-asian="11pt" style:font-size-complex="11pt" fo:language="en" fo:country="GB" style:language-asian="en" style:country-asian="GB"/>
    </style:style>
    <style:style style:name="T387" style:parent-style-name="Hyperlink" style:family="text">
      <style:text-properties fo:language="en" fo:country="GB"/>
    </style:style>
    <style:style style:name="T388" style:parent-style-name="Hyperlink" style:family="text">
      <style:text-properties fo:language="en" fo:country="GB"/>
    </style:style>
    <style:style style:name="T389" style:parent-style-name="DefaultParagraphFont" style:family="text">
      <style:text-properties style:font-name="Calibri" fo:font-size="11pt" style:font-size-asian="11pt" style:font-size-complex="11pt" fo:language="en" fo:country="GB" style:language-asian="en" style:country-asian="GB"/>
    </style:style>
    <style:style style:name="T390" style:parent-style-name="Hyperlink" style:family="text">
      <style:text-properties fo:language="en" fo:country="GB"/>
    </style:style>
    <style:style style:name="T391" style:parent-style-name="Hyperlink" style:family="text">
      <style:text-properties fo:language="en" fo:country="GB"/>
    </style:style>
    <style:style style:name="T392" style:parent-style-name="DefaultParagraphFont" style:family="text">
      <style:text-properties style:font-name="Calibri" fo:font-size="11pt" style:font-size-asian="11pt" style:font-size-complex="11pt" fo:language="en" fo:country="GB" style:language-asian="en" style:country-asian="GB"/>
    </style:style>
    <style:style style:name="T393" style:parent-style-name="Hyperlink" style:family="text">
      <style:text-properties fo:language="en" fo:country="GB"/>
    </style:style>
    <style:style style:name="T394" style:parent-style-name="Hyperlink" style:family="text">
      <style:text-properties fo:language="en" fo:country="GB"/>
    </style:style>
    <style:style style:name="T395" style:parent-style-name="DefaultParagraphFont" style:family="text">
      <style:text-properties style:font-name="Calibri" fo:font-size="11pt" style:font-size-asian="11pt" style:font-size-complex="11pt" fo:language="en" fo:country="GB" style:language-asian="en" style:country-asian="GB"/>
    </style:style>
    <style:style style:name="T396" style:parent-style-name="Hyperlink" style:family="text">
      <style:text-properties fo:language="en" fo:country="GB"/>
    </style:style>
    <style:style style:name="T397" style:parent-style-name="Hyperlink" style:family="text">
      <style:text-properties fo:language="en" fo:country="GB"/>
    </style:style>
    <style:style style:name="T398" style:parent-style-name="DefaultParagraphFont" style:family="text">
      <style:text-properties style:font-name="Calibri" fo:font-size="11pt" style:font-size-asian="11pt" style:font-size-complex="11pt" fo:language="en" fo:country="GB" style:language-asian="en" style:country-asian="GB"/>
    </style:style>
    <style:style style:name="T399" style:parent-style-name="Hyperlink" style:family="text">
      <style:text-properties fo:language="en" fo:country="GB"/>
    </style:style>
    <style:style style:name="T400" style:parent-style-name="Hyperlink" style:family="text">
      <style:text-properties fo:language="en" fo:country="GB"/>
    </style:style>
    <style:style style:name="T401" style:parent-style-name="DefaultParagraphFont" style:family="text">
      <style:text-properties style:font-name="Calibri" fo:font-size="11pt" style:font-size-asian="11pt" style:font-size-complex="11pt" fo:language="en" fo:country="GB" style:language-asian="en" style:country-asian="GB"/>
    </style:style>
    <style:style style:name="T402" style:parent-style-name="Hyperlink" style:family="text">
      <style:text-properties fo:language="en" fo:country="GB"/>
    </style:style>
    <style:style style:name="T403" style:parent-style-name="Hyperlink" style:family="text">
      <style:text-properties fo:language="en" fo:country="GB"/>
    </style:style>
    <style:style style:name="T404" style:parent-style-name="DefaultParagraphFont" style:family="text">
      <style:text-properties style:font-name="Calibri" fo:font-size="11pt" style:font-size-asian="11pt" style:font-size-complex="11pt" fo:language="en" fo:country="GB" style:language-asian="en" style:country-asian="GB"/>
    </style:style>
    <style:style style:name="T405" style:parent-style-name="Hyperlink" style:family="text">
      <style:text-properties fo:language="en" fo:country="GB"/>
    </style:style>
    <style:style style:name="T406" style:parent-style-name="Hyperlink" style:family="text">
      <style:text-properties fo:language="en" fo:country="GB"/>
    </style:style>
    <style:style style:name="T407" style:parent-style-name="DefaultParagraphFont" style:family="text">
      <style:text-properties style:font-name="Calibri" fo:font-size="11pt" style:font-size-asian="11pt" style:font-size-complex="11pt" fo:language="en" fo:country="GB" style:language-asian="en" style:country-asian="GB"/>
    </style:style>
    <style:style style:name="T408" style:parent-style-name="Hyperlink" style:family="text">
      <style:text-properties fo:language="en" fo:country="GB"/>
    </style:style>
    <style:style style:name="T409" style:parent-style-name="Hyperlink" style:family="text">
      <style:text-properties fo:language="en" fo:country="GB"/>
    </style:style>
    <style:style style:name="T410" style:parent-style-name="DefaultParagraphFont" style:family="text">
      <style:text-properties style:font-name="Calibri" fo:font-size="11pt" style:font-size-asian="11pt" style:font-size-complex="11pt" fo:language="en" fo:country="GB" style:language-asian="en" style:country-asian="GB"/>
    </style:style>
    <style:style style:name="T411" style:parent-style-name="Hyperlink" style:family="text">
      <style:text-properties fo:language="en" fo:country="GB"/>
    </style:style>
    <style:style style:name="T412" style:parent-style-name="Hyperlink" style:family="text">
      <style:text-properties fo:language="en" fo:country="GB"/>
    </style:style>
    <style:style style:name="T413" style:parent-style-name="DefaultParagraphFont" style:family="text">
      <style:text-properties style:font-name="Calibri" fo:font-size="11pt" style:font-size-asian="11pt" style:font-size-complex="11pt" fo:language="en" fo:country="GB" style:language-asian="en" style:country-asian="GB"/>
    </style:style>
    <style:style style:name="T414" style:parent-style-name="Hyperlink" style:family="text">
      <style:text-properties fo:language="en" fo:country="GB"/>
    </style:style>
    <style:style style:name="T415" style:parent-style-name="Hyperlink" style:family="text">
      <style:text-properties fo:language="en" fo:country="GB"/>
    </style:style>
    <style:style style:name="T416" style:parent-style-name="DefaultParagraphFont" style:family="text">
      <style:text-properties style:font-name="Calibri" fo:font-size="11pt" style:font-size-asian="11pt" style:font-size-complex="11pt" fo:language="en" fo:country="GB" style:language-asian="en" style:country-asian="GB"/>
    </style:style>
    <style:style style:name="T417" style:parent-style-name="Hyperlink" style:family="text">
      <style:text-properties fo:language="en" fo:country="GB"/>
    </style:style>
    <style:style style:name="T418" style:parent-style-name="Hyperlink" style:family="text">
      <style:text-properties fo:language="en" fo:country="GB"/>
    </style:style>
    <style:style style:name="T419" style:parent-style-name="DefaultParagraphFont" style:family="text">
      <style:text-properties style:font-name="Calibri" fo:font-size="11pt" style:font-size-asian="11pt" style:font-size-complex="11pt" fo:language="en" fo:country="GB" style:language-asian="en" style:country-asian="GB"/>
    </style:style>
    <style:style style:name="T420" style:parent-style-name="Hyperlink" style:family="text">
      <style:text-properties fo:language="en" fo:country="GB"/>
    </style:style>
    <style:style style:name="T421" style:parent-style-name="Hyperlink" style:family="text">
      <style:text-properties fo:language="en" fo:country="GB"/>
    </style:style>
    <style:style style:name="T422" style:parent-style-name="DefaultParagraphFont" style:family="text">
      <style:text-properties style:font-name="Calibri" fo:font-size="11pt" style:font-size-asian="11pt" style:font-size-complex="11pt" fo:language="en" fo:country="GB" style:language-asian="en" style:country-asian="GB"/>
    </style:style>
    <style:style style:name="T423" style:parent-style-name="Hyperlink" style:family="text">
      <style:text-properties fo:language="en" fo:country="GB"/>
    </style:style>
    <style:style style:name="T424" style:parent-style-name="Hyperlink" style:family="text">
      <style:text-properties fo:language="en" fo:country="GB"/>
    </style:style>
    <style:style style:name="T425" style:parent-style-name="DefaultParagraphFont" style:family="text">
      <style:text-properties style:font-name="Calibri" fo:font-size="11pt" style:font-size-asian="11pt" style:font-size-complex="11pt" fo:language="en" fo:country="GB" style:language-asian="en" style:country-asian="GB"/>
    </style:style>
    <style:style style:name="T426" style:parent-style-name="Hyperlink" style:family="text">
      <style:text-properties fo:language="en" fo:country="GB"/>
    </style:style>
    <style:style style:name="T427" style:parent-style-name="Hyperlink" style:family="text">
      <style:text-properties fo:language="en" fo:country="GB"/>
    </style:style>
    <style:style style:name="T428" style:parent-style-name="DefaultParagraphFont" style:family="text">
      <style:text-properties style:font-name="Calibri" fo:font-size="11pt" style:font-size-asian="11pt" style:font-size-complex="11pt" fo:language="en" fo:country="GB" style:language-asian="en" style:country-asian="GB"/>
    </style:style>
    <style:style style:name="T429" style:parent-style-name="Hyperlink" style:family="text">
      <style:text-properties fo:language="en" fo:country="GB"/>
    </style:style>
    <style:style style:name="T430" style:parent-style-name="Hyperlink" style:family="text">
      <style:text-properties fo:language="en" fo:country="GB"/>
    </style:style>
    <style:style style:name="T431" style:parent-style-name="DefaultParagraphFont" style:family="text">
      <style:text-properties style:font-name="Calibri" fo:font-size="11pt" style:font-size-asian="11pt" style:font-size-complex="11pt" fo:language="en" fo:country="GB" style:language-asian="en" style:country-asian="GB"/>
    </style:style>
    <style:style style:name="T432" style:parent-style-name="Hyperlink" style:family="text">
      <style:text-properties fo:language="en" fo:country="GB"/>
    </style:style>
    <style:style style:name="T433" style:parent-style-name="Hyperlink" style:family="text">
      <style:text-properties fo:language="en" fo:country="GB"/>
    </style:style>
    <style:style style:name="T434" style:parent-style-name="DefaultParagraphFont" style:family="text">
      <style:text-properties style:font-name="Calibri" fo:font-size="11pt" style:font-size-asian="11pt" style:font-size-complex="11pt" fo:language="en" fo:country="GB" style:language-asian="en" style:country-asian="GB"/>
    </style:style>
    <style:style style:name="T435" style:parent-style-name="Hyperlink" style:family="text">
      <style:text-properties fo:language="en" fo:country="GB"/>
    </style:style>
    <style:style style:name="T436" style:parent-style-name="Hyperlink" style:family="text">
      <style:text-properties fo:language="en" fo:country="GB"/>
    </style:style>
    <style:style style:name="T437" style:parent-style-name="DefaultParagraphFont" style:family="text">
      <style:text-properties style:font-name="Calibri" fo:font-size="11pt" style:font-size-asian="11pt" style:font-size-complex="11pt" fo:language="en" fo:country="GB" style:language-asian="en" style:country-asian="GB"/>
    </style:style>
    <style:style style:name="T438" style:parent-style-name="Hyperlink" style:family="text">
      <style:text-properties fo:language="en" fo:country="GB"/>
    </style:style>
    <style:style style:name="T439" style:parent-style-name="Hyperlink" style:family="text">
      <style:text-properties fo:language="en" fo:country="GB"/>
    </style:style>
    <style:style style:name="T440" style:parent-style-name="DefaultParagraphFont" style:family="text">
      <style:text-properties style:font-name="Calibri" fo:font-size="11pt" style:font-size-asian="11pt" style:font-size-complex="11pt" fo:language="en" fo:country="GB" style:language-asian="en" style:country-asian="GB"/>
    </style:style>
    <style:style style:name="T441" style:parent-style-name="Hyperlink" style:family="text">
      <style:text-properties fo:language="en" fo:country="GB"/>
    </style:style>
    <style:style style:name="T442" style:parent-style-name="Hyperlink" style:family="text">
      <style:text-properties fo:language="en" fo:country="GB"/>
    </style:style>
    <style:style style:name="T443" style:parent-style-name="DefaultParagraphFont" style:family="text">
      <style:text-properties style:font-name="Calibri" fo:font-size="11pt" style:font-size-asian="11pt" style:font-size-complex="11pt" fo:language="en" fo:country="GB" style:language-asian="en" style:country-asian="GB"/>
    </style:style>
    <style:style style:name="T444" style:parent-style-name="Hyperlink" style:family="text">
      <style:text-properties fo:language="en" fo:country="GB"/>
    </style:style>
    <style:style style:name="T445" style:parent-style-name="Hyperlink" style:family="text">
      <style:text-properties fo:language="en" fo:country="GB"/>
    </style:style>
    <style:style style:name="T446" style:parent-style-name="DefaultParagraphFont" style:family="text">
      <style:text-properties style:font-name="Calibri" fo:font-size="11pt" style:font-size-asian="11pt" style:font-size-complex="11pt" fo:language="en" fo:country="GB" style:language-asian="en" style:country-asian="GB"/>
    </style:style>
    <style:style style:name="T447" style:parent-style-name="Hyperlink" style:family="text">
      <style:text-properties fo:language="en" fo:country="GB"/>
    </style:style>
    <style:style style:name="T448" style:parent-style-name="Hyperlink" style:family="text">
      <style:text-properties fo:language="en" fo:country="GB"/>
    </style:style>
    <style:style style:name="T449" style:parent-style-name="DefaultParagraphFont" style:family="text">
      <style:text-properties style:font-name="Calibri" fo:font-size="11pt" style:font-size-asian="11pt" style:font-size-complex="11pt" fo:language="en" fo:country="GB" style:language-asian="en" style:country-asian="GB"/>
    </style:style>
    <style:style style:name="T450" style:parent-style-name="Hyperlink" style:family="text">
      <style:text-properties fo:language="en" fo:country="GB"/>
    </style:style>
    <style:style style:name="T451" style:parent-style-name="Hyperlink" style:family="text">
      <style:text-properties fo:language="en" fo:country="GB"/>
    </style:style>
    <style:style style:name="T452" style:parent-style-name="DefaultParagraphFont" style:family="text">
      <style:text-properties style:font-name="Calibri" fo:font-size="11pt" style:font-size-asian="11pt" style:font-size-complex="11pt" fo:language="en" fo:country="GB" style:language-asian="en" style:country-asian="GB"/>
    </style:style>
    <style:style style:name="T453" style:parent-style-name="Hyperlink" style:family="text">
      <style:text-properties fo:language="en" fo:country="GB"/>
    </style:style>
    <style:style style:name="T454" style:parent-style-name="Hyperlink" style:family="text">
      <style:text-properties fo:language="en" fo:country="GB"/>
    </style:style>
    <style:style style:name="T455" style:parent-style-name="DefaultParagraphFont" style:family="text">
      <style:text-properties style:font-name="Calibri" fo:font-size="11pt" style:font-size-asian="11pt" style:font-size-complex="11pt" fo:language="en" fo:country="GB" style:language-asian="en" style:country-asian="GB"/>
    </style:style>
    <style:style style:name="T456" style:parent-style-name="Hyperlink" style:family="text">
      <style:text-properties fo:language="en" fo:country="GB"/>
    </style:style>
    <style:style style:name="T457" style:parent-style-name="Hyperlink" style:family="text">
      <style:text-properties fo:language="en" fo:country="GB"/>
    </style:style>
    <style:style style:name="T458" style:parent-style-name="DefaultParagraphFont" style:family="text">
      <style:text-properties style:font-name="Calibri" fo:font-size="11pt" style:font-size-asian="11pt" style:font-size-complex="11pt" fo:language="en" fo:country="GB" style:language-asian="en" style:country-asian="GB"/>
    </style:style>
    <style:style style:name="T459" style:parent-style-name="Hyperlink" style:family="text">
      <style:text-properties fo:language="en" fo:country="GB"/>
    </style:style>
    <style:style style:name="T460" style:parent-style-name="Hyperlink" style:family="text">
      <style:text-properties fo:language="en" fo:country="GB"/>
    </style:style>
    <style:style style:name="T461" style:parent-style-name="DefaultParagraphFont" style:family="text">
      <style:text-properties style:font-name="Calibri" fo:font-size="11pt" style:font-size-asian="11pt" style:font-size-complex="11pt" fo:language="en" fo:country="GB" style:language-asian="en" style:country-asian="GB"/>
    </style:style>
    <style:style style:name="T462" style:parent-style-name="Hyperlink" style:family="text">
      <style:text-properties fo:language="en" fo:country="GB"/>
    </style:style>
    <style:style style:name="T463" style:parent-style-name="Hyperlink" style:family="text">
      <style:text-properties fo:language="en" fo:country="GB"/>
    </style:style>
    <style:style style:name="T464" style:parent-style-name="DefaultParagraphFont" style:family="text">
      <style:text-properties style:font-name="Calibri" fo:font-size="11pt" style:font-size-asian="11pt" style:font-size-complex="11pt" fo:language="en" fo:country="GB" style:language-asian="en" style:country-asian="GB"/>
    </style:style>
    <style:style style:name="T465" style:parent-style-name="Hyperlink" style:family="text">
      <style:text-properties fo:language="en" fo:country="GB"/>
    </style:style>
    <style:style style:name="T466" style:parent-style-name="Hyperlink" style:family="text">
      <style:text-properties fo:language="en" fo:country="GB"/>
    </style:style>
    <style:style style:name="T467" style:parent-style-name="DefaultParagraphFont" style:family="text">
      <style:text-properties style:font-name="Calibri" fo:font-size="11pt" style:font-size-asian="11pt" style:font-size-complex="11pt" fo:language="en" fo:country="GB" style:language-asian="en" style:country-asian="GB"/>
    </style:style>
    <style:style style:name="T468" style:parent-style-name="Hyperlink" style:family="text">
      <style:text-properties fo:language="en" fo:country="GB"/>
    </style:style>
    <style:style style:name="T469" style:parent-style-name="Hyperlink" style:family="text">
      <style:text-properties fo:language="en" fo:country="GB"/>
    </style:style>
    <style:style style:name="T470" style:parent-style-name="DefaultParagraphFont" style:family="text">
      <style:text-properties style:font-name="Calibri" fo:font-size="11pt" style:font-size-asian="11pt" style:font-size-complex="11pt" fo:language="en" fo:country="GB" style:language-asian="en" style:country-asian="GB"/>
    </style:style>
    <style:style style:name="T471" style:parent-style-name="Hyperlink" style:family="text">
      <style:text-properties fo:language="en" fo:country="GB"/>
    </style:style>
    <style:style style:name="T472" style:parent-style-name="Hyperlink" style:family="text">
      <style:text-properties fo:language="en" fo:country="GB"/>
    </style:style>
    <style:style style:name="T473" style:parent-style-name="DefaultParagraphFont" style:family="text">
      <style:text-properties style:font-name="Calibri" fo:font-size="11pt" style:font-size-asian="11pt" style:font-size-complex="11pt" fo:language="en" fo:country="GB" style:language-asian="en" style:country-asian="GB"/>
    </style:style>
    <style:style style:name="T474" style:parent-style-name="Hyperlink" style:family="text">
      <style:text-properties fo:language="en" fo:country="GB"/>
    </style:style>
    <style:style style:name="T475" style:parent-style-name="Hyperlink" style:family="text">
      <style:text-properties fo:language="en" fo:country="GB"/>
    </style:style>
    <style:style style:name="T476" style:parent-style-name="DefaultParagraphFont" style:family="text">
      <style:text-properties style:font-name="Calibri" fo:font-size="11pt" style:font-size-asian="11pt" style:font-size-complex="11pt" fo:language="en" fo:country="GB" style:language-asian="en" style:country-asian="GB"/>
    </style:style>
    <style:style style:name="T477" style:parent-style-name="Hyperlink" style:family="text">
      <style:text-properties fo:language="en" fo:country="GB"/>
    </style:style>
    <style:style style:name="T478" style:parent-style-name="Hyperlink" style:family="text">
      <style:text-properties fo:language="en" fo:country="GB"/>
    </style:style>
    <style:style style:name="T479" style:parent-style-name="DefaultParagraphFont" style:family="text">
      <style:text-properties style:font-name="Calibri" fo:font-size="11pt" style:font-size-asian="11pt" style:font-size-complex="11pt" fo:language="en" fo:country="GB" style:language-asian="en" style:country-asian="GB"/>
    </style:style>
    <style:style style:name="T480" style:parent-style-name="Hyperlink" style:family="text">
      <style:text-properties fo:language="en" fo:country="GB"/>
    </style:style>
    <style:style style:name="T481" style:parent-style-name="Hyperlink" style:family="text">
      <style:text-properties fo:language="en" fo:country="GB"/>
    </style:style>
    <style:style style:name="T482" style:parent-style-name="DefaultParagraphFont" style:family="text">
      <style:text-properties style:font-name="Calibri" fo:font-size="11pt" style:font-size-asian="11pt" style:font-size-complex="11pt" fo:language="en" fo:country="GB" style:language-asian="en" style:country-asian="GB"/>
    </style:style>
    <style:style style:name="T483" style:parent-style-name="Hyperlink" style:family="text">
      <style:text-properties fo:language="en" fo:country="GB"/>
    </style:style>
    <style:style style:name="T484" style:parent-style-name="Hyperlink" style:family="text">
      <style:text-properties fo:language="en" fo:country="GB"/>
    </style:style>
    <style:style style:name="T485" style:parent-style-name="DefaultParagraphFont" style:family="text">
      <style:text-properties style:font-name="Calibri" fo:font-size="11pt" style:font-size-asian="11pt" style:font-size-complex="11pt" fo:language="en" fo:country="GB" style:language-asian="en" style:country-asian="GB"/>
    </style:style>
    <style:style style:name="T486" style:parent-style-name="Hyperlink" style:family="text">
      <style:text-properties fo:language="en" fo:country="GB"/>
    </style:style>
    <style:style style:name="T487" style:parent-style-name="Hyperlink" style:family="text">
      <style:text-properties fo:language="en" fo:country="GB"/>
    </style:style>
    <style:style style:name="T488" style:parent-style-name="DefaultParagraphFont" style:family="text">
      <style:text-properties style:font-name="Calibri" fo:font-size="11pt" style:font-size-asian="11pt" style:font-size-complex="11pt" fo:language="en" fo:country="GB" style:language-asian="en" style:country-asian="GB"/>
    </style:style>
    <style:style style:name="T489" style:parent-style-name="Hyperlink" style:family="text">
      <style:text-properties fo:language="en" fo:country="GB"/>
    </style:style>
    <style:style style:name="T490" style:parent-style-name="Hyperlink" style:family="text">
      <style:text-properties fo:language="en" fo:country="GB"/>
    </style:style>
    <style:style style:name="T491" style:parent-style-name="DefaultParagraphFont" style:family="text">
      <style:text-properties style:font-name="Calibri" fo:font-size="11pt" style:font-size-asian="11pt" style:font-size-complex="11pt" fo:language="en" fo:country="GB" style:language-asian="en" style:country-asian="GB"/>
    </style:style>
    <style:style style:name="T492" style:parent-style-name="Hyperlink" style:family="text">
      <style:text-properties fo:language="en" fo:country="GB"/>
    </style:style>
    <style:style style:name="T493" style:parent-style-name="Hyperlink" style:family="text">
      <style:text-properties fo:language="en" fo:country="GB"/>
    </style:style>
    <style:style style:name="T494" style:parent-style-name="DefaultParagraphFont" style:family="text">
      <style:text-properties style:font-name="Calibri" fo:font-size="11pt" style:font-size-asian="11pt" style:font-size-complex="11pt" fo:language="en" fo:country="GB" style:language-asian="en" style:country-asian="GB"/>
    </style:style>
    <style:style style:name="T495" style:parent-style-name="Hyperlink" style:family="text">
      <style:text-properties fo:language="en" fo:country="GB"/>
    </style:style>
    <style:style style:name="T496" style:parent-style-name="Hyperlink" style:family="text">
      <style:text-properties fo:language="en" fo:country="GB"/>
    </style:style>
    <style:style style:name="T497" style:parent-style-name="DefaultParagraphFont" style:family="text">
      <style:text-properties style:font-name="Calibri" fo:font-size="11pt" style:font-size-asian="11pt" style:font-size-complex="11pt" fo:language="en" fo:country="GB" style:language-asian="en" style:country-asian="GB"/>
    </style:style>
    <style:style style:name="T498" style:parent-style-name="Hyperlink" style:family="text">
      <style:text-properties fo:language="en" fo:country="GB"/>
    </style:style>
    <style:style style:name="T499" style:parent-style-name="Hyperlink" style:family="text">
      <style:text-properties fo:language="en" fo:country="GB"/>
    </style:style>
    <style:style style:name="T500" style:parent-style-name="DefaultParagraphFont" style:family="text">
      <style:text-properties style:font-name="Calibri" fo:font-size="11pt" style:font-size-asian="11pt" style:font-size-complex="11pt" fo:language="en" fo:country="GB" style:language-asian="en" style:country-asian="GB"/>
    </style:style>
    <style:style style:name="T501" style:parent-style-name="Hyperlink" style:family="text">
      <style:text-properties fo:language="en" fo:country="GB"/>
    </style:style>
    <style:style style:name="T502" style:parent-style-name="Hyperlink" style:family="text">
      <style:text-properties fo:language="en" fo:country="GB"/>
    </style:style>
    <style:style style:name="T503" style:parent-style-name="DefaultParagraphFont" style:family="text">
      <style:text-properties style:font-name="Calibri" fo:font-size="11pt" style:font-size-asian="11pt" style:font-size-complex="11pt" fo:language="en" fo:country="GB" style:language-asian="en" style:country-asian="GB"/>
    </style:style>
    <style:style style:name="T504" style:parent-style-name="Hyperlink" style:family="text">
      <style:text-properties fo:language="en" fo:country="GB"/>
    </style:style>
    <style:style style:name="P505"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506" style:parent-style-name="Hyperlink" style:family="text">
      <style:text-properties fo:language="en" fo:country="GB"/>
    </style:style>
    <style:style style:name="T507" style:parent-style-name="DefaultParagraphFont" style:family="text">
      <style:text-properties style:font-name="Calibri" fo:font-size="11pt" style:font-size-asian="11pt" style:font-size-complex="11pt" fo:language="en" fo:country="GB" style:language-asian="en" style:country-asian="GB"/>
    </style:style>
    <style:style style:name="T508" style:parent-style-name="Hyperlink" style:family="text">
      <style:text-properties fo:language="en" fo:country="GB"/>
    </style:style>
    <style:style style:name="T509" style:parent-style-name="Hyperlink" style:family="text">
      <style:text-properties fo:language="en" fo:country="GB"/>
    </style:style>
    <style:style style:name="T510" style:parent-style-name="DefaultParagraphFont" style:family="text">
      <style:text-properties style:font-name="Calibri" fo:font-size="11pt" style:font-size-asian="11pt" style:font-size-complex="11pt" fo:language="en" fo:country="GB" style:language-asian="en" style:country-asian="GB"/>
    </style:style>
    <style:style style:name="T511" style:parent-style-name="Hyperlink" style:family="text">
      <style:text-properties fo:language="en" fo:country="GB"/>
    </style:style>
    <style:style style:name="T512" style:parent-style-name="Hyperlink" style:family="text">
      <style:text-properties fo:language="en" fo:country="GB"/>
    </style:style>
    <style:style style:name="T513" style:parent-style-name="DefaultParagraphFont" style:family="text">
      <style:text-properties style:font-name="Calibri" fo:font-size="11pt" style:font-size-asian="11pt" style:font-size-complex="11pt" fo:language="en" fo:country="GB" style:language-asian="en" style:country-asian="GB"/>
    </style:style>
    <style:style style:name="T514" style:parent-style-name="Hyperlink" style:family="text">
      <style:text-properties fo:language="en" fo:country="GB"/>
    </style:style>
    <style:style style:name="T515" style:parent-style-name="Hyperlink" style:family="text">
      <style:text-properties fo:language="en" fo:country="GB"/>
    </style:style>
    <style:style style:name="T516" style:parent-style-name="DefaultParagraphFont" style:family="text">
      <style:text-properties style:font-name="Calibri" fo:font-size="11pt" style:font-size-asian="11pt" style:font-size-complex="11pt" fo:language="en" fo:country="GB" style:language-asian="en" style:country-asian="GB"/>
    </style:style>
    <style:style style:name="T517" style:parent-style-name="Hyperlink" style:family="text">
      <style:text-properties fo:language="en" fo:country="GB"/>
    </style:style>
    <style:style style:name="T518" style:parent-style-name="Hyperlink" style:family="text">
      <style:text-properties fo:language="en" fo:country="GB"/>
    </style:style>
    <style:style style:name="T519" style:parent-style-name="DefaultParagraphFont" style:family="text">
      <style:text-properties style:font-name="Calibri" fo:font-size="11pt" style:font-size-asian="11pt" style:font-size-complex="11pt" fo:language="en" fo:country="GB" style:language-asian="en" style:country-asian="GB"/>
    </style:style>
    <style:style style:name="T520" style:parent-style-name="Hyperlink" style:family="text">
      <style:text-properties fo:language="en" fo:country="GB"/>
    </style:style>
    <style:style style:name="T521" style:parent-style-name="Hyperlink" style:family="text">
      <style:text-properties fo:language="en" fo:country="GB"/>
    </style:style>
    <style:style style:name="T522" style:parent-style-name="DefaultParagraphFont" style:family="text">
      <style:text-properties style:font-name="Calibri" fo:font-size="11pt" style:font-size-asian="11pt" style:font-size-complex="11pt" fo:language="en" fo:country="GB" style:language-asian="en" style:country-asian="GB"/>
    </style:style>
    <style:style style:name="T523" style:parent-style-name="Hyperlink" style:family="text">
      <style:text-properties fo:language="en" fo:country="GB"/>
    </style:style>
    <style:style style:name="T524" style:parent-style-name="Hyperlink" style:family="text">
      <style:text-properties fo:language="en" fo:country="GB"/>
    </style:style>
    <style:style style:name="T525" style:parent-style-name="DefaultParagraphFont" style:family="text">
      <style:text-properties style:font-name="Calibri" fo:font-size="11pt" style:font-size-asian="11pt" style:font-size-complex="11pt" fo:language="en" fo:country="GB" style:language-asian="en" style:country-asian="GB"/>
    </style:style>
    <style:style style:name="T526" style:parent-style-name="Hyperlink" style:family="text">
      <style:text-properties fo:language="en" fo:country="GB"/>
    </style:style>
    <style:style style:name="T527" style:parent-style-name="Hyperlink" style:family="text">
      <style:text-properties fo:language="en" fo:country="GB"/>
    </style:style>
    <style:style style:name="T528" style:parent-style-name="DefaultParagraphFont" style:family="text">
      <style:text-properties style:font-name="Calibri" fo:font-size="11pt" style:font-size-asian="11pt" style:font-size-complex="11pt" fo:language="en" fo:country="GB" style:language-asian="en" style:country-asian="GB"/>
    </style:style>
    <style:style style:name="T529" style:parent-style-name="Hyperlink" style:family="text">
      <style:text-properties fo:language="en" fo:country="GB"/>
    </style:style>
    <style:style style:name="T530" style:parent-style-name="Hyperlink" style:family="text">
      <style:text-properties fo:language="en" fo:country="GB"/>
    </style:style>
    <style:style style:name="T531" style:parent-style-name="DefaultParagraphFont" style:family="text">
      <style:text-properties style:font-name="Calibri" fo:font-size="11pt" style:font-size-asian="11pt" style:font-size-complex="11pt" fo:language="en" fo:country="GB" style:language-asian="en" style:country-asian="GB"/>
    </style:style>
    <style:style style:name="T532" style:parent-style-name="Hyperlink" style:family="text">
      <style:text-properties fo:language="en" fo:country="GB"/>
    </style:style>
    <style:style style:name="T533" style:parent-style-name="Hyperlink" style:family="text">
      <style:text-properties fo:language="en" fo:country="GB"/>
    </style:style>
    <style:style style:name="T534" style:parent-style-name="DefaultParagraphFont" style:family="text">
      <style:text-properties style:font-name="Calibri" fo:font-size="11pt" style:font-size-asian="11pt" style:font-size-complex="11pt" fo:language="en" fo:country="GB" style:language-asian="en" style:country-asian="GB"/>
    </style:style>
    <style:style style:name="T535" style:parent-style-name="Hyperlink" style:family="text">
      <style:text-properties fo:language="en" fo:country="GB"/>
    </style:style>
    <style:style style:name="T536" style:parent-style-name="Hyperlink" style:family="text">
      <style:text-properties fo:language="en" fo:country="GB"/>
    </style:style>
    <style:style style:name="T537" style:parent-style-name="DefaultParagraphFont" style:family="text">
      <style:text-properties style:font-name="Calibri" fo:font-size="11pt" style:font-size-asian="11pt" style:font-size-complex="11pt" fo:language="en" fo:country="GB" style:language-asian="en" style:country-asian="GB"/>
    </style:style>
    <style:style style:name="T538" style:parent-style-name="Hyperlink" style:family="text">
      <style:text-properties fo:language="en" fo:country="GB"/>
    </style:style>
    <style:style style:name="T539" style:parent-style-name="Hyperlink" style:family="text">
      <style:text-properties fo:language="en" fo:country="GB"/>
    </style:style>
    <style:style style:name="T540" style:parent-style-name="DefaultParagraphFont" style:family="text">
      <style:text-properties style:font-name="Calibri" fo:font-size="11pt" style:font-size-asian="11pt" style:font-size-complex="11pt" fo:language="en" fo:country="GB" style:language-asian="en" style:country-asian="GB"/>
    </style:style>
    <style:style style:name="T541" style:parent-style-name="Hyperlink" style:family="text">
      <style:text-properties fo:language="en" fo:country="GB"/>
    </style:style>
    <style:style style:name="T542" style:parent-style-name="Hyperlink" style:family="text">
      <style:text-properties fo:language="en" fo:country="GB"/>
    </style:style>
    <style:style style:name="T543" style:parent-style-name="DefaultParagraphFont" style:family="text">
      <style:text-properties style:font-name="Calibri" fo:font-size="11pt" style:font-size-asian="11pt" style:font-size-complex="11pt" fo:language="en" fo:country="GB" style:language-asian="en" style:country-asian="GB"/>
    </style:style>
    <style:style style:name="T544" style:parent-style-name="Hyperlink" style:family="text">
      <style:text-properties fo:language="en" fo:country="GB"/>
    </style:style>
    <style:style style:name="T545" style:parent-style-name="Hyperlink" style:family="text">
      <style:text-properties fo:language="en" fo:country="GB"/>
    </style:style>
    <style:style style:name="T546" style:parent-style-name="DefaultParagraphFont" style:family="text">
      <style:text-properties style:font-name="Calibri" fo:font-size="11pt" style:font-size-asian="11pt" style:font-size-complex="11pt" fo:language="en" fo:country="GB" style:language-asian="en" style:country-asian="GB"/>
    </style:style>
    <style:style style:name="T547" style:parent-style-name="Hyperlink" style:family="text">
      <style:text-properties fo:language="en" fo:country="GB"/>
    </style:style>
    <style:style style:name="T548" style:parent-style-name="Hyperlink" style:family="text">
      <style:text-properties fo:language="en" fo:country="GB"/>
    </style:style>
    <style:style style:name="T549" style:parent-style-name="DefaultParagraphFont" style:family="text">
      <style:text-properties style:font-name="Calibri" fo:font-size="11pt" style:font-size-asian="11pt" style:font-size-complex="11pt" fo:language="en" fo:country="GB" style:language-asian="en" style:country-asian="GB"/>
    </style:style>
    <style:style style:name="T550" style:parent-style-name="Hyperlink" style:family="text">
      <style:text-properties fo:language="en" fo:country="GB"/>
    </style:style>
    <style:style style:name="T551" style:parent-style-name="Hyperlink" style:family="text">
      <style:text-properties fo:language="en" fo:country="GB"/>
    </style:style>
    <style:style style:name="T552" style:parent-style-name="DefaultParagraphFont" style:family="text">
      <style:text-properties style:font-name="Calibri" fo:font-size="11pt" style:font-size-asian="11pt" style:font-size-complex="11pt" fo:language="en" fo:country="GB" style:language-asian="en" style:country-asian="GB"/>
    </style:style>
    <style:style style:name="T553" style:parent-style-name="Hyperlink" style:family="text">
      <style:text-properties fo:language="en" fo:country="GB"/>
    </style:style>
    <style:style style:name="T554" style:parent-style-name="Hyperlink" style:family="text">
      <style:text-properties fo:language="en" fo:country="GB"/>
    </style:style>
    <style:style style:name="T555" style:parent-style-name="DefaultParagraphFont" style:family="text">
      <style:text-properties style:font-name="Calibri" fo:font-size="11pt" style:font-size-asian="11pt" style:font-size-complex="11pt" fo:language="en" fo:country="GB" style:language-asian="en" style:country-asian="GB"/>
    </style:style>
    <style:style style:name="T556" style:parent-style-name="Hyperlink" style:family="text">
      <style:text-properties fo:language="en" fo:country="GB"/>
    </style:style>
    <style:style style:name="T557" style:parent-style-name="Hyperlink" style:family="text">
      <style:text-properties fo:language="en" fo:country="GB"/>
    </style:style>
    <style:style style:name="T558" style:parent-style-name="DefaultParagraphFont" style:family="text">
      <style:text-properties style:font-name="Calibri" fo:font-size="11pt" style:font-size-asian="11pt" style:font-size-complex="11pt" fo:language="en" fo:country="GB" style:language-asian="en" style:country-asian="GB"/>
    </style:style>
    <style:style style:name="T559" style:parent-style-name="Hyperlink" style:family="text">
      <style:text-properties fo:language="en" fo:country="GB"/>
    </style:style>
    <style:style style:name="T560" style:parent-style-name="Hyperlink" style:family="text">
      <style:text-properties fo:language="en" fo:country="GB"/>
    </style:style>
    <style:style style:name="T561" style:parent-style-name="DefaultParagraphFont" style:family="text">
      <style:text-properties style:font-name="Calibri" fo:font-size="11pt" style:font-size-asian="11pt" style:font-size-complex="11pt" fo:language="en" fo:country="GB" style:language-asian="en" style:country-asian="GB"/>
    </style:style>
    <style:style style:name="T562" style:parent-style-name="Hyperlink" style:family="text">
      <style:text-properties fo:language="en" fo:country="GB"/>
    </style:style>
    <style:style style:name="T563" style:parent-style-name="Hyperlink" style:family="text">
      <style:text-properties fo:language="en" fo:country="GB"/>
    </style:style>
    <style:style style:name="T564" style:parent-style-name="DefaultParagraphFont" style:family="text">
      <style:text-properties style:font-name="Calibri" fo:font-size="11pt" style:font-size-asian="11pt" style:font-size-complex="11pt" fo:language="en" fo:country="GB" style:language-asian="en" style:country-asian="GB"/>
    </style:style>
    <style:style style:name="T565" style:parent-style-name="Hyperlink" style:family="text">
      <style:text-properties fo:language="en" fo:country="GB"/>
    </style:style>
    <style:style style:name="P566"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567" style:parent-style-name="Hyperlink" style:family="text">
      <style:text-properties fo:language="en" fo:country="GB"/>
    </style:style>
    <style:style style:name="T568" style:parent-style-name="DefaultParagraphFont" style:family="text">
      <style:text-properties style:font-name="Calibri" fo:font-size="11pt" style:font-size-asian="11pt" style:font-size-complex="11pt" fo:language="en" fo:country="GB" style:language-asian="en" style:country-asian="GB"/>
    </style:style>
    <style:style style:name="T569" style:parent-style-name="Hyperlink" style:family="text">
      <style:text-properties fo:language="en" fo:country="GB"/>
    </style:style>
    <style:style style:name="T570" style:parent-style-name="Hyperlink" style:family="text">
      <style:text-properties fo:language="en" fo:country="GB"/>
    </style:style>
    <style:style style:name="T571" style:parent-style-name="DefaultParagraphFont" style:family="text">
      <style:text-properties style:font-name="Calibri" fo:font-size="11pt" style:font-size-asian="11pt" style:font-size-complex="11pt" fo:language="en" fo:country="GB" style:language-asian="en" style:country-asian="GB"/>
    </style:style>
    <style:style style:name="T572" style:parent-style-name="Hyperlink" style:family="text">
      <style:text-properties fo:language="en" fo:country="GB"/>
    </style:style>
    <style:style style:name="T573" style:parent-style-name="Hyperlink" style:family="text">
      <style:text-properties fo:language="en" fo:country="GB"/>
    </style:style>
    <style:style style:name="T574" style:parent-style-name="DefaultParagraphFont" style:family="text">
      <style:text-properties style:font-name="Calibri" fo:font-size="11pt" style:font-size-asian="11pt" style:font-size-complex="11pt" fo:language="en" fo:country="GB" style:language-asian="en" style:country-asian="GB"/>
    </style:style>
    <style:style style:name="T575" style:parent-style-name="Hyperlink" style:family="text">
      <style:text-properties fo:language="en" fo:country="GB"/>
    </style:style>
    <style:style style:name="T576" style:parent-style-name="Hyperlink" style:family="text">
      <style:text-properties fo:language="en" fo:country="GB"/>
    </style:style>
    <style:style style:name="T577" style:parent-style-name="DefaultParagraphFont" style:family="text">
      <style:text-properties style:font-name="Calibri" fo:font-size="11pt" style:font-size-asian="11pt" style:font-size-complex="11pt" fo:language="en" fo:country="GB" style:language-asian="en" style:country-asian="GB"/>
    </style:style>
    <style:style style:name="T578" style:parent-style-name="Hyperlink" style:family="text">
      <style:text-properties fo:language="en" fo:country="GB"/>
    </style:style>
    <style:style style:name="T579" style:parent-style-name="Hyperlink" style:family="text">
      <style:text-properties fo:language="en" fo:country="GB"/>
    </style:style>
    <style:style style:name="T580" style:parent-style-name="DefaultParagraphFont" style:family="text">
      <style:text-properties style:font-name="Calibri" fo:font-size="11pt" style:font-size-asian="11pt" style:font-size-complex="11pt" fo:language="en" fo:country="GB" style:language-asian="en" style:country-asian="GB"/>
    </style:style>
    <style:style style:name="T581" style:parent-style-name="Hyperlink" style:family="text">
      <style:text-properties fo:language="en" fo:country="GB"/>
    </style:style>
    <style:style style:name="T582" style:parent-style-name="Hyperlink" style:family="text">
      <style:text-properties fo:language="en" fo:country="GB"/>
    </style:style>
    <style:style style:name="T583" style:parent-style-name="DefaultParagraphFont" style:family="text">
      <style:text-properties style:font-name="Calibri" fo:font-size="11pt" style:font-size-asian="11pt" style:font-size-complex="11pt" fo:language="en" fo:country="GB" style:language-asian="en" style:country-asian="GB"/>
    </style:style>
    <style:style style:name="T584" style:parent-style-name="Hyperlink" style:family="text">
      <style:text-properties fo:language="en" fo:country="GB"/>
    </style:style>
    <style:style style:name="T585" style:parent-style-name="Hyperlink" style:family="text">
      <style:text-properties fo:language="en" fo:country="GB"/>
    </style:style>
    <style:style style:name="T586" style:parent-style-name="DefaultParagraphFont" style:family="text">
      <style:text-properties style:font-name="Calibri" fo:font-size="11pt" style:font-size-asian="11pt" style:font-size-complex="11pt" fo:language="en" fo:country="GB" style:language-asian="en" style:country-asian="GB"/>
    </style:style>
    <style:style style:name="T587" style:parent-style-name="Hyperlink" style:family="text">
      <style:text-properties fo:language="en" fo:country="GB"/>
    </style:style>
    <style:style style:name="T588" style:parent-style-name="Hyperlink" style:family="text">
      <style:text-properties fo:language="en" fo:country="GB"/>
    </style:style>
    <style:style style:name="T589" style:parent-style-name="DefaultParagraphFont" style:family="text">
      <style:text-properties style:font-name="Calibri" fo:font-size="11pt" style:font-size-asian="11pt" style:font-size-complex="11pt" fo:language="en" fo:country="GB" style:language-asian="en" style:country-asian="GB"/>
    </style:style>
    <style:style style:name="T590" style:parent-style-name="Hyperlink" style:family="text">
      <style:text-properties fo:language="en" fo:country="GB"/>
    </style:style>
    <style:style style:name="P591"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592" style:parent-style-name="Hyperlink" style:family="text">
      <style:text-properties fo:language="en" fo:country="GB"/>
    </style:style>
    <style:style style:name="T593" style:parent-style-name="DefaultParagraphFont" style:family="text">
      <style:text-properties style:font-name="Calibri" fo:font-size="11pt" style:font-size-asian="11pt" style:font-size-complex="11pt" fo:language="en" fo:country="GB" style:language-asian="en" style:country-asian="GB"/>
    </style:style>
    <style:style style:name="T594" style:parent-style-name="Hyperlink" style:family="text">
      <style:text-properties fo:language="en" fo:country="GB"/>
    </style:style>
    <style:style style:name="T595" style:parent-style-name="Hyperlink" style:family="text">
      <style:text-properties fo:language="en" fo:country="GB"/>
    </style:style>
    <style:style style:name="T596" style:parent-style-name="DefaultParagraphFont" style:family="text">
      <style:text-properties style:font-name="Calibri" fo:font-size="11pt" style:font-size-asian="11pt" style:font-size-complex="11pt" fo:language="en" fo:country="GB" style:language-asian="en" style:country-asian="GB"/>
    </style:style>
    <style:style style:name="T597" style:parent-style-name="Hyperlink" style:family="text">
      <style:text-properties fo:language="en" fo:country="GB"/>
    </style:style>
    <style:style style:name="T598" style:parent-style-name="Hyperlink" style:family="text">
      <style:text-properties fo:language="en" fo:country="GB"/>
    </style:style>
    <style:style style:name="T599" style:parent-style-name="DefaultParagraphFont" style:family="text">
      <style:text-properties style:font-name="Calibri" fo:font-size="11pt" style:font-size-asian="11pt" style:font-size-complex="11pt" fo:language="en" fo:country="GB" style:language-asian="en" style:country-asian="GB"/>
    </style:style>
    <style:style style:name="T600" style:parent-style-name="Hyperlink" style:family="text">
      <style:text-properties fo:language="en" fo:country="GB"/>
    </style:style>
    <style:style style:name="T601" style:parent-style-name="Hyperlink" style:family="text">
      <style:text-properties fo:language="en" fo:country="GB"/>
    </style:style>
    <style:style style:name="T602" style:parent-style-name="DefaultParagraphFont" style:family="text">
      <style:text-properties style:font-name="Calibri" fo:font-size="11pt" style:font-size-asian="11pt" style:font-size-complex="11pt" fo:language="en" fo:country="GB" style:language-asian="en" style:country-asian="GB"/>
    </style:style>
    <style:style style:name="T603" style:parent-style-name="Hyperlink" style:family="text">
      <style:text-properties fo:language="en" fo:country="GB"/>
    </style:style>
    <style:style style:name="T604" style:parent-style-name="Hyperlink" style:family="text">
      <style:text-properties fo:language="en" fo:country="GB"/>
    </style:style>
    <style:style style:name="T605" style:parent-style-name="DefaultParagraphFont" style:family="text">
      <style:text-properties style:font-name="Calibri" fo:font-size="11pt" style:font-size-asian="11pt" style:font-size-complex="11pt" fo:language="en" fo:country="GB" style:language-asian="en" style:country-asian="GB"/>
    </style:style>
    <style:style style:name="T606" style:parent-style-name="Hyperlink" style:family="text">
      <style:text-properties fo:language="en" fo:country="GB"/>
    </style:style>
    <style:style style:name="T607" style:parent-style-name="Hyperlink" style:family="text">
      <style:text-properties fo:language="en" fo:country="GB"/>
    </style:style>
    <style:style style:name="T608" style:parent-style-name="DefaultParagraphFont" style:family="text">
      <style:text-properties style:font-name="Calibri" fo:font-size="11pt" style:font-size-asian="11pt" style:font-size-complex="11pt" fo:language="en" fo:country="GB" style:language-asian="en" style:country-asian="GB"/>
    </style:style>
    <style:style style:name="T609" style:parent-style-name="Hyperlink" style:family="text">
      <style:text-properties fo:language="en" fo:country="GB"/>
    </style:style>
    <style:style style:name="T610" style:parent-style-name="Hyperlink" style:family="text">
      <style:text-properties fo:language="en" fo:country="GB"/>
    </style:style>
    <style:style style:name="T611" style:parent-style-name="DefaultParagraphFont" style:family="text">
      <style:text-properties style:font-name="Calibri" fo:font-size="11pt" style:font-size-asian="11pt" style:font-size-complex="11pt" fo:language="en" fo:country="GB" style:language-asian="en" style:country-asian="GB"/>
    </style:style>
    <style:style style:name="T612" style:parent-style-name="Hyperlink" style:family="text">
      <style:text-properties fo:language="en" fo:country="GB"/>
    </style:style>
    <style:style style:name="T613" style:parent-style-name="Hyperlink" style:family="text">
      <style:text-properties fo:language="en" fo:country="GB"/>
    </style:style>
    <style:style style:name="T614" style:parent-style-name="DefaultParagraphFont" style:family="text">
      <style:text-properties style:font-name="Calibri" fo:font-size="11pt" style:font-size-asian="11pt" style:font-size-complex="11pt" fo:language="en" fo:country="GB" style:language-asian="en" style:country-asian="GB"/>
    </style:style>
    <style:style style:name="T615" style:parent-style-name="Hyperlink" style:family="text">
      <style:text-properties fo:language="en" fo:country="GB"/>
    </style:style>
    <style:style style:name="T616" style:parent-style-name="Hyperlink" style:family="text">
      <style:text-properties fo:language="en" fo:country="GB"/>
    </style:style>
    <style:style style:name="T617" style:parent-style-name="DefaultParagraphFont" style:family="text">
      <style:text-properties style:font-name="Calibri" fo:font-size="11pt" style:font-size-asian="11pt" style:font-size-complex="11pt" fo:language="en" fo:country="GB" style:language-asian="en" style:country-asian="GB"/>
    </style:style>
    <style:style style:name="T618" style:parent-style-name="Hyperlink" style:family="text">
      <style:text-properties fo:language="en" fo:country="GB"/>
    </style:style>
    <style:style style:name="T619" style:parent-style-name="Hyperlink" style:family="text">
      <style:text-properties fo:language="en" fo:country="GB"/>
    </style:style>
    <style:style style:name="T620" style:parent-style-name="DefaultParagraphFont" style:family="text">
      <style:text-properties style:font-name="Calibri" fo:font-size="11pt" style:font-size-asian="11pt" style:font-size-complex="11pt" fo:language="en" fo:country="GB" style:language-asian="en" style:country-asian="GB"/>
    </style:style>
    <style:style style:name="T621" style:parent-style-name="Hyperlink" style:family="text">
      <style:text-properties fo:language="en" fo:country="GB"/>
    </style:style>
    <style:style style:name="T622" style:parent-style-name="Hyperlink" style:family="text">
      <style:text-properties fo:language="en" fo:country="GB"/>
    </style:style>
    <style:style style:name="T623" style:parent-style-name="DefaultParagraphFont" style:family="text">
      <style:text-properties style:font-name="Calibri" fo:font-size="11pt" style:font-size-asian="11pt" style:font-size-complex="11pt" fo:language="en" fo:country="GB" style:language-asian="en" style:country-asian="GB"/>
    </style:style>
    <style:style style:name="T624" style:parent-style-name="Hyperlink" style:family="text">
      <style:text-properties fo:language="en" fo:country="GB"/>
    </style:style>
    <style:style style:name="T625" style:parent-style-name="Hyperlink" style:family="text">
      <style:text-properties fo:language="en" fo:country="GB"/>
    </style:style>
    <style:style style:name="T626" style:parent-style-name="DefaultParagraphFont" style:family="text">
      <style:text-properties style:font-name="Calibri" fo:font-size="11pt" style:font-size-asian="11pt" style:font-size-complex="11pt" fo:language="en" fo:country="GB" style:language-asian="en" style:country-asian="GB"/>
    </style:style>
    <style:style style:name="T627" style:parent-style-name="Hyperlink" style:family="text">
      <style:text-properties fo:language="en" fo:country="GB"/>
    </style:style>
    <style:style style:name="T628" style:parent-style-name="Hyperlink" style:family="text">
      <style:text-properties fo:language="en" fo:country="GB"/>
    </style:style>
    <style:style style:name="T629" style:parent-style-name="DefaultParagraphFont" style:family="text">
      <style:text-properties style:font-name="Calibri" fo:font-size="11pt" style:font-size-asian="11pt" style:font-size-complex="11pt" fo:language="en" fo:country="GB" style:language-asian="en" style:country-asian="GB"/>
    </style:style>
    <style:style style:name="T630" style:parent-style-name="Hyperlink" style:family="text">
      <style:text-properties fo:language="en" fo:country="GB"/>
    </style:style>
    <style:style style:name="T631" style:parent-style-name="Hyperlink" style:family="text">
      <style:text-properties fo:language="en" fo:country="GB"/>
    </style:style>
    <style:style style:name="T632" style:parent-style-name="DefaultParagraphFont" style:family="text">
      <style:text-properties style:font-name="Calibri" fo:font-size="11pt" style:font-size-asian="11pt" style:font-size-complex="11pt" fo:language="en" fo:country="GB" style:language-asian="en" style:country-asian="GB"/>
    </style:style>
    <style:style style:name="T633" style:parent-style-name="Hyperlink" style:family="text">
      <style:text-properties fo:language="en" fo:country="GB"/>
    </style:style>
    <style:style style:name="T634" style:parent-style-name="Hyperlink" style:family="text">
      <style:text-properties fo:language="en" fo:country="GB"/>
    </style:style>
    <style:style style:name="T635" style:parent-style-name="DefaultParagraphFont" style:family="text">
      <style:text-properties style:font-name="Calibri" fo:font-size="11pt" style:font-size-asian="11pt" style:font-size-complex="11pt" fo:language="en" fo:country="GB" style:language-asian="en" style:country-asian="GB"/>
    </style:style>
    <style:style style:name="T636" style:parent-style-name="Hyperlink" style:family="text">
      <style:text-properties fo:language="en" fo:country="GB"/>
    </style:style>
    <style:style style:name="T637" style:parent-style-name="Hyperlink" style:family="text">
      <style:text-properties fo:language="en" fo:country="GB"/>
    </style:style>
    <style:style style:name="T638" style:parent-style-name="DefaultParagraphFont" style:family="text">
      <style:text-properties style:font-name="Calibri" fo:font-size="11pt" style:font-size-asian="11pt" style:font-size-complex="11pt" fo:language="en" fo:country="GB" style:language-asian="en" style:country-asian="GB"/>
    </style:style>
    <style:style style:name="T639" style:parent-style-name="Hyperlink" style:family="text">
      <style:text-properties fo:language="en" fo:country="GB"/>
    </style:style>
    <style:style style:name="T640" style:parent-style-name="Hyperlink" style:family="text">
      <style:text-properties fo:language="en" fo:country="GB"/>
    </style:style>
    <style:style style:name="T641" style:parent-style-name="DefaultParagraphFont" style:family="text">
      <style:text-properties style:font-name="Calibri" fo:font-size="11pt" style:font-size-asian="11pt" style:font-size-complex="11pt" fo:language="en" fo:country="GB" style:language-asian="en" style:country-asian="GB"/>
    </style:style>
    <style:style style:name="T642" style:parent-style-name="Hyperlink" style:family="text">
      <style:text-properties fo:language="en" fo:country="GB"/>
    </style:style>
    <style:style style:name="T643" style:parent-style-name="Hyperlink" style:family="text">
      <style:text-properties fo:language="en" fo:country="GB"/>
    </style:style>
    <style:style style:name="T644" style:parent-style-name="DefaultParagraphFont" style:family="text">
      <style:text-properties style:font-name="Calibri" fo:font-size="11pt" style:font-size-asian="11pt" style:font-size-complex="11pt" fo:language="en" fo:country="GB" style:language-asian="en" style:country-asian="GB"/>
    </style:style>
    <style:style style:name="T645" style:parent-style-name="Hyperlink" style:family="text">
      <style:text-properties fo:language="en" fo:country="GB"/>
    </style:style>
    <style:style style:name="T646" style:parent-style-name="Hyperlink" style:family="text">
      <style:text-properties fo:language="en" fo:country="GB"/>
    </style:style>
    <style:style style:name="T647" style:parent-style-name="DefaultParagraphFont" style:family="text">
      <style:text-properties style:font-name="Calibri" fo:font-size="11pt" style:font-size-asian="11pt" style:font-size-complex="11pt" fo:language="en" fo:country="GB" style:language-asian="en" style:country-asian="GB"/>
    </style:style>
    <style:style style:name="T648" style:parent-style-name="Hyperlink" style:family="text">
      <style:text-properties fo:language="en" fo:country="GB"/>
    </style:style>
    <style:style style:name="P649"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650" style:parent-style-name="Hyperlink" style:family="text">
      <style:text-properties fo:language="en" fo:country="GB"/>
    </style:style>
    <style:style style:name="T651" style:parent-style-name="DefaultParagraphFont" style:family="text">
      <style:text-properties style:font-name="Calibri" fo:font-size="11pt" style:font-size-asian="11pt" style:font-size-complex="11pt" fo:language="en" fo:country="GB" style:language-asian="en" style:country-asian="GB"/>
    </style:style>
    <style:style style:name="T652" style:parent-style-name="Hyperlink" style:family="text">
      <style:text-properties fo:language="en" fo:country="GB"/>
    </style:style>
    <style:style style:name="T653" style:parent-style-name="Hyperlink" style:family="text">
      <style:text-properties fo:language="en" fo:country="GB"/>
    </style:style>
    <style:style style:name="T654" style:parent-style-name="DefaultParagraphFont" style:family="text">
      <style:text-properties style:font-name="Calibri" fo:font-size="11pt" style:font-size-asian="11pt" style:font-size-complex="11pt" fo:language="en" fo:country="GB" style:language-asian="en" style:country-asian="GB"/>
    </style:style>
    <style:style style:name="T655" style:parent-style-name="Hyperlink" style:family="text">
      <style:text-properties fo:language="en" fo:country="GB"/>
    </style:style>
    <style:style style:name="T656" style:parent-style-name="Hyperlink" style:family="text">
      <style:text-properties fo:language="en" fo:country="GB"/>
    </style:style>
    <style:style style:name="T657" style:parent-style-name="DefaultParagraphFont" style:family="text">
      <style:text-properties style:font-name="Calibri" fo:font-size="11pt" style:font-size-asian="11pt" style:font-size-complex="11pt" fo:language="en" fo:country="GB" style:language-asian="en" style:country-asian="GB"/>
    </style:style>
    <style:style style:name="T658" style:parent-style-name="Hyperlink" style:family="text">
      <style:text-properties fo:language="en" fo:country="GB"/>
    </style:style>
    <style:style style:name="T659" style:parent-style-name="Hyperlink" style:family="text">
      <style:text-properties fo:language="en" fo:country="GB"/>
    </style:style>
    <style:style style:name="T660" style:parent-style-name="DefaultParagraphFont" style:family="text">
      <style:text-properties style:font-name="Calibri" fo:font-size="11pt" style:font-size-asian="11pt" style:font-size-complex="11pt" fo:language="en" fo:country="GB" style:language-asian="en" style:country-asian="GB"/>
    </style:style>
    <style:style style:name="T661" style:parent-style-name="Hyperlink" style:family="text">
      <style:text-properties fo:language="en" fo:country="GB"/>
    </style:style>
    <style:style style:name="T662" style:parent-style-name="Hyperlink" style:family="text">
      <style:text-properties fo:language="en" fo:country="GB"/>
    </style:style>
    <style:style style:name="T663" style:parent-style-name="DefaultParagraphFont" style:family="text">
      <style:text-properties style:font-name="Calibri" fo:font-size="11pt" style:font-size-asian="11pt" style:font-size-complex="11pt" fo:language="en" fo:country="GB" style:language-asian="en" style:country-asian="GB"/>
    </style:style>
    <style:style style:name="T664" style:parent-style-name="Hyperlink" style:family="text">
      <style:text-properties fo:language="en" fo:country="GB"/>
    </style:style>
    <style:style style:name="T665" style:parent-style-name="Hyperlink" style:family="text">
      <style:text-properties fo:language="en" fo:country="GB"/>
    </style:style>
    <style:style style:name="T666" style:parent-style-name="DefaultParagraphFont" style:family="text">
      <style:text-properties style:font-name="Calibri" fo:font-size="11pt" style:font-size-asian="11pt" style:font-size-complex="11pt" fo:language="en" fo:country="GB" style:language-asian="en" style:country-asian="GB"/>
    </style:style>
    <style:style style:name="T667" style:parent-style-name="Hyperlink" style:family="text">
      <style:text-properties fo:language="en" fo:country="GB"/>
    </style:style>
    <style:style style:name="T668" style:parent-style-name="Hyperlink" style:family="text">
      <style:text-properties fo:language="en" fo:country="GB"/>
    </style:style>
    <style:style style:name="T669" style:parent-style-name="DefaultParagraphFont" style:family="text">
      <style:text-properties style:font-name="Calibri" fo:font-size="11pt" style:font-size-asian="11pt" style:font-size-complex="11pt" fo:language="en" fo:country="GB" style:language-asian="en" style:country-asian="GB"/>
    </style:style>
    <style:style style:name="T670" style:parent-style-name="Hyperlink" style:family="text">
      <style:text-properties fo:language="en" fo:country="GB"/>
    </style:style>
    <style:style style:name="T671" style:parent-style-name="Hyperlink" style:family="text">
      <style:text-properties fo:language="en" fo:country="GB"/>
    </style:style>
    <style:style style:name="T672" style:parent-style-name="DefaultParagraphFont" style:family="text">
      <style:text-properties style:font-name="Calibri" fo:font-size="11pt" style:font-size-asian="11pt" style:font-size-complex="11pt" fo:language="en" fo:country="GB" style:language-asian="en" style:country-asian="GB"/>
    </style:style>
    <style:style style:name="T673" style:parent-style-name="Hyperlink" style:family="text">
      <style:text-properties fo:language="en" fo:country="GB"/>
    </style:style>
    <style:style style:name="T674" style:parent-style-name="Hyperlink" style:family="text">
      <style:text-properties fo:language="en" fo:country="GB"/>
    </style:style>
    <style:style style:name="T675" style:parent-style-name="DefaultParagraphFont" style:family="text">
      <style:text-properties style:font-name="Calibri" fo:font-size="11pt" style:font-size-asian="11pt" style:font-size-complex="11pt" fo:language="en" fo:country="GB" style:language-asian="en" style:country-asian="GB"/>
    </style:style>
    <style:style style:name="T676" style:parent-style-name="Hyperlink" style:family="text">
      <style:text-properties fo:language="en" fo:country="GB"/>
    </style:style>
    <style:style style:name="T677" style:parent-style-name="Hyperlink" style:family="text">
      <style:text-properties fo:language="en" fo:country="GB"/>
    </style:style>
    <style:style style:name="T678" style:parent-style-name="DefaultParagraphFont" style:family="text">
      <style:text-properties style:font-name="Calibri" fo:font-size="11pt" style:font-size-asian="11pt" style:font-size-complex="11pt" fo:language="en" fo:country="GB" style:language-asian="en" style:country-asian="GB"/>
    </style:style>
    <style:style style:name="T679" style:parent-style-name="Hyperlink" style:family="text">
      <style:text-properties fo:language="en" fo:country="GB"/>
    </style:style>
    <style:style style:name="T680" style:parent-style-name="Hyperlink" style:family="text">
      <style:text-properties fo:language="en" fo:country="GB"/>
    </style:style>
    <style:style style:name="T681" style:parent-style-name="DefaultParagraphFont" style:family="text">
      <style:text-properties style:font-name="Calibri" fo:font-size="11pt" style:font-size-asian="11pt" style:font-size-complex="11pt" fo:language="en" fo:country="GB" style:language-asian="en" style:country-asian="GB"/>
    </style:style>
    <style:style style:name="T682" style:parent-style-name="Hyperlink" style:family="text">
      <style:text-properties fo:language="en" fo:country="GB"/>
    </style:style>
    <style:style style:name="T683" style:parent-style-name="Hyperlink" style:family="text">
      <style:text-properties fo:language="en" fo:country="GB"/>
    </style:style>
    <style:style style:name="T684" style:parent-style-name="DefaultParagraphFont" style:family="text">
      <style:text-properties style:font-name="Calibri" fo:font-size="11pt" style:font-size-asian="11pt" style:font-size-complex="11pt" fo:language="en" fo:country="GB" style:language-asian="en" style:country-asian="GB"/>
    </style:style>
    <style:style style:name="T685" style:parent-style-name="Hyperlink" style:family="text">
      <style:text-properties fo:language="en" fo:country="GB"/>
    </style:style>
    <style:style style:name="T686" style:parent-style-name="Hyperlink" style:family="text">
      <style:text-properties fo:language="en" fo:country="GB"/>
    </style:style>
    <style:style style:name="T687" style:parent-style-name="DefaultParagraphFont" style:family="text">
      <style:text-properties style:font-name="Calibri" fo:font-size="11pt" style:font-size-asian="11pt" style:font-size-complex="11pt" fo:language="en" fo:country="GB" style:language-asian="en" style:country-asian="GB"/>
    </style:style>
    <style:style style:name="T688" style:parent-style-name="Hyperlink" style:family="text">
      <style:text-properties fo:language="en" fo:country="GB"/>
    </style:style>
    <style:style style:name="T689" style:parent-style-name="Hyperlink" style:family="text">
      <style:text-properties fo:language="en" fo:country="GB"/>
    </style:style>
    <style:style style:name="T690" style:parent-style-name="DefaultParagraphFont" style:family="text">
      <style:text-properties style:font-name="Calibri" fo:font-size="11pt" style:font-size-asian="11pt" style:font-size-complex="11pt" fo:language="en" fo:country="GB" style:language-asian="en" style:country-asian="GB"/>
    </style:style>
    <style:style style:name="T691" style:parent-style-name="Hyperlink" style:family="text">
      <style:text-properties fo:language="en" fo:country="GB"/>
    </style:style>
    <style:style style:name="T692" style:parent-style-name="Hyperlink" style:family="text">
      <style:text-properties fo:language="en" fo:country="GB"/>
    </style:style>
    <style:style style:name="T693" style:parent-style-name="DefaultParagraphFont" style:family="text">
      <style:text-properties style:font-name="Calibri" fo:font-size="11pt" style:font-size-asian="11pt" style:font-size-complex="11pt" fo:language="en" fo:country="GB" style:language-asian="en" style:country-asian="GB"/>
    </style:style>
    <style:style style:name="T694" style:parent-style-name="Hyperlink" style:family="text">
      <style:text-properties fo:language="en" fo:country="GB"/>
    </style:style>
    <style:style style:name="T695" style:parent-style-name="Hyperlink" style:family="text">
      <style:text-properties fo:language="en" fo:country="GB"/>
    </style:style>
    <style:style style:name="T696" style:parent-style-name="DefaultParagraphFont" style:family="text">
      <style:text-properties style:font-name="Calibri" fo:font-size="11pt" style:font-size-asian="11pt" style:font-size-complex="11pt" fo:language="en" fo:country="GB" style:language-asian="en" style:country-asian="GB"/>
    </style:style>
    <style:style style:name="T697" style:parent-style-name="Hyperlink" style:family="text">
      <style:text-properties fo:language="en" fo:country="GB"/>
    </style:style>
    <style:style style:name="T698" style:parent-style-name="Hyperlink" style:family="text">
      <style:text-properties fo:language="en" fo:country="GB"/>
    </style:style>
    <style:style style:name="T699" style:parent-style-name="DefaultParagraphFont" style:family="text">
      <style:text-properties style:font-name="Calibri" fo:font-size="11pt" style:font-size-asian="11pt" style:font-size-complex="11pt" fo:language="en" fo:country="GB" style:language-asian="en" style:country-asian="GB"/>
    </style:style>
    <style:style style:name="T700" style:parent-style-name="Hyperlink" style:family="text">
      <style:text-properties fo:language="en" fo:country="GB"/>
    </style:style>
    <style:style style:name="T701" style:parent-style-name="Hyperlink" style:family="text">
      <style:text-properties fo:language="en" fo:country="GB"/>
    </style:style>
    <style:style style:name="T702" style:parent-style-name="DefaultParagraphFont" style:family="text">
      <style:text-properties style:font-name="Calibri" fo:font-size="11pt" style:font-size-asian="11pt" style:font-size-complex="11pt" fo:language="en" fo:country="GB" style:language-asian="en" style:country-asian="GB"/>
    </style:style>
    <style:style style:name="T703" style:parent-style-name="Hyperlink" style:family="text">
      <style:text-properties fo:language="en" fo:country="GB"/>
    </style:style>
    <style:style style:name="T704" style:parent-style-name="Hyperlink" style:family="text">
      <style:text-properties fo:language="en" fo:country="GB"/>
    </style:style>
    <style:style style:name="T705" style:parent-style-name="DefaultParagraphFont" style:family="text">
      <style:text-properties style:font-name="Calibri" fo:font-size="11pt" style:font-size-asian="11pt" style:font-size-complex="11pt" fo:language="en" fo:country="GB" style:language-asian="en" style:country-asian="GB"/>
    </style:style>
    <style:style style:name="T706" style:parent-style-name="Hyperlink" style:family="text">
      <style:text-properties fo:language="en" fo:country="GB"/>
    </style:style>
    <style:style style:name="T707" style:parent-style-name="Hyperlink" style:family="text">
      <style:text-properties fo:language="en" fo:country="GB"/>
    </style:style>
    <style:style style:name="T708" style:parent-style-name="DefaultParagraphFont" style:family="text">
      <style:text-properties style:font-name="Calibri" fo:font-size="11pt" style:font-size-asian="11pt" style:font-size-complex="11pt" fo:language="en" fo:country="GB" style:language-asian="en" style:country-asian="GB"/>
    </style:style>
    <style:style style:name="T709" style:parent-style-name="Hyperlink" style:family="text">
      <style:text-properties fo:language="en" fo:country="GB"/>
    </style:style>
    <style:style style:name="T710" style:parent-style-name="Hyperlink" style:family="text">
      <style:text-properties fo:language="en" fo:country="GB"/>
    </style:style>
    <style:style style:name="T711" style:parent-style-name="DefaultParagraphFont" style:family="text">
      <style:text-properties style:font-name="Calibri" fo:font-size="11pt" style:font-size-asian="11pt" style:font-size-complex="11pt" fo:language="en" fo:country="GB" style:language-asian="en" style:country-asian="GB"/>
    </style:style>
    <style:style style:name="T712" style:parent-style-name="Hyperlink" style:family="text">
      <style:text-properties fo:language="en" fo:country="GB"/>
    </style:style>
    <style:style style:name="T713" style:parent-style-name="Hyperlink" style:family="text">
      <style:text-properties fo:language="en" fo:country="GB"/>
    </style:style>
    <style:style style:name="T714" style:parent-style-name="DefaultParagraphFont" style:family="text">
      <style:text-properties style:font-name="Calibri" fo:font-size="11pt" style:font-size-asian="11pt" style:font-size-complex="11pt" fo:language="en" fo:country="GB" style:language-asian="en" style:country-asian="GB"/>
    </style:style>
    <style:style style:name="T715" style:parent-style-name="Hyperlink" style:family="text">
      <style:text-properties fo:language="en" fo:country="GB"/>
    </style:style>
    <style:style style:name="T716" style:parent-style-name="Hyperlink" style:family="text">
      <style:text-properties fo:language="en" fo:country="GB"/>
    </style:style>
    <style:style style:name="T717" style:parent-style-name="DefaultParagraphFont" style:family="text">
      <style:text-properties style:font-name="Calibri" fo:font-size="11pt" style:font-size-asian="11pt" style:font-size-complex="11pt" fo:language="en" fo:country="GB" style:language-asian="en" style:country-asian="GB"/>
    </style:style>
    <style:style style:name="T718" style:parent-style-name="Hyperlink" style:family="text">
      <style:text-properties fo:language="en" fo:country="GB"/>
    </style:style>
    <style:style style:name="T719" style:parent-style-name="Hyperlink" style:family="text">
      <style:text-properties fo:language="en" fo:country="GB"/>
    </style:style>
    <style:style style:name="T720" style:parent-style-name="DefaultParagraphFont" style:family="text">
      <style:text-properties style:font-name="Calibri" fo:font-size="11pt" style:font-size-asian="11pt" style:font-size-complex="11pt" fo:language="en" fo:country="GB" style:language-asian="en" style:country-asian="GB"/>
    </style:style>
    <style:style style:name="T721" style:parent-style-name="Hyperlink" style:family="text">
      <style:text-properties fo:language="en" fo:country="GB"/>
    </style:style>
    <style:style style:name="T722" style:parent-style-name="Hyperlink" style:family="text">
      <style:text-properties fo:language="en" fo:country="GB"/>
    </style:style>
    <style:style style:name="T723" style:parent-style-name="DefaultParagraphFont" style:family="text">
      <style:text-properties style:font-name="Calibri" fo:font-size="11pt" style:font-size-asian="11pt" style:font-size-complex="11pt" fo:language="en" fo:country="GB" style:language-asian="en" style:country-asian="GB"/>
    </style:style>
    <style:style style:name="T724" style:parent-style-name="Hyperlink" style:family="text">
      <style:text-properties fo:language="en" fo:country="GB"/>
    </style:style>
    <style:style style:name="T725" style:parent-style-name="Hyperlink" style:family="text">
      <style:text-properties fo:language="en" fo:country="GB"/>
    </style:style>
    <style:style style:name="T726" style:parent-style-name="DefaultParagraphFont" style:family="text">
      <style:text-properties style:font-name="Calibri" fo:font-size="11pt" style:font-size-asian="11pt" style:font-size-complex="11pt" fo:language="en" fo:country="GB" style:language-asian="en" style:country-asian="GB"/>
    </style:style>
    <style:style style:name="T727" style:parent-style-name="Hyperlink" style:family="text">
      <style:text-properties fo:language="en" fo:country="GB"/>
    </style:style>
    <style:style style:name="T728" style:parent-style-name="Hyperlink" style:family="text">
      <style:text-properties fo:language="en" fo:country="GB"/>
    </style:style>
    <style:style style:name="T729" style:parent-style-name="DefaultParagraphFont" style:family="text">
      <style:text-properties style:font-name="Calibri" fo:font-size="11pt" style:font-size-asian="11pt" style:font-size-complex="11pt" fo:language="en" fo:country="GB" style:language-asian="en" style:country-asian="GB"/>
    </style:style>
    <style:style style:name="T730" style:parent-style-name="Hyperlink" style:family="text">
      <style:text-properties fo:language="en" fo:country="GB"/>
    </style:style>
    <style:style style:name="T731" style:parent-style-name="Hyperlink" style:family="text">
      <style:text-properties fo:language="en" fo:country="GB"/>
    </style:style>
    <style:style style:name="T732" style:parent-style-name="DefaultParagraphFont" style:family="text">
      <style:text-properties style:font-name="Calibri" fo:font-size="11pt" style:font-size-asian="11pt" style:font-size-complex="11pt" fo:language="en" fo:country="GB" style:language-asian="en" style:country-asian="GB"/>
    </style:style>
    <style:style style:name="T733" style:parent-style-name="Hyperlink" style:family="text">
      <style:text-properties fo:language="en" fo:country="GB"/>
    </style:style>
    <style:style style:name="T734" style:parent-style-name="Hyperlink" style:family="text">
      <style:text-properties fo:language="en" fo:country="GB"/>
    </style:style>
    <style:style style:name="T735" style:parent-style-name="DefaultParagraphFont" style:family="text">
      <style:text-properties style:font-name="Calibri" fo:font-size="11pt" style:font-size-asian="11pt" style:font-size-complex="11pt" fo:language="en" fo:country="GB" style:language-asian="en" style:country-asian="GB"/>
    </style:style>
    <style:style style:name="T736" style:parent-style-name="Hyperlink" style:family="text">
      <style:text-properties fo:language="en" fo:country="GB"/>
    </style:style>
    <style:style style:name="T737" style:parent-style-name="Hyperlink" style:family="text">
      <style:text-properties fo:language="en" fo:country="GB"/>
    </style:style>
    <style:style style:name="T738" style:parent-style-name="DefaultParagraphFont" style:family="text">
      <style:text-properties style:font-name="Calibri" fo:font-size="11pt" style:font-size-asian="11pt" style:font-size-complex="11pt" fo:language="en" fo:country="GB" style:language-asian="en" style:country-asian="GB"/>
    </style:style>
    <style:style style:name="T739" style:parent-style-name="Hyperlink" style:family="text">
      <style:text-properties fo:language="en" fo:country="GB"/>
    </style:style>
    <style:style style:name="T740" style:parent-style-name="Hyperlink" style:family="text">
      <style:text-properties fo:language="en" fo:country="GB"/>
    </style:style>
    <style:style style:name="T741" style:parent-style-name="DefaultParagraphFont" style:family="text">
      <style:text-properties style:font-name="Calibri" fo:font-size="11pt" style:font-size-asian="11pt" style:font-size-complex="11pt" fo:language="en" fo:country="GB" style:language-asian="en" style:country-asian="GB"/>
    </style:style>
    <style:style style:name="T742" style:parent-style-name="Hyperlink" style:family="text">
      <style:text-properties fo:language="en" fo:country="GB"/>
    </style:style>
    <style:style style:name="T743" style:parent-style-name="Hyperlink" style:family="text">
      <style:text-properties fo:language="en" fo:country="GB"/>
    </style:style>
    <style:style style:name="T744" style:parent-style-name="DefaultParagraphFont" style:family="text">
      <style:text-properties style:font-name="Calibri" fo:font-size="11pt" style:font-size-asian="11pt" style:font-size-complex="11pt" fo:language="en" fo:country="GB" style:language-asian="en" style:country-asian="GB"/>
    </style:style>
    <style:style style:name="T745" style:parent-style-name="Hyperlink" style:family="text">
      <style:text-properties fo:language="en" fo:country="GB"/>
    </style:style>
    <style:style style:name="T746" style:parent-style-name="Hyperlink" style:family="text">
      <style:text-properties fo:language="en" fo:country="GB"/>
    </style:style>
    <style:style style:name="T747" style:parent-style-name="DefaultParagraphFont" style:family="text">
      <style:text-properties style:font-name="Calibri" fo:font-size="11pt" style:font-size-asian="11pt" style:font-size-complex="11pt" fo:language="en" fo:country="GB" style:language-asian="en" style:country-asian="GB"/>
    </style:style>
    <style:style style:name="T748" style:parent-style-name="Hyperlink" style:family="text">
      <style:text-properties fo:language="en" fo:country="GB"/>
    </style:style>
    <style:style style:name="T749" style:parent-style-name="Hyperlink" style:family="text">
      <style:text-properties fo:language="en" fo:country="GB"/>
    </style:style>
    <style:style style:name="T750" style:parent-style-name="DefaultParagraphFont" style:family="text">
      <style:text-properties style:font-name="Calibri" fo:font-size="11pt" style:font-size-asian="11pt" style:font-size-complex="11pt" fo:language="en" fo:country="GB" style:language-asian="en" style:country-asian="GB"/>
    </style:style>
    <style:style style:name="T751" style:parent-style-name="Hyperlink" style:family="text">
      <style:text-properties fo:language="en" fo:country="GB"/>
    </style:style>
    <style:style style:name="T752" style:parent-style-name="Hyperlink" style:family="text">
      <style:text-properties fo:language="en" fo:country="GB"/>
    </style:style>
    <style:style style:name="T753" style:parent-style-name="DefaultParagraphFont" style:family="text">
      <style:text-properties style:font-name="Calibri" fo:font-size="11pt" style:font-size-asian="11pt" style:font-size-complex="11pt" fo:language="en" fo:country="GB" style:language-asian="en" style:country-asian="GB"/>
    </style:style>
    <style:style style:name="T754" style:parent-style-name="Hyperlink" style:family="text">
      <style:text-properties fo:language="en" fo:country="GB"/>
    </style:style>
    <style:style style:name="T755" style:parent-style-name="Hyperlink" style:family="text">
      <style:text-properties fo:language="en" fo:country="GB"/>
    </style:style>
    <style:style style:name="T756" style:parent-style-name="DefaultParagraphFont" style:family="text">
      <style:text-properties style:font-name="Calibri" fo:font-size="11pt" style:font-size-asian="11pt" style:font-size-complex="11pt" fo:language="en" fo:country="GB" style:language-asian="en" style:country-asian="GB"/>
    </style:style>
    <style:style style:name="T757" style:parent-style-name="Hyperlink" style:family="text">
      <style:text-properties fo:language="en" fo:country="GB"/>
    </style:style>
    <style:style style:name="T758" style:parent-style-name="Hyperlink" style:family="text">
      <style:text-properties fo:language="en" fo:country="GB"/>
    </style:style>
    <style:style style:name="T759" style:parent-style-name="DefaultParagraphFont" style:family="text">
      <style:text-properties style:font-name="Calibri" fo:font-size="11pt" style:font-size-asian="11pt" style:font-size-complex="11pt" fo:language="en" fo:country="GB" style:language-asian="en" style:country-asian="GB"/>
    </style:style>
    <style:style style:name="T760" style:parent-style-name="Hyperlink" style:family="text">
      <style:text-properties fo:language="en" fo:country="GB"/>
    </style:style>
    <style:style style:name="T761" style:parent-style-name="Hyperlink" style:family="text">
      <style:text-properties fo:language="en" fo:country="GB"/>
    </style:style>
    <style:style style:name="T762" style:parent-style-name="DefaultParagraphFont" style:family="text">
      <style:text-properties style:font-name="Calibri" fo:font-size="11pt" style:font-size-asian="11pt" style:font-size-complex="11pt" fo:language="en" fo:country="GB" style:language-asian="en" style:country-asian="GB"/>
    </style:style>
    <style:style style:name="T763" style:parent-style-name="Hyperlink" style:family="text">
      <style:text-properties fo:language="en" fo:country="GB"/>
    </style:style>
    <style:style style:name="T764" style:parent-style-name="Hyperlink" style:family="text">
      <style:text-properties fo:language="en" fo:country="GB"/>
    </style:style>
    <style:style style:name="T765" style:parent-style-name="DefaultParagraphFont" style:family="text">
      <style:text-properties style:font-name="Calibri" fo:font-size="11pt" style:font-size-asian="11pt" style:font-size-complex="11pt" fo:language="en" fo:country="GB" style:language-asian="en" style:country-asian="GB"/>
    </style:style>
    <style:style style:name="T766" style:parent-style-name="Hyperlink" style:family="text">
      <style:text-properties fo:language="en" fo:country="GB"/>
    </style:style>
    <style:style style:name="T767" style:parent-style-name="Hyperlink" style:family="text">
      <style:text-properties fo:language="en" fo:country="GB"/>
    </style:style>
    <style:style style:name="T768" style:parent-style-name="DefaultParagraphFont" style:family="text">
      <style:text-properties style:font-name="Calibri" fo:font-size="11pt" style:font-size-asian="11pt" style:font-size-complex="11pt" fo:language="en" fo:country="GB" style:language-asian="en" style:country-asian="GB"/>
    </style:style>
    <style:style style:name="T769" style:parent-style-name="Hyperlink" style:family="text">
      <style:text-properties fo:language="en" fo:country="GB"/>
    </style:style>
    <style:style style:name="T770" style:parent-style-name="Hyperlink" style:family="text">
      <style:text-properties fo:language="en" fo:country="GB"/>
    </style:style>
    <style:style style:name="T771" style:parent-style-name="DefaultParagraphFont" style:family="text">
      <style:text-properties style:font-name="Calibri" fo:font-size="11pt" style:font-size-asian="11pt" style:font-size-complex="11pt" fo:language="en" fo:country="GB" style:language-asian="en" style:country-asian="GB"/>
    </style:style>
    <style:style style:name="T772" style:parent-style-name="Hyperlink" style:family="text">
      <style:text-properties fo:language="en" fo:country="GB"/>
    </style:style>
    <style:style style:name="T773" style:parent-style-name="Hyperlink" style:family="text">
      <style:text-properties fo:language="en" fo:country="GB"/>
    </style:style>
    <style:style style:name="T774" style:parent-style-name="DefaultParagraphFont" style:family="text">
      <style:text-properties style:font-name="Calibri" fo:font-size="11pt" style:font-size-asian="11pt" style:font-size-complex="11pt" fo:language="en" fo:country="GB" style:language-asian="en" style:country-asian="GB"/>
    </style:style>
    <style:style style:name="T775" style:parent-style-name="Hyperlink" style:family="text">
      <style:text-properties fo:language="en" fo:country="GB"/>
    </style:style>
    <style:style style:name="T776" style:parent-style-name="Hyperlink" style:family="text">
      <style:text-properties fo:language="en" fo:country="GB"/>
    </style:style>
    <style:style style:name="T777" style:parent-style-name="DefaultParagraphFont" style:family="text">
      <style:text-properties style:font-name="Calibri" fo:font-size="11pt" style:font-size-asian="11pt" style:font-size-complex="11pt" fo:language="en" fo:country="GB" style:language-asian="en" style:country-asian="GB"/>
    </style:style>
    <style:style style:name="T778" style:parent-style-name="Hyperlink" style:family="text">
      <style:text-properties fo:language="en" fo:country="GB"/>
    </style:style>
    <style:style style:name="T779" style:parent-style-name="Hyperlink" style:family="text">
      <style:text-properties fo:language="en" fo:country="GB"/>
    </style:style>
    <style:style style:name="T780" style:parent-style-name="DefaultParagraphFont" style:family="text">
      <style:text-properties style:font-name="Calibri" fo:font-size="11pt" style:font-size-asian="11pt" style:font-size-complex="11pt" fo:language="en" fo:country="GB" style:language-asian="en" style:country-asian="GB"/>
    </style:style>
    <style:style style:name="T781" style:parent-style-name="Hyperlink" style:family="text">
      <style:text-properties fo:language="en" fo:country="GB"/>
    </style:style>
    <style:style style:name="T782" style:parent-style-name="Hyperlink" style:family="text">
      <style:text-properties fo:language="en" fo:country="GB"/>
    </style:style>
    <style:style style:name="T783" style:parent-style-name="DefaultParagraphFont" style:family="text">
      <style:text-properties style:font-name="Calibri" fo:font-size="11pt" style:font-size-asian="11pt" style:font-size-complex="11pt" fo:language="en" fo:country="GB" style:language-asian="en" style:country-asian="GB"/>
    </style:style>
    <style:style style:name="T784" style:parent-style-name="Hyperlink" style:family="text">
      <style:text-properties fo:language="en" fo:country="GB"/>
    </style:style>
    <style:style style:name="T785" style:parent-style-name="Hyperlink" style:family="text">
      <style:text-properties fo:language="en" fo:country="GB"/>
    </style:style>
    <style:style style:name="T786" style:parent-style-name="DefaultParagraphFont" style:family="text">
      <style:text-properties style:font-name="Calibri" fo:font-size="11pt" style:font-size-asian="11pt" style:font-size-complex="11pt" fo:language="en" fo:country="GB" style:language-asian="en" style:country-asian="GB"/>
    </style:style>
    <style:style style:name="T787" style:parent-style-name="Hyperlink" style:family="text">
      <style:text-properties fo:language="en" fo:country="GB"/>
    </style:style>
    <style:style style:name="T788" style:parent-style-name="Hyperlink" style:family="text">
      <style:text-properties fo:language="en" fo:country="GB"/>
    </style:style>
    <style:style style:name="T789" style:parent-style-name="DefaultParagraphFont" style:family="text">
      <style:text-properties style:font-name="Calibri" fo:font-size="11pt" style:font-size-asian="11pt" style:font-size-complex="11pt" fo:language="en" fo:country="GB" style:language-asian="en" style:country-asian="GB"/>
    </style:style>
    <style:style style:name="T790" style:parent-style-name="Hyperlink" style:family="text">
      <style:text-properties fo:language="en" fo:country="GB"/>
    </style:style>
    <style:style style:name="T791" style:parent-style-name="Hyperlink" style:family="text">
      <style:text-properties fo:language="en" fo:country="GB"/>
    </style:style>
    <style:style style:name="T792" style:parent-style-name="DefaultParagraphFont" style:family="text">
      <style:text-properties style:font-name="Calibri" fo:font-size="11pt" style:font-size-asian="11pt" style:font-size-complex="11pt" fo:language="en" fo:country="GB" style:language-asian="en" style:country-asian="GB"/>
    </style:style>
    <style:style style:name="T793" style:parent-style-name="Hyperlink" style:family="text">
      <style:text-properties fo:language="en" fo:country="GB"/>
    </style:style>
    <style:style style:name="T794" style:parent-style-name="Hyperlink" style:family="text">
      <style:text-properties fo:language="en" fo:country="GB"/>
    </style:style>
    <style:style style:name="T795" style:parent-style-name="DefaultParagraphFont" style:family="text">
      <style:text-properties style:font-name="Calibri" fo:font-size="11pt" style:font-size-asian="11pt" style:font-size-complex="11pt" fo:language="en" fo:country="GB" style:language-asian="en" style:country-asian="GB"/>
    </style:style>
    <style:style style:name="T796" style:parent-style-name="Hyperlink" style:family="text">
      <style:text-properties fo:language="en" fo:country="GB"/>
    </style:style>
    <style:style style:name="T797" style:parent-style-name="Hyperlink" style:family="text">
      <style:text-properties fo:language="en" fo:country="GB"/>
    </style:style>
    <style:style style:name="T798" style:parent-style-name="DefaultParagraphFont" style:family="text">
      <style:text-properties style:font-name="Calibri" fo:font-size="11pt" style:font-size-asian="11pt" style:font-size-complex="11pt" fo:language="en" fo:country="GB" style:language-asian="en" style:country-asian="GB"/>
    </style:style>
    <style:style style:name="T799" style:parent-style-name="Hyperlink" style:family="text">
      <style:text-properties fo:language="en" fo:country="GB"/>
    </style:style>
    <style:style style:name="T800" style:parent-style-name="Hyperlink" style:family="text">
      <style:text-properties fo:language="en" fo:country="GB"/>
    </style:style>
    <style:style style:name="T801" style:parent-style-name="DefaultParagraphFont" style:family="text">
      <style:text-properties style:font-name="Calibri" fo:font-size="11pt" style:font-size-asian="11pt" style:font-size-complex="11pt" fo:language="en" fo:country="GB" style:language-asian="en" style:country-asian="GB"/>
    </style:style>
    <style:style style:name="T802" style:parent-style-name="Hyperlink" style:family="text">
      <style:text-properties fo:language="en" fo:country="GB"/>
    </style:style>
    <style:style style:name="T803" style:parent-style-name="Hyperlink" style:family="text">
      <style:text-properties fo:language="en" fo:country="GB"/>
    </style:style>
    <style:style style:name="T804" style:parent-style-name="DefaultParagraphFont" style:family="text">
      <style:text-properties style:font-name="Calibri" fo:font-size="11pt" style:font-size-asian="11pt" style:font-size-complex="11pt" fo:language="en" fo:country="GB" style:language-asian="en" style:country-asian="GB"/>
    </style:style>
    <style:style style:name="T805" style:parent-style-name="Hyperlink" style:family="text">
      <style:text-properties fo:language="en" fo:country="GB"/>
    </style:style>
    <style:style style:name="T806" style:parent-style-name="Hyperlink" style:family="text">
      <style:text-properties fo:language="en" fo:country="GB"/>
    </style:style>
    <style:style style:name="T807" style:parent-style-name="DefaultParagraphFont" style:family="text">
      <style:text-properties style:font-name="Calibri" fo:font-size="11pt" style:font-size-asian="11pt" style:font-size-complex="11pt" fo:language="en" fo:country="GB" style:language-asian="en" style:country-asian="GB"/>
    </style:style>
    <style:style style:name="T808" style:parent-style-name="Hyperlink" style:family="text">
      <style:text-properties fo:language="en" fo:country="GB"/>
    </style:style>
    <style:style style:name="T809" style:parent-style-name="Hyperlink" style:family="text">
      <style:text-properties fo:language="en" fo:country="GB"/>
    </style:style>
    <style:style style:name="T810" style:parent-style-name="DefaultParagraphFont" style:family="text">
      <style:text-properties style:font-name="Calibri" fo:font-size="11pt" style:font-size-asian="11pt" style:font-size-complex="11pt" fo:language="en" fo:country="GB" style:language-asian="en" style:country-asian="GB"/>
    </style:style>
    <style:style style:name="T811" style:parent-style-name="Hyperlink" style:family="text">
      <style:text-properties fo:language="en" fo:country="GB"/>
    </style:style>
    <style:style style:name="T812" style:parent-style-name="Hyperlink" style:family="text">
      <style:text-properties fo:language="en" fo:country="GB"/>
    </style:style>
    <style:style style:name="T813" style:parent-style-name="DefaultParagraphFont" style:family="text">
      <style:text-properties style:font-name="Calibri" fo:font-size="11pt" style:font-size-asian="11pt" style:font-size-complex="11pt" fo:language="en" fo:country="GB" style:language-asian="en" style:country-asian="GB"/>
    </style:style>
    <style:style style:name="T814" style:parent-style-name="Hyperlink" style:family="text">
      <style:text-properties fo:language="en" fo:country="GB"/>
    </style:style>
    <style:style style:name="T815" style:parent-style-name="Hyperlink" style:family="text">
      <style:text-properties fo:language="en" fo:country="GB"/>
    </style:style>
    <style:style style:name="T816" style:parent-style-name="DefaultParagraphFont" style:family="text">
      <style:text-properties style:font-name="Calibri" fo:font-size="11pt" style:font-size-asian="11pt" style:font-size-complex="11pt" fo:language="en" fo:country="GB" style:language-asian="en" style:country-asian="GB"/>
    </style:style>
    <style:style style:name="T817" style:parent-style-name="Hyperlink" style:family="text">
      <style:text-properties fo:language="en" fo:country="GB"/>
    </style:style>
    <style:style style:name="T818" style:parent-style-name="Hyperlink" style:family="text">
      <style:text-properties fo:language="en" fo:country="GB"/>
    </style:style>
    <style:style style:name="T819" style:parent-style-name="DefaultParagraphFont" style:family="text">
      <style:text-properties style:font-name="Calibri" fo:font-size="11pt" style:font-size-asian="11pt" style:font-size-complex="11pt" fo:language="en" fo:country="GB" style:language-asian="en" style:country-asian="GB"/>
    </style:style>
    <style:style style:name="T820" style:parent-style-name="Hyperlink" style:family="text">
      <style:text-properties fo:language="en" fo:country="GB"/>
    </style:style>
    <style:style style:name="T821" style:parent-style-name="Hyperlink" style:family="text">
      <style:text-properties fo:language="en" fo:country="GB"/>
    </style:style>
    <style:style style:name="T822" style:parent-style-name="DefaultParagraphFont" style:family="text">
      <style:text-properties style:font-name="Calibri" fo:font-size="11pt" style:font-size-asian="11pt" style:font-size-complex="11pt" fo:language="en" fo:country="GB" style:language-asian="en" style:country-asian="GB"/>
    </style:style>
    <style:style style:name="T823" style:parent-style-name="Hyperlink" style:family="text">
      <style:text-properties fo:language="en" fo:country="GB"/>
    </style:style>
    <style:style style:name="T824" style:parent-style-name="Hyperlink" style:family="text">
      <style:text-properties fo:language="en" fo:country="GB"/>
    </style:style>
    <style:style style:name="T825" style:parent-style-name="DefaultParagraphFont" style:family="text">
      <style:text-properties style:font-name="Calibri" fo:font-size="11pt" style:font-size-asian="11pt" style:font-size-complex="11pt" fo:language="en" fo:country="GB" style:language-asian="en" style:country-asian="GB"/>
    </style:style>
    <style:style style:name="T826" style:parent-style-name="Hyperlink" style:family="text">
      <style:text-properties fo:language="en" fo:country="GB"/>
    </style:style>
    <style:style style:name="T827" style:parent-style-name="Hyperlink" style:family="text">
      <style:text-properties fo:language="en" fo:country="GB"/>
    </style:style>
    <style:style style:name="T828" style:parent-style-name="DefaultParagraphFont" style:family="text">
      <style:text-properties style:font-name="Calibri" fo:font-size="11pt" style:font-size-asian="11pt" style:font-size-complex="11pt" fo:language="en" fo:country="GB" style:language-asian="en" style:country-asian="GB"/>
    </style:style>
    <style:style style:name="T829" style:parent-style-name="Hyperlink" style:family="text">
      <style:text-properties fo:language="en" fo:country="GB"/>
    </style:style>
    <style:style style:name="T830" style:parent-style-name="Hyperlink" style:family="text">
      <style:text-properties fo:language="en" fo:country="GB"/>
    </style:style>
    <style:style style:name="T831" style:parent-style-name="DefaultParagraphFont" style:family="text">
      <style:text-properties style:font-name="Calibri" fo:font-size="11pt" style:font-size-asian="11pt" style:font-size-complex="11pt" fo:language="en" fo:country="GB" style:language-asian="en" style:country-asian="GB"/>
    </style:style>
    <style:style style:name="T832" style:parent-style-name="Hyperlink" style:family="text">
      <style:text-properties fo:language="en" fo:country="GB"/>
    </style:style>
    <style:style style:name="P833"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834" style:parent-style-name="Hyperlink" style:family="text">
      <style:text-properties fo:language="en" fo:country="GB"/>
    </style:style>
    <style:style style:name="T835" style:parent-style-name="DefaultParagraphFont" style:family="text">
      <style:text-properties style:font-name="Calibri" fo:font-size="11pt" style:font-size-asian="11pt" style:font-size-complex="11pt" fo:language="en" fo:country="GB" style:language-asian="en" style:country-asian="GB"/>
    </style:style>
    <style:style style:name="T836" style:parent-style-name="Hyperlink" style:family="text">
      <style:text-properties fo:language="en" fo:country="GB"/>
    </style:style>
    <style:style style:name="T837" style:parent-style-name="Hyperlink" style:family="text">
      <style:text-properties fo:language="en" fo:country="GB"/>
    </style:style>
    <style:style style:name="T838" style:parent-style-name="DefaultParagraphFont" style:family="text">
      <style:text-properties style:font-name="Calibri" fo:font-size="11pt" style:font-size-asian="11pt" style:font-size-complex="11pt" fo:language="en" fo:country="GB" style:language-asian="en" style:country-asian="GB"/>
    </style:style>
    <style:style style:name="T839" style:parent-style-name="Hyperlink" style:family="text">
      <style:text-properties fo:language="en" fo:country="GB"/>
    </style:style>
    <style:style style:name="T840" style:parent-style-name="Hyperlink" style:family="text">
      <style:text-properties fo:language="en" fo:country="GB"/>
    </style:style>
    <style:style style:name="T841" style:parent-style-name="DefaultParagraphFont" style:family="text">
      <style:text-properties style:font-name="Calibri" fo:font-size="11pt" style:font-size-asian="11pt" style:font-size-complex="11pt" fo:language="en" fo:country="GB" style:language-asian="en" style:country-asian="GB"/>
    </style:style>
    <style:style style:name="T842" style:parent-style-name="Hyperlink" style:family="text">
      <style:text-properties fo:language="en" fo:country="GB"/>
    </style:style>
    <style:style style:name="T843" style:parent-style-name="Hyperlink" style:family="text">
      <style:text-properties fo:language="en" fo:country="GB"/>
    </style:style>
    <style:style style:name="T844" style:parent-style-name="DefaultParagraphFont" style:family="text">
      <style:text-properties style:font-name="Calibri" fo:font-size="11pt" style:font-size-asian="11pt" style:font-size-complex="11pt" fo:language="en" fo:country="GB" style:language-asian="en" style:country-asian="GB"/>
    </style:style>
    <style:style style:name="T845" style:parent-style-name="Hyperlink" style:family="text">
      <style:text-properties fo:language="en" fo:country="GB"/>
    </style:style>
    <style:style style:name="T846" style:parent-style-name="Hyperlink" style:family="text">
      <style:text-properties fo:language="en" fo:country="GB"/>
    </style:style>
    <style:style style:name="T847" style:parent-style-name="DefaultParagraphFont" style:family="text">
      <style:text-properties style:font-name="Calibri" fo:font-size="11pt" style:font-size-asian="11pt" style:font-size-complex="11pt" fo:language="en" fo:country="GB" style:language-asian="en" style:country-asian="GB"/>
    </style:style>
    <style:style style:name="T848" style:parent-style-name="Hyperlink" style:family="text">
      <style:text-properties fo:language="en" fo:country="GB"/>
    </style:style>
    <style:style style:name="T849" style:parent-style-name="Hyperlink" style:family="text">
      <style:text-properties fo:language="en" fo:country="GB"/>
    </style:style>
    <style:style style:name="T850" style:parent-style-name="DefaultParagraphFont" style:family="text">
      <style:text-properties style:font-name="Calibri" fo:font-size="11pt" style:font-size-asian="11pt" style:font-size-complex="11pt" fo:language="en" fo:country="GB" style:language-asian="en" style:country-asian="GB"/>
    </style:style>
    <style:style style:name="T851" style:parent-style-name="Hyperlink" style:family="text">
      <style:text-properties fo:language="en" fo:country="GB"/>
    </style:style>
    <style:style style:name="T852" style:parent-style-name="Hyperlink" style:family="text">
      <style:text-properties fo:language="en" fo:country="GB"/>
    </style:style>
    <style:style style:name="T853" style:parent-style-name="DefaultParagraphFont" style:family="text">
      <style:text-properties style:font-name="Calibri" fo:font-size="11pt" style:font-size-asian="11pt" style:font-size-complex="11pt" fo:language="en" fo:country="GB" style:language-asian="en" style:country-asian="GB"/>
    </style:style>
    <style:style style:name="T854" style:parent-style-name="Hyperlink" style:family="text">
      <style:text-properties fo:language="en" fo:country="GB"/>
    </style:style>
    <style:style style:name="T855" style:parent-style-name="Hyperlink" style:family="text">
      <style:text-properties fo:language="en" fo:country="GB"/>
    </style:style>
    <style:style style:name="T856" style:parent-style-name="DefaultParagraphFont" style:family="text">
      <style:text-properties style:font-name="Calibri" fo:font-size="11pt" style:font-size-asian="11pt" style:font-size-complex="11pt" fo:language="en" fo:country="GB" style:language-asian="en" style:country-asian="GB"/>
    </style:style>
    <style:style style:name="T857" style:parent-style-name="Hyperlink" style:family="text">
      <style:text-properties fo:language="en" fo:country="GB"/>
    </style:style>
    <style:style style:name="T858" style:parent-style-name="Hyperlink" style:family="text">
      <style:text-properties fo:language="en" fo:country="GB"/>
    </style:style>
    <style:style style:name="T859" style:parent-style-name="DefaultParagraphFont" style:family="text">
      <style:text-properties style:font-name="Calibri" fo:font-size="11pt" style:font-size-asian="11pt" style:font-size-complex="11pt" fo:language="en" fo:country="GB" style:language-asian="en" style:country-asian="GB"/>
    </style:style>
    <style:style style:name="T860" style:parent-style-name="Hyperlink" style:family="text">
      <style:text-properties fo:language="en" fo:country="GB"/>
    </style:style>
    <style:style style:name="T861" style:parent-style-name="Hyperlink" style:family="text">
      <style:text-properties fo:language="en" fo:country="GB"/>
    </style:style>
    <style:style style:name="T862" style:parent-style-name="DefaultParagraphFont" style:family="text">
      <style:text-properties style:font-name="Calibri" fo:font-size="11pt" style:font-size-asian="11pt" style:font-size-complex="11pt" fo:language="en" fo:country="GB" style:language-asian="en" style:country-asian="GB"/>
    </style:style>
    <style:style style:name="T863" style:parent-style-name="Hyperlink" style:family="text">
      <style:text-properties fo:language="en" fo:country="GB"/>
    </style:style>
    <style:style style:name="T864" style:parent-style-name="Hyperlink" style:family="text">
      <style:text-properties fo:language="en" fo:country="GB"/>
    </style:style>
    <style:style style:name="T865" style:parent-style-name="DefaultParagraphFont" style:family="text">
      <style:text-properties style:font-name="Calibri" fo:font-size="11pt" style:font-size-asian="11pt" style:font-size-complex="11pt" fo:language="en" fo:country="GB" style:language-asian="en" style:country-asian="GB"/>
    </style:style>
    <style:style style:name="T866" style:parent-style-name="Hyperlink" style:family="text">
      <style:text-properties fo:language="en" fo:country="GB"/>
    </style:style>
    <style:style style:name="T867" style:parent-style-name="Hyperlink" style:family="text">
      <style:text-properties fo:language="en" fo:country="GB"/>
    </style:style>
    <style:style style:name="T868" style:parent-style-name="DefaultParagraphFont" style:family="text">
      <style:text-properties style:font-name="Calibri" fo:font-size="11pt" style:font-size-asian="11pt" style:font-size-complex="11pt" fo:language="en" fo:country="GB" style:language-asian="en" style:country-asian="GB"/>
    </style:style>
    <style:style style:name="T869" style:parent-style-name="Hyperlink" style:family="text">
      <style:text-properties fo:language="en" fo:country="GB"/>
    </style:style>
    <style:style style:name="T870" style:parent-style-name="Hyperlink" style:family="text">
      <style:text-properties fo:language="en" fo:country="GB"/>
    </style:style>
    <style:style style:name="T871" style:parent-style-name="DefaultParagraphFont" style:family="text">
      <style:text-properties style:font-name="Calibri" fo:font-size="11pt" style:font-size-asian="11pt" style:font-size-complex="11pt" fo:language="en" fo:country="GB" style:language-asian="en" style:country-asian="GB"/>
    </style:style>
    <style:style style:name="T872" style:parent-style-name="Hyperlink" style:family="text">
      <style:text-properties fo:language="en" fo:country="GB"/>
    </style:style>
    <style:style style:name="T873" style:parent-style-name="Hyperlink" style:family="text">
      <style:text-properties fo:language="en" fo:country="GB"/>
    </style:style>
    <style:style style:name="T874" style:parent-style-name="DefaultParagraphFont" style:family="text">
      <style:text-properties style:font-name="Calibri" fo:font-size="11pt" style:font-size-asian="11pt" style:font-size-complex="11pt" fo:language="en" fo:country="GB" style:language-asian="en" style:country-asian="GB"/>
    </style:style>
    <style:style style:name="T875" style:parent-style-name="Hyperlink" style:family="text">
      <style:text-properties fo:language="en" fo:country="GB"/>
    </style:style>
    <style:style style:name="T876" style:parent-style-name="Hyperlink" style:family="text">
      <style:text-properties fo:language="en" fo:country="GB"/>
    </style:style>
    <style:style style:name="T877" style:parent-style-name="DefaultParagraphFont" style:family="text">
      <style:text-properties style:font-name="Calibri" fo:font-size="11pt" style:font-size-asian="11pt" style:font-size-complex="11pt" fo:language="en" fo:country="GB" style:language-asian="en" style:country-asian="GB"/>
    </style:style>
    <style:style style:name="T878" style:parent-style-name="Hyperlink" style:family="text">
      <style:text-properties fo:language="en" fo:country="GB"/>
    </style:style>
    <style:style style:name="T879" style:parent-style-name="Hyperlink" style:family="text">
      <style:text-properties fo:language="en" fo:country="GB"/>
    </style:style>
    <style:style style:name="T880" style:parent-style-name="DefaultParagraphFont" style:family="text">
      <style:text-properties style:font-name="Calibri" fo:font-size="11pt" style:font-size-asian="11pt" style:font-size-complex="11pt" fo:language="en" fo:country="GB" style:language-asian="en" style:country-asian="GB"/>
    </style:style>
    <style:style style:name="T881" style:parent-style-name="Hyperlink" style:family="text">
      <style:text-properties fo:language="en" fo:country="GB"/>
    </style:style>
    <style:style style:name="T882" style:parent-style-name="Hyperlink" style:family="text">
      <style:text-properties fo:language="en" fo:country="GB"/>
    </style:style>
    <style:style style:name="T883" style:parent-style-name="DefaultParagraphFont" style:family="text">
      <style:text-properties style:font-name="Calibri" fo:font-size="11pt" style:font-size-asian="11pt" style:font-size-complex="11pt" fo:language="en" fo:country="GB" style:language-asian="en" style:country-asian="GB"/>
    </style:style>
    <style:style style:name="T884" style:parent-style-name="Hyperlink" style:family="text">
      <style:text-properties fo:language="en" fo:country="GB"/>
    </style:style>
    <style:style style:name="T885" style:parent-style-name="Hyperlink" style:family="text">
      <style:text-properties fo:language="en" fo:country="GB"/>
    </style:style>
    <style:style style:name="T886" style:parent-style-name="DefaultParagraphFont" style:family="text">
      <style:text-properties style:font-name="Calibri" fo:font-size="11pt" style:font-size-asian="11pt" style:font-size-complex="11pt" fo:language="en" fo:country="GB" style:language-asian="en" style:country-asian="GB"/>
    </style:style>
    <style:style style:name="T887" style:parent-style-name="Hyperlink" style:family="text">
      <style:text-properties fo:language="en" fo:country="GB"/>
    </style:style>
    <style:style style:name="T888" style:parent-style-name="Hyperlink" style:family="text">
      <style:text-properties fo:language="en" fo:country="GB"/>
    </style:style>
    <style:style style:name="T889" style:parent-style-name="DefaultParagraphFont" style:family="text">
      <style:text-properties style:font-name="Calibri" fo:font-size="11pt" style:font-size-asian="11pt" style:font-size-complex="11pt" fo:language="en" fo:country="GB" style:language-asian="en" style:country-asian="GB"/>
    </style:style>
    <style:style style:name="T890" style:parent-style-name="Hyperlink" style:family="text">
      <style:text-properties fo:language="en" fo:country="GB"/>
    </style:style>
    <style:style style:name="T891" style:parent-style-name="Hyperlink" style:family="text">
      <style:text-properties fo:language="en" fo:country="GB"/>
    </style:style>
    <style:style style:name="T892" style:parent-style-name="DefaultParagraphFont" style:family="text">
      <style:text-properties style:font-name="Calibri" fo:font-size="11pt" style:font-size-asian="11pt" style:font-size-complex="11pt" fo:language="en" fo:country="GB" style:language-asian="en" style:country-asian="GB"/>
    </style:style>
    <style:style style:name="T893" style:parent-style-name="Hyperlink" style:family="text">
      <style:text-properties fo:language="en" fo:country="GB"/>
    </style:style>
    <style:style style:name="T894" style:parent-style-name="Hyperlink" style:family="text">
      <style:text-properties fo:language="en" fo:country="GB"/>
    </style:style>
    <style:style style:name="T895" style:parent-style-name="DefaultParagraphFont" style:family="text">
      <style:text-properties style:font-name="Calibri" fo:font-size="11pt" style:font-size-asian="11pt" style:font-size-complex="11pt" fo:language="en" fo:country="GB" style:language-asian="en" style:country-asian="GB"/>
    </style:style>
    <style:style style:name="T896" style:parent-style-name="Hyperlink" style:family="text">
      <style:text-properties fo:language="en" fo:country="GB"/>
    </style:style>
    <style:style style:name="T897" style:parent-style-name="Hyperlink" style:family="text">
      <style:text-properties fo:language="en" fo:country="GB"/>
    </style:style>
    <style:style style:name="T898" style:parent-style-name="DefaultParagraphFont" style:family="text">
      <style:text-properties style:font-name="Calibri" fo:font-size="11pt" style:font-size-asian="11pt" style:font-size-complex="11pt" fo:language="en" fo:country="GB" style:language-asian="en" style:country-asian="GB"/>
    </style:style>
    <style:style style:name="T899" style:parent-style-name="Hyperlink" style:family="text">
      <style:text-properties fo:language="en" fo:country="GB"/>
    </style:style>
    <style:style style:name="T900" style:parent-style-name="Hyperlink" style:family="text">
      <style:text-properties fo:language="en" fo:country="GB"/>
    </style:style>
    <style:style style:name="T901" style:parent-style-name="DefaultParagraphFont" style:family="text">
      <style:text-properties style:font-name="Calibri" fo:font-size="11pt" style:font-size-asian="11pt" style:font-size-complex="11pt" fo:language="en" fo:country="GB" style:language-asian="en" style:country-asian="GB"/>
    </style:style>
    <style:style style:name="T902" style:parent-style-name="Hyperlink" style:family="text">
      <style:text-properties fo:language="en" fo:country="GB"/>
    </style:style>
    <style:style style:name="T903" style:parent-style-name="Hyperlink" style:family="text">
      <style:text-properties fo:language="en" fo:country="GB"/>
    </style:style>
    <style:style style:name="T904" style:parent-style-name="DefaultParagraphFont" style:family="text">
      <style:text-properties style:font-name="Calibri" fo:font-size="11pt" style:font-size-asian="11pt" style:font-size-complex="11pt" fo:language="en" fo:country="GB" style:language-asian="en" style:country-asian="GB"/>
    </style:style>
    <style:style style:name="T905" style:parent-style-name="Hyperlink" style:family="text">
      <style:text-properties fo:language="en" fo:country="GB"/>
    </style:style>
    <style:style style:name="T906" style:parent-style-name="Hyperlink" style:family="text">
      <style:text-properties fo:language="en" fo:country="GB"/>
    </style:style>
    <style:style style:name="T907" style:parent-style-name="DefaultParagraphFont" style:family="text">
      <style:text-properties style:font-name="Calibri" fo:font-size="11pt" style:font-size-asian="11pt" style:font-size-complex="11pt" fo:language="en" fo:country="GB" style:language-asian="en" style:country-asian="GB"/>
    </style:style>
    <style:style style:name="T908" style:parent-style-name="Hyperlink" style:family="text">
      <style:text-properties fo:language="en" fo:country="GB"/>
    </style:style>
    <style:style style:name="T909" style:parent-style-name="Hyperlink" style:family="text">
      <style:text-properties fo:language="en" fo:country="GB"/>
    </style:style>
    <style:style style:name="T910" style:parent-style-name="DefaultParagraphFont" style:family="text">
      <style:text-properties style:font-name="Calibri" fo:font-size="11pt" style:font-size-asian="11pt" style:font-size-complex="11pt" fo:language="en" fo:country="GB" style:language-asian="en" style:country-asian="GB"/>
    </style:style>
    <style:style style:name="T911" style:parent-style-name="Hyperlink" style:family="text">
      <style:text-properties fo:language="en" fo:country="GB"/>
    </style:style>
    <style:style style:name="T912" style:parent-style-name="Hyperlink" style:family="text">
      <style:text-properties fo:language="en" fo:country="GB"/>
    </style:style>
    <style:style style:name="T913" style:parent-style-name="DefaultParagraphFont" style:family="text">
      <style:text-properties style:font-name="Calibri" fo:font-size="11pt" style:font-size-asian="11pt" style:font-size-complex="11pt" fo:language="en" fo:country="GB" style:language-asian="en" style:country-asian="GB"/>
    </style:style>
    <style:style style:name="T914" style:parent-style-name="Hyperlink" style:family="text">
      <style:text-properties fo:language="en" fo:country="GB"/>
    </style:style>
    <style:style style:name="T915" style:parent-style-name="Hyperlink" style:family="text">
      <style:text-properties fo:language="en" fo:country="GB"/>
    </style:style>
    <style:style style:name="T916" style:parent-style-name="DefaultParagraphFont" style:family="text">
      <style:text-properties style:font-name="Calibri" fo:font-size="11pt" style:font-size-asian="11pt" style:font-size-complex="11pt" fo:language="en" fo:country="GB" style:language-asian="en" style:country-asian="GB"/>
    </style:style>
    <style:style style:name="T917" style:parent-style-name="Hyperlink" style:family="text">
      <style:text-properties fo:language="en" fo:country="GB"/>
    </style:style>
    <style:style style:name="T918" style:parent-style-name="Hyperlink" style:family="text">
      <style:text-properties fo:language="en" fo:country="GB"/>
    </style:style>
    <style:style style:name="T919" style:parent-style-name="DefaultParagraphFont" style:family="text">
      <style:text-properties style:font-name="Calibri" fo:font-size="11pt" style:font-size-asian="11pt" style:font-size-complex="11pt" fo:language="en" fo:country="GB" style:language-asian="en" style:country-asian="GB"/>
    </style:style>
    <style:style style:name="T920" style:parent-style-name="Hyperlink" style:family="text">
      <style:text-properties fo:language="en" fo:country="GB"/>
    </style:style>
    <style:style style:name="T921" style:parent-style-name="Hyperlink" style:family="text">
      <style:text-properties fo:language="en" fo:country="GB"/>
    </style:style>
    <style:style style:name="T922" style:parent-style-name="DefaultParagraphFont" style:family="text">
      <style:text-properties style:font-name="Calibri" fo:font-size="11pt" style:font-size-asian="11pt" style:font-size-complex="11pt" fo:language="en" fo:country="GB" style:language-asian="en" style:country-asian="GB"/>
    </style:style>
    <style:style style:name="T923" style:parent-style-name="Hyperlink" style:family="text">
      <style:text-properties fo:language="en" fo:country="GB"/>
    </style:style>
    <style:style style:name="T924" style:parent-style-name="Hyperlink" style:family="text">
      <style:text-properties fo:language="en" fo:country="GB"/>
    </style:style>
    <style:style style:name="T925" style:parent-style-name="DefaultParagraphFont" style:family="text">
      <style:text-properties style:font-name="Calibri" fo:font-size="11pt" style:font-size-asian="11pt" style:font-size-complex="11pt" fo:language="en" fo:country="GB" style:language-asian="en" style:country-asian="GB"/>
    </style:style>
    <style:style style:name="T926" style:parent-style-name="Hyperlink" style:family="text">
      <style:text-properties fo:language="en" fo:country="GB"/>
    </style:style>
    <style:style style:name="T927" style:parent-style-name="Hyperlink" style:family="text">
      <style:text-properties fo:language="en" fo:country="GB"/>
    </style:style>
    <style:style style:name="T928" style:parent-style-name="DefaultParagraphFont" style:family="text">
      <style:text-properties style:font-name="Calibri" fo:font-size="11pt" style:font-size-asian="11pt" style:font-size-complex="11pt" fo:language="en" fo:country="GB" style:language-asian="en" style:country-asian="GB"/>
    </style:style>
    <style:style style:name="T929" style:parent-style-name="Hyperlink" style:family="text">
      <style:text-properties fo:language="en" fo:country="GB"/>
    </style:style>
    <style:style style:name="T930" style:parent-style-name="Hyperlink" style:family="text">
      <style:text-properties fo:language="en" fo:country="GB"/>
    </style:style>
    <style:style style:name="T931" style:parent-style-name="DefaultParagraphFont" style:family="text">
      <style:text-properties style:font-name="Calibri" fo:font-size="11pt" style:font-size-asian="11pt" style:font-size-complex="11pt" fo:language="en" fo:country="GB" style:language-asian="en" style:country-asian="GB"/>
    </style:style>
    <style:style style:name="T932" style:parent-style-name="Hyperlink" style:family="text">
      <style:text-properties fo:language="en" fo:country="GB"/>
    </style:style>
    <style:style style:name="T933" style:parent-style-name="Hyperlink" style:family="text">
      <style:text-properties fo:language="en" fo:country="GB"/>
    </style:style>
    <style:style style:name="T934" style:parent-style-name="DefaultParagraphFont" style:family="text">
      <style:text-properties style:font-name="Calibri" fo:font-size="11pt" style:font-size-asian="11pt" style:font-size-complex="11pt" fo:language="en" fo:country="GB" style:language-asian="en" style:country-asian="GB"/>
    </style:style>
    <style:style style:name="T935" style:parent-style-name="Hyperlink" style:family="text">
      <style:text-properties fo:language="en" fo:country="GB"/>
    </style:style>
    <style:style style:name="T936" style:parent-style-name="Hyperlink" style:family="text">
      <style:text-properties fo:language="en" fo:country="GB"/>
    </style:style>
    <style:style style:name="T937" style:parent-style-name="DefaultParagraphFont" style:family="text">
      <style:text-properties style:font-name="Calibri" fo:font-size="11pt" style:font-size-asian="11pt" style:font-size-complex="11pt" fo:language="en" fo:country="GB" style:language-asian="en" style:country-asian="GB"/>
    </style:style>
    <style:style style:name="T938" style:parent-style-name="Hyperlink" style:family="text">
      <style:text-properties fo:language="en" fo:country="GB"/>
    </style:style>
    <style:style style:name="T939" style:parent-style-name="Hyperlink" style:family="text">
      <style:text-properties fo:language="en" fo:country="GB"/>
    </style:style>
    <style:style style:name="T940" style:parent-style-name="DefaultParagraphFont" style:family="text">
      <style:text-properties style:font-name="Calibri" fo:font-size="11pt" style:font-size-asian="11pt" style:font-size-complex="11pt" fo:language="en" fo:country="GB" style:language-asian="en" style:country-asian="GB"/>
    </style:style>
    <style:style style:name="T941" style:parent-style-name="Hyperlink" style:family="text">
      <style:text-properties fo:language="en" fo:country="GB"/>
    </style:style>
    <style:style style:name="T942" style:parent-style-name="Hyperlink" style:family="text">
      <style:text-properties fo:language="en" fo:country="GB"/>
    </style:style>
    <style:style style:name="T943" style:parent-style-name="DefaultParagraphFont" style:family="text">
      <style:text-properties style:font-name="Calibri" fo:font-size="11pt" style:font-size-asian="11pt" style:font-size-complex="11pt" fo:language="en" fo:country="GB" style:language-asian="en" style:country-asian="GB"/>
    </style:style>
    <style:style style:name="T944" style:parent-style-name="Hyperlink" style:family="text">
      <style:text-properties fo:language="en" fo:country="GB"/>
    </style:style>
    <style:style style:name="T945" style:parent-style-name="Hyperlink" style:family="text">
      <style:text-properties fo:language="en" fo:country="GB"/>
    </style:style>
    <style:style style:name="T946" style:parent-style-name="DefaultParagraphFont" style:family="text">
      <style:text-properties style:font-name="Calibri" fo:font-size="11pt" style:font-size-asian="11pt" style:font-size-complex="11pt" fo:language="en" fo:country="GB" style:language-asian="en" style:country-asian="GB"/>
    </style:style>
    <style:style style:name="T947" style:parent-style-name="Hyperlink" style:family="text">
      <style:text-properties fo:language="en" fo:country="GB"/>
    </style:style>
    <style:style style:name="T948" style:parent-style-name="Hyperlink" style:family="text">
      <style:text-properties fo:language="en" fo:country="GB"/>
    </style:style>
    <style:style style:name="T949" style:parent-style-name="DefaultParagraphFont" style:family="text">
      <style:text-properties style:font-name="Calibri" fo:font-size="11pt" style:font-size-asian="11pt" style:font-size-complex="11pt" fo:language="en" fo:country="GB" style:language-asian="en" style:country-asian="GB"/>
    </style:style>
    <style:style style:name="T950" style:parent-style-name="Hyperlink" style:family="text">
      <style:text-properties fo:language="en" fo:country="GB"/>
    </style:style>
    <style:style style:name="T951" style:parent-style-name="Hyperlink" style:family="text">
      <style:text-properties fo:language="en" fo:country="GB"/>
    </style:style>
    <style:style style:name="T952" style:parent-style-name="DefaultParagraphFont" style:family="text">
      <style:text-properties style:font-name="Calibri" fo:font-size="11pt" style:font-size-asian="11pt" style:font-size-complex="11pt" fo:language="en" fo:country="GB" style:language-asian="en" style:country-asian="GB"/>
    </style:style>
    <style:style style:name="T953" style:parent-style-name="Hyperlink" style:family="text">
      <style:text-properties fo:language="en" fo:country="GB"/>
    </style:style>
    <style:style style:name="T954" style:parent-style-name="Hyperlink" style:family="text">
      <style:text-properties fo:language="en" fo:country="GB"/>
    </style:style>
    <style:style style:name="T955" style:parent-style-name="DefaultParagraphFont" style:family="text">
      <style:text-properties style:font-name="Calibri" fo:font-size="11pt" style:font-size-asian="11pt" style:font-size-complex="11pt" fo:language="en" fo:country="GB" style:language-asian="en" style:country-asian="GB"/>
    </style:style>
    <style:style style:name="T956" style:parent-style-name="Hyperlink" style:family="text">
      <style:text-properties fo:language="en" fo:country="GB"/>
    </style:style>
    <style:style style:name="T957" style:parent-style-name="Hyperlink" style:family="text">
      <style:text-properties fo:language="en" fo:country="GB"/>
    </style:style>
    <style:style style:name="T958" style:parent-style-name="DefaultParagraphFont" style:family="text">
      <style:text-properties style:font-name="Calibri" fo:font-size="11pt" style:font-size-asian="11pt" style:font-size-complex="11pt" fo:language="en" fo:country="GB" style:language-asian="en" style:country-asian="GB"/>
    </style:style>
    <style:style style:name="T959" style:parent-style-name="Hyperlink" style:family="text">
      <style:text-properties fo:language="en" fo:country="GB"/>
    </style:style>
    <style:style style:name="T960" style:parent-style-name="Hyperlink" style:family="text">
      <style:text-properties fo:language="en" fo:country="GB"/>
    </style:style>
    <style:style style:name="T961" style:parent-style-name="DefaultParagraphFont" style:family="text">
      <style:text-properties style:font-name="Calibri" fo:font-size="11pt" style:font-size-asian="11pt" style:font-size-complex="11pt" fo:language="en" fo:country="GB" style:language-asian="en" style:country-asian="GB"/>
    </style:style>
    <style:style style:name="T962" style:parent-style-name="Hyperlink" style:family="text">
      <style:text-properties fo:language="en" fo:country="GB"/>
    </style:style>
    <style:style style:name="T963" style:parent-style-name="Hyperlink" style:family="text">
      <style:text-properties fo:language="en" fo:country="GB"/>
    </style:style>
    <style:style style:name="T964" style:parent-style-name="DefaultParagraphFont" style:family="text">
      <style:text-properties style:font-name="Calibri" fo:font-size="11pt" style:font-size-asian="11pt" style:font-size-complex="11pt" fo:language="en" fo:country="GB" style:language-asian="en" style:country-asian="GB"/>
    </style:style>
    <style:style style:name="T965" style:parent-style-name="Hyperlink" style:family="text">
      <style:text-properties fo:language="en" fo:country="GB"/>
    </style:style>
    <style:style style:name="T966" style:parent-style-name="Hyperlink" style:family="text">
      <style:text-properties fo:language="en" fo:country="GB"/>
    </style:style>
    <style:style style:name="T967" style:parent-style-name="DefaultParagraphFont" style:family="text">
      <style:text-properties style:font-name="Calibri" fo:font-size="11pt" style:font-size-asian="11pt" style:font-size-complex="11pt" fo:language="en" fo:country="GB" style:language-asian="en" style:country-asian="GB"/>
    </style:style>
    <style:style style:name="T968" style:parent-style-name="Hyperlink" style:family="text">
      <style:text-properties fo:language="en" fo:country="GB"/>
    </style:style>
    <style:style style:name="T969" style:parent-style-name="Hyperlink" style:family="text">
      <style:text-properties fo:language="en" fo:country="GB"/>
    </style:style>
    <style:style style:name="T970" style:parent-style-name="DefaultParagraphFont" style:family="text">
      <style:text-properties style:font-name="Calibri" fo:font-size="11pt" style:font-size-asian="11pt" style:font-size-complex="11pt" fo:language="en" fo:country="GB" style:language-asian="en" style:country-asian="GB"/>
    </style:style>
    <style:style style:name="T971" style:parent-style-name="Hyperlink" style:family="text">
      <style:text-properties fo:language="en" fo:country="GB"/>
    </style:style>
    <style:style style:name="T972" style:parent-style-name="Hyperlink" style:family="text">
      <style:text-properties fo:language="en" fo:country="GB"/>
    </style:style>
    <style:style style:name="T973" style:parent-style-name="DefaultParagraphFont" style:family="text">
      <style:text-properties style:font-name="Calibri" fo:font-size="11pt" style:font-size-asian="11pt" style:font-size-complex="11pt" fo:language="en" fo:country="GB" style:language-asian="en" style:country-asian="GB"/>
    </style:style>
    <style:style style:name="T974" style:parent-style-name="Hyperlink" style:family="text">
      <style:text-properties fo:language="en" fo:country="GB"/>
    </style:style>
    <style:style style:name="T975" style:parent-style-name="Hyperlink" style:family="text">
      <style:text-properties fo:language="en" fo:country="GB"/>
    </style:style>
    <style:style style:name="T976" style:parent-style-name="DefaultParagraphFont" style:family="text">
      <style:text-properties style:font-name="Calibri" fo:font-size="11pt" style:font-size-asian="11pt" style:font-size-complex="11pt" fo:language="en" fo:country="GB" style:language-asian="en" style:country-asian="GB"/>
    </style:style>
    <style:style style:name="T977" style:parent-style-name="Hyperlink" style:family="text">
      <style:text-properties fo:language="en" fo:country="GB"/>
    </style:style>
    <style:style style:name="T978" style:parent-style-name="Hyperlink" style:family="text">
      <style:text-properties fo:language="en" fo:country="GB"/>
    </style:style>
    <style:style style:name="T979" style:parent-style-name="DefaultParagraphFont" style:family="text">
      <style:text-properties style:font-name="Calibri" fo:font-size="11pt" style:font-size-asian="11pt" style:font-size-complex="11pt" fo:language="en" fo:country="GB" style:language-asian="en" style:country-asian="GB"/>
    </style:style>
    <style:style style:name="T980" style:parent-style-name="Hyperlink" style:family="text">
      <style:text-properties fo:language="en" fo:country="GB"/>
    </style:style>
    <style:style style:name="T981" style:parent-style-name="Hyperlink" style:family="text">
      <style:text-properties fo:language="en" fo:country="GB"/>
    </style:style>
    <style:style style:name="T982" style:parent-style-name="DefaultParagraphFont" style:family="text">
      <style:text-properties style:font-name="Calibri" fo:font-size="11pt" style:font-size-asian="11pt" style:font-size-complex="11pt" fo:language="en" fo:country="GB" style:language-asian="en" style:country-asian="GB"/>
    </style:style>
    <style:style style:name="T983" style:parent-style-name="Hyperlink" style:family="text">
      <style:text-properties fo:language="en" fo:country="GB"/>
    </style:style>
    <style:style style:name="T984" style:parent-style-name="Hyperlink" style:family="text">
      <style:text-properties fo:language="en" fo:country="GB"/>
    </style:style>
    <style:style style:name="T985" style:parent-style-name="DefaultParagraphFont" style:family="text">
      <style:text-properties style:font-name="Calibri" fo:font-size="11pt" style:font-size-asian="11pt" style:font-size-complex="11pt" fo:language="en" fo:country="GB" style:language-asian="en" style:country-asian="GB"/>
    </style:style>
    <style:style style:name="T986" style:parent-style-name="Hyperlink" style:family="text">
      <style:text-properties fo:language="en" fo:country="GB"/>
    </style:style>
    <style:style style:name="T987" style:parent-style-name="Hyperlink" style:family="text">
      <style:text-properties fo:language="en" fo:country="GB"/>
    </style:style>
    <style:style style:name="T988" style:parent-style-name="DefaultParagraphFont" style:family="text">
      <style:text-properties style:font-name="Calibri" fo:font-size="11pt" style:font-size-asian="11pt" style:font-size-complex="11pt" fo:language="en" fo:country="GB" style:language-asian="en" style:country-asian="GB"/>
    </style:style>
    <style:style style:name="T989" style:parent-style-name="Hyperlink" style:family="text">
      <style:text-properties fo:language="en" fo:country="GB"/>
    </style:style>
    <style:style style:name="T990" style:parent-style-name="Hyperlink" style:family="text">
      <style:text-properties fo:language="en" fo:country="GB"/>
    </style:style>
    <style:style style:name="T991" style:parent-style-name="DefaultParagraphFont" style:family="text">
      <style:text-properties style:font-name="Calibri" fo:font-size="11pt" style:font-size-asian="11pt" style:font-size-complex="11pt" fo:language="en" fo:country="GB" style:language-asian="en" style:country-asian="GB"/>
    </style:style>
    <style:style style:name="T992" style:parent-style-name="Hyperlink" style:family="text">
      <style:text-properties fo:language="en" fo:country="GB"/>
    </style:style>
    <style:style style:name="T993" style:parent-style-name="Hyperlink" style:family="text">
      <style:text-properties fo:language="en" fo:country="GB"/>
    </style:style>
    <style:style style:name="T994" style:parent-style-name="DefaultParagraphFont" style:family="text">
      <style:text-properties style:font-name="Calibri" fo:font-size="11pt" style:font-size-asian="11pt" style:font-size-complex="11pt" fo:language="en" fo:country="GB" style:language-asian="en" style:country-asian="GB"/>
    </style:style>
    <style:style style:name="T995" style:parent-style-name="Hyperlink" style:family="text">
      <style:text-properties fo:language="en" fo:country="GB"/>
    </style:style>
    <style:style style:name="T996" style:parent-style-name="Hyperlink" style:family="text">
      <style:text-properties fo:language="en" fo:country="GB"/>
    </style:style>
    <style:style style:name="T997" style:parent-style-name="DefaultParagraphFont" style:family="text">
      <style:text-properties style:font-name="Calibri" fo:font-size="11pt" style:font-size-asian="11pt" style:font-size-complex="11pt" fo:language="en" fo:country="GB" style:language-asian="en" style:country-asian="GB"/>
    </style:style>
    <style:style style:name="T998" style:parent-style-name="Hyperlink" style:family="text">
      <style:text-properties fo:language="en" fo:country="GB"/>
    </style:style>
    <style:style style:name="T999" style:parent-style-name="Hyperlink" style:family="text">
      <style:text-properties fo:language="en" fo:country="GB"/>
    </style:style>
    <style:style style:name="T1000" style:parent-style-name="DefaultParagraphFont" style:family="text">
      <style:text-properties style:font-name="Calibri" fo:font-size="11pt" style:font-size-asian="11pt" style:font-size-complex="11pt" fo:language="en" fo:country="GB" style:language-asian="en" style:country-asian="GB"/>
    </style:style>
    <style:style style:name="T1001" style:parent-style-name="Hyperlink" style:family="text">
      <style:text-properties fo:language="en" fo:country="GB"/>
    </style:style>
    <style:style style:name="T1002" style:parent-style-name="Hyperlink" style:family="text">
      <style:text-properties fo:language="en" fo:country="GB"/>
    </style:style>
    <style:style style:name="T1003" style:parent-style-name="DefaultParagraphFont" style:family="text">
      <style:text-properties style:font-name="Calibri" fo:font-size="11pt" style:font-size-asian="11pt" style:font-size-complex="11pt" fo:language="en" fo:country="GB" style:language-asian="en" style:country-asian="GB"/>
    </style:style>
    <style:style style:name="T1004" style:parent-style-name="Hyperlink" style:family="text">
      <style:text-properties fo:language="en" fo:country="GB"/>
    </style:style>
    <style:style style:name="T1005" style:parent-style-name="Hyperlink" style:family="text">
      <style:text-properties fo:language="en" fo:country="GB"/>
    </style:style>
    <style:style style:name="T1006" style:parent-style-name="DefaultParagraphFont" style:family="text">
      <style:text-properties style:font-name="Calibri" fo:font-size="11pt" style:font-size-asian="11pt" style:font-size-complex="11pt" fo:language="en" fo:country="GB" style:language-asian="en" style:country-asian="GB"/>
    </style:style>
    <style:style style:name="T1007" style:parent-style-name="Hyperlink" style:family="text">
      <style:text-properties fo:language="en" fo:country="GB"/>
    </style:style>
    <style:style style:name="T1008" style:parent-style-name="Hyperlink" style:family="text">
      <style:text-properties fo:language="en" fo:country="GB"/>
    </style:style>
    <style:style style:name="T1009" style:parent-style-name="DefaultParagraphFont" style:family="text">
      <style:text-properties style:font-name="Calibri" fo:font-size="11pt" style:font-size-asian="11pt" style:font-size-complex="11pt" fo:language="en" fo:country="GB" style:language-asian="en" style:country-asian="GB"/>
    </style:style>
    <style:style style:name="T1010" style:parent-style-name="Hyperlink" style:family="text">
      <style:text-properties fo:language="en" fo:country="GB"/>
    </style:style>
    <style:style style:name="T1011" style:parent-style-name="Hyperlink" style:family="text">
      <style:text-properties fo:language="en" fo:country="GB"/>
    </style:style>
    <style:style style:name="T1012" style:parent-style-name="DefaultParagraphFont" style:family="text">
      <style:text-properties style:font-name="Calibri" fo:font-size="11pt" style:font-size-asian="11pt" style:font-size-complex="11pt" fo:language="en" fo:country="GB" style:language-asian="en" style:country-asian="GB"/>
    </style:style>
    <style:style style:name="T1013" style:parent-style-name="Hyperlink" style:family="text">
      <style:text-properties fo:language="en" fo:country="GB"/>
    </style:style>
    <style:style style:name="T1014" style:parent-style-name="Hyperlink" style:family="text">
      <style:text-properties fo:language="en" fo:country="GB"/>
    </style:style>
    <style:style style:name="T1015" style:parent-style-name="DefaultParagraphFont" style:family="text">
      <style:text-properties style:font-name="Calibri" fo:font-size="11pt" style:font-size-asian="11pt" style:font-size-complex="11pt" fo:language="en" fo:country="GB" style:language-asian="en" style:country-asian="GB"/>
    </style:style>
    <style:style style:name="T1016" style:parent-style-name="Hyperlink" style:family="text">
      <style:text-properties fo:language="en" fo:country="GB"/>
    </style:style>
    <style:style style:name="T1017" style:parent-style-name="Hyperlink" style:family="text">
      <style:text-properties fo:language="en" fo:country="GB"/>
    </style:style>
    <style:style style:name="T1018" style:parent-style-name="DefaultParagraphFont" style:family="text">
      <style:text-properties style:font-name="Calibri" fo:font-size="11pt" style:font-size-asian="11pt" style:font-size-complex="11pt" fo:language="en" fo:country="GB" style:language-asian="en" style:country-asian="GB"/>
    </style:style>
    <style:style style:name="T1019" style:parent-style-name="Hyperlink" style:family="text">
      <style:text-properties fo:language="en" fo:country="GB"/>
    </style:style>
    <style:style style:name="T1020" style:parent-style-name="Hyperlink" style:family="text">
      <style:text-properties fo:language="en" fo:country="GB"/>
    </style:style>
    <style:style style:name="T1021" style:parent-style-name="DefaultParagraphFont" style:family="text">
      <style:text-properties style:font-name="Calibri" fo:font-size="11pt" style:font-size-asian="11pt" style:font-size-complex="11pt" fo:language="en" fo:country="GB" style:language-asian="en" style:country-asian="GB"/>
    </style:style>
    <style:style style:name="T1022" style:parent-style-name="Hyperlink" style:family="text">
      <style:text-properties fo:language="en" fo:country="GB"/>
    </style:style>
    <style:style style:name="T1023" style:parent-style-name="Hyperlink" style:family="text">
      <style:text-properties fo:language="en" fo:country="GB"/>
    </style:style>
    <style:style style:name="T1024" style:parent-style-name="DefaultParagraphFont" style:family="text">
      <style:text-properties style:font-name="Calibri" fo:font-size="11pt" style:font-size-asian="11pt" style:font-size-complex="11pt" fo:language="en" fo:country="GB" style:language-asian="en" style:country-asian="GB"/>
    </style:style>
    <style:style style:name="T1025" style:parent-style-name="Hyperlink" style:family="text">
      <style:text-properties fo:language="en" fo:country="GB"/>
    </style:style>
    <style:style style:name="T1026" style:parent-style-name="Hyperlink" style:family="text">
      <style:text-properties fo:language="en" fo:country="GB"/>
    </style:style>
    <style:style style:name="T1027" style:parent-style-name="DefaultParagraphFont" style:family="text">
      <style:text-properties style:font-name="Calibri" fo:font-size="11pt" style:font-size-asian="11pt" style:font-size-complex="11pt" fo:language="en" fo:country="GB" style:language-asian="en" style:country-asian="GB"/>
    </style:style>
    <style:style style:name="T1028" style:parent-style-name="Hyperlink" style:family="text">
      <style:text-properties fo:language="en" fo:country="GB"/>
    </style:style>
    <style:style style:name="T1029" style:parent-style-name="Hyperlink" style:family="text">
      <style:text-properties fo:language="en" fo:country="GB"/>
    </style:style>
    <style:style style:name="T1030" style:parent-style-name="DefaultParagraphFont" style:family="text">
      <style:text-properties style:font-name="Calibri" fo:font-size="11pt" style:font-size-asian="11pt" style:font-size-complex="11pt" fo:language="en" fo:country="GB" style:language-asian="en" style:country-asian="GB"/>
    </style:style>
    <style:style style:name="T1031" style:parent-style-name="Hyperlink" style:family="text">
      <style:text-properties fo:language="en" fo:country="GB"/>
    </style:style>
    <style:style style:name="T1032" style:parent-style-name="Hyperlink" style:family="text">
      <style:text-properties fo:language="en" fo:country="GB"/>
    </style:style>
    <style:style style:name="T1033" style:parent-style-name="DefaultParagraphFont" style:family="text">
      <style:text-properties style:font-name="Calibri" fo:font-size="11pt" style:font-size-asian="11pt" style:font-size-complex="11pt" fo:language="en" fo:country="GB" style:language-asian="en" style:country-asian="GB"/>
    </style:style>
    <style:style style:name="T1034" style:parent-style-name="Hyperlink" style:family="text">
      <style:text-properties fo:language="en" fo:country="GB"/>
    </style:style>
    <style:style style:name="T1035" style:parent-style-name="Hyperlink" style:family="text">
      <style:text-properties fo:language="en" fo:country="GB"/>
    </style:style>
    <style:style style:name="T1036" style:parent-style-name="DefaultParagraphFont" style:family="text">
      <style:text-properties style:font-name="Calibri" fo:font-size="11pt" style:font-size-asian="11pt" style:font-size-complex="11pt" fo:language="en" fo:country="GB" style:language-asian="en" style:country-asian="GB"/>
    </style:style>
    <style:style style:name="T1037" style:parent-style-name="Hyperlink" style:family="text">
      <style:text-properties fo:language="en" fo:country="GB"/>
    </style:style>
    <style:style style:name="T1038" style:parent-style-name="Hyperlink" style:family="text">
      <style:text-properties fo:language="en" fo:country="GB"/>
    </style:style>
    <style:style style:name="T1039" style:parent-style-name="DefaultParagraphFont" style:family="text">
      <style:text-properties style:font-name="Calibri" fo:font-size="11pt" style:font-size-asian="11pt" style:font-size-complex="11pt" fo:language="en" fo:country="GB" style:language-asian="en" style:country-asian="GB"/>
    </style:style>
    <style:style style:name="T1040" style:parent-style-name="Hyperlink" style:family="text">
      <style:text-properties fo:language="en" fo:country="GB"/>
    </style:style>
    <style:style style:name="T1041" style:parent-style-name="Hyperlink" style:family="text">
      <style:text-properties fo:language="en" fo:country="GB"/>
    </style:style>
    <style:style style:name="T1042" style:parent-style-name="DefaultParagraphFont" style:family="text">
      <style:text-properties style:font-name="Calibri" fo:font-size="11pt" style:font-size-asian="11pt" style:font-size-complex="11pt" fo:language="en" fo:country="GB" style:language-asian="en" style:country-asian="GB"/>
    </style:style>
    <style:style style:name="T1043" style:parent-style-name="Hyperlink" style:family="text">
      <style:text-properties fo:language="en" fo:country="GB"/>
    </style:style>
    <style:style style:name="T1044" style:parent-style-name="Hyperlink" style:family="text">
      <style:text-properties fo:language="en" fo:country="GB"/>
    </style:style>
    <style:style style:name="T1045" style:parent-style-name="DefaultParagraphFont" style:family="text">
      <style:text-properties style:font-name="Calibri" fo:font-size="11pt" style:font-size-asian="11pt" style:font-size-complex="11pt" fo:language="en" fo:country="GB" style:language-asian="en" style:country-asian="GB"/>
    </style:style>
    <style:style style:name="T1046" style:parent-style-name="Hyperlink" style:family="text">
      <style:text-properties fo:language="en" fo:country="GB"/>
    </style:style>
    <style:style style:name="T1047" style:parent-style-name="Hyperlink" style:family="text">
      <style:text-properties fo:language="en" fo:country="GB"/>
    </style:style>
    <style:style style:name="T1048" style:parent-style-name="DefaultParagraphFont" style:family="text">
      <style:text-properties style:font-name="Calibri" fo:font-size="11pt" style:font-size-asian="11pt" style:font-size-complex="11pt" fo:language="en" fo:country="GB" style:language-asian="en" style:country-asian="GB"/>
    </style:style>
    <style:style style:name="T1049" style:parent-style-name="Hyperlink" style:family="text">
      <style:text-properties fo:language="en" fo:country="GB"/>
    </style:style>
    <style:style style:name="T1050" style:parent-style-name="Hyperlink" style:family="text">
      <style:text-properties fo:language="en" fo:country="GB"/>
    </style:style>
    <style:style style:name="T1051" style:parent-style-name="DefaultParagraphFont" style:family="text">
      <style:text-properties style:font-name="Calibri" fo:font-size="11pt" style:font-size-asian="11pt" style:font-size-complex="11pt" fo:language="en" fo:country="GB" style:language-asian="en" style:country-asian="GB"/>
    </style:style>
    <style:style style:name="T1052" style:parent-style-name="Hyperlink" style:family="text">
      <style:text-properties fo:language="en" fo:country="GB"/>
    </style:style>
    <style:style style:name="T1053" style:parent-style-name="Hyperlink" style:family="text">
      <style:text-properties fo:language="en" fo:country="GB"/>
    </style:style>
    <style:style style:name="T1054" style:parent-style-name="DefaultParagraphFont" style:family="text">
      <style:text-properties style:font-name="Calibri" fo:font-size="11pt" style:font-size-asian="11pt" style:font-size-complex="11pt" fo:language="en" fo:country="GB" style:language-asian="en" style:country-asian="GB"/>
    </style:style>
    <style:style style:name="T1055" style:parent-style-name="Hyperlink" style:family="text">
      <style:text-properties fo:language="en" fo:country="GB"/>
    </style:style>
    <style:style style:name="T1056" style:parent-style-name="Hyperlink" style:family="text">
      <style:text-properties fo:language="en" fo:country="GB"/>
    </style:style>
    <style:style style:name="T1057" style:parent-style-name="DefaultParagraphFont" style:family="text">
      <style:text-properties style:font-name="Calibri" fo:font-size="11pt" style:font-size-asian="11pt" style:font-size-complex="11pt" fo:language="en" fo:country="GB" style:language-asian="en" style:country-asian="GB"/>
    </style:style>
    <style:style style:name="T1058" style:parent-style-name="Hyperlink" style:family="text">
      <style:text-properties fo:language="en" fo:country="GB"/>
    </style:style>
    <style:style style:name="T1059" style:parent-style-name="Hyperlink" style:family="text">
      <style:text-properties fo:language="en" fo:country="GB"/>
    </style:style>
    <style:style style:name="T1060" style:parent-style-name="DefaultParagraphFont" style:family="text">
      <style:text-properties style:font-name="Calibri" fo:font-size="11pt" style:font-size-asian="11pt" style:font-size-complex="11pt" fo:language="en" fo:country="GB" style:language-asian="en" style:country-asian="GB"/>
    </style:style>
    <style:style style:name="T1061" style:parent-style-name="Hyperlink" style:family="text">
      <style:text-properties fo:language="en" fo:country="GB"/>
    </style:style>
    <style:style style:name="T1062" style:parent-style-name="Hyperlink" style:family="text">
      <style:text-properties fo:language="en" fo:country="GB"/>
    </style:style>
    <style:style style:name="T1063" style:parent-style-name="DefaultParagraphFont" style:family="text">
      <style:text-properties style:font-name="Calibri" fo:font-size="11pt" style:font-size-asian="11pt" style:font-size-complex="11pt" fo:language="en" fo:country="GB" style:language-asian="en" style:country-asian="GB"/>
    </style:style>
    <style:style style:name="T1064" style:parent-style-name="Hyperlink" style:family="text">
      <style:text-properties fo:language="en" fo:country="GB"/>
    </style:style>
    <style:style style:name="T1065" style:parent-style-name="Hyperlink" style:family="text">
      <style:text-properties fo:language="en" fo:country="GB"/>
    </style:style>
    <style:style style:name="T1066" style:parent-style-name="DefaultParagraphFont" style:family="text">
      <style:text-properties style:font-name="Calibri" fo:font-size="11pt" style:font-size-asian="11pt" style:font-size-complex="11pt" fo:language="en" fo:country="GB" style:language-asian="en" style:country-asian="GB"/>
    </style:style>
    <style:style style:name="T1067" style:parent-style-name="Hyperlink" style:family="text">
      <style:text-properties fo:language="en" fo:country="GB"/>
    </style:style>
    <style:style style:name="T1068" style:parent-style-name="Hyperlink" style:family="text">
      <style:text-properties fo:language="en" fo:country="GB"/>
    </style:style>
    <style:style style:name="T1069" style:parent-style-name="DefaultParagraphFont" style:family="text">
      <style:text-properties style:font-name="Calibri" fo:font-size="11pt" style:font-size-asian="11pt" style:font-size-complex="11pt" fo:language="en" fo:country="GB" style:language-asian="en" style:country-asian="GB"/>
    </style:style>
    <style:style style:name="T1070" style:parent-style-name="Hyperlink" style:family="text">
      <style:text-properties fo:language="en" fo:country="GB"/>
    </style:style>
    <style:style style:name="T1071" style:parent-style-name="Hyperlink" style:family="text">
      <style:text-properties fo:language="en" fo:country="GB"/>
    </style:style>
    <style:style style:name="T1072" style:parent-style-name="DefaultParagraphFont" style:family="text">
      <style:text-properties style:font-name="Calibri" fo:font-size="11pt" style:font-size-asian="11pt" style:font-size-complex="11pt" fo:language="en" fo:country="GB" style:language-asian="en" style:country-asian="GB"/>
    </style:style>
    <style:style style:name="T1073" style:parent-style-name="Hyperlink" style:family="text">
      <style:text-properties fo:language="en" fo:country="GB"/>
    </style:style>
    <style:style style:name="T1074" style:parent-style-name="Hyperlink" style:family="text">
      <style:text-properties fo:language="en" fo:country="GB"/>
    </style:style>
    <style:style style:name="T1075" style:parent-style-name="DefaultParagraphFont" style:family="text">
      <style:text-properties style:font-name="Calibri" fo:font-size="11pt" style:font-size-asian="11pt" style:font-size-complex="11pt" fo:language="en" fo:country="GB" style:language-asian="en" style:country-asian="GB"/>
    </style:style>
    <style:style style:name="T1076" style:parent-style-name="Hyperlink" style:family="text">
      <style:text-properties fo:language="en" fo:country="GB"/>
    </style:style>
    <style:style style:name="T1077" style:parent-style-name="Hyperlink" style:family="text">
      <style:text-properties fo:language="en" fo:country="GB"/>
    </style:style>
    <style:style style:name="T1078" style:parent-style-name="DefaultParagraphFont" style:family="text">
      <style:text-properties style:font-name="Calibri" fo:font-size="11pt" style:font-size-asian="11pt" style:font-size-complex="11pt" fo:language="en" fo:country="GB" style:language-asian="en" style:country-asian="GB"/>
    </style:style>
    <style:style style:name="T1079" style:parent-style-name="Hyperlink" style:family="text">
      <style:text-properties fo:language="en" fo:country="GB"/>
    </style:style>
    <style:style style:name="T1080" style:parent-style-name="Hyperlink" style:family="text">
      <style:text-properties fo:language="en" fo:country="GB"/>
    </style:style>
    <style:style style:name="T1081" style:parent-style-name="DefaultParagraphFont" style:family="text">
      <style:text-properties style:font-name="Calibri" fo:font-size="11pt" style:font-size-asian="11pt" style:font-size-complex="11pt" fo:language="en" fo:country="GB" style:language-asian="en" style:country-asian="GB"/>
    </style:style>
    <style:style style:name="T1082" style:parent-style-name="Hyperlink" style:family="text">
      <style:text-properties fo:language="en" fo:country="GB"/>
    </style:style>
    <style:style style:name="T1083" style:parent-style-name="Hyperlink" style:family="text">
      <style:text-properties fo:language="en" fo:country="GB"/>
    </style:style>
    <style:style style:name="T1084" style:parent-style-name="DefaultParagraphFont" style:family="text">
      <style:text-properties style:font-name="Calibri" fo:font-size="11pt" style:font-size-asian="11pt" style:font-size-complex="11pt" fo:language="en" fo:country="GB" style:language-asian="en" style:country-asian="GB"/>
    </style:style>
    <style:style style:name="T1085" style:parent-style-name="Hyperlink" style:family="text">
      <style:text-properties fo:language="en" fo:country="GB"/>
    </style:style>
    <style:style style:name="P1086"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087" style:parent-style-name="Hyperlink" style:family="text">
      <style:text-properties fo:language="en" fo:country="GB"/>
    </style:style>
    <style:style style:name="T1088" style:parent-style-name="DefaultParagraphFont" style:family="text">
      <style:text-properties style:font-name="Calibri" fo:font-size="11pt" style:font-size-asian="11pt" style:font-size-complex="11pt" fo:language="en" fo:country="GB" style:language-asian="en" style:country-asian="GB"/>
    </style:style>
    <style:style style:name="T1089" style:parent-style-name="Hyperlink" style:family="text">
      <style:text-properties fo:language="en" fo:country="GB"/>
    </style:style>
    <style:style style:name="T1090" style:parent-style-name="Hyperlink" style:family="text">
      <style:text-properties fo:language="en" fo:country="GB"/>
    </style:style>
    <style:style style:name="T1091" style:parent-style-name="DefaultParagraphFont" style:family="text">
      <style:text-properties style:font-name="Calibri" fo:font-size="11pt" style:font-size-asian="11pt" style:font-size-complex="11pt" fo:language="en" fo:country="GB" style:language-asian="en" style:country-asian="GB"/>
    </style:style>
    <style:style style:name="T1092" style:parent-style-name="Hyperlink" style:family="text">
      <style:text-properties fo:language="en" fo:country="GB"/>
    </style:style>
    <style:style style:name="T1093" style:parent-style-name="Hyperlink" style:family="text">
      <style:text-properties fo:language="en" fo:country="GB"/>
    </style:style>
    <style:style style:name="T1094" style:parent-style-name="DefaultParagraphFont" style:family="text">
      <style:text-properties style:font-name="Calibri" fo:font-size="11pt" style:font-size-asian="11pt" style:font-size-complex="11pt" fo:language="en" fo:country="GB" style:language-asian="en" style:country-asian="GB"/>
    </style:style>
    <style:style style:name="T1095" style:parent-style-name="Hyperlink" style:family="text">
      <style:text-properties fo:language="en" fo:country="GB"/>
    </style:style>
    <style:style style:name="T1096" style:parent-style-name="Hyperlink" style:family="text">
      <style:text-properties fo:language="en" fo:country="GB"/>
    </style:style>
    <style:style style:name="T1097" style:parent-style-name="DefaultParagraphFont" style:family="text">
      <style:text-properties style:font-name="Calibri" fo:font-size="11pt" style:font-size-asian="11pt" style:font-size-complex="11pt" fo:language="en" fo:country="GB" style:language-asian="en" style:country-asian="GB"/>
    </style:style>
    <style:style style:name="T1098" style:parent-style-name="Hyperlink" style:family="text">
      <style:text-properties fo:language="en" fo:country="GB"/>
    </style:style>
    <style:style style:name="T1099" style:parent-style-name="Hyperlink" style:family="text">
      <style:text-properties fo:language="en" fo:country="GB"/>
    </style:style>
    <style:style style:name="T1100" style:parent-style-name="DefaultParagraphFont" style:family="text">
      <style:text-properties style:font-name="Calibri" fo:font-size="11pt" style:font-size-asian="11pt" style:font-size-complex="11pt" fo:language="en" fo:country="GB" style:language-asian="en" style:country-asian="GB"/>
    </style:style>
    <style:style style:name="T1101" style:parent-style-name="Hyperlink" style:family="text">
      <style:text-properties fo:language="en" fo:country="GB"/>
    </style:style>
    <style:style style:name="T1102" style:parent-style-name="Hyperlink" style:family="text">
      <style:text-properties fo:language="en" fo:country="GB"/>
    </style:style>
    <style:style style:name="T1103" style:parent-style-name="DefaultParagraphFont" style:family="text">
      <style:text-properties style:font-name="Calibri" fo:font-size="11pt" style:font-size-asian="11pt" style:font-size-complex="11pt" fo:language="en" fo:country="GB" style:language-asian="en" style:country-asian="GB"/>
    </style:style>
    <style:style style:name="T1104" style:parent-style-name="Hyperlink" style:family="text">
      <style:text-properties fo:language="en" fo:country="GB"/>
    </style:style>
    <style:style style:name="T1105" style:parent-style-name="Hyperlink" style:family="text">
      <style:text-properties fo:language="en" fo:country="GB"/>
    </style:style>
    <style:style style:name="T1106" style:parent-style-name="DefaultParagraphFont" style:family="text">
      <style:text-properties style:font-name="Calibri" fo:font-size="11pt" style:font-size-asian="11pt" style:font-size-complex="11pt" fo:language="en" fo:country="GB" style:language-asian="en" style:country-asian="GB"/>
    </style:style>
    <style:style style:name="T1107" style:parent-style-name="Hyperlink" style:family="text">
      <style:text-properties fo:language="en" fo:country="GB"/>
    </style:style>
    <style:style style:name="T1108" style:parent-style-name="Hyperlink" style:family="text">
      <style:text-properties fo:language="en" fo:country="GB"/>
    </style:style>
    <style:style style:name="T1109" style:parent-style-name="DefaultParagraphFont" style:family="text">
      <style:text-properties style:font-name="Calibri" fo:font-size="11pt" style:font-size-asian="11pt" style:font-size-complex="11pt" fo:language="en" fo:country="GB" style:language-asian="en" style:country-asian="GB"/>
    </style:style>
    <style:style style:name="T1110" style:parent-style-name="Hyperlink" style:family="text">
      <style:text-properties fo:language="en" fo:country="GB"/>
    </style:style>
    <style:style style:name="T1111" style:parent-style-name="Hyperlink" style:family="text">
      <style:text-properties fo:language="en" fo:country="GB"/>
    </style:style>
    <style:style style:name="T1112" style:parent-style-name="DefaultParagraphFont" style:family="text">
      <style:text-properties style:font-name="Calibri" fo:font-size="11pt" style:font-size-asian="11pt" style:font-size-complex="11pt" fo:language="en" fo:country="GB" style:language-asian="en" style:country-asian="GB"/>
    </style:style>
    <style:style style:name="T1113" style:parent-style-name="Hyperlink" style:family="text">
      <style:text-properties fo:language="en" fo:country="GB"/>
    </style:style>
    <style:style style:name="T1114" style:parent-style-name="Hyperlink" style:family="text">
      <style:text-properties fo:language="en" fo:country="GB"/>
    </style:style>
    <style:style style:name="T1115" style:parent-style-name="DefaultParagraphFont" style:family="text">
      <style:text-properties style:font-name="Calibri" fo:font-size="11pt" style:font-size-asian="11pt" style:font-size-complex="11pt" fo:language="en" fo:country="GB" style:language-asian="en" style:country-asian="GB"/>
    </style:style>
    <style:style style:name="T1116" style:parent-style-name="Hyperlink" style:family="text">
      <style:text-properties fo:language="en" fo:country="GB"/>
    </style:style>
    <style:style style:name="T1117" style:parent-style-name="Hyperlink" style:family="text">
      <style:text-properties fo:language="en" fo:country="GB"/>
    </style:style>
    <style:style style:name="T1118" style:parent-style-name="DefaultParagraphFont" style:family="text">
      <style:text-properties style:font-name="Calibri" fo:font-size="11pt" style:font-size-asian="11pt" style:font-size-complex="11pt" fo:language="en" fo:country="GB" style:language-asian="en" style:country-asian="GB"/>
    </style:style>
    <style:style style:name="T1119" style:parent-style-name="Hyperlink" style:family="text">
      <style:text-properties fo:language="en" fo:country="GB"/>
    </style:style>
    <style:style style:name="T1120" style:parent-style-name="Hyperlink" style:family="text">
      <style:text-properties fo:language="en" fo:country="GB"/>
    </style:style>
    <style:style style:name="T1121" style:parent-style-name="DefaultParagraphFont" style:family="text">
      <style:text-properties style:font-name="Calibri" fo:font-size="11pt" style:font-size-asian="11pt" style:font-size-complex="11pt" fo:language="en" fo:country="GB" style:language-asian="en" style:country-asian="GB"/>
    </style:style>
    <style:style style:name="T1122" style:parent-style-name="Hyperlink" style:family="text">
      <style:text-properties fo:language="en" fo:country="GB"/>
    </style:style>
    <style:style style:name="T1123" style:parent-style-name="Hyperlink" style:family="text">
      <style:text-properties fo:language="en" fo:country="GB"/>
    </style:style>
    <style:style style:name="T1124" style:parent-style-name="DefaultParagraphFont" style:family="text">
      <style:text-properties style:font-name="Calibri" fo:font-size="11pt" style:font-size-asian="11pt" style:font-size-complex="11pt" fo:language="en" fo:country="GB" style:language-asian="en" style:country-asian="GB"/>
    </style:style>
    <style:style style:name="T1125" style:parent-style-name="Hyperlink" style:family="text">
      <style:text-properties fo:language="en" fo:country="GB"/>
    </style:style>
    <style:style style:name="T1126" style:parent-style-name="Hyperlink" style:family="text">
      <style:text-properties fo:language="en" fo:country="GB"/>
    </style:style>
    <style:style style:name="T1127" style:parent-style-name="DefaultParagraphFont" style:family="text">
      <style:text-properties style:font-name="Calibri" fo:font-size="11pt" style:font-size-asian="11pt" style:font-size-complex="11pt" fo:language="en" fo:country="GB" style:language-asian="en" style:country-asian="GB"/>
    </style:style>
    <style:style style:name="T1128" style:parent-style-name="Hyperlink" style:family="text">
      <style:text-properties fo:language="en" fo:country="GB"/>
    </style:style>
    <style:style style:name="T1129" style:parent-style-name="Hyperlink" style:family="text">
      <style:text-properties fo:language="en" fo:country="GB"/>
    </style:style>
    <style:style style:name="T1130" style:parent-style-name="DefaultParagraphFont" style:family="text">
      <style:text-properties style:font-name="Calibri" fo:font-size="11pt" style:font-size-asian="11pt" style:font-size-complex="11pt" fo:language="en" fo:country="GB" style:language-asian="en" style:country-asian="GB"/>
    </style:style>
    <style:style style:name="T1131" style:parent-style-name="Hyperlink" style:family="text">
      <style:text-properties fo:language="en" fo:country="GB"/>
    </style:style>
    <style:style style:name="T1132" style:parent-style-name="Hyperlink" style:family="text">
      <style:text-properties fo:language="en" fo:country="GB"/>
    </style:style>
    <style:style style:name="T1133" style:parent-style-name="DefaultParagraphFont" style:family="text">
      <style:text-properties style:font-name="Calibri" fo:font-size="11pt" style:font-size-asian="11pt" style:font-size-complex="11pt" fo:language="en" fo:country="GB" style:language-asian="en" style:country-asian="GB"/>
    </style:style>
    <style:style style:name="T1134" style:parent-style-name="Hyperlink" style:family="text">
      <style:text-properties fo:language="en" fo:country="GB"/>
    </style:style>
    <style:style style:name="T1135" style:parent-style-name="Hyperlink" style:family="text">
      <style:text-properties fo:language="en" fo:country="GB"/>
    </style:style>
    <style:style style:name="T1136" style:parent-style-name="DefaultParagraphFont" style:family="text">
      <style:text-properties style:font-name="Calibri" fo:font-size="11pt" style:font-size-asian="11pt" style:font-size-complex="11pt" fo:language="en" fo:country="GB" style:language-asian="en" style:country-asian="GB"/>
    </style:style>
    <style:style style:name="T1137" style:parent-style-name="Hyperlink" style:family="text">
      <style:text-properties fo:language="en" fo:country="GB"/>
    </style:style>
    <style:style style:name="T1138" style:parent-style-name="Hyperlink" style:family="text">
      <style:text-properties fo:language="en" fo:country="GB"/>
    </style:style>
    <style:style style:name="T1139" style:parent-style-name="DefaultParagraphFont" style:family="text">
      <style:text-properties style:font-name="Calibri" fo:font-size="11pt" style:font-size-asian="11pt" style:font-size-complex="11pt" fo:language="en" fo:country="GB" style:language-asian="en" style:country-asian="GB"/>
    </style:style>
    <style:style style:name="T1140" style:parent-style-name="Hyperlink" style:family="text">
      <style:text-properties fo:language="en" fo:country="GB"/>
    </style:style>
    <style:style style:name="T1141" style:parent-style-name="Hyperlink" style:family="text">
      <style:text-properties fo:language="en" fo:country="GB"/>
    </style:style>
    <style:style style:name="T1142" style:parent-style-name="DefaultParagraphFont" style:family="text">
      <style:text-properties style:font-name="Calibri" fo:font-size="11pt" style:font-size-asian="11pt" style:font-size-complex="11pt" fo:language="en" fo:country="GB" style:language-asian="en" style:country-asian="GB"/>
    </style:style>
    <style:style style:name="T1143" style:parent-style-name="Hyperlink" style:family="text">
      <style:text-properties fo:language="en" fo:country="GB"/>
    </style:style>
    <style:style style:name="T1144" style:parent-style-name="Hyperlink" style:family="text">
      <style:text-properties fo:language="en" fo:country="GB"/>
    </style:style>
    <style:style style:name="T1145" style:parent-style-name="DefaultParagraphFont" style:family="text">
      <style:text-properties style:font-name="Calibri" fo:font-size="11pt" style:font-size-asian="11pt" style:font-size-complex="11pt" fo:language="en" fo:country="GB" style:language-asian="en" style:country-asian="GB"/>
    </style:style>
    <style:style style:name="T1146" style:parent-style-name="Hyperlink" style:family="text">
      <style:text-properties fo:language="en" fo:country="GB"/>
    </style:style>
    <style:style style:name="T1147" style:parent-style-name="Hyperlink" style:family="text">
      <style:text-properties fo:language="en" fo:country="GB"/>
    </style:style>
    <style:style style:name="T1148" style:parent-style-name="DefaultParagraphFont" style:family="text">
      <style:text-properties style:font-name="Calibri" fo:font-size="11pt" style:font-size-asian="11pt" style:font-size-complex="11pt" fo:language="en" fo:country="GB" style:language-asian="en" style:country-asian="GB"/>
    </style:style>
    <style:style style:name="T1149" style:parent-style-name="Hyperlink" style:family="text">
      <style:text-properties fo:language="en" fo:country="GB"/>
    </style:style>
    <style:style style:name="T1150" style:parent-style-name="Hyperlink" style:family="text">
      <style:text-properties fo:language="en" fo:country="GB"/>
    </style:style>
    <style:style style:name="T1151" style:parent-style-name="DefaultParagraphFont" style:family="text">
      <style:text-properties style:font-name="Calibri" fo:font-size="11pt" style:font-size-asian="11pt" style:font-size-complex="11pt" fo:language="en" fo:country="GB" style:language-asian="en" style:country-asian="GB"/>
    </style:style>
    <style:style style:name="T1152" style:parent-style-name="Hyperlink" style:family="text">
      <style:text-properties fo:language="en" fo:country="GB"/>
    </style:style>
    <style:style style:name="T1153" style:parent-style-name="Hyperlink" style:family="text">
      <style:text-properties fo:language="en" fo:country="GB"/>
    </style:style>
    <style:style style:name="T1154" style:parent-style-name="DefaultParagraphFont" style:family="text">
      <style:text-properties style:font-name="Calibri" fo:font-size="11pt" style:font-size-asian="11pt" style:font-size-complex="11pt" fo:language="en" fo:country="GB" style:language-asian="en" style:country-asian="GB"/>
    </style:style>
    <style:style style:name="T1155" style:parent-style-name="Hyperlink" style:family="text">
      <style:text-properties fo:language="en" fo:country="GB"/>
    </style:style>
    <style:style style:name="T1156" style:parent-style-name="Hyperlink" style:family="text">
      <style:text-properties fo:language="en" fo:country="GB"/>
    </style:style>
    <style:style style:name="T1157" style:parent-style-name="DefaultParagraphFont" style:family="text">
      <style:text-properties style:font-name="Calibri" fo:font-size="11pt" style:font-size-asian="11pt" style:font-size-complex="11pt" fo:language="en" fo:country="GB" style:language-asian="en" style:country-asian="GB"/>
    </style:style>
    <style:style style:name="T1158" style:parent-style-name="Hyperlink" style:family="text">
      <style:text-properties fo:language="en" fo:country="GB"/>
    </style:style>
    <style:style style:name="T1159" style:parent-style-name="Hyperlink" style:family="text">
      <style:text-properties fo:language="en" fo:country="GB"/>
    </style:style>
    <style:style style:name="T1160" style:parent-style-name="DefaultParagraphFont" style:family="text">
      <style:text-properties style:font-name="Calibri" fo:font-size="11pt" style:font-size-asian="11pt" style:font-size-complex="11pt" fo:language="en" fo:country="GB" style:language-asian="en" style:country-asian="GB"/>
    </style:style>
    <style:style style:name="T1161" style:parent-style-name="Hyperlink" style:family="text">
      <style:text-properties fo:language="en" fo:country="GB"/>
    </style:style>
    <style:style style:name="T1162" style:parent-style-name="Hyperlink" style:family="text">
      <style:text-properties fo:language="en" fo:country="GB"/>
    </style:style>
    <style:style style:name="T1163" style:parent-style-name="DefaultParagraphFont" style:family="text">
      <style:text-properties style:font-name="Calibri" fo:font-size="11pt" style:font-size-asian="11pt" style:font-size-complex="11pt" fo:language="en" fo:country="GB" style:language-asian="en" style:country-asian="GB"/>
    </style:style>
    <style:style style:name="T1164" style:parent-style-name="Hyperlink" style:family="text">
      <style:text-properties fo:language="en" fo:country="GB"/>
    </style:style>
    <style:style style:name="T1165" style:parent-style-name="Hyperlink" style:family="text">
      <style:text-properties fo:language="en" fo:country="GB"/>
    </style:style>
    <style:style style:name="T1166" style:parent-style-name="DefaultParagraphFont" style:family="text">
      <style:text-properties style:font-name="Calibri" fo:font-size="11pt" style:font-size-asian="11pt" style:font-size-complex="11pt" fo:language="en" fo:country="GB" style:language-asian="en" style:country-asian="GB"/>
    </style:style>
    <style:style style:name="T1167" style:parent-style-name="Hyperlink" style:family="text">
      <style:text-properties fo:language="en" fo:country="GB"/>
    </style:style>
    <style:style style:name="T1168" style:parent-style-name="Hyperlink" style:family="text">
      <style:text-properties fo:language="en" fo:country="GB"/>
    </style:style>
    <style:style style:name="T1169" style:parent-style-name="DefaultParagraphFont" style:family="text">
      <style:text-properties style:font-name="Calibri" fo:font-size="11pt" style:font-size-asian="11pt" style:font-size-complex="11pt" fo:language="en" fo:country="GB" style:language-asian="en" style:country-asian="GB"/>
    </style:style>
    <style:style style:name="T1170" style:parent-style-name="Hyperlink" style:family="text">
      <style:text-properties fo:language="en" fo:country="GB"/>
    </style:style>
    <style:style style:name="T1171" style:parent-style-name="Hyperlink" style:family="text">
      <style:text-properties fo:language="en" fo:country="GB"/>
    </style:style>
    <style:style style:name="T1172" style:parent-style-name="DefaultParagraphFont" style:family="text">
      <style:text-properties style:font-name="Calibri" fo:font-size="11pt" style:font-size-asian="11pt" style:font-size-complex="11pt" fo:language="en" fo:country="GB" style:language-asian="en" style:country-asian="GB"/>
    </style:style>
    <style:style style:name="T1173" style:parent-style-name="Hyperlink" style:family="text">
      <style:text-properties fo:language="en" fo:country="GB"/>
    </style:style>
    <style:style style:name="T1174" style:parent-style-name="Hyperlink" style:family="text">
      <style:text-properties fo:language="en" fo:country="GB"/>
    </style:style>
    <style:style style:name="T1175" style:parent-style-name="DefaultParagraphFont" style:family="text">
      <style:text-properties style:font-name="Calibri" fo:font-size="11pt" style:font-size-asian="11pt" style:font-size-complex="11pt" fo:language="en" fo:country="GB" style:language-asian="en" style:country-asian="GB"/>
    </style:style>
    <style:style style:name="T1176" style:parent-style-name="Hyperlink" style:family="text">
      <style:text-properties fo:language="en" fo:country="GB"/>
    </style:style>
    <style:style style:name="T1177" style:parent-style-name="Hyperlink" style:family="text">
      <style:text-properties fo:language="en" fo:country="GB"/>
    </style:style>
    <style:style style:name="T1178" style:parent-style-name="DefaultParagraphFont" style:family="text">
      <style:text-properties style:font-name="Calibri" fo:font-size="11pt" style:font-size-asian="11pt" style:font-size-complex="11pt" fo:language="en" fo:country="GB" style:language-asian="en" style:country-asian="GB"/>
    </style:style>
    <style:style style:name="T1179" style:parent-style-name="Hyperlink" style:family="text">
      <style:text-properties fo:language="en" fo:country="GB"/>
    </style:style>
    <style:style style:name="T1180" style:parent-style-name="Hyperlink" style:family="text">
      <style:text-properties fo:language="en" fo:country="GB"/>
    </style:style>
    <style:style style:name="T1181" style:parent-style-name="DefaultParagraphFont" style:family="text">
      <style:text-properties style:font-name="Calibri" fo:font-size="11pt" style:font-size-asian="11pt" style:font-size-complex="11pt" fo:language="en" fo:country="GB" style:language-asian="en" style:country-asian="GB"/>
    </style:style>
    <style:style style:name="T1182" style:parent-style-name="Hyperlink" style:family="text">
      <style:text-properties fo:language="en" fo:country="GB"/>
    </style:style>
    <style:style style:name="T1183" style:parent-style-name="Hyperlink" style:family="text">
      <style:text-properties fo:language="en" fo:country="GB"/>
    </style:style>
    <style:style style:name="T1184" style:parent-style-name="DefaultParagraphFont" style:family="text">
      <style:text-properties style:font-name="Calibri" fo:font-size="11pt" style:font-size-asian="11pt" style:font-size-complex="11pt" fo:language="en" fo:country="GB" style:language-asian="en" style:country-asian="GB"/>
    </style:style>
    <style:style style:name="T1185" style:parent-style-name="Hyperlink" style:family="text">
      <style:text-properties fo:language="en" fo:country="GB"/>
    </style:style>
    <style:style style:name="T1186" style:parent-style-name="Hyperlink" style:family="text">
      <style:text-properties fo:language="en" fo:country="GB"/>
    </style:style>
    <style:style style:name="T1187" style:parent-style-name="DefaultParagraphFont" style:family="text">
      <style:text-properties style:font-name="Calibri" fo:font-size="11pt" style:font-size-asian="11pt" style:font-size-complex="11pt" fo:language="en" fo:country="GB" style:language-asian="en" style:country-asian="GB"/>
    </style:style>
    <style:style style:name="T1188" style:parent-style-name="Hyperlink" style:family="text">
      <style:text-properties fo:language="en" fo:country="GB"/>
    </style:style>
    <style:style style:name="T1189" style:parent-style-name="Hyperlink" style:family="text">
      <style:text-properties fo:language="en" fo:country="GB"/>
    </style:style>
    <style:style style:name="T1190" style:parent-style-name="DefaultParagraphFont" style:family="text">
      <style:text-properties style:font-name="Calibri" fo:font-size="11pt" style:font-size-asian="11pt" style:font-size-complex="11pt" fo:language="en" fo:country="GB" style:language-asian="en" style:country-asian="GB"/>
    </style:style>
    <style:style style:name="T1191" style:parent-style-name="Hyperlink" style:family="text">
      <style:text-properties fo:language="en" fo:country="GB"/>
    </style:style>
    <style:style style:name="P1192"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193" style:parent-style-name="Hyperlink" style:family="text">
      <style:text-properties fo:language="en" fo:country="GB"/>
    </style:style>
    <style:style style:name="T1194" style:parent-style-name="DefaultParagraphFont" style:family="text">
      <style:text-properties style:font-name="Calibri" fo:font-size="11pt" style:font-size-asian="11pt" style:font-size-complex="11pt" fo:language="en" fo:country="GB" style:language-asian="en" style:country-asian="GB"/>
    </style:style>
    <style:style style:name="T1195" style:parent-style-name="Hyperlink" style:family="text">
      <style:text-properties fo:language="en" fo:country="GB"/>
    </style:style>
    <style:style style:name="P1196" style:parent-style-name="Heading1" style:family="paragraph">
      <style:text-properties fo:language="en" fo:country="GB"/>
    </style:style>
    <style:style style:name="P1197" style:parent-style-name="Normal" style:family="paragraph">
      <style:paragraph-properties fo:text-align="start"/>
    </style:style>
    <style:style style:name="T1198" style:parent-style-name="DefaultParagraphFont" style:family="text">
      <style:text-properties fo:language="en" fo:country="GB"/>
    </style:style>
    <style:style style:name="T1199" style:parent-style-name="DefaultParagraphFont" style:family="text">
      <style:text-properties fo:language="en" fo:country="GB"/>
    </style:style>
    <style:style style:name="T1200" style:parent-style-name="DefaultParagraphFont" style:family="text">
      <style:text-properties fo:language="en" fo:country="GB"/>
    </style:style>
    <style:style style:name="T1201" style:parent-style-name="Hyperlink" style:family="text">
      <style:text-properties fo:language="en" fo:country="GB"/>
    </style:style>
    <style:style style:name="T1202" style:parent-style-name="DefaultParagraphFont" style:family="text">
      <style:text-properties fo:language="en" fo:country="GB"/>
    </style:style>
    <style:style style:name="P1203" style:parent-style-name="Heading4" style:family="paragraph">
      <style:text-properties fo:language="en" fo:country="GB"/>
    </style:style>
    <style:style style:name="P1204" style:parent-style-name="Normal" style:family="paragraph">
      <style:text-properties fo:language="en" fo:country="GB"/>
    </style:style>
    <style:style style:name="P1205" style:parent-style-name="Heading1" style:family="paragraph">
      <style:text-properties fo:language="en" fo:country="GB"/>
    </style:style>
    <style:style style:name="P1206" style:parent-style-name="Heading2" style:family="paragraph">
      <style:paragraph-properties fo:break-before="auto"/>
      <style:text-properties fo:language="en" fo:country="GB"/>
    </style:style>
    <style:style style:name="P1207" style:parent-style-name="Normal" style:family="paragraph">
      <style:text-properties fo:language="en" fo:country="GB"/>
    </style:style>
    <style:style style:name="P1208" style:parent-style-name="Normal" style:family="paragraph">
      <style:text-properties fo:language="en" fo:country="GB"/>
    </style:style>
    <style:style style:name="P1209" style:parent-style-name="Heading4" style:family="paragraph">
      <style:text-properties fo:language="en" fo:country="GB"/>
    </style:style>
    <style:style style:name="P1210" style:parent-style-name="Normal" style:family="paragraph">
      <style:text-properties fo:language="en" fo:country="GB"/>
    </style:style>
    <style:style style:name="P1211" style:parent-style-name="Normal" style:family="paragraph">
      <style:text-properties fo:language="en" fo:country="GB"/>
    </style:style>
    <style:style style:name="P1212" style:parent-style-name="Heading2" style:family="paragraph">
      <style:paragraph-properties fo:break-before="auto"/>
      <style:text-properties fo:language="en" fo:country="GB"/>
    </style:style>
    <style:style style:name="P1213" style:parent-style-name="Heading3" style:family="paragraph">
      <style:text-properties fo:language="en" fo:country="GB"/>
    </style:style>
    <style:style style:name="P1214" style:parent-style-name="Normal" style:family="paragraph">
      <style:text-properties fo:language="en" fo:country="GB"/>
    </style:style>
    <style:style style:name="P1215" style:parent-style-name="Normal" style:family="paragraph">
      <style:text-properties fo:language="en" fo:country="GB"/>
    </style:style>
    <style:style style:name="P1216" style:parent-style-name="Normal" style:family="paragraph">
      <style:text-properties fo:language="en" fo:country="GB"/>
    </style:style>
    <style:style style:name="P1217" style:parent-style-name="Normal" style:family="paragraph">
      <style:text-properties fo:language="en" fo:country="GB"/>
    </style:style>
    <style:style style:name="P1218" style:parent-style-name="Normal" style:family="paragraph">
      <style:text-properties fo:language="en" fo:country="GB"/>
    </style:style>
    <style:style style:name="P1219" style:parent-style-name="Normal" style:family="paragraph">
      <style:text-properties fo:language="en" fo:country="GB"/>
    </style:style>
    <style:style style:name="P1220" style:parent-style-name="Normal" style:family="paragraph">
      <style:text-properties fo:language="en" fo:country="GB"/>
    </style:style>
    <style:style style:name="P1221" style:parent-style-name="Normal" style:family="paragraph">
      <style:text-properties fo:language="en" fo:country="GB"/>
    </style:style>
    <style:style style:name="P1222" style:parent-style-name="Normal" style:family="paragraph">
      <style:text-properties fo:language="en" fo:country="GB"/>
    </style:style>
    <style:style style:name="P1223" style:parent-style-name="Normal" style:family="paragraph">
      <style:text-properties fo:language="en" fo:country="GB"/>
    </style:style>
    <style:style style:name="P1224" style:parent-style-name="Normal" style:family="paragraph">
      <style:text-properties fo:language="en" fo:country="GB"/>
    </style:style>
    <style:style style:name="P1225" style:parent-style-name="Normal" style:family="paragraph">
      <style:text-properties fo:language="en" fo:country="GB"/>
    </style:style>
    <style:style style:name="P1226" style:parent-style-name="Normal" style:family="paragraph">
      <style:text-properties fo:language="en" fo:country="GB"/>
    </style:style>
    <style:style style:name="P1227" style:parent-style-name="Normal" style:family="paragraph">
      <style:text-properties fo:language="en" fo:country="GB"/>
    </style:style>
    <style:style style:name="P1228" style:parent-style-name="Heading4" style:family="paragraph">
      <style:text-properties fo:language="en" fo:country="GB"/>
    </style:style>
    <style:style style:name="T1229" style:parent-style-name="DefaultParagraphFont" style:family="text">
      <style:text-properties fo:language="en" fo:country="GB"/>
    </style:style>
    <style:style style:name="T1230" style:parent-style-name="DefaultParagraphFont" style:family="text">
      <style:text-properties style:text-position="super 65%" fo:language="en" fo:country="GB"/>
    </style:style>
    <style:style style:name="T1231" style:parent-style-name="DefaultParagraphFont" style:family="text">
      <style:text-properties fo:language="en" fo:country="GB"/>
    </style:style>
    <style:style style:name="T1232" style:parent-style-name="DefaultParagraphFont" style:family="text">
      <style:text-properties style:text-position="super 65%" fo:language="en" fo:country="GB"/>
    </style:style>
    <style:style style:name="T1233" style:parent-style-name="DefaultParagraphFont" style:family="text">
      <style:text-properties fo:language="en" fo:country="GB"/>
    </style:style>
    <style:style style:name="T1234" style:parent-style-name="DefaultParagraphFont" style:family="text">
      <style:text-properties style:text-position="super 65%" fo:language="en" fo:country="GB"/>
    </style:style>
    <style:style style:name="T1235" style:parent-style-name="DefaultParagraphFont" style:family="text">
      <style:text-properties fo:language="en" fo:country="GB"/>
    </style:style>
    <style:style style:name="T1236" style:parent-style-name="DefaultParagraphFont" style:family="text">
      <style:text-properties style:text-position="super 65%" fo:language="en" fo:country="GB"/>
    </style:style>
    <style:style style:name="T1237" style:parent-style-name="DefaultParagraphFont" style:family="text">
      <style:text-properties fo:language="en" fo:country="GB"/>
    </style:style>
    <style:style style:name="T1238" style:parent-style-name="DefaultParagraphFont" style:family="text">
      <style:text-properties style:text-position="super 65%" fo:language="en" fo:country="GB"/>
    </style:style>
    <style:style style:name="T1239" style:parent-style-name="DefaultParagraphFont" style:family="text">
      <style:text-properties fo:language="en" fo:country="GB"/>
    </style:style>
    <style:style style:name="P1240" style:parent-style-name="Heading4" style:family="paragraph">
      <style:text-properties fo:language="en" fo:country="GB"/>
    </style:style>
    <style:style style:name="T1241" style:parent-style-name="DefaultParagraphFont" style:family="text">
      <style:text-properties fo:language="en" fo:country="GB"/>
    </style:style>
    <style:style style:name="T1242" style:parent-style-name="FootnoteReference" style:family="text">
      <style:text-properties fo:language="en" fo:country="GB"/>
    </style:style>
    <style:style style:name="T1243" style:parent-style-name="DefaultParagraphFont" style:family="text">
      <style:text-properties fo:language="en" fo:country="US"/>
    </style:style>
    <style:style style:name="T1244" style:parent-style-name="DefaultParagraphFont" style:family="text">
      <style:text-properties fo:language="en" fo:country="GB"/>
    </style:style>
    <style:style style:name="T1245" style:parent-style-name="Hyperlink" style:family="text">
      <style:text-properties fo:language="en" fo:country="GB"/>
    </style:style>
    <style:style style:name="T1246" style:parent-style-name="DefaultParagraphFont" style:family="text">
      <style:text-properties fo:language="en" fo:country="GB"/>
    </style:style>
    <style:style style:name="T1247" style:parent-style-name="DefaultParagraphFont" style:family="text">
      <style:text-properties fo:language="en" fo:country="GB"/>
    </style:style>
    <style:style style:name="P1248" style:parent-style-name="Heading4" style:family="paragraph">
      <style:text-properties fo:language="en" fo:country="GB"/>
    </style:style>
    <style:style style:name="T1249" style:parent-style-name="DefaultParagraphFont" style:family="text">
      <style:text-properties fo:language="en" fo:country="GB"/>
    </style:style>
    <style:style style:name="T1250" style:parent-style-name="DefaultParagraphFont" style:family="text">
      <style:text-properties style:text-position="super 65%" fo:language="en" fo:country="GB"/>
    </style:style>
    <style:style style:name="T1251" style:parent-style-name="DefaultParagraphFont" style:family="text">
      <style:text-properties fo:language="en" fo:country="GB"/>
    </style:style>
    <style:style style:name="T1252" style:parent-style-name="DefaultParagraphFont" style:family="text">
      <style:text-properties style:text-position="super 65%" fo:language="en" fo:country="GB"/>
    </style:style>
    <style:style style:name="T1253" style:parent-style-name="DefaultParagraphFont" style:family="text">
      <style:text-properties fo:language="en" fo:country="GB"/>
    </style:style>
    <style:style style:name="P1254" style:parent-style-name="Normal" style:family="paragraph">
      <style:text-properties fo:language="en" fo:country="GB"/>
    </style:style>
    <style:style style:name="P1255" style:parent-style-name="Normal" style:family="paragraph">
      <style:text-properties fo:language="en" fo:country="GB"/>
    </style:style>
    <style:style style:name="P1256" style:parent-style-name="Normal" style:family="paragraph">
      <style:text-properties fo:language="en" fo:country="GB"/>
    </style:style>
    <style:style style:name="P1257" style:parent-style-name="Normal" style:family="paragraph">
      <style:text-properties fo:language="en" fo:country="GB"/>
    </style:style>
    <style:style style:name="P1258" style:parent-style-name="Normal" style:family="paragraph">
      <style:text-properties fo:language="en" fo:country="GB"/>
    </style:style>
    <style:style style:name="P1259" style:parent-style-name="Normal" style:family="paragraph">
      <style:text-properties fo:language="en" fo:country="GB"/>
    </style:style>
    <style:style style:name="P1260" style:parent-style-name="Normal" style:family="paragraph">
      <style:text-properties fo:language="en" fo:country="GB"/>
    </style:style>
    <style:style style:name="P1261" style:parent-style-name="Normal" style:family="paragraph">
      <style:text-properties fo:language="en" fo:country="GB"/>
    </style:style>
    <style:style style:name="P1262" style:parent-style-name="Normal" style:family="paragraph">
      <style:text-properties fo:language="en" fo:country="GB"/>
    </style:style>
    <style:style style:name="P1263" style:parent-style-name="Normal" style:family="paragraph">
      <style:text-properties fo:language="en" fo:country="GB"/>
    </style:style>
    <style:style style:name="P1264" style:parent-style-name="Normal" style:family="paragraph">
      <style:text-properties fo:language="en" fo:country="GB"/>
    </style:style>
    <style:style style:name="T1265" style:parent-style-name="DefaultParagraphFont" style:family="text">
      <style:text-properties fo:language="en" fo:country="GB"/>
    </style:style>
    <style:style style:name="T1266" style:parent-style-name="FootnoteReference" style:family="text">
      <style:text-properties fo:language="en" fo:country="GB"/>
    </style:style>
    <style:style style:name="T1267" style:parent-style-name="DefaultParagraphFont" style:family="text">
      <style:text-properties fo:language="en" fo:country="US"/>
    </style:style>
    <style:style style:name="T1268" style:parent-style-name="DefaultParagraphFont" style:family="text">
      <style:text-properties fo:language="en" fo:country="GB"/>
    </style:style>
    <style:style style:name="T1269" style:parent-style-name="DefaultParagraphFont" style:family="text">
      <style:text-properties fo:language="en" fo:country="GB"/>
    </style:style>
    <style:style style:name="T1270" style:parent-style-name="DefaultParagraphFont" style:family="text">
      <style:text-properties fo:language="en" fo:country="GB"/>
    </style:style>
    <style:style style:name="T1271" style:parent-style-name="DefaultParagraphFont" style:family="text">
      <style:text-properties fo:language="en" fo:country="GB"/>
    </style:style>
    <style:style style:name="T1272" style:parent-style-name="DefaultParagraphFont" style:family="text">
      <style:text-properties fo:language="en" fo:country="GB"/>
    </style:style>
    <style:style style:name="P1273" style:parent-style-name="FootnoteText" style:family="paragraph">
      <style:text-properties fo:language="en" fo:country="GB"/>
    </style:style>
    <style:style style:name="P1274" style:parent-style-name="FootnoteText" style:family="paragraph">
      <style:text-properties fo:language="en" fo:country="GB"/>
    </style:style>
    <style:style style:name="T1275" style:parent-style-name="DefaultParagraphFont" style:family="text">
      <style:text-properties fo:language="en" fo:country="GB"/>
    </style:style>
    <style:style style:name="P1276" style:parent-style-name="Heading4" style:family="paragraph">
      <style:text-properties fo:language="en" fo:country="GB"/>
    </style:style>
    <style:style style:name="P1277" style:parent-style-name="Normal" style:family="paragraph">
      <style:text-properties fo:language="en" fo:country="GB"/>
    </style:style>
    <style:style style:name="P1278" style:parent-style-name="Normal" style:family="paragraph">
      <style:text-properties fo:language="en" fo:country="GB"/>
    </style:style>
    <style:style style:name="P1279" style:parent-style-name="Normal" style:family="paragraph">
      <style:text-properties fo:language="en" fo:country="GB"/>
    </style:style>
    <style:style style:name="P1280" style:parent-style-name="Normal" style:family="paragraph">
      <style:text-properties fo:language="en" fo:country="GB"/>
    </style:style>
    <style:style style:name="P1281" style:parent-style-name="Normal" style:family="paragraph">
      <style:text-properties fo:language="en" fo:country="GB"/>
    </style:style>
    <style:style style:name="P1282" style:parent-style-name="Normal" style:family="paragraph">
      <style:text-properties fo:language="en" fo:country="GB"/>
    </style:style>
    <style:style style:name="P1283" style:parent-style-name="Normal" style:family="paragraph">
      <style:text-properties fo:language="en" fo:country="GB"/>
    </style:style>
    <style:style style:name="P1284" style:parent-style-name="Normal" style:family="paragraph">
      <style:text-properties fo:language="en" fo:country="GB"/>
    </style:style>
    <style:style style:name="P1285" style:parent-style-name="Heading3" style:family="paragraph">
      <style:text-properties fo:language="en" fo:country="GB"/>
    </style:style>
    <style:style style:name="P1286" style:parent-style-name="Normal" style:family="paragraph">
      <style:text-properties fo:language="en" fo:country="GB"/>
    </style:style>
    <style:style style:name="P1287" style:parent-style-name="Normal" style:family="paragraph">
      <style:paragraph-properties fo:margin-top="0.0833in" fo:margin-left="0.2479in" fo:text-indent="-0.2479in">
        <style:tab-stops/>
      </style:paragraph-properties>
      <style:text-properties fo:language="en" fo:country="GB"/>
    </style:style>
    <style:style style:name="P1288" style:parent-style-name="Normal" style:family="paragraph">
      <style:text-properties fo:language="en" fo:country="GB"/>
    </style:style>
    <style:style style:name="P1289" style:parent-style-name="Normal" style:family="paragraph">
      <style:text-properties fo:language="en" fo:country="GB"/>
    </style:style>
    <style:style style:name="P1290" style:parent-style-name="Normal" style:family="paragraph"/>
    <style:style style:name="T1291" style:parent-style-name="DefaultParagraphFont" style:family="text">
      <style:text-properties fo:language="en" fo:country="GB"/>
    </style:style>
    <style:style style:name="T1292" style:parent-style-name="DefaultParagraphFont" style:family="text">
      <style:text-properties style:text-position="super 65%" fo:language="en" fo:country="GB"/>
    </style:style>
    <style:style style:name="T1293" style:parent-style-name="DefaultParagraphFont" style:family="text">
      <style:text-properties fo:language="en" fo:country="GB"/>
    </style:style>
    <style:style style:name="T1294" style:parent-style-name="DefaultParagraphFont" style:family="text">
      <style:text-properties style:text-position="super 65%" fo:language="en" fo:country="GB"/>
    </style:style>
    <style:style style:name="T1295" style:parent-style-name="DefaultParagraphFont" style:family="text">
      <style:text-properties fo:language="en" fo:country="GB"/>
    </style:style>
    <style:style style:name="T1296" style:parent-style-name="DefaultParagraphFont" style:family="text">
      <style:text-properties style:text-position="super 65%" fo:language="en" fo:country="GB"/>
    </style:style>
    <style:style style:name="T1297" style:parent-style-name="DefaultParagraphFont" style:family="text">
      <style:text-properties fo:language="en" fo:country="GB"/>
    </style:style>
    <style:style style:name="P1298" style:parent-style-name="Normal" style:family="paragraph">
      <style:paragraph-properties fo:margin-left="0.25in">
        <style:tab-stops/>
      </style:paragraph-properties>
      <style:text-properties fo:language="en" fo:country="GB"/>
    </style:style>
    <style:style style:name="P1299" style:parent-style-name="Normal" style:family="paragraph">
      <style:text-properties fo:language="en" fo:country="GB"/>
    </style:style>
    <style:style style:name="P1300" style:parent-style-name="Normal" style:family="paragraph">
      <style:text-properties fo:language="en" fo:country="GB"/>
    </style:style>
    <style:style style:name="P1301" style:parent-style-name="Heading4" style:family="paragraph">
      <style:text-properties fo:language="en" fo:country="GB"/>
    </style:style>
    <style:style style:name="P1302" style:parent-style-name="Normal" style:family="paragraph">
      <style:text-properties fo:language="en" fo:country="GB"/>
    </style:style>
    <style:style style:name="P1303" style:parent-style-name="Normal" style:family="paragraph">
      <style:text-properties fo:language="en" fo:country="GB"/>
    </style:style>
    <style:style style:name="P1304" style:parent-style-name="Normal" style:family="paragraph">
      <style:text-properties fo:language="en" fo:country="GB"/>
    </style:style>
    <style:style style:name="P1305" style:parent-style-name="Normal" style:family="paragraph">
      <style:text-properties fo:language="en" fo:country="GB"/>
    </style:style>
    <style:style style:name="P1306" style:parent-style-name="Normal" style:family="paragraph">
      <style:text-properties fo:language="en" fo:country="GB"/>
    </style:style>
    <style:style style:name="P1307" style:parent-style-name="Normal" style:family="paragraph">
      <style:text-properties fo:language="en" fo:country="GB"/>
    </style:style>
    <style:style style:name="P1308" style:parent-style-name="Normal" style:family="paragraph">
      <style:text-properties fo:language="en" fo:country="GB"/>
    </style:style>
    <style:style style:name="P1309" style:parent-style-name="Normal" style:family="paragraph">
      <style:text-properties fo:language="en" fo:country="GB"/>
    </style:style>
    <style:style style:name="P1310" style:parent-style-name="Normal" style:family="paragraph">
      <style:text-properties fo:language="en" fo:country="GB"/>
    </style:style>
    <style:style style:name="P1311" style:parent-style-name="Normal" style:family="paragraph">
      <style:text-properties fo:language="en" fo:country="GB"/>
    </style:style>
    <style:style style:name="P1312" style:parent-style-name="Normal" style:family="paragraph">
      <style:text-properties fo:language="en" fo:country="GB"/>
    </style:style>
    <style:style style:name="P1313" style:parent-style-name="Normal" style:family="paragraph">
      <style:text-properties fo:language="en" fo:country="GB"/>
    </style:style>
    <style:style style:name="P1314" style:parent-style-name="Normal" style:family="paragraph">
      <style:text-properties fo:language="en" fo:country="GB"/>
    </style:style>
    <style:style style:name="P1315" style:parent-style-name="Normal" style:family="paragraph">
      <style:text-properties fo:language="en" fo:country="GB"/>
    </style:style>
    <style:style style:name="P1316" style:parent-style-name="Normal" style:family="paragraph">
      <style:text-properties fo:language="en" fo:country="GB"/>
    </style:style>
    <style:style style:name="P1317" style:parent-style-name="Heading3" style:family="paragraph">
      <style:text-properties fo:language="en" fo:country="GB"/>
    </style:style>
    <style:style style:name="P1318" style:parent-style-name="Normal" style:family="paragraph">
      <style:paragraph-properties fo:margin-bottom="0.0833in"/>
      <style:text-properties fo:language="en" fo:country="GB"/>
    </style:style>
    <style:style style:name="P1319" style:parent-style-name="Heading4" style:family="paragraph">
      <style:text-properties fo:language="en" fo:country="GB"/>
    </style:style>
    <style:style style:name="P1320" style:parent-style-name="Normal" style:family="paragraph">
      <style:text-properties fo:language="en" fo:country="GB"/>
    </style:style>
    <style:style style:name="P1321" style:parent-style-name="Normal" style:family="paragraph">
      <style:paragraph-properties fo:margin-top="0.1666in"/>
      <style:text-properties fo:language="en" fo:country="GB"/>
    </style:style>
    <style:style style:name="P1322" style:parent-style-name="Heading4" style:family="paragraph">
      <style:text-properties fo:language="en" fo:country="GB"/>
    </style:style>
    <style:style style:name="P1323" style:parent-style-name="Normal" style:family="paragraph">
      <style:text-properties fo:language="en" fo:country="GB"/>
    </style:style>
    <style:style style:name="P1324" style:parent-style-name="Heading4" style:family="paragraph">
      <style:text-properties fo:language="en" fo:country="GB"/>
    </style:style>
    <style:style style:name="P1325" style:parent-style-name="Normal" style:family="paragraph">
      <style:text-properties fo:language="en" fo:country="GB"/>
    </style:style>
    <style:style style:name="P1326" style:parent-style-name="Heading4" style:family="paragraph">
      <style:text-properties fo:language="en" fo:country="GB"/>
    </style:style>
    <style:style style:name="P1327" style:parent-style-name="Normal" style:family="paragraph">
      <style:text-properties fo:language="en" fo:country="GB"/>
    </style:style>
    <style:style style:name="P1328" style:parent-style-name="Normal" style:family="paragraph">
      <style:text-properties fo:language="en" fo:country="GB"/>
    </style:style>
    <style:style style:name="P1329" style:parent-style-name="Heading2" style:family="paragraph">
      <style:text-properties fo:language="en" fo:country="GB"/>
    </style:style>
    <style:style style:name="P1330" style:parent-style-name="Heading3" style:family="paragraph">
      <style:text-properties fo:language="en" fo:country="GB"/>
    </style:style>
    <style:style style:name="P1331" style:parent-style-name="Normal" style:family="paragraph">
      <style:text-properties fo:language="en" fo:country="GB"/>
    </style:style>
    <style:style style:name="P1332" style:parent-style-name="Heading3" style:family="paragraph">
      <style:text-properties fo:language="en" fo:country="GB"/>
    </style:style>
    <style:style style:name="P1333" style:parent-style-name="Normal" style:family="paragraph">
      <style:text-properties fo:language="en" fo:country="GB"/>
    </style:style>
    <style:style style:name="P1334" style:parent-style-name="Heading3" style:family="paragraph">
      <style:text-properties fo:language="en" fo:country="GB"/>
    </style:style>
    <style:style style:name="P1335" style:parent-style-name="Normal" style:family="paragraph">
      <style:text-properties fo:language="en" fo:country="GB"/>
    </style:style>
    <style:style style:name="P1336" style:parent-style-name="Heading3" style:family="paragraph">
      <style:text-properties fo:language="en" fo:country="GB"/>
    </style:style>
    <style:style style:name="P1337" style:parent-style-name="Normal" style:family="paragraph">
      <style:text-properties fo:language="en" fo:country="GB"/>
    </style:style>
    <style:style style:name="P1338" style:parent-style-name="Heading3" style:family="paragraph">
      <style:text-properties fo:language="en" fo:country="GB"/>
    </style:style>
    <style:style style:name="P1339" style:parent-style-name="Normal" style:family="paragraph">
      <style:text-properties fo:language="en" fo:country="GB"/>
    </style:style>
    <style:style style:name="P1340" style:parent-style-name="Heading3" style:family="paragraph">
      <style:text-properties fo:language="en" fo:country="GB"/>
    </style:style>
    <style:style style:name="P1341" style:parent-style-name="Normal" style:family="paragraph">
      <style:text-properties fo:language="en" fo:country="GB"/>
    </style:style>
    <style:style style:name="P1342" style:parent-style-name="Heading3" style:family="paragraph">
      <style:text-properties fo:language="en" fo:country="GB"/>
    </style:style>
    <style:style style:name="P1343" style:parent-style-name="Normal" style:family="paragraph">
      <style:text-properties fo:language="en" fo:country="GB"/>
    </style:style>
    <style:style style:name="P1344" style:parent-style-name="Heading2" style:family="paragraph">
      <style:text-properties fo:language="en" fo:country="GB"/>
    </style:style>
    <style:style style:name="P1345" style:parent-style-name="Normal" style:family="paragraph">
      <style:text-properties fo:language="en" fo:country="GB"/>
    </style:style>
    <style:style style:name="P1346" style:parent-style-name="Heading3" style:family="paragraph">
      <style:text-properties fo:language="en" fo:country="GB"/>
    </style:style>
    <style:style style:name="P1347" style:parent-style-name="Normal" style:family="paragraph">
      <style:text-properties fo:language="en" fo:country="GB"/>
    </style:style>
    <style:style style:name="P1348" style:parent-style-name="Heading4" style:family="paragraph">
      <style:text-properties fo:language="en" fo:country="GB"/>
    </style:style>
    <style:style style:name="P1349" style:parent-style-name="Syntax" style:family="paragraph">
      <style:text-properties fo:language="en" fo:country="GB"/>
    </style:style>
    <style:style style:name="P1350" style:parent-style-name="Heading4" style:family="paragraph">
      <style:text-properties fo:language="en" fo:country="GB"/>
    </style:style>
    <style:style style:name="P1351" style:parent-style-name="Params" style:family="paragraph">
      <style:text-properties fo:language="en" fo:country="GB"/>
    </style:style>
    <style:style style:name="P1352" style:parent-style-name="ParamDetails" style:family="paragraph">
      <style:text-properties fo:language="en" fo:country="GB"/>
    </style:style>
    <style:style style:name="P1353" style:parent-style-name="Params" style:family="paragraph">
      <style:text-properties fo:language="en" fo:country="GB"/>
    </style:style>
    <style:style style:name="P1354" style:parent-style-name="ParamDetails" style:family="paragraph">
      <style:text-properties fo:language="en" fo:country="GB"/>
    </style:style>
    <style:style style:name="P1355" style:parent-style-name="Params" style:family="paragraph">
      <style:text-properties fo:language="en" fo:country="GB"/>
    </style:style>
    <style:style style:name="P1356" style:parent-style-name="ParamDetails" style:family="paragraph">
      <style:text-properties fo:language="en" fo:country="GB"/>
    </style:style>
    <style:style style:name="P1357" style:parent-style-name="Heading4" style:family="paragraph">
      <style:text-properties fo:language="en" fo:country="GB"/>
    </style:style>
    <style:style style:name="P1358" style:parent-style-name="Params" style:family="paragraph">
      <style:text-properties fo:language="en" fo:country="GB"/>
    </style:style>
    <style:style style:name="P1359" style:parent-style-name="ParamDetails" style:family="paragraph">
      <style:text-properties fo:language="en" fo:country="GB"/>
    </style:style>
    <style:style style:name="P1360" style:parent-style-name="Heading4b" style:family="paragraph">
      <style:text-properties fo:language="en" fo:country="GB"/>
    </style:style>
    <style:style style:name="P1361" style:parent-style-name="Heading4a" style:family="paragraph">
      <style:text-properties fo:language="en" fo:country="GB"/>
    </style:style>
    <style:style style:name="P1362" style:parent-style-name="Normal" style:family="paragraph">
      <style:text-properties fo:language="en" fo:country="GB"/>
    </style:style>
    <style:style style:name="P1363" style:parent-style-name="Heading3" style:family="paragraph">
      <style:text-properties fo:language="en" fo:country="GB"/>
    </style:style>
    <style:style style:name="P1364" style:parent-style-name="Normal" style:family="paragraph">
      <style:text-properties fo:language="en" fo:country="GB"/>
    </style:style>
    <style:style style:name="P1365" style:parent-style-name="Heading4" style:family="paragraph">
      <style:text-properties fo:language="en" fo:country="GB"/>
    </style:style>
    <style:style style:name="P1366" style:parent-style-name="Syntax" style:family="paragraph">
      <style:text-properties fo:language="en" fo:country="GB"/>
    </style:style>
    <style:style style:name="P1367" style:parent-style-name="Heading4" style:family="paragraph">
      <style:text-properties fo:language="en" fo:country="GB"/>
    </style:style>
    <style:style style:name="P1368" style:parent-style-name="Params" style:family="paragraph">
      <style:text-properties fo:language="en" fo:country="GB"/>
    </style:style>
    <style:style style:name="P1369" style:parent-style-name="ParamDetails" style:family="paragraph">
      <style:text-properties fo:language="en" fo:country="GB"/>
    </style:style>
    <style:style style:name="P1370" style:parent-style-name="Params" style:family="paragraph">
      <style:text-properties fo:language="en" fo:country="GB"/>
    </style:style>
    <style:style style:name="P1371" style:parent-style-name="ParamDetails" style:family="paragraph">
      <style:text-properties fo:language="en" fo:country="GB"/>
    </style:style>
    <style:style style:name="P1372" style:parent-style-name="Params" style:family="paragraph">
      <style:text-properties fo:language="en" fo:country="GB"/>
    </style:style>
    <style:style style:name="P1373" style:parent-style-name="ParamDetails" style:family="paragraph">
      <style:text-properties fo:language="en" fo:country="GB"/>
    </style:style>
    <style:style style:name="P1374" style:parent-style-name="Heading4" style:family="paragraph">
      <style:text-properties fo:language="en" fo:country="GB"/>
    </style:style>
    <style:style style:name="P1375" style:parent-style-name="Params" style:family="paragraph">
      <style:text-properties fo:language="en" fo:country="GB"/>
    </style:style>
    <style:style style:name="P1376" style:parent-style-name="Heading4b" style:family="paragraph">
      <style:text-properties fo:language="en" fo:country="GB"/>
    </style:style>
    <style:style style:name="P1377" style:parent-style-name="Heading4a" style:family="paragraph">
      <style:text-properties fo:language="en" fo:country="GB"/>
    </style:style>
    <style:style style:name="P1378" style:parent-style-name="Normal" style:family="paragraph">
      <style:text-properties fo:language="en" fo:country="GB"/>
    </style:style>
    <style:style style:name="P1379" style:parent-style-name="Heading3" style:family="paragraph">
      <style:text-properties fo:language="en" fo:country="GB"/>
    </style:style>
    <style:style style:name="P1380" style:parent-style-name="Normal" style:family="paragraph">
      <style:text-properties fo:language="en" fo:country="GB"/>
    </style:style>
    <style:style style:name="P1381" style:parent-style-name="Heading4" style:family="paragraph">
      <style:text-properties fo:language="en" fo:country="GB"/>
    </style:style>
    <style:style style:name="P1382" style:parent-style-name="Syntax" style:family="paragraph">
      <style:text-properties fo:language="en" fo:country="GB"/>
    </style:style>
    <style:style style:name="P1383" style:parent-style-name="Heading4" style:family="paragraph">
      <style:text-properties fo:language="en" fo:country="GB"/>
    </style:style>
    <style:style style:name="P1384" style:parent-style-name="Params" style:family="paragraph">
      <style:text-properties fo:language="en" fo:country="GB"/>
    </style:style>
    <style:style style:name="P1385" style:parent-style-name="ParamDetails" style:family="paragraph">
      <style:text-properties fo:language="en" fo:country="GB"/>
    </style:style>
    <style:style style:name="P1386" style:parent-style-name="Params" style:family="paragraph">
      <style:text-properties fo:language="en" fo:country="GB"/>
    </style:style>
    <style:style style:name="P1387" style:parent-style-name="ParamDetails" style:family="paragraph">
      <style:text-properties fo:language="en" fo:country="GB"/>
    </style:style>
    <style:style style:name="P1388" style:parent-style-name="Params" style:family="paragraph">
      <style:text-properties fo:language="en" fo:country="GB"/>
    </style:style>
    <style:style style:name="P1389" style:parent-style-name="ParamDetails" style:family="paragraph">
      <style:text-properties fo:language="en" fo:country="GB"/>
    </style:style>
    <style:style style:name="P1390" style:parent-style-name="Heading4" style:family="paragraph">
      <style:text-properties fo:language="en" fo:country="GB"/>
    </style:style>
    <style:style style:name="P1391" style:parent-style-name="Params" style:family="paragraph">
      <style:text-properties fo:language="en" fo:country="GB"/>
    </style:style>
    <style:style style:name="P1392" style:parent-style-name="Heading4b" style:family="paragraph">
      <style:text-properties fo:language="en" fo:country="GB"/>
    </style:style>
    <style:style style:name="P1393" style:parent-style-name="Heading4a" style:family="paragraph">
      <style:text-properties fo:language="en" fo:country="GB"/>
    </style:style>
    <style:style style:name="P1394" style:parent-style-name="Normal" style:family="paragraph">
      <style:text-properties fo:language="en" fo:country="GB"/>
    </style:style>
    <style:style style:name="P1395" style:parent-style-name="Heading3" style:family="paragraph">
      <style:text-properties fo:language="en" fo:country="GB"/>
    </style:style>
    <style:style style:name="P1396" style:parent-style-name="Normal" style:family="paragraph">
      <style:text-properties fo:language="en" fo:country="GB"/>
    </style:style>
    <style:style style:name="P1397" style:parent-style-name="Heading4" style:family="paragraph">
      <style:text-properties fo:language="en" fo:country="GB"/>
    </style:style>
    <style:style style:name="P1398" style:parent-style-name="Syntax" style:family="paragraph">
      <style:text-properties fo:language="en" fo:country="GB"/>
    </style:style>
    <style:style style:name="P1399" style:parent-style-name="Heading4" style:family="paragraph">
      <style:text-properties fo:language="en" fo:country="GB"/>
    </style:style>
    <style:style style:name="P1400" style:parent-style-name="Params" style:family="paragraph">
      <style:text-properties fo:language="en" fo:country="GB"/>
    </style:style>
    <style:style style:name="P1401" style:parent-style-name="ParamDetails" style:family="paragraph">
      <style:text-properties fo:language="en" fo:country="GB"/>
    </style:style>
    <style:style style:name="P1402" style:parent-style-name="Params" style:family="paragraph">
      <style:text-properties fo:language="en" fo:country="GB"/>
    </style:style>
    <style:style style:name="P1403" style:parent-style-name="ParamDetails" style:family="paragraph">
      <style:text-properties fo:language="en" fo:country="GB"/>
    </style:style>
    <style:style style:name="P1404" style:parent-style-name="Params" style:family="paragraph">
      <style:text-properties fo:language="en" fo:country="GB"/>
    </style:style>
    <style:style style:name="P1405" style:parent-style-name="ParamDetails" style:family="paragraph">
      <style:text-properties fo:language="en" fo:country="GB"/>
    </style:style>
    <style:style style:name="P1406" style:parent-style-name="Heading4" style:family="paragraph">
      <style:text-properties fo:language="en" fo:country="GB"/>
    </style:style>
    <style:style style:name="P1407" style:parent-style-name="Params" style:family="paragraph">
      <style:text-properties fo:language="en" fo:country="GB"/>
    </style:style>
    <style:style style:name="P1408" style:parent-style-name="Heading4b" style:family="paragraph">
      <style:text-properties fo:language="en" fo:country="GB"/>
    </style:style>
    <style:style style:name="P1409" style:parent-style-name="Heading4a" style:family="paragraph">
      <style:text-properties fo:language="en" fo:country="GB"/>
    </style:style>
    <style:style style:name="P1410" style:parent-style-name="Normal" style:family="paragraph">
      <style:text-properties fo:language="en" fo:country="GB"/>
    </style:style>
    <style:style style:name="P1411" style:parent-style-name="Heading3" style:family="paragraph">
      <style:text-properties fo:language="en" fo:country="GB"/>
    </style:style>
    <style:style style:name="P1412" style:parent-style-name="Normal" style:family="paragraph">
      <style:text-properties fo:language="en" fo:country="GB"/>
    </style:style>
    <style:style style:name="P1413" style:parent-style-name="Heading4" style:family="paragraph">
      <style:text-properties fo:language="en" fo:country="GB"/>
    </style:style>
    <style:style style:name="P1414" style:parent-style-name="Syntax" style:family="paragraph">
      <style:text-properties fo:language="en" fo:country="GB"/>
    </style:style>
    <style:style style:name="P1415" style:parent-style-name="Heading4" style:family="paragraph">
      <style:text-properties fo:language="en" fo:country="GB"/>
    </style:style>
    <style:style style:name="P1416" style:parent-style-name="Params" style:family="paragraph">
      <style:text-properties fo:language="en" fo:country="GB"/>
    </style:style>
    <style:style style:name="P1417" style:parent-style-name="ParamDetails" style:family="paragraph">
      <style:text-properties fo:language="en" fo:country="GB"/>
    </style:style>
    <style:style style:name="P1418" style:parent-style-name="Params" style:family="paragraph">
      <style:text-properties fo:language="en" fo:country="GB"/>
    </style:style>
    <style:style style:name="P1419" style:parent-style-name="ParamDetails" style:family="paragraph">
      <style:text-properties fo:language="en" fo:country="GB"/>
    </style:style>
    <style:style style:name="P1420" style:parent-style-name="Params" style:family="paragraph">
      <style:text-properties fo:language="en" fo:country="GB"/>
    </style:style>
    <style:style style:name="P1421" style:parent-style-name="ParamDetails" style:family="paragraph">
      <style:text-properties fo:language="en" fo:country="GB"/>
    </style:style>
    <style:style style:name="P1422" style:parent-style-name="Heading4" style:family="paragraph">
      <style:text-properties fo:language="en" fo:country="GB"/>
    </style:style>
    <style:style style:name="P1423" style:parent-style-name="Params" style:family="paragraph">
      <style:text-properties fo:language="en" fo:country="GB"/>
    </style:style>
    <style:style style:name="P1424" style:parent-style-name="Heading4b" style:family="paragraph">
      <style:text-properties fo:language="en" fo:country="GB"/>
    </style:style>
    <style:style style:name="P1425" style:parent-style-name="Heading4a" style:family="paragraph">
      <style:text-properties fo:language="en" fo:country="GB"/>
    </style:style>
    <style:style style:name="P1426" style:parent-style-name="Normal" style:family="paragraph">
      <style:text-properties fo:language="en" fo:country="GB"/>
    </style:style>
    <style:style style:name="P1427" style:parent-style-name="Heading3" style:family="paragraph">
      <style:text-properties fo:language="en" fo:country="GB"/>
    </style:style>
    <style:style style:name="P1428" style:parent-style-name="Normal" style:family="paragraph">
      <style:text-properties fo:language="en" fo:country="GB"/>
    </style:style>
    <style:style style:name="P1429" style:parent-style-name="Heading4" style:family="paragraph">
      <style:text-properties fo:language="en" fo:country="GB"/>
    </style:style>
    <style:style style:name="P1430" style:parent-style-name="Syntax" style:family="paragraph">
      <style:text-properties fo:language="en" fo:country="GB"/>
    </style:style>
    <style:style style:name="P1431" style:parent-style-name="Heading4" style:family="paragraph">
      <style:text-properties fo:language="en" fo:country="GB"/>
    </style:style>
    <style:style style:name="P1432" style:parent-style-name="Params" style:family="paragraph">
      <style:text-properties fo:language="en" fo:country="GB"/>
    </style:style>
    <style:style style:name="P1433" style:parent-style-name="ParamDetails" style:family="paragraph">
      <style:text-properties fo:language="en" fo:country="GB"/>
    </style:style>
    <style:style style:name="P1434" style:parent-style-name="Params" style:family="paragraph">
      <style:text-properties fo:language="en" fo:country="GB"/>
    </style:style>
    <style:style style:name="P1435" style:parent-style-name="ParamDetails" style:family="paragraph">
      <style:text-properties fo:language="en" fo:country="GB"/>
    </style:style>
    <style:style style:name="P1436" style:parent-style-name="Params" style:family="paragraph">
      <style:text-properties fo:language="en" fo:country="GB"/>
    </style:style>
    <style:style style:name="P1437" style:parent-style-name="ParamDetails" style:family="paragraph">
      <style:text-properties fo:language="en" fo:country="GB"/>
    </style:style>
    <style:style style:name="P1438" style:parent-style-name="Heading4" style:family="paragraph">
      <style:text-properties fo:language="en" fo:country="GB"/>
    </style:style>
    <style:style style:name="P1439" style:parent-style-name="Params" style:family="paragraph">
      <style:text-properties fo:language="en" fo:country="GB"/>
    </style:style>
    <style:style style:name="P1440" style:parent-style-name="Heading4b" style:family="paragraph">
      <style:text-properties fo:language="en" fo:country="GB"/>
    </style:style>
    <style:style style:name="P1441" style:parent-style-name="Heading4a" style:family="paragraph">
      <style:text-properties fo:language="en" fo:country="GB"/>
    </style:style>
    <style:style style:name="P1442" style:parent-style-name="Normal" style:family="paragraph">
      <style:text-properties fo:language="en" fo:country="GB"/>
    </style:style>
    <style:style style:name="P1443" style:parent-style-name="Heading3" style:family="paragraph">
      <style:text-properties fo:language="en" fo:country="GB"/>
    </style:style>
    <style:style style:name="P1444" style:parent-style-name="Normal" style:family="paragraph">
      <style:text-properties fo:language="en" fo:country="GB"/>
    </style:style>
    <style:style style:name="P1445" style:parent-style-name="Heading4" style:family="paragraph">
      <style:text-properties fo:language="en" fo:country="GB"/>
    </style:style>
    <style:style style:name="P1446" style:parent-style-name="Syntax" style:family="paragraph">
      <style:text-properties fo:language="en" fo:country="GB"/>
    </style:style>
    <style:style style:name="P1447" style:parent-style-name="Heading4" style:family="paragraph">
      <style:text-properties fo:language="en" fo:country="GB"/>
    </style:style>
    <style:style style:name="P1448" style:parent-style-name="Params" style:family="paragraph">
      <style:text-properties fo:language="en" fo:country="GB"/>
    </style:style>
    <style:style style:name="P1449" style:parent-style-name="ParamDetails" style:family="paragraph">
      <style:text-properties fo:language="en" fo:country="GB"/>
    </style:style>
    <style:style style:name="P1450" style:parent-style-name="Params" style:family="paragraph">
      <style:text-properties fo:language="en" fo:country="GB"/>
    </style:style>
    <style:style style:name="P1451" style:parent-style-name="ParamDetails" style:family="paragraph">
      <style:text-properties fo:language="en" fo:country="GB"/>
    </style:style>
    <style:style style:name="P1452" style:parent-style-name="Params" style:family="paragraph">
      <style:text-properties fo:language="en" fo:country="GB"/>
    </style:style>
    <style:style style:name="P1453" style:parent-style-name="ParamDetails" style:family="paragraph">
      <style:text-properties fo:language="en" fo:country="GB"/>
    </style:style>
    <style:style style:name="P1454" style:parent-style-name="Heading4" style:family="paragraph">
      <style:text-properties fo:language="en" fo:country="GB"/>
    </style:style>
    <style:style style:name="P1455" style:parent-style-name="Params" style:family="paragraph">
      <style:text-properties fo:language="en" fo:country="GB"/>
    </style:style>
    <style:style style:name="P1456" style:parent-style-name="Heading4b" style:family="paragraph">
      <style:text-properties fo:language="en" fo:country="GB"/>
    </style:style>
    <style:style style:name="P1457" style:parent-style-name="Heading4a" style:family="paragraph">
      <style:text-properties fo:language="en" fo:country="GB"/>
    </style:style>
    <style:style style:name="P1458" style:parent-style-name="Normal" style:family="paragraph">
      <style:text-properties fo:language="en" fo:country="GB"/>
    </style:style>
    <style:style style:name="P1459" style:parent-style-name="Heading3" style:family="paragraph">
      <style:text-properties fo:language="en" fo:country="GB"/>
    </style:style>
    <style:style style:name="P1460" style:parent-style-name="Normal" style:family="paragraph">
      <style:text-properties fo:language="en" fo:country="GB"/>
    </style:style>
    <style:style style:name="P1461" style:parent-style-name="Heading4" style:family="paragraph">
      <style:text-properties fo:language="en" fo:country="GB"/>
    </style:style>
    <style:style style:name="P1462" style:parent-style-name="Syntax" style:family="paragraph">
      <style:text-properties fo:language="en" fo:country="GB"/>
    </style:style>
    <style:style style:name="P1463" style:parent-style-name="Heading4" style:family="paragraph">
      <style:text-properties fo:language="en" fo:country="GB"/>
    </style:style>
    <style:style style:name="P1464" style:parent-style-name="Params" style:family="paragraph">
      <style:text-properties fo:language="en" fo:country="GB"/>
    </style:style>
    <style:style style:name="P1465" style:parent-style-name="ParamDetails" style:family="paragraph">
      <style:text-properties fo:language="en" fo:country="GB"/>
    </style:style>
    <style:style style:name="P1466" style:parent-style-name="Params" style:family="paragraph">
      <style:text-properties fo:language="en" fo:country="GB"/>
    </style:style>
    <style:style style:name="P1467" style:parent-style-name="ParamDetails" style:family="paragraph">
      <style:text-properties fo:language="en" fo:country="GB"/>
    </style:style>
    <style:style style:name="P1468" style:parent-style-name="Params" style:family="paragraph">
      <style:text-properties fo:language="en" fo:country="GB"/>
    </style:style>
    <style:style style:name="P1469" style:parent-style-name="ParamDetails" style:family="paragraph">
      <style:text-properties fo:language="en" fo:country="GB"/>
    </style:style>
    <style:style style:name="P1470" style:parent-style-name="Heading4" style:family="paragraph">
      <style:text-properties fo:language="en" fo:country="GB"/>
    </style:style>
    <style:style style:name="P1471" style:parent-style-name="Params" style:family="paragraph">
      <style:text-properties fo:language="en" fo:country="GB"/>
    </style:style>
    <style:style style:name="P1472" style:parent-style-name="Heading4b" style:family="paragraph">
      <style:text-properties fo:language="en" fo:country="GB"/>
    </style:style>
    <style:style style:name="P1473" style:parent-style-name="Heading4a" style:family="paragraph">
      <style:text-properties fo:language="en" fo:country="GB"/>
    </style:style>
    <style:style style:name="P1474" style:parent-style-name="Normal" style:family="paragraph">
      <style:text-properties fo:language="en" fo:country="GB"/>
    </style:style>
    <style:style style:name="P1475" style:parent-style-name="Heading3" style:family="paragraph">
      <style:text-properties fo:language="en" fo:country="GB"/>
    </style:style>
    <style:style style:name="P1476" style:parent-style-name="Normal" style:family="paragraph">
      <style:text-properties fo:language="en" fo:country="GB"/>
    </style:style>
    <style:style style:name="P1477" style:parent-style-name="Heading4" style:family="paragraph">
      <style:text-properties fo:language="en" fo:country="GB"/>
    </style:style>
    <style:style style:name="P1478" style:parent-style-name="Syntax" style:family="paragraph">
      <style:text-properties fo:language="en" fo:country="GB"/>
    </style:style>
    <style:style style:name="P1479" style:parent-style-name="Heading4" style:family="paragraph">
      <style:text-properties fo:language="en" fo:country="GB"/>
    </style:style>
    <style:style style:name="P1480" style:parent-style-name="Params" style:family="paragraph">
      <style:text-properties fo:language="en" fo:country="GB"/>
    </style:style>
    <style:style style:name="P1481" style:parent-style-name="ParamDetails" style:family="paragraph">
      <style:text-properties fo:language="en" fo:country="GB"/>
    </style:style>
    <style:style style:name="P1482" style:parent-style-name="Params" style:family="paragraph">
      <style:text-properties fo:language="en" fo:country="GB"/>
    </style:style>
    <style:style style:name="P1483" style:parent-style-name="ParamDetails" style:family="paragraph">
      <style:text-properties fo:language="en" fo:country="GB"/>
    </style:style>
    <style:style style:name="P1484" style:parent-style-name="Params" style:family="paragraph">
      <style:text-properties fo:language="en" fo:country="GB"/>
    </style:style>
    <style:style style:name="P1485" style:parent-style-name="ParamDetails" style:family="paragraph">
      <style:text-properties fo:language="en" fo:country="GB"/>
    </style:style>
    <style:style style:name="P1486" style:parent-style-name="Heading4" style:family="paragraph">
      <style:text-properties fo:language="en" fo:country="GB"/>
    </style:style>
    <style:style style:name="P1487" style:parent-style-name="Params" style:family="paragraph">
      <style:text-properties fo:language="en" fo:country="GB"/>
    </style:style>
    <style:style style:name="P1488" style:parent-style-name="Heading4b" style:family="paragraph">
      <style:text-properties fo:language="en" fo:country="GB"/>
    </style:style>
    <style:style style:name="P1489" style:parent-style-name="Heading4a" style:family="paragraph">
      <style:text-properties fo:language="en" fo:country="GB"/>
    </style:style>
    <style:style style:name="P1490" style:parent-style-name="Normal" style:family="paragraph">
      <style:text-properties fo:language="en" fo:country="GB"/>
    </style:style>
    <style:style style:name="P1491" style:parent-style-name="Heading3" style:family="paragraph">
      <style:text-properties fo:language="en" fo:country="GB"/>
    </style:style>
    <style:style style:name="P1492" style:parent-style-name="Normal" style:family="paragraph">
      <style:text-properties fo:language="en" fo:country="GB"/>
    </style:style>
    <style:style style:name="P1493" style:parent-style-name="Heading4" style:family="paragraph">
      <style:text-properties fo:language="en" fo:country="GB"/>
    </style:style>
    <style:style style:name="P1494" style:parent-style-name="Syntax" style:family="paragraph">
      <style:text-properties fo:language="en" fo:country="GB"/>
    </style:style>
    <style:style style:name="P1495" style:parent-style-name="Heading4" style:family="paragraph">
      <style:text-properties fo:language="en" fo:country="GB"/>
    </style:style>
    <style:style style:name="P1496" style:parent-style-name="Params" style:family="paragraph">
      <style:text-properties fo:language="en" fo:country="GB"/>
    </style:style>
    <style:style style:name="P1497" style:parent-style-name="ParamDetails" style:family="paragraph">
      <style:text-properties fo:language="en" fo:country="GB"/>
    </style:style>
    <style:style style:name="P1498" style:parent-style-name="Params" style:family="paragraph">
      <style:text-properties fo:language="en" fo:country="GB"/>
    </style:style>
    <style:style style:name="P1499" style:parent-style-name="ParamDetails" style:family="paragraph">
      <style:text-properties fo:language="en" fo:country="GB"/>
    </style:style>
    <style:style style:name="P1500" style:parent-style-name="Params" style:family="paragraph">
      <style:text-properties fo:language="en" fo:country="GB"/>
    </style:style>
    <style:style style:name="P1501" style:parent-style-name="ParamDetails" style:family="paragraph">
      <style:text-properties fo:language="en" fo:country="GB"/>
    </style:style>
    <style:style style:name="P1502" style:parent-style-name="Heading4" style:family="paragraph">
      <style:text-properties fo:language="en" fo:country="GB"/>
    </style:style>
    <style:style style:name="P1503" style:parent-style-name="Params" style:family="paragraph">
      <style:text-properties fo:language="en" fo:country="GB"/>
    </style:style>
    <style:style style:name="P1504" style:parent-style-name="Heading4b" style:family="paragraph">
      <style:text-properties fo:language="en" fo:country="GB"/>
    </style:style>
    <style:style style:name="P1505" style:parent-style-name="Heading4a" style:family="paragraph">
      <style:text-properties fo:language="en" fo:country="GB"/>
    </style:style>
    <style:style style:name="P1506" style:parent-style-name="Normal" style:family="paragraph">
      <style:text-properties fo:language="en" fo:country="GB"/>
    </style:style>
    <style:style style:name="P1507" style:parent-style-name="Heading3" style:family="paragraph">
      <style:text-properties fo:language="en" fo:country="GB"/>
    </style:style>
    <style:style style:name="P1508" style:parent-style-name="Normal" style:family="paragraph">
      <style:text-properties fo:language="en" fo:country="GB"/>
    </style:style>
    <style:style style:name="P1509" style:parent-style-name="Heading3" style:family="paragraph">
      <style:text-properties fo:language="en" fo:country="GB"/>
    </style:style>
    <style:style style:name="P1510" style:parent-style-name="Normal" style:family="paragraph">
      <style:text-properties fo:language="en" fo:country="GB"/>
    </style:style>
    <style:style style:name="P1511" style:parent-style-name="Heading2" style:family="paragraph">
      <style:text-properties fo:language="en" fo:country="GB"/>
    </style:style>
    <style:style style:name="P1512" style:parent-style-name="Heading2" style:family="paragraph">
      <style:paragraph-properties fo:break-before="auto"/>
    </style:style>
    <style:style style:name="T1513" style:parent-style-name="DefaultParagraphFont" style:family="text">
      <style:text-properties fo:language="en" fo:country="GB"/>
    </style:style>
    <style:style style:name="T1514" style:parent-style-name="DefaultParagraphFont" style:family="text">
      <style:text-properties fo:language="en" fo:country="GB"/>
    </style:style>
    <style:style style:name="T1515" style:parent-style-name="DefaultParagraphFont" style:family="text">
      <style:text-properties fo:language="en" fo:country="GB"/>
    </style:style>
    <style:style style:name="T1516" style:parent-style-name="DefaultParagraphFont" style:family="text">
      <style:text-properties fo:language="en" fo:country="GB"/>
    </style:style>
    <style:style style:name="T1517" style:parent-style-name="DefaultParagraphFont" style:family="text">
      <style:text-properties fo:language="en" fo:country="GB"/>
    </style:style>
    <style:style style:name="T1518" style:parent-style-name="DefaultParagraphFont" style:family="text">
      <style:text-properties fo:language="en" fo:country="GB"/>
    </style:style>
    <style:style style:name="T1519" style:parent-style-name="DefaultParagraphFont" style:family="text">
      <style:text-properties fo:language="en" fo:country="GB"/>
    </style:style>
    <style:style style:name="P1520" style:parent-style-name="Heading3" style:family="paragraph">
      <style:text-properties fo:language="en" fo:country="GB"/>
    </style:style>
    <style:style style:name="P1521" style:parent-style-name="Normal" style:family="paragraph">
      <style:text-properties fo:language="en" fo:country="GB"/>
    </style:style>
    <style:style style:name="P1522" style:parent-style-name="Heading4" style:family="paragraph">
      <style:text-properties fo:language="en" fo:country="GB"/>
    </style:style>
    <style:style style:name="P1523" style:parent-style-name="Syntax" style:family="paragraph">
      <style:text-properties fo:language="en" fo:country="GB"/>
    </style:style>
    <style:style style:name="P1524" style:parent-style-name="Heading4" style:family="paragraph">
      <style:text-properties fo:language="en" fo:country="GB"/>
    </style:style>
    <style:style style:name="P1525" style:parent-style-name="Params" style:family="paragraph">
      <style:text-properties fo:language="en" fo:country="GB"/>
    </style:style>
    <style:style style:name="P1526" style:parent-style-name="ParamDetails" style:family="paragraph">
      <style:text-properties fo:language="en" fo:country="GB"/>
    </style:style>
    <style:style style:name="P1527" style:parent-style-name="Params" style:family="paragraph">
      <style:text-properties fo:language="en" fo:country="GB"/>
    </style:style>
    <style:style style:name="P1528" style:parent-style-name="ParamDetails" style:family="paragraph">
      <style:text-properties fo:language="en" fo:country="GB"/>
    </style:style>
    <style:style style:name="T1529" style:parent-style-name="DefaultParagraphFont" style:family="text">
      <style:text-properties fo:language="en" fo:country="GB"/>
    </style:style>
    <style:style style:name="T1530" style:parent-style-name="DefaultParagraphFont" style:family="text">
      <style:text-properties fo:language="en" fo:country="GB"/>
    </style:style>
    <style:style style:name="T1531" style:parent-style-name="DefaultParagraphFont" style:family="text">
      <style:text-properties fo:font-weight="bold" style:font-weight-asian="bold" fo:language="en" fo:country="GB"/>
    </style:style>
    <style:style style:name="T1532" style:parent-style-name="DefaultParagraphFont" style:family="text">
      <style:text-properties fo:language="en" fo:country="GB"/>
    </style:style>
    <style:style style:name="T1533" style:parent-style-name="DefaultParagraphFont" style:family="text">
      <style:text-properties fo:language="en" fo:country="GB"/>
    </style:style>
    <style:style style:name="T1534" style:parent-style-name="DefaultParagraphFont" style:family="text">
      <style:text-properties fo:language="en" fo:country="GB"/>
    </style:style>
    <style:style style:name="T1535" style:parent-style-name="DefaultParagraphFont" style:family="text">
      <style:text-properties fo:language="en" fo:country="GB"/>
    </style:style>
    <style:style style:name="T1536" style:parent-style-name="DefaultParagraphFont" style:family="text">
      <style:text-properties fo:language="en" fo:country="GB"/>
    </style:style>
    <style:style style:name="T1537" style:parent-style-name="DefaultParagraphFont" style:family="text">
      <style:text-properties fo:language="en" fo:country="GB"/>
    </style:style>
    <style:style style:name="T1538" style:parent-style-name="DefaultParagraphFont" style:family="text">
      <style:text-properties fo:language="en" fo:country="GB"/>
    </style:style>
    <style:style style:name="T1539" style:parent-style-name="DefaultParagraphFont" style:family="text">
      <style:text-properties fo:language="en" fo:country="GB"/>
    </style:style>
    <style:style style:name="T1540" style:parent-style-name="DefaultParagraphFont" style:family="text">
      <style:text-properties fo:language="en" fo:country="GB"/>
    </style:style>
    <style:style style:name="T1541" style:parent-style-name="DefaultParagraphFont" style:family="text">
      <style:text-properties fo:language="en" fo:country="GB"/>
    </style:style>
    <style:style style:name="T1542" style:parent-style-name="DefaultParagraphFont" style:family="text">
      <style:text-properties fo:language="en" fo:country="GB"/>
    </style:style>
    <style:style style:name="P1543" style:parent-style-name="Params" style:family="paragraph">
      <style:text-properties fo:language="en" fo:country="GB"/>
    </style:style>
    <style:style style:name="P1544" style:parent-style-name="ParamDetails" style:family="paragraph">
      <style:text-properties fo:language="en" fo:country="GB"/>
    </style:style>
    <style:style style:name="T1545" style:parent-style-name="DefaultParagraphFont" style:family="text">
      <style:text-properties fo:language="en" fo:country="GB"/>
    </style:style>
    <style:style style:name="T1546" style:parent-style-name="DefaultParagraphFont" style:family="text">
      <style:text-properties fo:font-weight="bold" style:font-weight-asian="bold" fo:language="en" fo:country="GB"/>
    </style:style>
    <style:style style:name="T1547" style:parent-style-name="DefaultParagraphFont" style:family="text">
      <style:text-properties fo:language="en" fo:country="GB"/>
    </style:style>
    <style:style style:name="T1548" style:parent-style-name="DefaultParagraphFont" style:family="text">
      <style:text-properties fo:language="en" fo:country="GB"/>
    </style:style>
    <style:style style:name="T1549" style:parent-style-name="DefaultParagraphFont" style:family="text">
      <style:text-properties fo:language="en" fo:country="GB"/>
    </style:style>
    <style:style style:name="T1550" style:parent-style-name="DefaultParagraphFont" style:family="text">
      <style:text-properties fo:language="en" fo:country="GB"/>
    </style:style>
    <style:style style:name="T1551" style:parent-style-name="DefaultParagraphFont" style:family="text">
      <style:text-properties fo:language="en" fo:country="GB"/>
    </style:style>
    <style:style style:name="T1552" style:parent-style-name="DefaultParagraphFont" style:family="text">
      <style:text-properties fo:language="en" fo:country="GB"/>
    </style:style>
    <style:style style:name="T1553" style:parent-style-name="DefaultParagraphFont" style:family="text">
      <style:text-properties fo:language="en" fo:country="GB"/>
    </style:style>
    <style:style style:name="T1554" style:parent-style-name="DefaultParagraphFont" style:family="text">
      <style:text-properties fo:language="en" fo:country="GB"/>
    </style:style>
    <style:style style:name="T1555" style:parent-style-name="DefaultParagraphFont" style:family="text">
      <style:text-properties fo:language="en" fo:country="GB"/>
    </style:style>
    <style:style style:name="P1556" style:parent-style-name="Heading4" style:family="paragraph">
      <style:text-properties fo:language="en" fo:country="GB"/>
    </style:style>
    <style:style style:name="P1557" style:parent-style-name="Params" style:family="paragraph">
      <style:text-properties fo:language="en" fo:country="GB"/>
    </style:style>
    <style:style style:name="P1558" style:parent-style-name="ParamDetails" style:family="paragraph">
      <style:text-properties fo:language="en" fo:country="GB"/>
    </style:style>
    <style:style style:name="P1559" style:parent-style-name="Heading4b" style:family="paragraph">
      <style:text-properties fo:language="en" fo:country="GB"/>
    </style:style>
    <style:style style:name="P1560" style:parent-style-name="Normal" style:family="paragraph">
      <style:text-properties fo:language="en" fo:country="GB"/>
    </style:style>
    <style:style style:name="P1561" style:parent-style-name="Heading4a" style:family="paragraph">
      <style:text-properties fo:language="en" fo:country="GB"/>
    </style:style>
    <style:style style:name="P1562" style:parent-style-name="Normal" style:family="paragraph">
      <style:text-properties fo:language="en" fo:country="GB"/>
    </style:style>
    <style:style style:name="P1563" style:parent-style-name="Heading3" style:family="paragraph">
      <style:text-properties fo:language="en" fo:country="GB"/>
    </style:style>
    <style:style style:name="P1564" style:parent-style-name="Normal" style:family="paragraph">
      <style:text-properties fo:language="en" fo:country="GB"/>
    </style:style>
    <style:style style:name="P1565" style:parent-style-name="Heading4" style:family="paragraph">
      <style:text-properties fo:language="en" fo:country="GB"/>
    </style:style>
    <style:style style:name="P1566" style:parent-style-name="Syntax" style:family="paragraph">
      <style:text-properties fo:language="en" fo:country="GB"/>
    </style:style>
    <style:style style:name="P1567" style:parent-style-name="Heading4" style:family="paragraph">
      <style:text-properties fo:language="en" fo:country="GB"/>
    </style:style>
    <style:style style:name="P1568" style:parent-style-name="Params" style:family="paragraph">
      <style:text-properties fo:language="en" fo:country="GB"/>
    </style:style>
    <style:style style:name="P1569" style:parent-style-name="ParamDetails" style:family="paragraph">
      <style:text-properties fo:language="en" fo:country="GB"/>
    </style:style>
    <style:style style:name="P1570" style:parent-style-name="Params" style:family="paragraph">
      <style:text-properties fo:language="en" fo:country="GB"/>
    </style:style>
    <style:style style:name="P1571" style:parent-style-name="ParamDetails" style:family="paragraph">
      <style:text-properties fo:language="en" fo:country="GB"/>
    </style:style>
    <style:style style:name="P1572" style:parent-style-name="Params" style:family="paragraph">
      <style:text-properties fo:language="en" fo:country="GB"/>
    </style:style>
    <style:style style:name="P1573" style:parent-style-name="ParamDetails" style:family="paragraph">
      <style:paragraph-properties fo:margin-bottom="0.0416in" fo:margin-left="1.4763in">
        <style:tab-stops/>
      </style:paragraph-properties>
      <style:text-properties fo:language="en" fo:country="GB"/>
    </style:style>
    <style:style style:name="TableColumn1575" style:family="table-column">
      <style:table-column-properties style:column-width="0.575in"/>
    </style:style>
    <style:style style:name="TableColumn1576" style:family="table-column">
      <style:table-column-properties style:column-width="1.55in"/>
    </style:style>
    <style:style style:name="TableColumn1577" style:family="table-column">
      <style:table-column-properties style:column-width="2.75in"/>
    </style:style>
    <style:style style:name="Table1574" style:family="table">
      <style:table-properties style:width="4.875in" fo:margin-left="1.575in" table:align="left"/>
    </style:style>
    <style:style style:name="TableRow1578" style:family="table-row">
      <style:table-row-properties/>
    </style:style>
    <style:style style:name="TableCell1579" style:family="table-cell">
      <style:table-cell-properties fo:border="0.0069in solid #000000" fo:background-color="#B3B3B3" style:writing-mode="lr-tb" fo:padding-top="0in" fo:padding-left="0.075in" fo:padding-bottom="0in" fo:padding-right="0.075in"/>
    </style:style>
    <style:style style:name="P1580" style:parent-style-name="Normal" style:family="paragraph">
      <style:paragraph-properties fo:text-align="center"/>
      <style:text-properties fo:font-weight="bold" style:font-weight-asian="bold" fo:language="en" fo:country="GB"/>
    </style:style>
    <style:style style:name="TableCell1581" style:family="table-cell">
      <style:table-cell-properties fo:border="0.0069in solid #000000" fo:background-color="#B3B3B3" style:writing-mode="lr-tb" fo:padding-top="0in" fo:padding-left="0.075in" fo:padding-bottom="0in" fo:padding-right="0.075in"/>
    </style:style>
    <style:style style:name="P1582" style:parent-style-name="Normal" style:family="paragraph">
      <style:text-properties fo:font-weight="bold" style:font-weight-asian="bold" fo:language="en" fo:country="GB"/>
    </style:style>
    <style:style style:name="TableCell1583" style:family="table-cell">
      <style:table-cell-properties fo:border="0.0069in solid #000000" fo:background-color="#B3B3B3" style:writing-mode="lr-tb" fo:padding-top="0in" fo:padding-left="0.075in" fo:padding-bottom="0in" fo:padding-right="0.075in"/>
    </style:style>
    <style:style style:name="P1584" style:parent-style-name="Normal" style:family="paragraph">
      <style:text-properties fo:font-weight="bold" style:font-weight-asian="bold" fo:language="en" fo:country="GB"/>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text-align="center"/>
      <style:text-properties fo:language="en" fo:country="GB"/>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text-properties fo:language="en" fo:country="GB"/>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text-properties fo:language="en" fo:country="GB"/>
    </style:style>
    <style:style style:name="TableRow1592" style:family="table-row">
      <style:table-row-properties/>
    </style:style>
    <style:style style:name="TableCell1593" style:family="table-cell">
      <style:table-cell-properties fo:border="0.0069in solid #000000" fo:background-color="#D9D9D9" style:writing-mode="lr-tb" fo:padding-top="0in" fo:padding-left="0.075in" fo:padding-bottom="0in" fo:padding-right="0.075in"/>
    </style:style>
    <style:style style:name="P1594" style:parent-style-name="Normal" style:family="paragraph">
      <style:paragraph-properties fo:text-align="center"/>
      <style:text-properties fo:language="en" fo:country="GB"/>
    </style:style>
    <style:style style:name="TableCell1595" style:family="table-cell">
      <style:table-cell-properties fo:border="0.0069in solid #000000" fo:background-color="#D9D9D9" style:writing-mode="lr-tb" fo:padding-top="0in" fo:padding-left="0.075in" fo:padding-bottom="0in" fo:padding-right="0.075in"/>
    </style:style>
    <style:style style:name="P1596" style:parent-style-name="Normal" style:family="paragraph">
      <style:text-properties fo:language="en" fo:country="GB"/>
    </style:style>
    <style:style style:name="TableCell1597" style:family="table-cell">
      <style:table-cell-properties fo:border="0.0069in solid #000000" fo:background-color="#D9D9D9" style:writing-mode="lr-tb" fo:padding-top="0in" fo:padding-left="0.075in" fo:padding-bottom="0in" fo:padding-right="0.075in"/>
    </style:style>
    <style:style style:name="P1598" style:parent-style-name="Normal" style:family="paragraph">
      <style:text-properties fo:language="en" fo:country="GB"/>
    </style:style>
    <style:style style:name="TableRow1599" style:family="table-row">
      <style:table-row-properties/>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text-align="center"/>
      <style:text-properties fo:language="en" fo:country="GB"/>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text-properties fo:language="en" fo:country="GB"/>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text-properties fo:language="en" fo:country="GB"/>
    </style:style>
    <style:style style:name="TableRow1606" style:family="table-row">
      <style:table-row-properties/>
    </style:style>
    <style:style style:name="TableCell1607" style:family="table-cell">
      <style:table-cell-properties fo:border="0.0069in solid #000000" fo:background-color="#D9D9D9" style:writing-mode="lr-tb" fo:padding-top="0in" fo:padding-left="0.075in" fo:padding-bottom="0in" fo:padding-right="0.075in"/>
    </style:style>
    <style:style style:name="P1608" style:parent-style-name="Normal" style:family="paragraph">
      <style:paragraph-properties fo:text-align="center"/>
      <style:text-properties fo:language="en" fo:country="GB"/>
    </style:style>
    <style:style style:name="TableCell1609" style:family="table-cell">
      <style:table-cell-properties fo:border="0.0069in solid #000000" fo:background-color="#D9D9D9" style:writing-mode="lr-tb" fo:padding-top="0in" fo:padding-left="0.075in" fo:padding-bottom="0in" fo:padding-right="0.075in"/>
    </style:style>
    <style:style style:name="P1610" style:parent-style-name="Normal" style:family="paragraph">
      <style:text-properties fo:language="en" fo:country="GB"/>
    </style:style>
    <style:style style:name="TableCell1611" style:family="table-cell">
      <style:table-cell-properties fo:border="0.0069in solid #000000" fo:background-color="#D9D9D9" style:writing-mode="lr-tb" fo:padding-top="0in" fo:padding-left="0.075in" fo:padding-bottom="0in" fo:padding-right="0.075in"/>
    </style:style>
    <style:style style:name="P1612" style:parent-style-name="Normal" style:family="paragraph">
      <style:text-properties fo:language="en" fo:country="GB"/>
    </style:style>
    <style:style style:name="TableRow1613" style:family="table-row">
      <style:table-row-properties/>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text-align="center"/>
      <style:text-properties fo:language="en" fo:country="GB"/>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text-properties fo:language="en" fo:country="GB"/>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text-properties fo:language="en" fo:country="GB"/>
    </style:style>
    <style:style style:name="TableRow1620" style:family="table-row">
      <style:table-row-properties/>
    </style:style>
    <style:style style:name="TableCell1621" style:family="table-cell">
      <style:table-cell-properties fo:border="0.0069in solid #000000" fo:background-color="#D9D9D9" style:writing-mode="lr-tb" fo:padding-top="0in" fo:padding-left="0.075in" fo:padding-bottom="0in" fo:padding-right="0.075in"/>
    </style:style>
    <style:style style:name="P1622" style:parent-style-name="Normal" style:family="paragraph">
      <style:paragraph-properties fo:text-align="center"/>
      <style:text-properties fo:language="en" fo:country="GB"/>
    </style:style>
    <style:style style:name="TableCell1623" style:family="table-cell">
      <style:table-cell-properties fo:border="0.0069in solid #000000" fo:background-color="#D9D9D9" style:writing-mode="lr-tb" fo:padding-top="0in" fo:padding-left="0.075in" fo:padding-bottom="0in" fo:padding-right="0.075in"/>
    </style:style>
    <style:style style:name="P1624" style:parent-style-name="Normal" style:family="paragraph">
      <style:text-properties fo:language="en" fo:country="GB"/>
    </style:style>
    <style:style style:name="TableCell1625" style:family="table-cell">
      <style:table-cell-properties fo:border="0.0069in solid #000000" fo:background-color="#D9D9D9" style:writing-mode="lr-tb" fo:padding-top="0in" fo:padding-left="0.075in" fo:padding-bottom="0in" fo:padding-right="0.075in"/>
    </style:style>
    <style:style style:name="P1626" style:parent-style-name="Normal" style:family="paragraph">
      <style:text-properties fo:language="en" fo:country="GB"/>
    </style:style>
    <style:style style:name="P1627" style:parent-style-name="ParamDetails" style:family="paragraph">
      <style:paragraph-properties fo:margin-top="0.0416in" fo:margin-left="1.4763in">
        <style:tab-stops/>
      </style:paragraph-properties>
      <style:text-properties fo:language="en" fo:country="GB"/>
    </style:style>
    <style:style style:name="P1628" style:parent-style-name="Heading4" style:family="paragraph">
      <style:text-properties fo:language="en" fo:country="GB"/>
    </style:style>
    <style:style style:name="P1629" style:parent-style-name="Params" style:family="paragraph">
      <style:text-properties fo:language="en" fo:country="GB"/>
    </style:style>
    <style:style style:name="P1630" style:parent-style-name="ParamDetails" style:family="paragraph">
      <style:text-properties fo:language="en" fo:country="GB"/>
    </style:style>
    <style:style style:name="P1631" style:parent-style-name="Heading4b" style:family="paragraph">
      <style:text-properties fo:language="en" fo:country="GB"/>
    </style:style>
    <style:style style:name="P1632" style:parent-style-name="Normal" style:family="paragraph">
      <style:text-properties fo:language="en" fo:country="GB"/>
    </style:style>
    <style:style style:name="P1633" style:parent-style-name="Heading4a" style:family="paragraph">
      <style:text-properties fo:language="en" fo:country="GB"/>
    </style:style>
    <style:style style:name="P1634" style:parent-style-name="Normal" style:family="paragraph">
      <style:text-properties fo:language="en" fo:country="GB"/>
    </style:style>
    <style:style style:name="P1635" style:parent-style-name="Heading3" style:family="paragraph">
      <style:text-properties fo:language="en" fo:country="GB"/>
    </style:style>
    <style:style style:name="P1636" style:parent-style-name="Normal" style:family="paragraph">
      <style:text-properties fo:language="en" fo:country="GB"/>
    </style:style>
    <style:style style:name="P1637" style:parent-style-name="Heading4" style:family="paragraph">
      <style:text-properties fo:language="en" fo:country="GB"/>
    </style:style>
    <style:style style:name="P1638" style:parent-style-name="Syntax" style:family="paragraph">
      <style:text-properties fo:language="en" fo:country="GB"/>
    </style:style>
    <style:style style:name="P1639" style:parent-style-name="Heading4" style:family="paragraph">
      <style:text-properties fo:language="en" fo:country="GB"/>
    </style:style>
    <style:style style:name="P1640" style:parent-style-name="Params" style:family="paragraph">
      <style:text-properties fo:language="en" fo:country="GB"/>
    </style:style>
    <style:style style:name="P1641" style:parent-style-name="ParamDetails" style:family="paragraph">
      <style:text-properties fo:language="en" fo:country="GB"/>
    </style:style>
    <style:style style:name="P1642" style:parent-style-name="Heading4" style:family="paragraph">
      <style:text-properties fo:language="en" fo:country="GB"/>
    </style:style>
    <style:style style:name="P1643" style:parent-style-name="Params" style:family="paragraph">
      <style:text-properties fo:language="en" fo:country="GB"/>
    </style:style>
    <style:style style:name="P1644" style:parent-style-name="ParamDetails" style:family="paragraph">
      <style:text-properties fo:language="en" fo:country="GB"/>
    </style:style>
    <style:style style:name="P1645" style:parent-style-name="Heading4b" style:family="paragraph">
      <style:text-properties fo:language="en" fo:country="GB"/>
    </style:style>
    <style:style style:name="P1646" style:parent-style-name="Normal" style:family="paragraph">
      <style:text-properties fo:language="en" fo:country="GB"/>
    </style:style>
    <style:style style:name="P1647" style:parent-style-name="Heading4a" style:family="paragraph">
      <style:text-properties fo:language="en" fo:country="GB"/>
    </style:style>
    <style:style style:name="P1648" style:parent-style-name="Normal" style:family="paragraph">
      <style:text-properties fo:language="en" fo:country="GB"/>
    </style:style>
    <style:style style:name="P1649" style:parent-style-name="Normal" style:family="paragraph">
      <style:text-properties fo:language="en" fo:country="GB"/>
    </style:style>
    <style:style style:name="T1650" style:parent-style-name="DefaultParagraphFont" style:family="text">
      <style:text-properties fo:font-weight="bold" style:font-weight-asian="bold" fo:color="#FF0000" fo:language="en" fo:country="GB"/>
    </style:style>
    <style:style style:name="T1651" style:parent-style-name="DefaultParagraphFont" style:family="text">
      <style:text-properties fo:language="en" fo:country="GB"/>
    </style:style>
    <style:style style:name="T1652" style:parent-style-name="DefaultParagraphFont" style:family="text">
      <style:text-properties fo:language="en" fo:country="GB"/>
    </style:style>
    <style:style style:name="P1653" style:parent-style-name="Normal" style:family="paragraph">
      <style:text-properties fo:language="en" fo:country="GB"/>
    </style:style>
    <style:style style:name="P1654" style:parent-style-name="Heading3" style:family="paragraph">
      <style:text-properties fo:language="en" fo:country="GB"/>
    </style:style>
    <style:style style:name="P1655" style:parent-style-name="Normal" style:family="paragraph">
      <style:text-properties fo:language="en" fo:country="GB"/>
    </style:style>
    <style:style style:name="P1656" style:parent-style-name="Heading4" style:family="paragraph">
      <style:text-properties fo:language="en" fo:country="GB"/>
    </style:style>
    <style:style style:name="P1657" style:parent-style-name="Syntax" style:family="paragraph">
      <style:text-properties fo:language="en" fo:country="GB"/>
    </style:style>
    <style:style style:name="P1658" style:parent-style-name="Heading4" style:family="paragraph">
      <style:text-properties fo:language="en" fo:country="GB"/>
    </style:style>
    <style:style style:name="P1659" style:parent-style-name="Params" style:family="paragraph">
      <style:text-properties fo:language="en" fo:country="GB"/>
    </style:style>
    <style:style style:name="P1660" style:parent-style-name="ParamDetails" style:family="paragraph">
      <style:text-properties fo:language="en" fo:country="GB"/>
    </style:style>
    <style:style style:name="P1661" style:parent-style-name="Heading4" style:family="paragraph">
      <style:text-properties fo:language="en" fo:country="GB"/>
    </style:style>
    <style:style style:name="P1662" style:parent-style-name="Params" style:family="paragraph">
      <style:text-properties fo:language="en" fo:country="GB"/>
    </style:style>
    <style:style style:name="P1663" style:parent-style-name="ParamDetails" style:family="paragraph">
      <style:text-properties fo:language="en" fo:country="GB"/>
    </style:style>
    <style:style style:name="P1664" style:parent-style-name="Heading4b" style:family="paragraph">
      <style:text-properties fo:language="en" fo:country="GB"/>
    </style:style>
    <style:style style:name="P1665" style:parent-style-name="Normal" style:family="paragraph">
      <style:text-properties fo:language="en" fo:country="GB"/>
    </style:style>
    <style:style style:name="P1666" style:parent-style-name="Heading4a" style:family="paragraph">
      <style:text-properties fo:language="en" fo:country="GB"/>
    </style:style>
    <style:style style:name="P1667" style:parent-style-name="Normal" style:family="paragraph">
      <style:text-properties fo:language="en" fo:country="GB"/>
    </style:style>
    <style:style style:name="P1668" style:parent-style-name="Heading3" style:family="paragraph">
      <style:text-properties fo:language="en" fo:country="GB"/>
    </style:style>
    <style:style style:name="P1669" style:parent-style-name="Normal" style:family="paragraph">
      <style:text-properties fo:language="en" fo:country="GB"/>
    </style:style>
    <style:style style:name="P1670" style:parent-style-name="Heading4" style:family="paragraph">
      <style:text-properties fo:language="en" fo:country="GB"/>
    </style:style>
    <style:style style:name="P1671" style:parent-style-name="Syntax" style:family="paragraph">
      <style:text-properties fo:language="en" fo:country="GB"/>
    </style:style>
    <style:style style:name="P1672" style:parent-style-name="Heading4" style:family="paragraph">
      <style:text-properties fo:language="en" fo:country="GB"/>
    </style:style>
    <style:style style:name="P1673" style:parent-style-name="Params" style:family="paragraph">
      <style:text-properties fo:language="en" fo:country="GB"/>
    </style:style>
    <style:style style:name="P1674" style:parent-style-name="ParamDetails" style:family="paragraph">
      <style:text-properties fo:language="en" fo:country="GB"/>
    </style:style>
    <style:style style:name="P1675" style:parent-style-name="Params" style:family="paragraph">
      <style:text-properties fo:language="en" fo:country="GB"/>
    </style:style>
    <style:style style:name="P1676" style:parent-style-name="ParamDetails" style:family="paragraph">
      <style:text-properties fo:language="en" fo:country="GB"/>
    </style:style>
    <style:style style:name="P1677" style:parent-style-name="Params" style:family="paragraph">
      <style:text-properties fo:language="en" fo:country="GB"/>
    </style:style>
    <style:style style:name="P1678" style:parent-style-name="ParamDetails" style:family="paragraph">
      <style:paragraph-properties fo:margin-bottom="0.0416in" fo:margin-left="1.4763in">
        <style:tab-stops/>
      </style:paragraph-properties>
      <style:text-properties fo:language="en" fo:country="GB"/>
    </style:style>
    <style:style style:name="TableColumn1680" style:family="table-column">
      <style:table-column-properties style:column-width="0.6458in"/>
    </style:style>
    <style:style style:name="TableColumn1681" style:family="table-column">
      <style:table-column-properties style:column-width="4.2291in"/>
    </style:style>
    <style:style style:name="Table1679" style:family="table">
      <style:table-properties style:width="4.875in" fo:margin-left="1.575in" table:align="left"/>
    </style:style>
    <style:style style:name="TableRow1682" style:family="table-row">
      <style:table-row-properties/>
    </style:style>
    <style:style style:name="TableCell1683" style:family="table-cell">
      <style:table-cell-properties fo:border="0.0069in solid #000000" fo:background-color="#B3B3B3" style:writing-mode="lr-tb" fo:padding-top="0in" fo:padding-left="0.075in" fo:padding-bottom="0in" fo:padding-right="0.075in"/>
    </style:style>
    <style:style style:name="P1684" style:parent-style-name="Normal" style:family="paragraph">
      <style:paragraph-properties fo:text-align="center" fo:margin-top="0.0416in"/>
      <style:text-properties fo:font-weight="bold" style:font-weight-asian="bold" fo:language="en" fo:country="GB"/>
    </style:style>
    <style:style style:name="TableCell1685" style:family="table-cell">
      <style:table-cell-properties fo:border="0.0069in solid #000000" fo:background-color="#B3B3B3" style:writing-mode="lr-tb" fo:padding-top="0in" fo:padding-left="0.075in" fo:padding-bottom="0in" fo:padding-right="0.075in"/>
    </style:style>
    <style:style style:name="P1686" style:parent-style-name="Normal" style:family="paragraph">
      <style:paragraph-properties fo:margin-top="0.0416in"/>
      <style:text-properties fo:font-weight="bold" style:font-weight-asian="bold" fo:language="en" fo:country="GB"/>
    </style:style>
    <style:style style:name="TableRow1687" style:family="table-row">
      <style:table-row-properties/>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text-align="center"/>
      <style:text-properties fo:language="en" fo:country="GB"/>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text-properties fo:language="en" fo:country="GB"/>
    </style:style>
    <style:style style:name="TableRow1692" style:family="table-row">
      <style:table-row-properties/>
    </style:style>
    <style:style style:name="TableCell1693" style:family="table-cell">
      <style:table-cell-properties fo:border="0.0069in solid #000000" fo:background-color="#D9D9D9" style:writing-mode="lr-tb" fo:padding-top="0in" fo:padding-left="0.075in" fo:padding-bottom="0in" fo:padding-right="0.075in"/>
    </style:style>
    <style:style style:name="P1694" style:parent-style-name="Normal" style:family="paragraph">
      <style:paragraph-properties fo:text-align="center"/>
      <style:text-properties fo:language="en" fo:country="GB"/>
    </style:style>
    <style:style style:name="TableCell1695" style:family="table-cell">
      <style:table-cell-properties fo:border="0.0069in solid #000000" fo:background-color="#D9D9D9" style:writing-mode="lr-tb" fo:padding-top="0in" fo:padding-left="0.075in" fo:padding-bottom="0in" fo:padding-right="0.075in"/>
    </style:style>
    <style:style style:name="P1696" style:parent-style-name="Normal" style:family="paragraph">
      <style:text-properties fo:language="en" fo:country="GB"/>
    </style:style>
    <style:style style:name="P1697" style:parent-style-name="ParamDetails" style:family="paragraph">
      <style:paragraph-properties fo:margin-top="0.0416in" fo:margin-left="1.4763in">
        <style:tab-stops/>
      </style:paragraph-properties>
      <style:text-properties fo:language="en" fo:country="GB"/>
    </style:style>
    <style:style style:name="P1698" style:parent-style-name="Heading4" style:family="paragraph">
      <style:text-properties fo:language="en" fo:country="GB"/>
    </style:style>
    <style:style style:name="P1699" style:parent-style-name="Params" style:family="paragraph">
      <style:text-properties fo:language="en" fo:country="GB"/>
    </style:style>
    <style:style style:name="P1700" style:parent-style-name="ParamDetails" style:family="paragraph">
      <style:text-properties fo:language="en" fo:country="GB"/>
    </style:style>
    <style:style style:name="P1701" style:parent-style-name="Heading4b" style:family="paragraph">
      <style:text-properties fo:language="en" fo:country="GB"/>
    </style:style>
    <style:style style:name="P1702" style:parent-style-name="Normal" style:family="paragraph">
      <style:text-properties fo:language="en" fo:country="GB"/>
    </style:style>
    <style:style style:name="P1703" style:parent-style-name="Heading4a" style:family="paragraph">
      <style:text-properties fo:language="en" fo:country="GB"/>
    </style:style>
    <style:style style:name="T1704" style:parent-style-name="DefaultParagraphFont" style:family="text">
      <style:text-properties fo:font-weight="bold" style:font-weight-asian="bold" fo:color="#FF0000" fo:language="en" fo:country="GB"/>
    </style:style>
    <style:style style:name="T1705" style:parent-style-name="DefaultParagraphFont" style:family="text">
      <style:text-properties fo:language="en" fo:country="GB"/>
    </style:style>
    <style:style style:name="T1706" style:parent-style-name="DefaultParagraphFont" style:family="text">
      <style:text-properties fo:language="en" fo:country="GB"/>
    </style:style>
    <style:style style:name="T1707" style:parent-style-name="DefaultParagraphFont" style:family="text">
      <style:text-properties fo:language="en" fo:country="GB"/>
    </style:style>
    <style:style style:name="T1708" style:parent-style-name="DefaultParagraphFont" style:family="text">
      <style:text-properties fo:language="en" fo:country="GB"/>
    </style:style>
    <style:style style:name="T1709" style:parent-style-name="DefaultParagraphFont" style:family="text">
      <style:text-properties fo:language="en" fo:country="GB"/>
    </style:style>
    <style:style style:name="T1710" style:parent-style-name="DefaultParagraphFont" style:family="text">
      <style:text-properties fo:language="en" fo:country="GB"/>
    </style:style>
    <style:style style:name="T1711" style:parent-style-name="DefaultParagraphFont" style:family="text">
      <style:text-properties fo:language="en" fo:country="GB"/>
    </style:style>
    <style:style style:name="T1712" style:parent-style-name="DefaultParagraphFont" style:family="text">
      <style:text-properties fo:language="en" fo:country="GB"/>
    </style:style>
    <style:style style:name="P1713" style:parent-style-name="Heading3" style:family="paragraph">
      <style:text-properties fo:language="en" fo:country="GB"/>
    </style:style>
    <style:style style:name="P1714" style:parent-style-name="Normal" style:family="paragraph">
      <style:text-properties fo:language="en" fo:country="GB"/>
    </style:style>
    <style:style style:name="P1715" style:parent-style-name="Heading4" style:family="paragraph">
      <style:text-properties fo:language="en" fo:country="GB"/>
    </style:style>
    <style:style style:name="P1716" style:parent-style-name="Syntax" style:family="paragraph">
      <style:text-properties fo:language="en" fo:country="GB"/>
    </style:style>
    <style:style style:name="P1717" style:parent-style-name="Heading4" style:family="paragraph">
      <style:text-properties fo:language="en" fo:country="GB"/>
    </style:style>
    <style:style style:name="P1718" style:parent-style-name="Params" style:family="paragraph">
      <style:text-properties fo:language="en" fo:country="GB"/>
    </style:style>
    <style:style style:name="P1719" style:parent-style-name="ParamDetails" style:family="paragraph">
      <style:text-properties fo:language="en" fo:country="GB"/>
    </style:style>
    <style:style style:name="P1720" style:parent-style-name="Params" style:family="paragraph">
      <style:text-properties fo:language="en" fo:country="GB"/>
    </style:style>
    <style:style style:name="P1721" style:parent-style-name="ParamDetails" style:family="paragraph">
      <style:text-properties fo:language="en" fo:country="GB"/>
    </style:style>
    <style:style style:name="P1722" style:parent-style-name="Heading4" style:family="paragraph">
      <style:text-properties fo:language="en" fo:country="GB"/>
    </style:style>
    <style:style style:name="P1723" style:parent-style-name="Params" style:family="paragraph">
      <style:text-properties fo:language="en" fo:country="GB"/>
    </style:style>
    <style:style style:name="P1724" style:parent-style-name="ParamDetails" style:family="paragraph">
      <style:text-properties fo:language="en" fo:country="GB"/>
    </style:style>
    <style:style style:name="P1725" style:parent-style-name="Heading4b" style:family="paragraph">
      <style:text-properties fo:language="en" fo:country="GB"/>
    </style:style>
    <style:style style:name="P1726" style:parent-style-name="Normal" style:family="paragraph">
      <style:text-properties fo:language="en" fo:country="GB"/>
    </style:style>
    <style:style style:name="P1727" style:parent-style-name="Heading4a" style:family="paragraph">
      <style:text-properties fo:language="en" fo:country="GB"/>
    </style:style>
    <style:style style:name="T1728" style:parent-style-name="DefaultParagraphFont" style:family="text">
      <style:text-properties fo:font-weight="bold" style:font-weight-asian="bold" fo:color="#FF0000" fo:language="en" fo:country="GB"/>
    </style:style>
    <style:style style:name="T1729" style:parent-style-name="DefaultParagraphFont" style:family="text">
      <style:text-properties fo:language="en" fo:country="GB"/>
    </style:style>
    <style:style style:name="T1730" style:parent-style-name="DefaultParagraphFont" style:family="text">
      <style:text-properties fo:language="en" fo:country="GB"/>
    </style:style>
    <style:style style:name="T1731" style:parent-style-name="DefaultParagraphFont" style:family="text">
      <style:text-properties fo:language="en" fo:country="GB"/>
    </style:style>
    <style:style style:name="P1732" style:parent-style-name="Heading3" style:family="paragraph">
      <style:text-properties fo:language="en" fo:country="GB"/>
    </style:style>
    <style:style style:name="P1733" style:parent-style-name="Normal" style:family="paragraph">
      <style:text-properties fo:language="en" fo:country="GB"/>
    </style:style>
    <style:style style:name="P1734" style:parent-style-name="Heading4" style:family="paragraph">
      <style:text-properties fo:language="en" fo:country="GB"/>
    </style:style>
    <style:style style:name="P1735" style:parent-style-name="Syntax" style:family="paragraph">
      <style:text-properties fo:language="en" fo:country="GB"/>
    </style:style>
    <style:style style:name="P1736" style:parent-style-name="Heading4" style:family="paragraph">
      <style:text-properties fo:language="en" fo:country="GB"/>
    </style:style>
    <style:style style:name="P1737" style:parent-style-name="Params" style:family="paragraph">
      <style:text-properties fo:language="en" fo:country="GB"/>
    </style:style>
    <style:style style:name="P1738" style:parent-style-name="ParamDetails" style:family="paragraph">
      <style:text-properties fo:language="en" fo:country="GB"/>
    </style:style>
    <style:style style:name="P1739" style:parent-style-name="Params" style:family="paragraph">
      <style:text-properties fo:language="en" fo:country="GB"/>
    </style:style>
    <style:style style:name="P1740" style:parent-style-name="ParamDetails" style:family="paragraph">
      <style:text-properties fo:language="en" fo:country="GB"/>
    </style:style>
    <style:style style:name="P1741" style:parent-style-name="Heading4" style:family="paragraph">
      <style:text-properties fo:language="en" fo:country="GB"/>
    </style:style>
    <style:style style:name="P1742" style:parent-style-name="Params" style:family="paragraph">
      <style:text-properties fo:language="en" fo:country="GB"/>
    </style:style>
    <style:style style:name="P1743" style:parent-style-name="ParamDetails" style:family="paragraph">
      <style:text-properties fo:language="en" fo:country="GB"/>
    </style:style>
    <style:style style:name="P1744" style:parent-style-name="Heading4b" style:family="paragraph">
      <style:text-properties fo:language="en" fo:country="GB"/>
    </style:style>
    <style:style style:name="P1745" style:parent-style-name="Normal" style:family="paragraph">
      <style:text-properties fo:language="en" fo:country="GB"/>
    </style:style>
    <style:style style:name="P1746" style:parent-style-name="Heading4a" style:family="paragraph">
      <style:text-properties fo:language="en" fo:country="GB"/>
    </style:style>
    <style:style style:name="T1747" style:parent-style-name="DefaultParagraphFont" style:family="text">
      <style:text-properties fo:font-weight="bold" style:font-weight-asian="bold" fo:color="#FF0000" fo:language="en" fo:country="GB"/>
    </style:style>
    <style:style style:name="T1748" style:parent-style-name="DefaultParagraphFont" style:family="text">
      <style:text-properties fo:language="en" fo:country="GB"/>
    </style:style>
    <style:style style:name="T1749" style:parent-style-name="DefaultParagraphFont" style:family="text">
      <style:text-properties fo:language="en" fo:country="GB"/>
    </style:style>
    <style:style style:name="P1750" style:parent-style-name="Heading3" style:family="paragraph">
      <style:text-properties fo:language="en" fo:country="GB"/>
    </style:style>
    <style:style style:name="P1751" style:parent-style-name="Normal" style:family="paragraph">
      <style:text-properties fo:language="en" fo:country="GB"/>
    </style:style>
    <style:style style:name="P1752" style:parent-style-name="Heading4" style:family="paragraph">
      <style:text-properties fo:language="en" fo:country="GB"/>
    </style:style>
    <style:style style:name="P1753" style:parent-style-name="Syntax" style:family="paragraph">
      <style:text-properties fo:language="en" fo:country="GB"/>
    </style:style>
    <style:style style:name="P1754" style:parent-style-name="Heading4" style:family="paragraph">
      <style:text-properties fo:language="en" fo:country="GB"/>
    </style:style>
    <style:style style:name="P1755" style:parent-style-name="Params" style:family="paragraph">
      <style:text-properties fo:language="en" fo:country="GB"/>
    </style:style>
    <style:style style:name="P1756" style:parent-style-name="ParamDetails" style:family="paragraph">
      <style:text-properties fo:language="en" fo:country="GB"/>
    </style:style>
    <style:style style:name="P1757" style:parent-style-name="Heading4" style:family="paragraph">
      <style:text-properties fo:language="en" fo:country="GB"/>
    </style:style>
    <style:style style:name="P1758" style:parent-style-name="Params" style:family="paragraph">
      <style:text-properties fo:language="en" fo:country="GB"/>
    </style:style>
    <style:style style:name="P1759" style:parent-style-name="ParamDetails" style:family="paragraph">
      <style:text-properties fo:language="en" fo:country="GB"/>
    </style:style>
    <style:style style:name="P1760" style:parent-style-name="Heading4b" style:family="paragraph">
      <style:text-properties fo:language="en" fo:country="GB"/>
    </style:style>
    <style:style style:name="P1761" style:parent-style-name="Normal" style:family="paragraph">
      <style:text-properties fo:language="en" fo:country="GB"/>
    </style:style>
    <style:style style:name="P1762" style:parent-style-name="Heading4a" style:family="paragraph">
      <style:text-properties fo:language="en" fo:country="GB"/>
    </style:style>
    <style:style style:name="P1763" style:parent-style-name="Normal" style:family="paragraph">
      <style:text-properties fo:language="en" fo:country="GB"/>
    </style:style>
    <style:style style:name="P1764" style:parent-style-name="Heading3" style:family="paragraph">
      <style:text-properties fo:language="en" fo:country="GB"/>
    </style:style>
    <style:style style:name="P1765" style:parent-style-name="Normal" style:family="paragraph">
      <style:text-properties fo:language="en" fo:country="GB"/>
    </style:style>
    <style:style style:name="P1766" style:parent-style-name="Heading4" style:family="paragraph">
      <style:text-properties fo:language="en" fo:country="GB"/>
    </style:style>
    <style:style style:name="P1767" style:parent-style-name="Syntax" style:family="paragraph">
      <style:text-properties fo:language="en" fo:country="GB"/>
    </style:style>
    <style:style style:name="P1768" style:parent-style-name="Heading4" style:family="paragraph">
      <style:text-properties fo:language="en" fo:country="GB"/>
    </style:style>
    <style:style style:name="P1769" style:parent-style-name="Params" style:family="paragraph">
      <style:text-properties fo:language="en" fo:country="GB"/>
    </style:style>
    <style:style style:name="P1770" style:parent-style-name="ParamDetails" style:family="paragraph">
      <style:text-properties fo:language="en" fo:country="GB"/>
    </style:style>
    <style:style style:name="P1771" style:parent-style-name="Heading4" style:family="paragraph">
      <style:text-properties fo:language="en" fo:country="GB"/>
    </style:style>
    <style:style style:name="P1772" style:parent-style-name="Params" style:family="paragraph">
      <style:text-properties fo:language="en" fo:country="GB"/>
    </style:style>
    <style:style style:name="P1773" style:parent-style-name="ParamDetails" style:family="paragraph">
      <style:text-properties fo:language="en" fo:country="GB"/>
    </style:style>
    <style:style style:name="P1774" style:parent-style-name="Heading4b" style:family="paragraph">
      <style:text-properties fo:language="en" fo:country="GB"/>
    </style:style>
    <style:style style:name="P1775" style:parent-style-name="Normal" style:family="paragraph">
      <style:text-properties fo:language="en" fo:country="GB"/>
    </style:style>
    <style:style style:name="P1776" style:parent-style-name="Heading4a" style:family="paragraph">
      <style:text-properties fo:language="en" fo:country="GB"/>
    </style:style>
    <style:style style:name="P1777" style:parent-style-name="Normal" style:family="paragraph">
      <style:text-properties fo:language="en" fo:country="GB"/>
    </style:style>
    <style:style style:name="P1778" style:parent-style-name="Heading3" style:family="paragraph">
      <style:text-properties fo:language="en" fo:country="GB"/>
    </style:style>
    <style:style style:name="P1779" style:parent-style-name="Normal" style:family="paragraph">
      <style:text-properties fo:language="en" fo:country="GB"/>
    </style:style>
    <style:style style:name="P1780" style:parent-style-name="Heading4" style:family="paragraph">
      <style:text-properties fo:language="en" fo:country="GB"/>
    </style:style>
    <style:style style:name="P1781" style:parent-style-name="Syntax" style:family="paragraph">
      <style:text-properties fo:language="en" fo:country="GB"/>
    </style:style>
    <style:style style:name="P1782" style:parent-style-name="Heading4" style:family="paragraph">
      <style:text-properties fo:language="en" fo:country="GB"/>
    </style:style>
    <style:style style:name="P1783" style:parent-style-name="Params" style:family="paragraph">
      <style:text-properties fo:language="en" fo:country="GB"/>
    </style:style>
    <style:style style:name="P1784" style:parent-style-name="ParamDetails" style:family="paragraph">
      <style:text-properties fo:language="en" fo:country="GB"/>
    </style:style>
    <style:style style:name="P1785" style:parent-style-name="Heading4" style:family="paragraph">
      <style:text-properties fo:language="en" fo:country="GB"/>
    </style:style>
    <style:style style:name="P1786" style:parent-style-name="Params" style:family="paragraph">
      <style:text-properties fo:language="en" fo:country="GB"/>
    </style:style>
    <style:style style:name="P1787" style:parent-style-name="ParamDetails" style:family="paragraph">
      <style:text-properties fo:language="en" fo:country="GB"/>
    </style:style>
    <style:style style:name="P1788" style:parent-style-name="Heading4b" style:family="paragraph">
      <style:text-properties fo:language="en" fo:country="GB"/>
    </style:style>
    <style:style style:name="P1789" style:parent-style-name="Normal" style:family="paragraph">
      <style:text-properties fo:language="en" fo:country="GB"/>
    </style:style>
    <style:style style:name="P1790" style:parent-style-name="Heading4a" style:family="paragraph">
      <style:text-properties fo:language="en" fo:country="GB"/>
    </style:style>
    <style:style style:name="P1791" style:parent-style-name="Normal" style:family="paragraph">
      <style:text-properties fo:language="en" fo:country="GB"/>
    </style:style>
    <style:style style:name="P1792" style:parent-style-name="Heading3" style:family="paragraph">
      <style:text-properties fo:language="en" fo:country="GB"/>
    </style:style>
    <style:style style:name="T1793" style:parent-style-name="DefaultParagraphFont" style:family="text">
      <style:text-properties fo:language="en" fo:country="GB"/>
    </style:style>
    <style:style style:name="T1794" style:parent-style-name="DefaultParagraphFont" style:family="text">
      <style:text-properties fo:font-style="italic" style:font-style-asian="italic" fo:language="en" fo:country="GB"/>
    </style:style>
    <style:style style:name="T1795" style:parent-style-name="DefaultParagraphFont" style:family="text">
      <style:text-properties fo:language="en" fo:country="GB"/>
    </style:style>
    <style:style style:name="T1796" style:parent-style-name="DefaultParagraphFont" style:family="text">
      <style:text-properties fo:font-style="italic" style:font-style-asian="italic" fo:language="en" fo:country="GB"/>
    </style:style>
    <style:style style:name="T1797" style:parent-style-name="DefaultParagraphFont" style:family="text">
      <style:text-properties fo:language="en" fo:country="GB"/>
    </style:style>
    <style:style style:name="T1798" style:parent-style-name="DefaultParagraphFont" style:family="text">
      <style:text-properties fo:font-style="italic" style:font-style-asian="italic" fo:language="en" fo:country="GB"/>
    </style:style>
    <style:style style:name="T1799" style:parent-style-name="DefaultParagraphFont" style:family="text">
      <style:text-properties fo:language="en" fo:country="GB"/>
    </style:style>
    <style:style style:name="P1800" style:parent-style-name="Heading4" style:family="paragraph">
      <style:text-properties fo:language="en" fo:country="GB"/>
    </style:style>
    <style:style style:name="P1801" style:parent-style-name="Syntax" style:family="paragraph">
      <style:text-properties fo:language="en" fo:country="GB"/>
    </style:style>
    <style:style style:name="P1802" style:parent-style-name="Heading4" style:family="paragraph">
      <style:text-properties fo:language="en" fo:country="GB"/>
    </style:style>
    <style:style style:name="P1803" style:parent-style-name="Params" style:family="paragraph">
      <style:text-properties fo:language="en" fo:country="GB"/>
    </style:style>
    <style:style style:name="P1804" style:parent-style-name="ParamDetails" style:family="paragraph">
      <style:text-properties fo:language="en" fo:country="GB"/>
    </style:style>
    <style:style style:name="P1805" style:parent-style-name="Params" style:family="paragraph">
      <style:text-properties fo:language="en" fo:country="GB"/>
    </style:style>
    <style:style style:name="P1806" style:parent-style-name="ParamDetails" style:family="paragraph">
      <style:text-properties fo:language="en" fo:country="GB"/>
    </style:style>
    <style:style style:name="P1807" style:parent-style-name="Params" style:family="paragraph">
      <style:text-properties fo:language="en" fo:country="GB"/>
    </style:style>
    <style:style style:name="P1808" style:parent-style-name="ParamDetails" style:family="paragraph">
      <style:text-properties fo:language="en" fo:country="GB"/>
    </style:style>
    <style:style style:name="P1809" style:parent-style-name="ParamDetails" style:family="paragraph">
      <style:text-properties fo:language="en" fo:country="GB"/>
    </style:style>
    <style:style style:name="P1810" style:parent-style-name="Heading4" style:family="paragraph">
      <style:text-properties fo:language="en" fo:country="GB"/>
    </style:style>
    <style:style style:name="P1811" style:parent-style-name="Params" style:family="paragraph">
      <style:text-properties fo:language="en" fo:country="GB"/>
    </style:style>
    <style:style style:name="P1812" style:parent-style-name="ParamDetails" style:family="paragraph">
      <style:text-properties fo:language="en" fo:country="GB"/>
    </style:style>
    <style:style style:name="P1813" style:parent-style-name="Heading4b" style:family="paragraph">
      <style:text-properties fo:language="en" fo:country="GB"/>
    </style:style>
    <style:style style:name="P1814" style:parent-style-name="Normal" style:family="paragraph">
      <style:text-properties fo:language="en" fo:country="GB"/>
    </style:style>
    <style:style style:name="P1815" style:parent-style-name="Heading4a" style:family="paragraph">
      <style:text-properties fo:language="en" fo:country="GB"/>
    </style:style>
    <style:style style:name="P1816" style:parent-style-name="Normal" style:family="paragraph">
      <style:text-properties fo:language="en" fo:country="GB"/>
    </style:style>
    <style:style style:name="P1817" style:parent-style-name="Heading3" style:family="paragraph">
      <style:text-properties fo:language="en" fo:country="GB"/>
    </style:style>
    <style:style style:name="P1818" style:parent-style-name="Normal" style:family="paragraph">
      <style:text-properties fo:language="en" fo:country="GB"/>
    </style:style>
    <style:style style:name="P1819" style:parent-style-name="Heading4" style:family="paragraph">
      <style:text-properties fo:language="en" fo:country="GB"/>
    </style:style>
    <style:style style:name="P1820" style:parent-style-name="Syntax" style:family="paragraph">
      <style:text-properties fo:language="en" fo:country="GB"/>
    </style:style>
    <style:style style:name="P1821" style:parent-style-name="Heading4" style:family="paragraph">
      <style:text-properties fo:language="en" fo:country="GB"/>
    </style:style>
    <style:style style:name="P1822" style:parent-style-name="Params" style:family="paragraph">
      <style:text-properties fo:language="en" fo:country="GB"/>
    </style:style>
    <style:style style:name="P1823" style:parent-style-name="Heading4" style:family="paragraph">
      <style:text-properties fo:language="en" fo:country="GB"/>
    </style:style>
    <style:style style:name="P1824" style:parent-style-name="Params" style:family="paragraph">
      <style:text-properties fo:language="en" fo:country="GB"/>
    </style:style>
    <style:style style:name="P1825" style:parent-style-name="ParamDetails" style:family="paragraph">
      <style:text-properties fo:language="en" fo:country="GB"/>
    </style:style>
    <style:style style:name="P1826" style:parent-style-name="Heading4b" style:family="paragraph">
      <style:text-properties fo:language="en" fo:country="GB"/>
    </style:style>
    <style:style style:name="P1827" style:parent-style-name="Normal" style:family="paragraph">
      <style:text-properties fo:language="en" fo:country="GB"/>
    </style:style>
    <style:style style:name="P1828" style:parent-style-name="Heading4a" style:family="paragraph">
      <style:text-properties fo:language="en" fo:country="GB"/>
    </style:style>
    <style:style style:name="P1829" style:parent-style-name="Normal" style:family="paragraph">
      <style:text-properties fo:language="en" fo:country="GB"/>
    </style:style>
    <style:style style:name="P1830" style:parent-style-name="Heading3" style:family="paragraph">
      <style:text-properties fo:language="en" fo:country="GB"/>
    </style:style>
    <style:style style:name="P1831" style:parent-style-name="Normal" style:family="paragraph">
      <style:text-properties fo:language="en" fo:country="GB"/>
    </style:style>
    <style:style style:name="P1832" style:parent-style-name="Heading4" style:family="paragraph">
      <style:text-properties fo:language="en" fo:country="GB"/>
    </style:style>
    <style:style style:name="P1833" style:parent-style-name="Syntax" style:family="paragraph">
      <style:text-properties fo:language="en" fo:country="GB"/>
    </style:style>
    <style:style style:name="P1834" style:parent-style-name="Heading4" style:family="paragraph">
      <style:text-properties fo:language="en" fo:country="GB"/>
    </style:style>
    <style:style style:name="P1835" style:parent-style-name="Params" style:family="paragraph">
      <style:text-properties fo:language="en" fo:country="GB"/>
    </style:style>
    <style:style style:name="P1836" style:parent-style-name="ParamDetails" style:family="paragraph">
      <style:text-properties fo:language="en" fo:country="GB"/>
    </style:style>
    <style:style style:name="P1837" style:parent-style-name="Heading4" style:family="paragraph">
      <style:text-properties fo:language="en" fo:country="GB"/>
    </style:style>
    <style:style style:name="P1838" style:parent-style-name="Params" style:family="paragraph">
      <style:text-properties fo:language="en" fo:country="GB"/>
    </style:style>
    <style:style style:name="P1839" style:parent-style-name="ParamDetails" style:family="paragraph">
      <style:text-properties fo:language="en" fo:country="GB"/>
    </style:style>
    <style:style style:name="P1840" style:parent-style-name="Heading4b" style:family="paragraph">
      <style:text-properties fo:language="en" fo:country="GB"/>
    </style:style>
    <style:style style:name="P1841" style:parent-style-name="Normal" style:family="paragraph">
      <style:text-properties fo:language="en" fo:country="GB"/>
    </style:style>
    <style:style style:name="P1842" style:parent-style-name="Heading4a" style:family="paragraph">
      <style:text-properties fo:language="en" fo:country="GB"/>
    </style:style>
    <style:style style:name="P1843" style:parent-style-name="Normal" style:family="paragraph">
      <style:text-properties fo:language="en" fo:country="GB"/>
    </style:style>
    <style:style style:name="P1844" style:parent-style-name="Heading3" style:family="paragraph">
      <style:text-properties fo:language="en" fo:country="GB"/>
    </style:style>
    <style:style style:name="P1845" style:parent-style-name="Normal" style:family="paragraph">
      <style:text-properties fo:language="en" fo:country="GB"/>
    </style:style>
    <style:style style:name="P1846" style:parent-style-name="Heading3" style:family="paragraph">
      <style:text-properties fo:language="en" fo:country="GB"/>
    </style:style>
    <style:style style:name="P1847" style:parent-style-name="Normal" style:family="paragraph">
      <style:text-properties fo:language="en" fo:country="GB"/>
    </style:style>
    <style:style style:name="P1848" style:parent-style-name="Heading3" style:family="paragraph">
      <style:text-properties fo:language="en" fo:country="GB"/>
    </style:style>
    <style:style style:name="P1849" style:parent-style-name="Normal" style:family="paragraph">
      <style:text-properties fo:language="en" fo:country="GB"/>
    </style:style>
    <style:style style:name="P1850" style:parent-style-name="Heading3" style:family="paragraph">
      <style:text-properties fo:language="en" fo:country="GB"/>
    </style:style>
    <style:style style:name="P1851" style:parent-style-name="Normal" style:family="paragraph">
      <style:text-properties fo:language="en" fo:country="GB"/>
    </style:style>
    <style:style style:name="P1852" style:parent-style-name="Heading4" style:family="paragraph">
      <style:text-properties fo:language="en" fo:country="GB"/>
    </style:style>
    <style:style style:name="P1853" style:parent-style-name="Syntax" style:family="paragraph">
      <style:text-properties fo:language="en" fo:country="GB"/>
    </style:style>
    <style:style style:name="P1854" style:parent-style-name="Heading4" style:family="paragraph">
      <style:text-properties fo:language="en" fo:country="GB"/>
    </style:style>
    <style:style style:name="P1855" style:parent-style-name="Params" style:family="paragraph">
      <style:text-properties fo:language="en" fo:country="GB"/>
    </style:style>
    <style:style style:name="P1856" style:parent-style-name="ParamDetails" style:family="paragraph">
      <style:text-properties fo:language="en" fo:country="GB"/>
    </style:style>
    <style:style style:name="P1857" style:parent-style-name="Params" style:family="paragraph">
      <style:text-properties fo:language="en" fo:country="GB"/>
    </style:style>
    <style:style style:name="P1858" style:parent-style-name="ParamDetails" style:family="paragraph">
      <style:paragraph-properties fo:margin-bottom="0.0416in" fo:margin-left="1.4763in">
        <style:tab-stops/>
      </style:paragraph-properties>
      <style:text-properties fo:language="en" fo:country="GB"/>
    </style:style>
    <style:style style:name="TableColumn1860" style:family="table-column">
      <style:table-column-properties style:column-width="0.6458in"/>
    </style:style>
    <style:style style:name="TableColumn1861" style:family="table-column">
      <style:table-column-properties style:column-width="4.2291in"/>
    </style:style>
    <style:style style:name="Table1859" style:family="table">
      <style:table-properties style:width="4.875in" fo:margin-left="1.575in" table:align="left"/>
    </style:style>
    <style:style style:name="TableRow1862" style:family="table-row">
      <style:table-row-properties/>
    </style:style>
    <style:style style:name="TableCell1863" style:family="table-cell">
      <style:table-cell-properties fo:border="0.0069in solid #000000" fo:background-color="#B3B3B3" style:writing-mode="lr-tb" fo:padding-top="0in" fo:padding-left="0.075in" fo:padding-bottom="0in" fo:padding-right="0.075in"/>
    </style:style>
    <style:style style:name="P1864" style:parent-style-name="Normal" style:family="paragraph">
      <style:paragraph-properties fo:text-align="center" fo:margin-top="0.0416in"/>
      <style:text-properties fo:font-weight="bold" style:font-weight-asian="bold" fo:language="en" fo:country="GB"/>
    </style:style>
    <style:style style:name="TableCell1865" style:family="table-cell">
      <style:table-cell-properties fo:border="0.0069in solid #000000" fo:background-color="#B3B3B3" style:writing-mode="lr-tb" fo:padding-top="0in" fo:padding-left="0.075in" fo:padding-bottom="0in" fo:padding-right="0.075in"/>
    </style:style>
    <style:style style:name="P1866" style:parent-style-name="Normal" style:family="paragraph">
      <style:paragraph-properties fo:margin-top="0.0416in"/>
      <style:text-properties fo:font-weight="bold" style:font-weight-asian="bold" fo:language="en" fo:country="GB"/>
    </style:style>
    <style:style style:name="TableRow1867" style:family="table-row">
      <style:table-row-properties/>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l" style:family="paragraph">
      <style:paragraph-properties fo:text-align="center"/>
      <style:text-properties fo:language="en" fo:country="GB"/>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 style:family="paragraph">
      <style:text-properties fo:language="en" fo:country="GB"/>
    </style:style>
    <style:style style:name="TableRow1872" style:family="table-row">
      <style:table-row-properties/>
    </style:style>
    <style:style style:name="TableCell1873" style:family="table-cell">
      <style:table-cell-properties fo:border="0.0069in solid #000000" fo:background-color="#D9D9D9" style:writing-mode="lr-tb" fo:padding-top="0in" fo:padding-left="0.075in" fo:padding-bottom="0in" fo:padding-right="0.075in"/>
    </style:style>
    <style:style style:name="P1874" style:parent-style-name="Normal" style:family="paragraph">
      <style:paragraph-properties fo:text-align="center"/>
      <style:text-properties fo:language="en" fo:country="GB"/>
    </style:style>
    <style:style style:name="TableCell1875" style:family="table-cell">
      <style:table-cell-properties fo:border="0.0069in solid #000000" fo:background-color="#D9D9D9" style:writing-mode="lr-tb" fo:padding-top="0in" fo:padding-left="0.075in" fo:padding-bottom="0in" fo:padding-right="0.075in"/>
    </style:style>
    <style:style style:name="P1876" style:parent-style-name="Normal" style:family="paragraph">
      <style:text-properties fo:language="en" fo:country="GB"/>
    </style:style>
    <style:style style:name="TableRow1877" style:family="table-row">
      <style:table-row-properties/>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fo:text-align="center"/>
      <style:text-properties fo:language="en" fo:country="GB"/>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 style:family="paragraph">
      <style:text-properties fo:language="en" fo:country="GB"/>
    </style:style>
    <style:style style:name="P1882" style:parent-style-name="ParamDetails" style:family="paragraph">
      <style:paragraph-properties fo:margin-top="0.0416in" fo:margin-left="1.4763in">
        <style:tab-stops/>
      </style:paragraph-properties>
      <style:text-properties fo:language="en" fo:country="GB"/>
    </style:style>
    <style:style style:name="P1883" style:parent-style-name="Heading4" style:family="paragraph">
      <style:text-properties fo:language="en" fo:country="GB"/>
    </style:style>
    <style:style style:name="P1884" style:parent-style-name="Params" style:family="paragraph">
      <style:text-properties fo:language="en" fo:country="GB"/>
    </style:style>
    <style:style style:name="P1885" style:parent-style-name="ParamDetails" style:family="paragraph">
      <style:text-properties fo:language="en" fo:country="GB"/>
    </style:style>
    <style:style style:name="P1886" style:parent-style-name="Heading4b" style:family="paragraph">
      <style:text-properties fo:language="en" fo:country="GB"/>
    </style:style>
    <style:style style:name="P1887" style:parent-style-name="Normal" style:family="paragraph">
      <style:text-properties fo:language="en" fo:country="GB"/>
    </style:style>
    <style:style style:name="P1888" style:parent-style-name="Heading4a" style:family="paragraph">
      <style:text-properties fo:language="en" fo:country="GB"/>
    </style:style>
    <style:style style:name="P1889" style:parent-style-name="Normal" style:family="paragraph">
      <style:text-properties fo:language="en" fo:country="GB"/>
    </style:style>
    <style:style style:name="P1890" style:parent-style-name="Heading3" style:family="paragraph">
      <style:text-properties fo:language="en" fo:country="GB"/>
    </style:style>
    <style:style style:name="P1891" style:parent-style-name="Normal" style:family="paragraph">
      <style:text-properties fo:language="en" fo:country="GB"/>
    </style:style>
    <style:style style:name="P1892" style:parent-style-name="Heading3" style:family="paragraph">
      <style:text-properties fo:language="en" fo:country="GB"/>
    </style:style>
    <style:style style:name="P1893" style:parent-style-name="Normal" style:family="paragraph">
      <style:text-properties fo:language="en" fo:country="GB"/>
    </style:style>
    <style:style style:name="P1894" style:parent-style-name="Heading3" style:family="paragraph">
      <style:text-properties fo:language="en" fo:country="GB"/>
    </style:style>
    <style:style style:name="P1895" style:parent-style-name="Normal" style:family="paragraph">
      <style:text-properties fo:language="en" fo:country="GB"/>
    </style:style>
    <style:style style:name="P1896" style:parent-style-name="Heading4" style:family="paragraph">
      <style:text-properties fo:language="en" fo:country="GB"/>
    </style:style>
    <style:style style:name="P1897" style:parent-style-name="Syntax" style:family="paragraph">
      <style:text-properties fo:language="en" fo:country="GB"/>
    </style:style>
    <style:style style:name="P1898" style:parent-style-name="Heading4" style:family="paragraph">
      <style:text-properties fo:language="en" fo:country="GB"/>
    </style:style>
    <style:style style:name="P1899" style:parent-style-name="Params" style:family="paragraph">
      <style:text-properties fo:language="en" fo:country="GB"/>
    </style:style>
    <style:style style:name="P1900" style:parent-style-name="ParamDetails" style:family="paragraph">
      <style:text-properties fo:language="en" fo:country="GB"/>
    </style:style>
    <style:style style:name="P1901" style:parent-style-name="Heading4" style:family="paragraph">
      <style:text-properties fo:language="en" fo:country="GB"/>
    </style:style>
    <style:style style:name="P1902" style:parent-style-name="Params" style:family="paragraph">
      <style:text-properties fo:language="en" fo:country="GB"/>
    </style:style>
    <style:style style:name="P1903" style:parent-style-name="ParamDetails" style:family="paragraph">
      <style:text-properties fo:language="en" fo:country="GB"/>
    </style:style>
    <style:style style:name="P1904" style:parent-style-name="Heading4b" style:family="paragraph">
      <style:text-properties fo:language="en" fo:country="GB"/>
    </style:style>
    <style:style style:name="P1905" style:parent-style-name="Normal" style:family="paragraph">
      <style:text-properties fo:language="en" fo:country="GB"/>
    </style:style>
    <style:style style:name="P1906" style:parent-style-name="Heading4a" style:family="paragraph">
      <style:text-properties fo:language="en" fo:country="GB"/>
    </style:style>
    <style:style style:name="P1907" style:parent-style-name="Normal" style:family="paragraph">
      <style:text-properties fo:language="en" fo:country="GB"/>
    </style:style>
    <style:style style:name="P1908" style:parent-style-name="Heading3" style:family="paragraph">
      <style:text-properties fo:language="en" fo:country="GB"/>
    </style:style>
    <style:style style:name="P1909" style:parent-style-name="Normal" style:family="paragraph">
      <style:text-properties fo:language="en" fo:country="GB"/>
    </style:style>
    <style:style style:name="P1910" style:parent-style-name="Heading2" style:family="paragraph">
      <style:text-properties fo:language="en" fo:country="GB"/>
    </style:style>
    <style:style style:name="P1911" style:parent-style-name="Normal" style:family="paragraph">
      <style:text-properties fo:language="en" fo:country="GB"/>
    </style:style>
    <style:style style:name="P1912" style:parent-style-name="Heading3" style:family="paragraph">
      <style:text-properties fo:language="en" fo:country="GB"/>
    </style:style>
    <style:style style:name="P1913" style:parent-style-name="Normal" style:family="paragraph">
      <style:text-properties fo:language="en" fo:country="GB"/>
    </style:style>
    <style:style style:name="P1914" style:parent-style-name="Normal" style:family="paragraph">
      <style:text-properties fo:language="en" fo:country="GB"/>
    </style:style>
    <style:style style:name="P1915" style:parent-style-name="Heading4" style:family="paragraph">
      <style:paragraph-properties fo:text-align="justify"/>
      <style:text-properties style:font-name="Trebuchet MS" fo:font-weight="normal" style:font-weight-asian="normal" style:font-weight-complex="normal" fo:font-size="10pt" style:font-size-asian="10pt" style:font-size-complex="12pt" fo:language="en" fo:country="GB"/>
    </style:style>
    <style:style style:name="P1916" style:parent-style-name="Heading4" style:family="paragraph">
      <style:paragraph-properties fo:text-align="justify" fo:margin-top="0.0833in"/>
      <style:text-properties style:font-name="Trebuchet MS" fo:font-weight="normal" style:font-weight-asian="normal" style:font-weight-complex="normal" fo:font-size="10pt" style:font-size-asian="10pt" style:font-size-complex="12pt" fo:language="en" fo:country="GB"/>
    </style:style>
    <style:style style:name="P1917"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18"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19"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20"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21"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22"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23" style:parent-style-name="Heading4" style:family="paragraph">
      <style:paragraph-properties fo:text-align="justify" fo:margin-top="0.0833in"/>
      <style:text-properties style:font-name="Trebuchet MS" fo:font-weight="normal" style:font-weight-asian="normal" style:font-weight-complex="normal" fo:font-size="10pt" style:font-size-asian="10pt" style:font-size-complex="12pt" fo:language="en" fo:country="GB"/>
    </style:style>
    <style:style style:name="P1924" style:parent-style-name="Heading4" style:family="paragraph">
      <style:text-properties fo:language="en" fo:country="GB"/>
    </style:style>
    <style:style style:name="P1925" style:parent-style-name="Syntax" style:family="paragraph">
      <style:text-properties fo:language="en" fo:country="GB"/>
    </style:style>
    <style:style style:name="P1926" style:parent-style-name="Heading4" style:family="paragraph">
      <style:text-properties fo:language="en" fo:country="GB"/>
    </style:style>
    <style:style style:name="P1927" style:parent-style-name="Params" style:family="paragraph">
      <style:text-properties fo:language="en" fo:country="GB"/>
    </style:style>
    <style:style style:name="P1928" style:parent-style-name="ParamDetails" style:family="paragraph">
      <style:text-properties fo:language="en" fo:country="GB"/>
    </style:style>
    <style:style style:name="P1929" style:parent-style-name="Params" style:family="paragraph">
      <style:text-properties fo:language="en" fo:country="GB"/>
    </style:style>
    <style:style style:name="P1930" style:parent-style-name="ParamDetails" style:family="paragraph">
      <style:text-properties fo:language="en" fo:country="GB"/>
    </style:style>
    <style:style style:name="P1931" style:parent-style-name="ParamDetails" style:family="paragraph">
      <style:text-properties fo:language="en" fo:country="GB"/>
    </style:style>
    <style:style style:name="P1932" style:parent-style-name="ParamDetails" style:family="paragraph">
      <style:text-properties fo:language="en" fo:country="GB"/>
    </style:style>
    <style:style style:name="P1933" style:parent-style-name="Heading4" style:family="paragraph">
      <style:text-properties fo:language="en" fo:country="GB"/>
    </style:style>
    <style:style style:name="P1934" style:parent-style-name="Params" style:family="paragraph">
      <style:text-properties fo:language="en" fo:country="GB"/>
    </style:style>
    <style:style style:name="P1935" style:parent-style-name="ParamDetails" style:family="paragraph">
      <style:text-properties fo:language="en" fo:country="GB"/>
    </style:style>
    <style:style style:name="P1936" style:parent-style-name="Heading4b" style:family="paragraph">
      <style:text-properties fo:language="en" fo:country="GB"/>
    </style:style>
    <style:style style:name="P1937" style:parent-style-name="Heading4a" style:family="paragraph">
      <style:text-properties fo:language="en" fo:country="GB"/>
    </style:style>
    <style:style style:name="P1938" style:parent-style-name="Normal" style:family="paragraph">
      <style:text-properties fo:language="en" fo:country="GB"/>
    </style:style>
    <style:style style:name="P1939" style:parent-style-name="Heading3" style:family="paragraph">
      <style:text-properties fo:language="en" fo:country="GB"/>
    </style:style>
    <style:style style:name="P1940" style:parent-style-name="Normal" style:family="paragraph">
      <style:text-properties fo:language="en" fo:country="GB"/>
    </style:style>
    <style:style style:name="P1941" style:parent-style-name="Heading4" style:family="paragraph">
      <style:text-properties fo:language="en" fo:country="GB"/>
    </style:style>
    <style:style style:name="P1942" style:parent-style-name="Syntax" style:family="paragraph">
      <style:text-properties fo:language="en" fo:country="GB"/>
    </style:style>
    <style:style style:name="P1943" style:parent-style-name="Heading4" style:family="paragraph">
      <style:text-properties fo:language="en" fo:country="GB"/>
    </style:style>
    <style:style style:name="P1944" style:parent-style-name="Params" style:family="paragraph">
      <style:text-properties fo:language="en" fo:country="GB"/>
    </style:style>
    <style:style style:name="P1945" style:parent-style-name="ParamDetails" style:family="paragraph">
      <style:text-properties fo:language="en" fo:country="GB"/>
    </style:style>
    <style:style style:name="P1946" style:parent-style-name="Params" style:family="paragraph">
      <style:text-properties fo:language="en" fo:country="GB"/>
    </style:style>
    <style:style style:name="P1947" style:parent-style-name="ParamDetails" style:family="paragraph">
      <style:text-properties fo:language="en" fo:country="GB"/>
    </style:style>
    <style:style style:name="P1948" style:parent-style-name="ParamDetails" style:family="paragraph">
      <style:text-properties fo:language="en" fo:country="GB"/>
    </style:style>
    <style:style style:name="P1949" style:parent-style-name="ParamDetails" style:family="paragraph">
      <style:text-properties fo:language="en" fo:country="GB"/>
    </style:style>
    <style:style style:name="P1950" style:parent-style-name="Heading4" style:family="paragraph">
      <style:text-properties fo:language="en" fo:country="GB"/>
    </style:style>
    <style:style style:name="P1951" style:parent-style-name="Params" style:family="paragraph">
      <style:text-properties fo:language="en" fo:country="GB"/>
    </style:style>
    <style:style style:name="P1952" style:parent-style-name="ParamDetails" style:family="paragraph">
      <style:text-properties fo:language="en" fo:country="GB"/>
    </style:style>
    <style:style style:name="P1953" style:parent-style-name="Heading4b" style:family="paragraph">
      <style:text-properties fo:language="en" fo:country="GB"/>
    </style:style>
    <style:style style:name="P1954" style:parent-style-name="Heading4a" style:family="paragraph">
      <style:text-properties fo:language="en" fo:country="GB"/>
    </style:style>
    <style:style style:name="P1955" style:parent-style-name="Normal" style:family="paragraph">
      <style:text-properties fo:language="en" fo:country="GB"/>
    </style:style>
    <style:style style:name="P1956" style:parent-style-name="Heading3" style:family="paragraph">
      <style:text-properties fo:language="en" fo:country="GB"/>
    </style:style>
    <style:style style:name="P1957" style:parent-style-name="Normal" style:family="paragraph">
      <style:text-properties fo:language="en" fo:country="GB"/>
    </style:style>
    <style:style style:name="P1958" style:parent-style-name="Heading4" style:family="paragraph">
      <style:text-properties fo:language="en" fo:country="GB"/>
    </style:style>
    <style:style style:name="P1959" style:parent-style-name="Syntax" style:family="paragraph">
      <style:text-properties fo:language="en" fo:country="GB"/>
    </style:style>
    <style:style style:name="P1960" style:parent-style-name="Heading4" style:family="paragraph">
      <style:text-properties fo:language="en" fo:country="GB"/>
    </style:style>
    <style:style style:name="P1961" style:parent-style-name="Params" style:family="paragraph">
      <style:text-properties fo:language="en" fo:country="GB"/>
    </style:style>
    <style:style style:name="P1962" style:parent-style-name="ParamDetails" style:family="paragraph">
      <style:text-properties fo:language="en" fo:country="GB"/>
    </style:style>
    <style:style style:name="P1963" style:parent-style-name="Params" style:family="paragraph">
      <style:text-properties fo:language="en" fo:country="GB"/>
    </style:style>
    <style:style style:name="P1964" style:parent-style-name="ParamDetails" style:family="paragraph">
      <style:text-properties fo:language="en" fo:country="GB"/>
    </style:style>
    <style:style style:name="P1965" style:parent-style-name="ParamDetails" style:family="paragraph">
      <style:text-properties fo:language="en" fo:country="GB"/>
    </style:style>
    <style:style style:name="P1966" style:parent-style-name="ParamDetails" style:family="paragraph">
      <style:text-properties fo:language="en" fo:country="GB"/>
    </style:style>
    <style:style style:name="P1967" style:parent-style-name="Heading4" style:family="paragraph">
      <style:text-properties fo:language="en" fo:country="GB"/>
    </style:style>
    <style:style style:name="P1968" style:parent-style-name="Params" style:family="paragraph">
      <style:text-properties fo:language="en" fo:country="GB"/>
    </style:style>
    <style:style style:name="P1969" style:parent-style-name="ParamDetails" style:family="paragraph">
      <style:text-properties fo:language="en" fo:country="GB"/>
    </style:style>
    <style:style style:name="P1970" style:parent-style-name="Heading4b" style:family="paragraph">
      <style:text-properties fo:language="en" fo:country="GB"/>
    </style:style>
    <style:style style:name="P1971" style:parent-style-name="Heading4a" style:family="paragraph">
      <style:text-properties fo:language="en" fo:country="GB"/>
    </style:style>
    <style:style style:name="P1972" style:parent-style-name="Normal" style:family="paragraph">
      <style:text-properties fo:language="en" fo:country="GB"/>
    </style:style>
    <style:style style:name="P1973" style:parent-style-name="Heading3" style:family="paragraph">
      <style:text-properties fo:language="en" fo:country="GB"/>
    </style:style>
    <style:style style:name="P1974" style:parent-style-name="Normal" style:family="paragraph">
      <style:text-properties fo:language="en" fo:country="GB"/>
    </style:style>
    <style:style style:name="P1975" style:parent-style-name="Heading4" style:family="paragraph">
      <style:text-properties fo:language="en" fo:country="GB"/>
    </style:style>
    <style:style style:name="P1976" style:parent-style-name="Syntax" style:family="paragraph">
      <style:text-properties fo:language="en" fo:country="GB"/>
    </style:style>
    <style:style style:name="P1977" style:parent-style-name="Heading4" style:family="paragraph">
      <style:text-properties fo:language="en" fo:country="GB"/>
    </style:style>
    <style:style style:name="P1978" style:parent-style-name="Params" style:family="paragraph">
      <style:text-properties fo:language="en" fo:country="GB"/>
    </style:style>
    <style:style style:name="P1979" style:parent-style-name="ParamDetails" style:family="paragraph">
      <style:text-properties fo:language="en" fo:country="GB"/>
    </style:style>
    <style:style style:name="P1980" style:parent-style-name="Params" style:family="paragraph">
      <style:text-properties fo:language="en" fo:country="GB"/>
    </style:style>
    <style:style style:name="P1981" style:parent-style-name="ParamDetails" style:family="paragraph">
      <style:text-properties fo:language="en" fo:country="GB"/>
    </style:style>
    <style:style style:name="P1982" style:parent-style-name="ParamDetails" style:family="paragraph">
      <style:text-properties fo:language="en" fo:country="GB"/>
    </style:style>
    <style:style style:name="P1983" style:parent-style-name="ParamDetails" style:family="paragraph">
      <style:text-properties fo:language="en" fo:country="GB"/>
    </style:style>
    <style:style style:name="P1984" style:parent-style-name="Heading4" style:family="paragraph">
      <style:text-properties fo:language="en" fo:country="GB"/>
    </style:style>
    <style:style style:name="P1985" style:parent-style-name="Params" style:family="paragraph">
      <style:text-properties fo:language="en" fo:country="GB"/>
    </style:style>
    <style:style style:name="P1986" style:parent-style-name="ParamDetails" style:family="paragraph">
      <style:text-properties fo:language="en" fo:country="GB"/>
    </style:style>
    <style:style style:name="P1987" style:parent-style-name="Heading4b" style:family="paragraph">
      <style:text-properties fo:language="en" fo:country="GB"/>
    </style:style>
    <style:style style:name="P1988" style:parent-style-name="Heading4a" style:family="paragraph">
      <style:text-properties fo:language="en" fo:country="GB"/>
    </style:style>
    <style:style style:name="P1989" style:parent-style-name="Normal" style:family="paragraph">
      <style:text-properties fo:language="en" fo:country="GB"/>
    </style:style>
    <style:style style:name="P1990" style:parent-style-name="Heading3" style:family="paragraph">
      <style:text-properties fo:language="en" fo:country="GB"/>
    </style:style>
    <style:style style:name="P1991" style:parent-style-name="Normal" style:family="paragraph">
      <style:text-properties fo:language="en" fo:country="GB"/>
    </style:style>
    <style:style style:name="P1992" style:parent-style-name="Heading3" style:family="paragraph">
      <style:text-properties fo:language="en" fo:country="GB"/>
    </style:style>
    <style:style style:name="P1993" style:parent-style-name="Normal" style:family="paragraph">
      <style:text-properties fo:language="en" fo:country="GB"/>
    </style:style>
    <style:style style:name="P1994" style:parent-style-name="Heading3" style:family="paragraph">
      <style:text-properties fo:language="en" fo:country="GB"/>
    </style:style>
    <style:style style:name="P1995" style:parent-style-name="Normal" style:family="paragraph">
      <style:text-properties fo:language="en" fo:country="GB"/>
    </style:style>
    <style:style style:name="P1996" style:parent-style-name="Heading3" style:family="paragraph">
      <style:text-properties fo:language="en" fo:country="GB"/>
    </style:style>
    <style:style style:name="P1997" style:parent-style-name="Normal" style:family="paragraph">
      <style:text-properties fo:language="en" fo:country="GB"/>
    </style:style>
    <style:style style:name="P1998" style:parent-style-name="Heading3" style:family="paragraph">
      <style:text-properties fo:language="en" fo:country="GB"/>
    </style:style>
    <style:style style:name="P1999" style:parent-style-name="Normal" style:family="paragraph">
      <style:text-properties fo:language="en" fo:country="GB"/>
    </style:style>
    <style:style style:name="P2000" style:parent-style-name="Heading3" style:family="paragraph">
      <style:text-properties fo:language="en" fo:country="GB"/>
    </style:style>
    <style:style style:name="P2001" style:parent-style-name="Normal" style:family="paragraph">
      <style:text-properties fo:language="en" fo:country="GB"/>
    </style:style>
    <style:style style:name="P2002" style:parent-style-name="Heading3" style:family="paragraph">
      <style:text-properties fo:language="en" fo:country="GB"/>
    </style:style>
    <style:style style:name="P2003" style:parent-style-name="Normal" style:family="paragraph">
      <style:text-properties fo:language="en" fo:country="GB"/>
    </style:style>
    <style:style style:name="P2004" style:parent-style-name="Heading3" style:family="paragraph">
      <style:text-properties fo:language="en" fo:country="GB"/>
    </style:style>
    <style:style style:name="P2005" style:parent-style-name="Normal" style:family="paragraph">
      <style:text-properties fo:language="en" fo:country="GB"/>
    </style:style>
    <style:style style:name="P2006" style:parent-style-name="Heading3" style:family="paragraph">
      <style:text-properties fo:language="en" fo:country="GB"/>
    </style:style>
    <style:style style:name="P2007" style:parent-style-name="Normal" style:family="paragraph">
      <style:text-properties fo:language="en" fo:country="GB"/>
    </style:style>
    <style:style style:name="P2008" style:parent-style-name="Heading3" style:family="paragraph">
      <style:text-properties fo:language="en" fo:country="GB"/>
    </style:style>
    <style:style style:name="P2009" style:parent-style-name="Normal" style:family="paragraph">
      <style:text-properties fo:language="en" fo:country="GB"/>
    </style:style>
    <style:style style:name="P2010" style:parent-style-name="Heading3" style:family="paragraph">
      <style:text-properties fo:language="en" fo:country="GB"/>
    </style:style>
    <style:style style:name="P2011" style:parent-style-name="Normal" style:family="paragraph">
      <style:text-properties fo:language="en" fo:country="GB"/>
    </style:style>
    <style:style style:name="P2012" style:parent-style-name="Heading3" style:family="paragraph">
      <style:text-properties fo:language="en" fo:country="GB"/>
    </style:style>
    <style:style style:name="P2013" style:parent-style-name="Normal" style:family="paragraph">
      <style:text-properties fo:language="en" fo:country="GB"/>
    </style:style>
    <style:style style:name="P2014" style:parent-style-name="Heading3" style:family="paragraph">
      <style:text-properties fo:language="en" fo:country="GB"/>
    </style:style>
    <style:style style:name="P2015" style:parent-style-name="Normal" style:family="paragraph">
      <style:text-properties fo:language="en" fo:country="GB"/>
    </style:style>
    <style:style style:name="P2016" style:parent-style-name="Heading3" style:family="paragraph">
      <style:text-properties fo:language="en" fo:country="GB"/>
    </style:style>
    <style:style style:name="P2017" style:parent-style-name="Normal" style:family="paragraph">
      <style:text-properties fo:language="en" fo:country="GB"/>
    </style:style>
    <style:style style:name="P2018" style:parent-style-name="Heading3" style:family="paragraph">
      <style:text-properties fo:language="en" fo:country="GB"/>
    </style:style>
    <style:style style:name="P2019" style:parent-style-name="Normal" style:family="paragraph">
      <style:text-properties fo:language="en" fo:country="GB"/>
    </style:style>
    <style:style style:name="P2020" style:parent-style-name="Heading3" style:family="paragraph">
      <style:text-properties fo:language="en" fo:country="GB"/>
    </style:style>
    <style:style style:name="P2021" style:parent-style-name="Normal" style:family="paragraph">
      <style:text-properties fo:language="en" fo:country="GB"/>
    </style:style>
    <style:style style:name="P2022" style:parent-style-name="Heading3" style:family="paragraph">
      <style:text-properties fo:language="en" fo:country="GB"/>
    </style:style>
    <style:style style:name="P2023" style:parent-style-name="Normal" style:family="paragraph">
      <style:text-properties fo:language="en" fo:country="GB"/>
    </style:style>
    <style:style style:name="P2024" style:parent-style-name="Heading3" style:family="paragraph">
      <style:text-properties fo:language="en" fo:country="GB"/>
    </style:style>
    <style:style style:name="P2025" style:parent-style-name="Normal" style:family="paragraph">
      <style:text-properties fo:language="en" fo:country="GB"/>
    </style:style>
    <style:style style:name="P2026" style:parent-style-name="Heading3" style:family="paragraph">
      <style:text-properties fo:language="en" fo:country="GB"/>
    </style:style>
    <style:style style:name="P2027" style:parent-style-name="Normal" style:family="paragraph">
      <style:text-properties fo:language="en" fo:country="GB"/>
    </style:style>
    <style:style style:name="P2028" style:parent-style-name="Heading3" style:family="paragraph">
      <style:text-properties fo:language="en" fo:country="GB"/>
    </style:style>
    <style:style style:name="P2029" style:parent-style-name="Normal" style:family="paragraph">
      <style:text-properties fo:language="en" fo:country="GB"/>
    </style:style>
    <style:style style:name="P2030" style:parent-style-name="Heading3" style:family="paragraph">
      <style:text-properties fo:language="en" fo:country="GB"/>
    </style:style>
    <style:style style:name="P2031" style:parent-style-name="Normal" style:family="paragraph">
      <style:text-properties fo:language="en" fo:country="GB"/>
    </style:style>
    <style:style style:name="P2032" style:parent-style-name="Heading3" style:family="paragraph">
      <style:text-properties fo:language="en" fo:country="GB"/>
    </style:style>
    <style:style style:name="P2033" style:parent-style-name="Normal" style:family="paragraph">
      <style:text-properties fo:language="en" fo:country="GB"/>
    </style:style>
    <style:style style:name="P2034" style:parent-style-name="Heading3" style:family="paragraph">
      <style:text-properties fo:language="en" fo:country="GB"/>
    </style:style>
    <style:style style:name="P2035" style:parent-style-name="Normal" style:family="paragraph">
      <style:text-properties fo:language="en" fo:country="GB"/>
    </style:style>
    <style:style style:name="P2036" style:parent-style-name="Heading3" style:family="paragraph">
      <style:text-properties fo:language="en" fo:country="GB"/>
    </style:style>
    <style:style style:name="P2037" style:parent-style-name="Normal" style:family="paragraph">
      <style:text-properties fo:language="en" fo:country="GB"/>
    </style:style>
    <style:style style:name="P2038" style:parent-style-name="Heading3" style:family="paragraph">
      <style:text-properties fo:language="en" fo:country="GB"/>
    </style:style>
    <style:style style:name="P2039" style:parent-style-name="Normal" style:family="paragraph">
      <style:text-properties fo:language="en" fo:country="GB"/>
    </style:style>
    <style:style style:name="P2040" style:parent-style-name="Heading3" style:family="paragraph">
      <style:text-properties fo:language="en" fo:country="GB"/>
    </style:style>
    <style:style style:name="P2041" style:parent-style-name="Normal" style:family="paragraph">
      <style:text-properties fo:language="en" fo:country="GB"/>
    </style:style>
    <style:style style:name="P2042" style:parent-style-name="Heading3" style:family="paragraph">
      <style:text-properties fo:language="en" fo:country="GB"/>
    </style:style>
    <style:style style:name="P2043" style:parent-style-name="Normal" style:family="paragraph">
      <style:text-properties fo:language="en" fo:country="GB"/>
    </style:style>
    <style:style style:name="P2044" style:parent-style-name="Heading3" style:family="paragraph">
      <style:text-properties fo:language="en" fo:country="GB"/>
    </style:style>
    <style:style style:name="P2045" style:parent-style-name="Normal" style:family="paragraph">
      <style:text-properties fo:language="en" fo:country="GB"/>
    </style:style>
    <style:style style:name="P2046" style:parent-style-name="Heading3" style:family="paragraph">
      <style:text-properties fo:language="en" fo:country="GB"/>
    </style:style>
    <style:style style:name="P2047" style:parent-style-name="Normal" style:family="paragraph">
      <style:text-properties fo:language="en" fo:country="GB"/>
    </style:style>
    <style:style style:name="P2048" style:parent-style-name="Heading3" style:family="paragraph">
      <style:text-properties fo:language="en" fo:country="GB"/>
    </style:style>
    <style:style style:name="P2049" style:parent-style-name="Normal" style:family="paragraph">
      <style:text-properties fo:language="en" fo:country="GB"/>
    </style:style>
    <style:style style:name="P2050" style:parent-style-name="Heading3" style:family="paragraph">
      <style:text-properties fo:language="en" fo:country="GB"/>
    </style:style>
    <style:style style:name="P2051" style:parent-style-name="Normal" style:family="paragraph">
      <style:text-properties fo:language="en" fo:country="GB"/>
    </style:style>
    <style:style style:name="P2052" style:parent-style-name="Heading3" style:family="paragraph">
      <style:text-properties fo:language="en" fo:country="GB"/>
    </style:style>
    <style:style style:name="P2053" style:parent-style-name="Normal" style:family="paragraph">
      <style:text-properties fo:language="en" fo:country="GB"/>
    </style:style>
    <style:style style:name="P2054" style:parent-style-name="Heading3" style:family="paragraph">
      <style:text-properties fo:language="en" fo:country="GB"/>
    </style:style>
    <style:style style:name="P2055" style:parent-style-name="Normal" style:family="paragraph">
      <style:text-properties fo:language="en" fo:country="GB"/>
    </style:style>
    <style:style style:name="P2056" style:parent-style-name="Heading3" style:family="paragraph">
      <style:text-properties fo:language="en" fo:country="GB"/>
    </style:style>
    <style:style style:name="P2057" style:parent-style-name="Normal" style:family="paragraph">
      <style:text-properties fo:language="en" fo:country="GB"/>
    </style:style>
    <style:style style:name="P2058" style:parent-style-name="Heading3" style:family="paragraph">
      <style:text-properties fo:language="en" fo:country="GB"/>
    </style:style>
    <style:style style:name="P2059" style:parent-style-name="Normal" style:family="paragraph">
      <style:text-properties fo:language="en" fo:country="GB"/>
    </style:style>
    <style:style style:name="P2060" style:parent-style-name="Heading2" style:family="paragraph">
      <style:text-properties fo:language="en" fo:country="GB"/>
    </style:style>
    <style:style style:name="P2061" style:parent-style-name="Normal" style:family="paragraph">
      <style:text-properties fo:language="en" fo:country="GB"/>
    </style:style>
    <style:style style:name="P2062" style:parent-style-name="Heading3" style:family="paragraph">
      <style:text-properties fo:language="en" fo:country="GB"/>
    </style:style>
    <style:style style:name="P2063" style:parent-style-name="Normal" style:family="paragraph">
      <style:text-properties fo:language="en" fo:country="GB"/>
    </style:style>
    <style:style style:name="P2064" style:parent-style-name="Heading3" style:family="paragraph">
      <style:text-properties fo:language="en" fo:country="GB"/>
    </style:style>
    <style:style style:name="P2065" style:parent-style-name="Normal" style:family="paragraph">
      <style:text-properties fo:language="en" fo:country="GB"/>
    </style:style>
    <style:style style:name="P2066" style:parent-style-name="Heading3" style:family="paragraph">
      <style:text-properties fo:language="en" fo:country="GB"/>
    </style:style>
    <style:style style:name="P2067" style:parent-style-name="Normal" style:family="paragraph">
      <style:text-properties fo:language="en" fo:country="GB"/>
    </style:style>
    <style:style style:name="P2068" style:parent-style-name="Heading3" style:family="paragraph">
      <style:text-properties fo:language="en" fo:country="GB"/>
    </style:style>
    <style:style style:name="P2069" style:parent-style-name="Normal" style:family="paragraph">
      <style:text-properties fo:language="en" fo:country="GB"/>
    </style:style>
    <style:style style:name="P2070" style:parent-style-name="Heading3" style:family="paragraph">
      <style:text-properties fo:language="en" fo:country="GB"/>
    </style:style>
    <style:style style:name="P2071" style:parent-style-name="Normal" style:family="paragraph">
      <style:text-properties fo:language="en" fo:country="GB"/>
    </style:style>
    <style:style style:name="P2072" style:parent-style-name="Heading3" style:family="paragraph">
      <style:text-properties fo:language="en" fo:country="GB"/>
    </style:style>
    <style:style style:name="P2073" style:parent-style-name="Normal" style:family="paragraph">
      <style:text-properties fo:language="en" fo:country="GB"/>
    </style:style>
    <style:style style:name="P2074" style:parent-style-name="Heading3" style:family="paragraph">
      <style:text-properties fo:language="en" fo:country="GB"/>
    </style:style>
    <style:style style:name="P2075" style:parent-style-name="Normal" style:family="paragraph">
      <style:text-properties fo:language="en" fo:country="GB"/>
    </style:style>
    <style:style style:name="P2076" style:parent-style-name="Heading3" style:family="paragraph">
      <style:text-properties fo:language="en" fo:country="GB"/>
    </style:style>
    <style:style style:name="P2077" style:parent-style-name="Normal" style:family="paragraph">
      <style:text-properties fo:language="en" fo:country="GB"/>
    </style:style>
    <style:style style:name="P2078" style:parent-style-name="Heading3" style:family="paragraph">
      <style:text-properties fo:language="en" fo:country="GB"/>
    </style:style>
    <style:style style:name="P2079" style:parent-style-name="Normal" style:family="paragraph">
      <style:text-properties fo:language="en" fo:country="GB"/>
    </style:style>
    <style:style style:name="P2080" style:parent-style-name="Heading3" style:family="paragraph">
      <style:text-properties fo:language="en" fo:country="GB"/>
    </style:style>
    <style:style style:name="P2081" style:parent-style-name="Normal" style:family="paragraph">
      <style:text-properties fo:language="en" fo:country="GB"/>
    </style:style>
    <style:style style:name="P2082" style:parent-style-name="Heading3" style:family="paragraph">
      <style:text-properties fo:language="en" fo:country="GB"/>
    </style:style>
    <style:style style:name="P2083" style:parent-style-name="Normal" style:family="paragraph">
      <style:text-properties fo:language="en" fo:country="GB"/>
    </style:style>
    <style:style style:name="P2084" style:parent-style-name="Heading3" style:family="paragraph">
      <style:text-properties fo:language="en" fo:country="GB"/>
    </style:style>
    <style:style style:name="P2085" style:parent-style-name="Normal" style:family="paragraph">
      <style:text-properties fo:language="en" fo:country="GB"/>
    </style:style>
    <style:style style:name="P2086" style:parent-style-name="Normal" style:family="paragraph">
      <style:text-properties fo:language="en" fo:country="GB"/>
    </style:style>
    <style:style style:name="P2087" style:parent-style-name="Heading4" style:family="paragraph">
      <style:text-properties fo:language="en" fo:country="GB"/>
    </style:style>
    <style:style style:name="P2088" style:parent-style-name="Normal" style:family="paragraph">
      <style:paragraph-properties fo:text-indent="0.4916in"/>
      <style:text-properties fo:language="en" fo:country="GB"/>
    </style:style>
    <style:style style:name="P2089" style:parent-style-name="Heading4" style:family="paragraph">
      <style:text-properties fo:language="en" fo:country="GB"/>
    </style:style>
    <style:style style:name="P2090" style:parent-style-name="Normal" style:family="paragraph">
      <style:text-properties fo:font-weight="bold" style:font-weight-asian="bold" fo:language="en" fo:country="GB"/>
    </style:style>
    <style:style style:name="P2091" style:parent-style-name="Normal" style:family="paragraph">
      <style:paragraph-properties fo:margin-left="1.475in">
        <style:tab-stops/>
      </style:paragraph-properties>
      <style:text-properties fo:language="en" fo:country="GB"/>
    </style:style>
    <style:style style:name="P2092" style:parent-style-name="Normal" style:family="paragraph">
      <style:text-properties fo:font-weight="bold" style:font-weight-asian="bold" fo:language="en" fo:country="GB"/>
    </style:style>
    <style:style style:name="P2093" style:parent-style-name="Normal" style:family="paragraph">
      <style:paragraph-properties fo:margin-left="1.475in">
        <style:tab-stops/>
      </style:paragraph-properties>
      <style:text-properties fo:language="en" fo:country="GB"/>
    </style:style>
    <style:style style:name="P2094" style:parent-style-name="Normal" style:family="paragraph">
      <style:text-properties fo:font-weight="bold" style:font-weight-asian="bold" fo:language="en" fo:country="GB"/>
    </style:style>
    <style:style style:name="P2095" style:parent-style-name="Normal" style:family="paragraph">
      <style:paragraph-properties fo:margin-left="1.475in">
        <style:tab-stops/>
      </style:paragraph-properties>
      <style:text-properties fo:language="en" fo:country="GB"/>
    </style:style>
    <style:style style:name="P2096" style:parent-style-name="Normal" style:family="paragraph">
      <style:text-properties fo:font-weight="bold" style:font-weight-asian="bold" fo:language="en" fo:country="GB"/>
    </style:style>
    <style:style style:name="P2097" style:parent-style-name="Normal" style:family="paragraph">
      <style:paragraph-properties fo:margin-left="1.475in">
        <style:tab-stops/>
      </style:paragraph-properties>
      <style:text-properties fo:language="en" fo:country="GB"/>
    </style:style>
    <style:style style:name="P2098" style:parent-style-name="Normal" style:family="paragraph">
      <style:text-properties fo:font-weight="bold" style:font-weight-asian="bold" fo:language="en" fo:country="GB"/>
    </style:style>
    <style:style style:name="P2099" style:parent-style-name="Normal" style:family="paragraph">
      <style:paragraph-properties fo:margin-left="1.475in">
        <style:tab-stops/>
      </style:paragraph-properties>
      <style:text-properties fo:language="en" fo:country="GB"/>
    </style:style>
    <style:style style:name="P2100" style:parent-style-name="Normal" style:family="paragraph">
      <style:text-properties fo:language="en" fo:country="GB"/>
    </style:style>
    <style:style style:name="P2101" style:parent-style-name="Heading4" style:family="paragraph">
      <style:text-properties fo:language="en" fo:country="GB"/>
    </style:style>
    <style:style style:name="P2102" style:parent-style-name="Normal" style:family="paragraph">
      <style:paragraph-properties fo:text-indent="0.4916in"/>
      <style:text-properties fo:language="en" fo:country="GB"/>
    </style:style>
    <style:style style:name="P2103" style:parent-style-name="Normal" style:family="paragraph">
      <style:paragraph-properties fo:margin-left="0.9833in" fo:text-indent="0.4916in">
        <style:tab-stops/>
      </style:paragraph-properties>
      <style:text-properties fo:language="en" fo:country="GB"/>
    </style:style>
    <style:style style:name="P2104" style:parent-style-name="Normal" style:family="paragraph">
      <style:text-properties fo:language="en" fo:country="GB"/>
    </style:style>
    <style:style style:name="P2105" style:parent-style-name="Heading4" style:family="paragraph">
      <style:text-properties fo:language="en" fo:country="GB"/>
    </style:style>
    <style:style style:name="P2106" style:parent-style-name="Normal" style:family="paragraph">
      <style:text-properties fo:language="en" fo:country="GB"/>
    </style:style>
    <style:style style:name="P2107" style:parent-style-name="Normal" style:family="paragraph">
      <style:text-properties fo:language="en" fo:country="GB"/>
    </style:style>
    <style:style style:name="P2108" style:parent-style-name="Normal" style:family="paragraph">
      <style:text-properties fo:language="en" fo:country="GB"/>
    </style:style>
    <style:style style:name="P2109" style:parent-style-name="Heading4" style:family="paragraph">
      <style:text-properties fo:language="en" fo:country="GB"/>
    </style:style>
    <style:style style:name="P2110" style:parent-style-name="Normal" style:family="paragraph">
      <style:text-properties fo:language="en" fo:country="GB"/>
    </style:style>
    <style:style style:name="P2111" style:parent-style-name="Heading3" style:family="paragraph">
      <style:text-properties fo:language="en" fo:country="GB"/>
    </style:style>
    <style:style style:name="P2112" style:parent-style-name="Normal" style:family="paragraph">
      <style:text-properties fo:language="en" fo:country="GB"/>
    </style:style>
    <style:style style:name="P2113" style:parent-style-name="Heading3" style:family="paragraph">
      <style:text-properties fo:language="en" fo:country="GB"/>
    </style:style>
    <style:style style:name="P2114" style:parent-style-name="Normal" style:family="paragraph">
      <style:text-properties fo:language="en" fo:country="GB"/>
    </style:style>
    <style:style style:name="P2115" style:parent-style-name="Heading3" style:family="paragraph">
      <style:text-properties fo:language="en" fo:country="GB"/>
    </style:style>
    <style:style style:name="P2116" style:parent-style-name="Normal" style:family="paragraph">
      <style:text-properties fo:language="en" fo:country="GB"/>
    </style:style>
    <style:style style:name="P2117" style:parent-style-name="Heading3" style:family="paragraph">
      <style:text-properties fo:language="en" fo:country="GB"/>
    </style:style>
    <style:style style:name="P2118" style:parent-style-name="Normal" style:family="paragraph">
      <style:text-properties fo:language="en" fo:country="GB"/>
    </style:style>
    <style:style style:name="P2119" style:parent-style-name="Heading3" style:family="paragraph">
      <style:text-properties fo:language="en" fo:country="GB"/>
    </style:style>
    <style:style style:name="P2120" style:parent-style-name="Normal" style:family="paragraph">
      <style:text-properties fo:language="en" fo:country="GB"/>
    </style:style>
    <style:style style:name="P2121" style:parent-style-name="Heading3" style:family="paragraph">
      <style:text-properties fo:language="en" fo:country="GB"/>
    </style:style>
    <style:style style:name="P2122" style:parent-style-name="Normal" style:family="paragraph">
      <style:text-properties fo:language="en" fo:country="GB"/>
    </style:style>
    <style:style style:name="P2123" style:parent-style-name="Heading3" style:family="paragraph">
      <style:text-properties fo:language="en" fo:country="GB"/>
    </style:style>
    <style:style style:name="P2124" style:parent-style-name="Normal" style:family="paragraph">
      <style:text-properties fo:language="en" fo:country="GB"/>
    </style:style>
    <style:style style:name="P2125" style:parent-style-name="Heading3" style:family="paragraph">
      <style:text-properties fo:language="en" fo:country="GB"/>
    </style:style>
    <style:style style:name="P2126" style:parent-style-name="Normal" style:family="paragraph">
      <style:text-properties fo:language="en" fo:country="GB"/>
    </style:style>
    <style:style style:name="P2127" style:parent-style-name="Heading3" style:family="paragraph">
      <style:text-properties fo:language="en" fo:country="GB"/>
    </style:style>
    <style:style style:name="P2128" style:parent-style-name="Normal" style:family="paragraph">
      <style:text-properties fo:language="en" fo:country="GB"/>
    </style:style>
    <style:style style:name="P2129" style:parent-style-name="Heading3" style:family="paragraph">
      <style:text-properties fo:language="en" fo:country="GB"/>
    </style:style>
    <style:style style:name="P2130" style:parent-style-name="Normal" style:family="paragraph">
      <style:text-properties fo:language="en" fo:country="GB"/>
    </style:style>
    <style:style style:name="P2131" style:parent-style-name="Heading3" style:family="paragraph">
      <style:text-properties fo:language="en" fo:country="GB"/>
    </style:style>
    <style:style style:name="P2132" style:parent-style-name="Normal" style:family="paragraph">
      <style:text-properties fo:language="en" fo:country="GB"/>
    </style:style>
    <style:style style:name="P2133" style:parent-style-name="Heading3" style:family="paragraph">
      <style:text-properties fo:language="en" fo:country="GB"/>
    </style:style>
    <style:style style:name="P2134" style:parent-style-name="Normal" style:family="paragraph">
      <style:text-properties fo:language="en" fo:country="GB"/>
    </style:style>
    <style:style style:name="P2135" style:parent-style-name="Heading3" style:family="paragraph">
      <style:text-properties fo:language="en" fo:country="GB"/>
    </style:style>
    <style:style style:name="P2136" style:parent-style-name="Normal" style:family="paragraph">
      <style:text-properties fo:language="en" fo:country="GB"/>
    </style:style>
    <style:style style:name="P2137" style:parent-style-name="Heading3" style:family="paragraph">
      <style:text-properties fo:language="en" fo:country="GB"/>
    </style:style>
    <style:style style:name="P2138" style:parent-style-name="Normal" style:family="paragraph">
      <style:text-properties fo:language="en" fo:country="GB"/>
    </style:style>
    <style:style style:name="P2139" style:parent-style-name="Heading3" style:family="paragraph">
      <style:text-properties fo:language="en" fo:country="GB"/>
    </style:style>
    <style:style style:name="P2140" style:parent-style-name="Normal" style:family="paragraph">
      <style:text-properties fo:language="en" fo:country="GB"/>
    </style:style>
    <style:style style:name="P2141" style:parent-style-name="Heading3" style:family="paragraph">
      <style:text-properties fo:language="en" fo:country="GB"/>
    </style:style>
    <style:style style:name="P2142" style:parent-style-name="Normal" style:family="paragraph">
      <style:text-properties fo:language="en" fo:country="GB"/>
    </style:style>
    <style:style style:name="P2143" style:parent-style-name="Heading3" style:family="paragraph">
      <style:text-properties fo:language="en" fo:country="GB"/>
    </style:style>
    <style:style style:name="P2144" style:parent-style-name="Normal" style:family="paragraph">
      <style:text-properties fo:language="en" fo:country="GB"/>
    </style:style>
    <style:style style:name="P2145" style:parent-style-name="Heading3" style:family="paragraph">
      <style:text-properties fo:language="en" fo:country="GB"/>
    </style:style>
    <style:style style:name="P2146" style:parent-style-name="Normal" style:family="paragraph">
      <style:text-properties fo:language="en" fo:country="GB"/>
    </style:style>
    <style:style style:name="P2147" style:parent-style-name="Heading3" style:family="paragraph">
      <style:text-properties fo:language="en" fo:country="GB"/>
    </style:style>
    <style:style style:name="P2148" style:parent-style-name="Normal" style:family="paragraph">
      <style:text-properties fo:language="en" fo:country="GB"/>
    </style:style>
    <style:style style:name="P2149" style:parent-style-name="Heading3" style:family="paragraph">
      <style:text-properties fo:language="en" fo:country="GB"/>
    </style:style>
    <style:style style:name="P2150" style:parent-style-name="Normal" style:family="paragraph">
      <style:text-properties fo:language="en" fo:country="GB"/>
    </style:style>
    <style:style style:name="P2151" style:parent-style-name="Heading3" style:family="paragraph">
      <style:text-properties fo:language="en" fo:country="GB"/>
    </style:style>
    <style:style style:name="P2152" style:parent-style-name="Normal" style:family="paragraph">
      <style:text-properties fo:language="en" fo:country="GB"/>
    </style:style>
    <style:style style:name="P2153" style:parent-style-name="Heading3" style:family="paragraph">
      <style:text-properties fo:language="en" fo:country="GB"/>
    </style:style>
    <style:style style:name="P2154" style:parent-style-name="Normal" style:family="paragraph">
      <style:text-properties fo:language="en" fo:country="GB"/>
    </style:style>
    <style:style style:name="P2155" style:parent-style-name="Heading3" style:family="paragraph">
      <style:text-properties fo:language="en" fo:country="GB"/>
    </style:style>
    <style:style style:name="P2156" style:parent-style-name="Normal" style:family="paragraph">
      <style:text-properties fo:language="en" fo:country="GB"/>
    </style:style>
    <style:style style:name="P2157" style:parent-style-name="Heading3" style:family="paragraph">
      <style:text-properties fo:language="en" fo:country="GB"/>
    </style:style>
    <style:style style:name="P2158" style:parent-style-name="Normal" style:family="paragraph">
      <style:text-properties fo:language="en" fo:country="GB"/>
    </style:style>
    <style:style style:name="P2159" style:parent-style-name="Heading3" style:family="paragraph">
      <style:text-properties fo:language="en" fo:country="GB"/>
    </style:style>
    <style:style style:name="P2160" style:parent-style-name="Normal" style:family="paragraph">
      <style:text-properties fo:language="en" fo:country="GB"/>
    </style:style>
    <style:style style:name="P2161" style:parent-style-name="Heading3" style:family="paragraph">
      <style:text-properties fo:language="en" fo:country="GB"/>
    </style:style>
    <style:style style:name="P2162" style:parent-style-name="Normal" style:family="paragraph">
      <style:text-properties fo:language="en" fo:country="GB"/>
    </style:style>
    <style:style style:name="P2163" style:parent-style-name="Heading3" style:family="paragraph">
      <style:text-properties fo:language="en" fo:country="GB"/>
    </style:style>
    <style:style style:name="P2164" style:parent-style-name="Normal" style:family="paragraph">
      <style:text-properties fo:language="en" fo:country="GB"/>
    </style:style>
    <style:style style:name="P2165" style:parent-style-name="Heading3" style:family="paragraph">
      <style:text-properties fo:language="en" fo:country="GB"/>
    </style:style>
    <style:style style:name="P2166" style:parent-style-name="Normal" style:family="paragraph">
      <style:text-properties fo:language="en" fo:country="GB"/>
    </style:style>
    <style:style style:name="P2167" style:parent-style-name="Heading3" style:family="paragraph">
      <style:text-properties fo:language="en" fo:country="GB"/>
    </style:style>
    <style:style style:name="P2168" style:parent-style-name="Normal" style:family="paragraph">
      <style:text-properties fo:language="en" fo:country="GB"/>
    </style:style>
    <style:style style:name="P2169" style:parent-style-name="Heading3" style:family="paragraph">
      <style:text-properties fo:language="en" fo:country="GB"/>
    </style:style>
    <style:style style:name="P2170" style:parent-style-name="Normal" style:family="paragraph">
      <style:text-properties fo:language="en" fo:country="GB"/>
    </style:style>
    <style:style style:name="P2171" style:parent-style-name="Heading3" style:family="paragraph">
      <style:text-properties fo:language="en" fo:country="GB"/>
    </style:style>
    <style:style style:name="P2172" style:parent-style-name="Normal" style:family="paragraph">
      <style:text-properties fo:language="en" fo:country="GB"/>
    </style:style>
    <style:style style:name="P2173" style:parent-style-name="Heading3" style:family="paragraph">
      <style:text-properties fo:language="en" fo:country="GB"/>
    </style:style>
    <style:style style:name="P2174" style:parent-style-name="Normal" style:family="paragraph">
      <style:text-properties fo:language="en" fo:country="GB"/>
    </style:style>
    <style:style style:name="P2175" style:parent-style-name="Heading3" style:family="paragraph">
      <style:text-properties fo:language="en" fo:country="GB"/>
    </style:style>
    <style:style style:name="P2176" style:parent-style-name="Normal" style:family="paragraph">
      <style:text-properties fo:language="en" fo:country="GB"/>
    </style:style>
    <style:style style:name="P2177" style:parent-style-name="Heading3" style:family="paragraph">
      <style:text-properties fo:language="en" fo:country="GB"/>
    </style:style>
    <style:style style:name="P2178" style:parent-style-name="Normal" style:family="paragraph">
      <style:text-properties fo:language="en" fo:country="GB"/>
    </style:style>
    <style:style style:name="P2179" style:parent-style-name="Heading3" style:family="paragraph">
      <style:text-properties fo:language="en" fo:country="GB"/>
    </style:style>
    <style:style style:name="P2180" style:parent-style-name="Normal" style:family="paragraph">
      <style:text-properties fo:language="en" fo:country="GB"/>
    </style:style>
    <style:style style:name="P2181" style:parent-style-name="Heading3" style:family="paragraph">
      <style:text-properties fo:language="en" fo:country="GB"/>
    </style:style>
    <style:style style:name="P2182" style:parent-style-name="Normal" style:family="paragraph">
      <style:text-properties fo:language="en" fo:country="GB"/>
    </style:style>
    <style:style style:name="P2183" style:parent-style-name="Heading3" style:family="paragraph">
      <style:text-properties fo:language="en" fo:country="GB"/>
    </style:style>
    <style:style style:name="P2184" style:parent-style-name="Normal" style:family="paragraph">
      <style:text-properties fo:language="en" fo:country="GB"/>
    </style:style>
    <style:style style:name="P2185" style:parent-style-name="Heading3" style:family="paragraph">
      <style:text-properties fo:language="en" fo:country="GB"/>
    </style:style>
    <style:style style:name="P2186" style:parent-style-name="Normal" style:family="paragraph">
      <style:text-properties fo:language="en" fo:country="GB"/>
    </style:style>
    <style:style style:name="P2187" style:parent-style-name="Heading3" style:family="paragraph">
      <style:text-properties fo:language="en" fo:country="GB"/>
    </style:style>
    <style:style style:name="P2188" style:parent-style-name="Normal" style:family="paragraph">
      <style:text-properties fo:language="en" fo:country="GB"/>
    </style:style>
    <style:style style:name="P2189" style:parent-style-name="Heading3" style:family="paragraph">
      <style:text-properties fo:language="en" fo:country="GB"/>
    </style:style>
    <style:style style:name="P2190" style:parent-style-name="Normal" style:family="paragraph">
      <style:text-properties fo:language="en" fo:country="GB"/>
    </style:style>
    <style:style style:name="P2191" style:parent-style-name="Heading2" style:family="paragraph">
      <style:text-properties fo:language="en" fo:country="GB"/>
    </style:style>
    <style:style style:name="P2192" style:parent-style-name="Normal" style:family="paragraph">
      <style:text-properties fo:language="en" fo:country="GB"/>
    </style:style>
    <style:style style:name="P2193" style:parent-style-name="Heading3" style:family="paragraph">
      <style:text-properties fo:language="en" fo:country="GB"/>
    </style:style>
    <style:style style:name="P2194" style:parent-style-name="Normal" style:family="paragraph">
      <style:text-properties fo:language="en" fo:country="GB"/>
    </style:style>
    <style:style style:name="P2195" style:parent-style-name="Heading3" style:family="paragraph">
      <style:text-properties fo:language="en" fo:country="GB"/>
    </style:style>
    <style:style style:name="P2196" style:parent-style-name="Normal" style:family="paragraph">
      <style:text-properties fo:language="en" fo:country="GB"/>
    </style:style>
    <style:style style:name="P2197" style:parent-style-name="Heading3" style:family="paragraph">
      <style:text-properties fo:language="en" fo:country="GB"/>
    </style:style>
    <style:style style:name="P2198" style:parent-style-name="Normal" style:family="paragraph">
      <style:text-properties fo:language="en" fo:country="GB"/>
    </style:style>
    <style:style style:name="P2199" style:parent-style-name="Heading3" style:family="paragraph">
      <style:text-properties fo:language="en" fo:country="GB"/>
    </style:style>
    <style:style style:name="P2200" style:parent-style-name="Normal" style:family="paragraph">
      <style:text-properties fo:language="en" fo:country="GB"/>
    </style:style>
    <style:style style:name="P2201" style:parent-style-name="Heading3" style:family="paragraph">
      <style:text-properties fo:language="en" fo:country="GB"/>
    </style:style>
    <style:style style:name="P2202" style:parent-style-name="Normal" style:family="paragraph">
      <style:text-properties fo:language="en" fo:country="GB"/>
    </style:style>
    <style:style style:name="P2203" style:parent-style-name="Heading3" style:family="paragraph">
      <style:text-properties fo:language="en" fo:country="GB"/>
    </style:style>
    <style:style style:name="P2204" style:parent-style-name="Normal" style:family="paragraph">
      <style:text-properties fo:language="en" fo:country="GB"/>
    </style:style>
    <style:style style:name="P2205" style:parent-style-name="Heading3" style:family="paragraph">
      <style:text-properties fo:language="en" fo:country="GB"/>
    </style:style>
    <style:style style:name="P2206" style:parent-style-name="Normal" style:family="paragraph">
      <style:text-properties fo:language="en" fo:country="GB"/>
    </style:style>
    <style:style style:name="P2207" style:parent-style-name="Heading3" style:family="paragraph">
      <style:text-properties fo:language="en" fo:country="GB"/>
    </style:style>
    <style:style style:name="P2208" style:parent-style-name="Normal" style:family="paragraph">
      <style:text-properties fo:language="en" fo:country="GB"/>
    </style:style>
    <style:style style:name="P2209" style:parent-style-name="Heading3" style:family="paragraph">
      <style:text-properties fo:language="en" fo:country="GB"/>
    </style:style>
    <style:style style:name="P2210" style:parent-style-name="Normal" style:family="paragraph">
      <style:text-properties fo:language="en" fo:country="GB"/>
    </style:style>
    <style:style style:name="P2211" style:parent-style-name="Heading3" style:family="paragraph">
      <style:text-properties fo:language="en" fo:country="GB"/>
    </style:style>
    <style:style style:name="P2212" style:parent-style-name="Normal" style:family="paragraph">
      <style:text-properties fo:language="en" fo:country="GB"/>
    </style:style>
    <style:style style:name="P2213" style:parent-style-name="Heading3" style:family="paragraph">
      <style:text-properties fo:language="en" fo:country="GB"/>
    </style:style>
    <style:style style:name="P2214" style:parent-style-name="Normal" style:family="paragraph">
      <style:text-properties fo:language="en" fo:country="GB"/>
    </style:style>
    <style:style style:name="P2215" style:parent-style-name="Heading3" style:family="paragraph">
      <style:text-properties fo:language="en" fo:country="GB"/>
    </style:style>
    <style:style style:name="P2216" style:parent-style-name="Normal" style:family="paragraph">
      <style:text-properties fo:language="en" fo:country="GB"/>
    </style:style>
    <style:style style:name="P2217" style:parent-style-name="Heading3" style:family="paragraph">
      <style:text-properties fo:language="en" fo:country="GB"/>
    </style:style>
    <style:style style:name="P2218" style:parent-style-name="Normal" style:family="paragraph">
      <style:text-properties fo:language="en" fo:country="GB"/>
    </style:style>
    <style:style style:name="P2219" style:parent-style-name="Heading3" style:family="paragraph">
      <style:text-properties fo:language="en" fo:country="GB"/>
    </style:style>
    <style:style style:name="P2220" style:parent-style-name="Normal" style:family="paragraph">
      <style:text-properties fo:language="en" fo:country="GB"/>
    </style:style>
    <style:style style:name="P2221" style:parent-style-name="Heading3" style:family="paragraph">
      <style:text-properties fo:language="en" fo:country="GB"/>
    </style:style>
    <style:style style:name="P2222" style:parent-style-name="Normal" style:family="paragraph">
      <style:text-properties fo:language="en" fo:country="GB"/>
    </style:style>
    <style:style style:name="P2223" style:parent-style-name="Heading3" style:family="paragraph">
      <style:text-properties fo:language="en" fo:country="GB"/>
    </style:style>
    <style:style style:name="P2224" style:parent-style-name="Normal" style:family="paragraph">
      <style:text-properties fo:language="en" fo:country="GB"/>
    </style:style>
    <style:style style:name="P2225" style:parent-style-name="Heading3" style:family="paragraph">
      <style:text-properties fo:language="en" fo:country="GB"/>
    </style:style>
    <style:style style:name="P2226" style:parent-style-name="Normal" style:family="paragraph">
      <style:text-properties fo:language="en" fo:country="GB"/>
    </style:style>
    <style:style style:name="P2227" style:parent-style-name="Heading3" style:family="paragraph">
      <style:text-properties fo:language="en" fo:country="GB"/>
    </style:style>
    <style:style style:name="P2228" style:parent-style-name="Normal" style:family="paragraph">
      <style:text-properties fo:language="en" fo:country="GB"/>
    </style:style>
    <style:style style:name="P2229" style:parent-style-name="Heading3" style:family="paragraph">
      <style:text-properties fo:language="en" fo:country="GB"/>
    </style:style>
    <style:style style:name="P2230" style:parent-style-name="Normal" style:family="paragraph">
      <style:text-properties fo:language="en" fo:country="GB"/>
    </style:style>
    <style:style style:name="P2231" style:parent-style-name="Heading2" style:family="paragraph">
      <style:text-properties fo:language="en" fo:country="GB"/>
    </style:style>
    <style:style style:name="P2232" style:parent-style-name="Normal" style:family="paragraph">
      <style:text-properties fo:language="en" fo:country="GB"/>
    </style:style>
    <style:style style:name="P2233" style:parent-style-name="Heading3" style:family="paragraph">
      <style:text-properties fo:language="en" fo:country="GB"/>
    </style:style>
    <style:style style:name="P2234" style:parent-style-name="Normal" style:family="paragraph">
      <style:text-properties fo:language="en" fo:country="GB"/>
    </style:style>
    <style:style style:name="P2235" style:parent-style-name="Heading3" style:family="paragraph">
      <style:text-properties fo:language="en" fo:country="GB"/>
    </style:style>
    <style:style style:name="P2236" style:parent-style-name="Normal" style:family="paragraph">
      <style:text-properties fo:language="en" fo:country="GB"/>
    </style:style>
    <style:style style:name="P2237" style:parent-style-name="Heading3" style:family="paragraph">
      <style:text-properties fo:language="en" fo:country="GB"/>
    </style:style>
    <style:style style:name="P2238" style:parent-style-name="Normal" style:family="paragraph">
      <style:text-properties fo:language="en" fo:country="GB"/>
    </style:style>
    <style:style style:name="P2239" style:parent-style-name="Heading3" style:family="paragraph">
      <style:text-properties fo:language="en" fo:country="GB"/>
    </style:style>
    <style:style style:name="P2240" style:parent-style-name="Normal" style:family="paragraph">
      <style:text-properties fo:language="en" fo:country="GB"/>
    </style:style>
    <style:style style:name="P2241" style:parent-style-name="Heading3" style:family="paragraph">
      <style:text-properties fo:language="en" fo:country="GB"/>
    </style:style>
    <style:style style:name="P2242" style:parent-style-name="Normal" style:family="paragraph">
      <style:text-properties fo:language="en" fo:country="GB"/>
    </style:style>
    <style:style style:name="P2243" style:parent-style-name="Heading3" style:family="paragraph">
      <style:text-properties fo:language="en" fo:country="GB"/>
    </style:style>
    <style:style style:name="P2244" style:parent-style-name="Normal" style:family="paragraph">
      <style:text-properties fo:language="en" fo:country="GB"/>
    </style:style>
    <style:style style:name="P2245" style:parent-style-name="Heading3" style:family="paragraph">
      <style:text-properties fo:language="en" fo:country="GB"/>
    </style:style>
    <style:style style:name="P2246" style:parent-style-name="Normal" style:family="paragraph">
      <style:text-properties fo:language="en" fo:country="GB"/>
    </style:style>
    <style:style style:name="P2247" style:parent-style-name="Heading2" style:family="paragraph">
      <style:text-properties fo:language="en" fo:country="GB"/>
    </style:style>
    <style:style style:name="P2248" style:parent-style-name="Normal" style:family="paragraph">
      <style:text-properties fo:language="en" fo:country="GB"/>
    </style:style>
    <style:style style:name="P2249" style:parent-style-name="Heading3" style:family="paragraph">
      <style:text-properties fo:language="en" fo:country="GB"/>
    </style:style>
    <style:style style:name="P2250" style:parent-style-name="Normal" style:family="paragraph">
      <style:text-properties fo:language="en" fo:country="GB"/>
    </style:style>
    <style:style style:name="P2251" style:parent-style-name="Heading3" style:family="paragraph">
      <style:text-properties fo:language="en" fo:country="GB"/>
    </style:style>
    <style:style style:name="P2252" style:parent-style-name="Normal" style:family="paragraph">
      <style:text-properties fo:language="en" fo:country="GB"/>
    </style:style>
    <style:style style:name="P2253" style:parent-style-name="Heading3" style:family="paragraph">
      <style:text-properties fo:language="en" fo:country="GB"/>
    </style:style>
    <style:style style:name="P2254" style:parent-style-name="Normal" style:family="paragraph">
      <style:text-properties fo:language="en" fo:country="GB"/>
    </style:style>
    <style:style style:name="P2255" style:parent-style-name="Heading3" style:family="paragraph">
      <style:text-properties fo:language="en" fo:country="GB"/>
    </style:style>
    <style:style style:name="P2256" style:parent-style-name="Normal" style:family="paragraph">
      <style:text-properties fo:language="en" fo:country="GB"/>
    </style:style>
    <style:style style:name="P2257" style:parent-style-name="Heading3" style:family="paragraph">
      <style:text-properties fo:language="en" fo:country="GB"/>
    </style:style>
    <style:style style:name="P2258" style:parent-style-name="Normal" style:family="paragraph">
      <style:text-properties fo:language="en" fo:country="GB"/>
    </style:style>
    <style:style style:name="P2259" style:parent-style-name="Heading3" style:family="paragraph">
      <style:text-properties fo:language="en" fo:country="GB"/>
    </style:style>
    <style:style style:name="P2260" style:parent-style-name="Normal" style:family="paragraph">
      <style:text-properties fo:language="en" fo:country="GB"/>
    </style:style>
    <style:style style:name="P2261" style:parent-style-name="Heading3" style:family="paragraph">
      <style:text-properties fo:language="en" fo:country="GB"/>
    </style:style>
    <style:style style:name="P2262" style:parent-style-name="Normal" style:family="paragraph">
      <style:text-properties fo:language="en" fo:country="GB"/>
    </style:style>
    <style:style style:name="P2263" style:parent-style-name="Heading3" style:family="paragraph">
      <style:text-properties fo:language="en" fo:country="GB"/>
    </style:style>
    <style:style style:name="P2264" style:parent-style-name="Normal" style:family="paragraph">
      <style:text-properties fo:language="en" fo:country="GB"/>
    </style:style>
    <style:style style:name="P2265" style:parent-style-name="Heading3" style:family="paragraph">
      <style:text-properties fo:language="en" fo:country="GB"/>
    </style:style>
    <style:style style:name="P2266" style:parent-style-name="Normal" style:family="paragraph">
      <style:text-properties fo:language="en" fo:country="GB"/>
    </style:style>
    <style:style style:name="P2267" style:parent-style-name="Heading3" style:family="paragraph">
      <style:text-properties fo:language="en" fo:country="GB"/>
    </style:style>
    <style:style style:name="P2268" style:parent-style-name="Normal" style:family="paragraph">
      <style:text-properties fo:language="en" fo:country="GB"/>
    </style:style>
    <style:style style:name="P2269" style:parent-style-name="Heading3" style:family="paragraph">
      <style:text-properties fo:language="en" fo:country="GB"/>
    </style:style>
    <style:style style:name="P2270" style:parent-style-name="Normal" style:family="paragraph">
      <style:text-properties fo:language="en" fo:country="GB"/>
    </style:style>
    <style:style style:name="P2271" style:parent-style-name="Heading3" style:family="paragraph">
      <style:text-properties fo:language="en" fo:country="GB"/>
    </style:style>
    <style:style style:name="P2272" style:parent-style-name="Normal" style:family="paragraph">
      <style:text-properties fo:language="en" fo:country="GB"/>
    </style:style>
    <style:style style:name="P2273" style:parent-style-name="Heading3" style:family="paragraph">
      <style:text-properties fo:language="en" fo:country="GB"/>
    </style:style>
    <style:style style:name="P2274" style:parent-style-name="Normal" style:family="paragraph">
      <style:text-properties fo:language="en" fo:country="GB"/>
    </style:style>
    <style:style style:name="P2275" style:parent-style-name="Heading3" style:family="paragraph">
      <style:text-properties fo:language="en" fo:country="GB"/>
    </style:style>
    <style:style style:name="P2276" style:parent-style-name="Normal" style:family="paragraph">
      <style:text-properties fo:language="en" fo:country="GB"/>
    </style:style>
    <style:style style:name="P2277" style:parent-style-name="Heading3" style:family="paragraph">
      <style:text-properties fo:language="en" fo:country="GB"/>
    </style:style>
    <style:style style:name="P2278" style:parent-style-name="Normal" style:family="paragraph">
      <style:text-properties fo:language="en" fo:country="GB"/>
    </style:style>
    <style:style style:name="P2279" style:parent-style-name="Heading3" style:family="paragraph">
      <style:text-properties fo:language="en" fo:country="GB"/>
    </style:style>
    <style:style style:name="P2280" style:parent-style-name="Normal" style:family="paragraph">
      <style:text-properties fo:language="en" fo:country="GB"/>
    </style:style>
    <style:style style:name="P2281" style:parent-style-name="Heading3" style:family="paragraph">
      <style:text-properties fo:language="en" fo:country="GB"/>
    </style:style>
    <style:style style:name="P2282" style:parent-style-name="Normal" style:family="paragraph">
      <style:text-properties fo:language="en" fo:country="GB"/>
    </style:style>
    <style:style style:name="P2283" style:parent-style-name="Heading3" style:family="paragraph">
      <style:text-properties fo:language="en" fo:country="GB"/>
    </style:style>
    <style:style style:name="P2284" style:parent-style-name="Normal" style:family="paragraph">
      <style:text-properties fo:language="en" fo:country="GB"/>
    </style:style>
    <style:style style:name="P2285" style:parent-style-name="Heading2" style:family="paragraph">
      <style:text-properties fo:language="en" fo:country="GB"/>
    </style:style>
    <style:style style:name="P2286" style:parent-style-name="Normal" style:family="paragraph">
      <style:text-properties fo:language="en" fo:country="GB"/>
    </style:style>
    <style:style style:name="P2287" style:parent-style-name="Heading3" style:family="paragraph">
      <style:text-properties fo:language="en" fo:country="GB"/>
    </style:style>
    <style:style style:name="P2288" style:parent-style-name="Normal" style:family="paragraph">
      <style:text-properties fo:language="en" fo:country="GB"/>
    </style:style>
    <style:style style:name="P2289" style:parent-style-name="Heading4" style:family="paragraph">
      <style:text-properties fo:language="en" fo:country="GB"/>
    </style:style>
    <style:style style:name="P2290" style:parent-style-name="Normal" style:family="paragraph">
      <style:paragraph-properties fo:text-indent="0.4916in"/>
      <style:text-properties fo:language="en" fo:country="GB"/>
    </style:style>
    <style:style style:name="P2291" style:parent-style-name="Heading4" style:family="paragraph">
      <style:text-properties fo:language="en" fo:country="GB"/>
    </style:style>
    <style:style style:name="P2292" style:parent-style-name="Normal" style:family="paragraph">
      <style:text-properties fo:language="en" fo:country="GB"/>
    </style:style>
    <style:style style:name="P2293" style:parent-style-name="Heading4" style:family="paragraph">
      <style:text-properties fo:language="en" fo:country="GB"/>
    </style:style>
    <style:style style:name="P2294" style:parent-style-name="Normal" style:family="paragraph">
      <style:paragraph-properties fo:text-indent="0.4916in"/>
      <style:text-properties fo:language="en" fo:country="GB"/>
    </style:style>
    <style:style style:name="P2295" style:parent-style-name="Heading4" style:family="paragraph">
      <style:text-properties fo:language="en" fo:country="GB"/>
    </style:style>
    <style:style style:name="P2296" style:parent-style-name="Normal" style:family="paragraph">
      <style:text-properties fo:language="en" fo:country="GB"/>
    </style:style>
    <style:style style:name="P2297" style:parent-style-name="Normal" style:family="paragraph">
      <style:text-properties fo:language="en" fo:country="GB"/>
    </style:style>
    <style:style style:name="P2298" style:parent-style-name="Normal" style:family="paragraph">
      <style:text-properties fo:language="en" fo:country="GB"/>
    </style:style>
    <style:style style:name="P2299" style:parent-style-name="Heading4" style:family="paragraph">
      <style:text-properties fo:language="en" fo:country="GB"/>
    </style:style>
    <style:style style:name="P2300" style:parent-style-name="Normal" style:family="paragraph">
      <style:text-properties fo:language="en" fo:country="GB"/>
    </style:style>
    <style:style style:name="P2301" style:parent-style-name="Normal" style:family="paragraph">
      <style:text-properties fo:language="en" fo:country="GB"/>
    </style:style>
    <style:style style:name="P2302" style:parent-style-name="Normal" style:family="paragraph">
      <style:text-properties fo:language="en" fo:country="GB"/>
    </style:style>
    <style:style style:name="P2303" style:parent-style-name="Normal" style:family="paragraph">
      <style:text-properties fo:language="en" fo:country="GB"/>
    </style:style>
    <style:style style:name="P2304" style:parent-style-name="Heading3" style:family="paragraph">
      <style:text-properties fo:language="en" fo:country="GB"/>
    </style:style>
    <style:style style:name="P2305" style:parent-style-name="Normal" style:family="paragraph">
      <style:text-properties fo:language="en" fo:country="GB"/>
    </style:style>
    <style:style style:name="P2306" style:parent-style-name="Heading4" style:family="paragraph">
      <style:text-properties fo:language="en" fo:country="GB"/>
    </style:style>
    <style:style style:name="P2307" style:parent-style-name="Normal" style:family="paragraph">
      <style:paragraph-properties fo:text-indent="0.4916in"/>
      <style:text-properties fo:language="en" fo:country="GB"/>
    </style:style>
    <style:style style:name="P2308" style:parent-style-name="Heading4" style:family="paragraph">
      <style:text-properties fo:language="en" fo:country="GB"/>
    </style:style>
    <style:style style:name="P2309" style:parent-style-name="Normal" style:family="paragraph">
      <style:text-properties fo:language="en" fo:country="GB"/>
    </style:style>
    <style:style style:name="P2310" style:parent-style-name="Heading4" style:family="paragraph">
      <style:text-properties fo:language="en" fo:country="GB"/>
    </style:style>
    <style:style style:name="P2311" style:parent-style-name="Normal" style:family="paragraph">
      <style:paragraph-properties fo:text-indent="0.4916in"/>
      <style:text-properties fo:language="en" fo:country="GB"/>
    </style:style>
    <style:style style:name="P2312" style:parent-style-name="Heading4" style:family="paragraph">
      <style:text-properties fo:language="en" fo:country="GB"/>
    </style:style>
    <style:style style:name="P2313" style:parent-style-name="Normal" style:family="paragraph">
      <style:text-properties fo:language="en" fo:country="GB"/>
    </style:style>
    <style:style style:name="P2314" style:parent-style-name="Normal" style:family="paragraph">
      <style:text-properties fo:language="en" fo:country="GB"/>
    </style:style>
    <style:style style:name="P2315" style:parent-style-name="Normal" style:family="paragraph">
      <style:text-properties fo:language="en" fo:country="GB"/>
    </style:style>
    <style:style style:name="P2316" style:parent-style-name="Heading4" style:family="paragraph">
      <style:text-properties fo:language="en" fo:country="GB"/>
    </style:style>
    <style:style style:name="P2317" style:parent-style-name="Normal" style:family="paragraph">
      <style:text-properties fo:language="en" fo:country="GB"/>
    </style:style>
    <style:style style:name="P2318" style:parent-style-name="Normal" style:family="paragraph">
      <style:text-properties fo:language="en" fo:country="GB"/>
    </style:style>
    <style:style style:name="P2319" style:parent-style-name="Normal" style:family="paragraph">
      <style:text-properties fo:language="en" fo:country="GB"/>
    </style:style>
    <style:style style:name="P2320" style:parent-style-name="Normal" style:family="paragraph">
      <style:text-properties fo:language="en" fo:country="GB"/>
    </style:style>
    <style:style style:name="P2321" style:parent-style-name="Normal" style:family="paragraph">
      <style:text-properties fo:language="en" fo:country="GB"/>
    </style:style>
    <style:style style:name="P2322" style:parent-style-name="Heading3" style:family="paragraph">
      <style:text-properties fo:language="en" fo:country="GB"/>
    </style:style>
    <style:style style:name="P2323" style:parent-style-name="Normal" style:family="paragraph">
      <style:text-properties fo:language="en" fo:country="GB"/>
    </style:style>
    <style:style style:name="P2324" style:parent-style-name="Heading4" style:family="paragraph">
      <style:text-properties fo:language="en" fo:country="GB"/>
    </style:style>
    <style:style style:name="P2325" style:parent-style-name="Normal" style:family="paragraph">
      <style:paragraph-properties fo:text-indent="0.4916in"/>
      <style:text-properties fo:language="en" fo:country="GB"/>
    </style:style>
    <style:style style:name="P2326" style:parent-style-name="Heading4" style:family="paragraph">
      <style:text-properties fo:language="en" fo:country="GB"/>
    </style:style>
    <style:style style:name="P2327" style:parent-style-name="Normal" style:family="paragraph">
      <style:text-properties fo:language="en" fo:country="GB"/>
    </style:style>
    <style:style style:name="P2328" style:parent-style-name="Normal" style:family="paragraph">
      <style:paragraph-properties fo:margin-left="0.9833in" fo:text-indent="0.4916in">
        <style:tab-stops/>
      </style:paragraph-properties>
      <style:text-properties fo:language="en" fo:country="GB"/>
    </style:style>
    <style:style style:name="P2329" style:parent-style-name="Heading4" style:family="paragraph">
      <style:text-properties fo:language="en" fo:country="GB"/>
    </style:style>
    <style:style style:name="P2330" style:parent-style-name="Normal" style:family="paragraph">
      <style:paragraph-properties fo:text-indent="0.4916in"/>
      <style:text-properties fo:language="en" fo:country="GB"/>
    </style:style>
    <style:style style:name="P2331" style:parent-style-name="Heading4" style:family="paragraph">
      <style:text-properties fo:language="en" fo:country="GB"/>
    </style:style>
    <style:style style:name="P2332" style:parent-style-name="Normal" style:family="paragraph">
      <style:text-properties fo:language="en" fo:country="GB"/>
    </style:style>
    <style:style style:name="P2333" style:parent-style-name="Normal" style:family="paragraph">
      <style:text-properties fo:language="en" fo:country="GB"/>
    </style:style>
    <style:style style:name="P2334" style:parent-style-name="Normal" style:family="paragraph">
      <style:text-properties fo:language="en" fo:country="GB"/>
    </style:style>
    <style:style style:name="P2335" style:parent-style-name="Heading4" style:family="paragraph">
      <style:text-properties fo:language="en" fo:country="GB"/>
    </style:style>
    <style:style style:name="P2336" style:parent-style-name="Normal" style:family="paragraph">
      <style:text-properties fo:language="en" fo:country="GB"/>
    </style:style>
    <style:style style:name="P2337" style:parent-style-name="Normal" style:family="paragraph">
      <style:text-properties fo:language="en" fo:country="GB"/>
    </style:style>
    <style:style style:name="P2338" style:parent-style-name="Normal" style:family="paragraph">
      <style:text-properties fo:language="en" fo:country="GB"/>
    </style:style>
    <style:style style:name="P2339" style:parent-style-name="Normal" style:family="paragraph">
      <style:text-properties fo:language="en" fo:country="GB"/>
    </style:style>
    <style:style style:name="P2340" style:parent-style-name="Normal" style:family="paragraph">
      <style:text-properties fo:language="en" fo:country="GB"/>
    </style:style>
    <style:style style:name="P2341" style:parent-style-name="Heading3" style:family="paragraph">
      <style:text-properties fo:language="en" fo:country="GB"/>
    </style:style>
    <style:style style:name="P2342" style:parent-style-name="Normal" style:family="paragraph">
      <style:text-properties fo:language="en" fo:country="GB"/>
    </style:style>
    <style:style style:name="P2343" style:parent-style-name="Heading4" style:family="paragraph">
      <style:text-properties fo:language="en" fo:country="GB"/>
    </style:style>
    <style:style style:name="P2344" style:parent-style-name="Normal" style:family="paragraph">
      <style:paragraph-properties fo:text-indent="0.4916in"/>
      <style:text-properties fo:language="en" fo:country="GB"/>
    </style:style>
    <style:style style:name="P2345" style:parent-style-name="Heading4" style:family="paragraph">
      <style:text-properties fo:language="en" fo:country="GB"/>
    </style:style>
    <style:style style:name="P2346" style:parent-style-name="Normal" style:family="paragraph">
      <style:text-properties fo:language="en" fo:country="GB"/>
    </style:style>
    <style:style style:name="P2347" style:parent-style-name="Heading4" style:family="paragraph">
      <style:text-properties fo:language="en" fo:country="GB"/>
    </style:style>
    <style:style style:name="P2348" style:parent-style-name="Normal" style:family="paragraph">
      <style:paragraph-properties fo:text-indent="0.4916in"/>
      <style:text-properties fo:language="en" fo:country="GB"/>
    </style:style>
    <style:style style:name="P2349" style:parent-style-name="Heading4" style:family="paragraph">
      <style:text-properties fo:language="en" fo:country="GB"/>
    </style:style>
    <style:style style:name="P2350" style:parent-style-name="Normal" style:family="paragraph">
      <style:text-properties fo:language="en" fo:country="GB"/>
    </style:style>
    <style:style style:name="P2351" style:parent-style-name="Normal" style:family="paragraph">
      <style:text-properties fo:language="en" fo:country="GB"/>
    </style:style>
    <style:style style:name="P2352" style:parent-style-name="Normal" style:family="paragraph">
      <style:text-properties fo:language="en" fo:country="GB"/>
    </style:style>
    <style:style style:name="P2353" style:parent-style-name="Heading4" style:family="paragraph">
      <style:text-properties fo:language="en" fo:country="GB"/>
    </style:style>
    <style:style style:name="P2354" style:parent-style-name="Normal" style:family="paragraph">
      <style:text-properties fo:language="en" fo:country="GB"/>
    </style:style>
    <style:style style:name="P2355" style:parent-style-name="Normal" style:family="paragraph">
      <style:text-properties fo:language="en" fo:country="GB"/>
    </style:style>
    <style:style style:name="P2356" style:parent-style-name="Normal" style:family="paragraph">
      <style:text-properties fo:language="en" fo:country="GB"/>
    </style:style>
    <style:style style:name="P2357" style:parent-style-name="Normal" style:family="paragraph">
      <style:text-properties fo:language="en" fo:country="GB"/>
    </style:style>
    <style:style style:name="P2358" style:parent-style-name="Normal" style:family="paragraph">
      <style:text-properties fo:language="en" fo:country="GB"/>
    </style:style>
    <style:style style:name="P2359" style:parent-style-name="Heading3" style:family="paragraph">
      <style:text-properties fo:language="en" fo:country="GB"/>
    </style:style>
    <style:style style:name="P2360" style:parent-style-name="Normal" style:family="paragraph">
      <style:text-properties fo:language="en" fo:country="GB"/>
    </style:style>
    <style:style style:name="P2361" style:parent-style-name="Heading4" style:family="paragraph">
      <style:text-properties fo:language="en" fo:country="GB"/>
    </style:style>
    <style:style style:name="P2362" style:parent-style-name="Normal" style:family="paragraph">
      <style:paragraph-properties fo:text-indent="0.4916in"/>
      <style:text-properties fo:language="en" fo:country="GB"/>
    </style:style>
    <style:style style:name="P2363" style:parent-style-name="Heading4" style:family="paragraph">
      <style:text-properties fo:language="en" fo:country="GB"/>
    </style:style>
    <style:style style:name="P2364" style:parent-style-name="Normal" style:family="paragraph">
      <style:text-properties fo:language="en" fo:country="GB"/>
    </style:style>
    <style:style style:name="P2365" style:parent-style-name="Heading4" style:family="paragraph">
      <style:text-properties fo:language="en" fo:country="GB"/>
    </style:style>
    <style:style style:name="P2366" style:parent-style-name="Normal" style:family="paragraph">
      <style:paragraph-properties fo:text-indent="0.4916in"/>
      <style:text-properties fo:language="en" fo:country="GB"/>
    </style:style>
    <style:style style:name="P2367" style:parent-style-name="Heading4" style:family="paragraph">
      <style:text-properties fo:language="en" fo:country="GB"/>
    </style:style>
    <style:style style:name="P2368" style:parent-style-name="Normal" style:family="paragraph">
      <style:text-properties fo:language="en" fo:country="GB"/>
    </style:style>
    <style:style style:name="P2369" style:parent-style-name="Normal" style:family="paragraph">
      <style:text-properties fo:language="en" fo:country="GB"/>
    </style:style>
    <style:style style:name="P2370" style:parent-style-name="Normal" style:family="paragraph">
      <style:text-properties fo:language="en" fo:country="GB"/>
    </style:style>
    <style:style style:name="P2371" style:parent-style-name="Heading4" style:family="paragraph">
      <style:text-properties fo:language="en" fo:country="GB"/>
    </style:style>
    <style:style style:name="P2372" style:parent-style-name="Normal" style:family="paragraph">
      <style:text-properties fo:language="en" fo:country="GB"/>
    </style:style>
    <style:style style:name="P2373" style:parent-style-name="Normal" style:family="paragraph">
      <style:text-properties fo:language="en" fo:country="GB"/>
    </style:style>
    <style:style style:name="P2374" style:parent-style-name="Normal" style:family="paragraph">
      <style:text-properties fo:language="en" fo:country="GB"/>
    </style:style>
    <style:style style:name="P2375" style:parent-style-name="Normal" style:family="paragraph">
      <style:text-properties fo:language="en" fo:country="GB"/>
    </style:style>
    <style:style style:name="P2376" style:parent-style-name="Heading3" style:family="paragraph">
      <style:text-properties fo:language="en" fo:country="GB"/>
    </style:style>
    <style:style style:name="P2377" style:parent-style-name="Normal" style:family="paragraph">
      <style:text-properties fo:language="en" fo:country="GB"/>
    </style:style>
    <style:style style:name="P2378" style:parent-style-name="Heading3" style:family="paragraph">
      <style:text-properties fo:language="en" fo:country="GB"/>
    </style:style>
    <style:style style:name="P2379" style:parent-style-name="Normal" style:family="paragraph">
      <style:text-properties fo:language="en" fo:country="GB"/>
    </style:style>
    <style:style style:name="P2380" style:parent-style-name="Heading3" style:family="paragraph">
      <style:text-properties fo:language="en" fo:country="GB"/>
    </style:style>
    <style:style style:name="P2381" style:parent-style-name="Normal" style:family="paragraph">
      <style:text-properties fo:language="en" fo:country="GB"/>
    </style:style>
    <style:style style:name="P2382" style:parent-style-name="Heading3" style:family="paragraph">
      <style:text-properties fo:language="en" fo:country="GB"/>
    </style:style>
    <style:style style:name="P2383" style:parent-style-name="Normal" style:family="paragraph">
      <style:text-properties fo:language="en" fo:country="GB"/>
    </style:style>
    <style:style style:name="P2384" style:parent-style-name="Heading3" style:family="paragraph">
      <style:text-properties fo:language="en" fo:country="GB"/>
    </style:style>
    <style:style style:name="P2385" style:parent-style-name="Normal" style:family="paragraph">
      <style:text-properties fo:language="en" fo:country="GB"/>
    </style:style>
    <style:style style:name="P2386" style:parent-style-name="Heading3" style:family="paragraph">
      <style:text-properties fo:language="en" fo:country="GB"/>
    </style:style>
    <style:style style:name="P2387" style:parent-style-name="Normal" style:family="paragraph">
      <style:text-properties fo:language="en" fo:country="GB"/>
    </style:style>
    <style:style style:name="P2388" style:parent-style-name="Heading3" style:family="paragraph">
      <style:text-properties fo:language="en" fo:country="GB"/>
    </style:style>
    <style:style style:name="P2389" style:parent-style-name="Normal" style:family="paragraph">
      <style:text-properties fo:language="en" fo:country="GB"/>
    </style:style>
    <style:style style:name="P2390" style:parent-style-name="Heading3" style:family="paragraph">
      <style:text-properties fo:language="en" fo:country="GB"/>
    </style:style>
    <style:style style:name="P2391" style:parent-style-name="Normal" style:family="paragraph">
      <style:text-properties fo:language="en" fo:country="GB"/>
    </style:style>
    <style:style style:name="P2392" style:parent-style-name="Heading3" style:family="paragraph">
      <style:text-properties fo:language="en" fo:country="GB"/>
    </style:style>
    <style:style style:name="P2393" style:parent-style-name="Normal" style:family="paragraph">
      <style:text-properties fo:language="en" fo:country="GB"/>
    </style:style>
    <style:style style:name="P2394" style:parent-style-name="Heading3" style:family="paragraph">
      <style:text-properties fo:language="en" fo:country="GB"/>
    </style:style>
    <style:style style:name="P2395" style:parent-style-name="Normal" style:family="paragraph">
      <style:text-properties fo:language="en" fo:country="GB"/>
    </style:style>
    <style:style style:name="P2396" style:parent-style-name="Heading3" style:family="paragraph">
      <style:text-properties fo:language="en" fo:country="GB"/>
    </style:style>
    <style:style style:name="P2397" style:parent-style-name="Normal" style:family="paragraph">
      <style:text-properties fo:language="en" fo:country="GB"/>
    </style:style>
    <style:style style:name="P2398" style:parent-style-name="Heading3" style:family="paragraph">
      <style:text-properties fo:language="en" fo:country="GB"/>
    </style:style>
    <style:style style:name="P2399" style:parent-style-name="Normal" style:family="paragraph">
      <style:text-properties fo:language="en" fo:country="GB"/>
    </style:style>
    <style:style style:name="P2400" style:parent-style-name="Heading3" style:family="paragraph">
      <style:text-properties fo:language="en" fo:country="GB"/>
    </style:style>
    <style:style style:name="P2401" style:parent-style-name="Normal" style:family="paragraph">
      <style:text-properties fo:language="en" fo:country="GB"/>
    </style:style>
    <style:style style:name="P2402" style:parent-style-name="Heading3" style:family="paragraph">
      <style:text-properties fo:language="en" fo:country="GB"/>
    </style:style>
    <style:style style:name="P2403" style:parent-style-name="Normal" style:family="paragraph">
      <style:text-properties fo:language="en" fo:country="GB"/>
    </style:style>
    <style:style style:name="P2404" style:parent-style-name="Heading3" style:family="paragraph">
      <style:text-properties fo:language="en" fo:country="GB"/>
    </style:style>
    <style:style style:name="P2405" style:parent-style-name="Normal" style:family="paragraph">
      <style:text-properties fo:language="en" fo:country="GB"/>
    </style:style>
    <style:style style:name="P2406" style:parent-style-name="Heading3" style:family="paragraph">
      <style:text-properties fo:language="en" fo:country="GB"/>
    </style:style>
    <style:style style:name="P2407" style:parent-style-name="Normal" style:family="paragraph">
      <style:text-properties fo:language="en" fo:country="GB"/>
    </style:style>
    <style:style style:name="P2408" style:parent-style-name="Heading3" style:family="paragraph">
      <style:text-properties fo:language="en" fo:country="GB"/>
    </style:style>
    <style:style style:name="P2409" style:parent-style-name="Normal" style:family="paragraph">
      <style:text-properties fo:language="en" fo:country="GB"/>
    </style:style>
    <style:style style:name="P2410" style:parent-style-name="Heading3" style:family="paragraph">
      <style:text-properties fo:language="en" fo:country="GB"/>
    </style:style>
    <style:style style:name="P2411" style:parent-style-name="Normal" style:family="paragraph">
      <style:text-properties fo:language="en" fo:country="GB"/>
    </style:style>
    <style:style style:name="P2412" style:parent-style-name="Heading3" style:family="paragraph">
      <style:text-properties fo:language="en" fo:country="GB"/>
    </style:style>
    <style:style style:name="P2413" style:parent-style-name="Normal" style:family="paragraph">
      <style:text-properties fo:language="en" fo:country="GB"/>
    </style:style>
    <style:style style:name="P2414" style:parent-style-name="Heading3" style:family="paragraph">
      <style:text-properties fo:language="en" fo:country="GB"/>
    </style:style>
    <style:style style:name="P2415" style:parent-style-name="Normal" style:family="paragraph">
      <style:text-properties fo:language="en" fo:country="GB"/>
    </style:style>
    <style:style style:name="P2416" style:parent-style-name="Heading3" style:family="paragraph">
      <style:text-properties fo:language="en" fo:country="GB"/>
    </style:style>
    <style:style style:name="P2417" style:parent-style-name="Normal" style:family="paragraph">
      <style:text-properties fo:language="en" fo:country="GB"/>
    </style:style>
    <style:style style:name="P2418" style:parent-style-name="Heading3" style:family="paragraph">
      <style:text-properties fo:language="en" fo:country="GB"/>
    </style:style>
    <style:style style:name="P2419" style:parent-style-name="Normal" style:family="paragraph">
      <style:text-properties fo:language="en" fo:country="GB"/>
    </style:style>
    <style:style style:name="P2420" style:parent-style-name="Heading3" style:family="paragraph">
      <style:text-properties fo:language="en" fo:country="GB"/>
    </style:style>
    <style:style style:name="P2421" style:parent-style-name="Normal" style:family="paragraph">
      <style:text-properties fo:language="en" fo:country="GB"/>
    </style:style>
    <style:style style:name="P2422" style:parent-style-name="Heading3" style:family="paragraph">
      <style:text-properties fo:language="en" fo:country="GB"/>
    </style:style>
    <style:style style:name="P2423" style:parent-style-name="Normal" style:family="paragraph">
      <style:text-properties fo:language="en" fo:country="GB"/>
    </style:style>
    <style:style style:name="P2424" style:parent-style-name="Heading3" style:family="paragraph">
      <style:text-properties fo:language="en" fo:country="GB"/>
    </style:style>
    <style:style style:name="P2425" style:parent-style-name="Normal" style:family="paragraph">
      <style:text-properties fo:language="en" fo:country="GB"/>
    </style:style>
    <style:style style:name="P2426" style:parent-style-name="Heading3" style:family="paragraph">
      <style:text-properties fo:language="en" fo:country="GB"/>
    </style:style>
    <style:style style:name="P2427" style:parent-style-name="Normal" style:family="paragraph">
      <style:text-properties fo:language="en" fo:country="GB"/>
    </style:style>
    <style:style style:name="P2428" style:parent-style-name="Heading3" style:family="paragraph">
      <style:text-properties fo:language="en" fo:country="GB"/>
    </style:style>
    <style:style style:name="P2429" style:parent-style-name="Normal" style:family="paragraph">
      <style:text-properties fo:language="en" fo:country="GB"/>
    </style:style>
    <style:style style:name="P2430" style:parent-style-name="Heading3" style:family="paragraph">
      <style:text-properties fo:language="en" fo:country="GB"/>
    </style:style>
    <style:style style:name="P2431" style:parent-style-name="Normal" style:family="paragraph">
      <style:text-properties fo:language="en" fo:country="GB"/>
    </style:style>
    <style:style style:name="P2432" style:parent-style-name="Heading3" style:family="paragraph">
      <style:text-properties fo:language="en" fo:country="GB"/>
    </style:style>
    <style:style style:name="P2433" style:parent-style-name="Normal" style:family="paragraph">
      <style:text-properties fo:language="en" fo:country="GB"/>
    </style:style>
    <style:style style:name="P2434" style:parent-style-name="Heading3" style:family="paragraph">
      <style:text-properties fo:language="en" fo:country="GB"/>
    </style:style>
    <style:style style:name="P2435" style:parent-style-name="Normal" style:family="paragraph">
      <style:text-properties fo:language="en" fo:country="GB"/>
    </style:style>
    <style:style style:name="P2436" style:parent-style-name="Heading3" style:family="paragraph">
      <style:text-properties fo:language="en" fo:country="GB"/>
    </style:style>
    <style:style style:name="P2437" style:parent-style-name="Normal" style:family="paragraph">
      <style:text-properties fo:language="en" fo:country="GB"/>
    </style:style>
    <style:style style:name="P2438" style:parent-style-name="Heading3" style:family="paragraph">
      <style:text-properties fo:language="en" fo:country="GB"/>
    </style:style>
    <style:style style:name="P2439" style:parent-style-name="Normal" style:family="paragraph">
      <style:text-properties fo:language="en" fo:country="GB"/>
    </style:style>
    <style:style style:name="P2440" style:parent-style-name="Heading3" style:family="paragraph">
      <style:text-properties fo:language="en" fo:country="GB"/>
    </style:style>
    <style:style style:name="P2441" style:parent-style-name="Normal" style:family="paragraph">
      <style:text-properties fo:language="en" fo:country="GB"/>
    </style:style>
    <style:style style:name="P2442" style:parent-style-name="Heading3" style:family="paragraph">
      <style:text-properties fo:language="en" fo:country="GB"/>
    </style:style>
    <style:style style:name="P2443" style:parent-style-name="Normal" style:family="paragraph">
      <style:text-properties fo:language="en" fo:country="GB"/>
    </style:style>
    <style:style style:name="P2444" style:parent-style-name="Heading3" style:family="paragraph">
      <style:text-properties fo:language="en" fo:country="GB"/>
    </style:style>
    <style:style style:name="P2445" style:parent-style-name="Normal" style:family="paragraph">
      <style:text-properties fo:language="en" fo:country="GB"/>
    </style:style>
    <style:style style:name="P2446" style:parent-style-name="Heading3" style:family="paragraph">
      <style:text-properties fo:language="en" fo:country="GB"/>
    </style:style>
    <style:style style:name="P2447" style:parent-style-name="Normal" style:family="paragraph">
      <style:text-properties fo:language="en" fo:country="GB"/>
    </style:style>
    <style:style style:name="P2448" style:parent-style-name="Heading3" style:family="paragraph">
      <style:text-properties fo:language="en" fo:country="GB"/>
    </style:style>
    <style:style style:name="P2449" style:parent-style-name="Normal" style:family="paragraph">
      <style:text-properties fo:language="en" fo:country="GB"/>
    </style:style>
    <style:style style:name="P2450" style:parent-style-name="Heading3" style:family="paragraph">
      <style:text-properties fo:language="en" fo:country="GB"/>
    </style:style>
    <style:style style:name="P2451" style:parent-style-name="Normal" style:family="paragraph">
      <style:text-properties fo:language="en" fo:country="GB"/>
    </style:style>
    <style:style style:name="P2452" style:parent-style-name="Heading3" style:family="paragraph">
      <style:text-properties fo:language="en" fo:country="GB"/>
    </style:style>
    <style:style style:name="P2453" style:parent-style-name="Normal" style:family="paragraph">
      <style:text-properties fo:language="en" fo:country="GB"/>
    </style:style>
    <style:style style:name="P2454" style:parent-style-name="Heading3" style:family="paragraph">
      <style:text-properties fo:language="en" fo:country="GB"/>
    </style:style>
    <style:style style:name="P2455" style:parent-style-name="Normal" style:family="paragraph">
      <style:text-properties fo:language="en" fo:country="GB"/>
    </style:style>
    <style:style style:name="P2456" style:parent-style-name="Heading3" style:family="paragraph">
      <style:text-properties fo:language="en" fo:country="GB"/>
    </style:style>
    <style:style style:name="P2457" style:parent-style-name="Normal" style:family="paragraph">
      <style:text-properties fo:language="en" fo:country="GB"/>
    </style:style>
    <style:style style:name="P2458" style:parent-style-name="Heading3" style:family="paragraph">
      <style:text-properties fo:language="en" fo:country="GB"/>
    </style:style>
    <style:style style:name="P2459" style:parent-style-name="Normal" style:family="paragraph">
      <style:text-properties fo:language="en" fo:country="GB"/>
    </style:style>
    <style:style style:name="P2460" style:parent-style-name="Heading3" style:family="paragraph">
      <style:text-properties fo:language="en" fo:country="GB"/>
    </style:style>
    <style:style style:name="P2461" style:parent-style-name="Normal" style:family="paragraph">
      <style:text-properties fo:language="en" fo:country="GB"/>
    </style:style>
    <style:style style:name="P2462" style:parent-style-name="Heading3" style:family="paragraph">
      <style:text-properties fo:language="en" fo:country="GB"/>
    </style:style>
    <style:style style:name="P2463" style:parent-style-name="Normal" style:family="paragraph">
      <style:text-properties fo:language="en" fo:country="GB"/>
    </style:style>
    <style:style style:name="P2464" style:parent-style-name="Heading3" style:family="paragraph">
      <style:text-properties fo:language="en" fo:country="GB"/>
    </style:style>
    <style:style style:name="P2465" style:parent-style-name="Normal" style:family="paragraph">
      <style:text-properties fo:language="en" fo:country="GB"/>
    </style:style>
    <style:style style:name="P2466" style:parent-style-name="Heading3" style:family="paragraph">
      <style:text-properties fo:language="en" fo:country="GB"/>
    </style:style>
    <style:style style:name="P2467" style:parent-style-name="Normal" style:family="paragraph">
      <style:text-properties fo:language="en" fo:country="GB"/>
    </style:style>
    <style:style style:name="P2468" style:parent-style-name="Heading3" style:family="paragraph">
      <style:text-properties fo:language="en" fo:country="GB"/>
    </style:style>
    <style:style style:name="P2469" style:parent-style-name="Normal" style:family="paragraph">
      <style:text-properties fo:language="en" fo:country="GB"/>
    </style:style>
    <style:style style:name="P2470" style:parent-style-name="Heading3" style:family="paragraph">
      <style:text-properties fo:language="en" fo:country="GB"/>
    </style:style>
    <style:style style:name="P2471" style:parent-style-name="Normal" style:family="paragraph">
      <style:text-properties fo:language="en" fo:country="GB"/>
    </style:style>
    <style:style style:name="P2472" style:parent-style-name="Heading3" style:family="paragraph">
      <style:text-properties fo:language="en" fo:country="GB"/>
    </style:style>
    <style:style style:name="P2473" style:parent-style-name="Normal" style:family="paragraph">
      <style:text-properties fo:language="en" fo:country="GB"/>
    </style:style>
    <style:style style:name="P2474" style:parent-style-name="Heading3" style:family="paragraph">
      <style:text-properties fo:language="en" fo:country="GB"/>
    </style:style>
    <style:style style:name="P2475" style:parent-style-name="Normal" style:family="paragraph">
      <style:text-properties fo:language="en" fo:country="GB"/>
    </style:style>
    <style:style style:name="P2476" style:parent-style-name="Heading3" style:family="paragraph">
      <style:text-properties fo:language="en" fo:country="GB"/>
    </style:style>
    <style:style style:name="P2477" style:parent-style-name="Normal" style:family="paragraph">
      <style:text-properties fo:language="en" fo:country="GB"/>
    </style:style>
    <style:style style:name="P2478" style:parent-style-name="Heading3" style:family="paragraph">
      <style:text-properties fo:language="en" fo:country="GB"/>
    </style:style>
    <style:style style:name="P2479" style:parent-style-name="Normal" style:family="paragraph">
      <style:text-properties fo:language="en" fo:country="GB"/>
    </style:style>
    <style:style style:name="P2480" style:parent-style-name="Heading3" style:family="paragraph">
      <style:text-properties fo:language="en" fo:country="GB"/>
    </style:style>
    <style:style style:name="P2481" style:parent-style-name="Normal" style:family="paragraph">
      <style:text-properties fo:language="en" fo:country="GB"/>
    </style:style>
    <style:style style:name="P2482" style:parent-style-name="Heading3" style:family="paragraph">
      <style:text-properties fo:language="en" fo:country="GB"/>
    </style:style>
    <style:style style:name="P2483" style:parent-style-name="Normal" style:family="paragraph">
      <style:text-properties fo:language="en" fo:country="GB"/>
    </style:style>
    <style:style style:name="P2484" style:parent-style-name="Heading3" style:family="paragraph">
      <style:text-properties fo:language="en" fo:country="GB"/>
    </style:style>
    <style:style style:name="P2485" style:parent-style-name="Normal" style:family="paragraph">
      <style:text-properties fo:language="en" fo:country="GB"/>
    </style:style>
    <style:style style:name="P2486" style:parent-style-name="Heading2" style:family="paragraph">
      <style:text-properties fo:language="en" fo:country="GB"/>
    </style:style>
    <style:style style:name="P2487" style:parent-style-name="Normal" style:family="paragraph">
      <style:text-properties fo:language="en" fo:country="GB"/>
    </style:style>
    <style:style style:name="P2488" style:parent-style-name="Heading3" style:family="paragraph">
      <style:text-properties fo:language="en" fo:country="GB"/>
    </style:style>
    <style:style style:name="P2489" style:parent-style-name="Normal" style:family="paragraph">
      <style:text-properties fo:language="en" fo:country="GB"/>
    </style:style>
    <style:style style:name="P2490" style:parent-style-name="Heading4" style:family="paragraph">
      <style:text-properties fo:language="en" fo:country="GB"/>
    </style:style>
    <style:style style:name="P2491" style:parent-style-name="Normal" style:family="paragraph">
      <style:paragraph-properties fo:text-indent="0.4916in"/>
      <style:text-properties fo:language="en" fo:country="GB"/>
    </style:style>
    <style:style style:name="P2492" style:parent-style-name="Heading4" style:family="paragraph">
      <style:text-properties fo:language="en" fo:country="GB"/>
    </style:style>
    <style:style style:name="P2493" style:parent-style-name="Normal" style:family="paragraph">
      <style:text-properties fo:language="en" fo:country="GB"/>
    </style:style>
    <style:style style:name="P2494" style:parent-style-name="Normal" style:family="paragraph">
      <style:text-properties fo:language="en" fo:country="GB"/>
    </style:style>
    <style:style style:name="P2495" style:parent-style-name="Normal" style:family="paragraph">
      <style:text-properties fo:language="en" fo:country="GB"/>
    </style:style>
    <style:style style:name="P2496" style:parent-style-name="Normal" style:family="paragraph">
      <style:text-properties fo:language="en" fo:country="GB"/>
    </style:style>
    <style:style style:name="P2497" style:parent-style-name="Heading4" style:family="paragraph">
      <style:text-properties fo:language="en" fo:country="GB"/>
    </style:style>
    <style:style style:name="P2498" style:parent-style-name="Normal" style:family="paragraph">
      <style:paragraph-properties fo:text-indent="0.4916in"/>
      <style:text-properties fo:language="en" fo:country="GB"/>
    </style:style>
    <style:style style:name="P2499" style:parent-style-name="Heading4" style:family="paragraph">
      <style:text-properties fo:language="en" fo:country="GB"/>
    </style:style>
    <style:style style:name="P2500" style:parent-style-name="Normal" style:family="paragraph">
      <style:text-properties fo:language="en" fo:country="GB"/>
    </style:style>
    <style:style style:name="P2501" style:parent-style-name="Normal" style:family="paragraph">
      <style:text-properties fo:language="en" fo:country="GB"/>
    </style:style>
    <style:style style:name="P2502" style:parent-style-name="Normal" style:family="paragraph">
      <style:text-properties fo:language="en" fo:country="GB"/>
    </style:style>
    <style:style style:name="P2503" style:parent-style-name="Heading4" style:family="paragraph">
      <style:text-properties fo:language="en" fo:country="GB"/>
    </style:style>
    <style:style style:name="P2504" style:parent-style-name="Normal" style:family="paragraph">
      <style:text-properties fo:language="en" fo:country="GB"/>
    </style:style>
    <style:style style:name="P2505" style:parent-style-name="Heading3" style:family="paragraph">
      <style:text-properties fo:language="en" fo:country="GB"/>
    </style:style>
    <style:style style:name="P2506" style:parent-style-name="Normal" style:family="paragraph">
      <style:text-properties fo:language="en" fo:country="GB"/>
    </style:style>
    <style:style style:name="P2507" style:parent-style-name="Heading4" style:family="paragraph">
      <style:text-properties fo:language="en" fo:country="GB"/>
    </style:style>
    <style:style style:name="P2508" style:parent-style-name="Normal" style:family="paragraph">
      <style:paragraph-properties fo:text-indent="0.4916in"/>
      <style:text-properties fo:language="en" fo:country="GB"/>
    </style:style>
    <style:style style:name="P2509" style:parent-style-name="Heading4" style:family="paragraph">
      <style:text-properties fo:language="en" fo:country="GB"/>
    </style:style>
    <style:style style:name="P2510" style:parent-style-name="Normal" style:family="paragraph">
      <style:text-properties fo:language="en" fo:country="GB"/>
    </style:style>
    <style:style style:name="P2511" style:parent-style-name="Normal" style:family="paragraph">
      <style:text-properties fo:language="en" fo:country="GB"/>
    </style:style>
    <style:style style:name="P2512" style:parent-style-name="Normal" style:family="paragraph">
      <style:text-properties fo:language="en" fo:country="GB"/>
    </style:style>
    <style:style style:name="P2513" style:parent-style-name="Normal" style:family="paragraph">
      <style:text-properties fo:language="en" fo:country="GB"/>
    </style:style>
    <style:style style:name="P2514" style:parent-style-name="Heading4" style:family="paragraph">
      <style:text-properties fo:language="en" fo:country="GB"/>
    </style:style>
    <style:style style:name="P2515" style:parent-style-name="Normal" style:family="paragraph">
      <style:paragraph-properties fo:text-indent="0.4916in"/>
      <style:text-properties fo:language="en" fo:country="GB"/>
    </style:style>
    <style:style style:name="P2516" style:parent-style-name="Heading4" style:family="paragraph">
      <style:text-properties fo:language="en" fo:country="GB"/>
    </style:style>
    <style:style style:name="P2517" style:parent-style-name="Normal" style:family="paragraph">
      <style:text-properties fo:language="en" fo:country="GB"/>
    </style:style>
    <style:style style:name="P2518" style:parent-style-name="Normal" style:family="paragraph">
      <style:text-properties fo:language="en" fo:country="GB"/>
    </style:style>
    <style:style style:name="P2519" style:parent-style-name="Normal" style:family="paragraph">
      <style:text-properties fo:language="en" fo:country="GB"/>
    </style:style>
    <style:style style:name="P2520" style:parent-style-name="Heading3" style:family="paragraph">
      <style:text-properties fo:language="en" fo:country="GB"/>
    </style:style>
    <style:style style:name="P2521" style:parent-style-name="Normal" style:family="paragraph">
      <style:text-properties fo:language="en" fo:country="GB"/>
    </style:style>
    <style:style style:name="P2522" style:parent-style-name="Heading4" style:family="paragraph">
      <style:text-properties fo:language="en" fo:country="GB"/>
    </style:style>
    <style:style style:name="P2523" style:parent-style-name="Normal" style:family="paragraph">
      <style:paragraph-properties fo:text-indent="0.4916in"/>
      <style:text-properties fo:language="en" fo:country="GB"/>
    </style:style>
    <style:style style:name="P2524" style:parent-style-name="Heading4" style:family="paragraph">
      <style:text-properties fo:language="en" fo:country="GB"/>
    </style:style>
    <style:style style:name="P2525" style:parent-style-name="Normal" style:family="paragraph">
      <style:text-properties fo:language="en" fo:country="GB"/>
    </style:style>
    <style:style style:name="P2526" style:parent-style-name="Normal" style:family="paragraph">
      <style:text-properties fo:language="en" fo:country="GB"/>
    </style:style>
    <style:style style:name="P2527" style:parent-style-name="Normal" style:family="paragraph">
      <style:text-properties fo:language="en" fo:country="GB"/>
    </style:style>
    <style:style style:name="P2528" style:parent-style-name="Normal" style:family="paragraph">
      <style:text-properties fo:language="en" fo:country="GB"/>
    </style:style>
    <style:style style:name="P2529" style:parent-style-name="Heading4" style:family="paragraph">
      <style:text-properties fo:language="en" fo:country="GB"/>
    </style:style>
    <style:style style:name="P2530" style:parent-style-name="Normal" style:family="paragraph">
      <style:paragraph-properties fo:text-indent="0.4916in"/>
      <style:text-properties fo:language="en" fo:country="GB"/>
    </style:style>
    <style:style style:name="P2531" style:parent-style-name="Heading4" style:family="paragraph">
      <style:text-properties fo:language="en" fo:country="GB"/>
    </style:style>
    <style:style style:name="P2532" style:parent-style-name="Normal" style:family="paragraph">
      <style:text-properties fo:language="en" fo:country="GB"/>
    </style:style>
    <style:style style:name="P2533" style:parent-style-name="Normal" style:family="paragraph">
      <style:text-properties fo:language="en" fo:country="GB"/>
    </style:style>
    <style:style style:name="P2534" style:parent-style-name="Normal" style:family="paragraph">
      <style:text-properties fo:language="en" fo:country="GB"/>
    </style:style>
    <style:style style:name="P2535" style:parent-style-name="Heading3" style:family="paragraph">
      <style:text-properties fo:language="en" fo:country="GB"/>
    </style:style>
    <style:style style:name="P2536" style:parent-style-name="Normal" style:family="paragraph">
      <style:text-properties fo:language="en" fo:country="GB"/>
    </style:style>
    <style:style style:name="P2537" style:parent-style-name="Heading3" style:family="paragraph">
      <style:text-properties fo:language="en" fo:country="GB"/>
    </style:style>
    <style:style style:name="P2538" style:parent-style-name="Normal" style:family="paragraph">
      <style:text-properties fo:language="en" fo:country="GB"/>
    </style:style>
    <style:style style:name="P2539" style:parent-style-name="Heading3" style:family="paragraph">
      <style:text-properties fo:language="en" fo:country="GB"/>
    </style:style>
    <style:style style:name="P2540" style:parent-style-name="Normal" style:family="paragraph">
      <style:text-properties fo:language="en" fo:country="GB"/>
    </style:style>
    <style:style style:name="P2541" style:parent-style-name="Heading4" style:family="paragraph">
      <style:text-properties fo:language="en" fo:country="GB"/>
    </style:style>
    <style:style style:name="P2542" style:parent-style-name="Normal" style:family="paragraph">
      <style:paragraph-properties fo:text-indent="0.4916in"/>
      <style:text-properties fo:language="en" fo:country="GB"/>
    </style:style>
    <style:style style:name="P2543" style:parent-style-name="Heading4" style:family="paragraph">
      <style:text-properties fo:language="en" fo:country="GB"/>
    </style:style>
    <style:style style:name="P2544" style:parent-style-name="Normal" style:family="paragraph">
      <style:paragraph-properties fo:margin-left="0.4916in">
        <style:tab-stops/>
      </style:paragraph-properties>
      <style:text-properties fo:language="en" fo:country="GB"/>
    </style:style>
    <style:style style:name="P2545" style:parent-style-name="Normal" style:family="paragraph">
      <style:paragraph-properties fo:margin-left="0.4916in">
        <style:tab-stops/>
      </style:paragraph-properties>
      <style:text-properties fo:language="en" fo:country="GB"/>
    </style:style>
    <style:style style:name="P2546" style:parent-style-name="Normal" style:family="paragraph">
      <style:paragraph-properties fo:margin-left="0.4916in">
        <style:tab-stops/>
      </style:paragraph-properties>
      <style:text-properties fo:language="en" fo:country="GB"/>
    </style:style>
    <style:style style:name="P2547" style:parent-style-name="Normal" style:family="paragraph">
      <style:paragraph-properties fo:margin-left="0.4916in">
        <style:tab-stops/>
      </style:paragraph-properties>
      <style:text-properties fo:language="en" fo:country="GB"/>
    </style:style>
    <style:style style:name="P2548" style:parent-style-name="Normal" style:family="paragraph">
      <style:paragraph-properties fo:margin-left="0.4916in">
        <style:tab-stops/>
      </style:paragraph-properties>
      <style:text-properties fo:language="en" fo:country="GB"/>
    </style:style>
    <style:style style:name="P2549" style:parent-style-name="Heading4" style:family="paragraph">
      <style:text-properties fo:language="en" fo:country="GB"/>
    </style:style>
    <style:style style:name="P2550" style:parent-style-name="Normal" style:family="paragraph">
      <style:paragraph-properties fo:margin-left="0.4916in">
        <style:tab-stops/>
      </style:paragraph-properties>
      <style:text-properties fo:language="en" fo:country="GB"/>
    </style:style>
    <style:style style:name="P2551" style:parent-style-name="Normal" style:family="paragraph">
      <style:paragraph-properties fo:margin-left="0.4916in">
        <style:tab-stops/>
      </style:paragraph-properties>
      <style:text-properties fo:language="en" fo:country="GB"/>
    </style:style>
    <style:style style:name="P2552" style:parent-style-name="Normal" style:family="paragraph">
      <style:paragraph-properties fo:margin-left="0.4916in">
        <style:tab-stops/>
      </style:paragraph-properties>
      <style:text-properties fo:language="en" fo:country="GB"/>
    </style:style>
    <style:style style:name="P2553" style:parent-style-name="Normal" style:family="paragraph">
      <style:paragraph-properties fo:margin-left="0.4916in">
        <style:tab-stops/>
      </style:paragraph-properties>
      <style:text-properties fo:language="en" fo:country="GB"/>
    </style:style>
    <style:style style:name="P2554" style:parent-style-name="Heading4" style:family="paragraph">
      <style:text-properties fo:language="en" fo:country="GB"/>
    </style:style>
    <style:style style:name="P2555" style:parent-style-name="Normal" style:family="paragraph">
      <style:paragraph-properties fo:text-indent="0.4916in"/>
      <style:text-properties fo:language="en" fo:country="GB"/>
    </style:style>
    <style:style style:name="P2556" style:parent-style-name="Heading4" style:family="paragraph">
      <style:text-properties fo:language="en" fo:country="GB"/>
    </style:style>
    <style:style style:name="P2557" style:parent-style-name="Normal" style:family="paragraph">
      <style:text-properties fo:language="en" fo:country="GB"/>
    </style:style>
    <style:style style:name="P2558" style:parent-style-name="Normal" style:family="paragraph">
      <style:text-properties fo:language="en" fo:country="GB"/>
    </style:style>
    <style:style style:name="P2559" style:parent-style-name="Normal" style:family="paragraph">
      <style:text-properties fo:language="en" fo:country="GB"/>
    </style:style>
    <style:style style:name="P2560" style:parent-style-name="Normal" style:family="paragraph">
      <style:text-properties fo:language="en" fo:country="GB"/>
    </style:style>
    <style:style style:name="P2561" style:parent-style-name="Heading3" style:family="paragraph">
      <style:text-properties fo:language="en" fo:country="GB"/>
    </style:style>
    <style:style style:name="P2562" style:parent-style-name="Normal" style:family="paragraph">
      <style:text-properties fo:language="en" fo:country="GB"/>
    </style:style>
    <style:style style:name="P2563" style:parent-style-name="Normal" style:family="paragraph">
      <style:text-properties fo:language="en" fo:country="GB"/>
    </style:style>
    <style:style style:name="P2564" style:parent-style-name="Heading4" style:family="paragraph">
      <style:text-properties fo:language="en" fo:country="GB"/>
    </style:style>
    <style:style style:name="P2565" style:parent-style-name="Normal" style:family="paragraph">
      <style:paragraph-properties fo:text-indent="0.4916in"/>
      <style:text-properties fo:language="en" fo:country="GB"/>
    </style:style>
    <style:style style:name="P2566" style:parent-style-name="Heading4" style:family="paragraph">
      <style:text-properties fo:language="en" fo:country="GB"/>
    </style:style>
    <style:style style:name="P2567" style:parent-style-name="Normal" style:family="paragraph">
      <style:paragraph-properties fo:margin-left="0.4916in">
        <style:tab-stops/>
      </style:paragraph-properties>
      <style:text-properties fo:language="en" fo:country="GB"/>
    </style:style>
    <style:style style:name="P2568" style:parent-style-name="Normal" style:family="paragraph">
      <style:paragraph-properties fo:margin-left="0.4916in">
        <style:tab-stops/>
      </style:paragraph-properties>
      <style:text-properties fo:language="en" fo:country="GB"/>
    </style:style>
    <style:style style:name="P2569" style:parent-style-name="Normal" style:family="paragraph">
      <style:paragraph-properties fo:margin-left="0.4916in">
        <style:tab-stops/>
      </style:paragraph-properties>
      <style:text-properties fo:language="en" fo:country="GB"/>
    </style:style>
    <style:style style:name="P2570" style:parent-style-name="Normal" style:family="paragraph">
      <style:paragraph-properties fo:margin-left="0.4916in">
        <style:tab-stops/>
      </style:paragraph-properties>
      <style:text-properties fo:language="en" fo:country="GB"/>
    </style:style>
    <style:style style:name="P2571" style:parent-style-name="Normal" style:family="paragraph">
      <style:paragraph-properties fo:margin-left="0.4916in">
        <style:tab-stops/>
      </style:paragraph-properties>
      <style:text-properties fo:language="en" fo:country="GB"/>
    </style:style>
    <style:style style:name="P2572" style:parent-style-name="Heading4" style:family="paragraph">
      <style:text-properties fo:language="en" fo:country="GB"/>
    </style:style>
    <style:style style:name="P2573" style:parent-style-name="Heading4" style:family="paragraph">
      <style:paragraph-properties fo:margin-top="0in" fo:margin-bottom="0in" fo:margin-left="0.4923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2574" style:parent-style-name="Heading4" style:family="paragraph">
      <style:paragraph-properties fo:margin-top="0in" fo:margin-bottom="0in" fo:margin-left="0.4923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2575" style:parent-style-name="Heading4" style:family="paragraph">
      <style:paragraph-properties fo:margin-top="0in" fo:margin-bottom="0in" fo:margin-left="0.4923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2576" style:parent-style-name="Heading4" style:family="paragraph">
      <style:paragraph-properties fo:margin-top="0in" fo:margin-bottom="0in" fo:margin-left="0.4923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2577" style:parent-style-name="Heading4" style:family="paragraph">
      <style:text-properties fo:language="en" fo:country="GB"/>
    </style:style>
    <style:style style:name="P2578" style:parent-style-name="Normal" style:family="paragraph">
      <style:paragraph-properties fo:text-indent="0.4916in"/>
      <style:text-properties fo:language="en" fo:country="GB"/>
    </style:style>
    <style:style style:name="P2579" style:parent-style-name="Heading4" style:family="paragraph">
      <style:text-properties fo:language="en" fo:country="GB"/>
    </style:style>
    <style:style style:name="P2580" style:parent-style-name="Normal" style:family="paragraph">
      <style:text-properties fo:language="en" fo:country="GB"/>
    </style:style>
    <style:style style:name="P2581" style:parent-style-name="Heading3" style:family="paragraph">
      <style:text-properties fo:language="en" fo:country="GB"/>
    </style:style>
    <style:style style:name="P2582" style:parent-style-name="Normal" style:family="paragraph">
      <style:text-properties fo:language="en" fo:country="GB"/>
    </style:style>
    <style:style style:name="P2583" style:parent-style-name="Heading3" style:family="paragraph">
      <style:text-properties fo:language="en" fo:country="GB"/>
    </style:style>
    <style:style style:name="P2584" style:parent-style-name="Normal" style:family="paragraph">
      <style:text-properties fo:language="en" fo:country="GB"/>
    </style:style>
    <style:style style:name="P2585" style:parent-style-name="Heading3" style:family="paragraph">
      <style:text-properties fo:language="en" fo:country="GB"/>
    </style:style>
    <style:style style:name="P2586" style:parent-style-name="Normal" style:family="paragraph">
      <style:text-properties fo:language="en" fo:country="GB"/>
    </style:style>
    <style:style style:name="P2587" style:parent-style-name="Heading3" style:family="paragraph">
      <style:text-properties fo:language="en" fo:country="GB"/>
    </style:style>
    <style:style style:name="P2588" style:parent-style-name="Normal" style:family="paragraph">
      <style:text-properties fo:language="en" fo:country="GB"/>
    </style:style>
    <style:style style:name="P2589" style:parent-style-name="Heading3" style:family="paragraph">
      <style:text-properties fo:language="en" fo:country="GB"/>
    </style:style>
    <style:style style:name="P2590" style:parent-style-name="Normal" style:family="paragraph">
      <style:text-properties fo:language="en" fo:country="GB"/>
    </style:style>
    <style:style style:name="P2591" style:parent-style-name="Heading3" style:family="paragraph">
      <style:text-properties fo:language="en" fo:country="GB"/>
    </style:style>
    <style:style style:name="P2592" style:parent-style-name="Normal" style:family="paragraph">
      <style:text-properties fo:language="en" fo:country="GB"/>
    </style:style>
    <style:style style:name="P2593" style:parent-style-name="Heading3" style:family="paragraph">
      <style:text-properties fo:language="en" fo:country="GB"/>
    </style:style>
    <style:style style:name="P2594" style:parent-style-name="Normal" style:family="paragraph">
      <style:text-properties fo:language="en" fo:country="GB"/>
    </style:style>
    <style:style style:name="P2595" style:parent-style-name="Heading4" style:family="paragraph">
      <style:text-properties fo:language="en" fo:country="GB"/>
    </style:style>
    <style:style style:name="P2596" style:parent-style-name="Normal" style:family="paragraph">
      <style:paragraph-properties fo:text-indent="0.4916in"/>
      <style:text-properties fo:language="en" fo:country="GB"/>
    </style:style>
    <style:style style:name="P2597" style:parent-style-name="Heading4" style:family="paragraph">
      <style:text-properties fo:language="en" fo:country="GB"/>
    </style:style>
    <style:style style:name="P2598" style:parent-style-name="Normal" style:family="paragraph">
      <style:text-properties fo:language="en" fo:country="GB"/>
    </style:style>
    <style:style style:name="P2599" style:parent-style-name="Normal" style:family="paragraph">
      <style:text-properties fo:language="en" fo:country="GB"/>
    </style:style>
    <style:style style:name="P2600" style:parent-style-name="Normal" style:family="paragraph">
      <style:text-properties fo:language="en" fo:country="GB"/>
    </style:style>
    <style:style style:name="P2601" style:parent-style-name="Normal" style:family="paragraph">
      <style:text-properties fo:language="en" fo:country="GB"/>
    </style:style>
    <style:style style:name="P2602" style:parent-style-name="Heading4" style:family="paragraph">
      <style:text-properties fo:language="en" fo:country="GB"/>
    </style:style>
    <style:style style:name="P2603" style:parent-style-name="Normal" style:family="paragraph">
      <style:paragraph-properties fo:text-indent="0.4916in"/>
      <style:text-properties fo:language="en" fo:country="GB"/>
    </style:style>
    <style:style style:name="P2604" style:parent-style-name="Heading4" style:family="paragraph">
      <style:text-properties fo:language="en" fo:country="GB"/>
    </style:style>
    <style:style style:name="P2605" style:parent-style-name="Normal" style:family="paragraph">
      <style:text-properties fo:language="en" fo:country="GB"/>
    </style:style>
    <style:style style:name="P2606" style:parent-style-name="Normal" style:family="paragraph">
      <style:text-properties fo:language="en" fo:country="GB"/>
    </style:style>
    <style:style style:name="P2607" style:parent-style-name="Normal" style:family="paragraph">
      <style:text-properties fo:language="en" fo:country="GB"/>
    </style:style>
    <style:style style:name="P2608" style:parent-style-name="Heading3" style:family="paragraph">
      <style:text-properties fo:language="en" fo:country="GB"/>
    </style:style>
    <style:style style:name="P2609" style:parent-style-name="Normal" style:family="paragraph">
      <style:text-properties fo:language="en" fo:country="GB"/>
    </style:style>
    <style:style style:name="P2610" style:parent-style-name="Heading3" style:family="paragraph">
      <style:text-properties fo:language="en" fo:country="GB"/>
    </style:style>
    <style:style style:name="P2611" style:parent-style-name="Normal" style:family="paragraph">
      <style:text-properties fo:language="en" fo:country="GB"/>
    </style:style>
    <style:style style:name="P2612" style:parent-style-name="Heading3" style:family="paragraph">
      <style:text-properties fo:language="en" fo:country="GB"/>
    </style:style>
    <style:style style:name="P2613" style:parent-style-name="Normal" style:family="paragraph">
      <style:text-properties fo:language="en" fo:country="GB"/>
    </style:style>
    <style:style style:name="P2614" style:parent-style-name="Heading3" style:family="paragraph">
      <style:text-properties fo:language="en" fo:country="GB"/>
    </style:style>
    <style:style style:name="P2615" style:parent-style-name="Normal" style:family="paragraph">
      <style:text-properties fo:language="en" fo:country="GB"/>
    </style:style>
    <style:style style:name="P2616" style:parent-style-name="Heading3" style:family="paragraph">
      <style:text-properties fo:language="en" fo:country="GB"/>
    </style:style>
    <style:style style:name="P2617" style:parent-style-name="Normal" style:family="paragraph">
      <style:text-properties fo:language="en" fo:country="GB"/>
    </style:style>
    <style:style style:name="P2618" style:parent-style-name="Heading3" style:family="paragraph">
      <style:text-properties fo:language="en" fo:country="GB"/>
    </style:style>
    <style:style style:name="P2619" style:parent-style-name="Normal" style:family="paragraph">
      <style:text-properties fo:language="en" fo:country="GB"/>
    </style:style>
    <style:style style:name="P2620" style:parent-style-name="Heading3" style:family="paragraph">
      <style:text-properties fo:language="en" fo:country="GB"/>
    </style:style>
    <style:style style:name="P2621" style:parent-style-name="Normal" style:family="paragraph">
      <style:text-properties fo:language="en" fo:country="GB"/>
    </style:style>
    <style:style style:name="P2622" style:parent-style-name="Heading3" style:family="paragraph">
      <style:text-properties fo:language="en" fo:country="GB"/>
    </style:style>
    <style:style style:name="P2623" style:parent-style-name="Normal" style:family="paragraph">
      <style:text-properties fo:language="en" fo:country="GB"/>
    </style:style>
    <style:style style:name="P2624" style:parent-style-name="Heading3" style:family="paragraph">
      <style:text-properties fo:language="en" fo:country="GB"/>
    </style:style>
    <style:style style:name="P2625" style:parent-style-name="Normal" style:family="paragraph">
      <style:text-properties fo:language="en" fo:country="GB"/>
    </style:style>
    <style:style style:name="P2626" style:parent-style-name="Heading3" style:family="paragraph">
      <style:text-properties fo:language="en" fo:country="GB"/>
    </style:style>
    <style:style style:name="P2627" style:parent-style-name="Normal" style:family="paragraph">
      <style:text-properties fo:language="en" fo:country="GB"/>
    </style:style>
    <style:style style:name="P2628" style:parent-style-name="Heading3" style:family="paragraph">
      <style:text-properties fo:language="en" fo:country="GB"/>
    </style:style>
    <style:style style:name="P2629" style:parent-style-name="Normal" style:family="paragraph">
      <style:text-properties fo:language="en" fo:country="GB"/>
    </style:style>
    <style:style style:name="P2630" style:parent-style-name="Heading3" style:family="paragraph">
      <style:text-properties fo:language="en" fo:country="GB"/>
    </style:style>
    <style:style style:name="P2631" style:parent-style-name="Normal" style:family="paragraph">
      <style:text-properties fo:language="en" fo:country="GB"/>
    </style:style>
    <style:style style:name="P2632" style:parent-style-name="Heading3" style:family="paragraph">
      <style:text-properties fo:language="en" fo:country="GB"/>
    </style:style>
    <style:style style:name="P2633" style:parent-style-name="Normal" style:family="paragraph">
      <style:text-properties fo:language="en" fo:country="GB"/>
    </style:style>
    <style:style style:name="P2634" style:parent-style-name="Heading3" style:family="paragraph">
      <style:text-properties fo:language="en" fo:country="GB"/>
    </style:style>
    <style:style style:name="P2635" style:parent-style-name="Normal" style:family="paragraph">
      <style:text-properties fo:language="en" fo:country="GB"/>
    </style:style>
    <style:style style:name="P2636" style:parent-style-name="Heading3" style:family="paragraph">
      <style:text-properties fo:language="en" fo:country="GB"/>
    </style:style>
    <style:style style:name="P2637" style:parent-style-name="Normal" style:family="paragraph">
      <style:text-properties fo:language="en" fo:country="GB"/>
    </style:style>
    <style:style style:name="P2638" style:parent-style-name="Heading3" style:family="paragraph">
      <style:text-properties fo:language="en" fo:country="GB"/>
    </style:style>
    <style:style style:name="P2639" style:parent-style-name="Normal" style:family="paragraph">
      <style:text-properties fo:language="en" fo:country="GB"/>
    </style:style>
    <style:style style:name="P2640" style:parent-style-name="Heading3" style:family="paragraph">
      <style:text-properties fo:language="en" fo:country="GB"/>
    </style:style>
    <style:style style:name="P2641" style:parent-style-name="Normal" style:family="paragraph">
      <style:text-properties fo:language="en" fo:country="GB"/>
    </style:style>
    <style:style style:name="P2642" style:parent-style-name="Heading3" style:family="paragraph">
      <style:text-properties fo:language="en" fo:country="GB"/>
    </style:style>
    <style:style style:name="P2643" style:parent-style-name="Normal" style:family="paragraph">
      <style:text-properties fo:language="en" fo:country="GB"/>
    </style:style>
    <style:style style:name="P2644" style:parent-style-name="Heading3" style:family="paragraph">
      <style:text-properties fo:language="en" fo:country="GB"/>
    </style:style>
    <style:style style:name="P2645" style:parent-style-name="Normal" style:family="paragraph">
      <style:text-properties fo:language="en" fo:country="GB"/>
    </style:style>
    <style:style style:name="P2646" style:parent-style-name="Heading3" style:family="paragraph">
      <style:text-properties fo:language="en" fo:country="GB"/>
    </style:style>
    <style:style style:name="P2647" style:parent-style-name="Normal" style:family="paragraph">
      <style:text-properties fo:language="en" fo:country="GB"/>
    </style:style>
    <style:style style:name="P2648" style:parent-style-name="Heading3" style:family="paragraph">
      <style:text-properties fo:language="en" fo:country="GB"/>
    </style:style>
    <style:style style:name="P2649" style:parent-style-name="Normal" style:family="paragraph">
      <style:text-properties fo:language="en" fo:country="GB"/>
    </style:style>
    <style:style style:name="P2650" style:parent-style-name="Heading3" style:family="paragraph">
      <style:text-properties fo:language="en" fo:country="GB"/>
    </style:style>
    <style:style style:name="P2651" style:parent-style-name="Normal" style:family="paragraph">
      <style:text-properties fo:language="en" fo:country="GB"/>
    </style:style>
    <style:style style:name="P2652" style:parent-style-name="Heading3" style:family="paragraph">
      <style:text-properties fo:language="en" fo:country="GB"/>
    </style:style>
    <style:style style:name="P2653" style:parent-style-name="Normal" style:family="paragraph">
      <style:text-properties fo:language="en" fo:country="GB"/>
    </style:style>
    <style:style style:name="P2654" style:parent-style-name="Heading3" style:family="paragraph">
      <style:text-properties fo:language="en" fo:country="GB"/>
    </style:style>
    <style:style style:name="P2655" style:parent-style-name="Normal" style:family="paragraph">
      <style:text-properties fo:language="en" fo:country="GB"/>
    </style:style>
    <style:style style:name="P2656" style:parent-style-name="Heading3" style:family="paragraph">
      <style:text-properties fo:language="en" fo:country="GB"/>
    </style:style>
    <style:style style:name="P2657" style:parent-style-name="Normal" style:family="paragraph">
      <style:text-properties fo:language="en" fo:country="GB"/>
    </style:style>
    <style:style style:name="P2658" style:parent-style-name="Heading3" style:family="paragraph">
      <style:text-properties fo:language="en" fo:country="GB"/>
    </style:style>
    <style:style style:name="P2659" style:parent-style-name="Normal" style:family="paragraph">
      <style:text-properties fo:language="en" fo:country="GB"/>
    </style:style>
    <style:style style:name="P2660" style:parent-style-name="Heading3" style:family="paragraph">
      <style:text-properties fo:language="en" fo:country="GB"/>
    </style:style>
    <style:style style:name="P2661" style:parent-style-name="Normal" style:family="paragraph">
      <style:text-properties fo:language="en" fo:country="GB"/>
    </style:style>
    <style:style style:name="P2662" style:parent-style-name="Heading3" style:family="paragraph">
      <style:text-properties fo:language="en" fo:country="GB"/>
    </style:style>
    <style:style style:name="P2663" style:parent-style-name="Normal" style:family="paragraph">
      <style:text-properties fo:language="en" fo:country="GB"/>
    </style:style>
    <style:style style:name="P2664" style:parent-style-name="Heading3" style:family="paragraph">
      <style:text-properties fo:language="en" fo:country="GB"/>
    </style:style>
    <style:style style:name="P2665" style:parent-style-name="Normal" style:family="paragraph">
      <style:text-properties fo:language="en" fo:country="GB"/>
    </style:style>
    <style:style style:name="P2666" style:parent-style-name="Heading3" style:family="paragraph">
      <style:text-properties fo:language="en" fo:country="GB"/>
    </style:style>
    <style:style style:name="P2667" style:parent-style-name="Normal" style:family="paragraph">
      <style:text-properties fo:language="en" fo:country="GB"/>
    </style:style>
    <style:style style:name="P2668" style:parent-style-name="Heading3" style:family="paragraph">
      <style:text-properties fo:language="en" fo:country="GB"/>
    </style:style>
    <style:style style:name="P2669" style:parent-style-name="Normal" style:family="paragraph">
      <style:text-properties fo:language="en" fo:country="GB"/>
    </style:style>
    <style:style style:name="P2670" style:parent-style-name="Heading3" style:family="paragraph">
      <style:text-properties fo:language="en" fo:country="GB"/>
    </style:style>
    <style:style style:name="P2671" style:parent-style-name="Normal" style:family="paragraph">
      <style:text-properties fo:language="en" fo:country="GB"/>
    </style:style>
    <style:style style:name="P2672" style:parent-style-name="Heading3" style:family="paragraph">
      <style:text-properties fo:language="en" fo:country="GB"/>
    </style:style>
    <style:style style:name="P2673" style:parent-style-name="Normal" style:family="paragraph">
      <style:text-properties fo:language="en" fo:country="GB"/>
    </style:style>
    <style:style style:name="P2674" style:parent-style-name="Heading3" style:family="paragraph">
      <style:text-properties fo:language="en" fo:country="GB"/>
    </style:style>
    <style:style style:name="P2675" style:parent-style-name="Normal" style:family="paragraph">
      <style:text-properties fo:language="en" fo:country="GB"/>
    </style:style>
    <style:style style:name="P2676" style:parent-style-name="Heading3" style:family="paragraph">
      <style:text-properties fo:language="en" fo:country="GB"/>
    </style:style>
    <style:style style:name="P2677" style:parent-style-name="Normal" style:family="paragraph">
      <style:text-properties fo:language="en" fo:country="GB"/>
    </style:style>
    <style:style style:name="P2678" style:parent-style-name="Heading3" style:family="paragraph">
      <style:text-properties fo:language="en" fo:country="GB"/>
    </style:style>
    <style:style style:name="P2679" style:parent-style-name="Normal" style:family="paragraph">
      <style:text-properties fo:language="en" fo:country="GB"/>
    </style:style>
    <style:style style:name="P2680" style:parent-style-name="Heading3" style:family="paragraph">
      <style:text-properties fo:language="en" fo:country="GB"/>
    </style:style>
    <style:style style:name="P2681" style:parent-style-name="Normal" style:family="paragraph">
      <style:text-properties fo:language="en" fo:country="GB"/>
    </style:style>
    <style:style style:name="P2682" style:parent-style-name="Heading3" style:family="paragraph">
      <style:text-properties fo:language="en" fo:country="GB"/>
    </style:style>
    <style:style style:name="P2683" style:parent-style-name="Normal" style:family="paragraph">
      <style:text-properties fo:language="en" fo:country="GB"/>
    </style:style>
    <style:style style:name="P2684" style:parent-style-name="Heading3" style:family="paragraph">
      <style:text-properties fo:language="en" fo:country="GB"/>
    </style:style>
    <style:style style:name="P2685" style:parent-style-name="Normal" style:family="paragraph">
      <style:text-properties fo:language="en" fo:country="GB"/>
    </style:style>
    <style:style style:name="P2686" style:parent-style-name="Heading3" style:family="paragraph">
      <style:text-properties fo:language="en" fo:country="GB"/>
    </style:style>
    <style:style style:name="P2687" style:parent-style-name="Normal" style:family="paragraph">
      <style:text-properties fo:language="en" fo:country="GB"/>
    </style:style>
    <style:style style:name="P2688" style:parent-style-name="Heading3" style:family="paragraph">
      <style:text-properties fo:language="en" fo:country="GB"/>
    </style:style>
    <style:style style:name="P2689" style:parent-style-name="Normal" style:family="paragraph">
      <style:text-properties fo:language="en" fo:country="GB"/>
    </style:style>
    <style:style style:name="P2690" style:parent-style-name="Heading3" style:family="paragraph">
      <style:text-properties fo:language="en" fo:country="GB"/>
    </style:style>
    <style:style style:name="P2691" style:parent-style-name="Normal" style:family="paragraph">
      <style:text-properties fo:language="en" fo:country="GB"/>
    </style:style>
    <style:style style:name="P2692" style:parent-style-name="Heading3" style:family="paragraph">
      <style:text-properties fo:language="en" fo:country="GB"/>
    </style:style>
    <style:style style:name="P2693" style:parent-style-name="Normal" style:family="paragraph">
      <style:text-properties fo:language="en" fo:country="GB"/>
    </style:style>
    <style:style style:name="P2694" style:parent-style-name="Heading3" style:family="paragraph">
      <style:text-properties fo:language="en" fo:country="GB"/>
    </style:style>
    <style:style style:name="P2695" style:parent-style-name="Normal" style:family="paragraph">
      <style:text-properties fo:language="en" fo:country="GB"/>
    </style:style>
    <style:style style:name="P2696" style:parent-style-name="Heading3" style:family="paragraph">
      <style:text-properties fo:language="en" fo:country="GB"/>
    </style:style>
    <style:style style:name="P2697" style:parent-style-name="Normal" style:family="paragraph">
      <style:text-properties fo:language="en" fo:country="GB"/>
    </style:style>
    <style:style style:name="P2698" style:parent-style-name="Heading3" style:family="paragraph">
      <style:text-properties fo:language="en" fo:country="GB"/>
    </style:style>
    <style:style style:name="P2699" style:parent-style-name="Normal" style:family="paragraph">
      <style:text-properties fo:language="en" fo:country="GB"/>
    </style:style>
    <style:style style:name="P2700" style:parent-style-name="Heading3" style:family="paragraph">
      <style:text-properties fo:language="en" fo:country="GB"/>
    </style:style>
    <style:style style:name="P2701" style:parent-style-name="Normal" style:family="paragraph">
      <style:text-properties fo:language="en" fo:country="GB"/>
    </style:style>
    <style:style style:name="P2702" style:parent-style-name="Heading3" style:family="paragraph">
      <style:text-properties fo:language="en" fo:country="GB"/>
    </style:style>
    <style:style style:name="P2703" style:parent-style-name="Normal" style:family="paragraph">
      <style:text-properties fo:language="en" fo:country="GB"/>
    </style:style>
    <style:style style:name="P2704" style:parent-style-name="Heading3" style:family="paragraph">
      <style:text-properties fo:language="en" fo:country="GB"/>
    </style:style>
    <style:style style:name="P2705" style:parent-style-name="Normal" style:family="paragraph">
      <style:text-properties fo:language="en" fo:country="GB"/>
    </style:style>
    <style:style style:name="P2706" style:parent-style-name="Heading3" style:family="paragraph">
      <style:text-properties fo:language="en" fo:country="GB"/>
    </style:style>
    <style:style style:name="P2707" style:parent-style-name="Normal" style:family="paragraph">
      <style:text-properties fo:language="en" fo:country="GB"/>
    </style:style>
    <style:style style:name="P2708" style:parent-style-name="Heading3" style:family="paragraph">
      <style:text-properties fo:language="en" fo:country="GB"/>
    </style:style>
    <style:style style:name="P2709" style:parent-style-name="Normal" style:family="paragraph">
      <style:text-properties fo:language="en" fo:country="GB"/>
    </style:style>
    <style:style style:name="P2710" style:parent-style-name="Heading3" style:family="paragraph">
      <style:text-properties fo:language="en" fo:country="GB"/>
    </style:style>
    <style:style style:name="P2711" style:parent-style-name="Normal" style:family="paragraph">
      <style:text-properties fo:language="en" fo:country="GB"/>
    </style:style>
    <style:style style:name="P2712" style:parent-style-name="Heading3" style:family="paragraph">
      <style:text-properties fo:language="en" fo:country="GB"/>
    </style:style>
    <style:style style:name="P2713" style:parent-style-name="Normal" style:family="paragraph">
      <style:text-properties fo:language="en" fo:country="GB"/>
    </style:style>
    <style:style style:name="P2714" style:parent-style-name="Heading3" style:family="paragraph">
      <style:text-properties fo:language="en" fo:country="GB"/>
    </style:style>
    <style:style style:name="P2715" style:parent-style-name="Normal" style:family="paragraph">
      <style:text-properties fo:language="en" fo:country="GB"/>
    </style:style>
    <style:style style:name="P2716" style:parent-style-name="Heading3" style:family="paragraph">
      <style:text-properties fo:language="en" fo:country="GB"/>
    </style:style>
    <style:style style:name="P2717" style:parent-style-name="Normal" style:family="paragraph">
      <style:text-properties fo:language="en" fo:country="GB"/>
    </style:style>
    <style:style style:name="P2718" style:parent-style-name="Heading3" style:family="paragraph">
      <style:text-properties fo:language="en" fo:country="GB"/>
    </style:style>
    <style:style style:name="P2719" style:parent-style-name="Normal" style:family="paragraph">
      <style:text-properties fo:language="en" fo:country="GB"/>
    </style:style>
    <style:style style:name="P2720" style:parent-style-name="Heading3" style:family="paragraph">
      <style:text-properties fo:language="en" fo:country="GB"/>
    </style:style>
    <style:style style:name="P2721" style:parent-style-name="Normal" style:family="paragraph">
      <style:text-properties fo:language="en" fo:country="GB"/>
    </style:style>
    <style:style style:name="P2722" style:parent-style-name="Heading3" style:family="paragraph">
      <style:text-properties fo:language="en" fo:country="GB"/>
    </style:style>
    <style:style style:name="P2723" style:parent-style-name="Normal" style:family="paragraph">
      <style:text-properties fo:language="en" fo:country="GB"/>
    </style:style>
    <style:style style:name="P2724" style:parent-style-name="Heading3" style:family="paragraph">
      <style:text-properties fo:language="en" fo:country="GB"/>
    </style:style>
    <style:style style:name="P2725" style:parent-style-name="Normal" style:family="paragraph">
      <style:text-properties fo:language="en" fo:country="GB"/>
    </style:style>
    <style:style style:name="P2726" style:parent-style-name="Heading3" style:family="paragraph">
      <style:text-properties fo:language="en" fo:country="GB"/>
    </style:style>
    <style:style style:name="P2727" style:parent-style-name="Normal" style:family="paragraph">
      <style:text-properties fo:language="en" fo:country="GB"/>
    </style:style>
    <style:style style:name="P2728" style:parent-style-name="Heading3" style:family="paragraph">
      <style:text-properties fo:language="en" fo:country="GB"/>
    </style:style>
    <style:style style:name="P2729" style:parent-style-name="Normal" style:family="paragraph">
      <style:text-properties fo:language="en" fo:country="GB"/>
    </style:style>
    <style:style style:name="P2730" style:parent-style-name="Heading3" style:family="paragraph">
      <style:text-properties fo:language="en" fo:country="GB"/>
    </style:style>
    <style:style style:name="P2731" style:parent-style-name="Normal" style:family="paragraph">
      <style:text-properties fo:language="en" fo:country="GB"/>
    </style:style>
    <style:style style:name="P2732" style:parent-style-name="Heading3" style:family="paragraph">
      <style:text-properties fo:language="en" fo:country="GB"/>
    </style:style>
    <style:style style:name="P2733" style:parent-style-name="Normal" style:family="paragraph">
      <style:text-properties fo:language="en" fo:country="GB"/>
    </style:style>
    <style:style style:name="P2734" style:parent-style-name="Heading3" style:family="paragraph">
      <style:text-properties fo:language="en" fo:country="GB"/>
    </style:style>
    <style:style style:name="P2735" style:parent-style-name="Normal" style:family="paragraph">
      <style:text-properties fo:language="en" fo:country="GB"/>
    </style:style>
    <style:style style:name="P2736" style:parent-style-name="Heading3" style:family="paragraph">
      <style:text-properties fo:language="en" fo:country="GB"/>
    </style:style>
    <style:style style:name="P2737" style:parent-style-name="Normal" style:family="paragraph">
      <style:text-properties fo:language="en" fo:country="GB"/>
    </style:style>
    <style:style style:name="P2738" style:parent-style-name="Heading3" style:family="paragraph">
      <style:text-properties fo:language="en" fo:country="GB"/>
    </style:style>
    <style:style style:name="P2739" style:parent-style-name="Normal" style:family="paragraph">
      <style:text-properties fo:language="en" fo:country="GB"/>
    </style:style>
    <style:style style:name="P2740" style:parent-style-name="Heading3" style:family="paragraph">
      <style:text-properties fo:language="en" fo:country="GB"/>
    </style:style>
    <style:style style:name="P2741" style:parent-style-name="Normal" style:family="paragraph">
      <style:text-properties fo:language="en" fo:country="GB"/>
    </style:style>
    <style:style style:name="P2742" style:parent-style-name="Heading3" style:family="paragraph">
      <style:text-properties fo:language="en" fo:country="GB"/>
    </style:style>
    <style:style style:name="P2743" style:parent-style-name="Normal" style:family="paragraph">
      <style:text-properties fo:language="en" fo:country="GB"/>
    </style:style>
    <style:style style:name="P2744" style:parent-style-name="Heading3" style:family="paragraph">
      <style:text-properties fo:language="en" fo:country="GB"/>
    </style:style>
    <style:style style:name="P2745" style:parent-style-name="Normal" style:family="paragraph">
      <style:text-properties fo:language="en" fo:country="GB"/>
    </style:style>
    <style:style style:name="P2746" style:parent-style-name="Heading2" style:family="paragraph">
      <style:text-properties fo:language="en" fo:country="GB"/>
    </style:style>
    <style:style style:name="P2747" style:parent-style-name="Normal" style:family="paragraph">
      <style:text-properties fo:language="en" fo:country="GB"/>
    </style:style>
    <style:style style:name="P2748" style:parent-style-name="Heading3" style:family="paragraph">
      <style:text-properties fo:language="en" fo:country="GB"/>
    </style:style>
    <style:style style:name="P2749" style:parent-style-name="Normal" style:family="paragraph">
      <style:text-properties fo:language="en" fo:country="GB"/>
    </style:style>
    <style:style style:name="P2750" style:parent-style-name="Heading3" style:family="paragraph">
      <style:text-properties fo:language="en" fo:country="GB"/>
    </style:style>
    <style:style style:name="P2751" style:parent-style-name="Normal" style:family="paragraph">
      <style:text-properties fo:language="en" fo:country="GB"/>
    </style:style>
    <style:style style:name="P2752" style:parent-style-name="Heading3" style:family="paragraph">
      <style:text-properties fo:language="en" fo:country="GB"/>
    </style:style>
    <style:style style:name="P2753" style:parent-style-name="Normal" style:family="paragraph">
      <style:text-properties fo:language="en" fo:country="GB"/>
    </style:style>
    <style:style style:name="P2754" style:parent-style-name="Heading3" style:family="paragraph">
      <style:text-properties fo:language="en" fo:country="GB"/>
    </style:style>
    <style:style style:name="P2755" style:parent-style-name="Normal" style:family="paragraph">
      <style:text-properties fo:language="en" fo:country="GB"/>
    </style:style>
    <style:style style:name="P2756" style:parent-style-name="Heading3" style:family="paragraph">
      <style:text-properties fo:language="en" fo:country="GB"/>
    </style:style>
    <style:style style:name="P2757" style:parent-style-name="Normal" style:family="paragraph">
      <style:text-properties fo:language="en" fo:country="GB"/>
    </style:style>
    <style:style style:name="P2758" style:parent-style-name="Heading3" style:family="paragraph">
      <style:text-properties fo:language="en" fo:country="GB"/>
    </style:style>
    <style:style style:name="P2759" style:parent-style-name="Normal" style:family="paragraph">
      <style:text-properties fo:language="en" fo:country="GB"/>
    </style:style>
    <style:style style:name="P2760" style:parent-style-name="Heading3" style:family="paragraph">
      <style:text-properties fo:language="en" fo:country="GB"/>
    </style:style>
    <style:style style:name="P2761" style:parent-style-name="Normal" style:family="paragraph">
      <style:text-properties fo:language="en" fo:country="GB"/>
    </style:style>
    <style:style style:name="P2762" style:parent-style-name="Heading3" style:family="paragraph">
      <style:text-properties fo:language="en" fo:country="GB"/>
    </style:style>
    <style:style style:name="P2763" style:parent-style-name="Normal" style:family="paragraph">
      <style:text-properties fo:language="en" fo:country="GB"/>
    </style:style>
    <style:style style:name="P2764" style:parent-style-name="Heading3" style:family="paragraph">
      <style:text-properties fo:language="en" fo:country="GB"/>
    </style:style>
    <style:style style:name="P2765" style:parent-style-name="Normal" style:family="paragraph">
      <style:text-properties fo:language="en" fo:country="GB"/>
    </style:style>
    <style:style style:name="P2766" style:parent-style-name="Heading3" style:family="paragraph">
      <style:text-properties fo:language="en" fo:country="GB"/>
    </style:style>
    <style:style style:name="P2767" style:parent-style-name="Normal" style:family="paragraph">
      <style:text-properties fo:language="en" fo:country="GB"/>
    </style:style>
    <style:style style:name="P2768" style:parent-style-name="Heading3" style:family="paragraph">
      <style:text-properties fo:language="en" fo:country="GB"/>
    </style:style>
    <style:style style:name="P2769" style:parent-style-name="Normal" style:family="paragraph">
      <style:text-properties fo:language="en" fo:country="GB"/>
    </style:style>
    <style:style style:name="P2770" style:parent-style-name="Heading3" style:family="paragraph">
      <style:text-properties fo:language="en" fo:country="GB"/>
    </style:style>
    <style:style style:name="P2771" style:parent-style-name="Normal" style:family="paragraph">
      <style:text-properties fo:language="en" fo:country="GB"/>
    </style:style>
    <style:style style:name="P2772" style:parent-style-name="Heading3" style:family="paragraph">
      <style:text-properties fo:language="en" fo:country="GB"/>
    </style:style>
    <style:style style:name="P2773" style:parent-style-name="Normal" style:family="paragraph">
      <style:text-properties fo:language="en" fo:country="GB"/>
    </style:style>
    <style:style style:name="P2774" style:parent-style-name="Heading3" style:family="paragraph">
      <style:text-properties fo:language="en" fo:country="GB"/>
    </style:style>
    <style:style style:name="P2775" style:parent-style-name="Normal" style:family="paragraph">
      <style:text-properties fo:language="en" fo:country="GB"/>
    </style:style>
    <style:style style:name="P2776" style:parent-style-name="Heading3" style:family="paragraph">
      <style:text-properties fo:language="en" fo:country="GB"/>
    </style:style>
    <style:style style:name="P2777" style:parent-style-name="Normal" style:family="paragraph">
      <style:text-properties fo:language="en" fo:country="GB"/>
    </style:style>
    <style:style style:name="P2778" style:parent-style-name="Heading3" style:family="paragraph">
      <style:text-properties fo:language="en" fo:country="GB"/>
    </style:style>
    <style:style style:name="P2779" style:parent-style-name="Normal" style:family="paragraph">
      <style:text-properties fo:language="en" fo:country="GB"/>
    </style:style>
    <style:style style:name="P2780" style:parent-style-name="Heading3" style:family="paragraph">
      <style:text-properties fo:language="en" fo:country="GB"/>
    </style:style>
    <style:style style:name="P2781" style:parent-style-name="Normal" style:family="paragraph">
      <style:text-properties fo:language="en" fo:country="GB"/>
    </style:style>
    <style:style style:name="P2782" style:parent-style-name="Heading3" style:family="paragraph">
      <style:text-properties fo:language="en" fo:country="GB"/>
    </style:style>
    <style:style style:name="P2783" style:parent-style-name="Normal" style:family="paragraph">
      <style:text-properties fo:language="en" fo:country="GB"/>
    </style:style>
    <style:style style:name="P2784" style:parent-style-name="Heading3" style:family="paragraph">
      <style:text-properties fo:language="en" fo:country="GB"/>
    </style:style>
    <style:style style:name="P2785" style:parent-style-name="Normal" style:family="paragraph">
      <style:text-properties fo:language="en" fo:country="GB"/>
    </style:style>
    <style:style style:name="P2786" style:parent-style-name="Heading3" style:family="paragraph">
      <style:text-properties fo:language="en" fo:country="GB"/>
    </style:style>
    <style:style style:name="P2787" style:parent-style-name="Normal" style:family="paragraph">
      <style:text-properties fo:language="en" fo:country="GB"/>
    </style:style>
    <style:style style:name="P2788" style:parent-style-name="Heading3" style:family="paragraph">
      <style:text-properties fo:language="en" fo:country="GB"/>
    </style:style>
    <style:style style:name="P2789" style:parent-style-name="Normal" style:family="paragraph">
      <style:text-properties fo:language="en" fo:country="GB"/>
    </style:style>
    <style:style style:name="P2790" style:parent-style-name="Heading3" style:family="paragraph">
      <style:text-properties fo:language="en" fo:country="GB"/>
    </style:style>
    <style:style style:name="P2791" style:parent-style-name="Normal" style:family="paragraph">
      <style:text-properties fo:language="en" fo:country="GB"/>
    </style:style>
    <style:style style:name="P2792" style:parent-style-name="Heading3" style:family="paragraph">
      <style:text-properties fo:language="en" fo:country="GB"/>
    </style:style>
    <style:style style:name="P2793" style:parent-style-name="Normal" style:family="paragraph">
      <style:text-properties fo:language="en" fo:country="GB"/>
    </style:style>
    <style:style style:name="P2794" style:parent-style-name="Heading3" style:family="paragraph">
      <style:text-properties fo:language="en" fo:country="GB"/>
    </style:style>
    <style:style style:name="P2795" style:parent-style-name="Normal" style:family="paragraph">
      <style:text-properties fo:language="en" fo:country="GB"/>
    </style:style>
    <style:style style:name="P2796" style:parent-style-name="Heading3" style:family="paragraph">
      <style:text-properties fo:language="en" fo:country="GB"/>
    </style:style>
    <style:style style:name="P2797" style:parent-style-name="Normal" style:family="paragraph">
      <style:text-properties fo:language="en" fo:country="GB"/>
    </style:style>
    <style:style style:name="P2798" style:parent-style-name="Heading3" style:family="paragraph">
      <style:text-properties fo:language="en" fo:country="GB"/>
    </style:style>
    <style:style style:name="P2799" style:parent-style-name="Normal" style:family="paragraph">
      <style:text-properties fo:language="en" fo:country="GB"/>
    </style:style>
    <style:style style:name="P2800" style:parent-style-name="Heading3" style:family="paragraph">
      <style:text-properties fo:language="en" fo:country="GB"/>
    </style:style>
    <style:style style:name="P2801" style:parent-style-name="Normal" style:family="paragraph">
      <style:text-properties fo:language="en" fo:country="GB"/>
    </style:style>
    <style:style style:name="P2802" style:parent-style-name="Heading3" style:family="paragraph">
      <style:text-properties fo:language="en" fo:country="GB"/>
    </style:style>
    <style:style style:name="P2803" style:parent-style-name="Normal" style:family="paragraph">
      <style:text-properties fo:language="en" fo:country="GB"/>
    </style:style>
    <style:style style:name="P2804" style:parent-style-name="Heading3" style:family="paragraph">
      <style:text-properties fo:language="en" fo:country="GB"/>
    </style:style>
    <style:style style:name="P2805" style:parent-style-name="Normal" style:family="paragraph">
      <style:text-properties fo:language="en" fo:country="GB"/>
    </style:style>
    <style:style style:name="P2806" style:parent-style-name="Heading3" style:family="paragraph">
      <style:text-properties fo:language="en" fo:country="GB"/>
    </style:style>
    <style:style style:name="P2807" style:parent-style-name="Normal" style:family="paragraph">
      <style:text-properties fo:language="en" fo:country="GB"/>
    </style:style>
    <style:style style:name="P2808" style:parent-style-name="Heading3" style:family="paragraph">
      <style:text-properties fo:language="en" fo:country="GB"/>
    </style:style>
    <style:style style:name="P2809" style:parent-style-name="Normal" style:family="paragraph">
      <style:text-properties fo:language="en" fo:country="GB"/>
    </style:style>
    <style:style style:name="P2810" style:parent-style-name="Heading3" style:family="paragraph">
      <style:text-properties fo:language="en" fo:country="GB"/>
    </style:style>
    <style:style style:name="P2811" style:parent-style-name="Normal" style:family="paragraph">
      <style:text-properties fo:language="en" fo:country="GB"/>
    </style:style>
    <style:style style:name="P2812" style:parent-style-name="Heading3" style:family="paragraph">
      <style:text-properties fo:language="en" fo:country="GB"/>
    </style:style>
    <style:style style:name="P2813" style:parent-style-name="Normal" style:family="paragraph">
      <style:text-properties fo:language="en" fo:country="GB"/>
    </style:style>
    <style:style style:name="P2814" style:parent-style-name="Heading3" style:family="paragraph">
      <style:text-properties fo:language="en" fo:country="GB"/>
    </style:style>
    <style:style style:name="P2815" style:parent-style-name="Normal" style:family="paragraph">
      <style:text-properties fo:language="en" fo:country="GB"/>
    </style:style>
    <style:style style:name="P2816" style:parent-style-name="Normal" style:family="paragraph">
      <style:text-properties fo:language="en" fo:country="GB"/>
    </style:style>
    <style:style style:name="P2817" style:parent-style-name="Normal" style:family="paragraph">
      <style:text-properties fo:language="en" fo:country="GB"/>
    </style:style>
    <style:style style:name="P2818" style:parent-style-name="Heading1" style:family="paragraph">
      <style:text-properties fo:language="en" fo:country="GB"/>
    </style:style>
    <style:style style:name="T2819" style:parent-style-name="DefaultParagraphFont" style:family="text">
      <style:text-properties fo:language="en" fo:country="GB"/>
    </style:style>
    <style:style style:name="T2820" style:parent-style-name="DefaultParagraphFont" style:family="text">
      <style:text-properties fo:language="en" fo:country="GB"/>
    </style:style>
    <style:style style:name="T2821" style:parent-style-name="DefaultParagraphFont" style:family="text">
      <style:text-properties fo:language="en" fo:country="GB"/>
    </style:style>
    <style:style style:name="T2822" style:parent-style-name="Hyperlink" style:family="text">
      <style:text-properties fo:language="en" fo:country="GB"/>
    </style:style>
    <style:style style:name="T2823" style:parent-style-name="DefaultParagraphFont" style:family="text">
      <style:text-properties fo:language="en" fo:country="GB"/>
    </style:style>
    <style:style style:name="P2824" style:parent-style-name="Normal" style:family="paragraph">
      <style:text-properties fo:language="en" fo:country="GB"/>
    </style:style>
  </office:automatic-styles>
  <office:body>
    <office:text text:use-soft-page-breaks="true">
      <text:p text:style-name="P1"/>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text:bookmark-start text:name="_Toc220218799"/><text:bookmark-start text:name="_Toc320479612"/><text:bookmark-start text:name="_Toc330051590"/>PHPExcel<text:s/>Formula<text:s/>Function Reference<text:line-break/>Developer Documentation<text:bookmark-end text:name="_Toc220218799"/><text:bookmark-end text:name="_Toc320479612"/><text:bookmark-end text:name="_Toc330051590"/></text:p>
      <text:h text:style-name="P60" text:outline-level="1"><text:bookmark-start text:name="_Toc330051591"/><text:soft-page-break/>Contents<text:bookmark-end text:name="_Toc33005159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1"><text:a xlink:href="#_Toc330051590" office:target-frame-name="_top" xlink:show="replace"><text:span text:style-name="T62">PHPExcel Formula Function Reference Developer Documentation</text:span><text:tab/>1</text:a></text:p>
          <text:p text:style-name="P63"><text:a xlink:href="#_Toc330051591" office:target-frame-name="_top" xlink:show="replace"><text:span text:style-name="T64">1.</text:span><text:span text:style-name="T65"><text:tab/></text:span><text:span text:style-name="T66">Contents</text:span><text:tab/>2</text:a></text:p>
          <text:p text:style-name="P67"><text:a xlink:href="#_Toc330051592" office:target-frame-name="_top" xlink:show="replace"><text:span text:style-name="T68">2.</text:span><text:span text:style-name="T69"><text:tab/></text:span><text:span text:style-name="T70">Frequently asked questions</text:span><text:tab/>9</text:a></text:p>
          <text:p text:style-name="P71"><text:a xlink:href="#_Toc330051593" office:target-frame-name="_top" xlink:show="replace"><text:span text:style-name="T72">3.</text:span><text:span text:style-name="T73"><text:tab/></text:span><text:span text:style-name="T74">Function Reference</text:span><text:tab/>10</text:a></text:p>
          <text:p text:style-name="P75"><text:a xlink:href="#_Toc330051594" office:target-frame-name="_top" xlink:show="replace"><text:span text:style-name="T76">3.1.</text:span><text:span text:style-name="T77"><text:tab/></text:span><text:span text:style-name="T78">Function that are not Supported in Excel5</text:span><text:tab/>10</text:a></text:p>
          <text:p text:style-name="P79"><text:a xlink:href="#_Toc330051595" office:target-frame-name="_top" xlink:show="replace"><text:span text:style-name="T80">3.2.</text:span><text:span text:style-name="T81"><text:tab/></text:span><text:span text:style-name="T82">Date and Time Values</text:span><text:tab/>10</text:a></text:p>
          <text:p text:style-name="TOC3"><text:a xlink:href="#_Toc330051596" office:target-frame-name="_top" xlink:show="replace"><text:span text:style-name="T83">3.2.1.</text:span><text:span text:style-name="T84"><text:tab/></text:span><text:span text:style-name="T85">Excel functions that return a Date and Time value</text:span><text:tab/>10</text:a></text:p>
          <text:p text:style-name="TOC3"><text:a xlink:href="#_Toc330051597" office:target-frame-name="_top" xlink:show="replace"><text:span text:style-name="T86">3.2.2.</text:span><text:span text:style-name="T87"><text:tab/></text:span><text:span text:style-name="T88">Excel functions that accept Date and Time values as parameters</text:span><text:tab/>12</text:a></text:p>
          <text:p text:style-name="TOC3"><text:a xlink:href="#_Toc330051598" office:target-frame-name="_top" xlink:show="replace"><text:span text:style-name="T89">3.2.3.</text:span><text:span text:style-name="T90"><text:tab/></text:span><text:span text:style-name="T91">Helper Methods</text:span><text:tab/>12</text:a></text:p>
          <text:p text:style-name="P92"><text:a xlink:href="#_Toc330051599" office:target-frame-name="_top" xlink:show="replace"><text:span text:style-name="T93">3.3.</text:span><text:span text:style-name="T94"><text:tab/></text:span><text:span text:style-name="T95">Cube Functions</text:span><text:tab/>14</text:a></text:p>
          <text:p text:style-name="TOC3"><text:a xlink:href="#_Toc330051600" office:target-frame-name="_top" xlink:show="replace"><text:span text:style-name="T96">3.3.1.</text:span><text:span text:style-name="T97"><text:tab/></text:span><text:span text:style-name="T98">CUBEKPIMEMBER</text:span><text:tab/>14</text:a></text:p>
          <text:p text:style-name="TOC3"><text:a xlink:href="#_Toc330051601" office:target-frame-name="_top" xlink:show="replace"><text:span text:style-name="T99">3.3.2.</text:span><text:span text:style-name="T100"><text:tab/></text:span><text:span text:style-name="T101">CUBEMEMBER</text:span><text:tab/>14</text:a></text:p>
          <text:p text:style-name="TOC3"><text:a xlink:href="#_Toc330051602" office:target-frame-name="_top" xlink:show="replace"><text:span text:style-name="T102">3.3.3.</text:span><text:span text:style-name="T103"><text:tab/></text:span><text:span text:style-name="T104">CUBEMEMBERPROPERTY</text:span><text:tab/>14</text:a></text:p>
          <text:p text:style-name="TOC3"><text:a xlink:href="#_Toc330051603" office:target-frame-name="_top" xlink:show="replace"><text:span text:style-name="T105">3.3.4.</text:span><text:span text:style-name="T106"><text:tab/></text:span><text:span text:style-name="T107">CUBERANKEDMEMBER</text:span><text:tab/>14</text:a></text:p>
          <text:p text:style-name="TOC3"><text:a xlink:href="#_Toc330051604" office:target-frame-name="_top" xlink:show="replace"><text:span text:style-name="T108">3.3.5.</text:span><text:span text:style-name="T109"><text:tab/></text:span><text:span text:style-name="T110">CUBESET</text:span><text:tab/>14</text:a></text:p>
          <text:p text:style-name="TOC3"><text:a xlink:href="#_Toc330051605" office:target-frame-name="_top" xlink:show="replace"><text:span text:style-name="T111">3.3.6.</text:span><text:span text:style-name="T112"><text:tab/></text:span><text:span text:style-name="T113">CUBESETCOUNT</text:span><text:tab/>14</text:a></text:p>
          <text:p text:style-name="TOC3"><text:a xlink:href="#_Toc330051606" office:target-frame-name="_top" xlink:show="replace"><text:span text:style-name="T114">3.3.7.</text:span><text:span text:style-name="T115"><text:tab/></text:span><text:span text:style-name="T116">CUBEVALUE</text:span><text:tab/>14</text:a></text:p>
          <text:p text:style-name="P117"><text:a xlink:href="#_Toc330051607" office:target-frame-name="_top" xlink:show="replace"><text:span text:style-name="T118">3.4.</text:span><text:span text:style-name="T119"><text:tab/></text:span><text:span text:style-name="T120">Database Functions</text:span><text:tab/>15</text:a></text:p>
          <text:p text:style-name="TOC3"><text:a xlink:href="#_Toc330051608" office:target-frame-name="_top" xlink:show="replace"><text:span text:style-name="T121">3.4.1.</text:span><text:span text:style-name="T122"><text:tab/></text:span><text:span text:style-name="T123">DAVERAGE</text:span><text:tab/>15</text:a></text:p>
          <text:p text:style-name="TOC3"><text:a xlink:href="#_Toc330051609" office:target-frame-name="_top" xlink:show="replace"><text:span text:style-name="T124">3.4.2.</text:span><text:span text:style-name="T125"><text:tab/></text:span><text:span text:style-name="T126">DCOUNT</text:span><text:tab/>16</text:a></text:p>
          <text:p text:style-name="TOC3"><text:a xlink:href="#_Toc330051610" office:target-frame-name="_top" xlink:show="replace"><text:span text:style-name="T127">3.4.3.</text:span><text:span text:style-name="T128"><text:tab/></text:span><text:span text:style-name="T129">DCOUNTA</text:span><text:tab/>16</text:a></text:p>
          <text:p text:style-name="TOC3"><text:a xlink:href="#_Toc330051611" office:target-frame-name="_top" xlink:show="replace"><text:span text:style-name="T130">3.4.4.</text:span><text:span text:style-name="T131"><text:tab/></text:span><text:span text:style-name="T132">DGET</text:span><text:tab/>17</text:a></text:p>
          <text:p text:style-name="TOC3"><text:a xlink:href="#_Toc330051612" office:target-frame-name="_top" xlink:show="replace"><text:span text:style-name="T133">3.4.5.</text:span><text:span text:style-name="T134"><text:tab/></text:span><text:span text:style-name="T135">DMAX</text:span><text:tab/>18</text:a></text:p>
          <text:p text:style-name="TOC3"><text:a xlink:href="#_Toc330051613" office:target-frame-name="_top" xlink:show="replace"><text:span text:style-name="T136">3.4.6.</text:span><text:span text:style-name="T137"><text:tab/></text:span><text:span text:style-name="T138">DMIN</text:span><text:tab/>19</text:a></text:p>
          <text:p text:style-name="TOC3"><text:a xlink:href="#_Toc330051614" office:target-frame-name="_top" xlink:show="replace"><text:span text:style-name="T139">3.4.7.</text:span><text:span text:style-name="T140"><text:tab/></text:span><text:span text:style-name="T141">DPRODUCT</text:span><text:tab/>20</text:a></text:p>
          <text:p text:style-name="TOC3"><text:a xlink:href="#_Toc330051615" office:target-frame-name="_top" xlink:show="replace"><text:span text:style-name="T142">3.4.8.</text:span><text:span text:style-name="T143"><text:tab/></text:span><text:span text:style-name="T144">DSTDEV</text:span><text:tab/>21</text:a></text:p>
          <text:p text:style-name="TOC3"><text:a xlink:href="#_Toc330051616" office:target-frame-name="_top" xlink:show="replace"><text:span text:style-name="T145">3.4.9.</text:span><text:span text:style-name="T146"><text:tab/></text:span><text:span text:style-name="T147">DSTDEVP</text:span><text:tab/>22</text:a></text:p>
          <text:p text:style-name="TOC3"><text:a xlink:href="#_Toc330051617" office:target-frame-name="_top" xlink:show="replace"><text:span text:style-name="T148">3.4.10.</text:span><text:span text:style-name="T149"><text:tab/></text:span><text:span text:style-name="T150">DSUM</text:span><text:tab/>23</text:a></text:p>
          <text:p text:style-name="TOC3"><text:a xlink:href="#_Toc330051618" office:target-frame-name="_top" xlink:show="replace"><text:span text:style-name="T151">3.4.11.</text:span><text:span text:style-name="T152"><text:tab/></text:span><text:span text:style-name="T153">DVAR</text:span><text:tab/>24</text:a></text:p>
          <text:p text:style-name="TOC3"><text:a xlink:href="#_Toc330051619" office:target-frame-name="_top" xlink:show="replace"><text:span text:style-name="T154">3.4.12.</text:span><text:span text:style-name="T155"><text:tab/></text:span><text:span text:style-name="T156">DVARP</text:span><text:tab/>24</text:a></text:p>
          <text:p text:style-name="P157"><text:a xlink:href="#_Toc330051620" office:target-frame-name="_top" xlink:show="replace"><text:span text:style-name="T158">3.5.</text:span><text:span text:style-name="T159"><text:tab/></text:span><text:span text:style-name="T160">Date and Time Functions</text:span><text:tab/>25</text:a></text:p>
          <text:p text:style-name="TOC3"><text:a xlink:href="#_Toc330051621" office:target-frame-name="_top" xlink:show="replace"><text:span text:style-name="T161">3.5.1.</text:span><text:span text:style-name="T162"><text:tab/></text:span><text:span text:style-name="T163">DATE</text:span><text:tab/>25</text:a></text:p>
          <text:p text:style-name="TOC3"><text:a xlink:href="#_Toc330051622" office:target-frame-name="_top" xlink:show="replace"><text:span text:style-name="T164">3.5.2.</text:span><text:span text:style-name="T165"><text:tab/></text:span><text:span text:style-name="T166">DATEDIF</text:span><text:tab/>26</text:a></text:p>
          <text:p text:style-name="TOC3"><text:a xlink:href="#_Toc330051623" office:target-frame-name="_top" xlink:show="replace"><text:span text:style-name="T167">3.5.3.</text:span><text:span text:style-name="T168"><text:tab/></text:span><text:span text:style-name="T169">DATEVALUE</text:span><text:tab/>28</text:a></text:p>
          <text:p text:style-name="TOC3"><text:a xlink:href="#_Toc330051624" office:target-frame-name="_top" xlink:show="replace"><text:span text:style-name="T170">3.5.4.</text:span><text:span text:style-name="T171"><text:tab/></text:span><text:span text:style-name="T172">DAY</text:span><text:tab/>29</text:a></text:p>
          <text:p text:style-name="TOC3"><text:a xlink:href="#_Toc330051625" office:target-frame-name="_top" xlink:show="replace"><text:span text:style-name="T173">3.5.5.</text:span><text:span text:style-name="T174"><text:tab/></text:span><text:span text:style-name="T175">DAYS360</text:span><text:tab/>29</text:a></text:p>
          <text:p text:style-name="TOC3"><text:a xlink:href="#_Toc330051626" office:target-frame-name="_top" xlink:show="replace"><text:span text:style-name="T176">3.5.6.</text:span><text:span text:style-name="T177"><text:tab/></text:span><text:span text:style-name="T178">EDATE</text:span><text:tab/>31</text:a></text:p>
          <text:p text:style-name="TOC3"><text:a xlink:href="#_Toc330051627" office:target-frame-name="_top" xlink:show="replace"><text:span text:style-name="T179">3.5.7.</text:span><text:span text:style-name="T180"><text:tab/></text:span><text:span text:style-name="T181">EOMONTH</text:span><text:tab/>32</text:a></text:p>
          <text:p text:style-name="TOC3"><text:a xlink:href="#_Toc330051628" office:target-frame-name="_top" xlink:show="replace"><text:span text:style-name="T182">3.5.8.</text:span><text:span text:style-name="T183"><text:tab/></text:span><text:span text:style-name="T184">HOUR</text:span><text:tab/>33</text:a></text:p>
          <text:p text:style-name="TOC3"><text:a xlink:href="#_Toc330051629" office:target-frame-name="_top" xlink:show="replace"><text:span text:style-name="T185">3.5.9.</text:span><text:span text:style-name="T186"><text:tab/></text:span><text:span text:style-name="T187">MINUTE</text:span><text:tab/>33</text:a></text:p>
          <text:p text:style-name="TOC3"><text:a xlink:href="#_Toc330051630" office:target-frame-name="_top" xlink:show="replace"><text:span text:style-name="T188">3.5.10.</text:span><text:span text:style-name="T189"><text:tab/></text:span><text:span text:style-name="T190">MONTH</text:span><text:tab/>34</text:a></text:p>
          <text:p text:style-name="TOC3"><text:a xlink:href="#_Toc330051631" office:target-frame-name="_top" xlink:show="replace"><text:span text:style-name="T191">3.5.11.</text:span><text:span text:style-name="T192"><text:tab/></text:span><text:span text:style-name="T193">NETWORKDAYS</text:span><text:tab/>35</text:a></text:p>
          <text:p text:style-name="TOC3"><text:a xlink:href="#_Toc330051632" office:target-frame-name="_top" xlink:show="replace"><text:span text:style-name="T194">3.5.12.</text:span><text:span text:style-name="T195"><text:tab/></text:span><text:span text:style-name="T196">NOW</text:span><text:tab/>36</text:a></text:p>
          <text:p text:style-name="TOC3"><text:a xlink:href="#_Toc330051633" office:target-frame-name="_top" xlink:show="replace"><text:span text:style-name="T197">3.5.13.</text:span><text:span text:style-name="T198"><text:tab/></text:span><text:span text:style-name="T199">SECOND</text:span><text:tab/>37</text:a></text:p>
          <text:p text:style-name="TOC3"><text:a xlink:href="#_Toc330051634" office:target-frame-name="_top" xlink:show="replace"><text:span text:style-name="T200">3.5.14.</text:span><text:span text:style-name="T201"><text:tab/></text:span><text:span text:style-name="T202">TIME</text:span><text:tab/>37</text:a></text:p>
          <text:p text:style-name="TOC3"><text:a xlink:href="#_Toc330051635" office:target-frame-name="_top" xlink:show="replace"><text:span text:style-name="T203">3.5.15.</text:span><text:span text:style-name="T204"><text:tab/></text:span><text:span text:style-name="T205">TIMEVALUE</text:span><text:tab/>37</text:a></text:p>
          <text:p text:style-name="TOC3"><text:a xlink:href="#_Toc330051636" office:target-frame-name="_top" xlink:show="replace"><text:span text:style-name="T206">3.5.16.</text:span><text:span text:style-name="T207"><text:tab/></text:span><text:span text:style-name="T208">TODAY</text:span><text:tab/>38</text:a></text:p>
          <text:p text:style-name="TOC3"><text:a xlink:href="#_Toc330051637" office:target-frame-name="_top" xlink:show="replace"><text:span text:style-name="T209">3.5.17.</text:span><text:span text:style-name="T210"><text:tab/></text:span><text:span text:style-name="T211">WEEKDAY</text:span><text:tab/>38</text:a></text:p>
          <text:p text:style-name="TOC3"><text:a xlink:href="#_Toc330051638" office:target-frame-name="_top" xlink:show="replace"><text:span text:style-name="T212">3.5.18.</text:span><text:span text:style-name="T213"><text:tab/></text:span><text:span text:style-name="T214">WEEKNUM</text:span><text:tab/>39</text:a></text:p>
          <text:p text:style-name="TOC3"><text:a xlink:href="#_Toc330051639" office:target-frame-name="_top" xlink:show="replace"><text:span text:style-name="T215">3.5.19.</text:span><text:span text:style-name="T216"><text:tab/></text:span><text:span text:style-name="T217">WORKDAY</text:span><text:tab/>39</text:a></text:p>
          <text:p text:style-name="TOC3"><text:a xlink:href="#_Toc330051640" office:target-frame-name="_top" xlink:show="replace"><text:span text:style-name="T218">3.5.20.</text:span><text:span text:style-name="T219"><text:tab/></text:span><text:span text:style-name="T220">YEAR</text:span><text:tab/>39</text:a></text:p>
          <text:p text:style-name="TOC3"><text:a xlink:href="#_Toc330051641" office:target-frame-name="_top" xlink:show="replace"><text:span text:style-name="T221">3.5.21.</text:span><text:span text:style-name="T222"><text:tab/></text:span><text:span text:style-name="T223">YEARFRAC</text:span><text:tab/>39</text:a></text:p>
          <text:p text:style-name="P224"><text:a xlink:href="#_Toc330051642" office:target-frame-name="_top" xlink:show="replace"><text:span text:style-name="T225">3.6.</text:span><text:span text:style-name="T226"><text:tab/></text:span><text:span text:style-name="T227">Engineering Functions</text:span><text:tab/>40</text:a></text:p>
          <text:p text:style-name="TOC3"><text:a xlink:href="#_Toc330051643" office:target-frame-name="_top" xlink:show="replace"><text:span text:style-name="T228">3.6.1.</text:span><text:span text:style-name="T229"><text:tab/></text:span><text:span text:style-name="T230">BESSELI</text:span><text:tab/>40</text:a></text:p>
          <text:p text:style-name="TOC3"><text:a xlink:href="#_Toc330051644" office:target-frame-name="_top" xlink:show="replace"><text:span text:style-name="T231">3.6.2.</text:span><text:span text:style-name="T232"><text:tab/></text:span><text:span text:style-name="T233">BESSELJ</text:span><text:tab/>41</text:a></text:p>
          <text:p text:style-name="TOC3"><text:a xlink:href="#_Toc330051645" office:target-frame-name="_top" xlink:show="replace"><text:span text:style-name="T234">3.6.3.</text:span><text:span text:style-name="T235"><text:tab/></text:span><text:span text:style-name="T236">BESSELK</text:span><text:tab/>41</text:a></text:p>
          <text:p text:style-name="TOC3"><text:a xlink:href="#_Toc330051646" office:target-frame-name="_top" xlink:show="replace"><text:span text:style-name="T237">3.6.4.</text:span><text:span text:style-name="T238"><text:tab/></text:span><text:span text:style-name="T239">BESSELY</text:span><text:tab/>42</text:a></text:p>
          <text:p text:style-name="TOC3"><text:a xlink:href="#_Toc330051647" office:target-frame-name="_top" xlink:show="replace"><text:span text:style-name="T240">3.6.5.</text:span><text:span text:style-name="T241"><text:tab/></text:span><text:span text:style-name="T242">BIN2DEC</text:span><text:tab/>43</text:a></text:p>
          <text:p text:style-name="TOC3"><text:a xlink:href="#_Toc330051648" office:target-frame-name="_top" xlink:show="replace"><text:span text:style-name="T243">3.6.6.</text:span><text:span text:style-name="T244"><text:tab/></text:span><text:span text:style-name="T245">BIN2HEX</text:span><text:tab/>43</text:a></text:p>
          <text:p text:style-name="TOC3"><text:a xlink:href="#_Toc330051649" office:target-frame-name="_top" xlink:show="replace"><text:span text:style-name="T246">3.6.7.</text:span><text:span text:style-name="T247"><text:tab/></text:span><text:span text:style-name="T248">BIN2OCT</text:span><text:tab/>43</text:a></text:p>
          <text:p text:style-name="TOC3"><text:a xlink:href="#_Toc330051650" office:target-frame-name="_top" xlink:show="replace"><text:span text:style-name="T249">3.6.8.</text:span><text:span text:style-name="T250"><text:tab/></text:span><text:span text:style-name="T251">COMPLEX</text:span><text:tab/>43</text:a></text:p>
          <text:p text:style-name="TOC3"><text:a xlink:href="#_Toc330051651" office:target-frame-name="_top" xlink:show="replace"><text:span text:style-name="T252">3.6.9.</text:span><text:span text:style-name="T253"><text:tab/></text:span><text:span text:style-name="T254">CONVERT</text:span><text:tab/>43</text:a></text:p>
          <text:p text:style-name="TOC3"><text:a xlink:href="#_Toc330051652" office:target-frame-name="_top" xlink:show="replace"><text:span text:style-name="T255">3.6.10.</text:span><text:span text:style-name="T256"><text:tab/></text:span><text:span text:style-name="T257">DEC2BIN</text:span><text:tab/>43</text:a></text:p>
          <text:p text:style-name="TOC3"><text:a xlink:href="#_Toc330051653" office:target-frame-name="_top" xlink:show="replace"><text:span text:style-name="T258">3.6.11.</text:span><text:span text:style-name="T259"><text:tab/></text:span><text:span text:style-name="T260">DEC2HEX</text:span><text:tab/>43</text:a></text:p>
          <text:p text:style-name="TOC3"><text:a xlink:href="#_Toc330051654" office:target-frame-name="_top" xlink:show="replace"><text:span text:style-name="T261">3.6.12.</text:span><text:span text:style-name="T262"><text:tab/></text:span><text:span text:style-name="T263">DEC2OCT</text:span><text:tab/>43</text:a></text:p>
          <text:p text:style-name="TOC3"><text:a xlink:href="#_Toc330051655" office:target-frame-name="_top" xlink:show="replace"><text:span text:style-name="T264">3.6.13.</text:span><text:span text:style-name="T265"><text:tab/></text:span><text:span text:style-name="T266">DELTA</text:span><text:tab/>43</text:a></text:p>
          <text:p text:style-name="TOC3"><text:a xlink:href="#_Toc330051656" office:target-frame-name="_top" xlink:show="replace"><text:span text:style-name="T267">3.6.14.</text:span><text:span text:style-name="T268"><text:tab/></text:span><text:span text:style-name="T269">ERF</text:span><text:tab/>43</text:a></text:p>
          <text:p text:style-name="TOC3"><text:a xlink:href="#_Toc330051657" office:target-frame-name="_top" xlink:show="replace"><text:span text:style-name="T270">3.6.15.</text:span><text:span text:style-name="T271"><text:tab/></text:span><text:span text:style-name="T272">ERFC</text:span><text:tab/>43</text:a></text:p>
          <text:p text:style-name="TOC3"><text:a xlink:href="#_Toc330051658" office:target-frame-name="_top" xlink:show="replace"><text:span text:style-name="T273">3.6.16.</text:span><text:span text:style-name="T274"><text:tab/></text:span><text:span text:style-name="T275">GESTEP</text:span><text:tab/>43</text:a></text:p>
          <text:p text:style-name="TOC3"><text:a xlink:href="#_Toc330051659" office:target-frame-name="_top" xlink:show="replace"><text:span text:style-name="T276">3.6.17.</text:span><text:span text:style-name="T277"><text:tab/></text:span><text:span text:style-name="T278">HEX2BIN</text:span><text:tab/>43</text:a></text:p>
          <text:p text:style-name="TOC3"><text:a xlink:href="#_Toc330051660" office:target-frame-name="_top" xlink:show="replace"><text:span text:style-name="T279">3.6.18.</text:span><text:span text:style-name="T280"><text:tab/></text:span><text:span text:style-name="T281">HEX2DEC</text:span><text:tab/>43</text:a></text:p>
          <text:p text:style-name="TOC3"><text:a xlink:href="#_Toc330051661" office:target-frame-name="_top" xlink:show="replace"><text:span text:style-name="T282">3.6.19.</text:span><text:span text:style-name="T283"><text:tab/></text:span><text:span text:style-name="T284">HEX2OCT</text:span><text:tab/>43</text:a></text:p>
          <text:p text:style-name="TOC3"><text:a xlink:href="#_Toc330051662" office:target-frame-name="_top" xlink:show="replace"><text:span text:style-name="T285">3.6.20.</text:span><text:span text:style-name="T286"><text:tab/></text:span><text:span text:style-name="T287">IMABS</text:span><text:tab/>44</text:a></text:p>
          <text:p text:style-name="TOC3"><text:a xlink:href="#_Toc330051663" office:target-frame-name="_top" xlink:show="replace"><text:span text:style-name="T288">3.6.21.</text:span><text:span text:style-name="T289"><text:tab/></text:span><text:span text:style-name="T290">IMAGINARY</text:span><text:tab/>44</text:a></text:p>
          <text:p text:style-name="TOC3"><text:a xlink:href="#_Toc330051664" office:target-frame-name="_top" xlink:show="replace"><text:span text:style-name="T291">3.6.22.</text:span><text:span text:style-name="T292"><text:tab/></text:span><text:span text:style-name="T293">IMARGUMENT</text:span><text:tab/>44</text:a></text:p>
          <text:p text:style-name="TOC3"><text:a xlink:href="#_Toc330051665" office:target-frame-name="_top" xlink:show="replace"><text:span text:style-name="T294">3.6.23.</text:span><text:span text:style-name="T295"><text:tab/></text:span><text:span text:style-name="T296">IMCONJUGATE</text:span><text:tab/>44</text:a></text:p>
          <text:p text:style-name="TOC3"><text:a xlink:href="#_Toc330051666" office:target-frame-name="_top" xlink:show="replace"><text:span text:style-name="T297">3.6.24.</text:span><text:span text:style-name="T298"><text:tab/></text:span><text:span text:style-name="T299">IMCOS</text:span><text:tab/>44</text:a></text:p>
          <text:p text:style-name="TOC3"><text:a xlink:href="#_Toc330051667" office:target-frame-name="_top" xlink:show="replace"><text:span text:style-name="T300">3.6.25.</text:span><text:span text:style-name="T301"><text:tab/></text:span><text:span text:style-name="T302">IMDIV</text:span><text:tab/>44</text:a></text:p>
          <text:p text:style-name="TOC3"><text:a xlink:href="#_Toc330051668" office:target-frame-name="_top" xlink:show="replace"><text:span text:style-name="T303">3.6.26.</text:span><text:span text:style-name="T304"><text:tab/></text:span><text:span text:style-name="T305">IMEXP</text:span><text:tab/>44</text:a></text:p>
          <text:p text:style-name="TOC3"><text:a xlink:href="#_Toc330051669" office:target-frame-name="_top" xlink:show="replace"><text:span text:style-name="T306">3.6.27.</text:span><text:span text:style-name="T307"><text:tab/></text:span><text:span text:style-name="T308">IMLN</text:span><text:tab/>44</text:a></text:p>
          <text:p text:style-name="TOC3"><text:a xlink:href="#_Toc330051670" office:target-frame-name="_top" xlink:show="replace"><text:span text:style-name="T309">3.6.28.</text:span><text:span text:style-name="T310"><text:tab/></text:span><text:span text:style-name="T311">IMLOG10</text:span><text:tab/>44</text:a></text:p>
          <text:p text:style-name="TOC3"><text:a xlink:href="#_Toc330051671" office:target-frame-name="_top" xlink:show="replace"><text:span text:style-name="T312">3.6.29.</text:span><text:span text:style-name="T313"><text:tab/></text:span><text:span text:style-name="T314">IMLOG2</text:span><text:tab/>44</text:a></text:p>
          <text:p text:style-name="TOC3"><text:a xlink:href="#_Toc330051672" office:target-frame-name="_top" xlink:show="replace"><text:span text:style-name="T315">3.6.30.</text:span><text:span text:style-name="T316"><text:tab/></text:span><text:span text:style-name="T317">IMPOWER</text:span><text:tab/>44</text:a></text:p>
          <text:p text:style-name="TOC3"><text:a xlink:href="#_Toc330051673" office:target-frame-name="_top" xlink:show="replace"><text:span text:style-name="T318">3.6.31.</text:span><text:span text:style-name="T319"><text:tab/></text:span><text:span text:style-name="T320">IMPRODUCT</text:span><text:tab/>44</text:a></text:p>
          <text:p text:style-name="TOC3"><text:a xlink:href="#_Toc330051674" office:target-frame-name="_top" xlink:show="replace"><text:span text:style-name="T321">3.6.32.</text:span><text:span text:style-name="T322"><text:tab/></text:span><text:span text:style-name="T323">IMREAL</text:span><text:tab/>44</text:a></text:p>
          <text:p text:style-name="TOC3"><text:a xlink:href="#_Toc330051675" office:target-frame-name="_top" xlink:show="replace"><text:span text:style-name="T324">3.6.33.</text:span><text:span text:style-name="T325"><text:tab/></text:span><text:span text:style-name="T326">IMSIN</text:span><text:tab/>44</text:a></text:p>
          <text:p text:style-name="TOC3"><text:a xlink:href="#_Toc330051676" office:target-frame-name="_top" xlink:show="replace"><text:span text:style-name="T327">3.6.34.</text:span><text:span text:style-name="T328"><text:tab/></text:span><text:span text:style-name="T329">IMSQRT</text:span><text:tab/>44</text:a></text:p>
          <text:p text:style-name="TOC3"><text:a xlink:href="#_Toc330051677" office:target-frame-name="_top" xlink:show="replace"><text:span text:style-name="T330">3.6.35.</text:span><text:span text:style-name="T331"><text:tab/></text:span><text:span text:style-name="T332">IMSUB</text:span><text:tab/>44</text:a></text:p>
          <text:p text:style-name="TOC3"><text:a xlink:href="#_Toc330051678" office:target-frame-name="_top" xlink:show="replace"><text:span text:style-name="T333">3.6.36.</text:span><text:span text:style-name="T334"><text:tab/></text:span><text:span text:style-name="T335">IMSUM</text:span><text:tab/>44</text:a></text:p>
          <text:p text:style-name="TOC3"><text:a xlink:href="#_Toc330051679" office:target-frame-name="_top" xlink:show="replace"><text:span text:style-name="T336">3.6.37.</text:span><text:span text:style-name="T337"><text:tab/></text:span><text:span text:style-name="T338">OCT2BIN</text:span><text:tab/>45</text:a></text:p>
          <text:p text:style-name="TOC3"><text:a xlink:href="#_Toc330051680" office:target-frame-name="_top" xlink:show="replace"><text:span text:style-name="T339">3.6.38.</text:span><text:span text:style-name="T340"><text:tab/></text:span><text:span text:style-name="T341">OCT2DEC</text:span><text:tab/>45</text:a></text:p>
          <text:p text:style-name="TOC3"><text:a xlink:href="#_Toc330051681" office:target-frame-name="_top" xlink:show="replace"><text:span text:style-name="T342">3.6.39.</text:span><text:span text:style-name="T343"><text:tab/></text:span><text:span text:style-name="T344">OCT2HEX</text:span><text:tab/>45</text:a></text:p>
          <text:p text:style-name="P345"><text:a xlink:href="#_Toc330051682" office:target-frame-name="_top" xlink:show="replace"><text:span text:style-name="T346">3.7.</text:span><text:span text:style-name="T347"><text:tab/></text:span><text:span text:style-name="T348">Financial Functions</text:span><text:tab/>46</text:a></text:p>
          <text:p text:style-name="TOC3"><text:a xlink:href="#_Toc330051683" office:target-frame-name="_top" xlink:show="replace"><text:span text:style-name="T349">3.7.1.</text:span><text:span text:style-name="T350"><text:tab/></text:span><text:span text:style-name="T351">ACCRINT</text:span><text:tab/>46</text:a></text:p>
          <text:p text:style-name="TOC3"><text:a xlink:href="#_Toc330051684" office:target-frame-name="_top" xlink:show="replace"><text:span text:style-name="T352">3.7.2.</text:span><text:span text:style-name="T353"><text:tab/></text:span><text:span text:style-name="T354">ACCRINTM</text:span><text:tab/>46</text:a></text:p>
          <text:p text:style-name="TOC3"><text:a xlink:href="#_Toc330051685" office:target-frame-name="_top" xlink:show="replace"><text:span text:style-name="T355">3.7.3.</text:span><text:span text:style-name="T356"><text:tab/></text:span><text:span text:style-name="T357">AMORDEGRC</text:span><text:tab/>46</text:a></text:p>
          <text:p text:style-name="TOC3"><text:a xlink:href="#_Toc330051686" office:target-frame-name="_top" xlink:show="replace"><text:span text:style-name="T358">3.7.4.</text:span><text:span text:style-name="T359"><text:tab/></text:span><text:span text:style-name="T360">AMORLINC</text:span><text:tab/>46</text:a></text:p>
          <text:p text:style-name="TOC3"><text:a xlink:href="#_Toc330051687" office:target-frame-name="_top" xlink:show="replace"><text:span text:style-name="T361">3.7.5.</text:span><text:span text:style-name="T362"><text:tab/></text:span><text:span text:style-name="T363">COUPDAYBS</text:span><text:tab/>46</text:a></text:p>
          <text:p text:style-name="TOC3"><text:a xlink:href="#_Toc330051688" office:target-frame-name="_top" xlink:show="replace"><text:span text:style-name="T364">3.7.6.</text:span><text:span text:style-name="T365"><text:tab/></text:span><text:span text:style-name="T366">COUPDAYSNC</text:span><text:tab/>46</text:a></text:p>
          <text:p text:style-name="TOC3"><text:a xlink:href="#_Toc330051689" office:target-frame-name="_top" xlink:show="replace"><text:span text:style-name="T367">3.7.7.</text:span><text:span text:style-name="T368"><text:tab/></text:span><text:span text:style-name="T369">COUPNCD</text:span><text:tab/>46</text:a></text:p>
          <text:p text:style-name="TOC3"><text:a xlink:href="#_Toc330051690" office:target-frame-name="_top" xlink:show="replace"><text:span text:style-name="T370">3.7.8.</text:span><text:span text:style-name="T371"><text:tab/></text:span><text:span text:style-name="T372">COUPNUM</text:span><text:tab/>46</text:a></text:p>
          <text:p text:style-name="TOC3"><text:a xlink:href="#_Toc330051691" office:target-frame-name="_top" xlink:show="replace"><text:span text:style-name="T373">3.7.9.</text:span><text:span text:style-name="T374"><text:tab/></text:span><text:span text:style-name="T375">COUPPCD</text:span><text:tab/>46</text:a></text:p>
          <text:p text:style-name="TOC3"><text:a xlink:href="#_Toc330051692" office:target-frame-name="_top" xlink:show="replace"><text:span text:style-name="T376">3.7.10.</text:span><text:span text:style-name="T377"><text:tab/></text:span><text:span text:style-name="T378">CUMIPMT</text:span><text:tab/>46</text:a></text:p>
          <text:p text:style-name="TOC3"><text:a xlink:href="#_Toc330051693" office:target-frame-name="_top" xlink:show="replace"><text:span text:style-name="T379">3.7.11.</text:span><text:span text:style-name="T380"><text:tab/></text:span><text:span text:style-name="T381">CUMPRINC</text:span><text:tab/>46</text:a></text:p>
          <text:p text:style-name="TOC3"><text:a xlink:href="#_Toc330051694" office:target-frame-name="_top" xlink:show="replace"><text:span text:style-name="T382">3.7.12.</text:span><text:span text:style-name="T383"><text:tab/></text:span><text:span text:style-name="T384">DB</text:span><text:tab/>46</text:a></text:p>
          <text:p text:style-name="TOC3"><text:a xlink:href="#_Toc330051695" office:target-frame-name="_top" xlink:show="replace"><text:span text:style-name="T385">3.7.13.</text:span><text:span text:style-name="T386"><text:tab/></text:span><text:span text:style-name="T387">DDB</text:span><text:tab/>47</text:a></text:p>
          <text:p text:style-name="TOC3"><text:a xlink:href="#_Toc330051696" office:target-frame-name="_top" xlink:show="replace"><text:span text:style-name="T388">3.7.14.</text:span><text:span text:style-name="T389"><text:tab/></text:span><text:span text:style-name="T390">DISC</text:span><text:tab/>47</text:a></text:p>
          <text:p text:style-name="TOC3"><text:a xlink:href="#_Toc330051697" office:target-frame-name="_top" xlink:show="replace"><text:span text:style-name="T391">3.7.15.</text:span><text:span text:style-name="T392"><text:tab/></text:span><text:span text:style-name="T393">DOLLARDE</text:span><text:tab/>47</text:a></text:p>
          <text:p text:style-name="TOC3"><text:a xlink:href="#_Toc330051698" office:target-frame-name="_top" xlink:show="replace"><text:span text:style-name="T394">3.7.16.</text:span><text:span text:style-name="T395"><text:tab/></text:span><text:span text:style-name="T396">DOLLARFR</text:span><text:tab/>47</text:a></text:p>
          <text:p text:style-name="TOC3"><text:a xlink:href="#_Toc330051699" office:target-frame-name="_top" xlink:show="replace"><text:span text:style-name="T397">3.7.17.</text:span><text:span text:style-name="T398"><text:tab/></text:span><text:span text:style-name="T399">DURATION</text:span><text:tab/>48</text:a></text:p>
          <text:p text:style-name="TOC3"><text:a xlink:href="#_Toc330051700" office:target-frame-name="_top" xlink:show="replace"><text:span text:style-name="T400">3.7.18.</text:span><text:span text:style-name="T401"><text:tab/></text:span><text:span text:style-name="T402">EFFECT</text:span><text:tab/>48</text:a></text:p>
          <text:p text:style-name="TOC3"><text:a xlink:href="#_Toc330051701" office:target-frame-name="_top" xlink:show="replace"><text:span text:style-name="T403">3.7.19.</text:span><text:span text:style-name="T404"><text:tab/></text:span><text:span text:style-name="T405">FV</text:span><text:tab/>48</text:a></text:p>
          <text:p text:style-name="TOC3"><text:a xlink:href="#_Toc330051702" office:target-frame-name="_top" xlink:show="replace"><text:span text:style-name="T406">3.7.20.</text:span><text:span text:style-name="T407"><text:tab/></text:span><text:span text:style-name="T408">FVSCHEDULE</text:span><text:tab/>48</text:a></text:p>
          <text:p text:style-name="TOC3"><text:a xlink:href="#_Toc330051703" office:target-frame-name="_top" xlink:show="replace"><text:span text:style-name="T409">3.7.21.</text:span><text:span text:style-name="T410"><text:tab/></text:span><text:span text:style-name="T411">INTRATE</text:span><text:tab/>48</text:a></text:p>
          <text:p text:style-name="TOC3"><text:a xlink:href="#_Toc330051704" office:target-frame-name="_top" xlink:show="replace"><text:span text:style-name="T412">3.7.22.</text:span><text:span text:style-name="T413"><text:tab/></text:span><text:span text:style-name="T414">IPMT</text:span><text:tab/>48</text:a></text:p>
          <text:p text:style-name="TOC3"><text:a xlink:href="#_Toc330051705" office:target-frame-name="_top" xlink:show="replace"><text:span text:style-name="T415">3.7.23.</text:span><text:span text:style-name="T416"><text:tab/></text:span><text:span text:style-name="T417">IRR</text:span><text:tab/>48</text:a></text:p>
          <text:p text:style-name="TOC3"><text:a xlink:href="#_Toc330051706" office:target-frame-name="_top" xlink:show="replace"><text:span text:style-name="T418">3.7.24.</text:span><text:span text:style-name="T419"><text:tab/></text:span><text:span text:style-name="T420">MDURATION</text:span><text:tab/>48</text:a></text:p>
          <text:p text:style-name="TOC3"><text:a xlink:href="#_Toc330051707" office:target-frame-name="_top" xlink:show="replace"><text:span text:style-name="T421">3.7.25.</text:span><text:span text:style-name="T422"><text:tab/></text:span><text:span text:style-name="T423">MIRR</text:span><text:tab/>48</text:a></text:p>
          <text:p text:style-name="TOC3"><text:a xlink:href="#_Toc330051708" office:target-frame-name="_top" xlink:show="replace"><text:span text:style-name="T424">3.7.26.</text:span><text:span text:style-name="T425"><text:tab/></text:span><text:span text:style-name="T426">NOMINAL</text:span><text:tab/>48</text:a></text:p>
          <text:p text:style-name="TOC3"><text:a xlink:href="#_Toc330051709" office:target-frame-name="_top" xlink:show="replace"><text:span text:style-name="T427">3.7.27.</text:span><text:span text:style-name="T428"><text:tab/></text:span><text:span text:style-name="T429">NPER</text:span><text:tab/>48</text:a></text:p>
          <text:p text:style-name="TOC3"><text:a xlink:href="#_Toc330051710" office:target-frame-name="_top" xlink:show="replace"><text:span text:style-name="T430">3.7.28.</text:span><text:span text:style-name="T431"><text:tab/></text:span><text:span text:style-name="T432">NPV</text:span><text:tab/>48</text:a></text:p>
          <text:p text:style-name="TOC3"><text:a xlink:href="#_Toc330051711" office:target-frame-name="_top" xlink:show="replace"><text:span text:style-name="T433">3.7.29.</text:span><text:span text:style-name="T434"><text:tab/></text:span><text:span text:style-name="T435">ODDFPRICE</text:span><text:tab/>48</text:a></text:p>
          <text:p text:style-name="TOC3"><text:a xlink:href="#_Toc330051712" office:target-frame-name="_top" xlink:show="replace"><text:span text:style-name="T436">3.7.30.</text:span><text:span text:style-name="T437"><text:tab/></text:span><text:span text:style-name="T438">ODDFYIELD</text:span><text:tab/>48</text:a></text:p>
          <text:p text:style-name="TOC3"><text:a xlink:href="#_Toc330051713" office:target-frame-name="_top" xlink:show="replace"><text:span text:style-name="T439">3.7.31.</text:span><text:span text:style-name="T440"><text:tab/></text:span><text:span text:style-name="T441">ODDLPRICE</text:span><text:tab/>48</text:a></text:p>
          <text:p text:style-name="TOC3"><text:a xlink:href="#_Toc330051714" office:target-frame-name="_top" xlink:show="replace"><text:span text:style-name="T442">3.7.32.</text:span><text:span text:style-name="T443"><text:tab/></text:span><text:span text:style-name="T444">ODDLYIELD</text:span><text:tab/>48</text:a></text:p>
          <text:p text:style-name="TOC3"><text:a xlink:href="#_Toc330051715" office:target-frame-name="_top" xlink:show="replace"><text:span text:style-name="T445">3.7.33.</text:span><text:span text:style-name="T446"><text:tab/></text:span><text:span text:style-name="T447">ORICEDISC</text:span><text:tab/>48</text:a></text:p>
          <text:p text:style-name="TOC3"><text:a xlink:href="#_Toc330051716" office:target-frame-name="_top" xlink:show="replace"><text:span text:style-name="T448">3.7.34.</text:span><text:span text:style-name="T449"><text:tab/></text:span><text:span text:style-name="T450">PMT</text:span><text:tab/>49</text:a></text:p>
          <text:p text:style-name="TOC3"><text:a xlink:href="#_Toc330051717" office:target-frame-name="_top" xlink:show="replace"><text:span text:style-name="T451">3.7.35.</text:span><text:span text:style-name="T452"><text:tab/></text:span><text:span text:style-name="T453">PPMT</text:span><text:tab/>49</text:a></text:p>
          <text:p text:style-name="TOC3"><text:a xlink:href="#_Toc330051718" office:target-frame-name="_top" xlink:show="replace"><text:span text:style-name="T454">3.7.36.</text:span><text:span text:style-name="T455"><text:tab/></text:span><text:span text:style-name="T456">PRICE</text:span><text:tab/>49</text:a></text:p>
          <text:p text:style-name="TOC3"><text:a xlink:href="#_Toc330051719" office:target-frame-name="_top" xlink:show="replace"><text:span text:style-name="T457">3.7.37.</text:span><text:span text:style-name="T458"><text:tab/></text:span><text:span text:style-name="T459">PRICEMAT</text:span><text:tab/>49</text:a></text:p>
          <text:p text:style-name="TOC3"><text:a xlink:href="#_Toc330051720" office:target-frame-name="_top" xlink:show="replace"><text:span text:style-name="T460">3.7.38.</text:span><text:span text:style-name="T461"><text:tab/></text:span><text:span text:style-name="T462">PV</text:span><text:tab/>49</text:a></text:p>
          <text:p text:style-name="TOC3"><text:a xlink:href="#_Toc330051721" office:target-frame-name="_top" xlink:show="replace"><text:span text:style-name="T463">3.7.39.</text:span><text:span text:style-name="T464"><text:tab/></text:span><text:span text:style-name="T465">RATE</text:span><text:tab/>49</text:a></text:p>
          <text:p text:style-name="TOC3"><text:a xlink:href="#_Toc330051722" office:target-frame-name="_top" xlink:show="replace"><text:span text:style-name="T466">3.7.40.</text:span><text:span text:style-name="T467"><text:tab/></text:span><text:span text:style-name="T468">RECEIVED</text:span><text:tab/>49</text:a></text:p>
          <text:p text:style-name="TOC3"><text:a xlink:href="#_Toc330051723" office:target-frame-name="_top" xlink:show="replace"><text:span text:style-name="T469">3.7.41.</text:span><text:span text:style-name="T470"><text:tab/></text:span><text:span text:style-name="T471">SLN</text:span><text:tab/>49</text:a></text:p>
          <text:p text:style-name="TOC3"><text:a xlink:href="#_Toc330051724" office:target-frame-name="_top" xlink:show="replace"><text:span text:style-name="T472">3.7.42.</text:span><text:span text:style-name="T473"><text:tab/></text:span><text:span text:style-name="T474">SYD</text:span><text:tab/>49</text:a></text:p>
          <text:p text:style-name="TOC3"><text:a xlink:href="#_Toc330051725" office:target-frame-name="_top" xlink:show="replace"><text:span text:style-name="T475">3.7.43.</text:span><text:span text:style-name="T476"><text:tab/></text:span><text:span text:style-name="T477">TBILLEQ</text:span><text:tab/>49</text:a></text:p>
          <text:p text:style-name="TOC3"><text:a xlink:href="#_Toc330051726" office:target-frame-name="_top" xlink:show="replace"><text:span text:style-name="T478">3.7.44.</text:span><text:span text:style-name="T479"><text:tab/></text:span><text:span text:style-name="T480">TBILLPRICE</text:span><text:tab/>49</text:a></text:p>
          <text:p text:style-name="TOC3"><text:a xlink:href="#_Toc330051727" office:target-frame-name="_top" xlink:show="replace"><text:span text:style-name="T481">3.7.45.</text:span><text:span text:style-name="T482"><text:tab/></text:span><text:span text:style-name="T483">TBILLYIELD</text:span><text:tab/>49</text:a></text:p>
          <text:p text:style-name="TOC3"><text:a xlink:href="#_Toc330051728" office:target-frame-name="_top" xlink:show="replace"><text:span text:style-name="T484">3.7.46.</text:span><text:span text:style-name="T485"><text:tab/></text:span><text:span text:style-name="T486">USDOLLAR</text:span><text:tab/>49</text:a></text:p>
          <text:p text:style-name="TOC3"><text:a xlink:href="#_Toc330051729" office:target-frame-name="_top" xlink:show="replace"><text:span text:style-name="T487">3.7.47.</text:span><text:span text:style-name="T488"><text:tab/></text:span><text:span text:style-name="T489">VDB</text:span><text:tab/>49</text:a></text:p>
          <text:p text:style-name="TOC3"><text:a xlink:href="#_Toc330051730" office:target-frame-name="_top" xlink:show="replace"><text:span text:style-name="T490">3.7.48.</text:span><text:span text:style-name="T491"><text:tab/></text:span><text:span text:style-name="T492">XIRR</text:span><text:tab/>49</text:a></text:p>
          <text:p text:style-name="TOC3"><text:a xlink:href="#_Toc330051731" office:target-frame-name="_top" xlink:show="replace"><text:span text:style-name="T493">3.7.49.</text:span><text:span text:style-name="T494"><text:tab/></text:span><text:span text:style-name="T495">XNPV</text:span><text:tab/>49</text:a></text:p>
          <text:p text:style-name="TOC3"><text:a xlink:href="#_Toc330051732" office:target-frame-name="_top" xlink:show="replace"><text:span text:style-name="T496">3.7.50.</text:span><text:span text:style-name="T497"><text:tab/></text:span><text:span text:style-name="T498">YIELD</text:span><text:tab/>49</text:a></text:p>
          <text:p text:style-name="TOC3"><text:a xlink:href="#_Toc330051733" office:target-frame-name="_top" xlink:show="replace"><text:span text:style-name="T499">3.7.51.</text:span><text:span text:style-name="T500"><text:tab/></text:span><text:span text:style-name="T501">YIELDDISC</text:span><text:tab/>50</text:a></text:p>
          <text:p text:style-name="TOC3"><text:a xlink:href="#_Toc330051734" office:target-frame-name="_top" xlink:show="replace"><text:span text:style-name="T502">3.7.52.</text:span><text:span text:style-name="T503"><text:tab/></text:span><text:span text:style-name="T504">YIELDMAT</text:span><text:tab/>50</text:a></text:p>
          <text:p text:style-name="P505"><text:a xlink:href="#_Toc330051735" office:target-frame-name="_top" xlink:show="replace"><text:span text:style-name="T506">3.8.</text:span><text:span text:style-name="T507"><text:tab/></text:span><text:span text:style-name="T508">Information Functions</text:span><text:tab/>51</text:a></text:p>
          <text:p text:style-name="TOC3"><text:a xlink:href="#_Toc330051736" office:target-frame-name="_top" xlink:show="replace"><text:span text:style-name="T509">3.8.1.</text:span><text:span text:style-name="T510"><text:tab/></text:span><text:span text:style-name="T511">CELL</text:span><text:tab/>51</text:a></text:p>
          <text:p text:style-name="TOC3"><text:a xlink:href="#_Toc330051737" office:target-frame-name="_top" xlink:show="replace"><text:span text:style-name="T512">3.8.2.</text:span><text:span text:style-name="T513"><text:tab/></text:span><text:span text:style-name="T514">ERROR.TYPE</text:span><text:tab/>51</text:a></text:p>
          <text:p text:style-name="TOC3"><text:a xlink:href="#_Toc330051738" office:target-frame-name="_top" xlink:show="replace"><text:span text:style-name="T515">3.8.3.</text:span><text:span text:style-name="T516"><text:tab/></text:span><text:span text:style-name="T517">INFO</text:span><text:tab/>51</text:a></text:p>
          <text:p text:style-name="TOC3"><text:a xlink:href="#_Toc330051739" office:target-frame-name="_top" xlink:show="replace"><text:span text:style-name="T518">3.8.4.</text:span><text:span text:style-name="T519"><text:tab/></text:span><text:span text:style-name="T520">ISBLANK</text:span><text:tab/>51</text:a></text:p>
          <text:p text:style-name="TOC3"><text:a xlink:href="#_Toc330051740" office:target-frame-name="_top" xlink:show="replace"><text:span text:style-name="T521">3.8.5.</text:span><text:span text:style-name="T522"><text:tab/></text:span><text:span text:style-name="T523">ISERR</text:span><text:tab/>51</text:a></text:p>
          <text:p text:style-name="TOC3"><text:a xlink:href="#_Toc330051741" office:target-frame-name="_top" xlink:show="replace"><text:span text:style-name="T524">3.8.6.</text:span><text:span text:style-name="T525"><text:tab/></text:span><text:span text:style-name="T526">ISERROR</text:span><text:tab/>51</text:a></text:p>
          <text:p text:style-name="TOC3"><text:a xlink:href="#_Toc330051742" office:target-frame-name="_top" xlink:show="replace"><text:span text:style-name="T527">3.8.7.</text:span><text:span text:style-name="T528"><text:tab/></text:span><text:span text:style-name="T529">ISEVEN</text:span><text:tab/>51</text:a></text:p>
          <text:p text:style-name="TOC3"><text:a xlink:href="#_Toc330051743" office:target-frame-name="_top" xlink:show="replace"><text:span text:style-name="T530">3.8.8.</text:span><text:span text:style-name="T531"><text:tab/></text:span><text:span text:style-name="T532">ISLOGICAL</text:span><text:tab/>51</text:a></text:p>
          <text:p text:style-name="TOC3"><text:a xlink:href="#_Toc330051744" office:target-frame-name="_top" xlink:show="replace"><text:span text:style-name="T533">3.8.9.</text:span><text:span text:style-name="T534"><text:tab/></text:span><text:span text:style-name="T535">ISNA</text:span><text:tab/>51</text:a></text:p>
          <text:p text:style-name="TOC3"><text:a xlink:href="#_Toc330051745" office:target-frame-name="_top" xlink:show="replace"><text:span text:style-name="T536">3.8.10.</text:span><text:span text:style-name="T537"><text:tab/></text:span><text:span text:style-name="T538">ISNONTEXT</text:span><text:tab/>51</text:a></text:p>
          <text:p text:style-name="TOC3"><text:a xlink:href="#_Toc330051746" office:target-frame-name="_top" xlink:show="replace"><text:span text:style-name="T539">3.8.11.</text:span><text:span text:style-name="T540"><text:tab/></text:span><text:span text:style-name="T541">ISNUMBER</text:span><text:tab/>51</text:a></text:p>
          <text:p text:style-name="TOC3"><text:a xlink:href="#_Toc330051747" office:target-frame-name="_top" xlink:show="replace"><text:span text:style-name="T542">3.8.12.</text:span><text:span text:style-name="T543"><text:tab/></text:span><text:span text:style-name="T544">ISODD</text:span><text:tab/>51</text:a></text:p>
          <text:p text:style-name="TOC3"><text:a xlink:href="#_Toc330051748" office:target-frame-name="_top" xlink:show="replace"><text:span text:style-name="T545">3.8.13.</text:span><text:span text:style-name="T546"><text:tab/></text:span><text:span text:style-name="T547">ISPMT</text:span><text:tab/>51</text:a></text:p>
          <text:p text:style-name="TOC3"><text:a xlink:href="#_Toc330051749" office:target-frame-name="_top" xlink:show="replace"><text:span text:style-name="T548">3.8.14.</text:span><text:span text:style-name="T549"><text:tab/></text:span><text:span text:style-name="T550">ISREF</text:span><text:tab/>51</text:a></text:p>
          <text:p text:style-name="TOC3"><text:a xlink:href="#_Toc330051750" office:target-frame-name="_top" xlink:show="replace"><text:span text:style-name="T551">3.8.15.</text:span><text:span text:style-name="T552"><text:tab/></text:span><text:span text:style-name="T553">ISTEXT</text:span><text:tab/>51</text:a></text:p>
          <text:p text:style-name="TOC3"><text:a xlink:href="#_Toc330051751" office:target-frame-name="_top" xlink:show="replace"><text:span text:style-name="T554">3.8.16.</text:span><text:span text:style-name="T555"><text:tab/></text:span><text:span text:style-name="T556">N</text:span><text:tab/>52</text:a></text:p>
          <text:p text:style-name="TOC3"><text:a xlink:href="#_Toc330051752" office:target-frame-name="_top" xlink:show="replace"><text:span text:style-name="T557">3.8.17.</text:span><text:span text:style-name="T558"><text:tab/></text:span><text:span text:style-name="T559">NA</text:span><text:tab/>52</text:a></text:p>
          <text:p text:style-name="TOC3"><text:a xlink:href="#_Toc330051753" office:target-frame-name="_top" xlink:show="replace"><text:span text:style-name="T560">3.8.18.</text:span><text:span text:style-name="T561"><text:tab/></text:span><text:span text:style-name="T562">TYPE</text:span><text:tab/>52</text:a></text:p>
          <text:p text:style-name="TOC3"><text:a xlink:href="#_Toc330051754" office:target-frame-name="_top" xlink:show="replace"><text:span text:style-name="T563">3.8.19.</text:span><text:span text:style-name="T564"><text:tab/></text:span><text:span text:style-name="T565">VERSION</text:span><text:tab/>52</text:a></text:p>
          <text:p text:style-name="P566"><text:a xlink:href="#_Toc330051755" office:target-frame-name="_top" xlink:show="replace"><text:span text:style-name="T567">3.9.</text:span><text:span text:style-name="T568"><text:tab/></text:span><text:span text:style-name="T569">Logical Functions</text:span><text:tab/>53</text:a></text:p>
          <text:p text:style-name="TOC3"><text:a xlink:href="#_Toc330051756" office:target-frame-name="_top" xlink:show="replace"><text:span text:style-name="T570">3.9.1.</text:span><text:span text:style-name="T571"><text:tab/></text:span><text:span text:style-name="T572">AND</text:span><text:tab/>53</text:a></text:p>
          <text:p text:style-name="TOC3"><text:a xlink:href="#_Toc330051757" office:target-frame-name="_top" xlink:show="replace"><text:span text:style-name="T573">3.9.2.</text:span><text:span text:style-name="T574"><text:tab/></text:span><text:span text:style-name="T575">FALSE</text:span><text:tab/>53</text:a></text:p>
          <text:p text:style-name="TOC3"><text:a xlink:href="#_Toc330051758" office:target-frame-name="_top" xlink:show="replace"><text:span text:style-name="T576">3.9.3.</text:span><text:span text:style-name="T577"><text:tab/></text:span><text:span text:style-name="T578">IF</text:span><text:tab/>53</text:a></text:p>
          <text:p text:style-name="TOC3"><text:a xlink:href="#_Toc330051759" office:target-frame-name="_top" xlink:show="replace"><text:span text:style-name="T579">3.9.4.</text:span><text:span text:style-name="T580"><text:tab/></text:span><text:span text:style-name="T581">IFERROR</text:span><text:tab/>53</text:a></text:p>
          <text:p text:style-name="TOC3"><text:a xlink:href="#_Toc330051760" office:target-frame-name="_top" xlink:show="replace"><text:span text:style-name="T582">3.9.5.</text:span><text:span text:style-name="T583"><text:tab/></text:span><text:span text:style-name="T584">NOT</text:span><text:tab/>53</text:a></text:p>
          <text:p text:style-name="TOC3"><text:a xlink:href="#_Toc330051761" office:target-frame-name="_top" xlink:show="replace"><text:span text:style-name="T585">3.9.6.</text:span><text:span text:style-name="T586"><text:tab/></text:span><text:span text:style-name="T587">OR</text:span><text:tab/>53</text:a></text:p>
          <text:p text:style-name="TOC3"><text:a xlink:href="#_Toc330051762" office:target-frame-name="_top" xlink:show="replace"><text:span text:style-name="T588">3.9.7.</text:span><text:span text:style-name="T589"><text:tab/></text:span><text:span text:style-name="T590">TRUE</text:span><text:tab/>53</text:a></text:p>
          <text:p text:style-name="P591"><text:a xlink:href="#_Toc330051763" office:target-frame-name="_top" xlink:show="replace"><text:span text:style-name="T592">3.10.</text:span><text:span text:style-name="T593"><text:tab/></text:span><text:span text:style-name="T594">Lookup and Reference Functions</text:span><text:tab/>54</text:a></text:p>
          <text:p text:style-name="TOC3"><text:a xlink:href="#_Toc330051764" office:target-frame-name="_top" xlink:show="replace"><text:span text:style-name="T595">3.10.1.</text:span><text:span text:style-name="T596"><text:tab/></text:span><text:span text:style-name="T597">ADDRESS</text:span><text:tab/>54</text:a></text:p>
          <text:p text:style-name="TOC3"><text:a xlink:href="#_Toc330051765" office:target-frame-name="_top" xlink:show="replace"><text:span text:style-name="T598">3.10.2.</text:span><text:span text:style-name="T599"><text:tab/></text:span><text:span text:style-name="T600">AREAS</text:span><text:tab/>54</text:a></text:p>
          <text:p text:style-name="TOC3"><text:a xlink:href="#_Toc330051766" office:target-frame-name="_top" xlink:show="replace"><text:span text:style-name="T601">3.10.3.</text:span><text:span text:style-name="T602"><text:tab/></text:span><text:span text:style-name="T603">CHOOSE</text:span><text:tab/>54</text:a></text:p>
          <text:p text:style-name="TOC3"><text:a xlink:href="#_Toc330051767" office:target-frame-name="_top" xlink:show="replace"><text:span text:style-name="T604">3.10.4.</text:span><text:span text:style-name="T605"><text:tab/></text:span><text:span text:style-name="T606">COLUMN</text:span><text:tab/>54</text:a></text:p>
          <text:p text:style-name="TOC3"><text:a xlink:href="#_Toc330051768" office:target-frame-name="_top" xlink:show="replace"><text:span text:style-name="T607">3.10.5.</text:span><text:span text:style-name="T608"><text:tab/></text:span><text:span text:style-name="T609">COLUMNS</text:span><text:tab/>54</text:a></text:p>
          <text:p text:style-name="TOC3"><text:a xlink:href="#_Toc330051769" office:target-frame-name="_top" xlink:show="replace"><text:span text:style-name="T610">3.10.6.</text:span><text:span text:style-name="T611"><text:tab/></text:span><text:span text:style-name="T612">GETPIVOTDATA</text:span><text:tab/>54</text:a></text:p>
          <text:p text:style-name="TOC3"><text:a xlink:href="#_Toc330051770" office:target-frame-name="_top" xlink:show="replace"><text:span text:style-name="T613">3.10.7.</text:span><text:span text:style-name="T614"><text:tab/></text:span><text:span text:style-name="T615">HLOOKUP</text:span><text:tab/>54</text:a></text:p>
          <text:p text:style-name="TOC3"><text:a xlink:href="#_Toc330051771" office:target-frame-name="_top" xlink:show="replace"><text:span text:style-name="T616">3.10.8.</text:span><text:span text:style-name="T617"><text:tab/></text:span><text:span text:style-name="T618">HYPERLINK</text:span><text:tab/>54</text:a></text:p>
          <text:p text:style-name="TOC3"><text:a xlink:href="#_Toc330051772" office:target-frame-name="_top" xlink:show="replace"><text:span text:style-name="T619">3.10.9.</text:span><text:span text:style-name="T620"><text:tab/></text:span><text:span text:style-name="T621">INDEX</text:span><text:tab/>54</text:a></text:p>
          <text:p text:style-name="TOC3"><text:a xlink:href="#_Toc330051773" office:target-frame-name="_top" xlink:show="replace"><text:span text:style-name="T622">3.10.10.</text:span><text:span text:style-name="T623"><text:tab/></text:span><text:span text:style-name="T624">INDIRECT</text:span><text:tab/>54</text:a></text:p>
          <text:p text:style-name="TOC3"><text:a xlink:href="#_Toc330051774" office:target-frame-name="_top" xlink:show="replace"><text:span text:style-name="T625">3.10.11.</text:span><text:span text:style-name="T626"><text:tab/></text:span><text:span text:style-name="T627">LOOKUP</text:span><text:tab/>54</text:a></text:p>
          <text:p text:style-name="TOC3"><text:a xlink:href="#_Toc330051775" office:target-frame-name="_top" xlink:show="replace"><text:span text:style-name="T628">3.10.12.</text:span><text:span text:style-name="T629"><text:tab/></text:span><text:span text:style-name="T630">MATCH</text:span><text:tab/>54</text:a></text:p>
          <text:p text:style-name="TOC3"><text:a xlink:href="#_Toc330051776" office:target-frame-name="_top" xlink:show="replace"><text:span text:style-name="T631">3.10.13.</text:span><text:span text:style-name="T632"><text:tab/></text:span><text:span text:style-name="T633">OFFSET</text:span><text:tab/>54</text:a></text:p>
          <text:p text:style-name="TOC3"><text:a xlink:href="#_Toc330051777" office:target-frame-name="_top" xlink:show="replace"><text:span text:style-name="T634">3.10.14.</text:span><text:span text:style-name="T635"><text:tab/></text:span><text:span text:style-name="T636">ROW</text:span><text:tab/>54</text:a></text:p>
          <text:p text:style-name="TOC3"><text:a xlink:href="#_Toc330051778" office:target-frame-name="_top" xlink:show="replace"><text:span text:style-name="T637">3.10.15.</text:span><text:span text:style-name="T638"><text:tab/></text:span><text:span text:style-name="T639">ROWS</text:span><text:tab/>54</text:a></text:p>
          <text:p text:style-name="TOC3"><text:a xlink:href="#_Toc330051779" office:target-frame-name="_top" xlink:show="replace"><text:span text:style-name="T640">3.10.16.</text:span><text:span text:style-name="T641"><text:tab/></text:span><text:span text:style-name="T642">RTD</text:span><text:tab/>55</text:a></text:p>
          <text:p text:style-name="TOC3"><text:a xlink:href="#_Toc330051780" office:target-frame-name="_top" xlink:show="replace"><text:span text:style-name="T643">3.10.17.</text:span><text:span text:style-name="T644"><text:tab/></text:span><text:span text:style-name="T645">TRANSPOSE</text:span><text:tab/>55</text:a></text:p>
          <text:p text:style-name="TOC3"><text:a xlink:href="#_Toc330051781" office:target-frame-name="_top" xlink:show="replace"><text:span text:style-name="T646">3.10.18.</text:span><text:span text:style-name="T647"><text:tab/></text:span><text:span text:style-name="T648">VLOOKUP</text:span><text:tab/>55</text:a></text:p>
          <text:p text:style-name="P649"><text:a xlink:href="#_Toc330051782" office:target-frame-name="_top" xlink:show="replace"><text:span text:style-name="T650">3.11.</text:span><text:span text:style-name="T651"><text:tab/></text:span><text:span text:style-name="T652">Mathematical and Trigonometric Functions</text:span><text:tab/>56</text:a></text:p>
          <text:p text:style-name="TOC3"><text:a xlink:href="#_Toc330051783" office:target-frame-name="_top" xlink:show="replace"><text:span text:style-name="T653">3.11.1.</text:span><text:span text:style-name="T654"><text:tab/></text:span><text:span text:style-name="T655">ABS</text:span><text:tab/>56</text:a></text:p>
          <text:p text:style-name="TOC3"><text:a xlink:href="#_Toc330051784" office:target-frame-name="_top" xlink:show="replace"><text:span text:style-name="T656">3.11.2.</text:span><text:span text:style-name="T657"><text:tab/></text:span><text:span text:style-name="T658">ACOS</text:span><text:tab/>56</text:a></text:p>
          <text:p text:style-name="TOC3"><text:a xlink:href="#_Toc330051785" office:target-frame-name="_top" xlink:show="replace"><text:span text:style-name="T659">3.11.3.</text:span><text:span text:style-name="T660"><text:tab/></text:span><text:span text:style-name="T661">ACOSH</text:span><text:tab/>57</text:a></text:p>
          <text:p text:style-name="TOC3"><text:a xlink:href="#_Toc330051786" office:target-frame-name="_top" xlink:show="replace"><text:span text:style-name="T662">3.11.4.</text:span><text:span text:style-name="T663"><text:tab/></text:span><text:span text:style-name="T664">ASIN</text:span><text:tab/>58</text:a></text:p>
          <text:p text:style-name="TOC3"><text:a xlink:href="#_Toc330051787" office:target-frame-name="_top" xlink:show="replace"><text:span text:style-name="T665">3.11.5.</text:span><text:span text:style-name="T666"><text:tab/></text:span><text:span text:style-name="T667">ASINH</text:span><text:tab/>59</text:a></text:p>
          <text:p text:style-name="TOC3"><text:a xlink:href="#_Toc330051788" office:target-frame-name="_top" xlink:show="replace"><text:span text:style-name="T668">3.11.6.</text:span><text:span text:style-name="T669"><text:tab/></text:span><text:span text:style-name="T670">ATAN</text:span><text:tab/>59</text:a></text:p>
          <text:p text:style-name="TOC3"><text:a xlink:href="#_Toc330051789" office:target-frame-name="_top" xlink:show="replace"><text:span text:style-name="T671">3.11.7.</text:span><text:span text:style-name="T672"><text:tab/></text:span><text:span text:style-name="T673">ATAN2</text:span><text:tab/>59</text:a></text:p>
          <text:p text:style-name="TOC3"><text:a xlink:href="#_Toc330051790" office:target-frame-name="_top" xlink:show="replace"><text:span text:style-name="T674">3.11.8.</text:span><text:span text:style-name="T675"><text:tab/></text:span><text:span text:style-name="T676">ATANH</text:span><text:tab/>59</text:a></text:p>
          <text:p text:style-name="TOC3"><text:a xlink:href="#_Toc330051791" office:target-frame-name="_top" xlink:show="replace"><text:span text:style-name="T677">3.11.9.</text:span><text:span text:style-name="T678"><text:tab/></text:span><text:span text:style-name="T679">CEILING</text:span><text:tab/>59</text:a></text:p>
          <text:p text:style-name="TOC3"><text:a xlink:href="#_Toc330051792" office:target-frame-name="_top" xlink:show="replace"><text:span text:style-name="T680">3.11.10.</text:span><text:span text:style-name="T681"><text:tab/></text:span><text:span text:style-name="T682">COMBIN</text:span><text:tab/>59</text:a></text:p>
          <text:p text:style-name="TOC3"><text:a xlink:href="#_Toc330051793" office:target-frame-name="_top" xlink:show="replace"><text:span text:style-name="T683">3.11.11.</text:span><text:span text:style-name="T684"><text:tab/></text:span><text:span text:style-name="T685">COS</text:span><text:tab/>60</text:a></text:p>
          <text:p text:style-name="TOC3"><text:a xlink:href="#_Toc330051794" office:target-frame-name="_top" xlink:show="replace"><text:span text:style-name="T686">3.11.12.</text:span><text:span text:style-name="T687"><text:tab/></text:span><text:span text:style-name="T688">COSH</text:span><text:tab/>60</text:a></text:p>
          <text:p text:style-name="TOC3"><text:a xlink:href="#_Toc330051795" office:target-frame-name="_top" xlink:show="replace"><text:span text:style-name="T689">3.11.13.</text:span><text:span text:style-name="T690"><text:tab/></text:span><text:span text:style-name="T691">DEGREES</text:span><text:tab/>60</text:a></text:p>
          <text:p text:style-name="TOC3"><text:a xlink:href="#_Toc330051796" office:target-frame-name="_top" xlink:show="replace"><text:span text:style-name="T692">3.11.14.</text:span><text:span text:style-name="T693"><text:tab/></text:span><text:span text:style-name="T694">EVEN</text:span><text:tab/>60</text:a></text:p>
          <text:p text:style-name="TOC3"><text:a xlink:href="#_Toc330051797" office:target-frame-name="_top" xlink:show="replace"><text:span text:style-name="T695">3.11.15.</text:span><text:span text:style-name="T696"><text:tab/></text:span><text:span text:style-name="T697">EXP</text:span><text:tab/>60</text:a></text:p>
          <text:p text:style-name="TOC3"><text:a xlink:href="#_Toc330051798" office:target-frame-name="_top" xlink:show="replace"><text:span text:style-name="T698">3.11.16.</text:span><text:span text:style-name="T699"><text:tab/></text:span><text:span text:style-name="T700">FACT</text:span><text:tab/>60</text:a></text:p>
          <text:p text:style-name="TOC3"><text:a xlink:href="#_Toc330051799" office:target-frame-name="_top" xlink:show="replace"><text:span text:style-name="T701">3.11.17.</text:span><text:span text:style-name="T702"><text:tab/></text:span><text:span text:style-name="T703">FACTDOUBLE</text:span><text:tab/>60</text:a></text:p>
          <text:p text:style-name="TOC3"><text:a xlink:href="#_Toc330051800" office:target-frame-name="_top" xlink:show="replace"><text:span text:style-name="T704">3.11.18.</text:span><text:span text:style-name="T705"><text:tab/></text:span><text:span text:style-name="T706">FLOOR</text:span><text:tab/>60</text:a></text:p>
          <text:p text:style-name="TOC3"><text:a xlink:href="#_Toc330051801" office:target-frame-name="_top" xlink:show="replace"><text:span text:style-name="T707">3.11.19.</text:span><text:span text:style-name="T708"><text:tab/></text:span><text:span text:style-name="T709">GCD</text:span><text:tab/>60</text:a></text:p>
          <text:p text:style-name="TOC3"><text:a xlink:href="#_Toc330051802" office:target-frame-name="_top" xlink:show="replace"><text:span text:style-name="T710">3.11.20.</text:span><text:span text:style-name="T711"><text:tab/></text:span><text:span text:style-name="T712">INT</text:span><text:tab/>60</text:a></text:p>
          <text:p text:style-name="TOC3"><text:a xlink:href="#_Toc330051803" office:target-frame-name="_top" xlink:show="replace"><text:span text:style-name="T713">3.11.21.</text:span><text:span text:style-name="T714"><text:tab/></text:span><text:span text:style-name="T715">LCM</text:span><text:tab/>60</text:a></text:p>
          <text:p text:style-name="TOC3"><text:a xlink:href="#_Toc330051804" office:target-frame-name="_top" xlink:show="replace"><text:span text:style-name="T716">3.11.22.</text:span><text:span text:style-name="T717"><text:tab/></text:span><text:span text:style-name="T718">LN</text:span><text:tab/>60</text:a></text:p>
          <text:p text:style-name="TOC3"><text:a xlink:href="#_Toc330051805" office:target-frame-name="_top" xlink:show="replace"><text:span text:style-name="T719">3.11.23.</text:span><text:span text:style-name="T720"><text:tab/></text:span><text:span text:style-name="T721">LOG</text:span><text:tab/>60</text:a></text:p>
          <text:p text:style-name="TOC3"><text:a xlink:href="#_Toc330051806" office:target-frame-name="_top" xlink:show="replace"><text:span text:style-name="T722">3.11.24.</text:span><text:span text:style-name="T723"><text:tab/></text:span><text:span text:style-name="T724">LOG10</text:span><text:tab/>60</text:a></text:p>
          <text:p text:style-name="TOC3"><text:a xlink:href="#_Toc330051807" office:target-frame-name="_top" xlink:show="replace"><text:span text:style-name="T725">3.11.25.</text:span><text:span text:style-name="T726"><text:tab/></text:span><text:span text:style-name="T727">MDETERM</text:span><text:tab/>60</text:a></text:p>
          <text:p text:style-name="TOC3"><text:a xlink:href="#_Toc330051808" office:target-frame-name="_top" xlink:show="replace"><text:span text:style-name="T728">3.11.26.</text:span><text:span text:style-name="T729"><text:tab/></text:span><text:span text:style-name="T730">MINVERSE</text:span><text:tab/>60</text:a></text:p>
          <text:p text:style-name="TOC3"><text:a xlink:href="#_Toc330051809" office:target-frame-name="_top" xlink:show="replace"><text:span text:style-name="T731">3.11.27.</text:span><text:span text:style-name="T732"><text:tab/></text:span><text:span text:style-name="T733">MMULT</text:span><text:tab/>60</text:a></text:p>
          <text:p text:style-name="TOC3"><text:a xlink:href="#_Toc330051810" office:target-frame-name="_top" xlink:show="replace"><text:span text:style-name="T734">3.11.28.</text:span><text:span text:style-name="T735"><text:tab/></text:span><text:span text:style-name="T736">MOD</text:span><text:tab/>61</text:a></text:p>
          <text:p text:style-name="TOC3"><text:a xlink:href="#_Toc330051811" office:target-frame-name="_top" xlink:show="replace"><text:span text:style-name="T737">3.11.29.</text:span><text:span text:style-name="T738"><text:tab/></text:span><text:span text:style-name="T739">MROUND</text:span><text:tab/>61</text:a></text:p>
          <text:p text:style-name="TOC3"><text:a xlink:href="#_Toc330051812" office:target-frame-name="_top" xlink:show="replace"><text:span text:style-name="T740">3.11.30.</text:span><text:span text:style-name="T741"><text:tab/></text:span><text:span text:style-name="T742">MULTINOMIAL</text:span><text:tab/>61</text:a></text:p>
          <text:p text:style-name="TOC3"><text:a xlink:href="#_Toc330051813" office:target-frame-name="_top" xlink:show="replace"><text:span text:style-name="T743">3.11.31.</text:span><text:span text:style-name="T744"><text:tab/></text:span><text:span text:style-name="T745">ODD</text:span><text:tab/>61</text:a></text:p>
          <text:p text:style-name="TOC3"><text:a xlink:href="#_Toc330051814" office:target-frame-name="_top" xlink:show="replace"><text:span text:style-name="T746">3.11.32.</text:span><text:span text:style-name="T747"><text:tab/></text:span><text:span text:style-name="T748">PI</text:span><text:tab/>61</text:a></text:p>
          <text:p text:style-name="TOC3"><text:a xlink:href="#_Toc330051815" office:target-frame-name="_top" xlink:show="replace"><text:span text:style-name="T749">3.11.33.</text:span><text:span text:style-name="T750"><text:tab/></text:span><text:span text:style-name="T751">POWER</text:span><text:tab/>61</text:a></text:p>
          <text:p text:style-name="TOC3"><text:a xlink:href="#_Toc330051816" office:target-frame-name="_top" xlink:show="replace"><text:span text:style-name="T752">3.11.34.</text:span><text:span text:style-name="T753"><text:tab/></text:span><text:span text:style-name="T754">PRODUCT</text:span><text:tab/>61</text:a></text:p>
          <text:p text:style-name="TOC3"><text:a xlink:href="#_Toc330051817" office:target-frame-name="_top" xlink:show="replace"><text:span text:style-name="T755">3.11.35.</text:span><text:span text:style-name="T756"><text:tab/></text:span><text:span text:style-name="T757">QUOTIENT</text:span><text:tab/>61</text:a></text:p>
          <text:p text:style-name="TOC3"><text:a xlink:href="#_Toc330051818" office:target-frame-name="_top" xlink:show="replace"><text:span text:style-name="T758">3.11.36.</text:span><text:span text:style-name="T759"><text:tab/></text:span><text:span text:style-name="T760">RADIANS</text:span><text:tab/>61</text:a></text:p>
          <text:p text:style-name="TOC3"><text:a xlink:href="#_Toc330051819" office:target-frame-name="_top" xlink:show="replace"><text:span text:style-name="T761">3.11.37.</text:span><text:span text:style-name="T762"><text:tab/></text:span><text:span text:style-name="T763">RAND</text:span><text:tab/>61</text:a></text:p>
          <text:p text:style-name="TOC3"><text:a xlink:href="#_Toc330051820" office:target-frame-name="_top" xlink:show="replace"><text:span text:style-name="T764">3.11.38.</text:span><text:span text:style-name="T765"><text:tab/></text:span><text:span text:style-name="T766">RANDBETWEEN</text:span><text:tab/>61</text:a></text:p>
          <text:p text:style-name="TOC3"><text:a xlink:href="#_Toc330051821" office:target-frame-name="_top" xlink:show="replace"><text:span text:style-name="T767">3.11.39.</text:span><text:span text:style-name="T768"><text:tab/></text:span><text:span text:style-name="T769">ROMAN</text:span><text:tab/>61</text:a></text:p>
          <text:p text:style-name="TOC3"><text:a xlink:href="#_Toc330051822" office:target-frame-name="_top" xlink:show="replace"><text:span text:style-name="T770">3.11.40.</text:span><text:span text:style-name="T771"><text:tab/></text:span><text:span text:style-name="T772">ROUND</text:span><text:tab/>61</text:a></text:p>
          <text:p text:style-name="TOC3"><text:a xlink:href="#_Toc330051823" office:target-frame-name="_top" xlink:show="replace"><text:span text:style-name="T773">3.11.41.</text:span><text:span text:style-name="T774"><text:tab/></text:span><text:span text:style-name="T775">ROUNDDOWN</text:span><text:tab/>61</text:a></text:p>
          <text:p text:style-name="TOC3"><text:a xlink:href="#_Toc330051824" office:target-frame-name="_top" xlink:show="replace"><text:span text:style-name="T776">3.11.42.</text:span><text:span text:style-name="T777"><text:tab/></text:span><text:span text:style-name="T778">ROUNDUP</text:span><text:tab/>61</text:a></text:p>
          <text:p text:style-name="TOC3"><text:a xlink:href="#_Toc330051825" office:target-frame-name="_top" xlink:show="replace"><text:span text:style-name="T779">3.11.43.</text:span><text:span text:style-name="T780"><text:tab/></text:span><text:span text:style-name="T781">SERIESSUM</text:span><text:tab/>61</text:a></text:p>
          <text:p text:style-name="TOC3"><text:a xlink:href="#_Toc330051826" office:target-frame-name="_top" xlink:show="replace"><text:span text:style-name="T782">3.11.44.</text:span><text:span text:style-name="T783"><text:tab/></text:span><text:span text:style-name="T784">SIGN</text:span><text:tab/>61</text:a></text:p>
          <text:p text:style-name="TOC3"><text:a xlink:href="#_Toc330051827" office:target-frame-name="_top" xlink:show="replace"><text:span text:style-name="T785">3.11.45.</text:span><text:span text:style-name="T786"><text:tab/></text:span><text:span text:style-name="T787">SIN</text:span><text:tab/>62</text:a></text:p>
          <text:p text:style-name="TOC3"><text:a xlink:href="#_Toc330051828" office:target-frame-name="_top" xlink:show="replace"><text:span text:style-name="T788">3.11.46.</text:span><text:span text:style-name="T789"><text:tab/></text:span><text:span text:style-name="T790">SINH</text:span><text:tab/>62</text:a></text:p>
          <text:p text:style-name="TOC3"><text:a xlink:href="#_Toc330051829" office:target-frame-name="_top" xlink:show="replace"><text:span text:style-name="T791">3.11.47.</text:span><text:span text:style-name="T792"><text:tab/></text:span><text:span text:style-name="T793">SQRT</text:span><text:tab/>62</text:a></text:p>
          <text:p text:style-name="TOC3"><text:a xlink:href="#_Toc330051830" office:target-frame-name="_top" xlink:show="replace"><text:span text:style-name="T794">3.11.48.</text:span><text:span text:style-name="T795"><text:tab/></text:span><text:span text:style-name="T796">SQRTPI</text:span><text:tab/>62</text:a></text:p>
          <text:p text:style-name="TOC3"><text:a xlink:href="#_Toc330051831" office:target-frame-name="_top" xlink:show="replace"><text:span text:style-name="T797">3.11.49.</text:span><text:span text:style-name="T798"><text:tab/></text:span><text:span text:style-name="T799">SUBTOTAL</text:span><text:tab/>62</text:a></text:p>
          <text:p text:style-name="TOC3"><text:a xlink:href="#_Toc330051832" office:target-frame-name="_top" xlink:show="replace"><text:span text:style-name="T800">3.11.50.</text:span><text:span text:style-name="T801"><text:tab/></text:span><text:span text:style-name="T802">SUM</text:span><text:tab/>62</text:a></text:p>
          <text:p text:style-name="TOC3"><text:a xlink:href="#_Toc330051833" office:target-frame-name="_top" xlink:show="replace"><text:span text:style-name="T803">3.11.51.</text:span><text:span text:style-name="T804"><text:tab/></text:span><text:span text:style-name="T805">SUMIF</text:span><text:tab/>62</text:a></text:p>
          <text:p text:style-name="TOC3"><text:a xlink:href="#_Toc330051834" office:target-frame-name="_top" xlink:show="replace"><text:span text:style-name="T806">3.11.52.</text:span><text:span text:style-name="T807"><text:tab/></text:span><text:span text:style-name="T808">SUMIFS</text:span><text:tab/>62</text:a></text:p>
          <text:p text:style-name="TOC3"><text:a xlink:href="#_Toc330051835" office:target-frame-name="_top" xlink:show="replace"><text:span text:style-name="T809">3.11.53.</text:span><text:span text:style-name="T810"><text:tab/></text:span><text:span text:style-name="T811">SUMPRODUCT</text:span><text:tab/>62</text:a></text:p>
          <text:p text:style-name="TOC3"><text:a xlink:href="#_Toc330051836" office:target-frame-name="_top" xlink:show="replace"><text:span text:style-name="T812">3.11.54.</text:span><text:span text:style-name="T813"><text:tab/></text:span><text:span text:style-name="T814">SUMSQ</text:span><text:tab/>62</text:a></text:p>
          <text:p text:style-name="TOC3"><text:a xlink:href="#_Toc330051837" office:target-frame-name="_top" xlink:show="replace"><text:span text:style-name="T815">3.11.55.</text:span><text:span text:style-name="T816"><text:tab/></text:span><text:span text:style-name="T817">SUMX2MY2</text:span><text:tab/>62</text:a></text:p>
          <text:p text:style-name="TOC3"><text:a xlink:href="#_Toc330051838" office:target-frame-name="_top" xlink:show="replace"><text:span text:style-name="T818">3.11.56.</text:span><text:span text:style-name="T819"><text:tab/></text:span><text:span text:style-name="T820">SUMX2PY2</text:span><text:tab/>62</text:a></text:p>
          <text:p text:style-name="TOC3"><text:a xlink:href="#_Toc330051839" office:target-frame-name="_top" xlink:show="replace"><text:span text:style-name="T821">3.11.57.</text:span><text:span text:style-name="T822"><text:tab/></text:span><text:span text:style-name="T823">SUMXMY2</text:span><text:tab/>62</text:a></text:p>
          <text:p text:style-name="TOC3"><text:a xlink:href="#_Toc330051840" office:target-frame-name="_top" xlink:show="replace"><text:span text:style-name="T824">3.11.58.</text:span><text:span text:style-name="T825"><text:tab/></text:span><text:span text:style-name="T826">TAN</text:span><text:tab/>62</text:a></text:p>
          <text:p text:style-name="TOC3"><text:a xlink:href="#_Toc330051841" office:target-frame-name="_top" xlink:show="replace"><text:span text:style-name="T827">3.11.59.</text:span><text:span text:style-name="T828"><text:tab/></text:span><text:span text:style-name="T829">TANH</text:span><text:tab/>62</text:a></text:p>
          <text:p text:style-name="TOC3"><text:a xlink:href="#_Toc330051842" office:target-frame-name="_top" xlink:show="replace"><text:span text:style-name="T830">3.11.60.</text:span><text:span text:style-name="T831"><text:tab/></text:span><text:span text:style-name="T832">TRUNC</text:span><text:tab/>62</text:a></text:p>
          <text:p text:style-name="P833"><text:a xlink:href="#_Toc330051843" office:target-frame-name="_top" xlink:show="replace"><text:span text:style-name="T834">3.12.</text:span><text:span text:style-name="T835"><text:tab/></text:span><text:span text:style-name="T836">Statistical Functions</text:span><text:tab/>63</text:a></text:p>
          <text:p text:style-name="TOC3"><text:a xlink:href="#_Toc330051844" office:target-frame-name="_top" xlink:show="replace"><text:span text:style-name="T837">3.12.1.</text:span><text:span text:style-name="T838"><text:tab/></text:span><text:span text:style-name="T839">AVEDEV</text:span><text:tab/>63</text:a></text:p>
          <text:p text:style-name="TOC3"><text:a xlink:href="#_Toc330051845" office:target-frame-name="_top" xlink:show="replace"><text:span text:style-name="T840">3.12.2.</text:span><text:span text:style-name="T841"><text:tab/></text:span><text:span text:style-name="T842">AVERAGE</text:span><text:tab/>63</text:a></text:p>
          <text:p text:style-name="TOC3"><text:a xlink:href="#_Toc330051846" office:target-frame-name="_top" xlink:show="replace"><text:span text:style-name="T843">3.12.3.</text:span><text:span text:style-name="T844"><text:tab/></text:span><text:span text:style-name="T845">AVERAGEA</text:span><text:tab/>64</text:a></text:p>
          <text:p text:style-name="TOC3"><text:a xlink:href="#_Toc330051847" office:target-frame-name="_top" xlink:show="replace"><text:span text:style-name="T846">3.12.4.</text:span><text:span text:style-name="T847"><text:tab/></text:span><text:span text:style-name="T848">AVERAGEIF</text:span><text:tab/>65</text:a></text:p>
          <text:p text:style-name="TOC3"><text:a xlink:href="#_Toc330051848" office:target-frame-name="_top" xlink:show="replace"><text:span text:style-name="T849">3.12.5.</text:span><text:span text:style-name="T850"><text:tab/></text:span><text:span text:style-name="T851">AVERAGEIFS</text:span><text:tab/>65</text:a></text:p>
          <text:p text:style-name="TOC3"><text:a xlink:href="#_Toc330051849" office:target-frame-name="_top" xlink:show="replace"><text:span text:style-name="T852">3.12.6.</text:span><text:span text:style-name="T853"><text:tab/></text:span><text:span text:style-name="T854">BETADIST</text:span><text:tab/>65</text:a></text:p>
          <text:p text:style-name="TOC3"><text:a xlink:href="#_Toc330051850" office:target-frame-name="_top" xlink:show="replace"><text:span text:style-name="T855">3.12.7.</text:span><text:span text:style-name="T856"><text:tab/></text:span><text:span text:style-name="T857">BETAINV</text:span><text:tab/>66</text:a></text:p>
          <text:p text:style-name="TOC3"><text:a xlink:href="#_Toc330051851" office:target-frame-name="_top" xlink:show="replace"><text:span text:style-name="T858">3.12.8.</text:span><text:span text:style-name="T859"><text:tab/></text:span><text:span text:style-name="T860">BINOMDIST</text:span><text:tab/>66</text:a></text:p>
          <text:p text:style-name="TOC3"><text:a xlink:href="#_Toc330051852" office:target-frame-name="_top" xlink:show="replace"><text:span text:style-name="T861">3.12.9.</text:span><text:span text:style-name="T862"><text:tab/></text:span><text:span text:style-name="T863">CHIDIST</text:span><text:tab/>66</text:a></text:p>
          <text:p text:style-name="TOC3"><text:a xlink:href="#_Toc330051853" office:target-frame-name="_top" xlink:show="replace"><text:span text:style-name="T864">3.12.10.</text:span><text:span text:style-name="T865"><text:tab/></text:span><text:span text:style-name="T866">CHIINV</text:span><text:tab/>67</text:a></text:p>
          <text:p text:style-name="TOC3"><text:a xlink:href="#_Toc330051854" office:target-frame-name="_top" xlink:show="replace"><text:span text:style-name="T867">3.12.11.</text:span><text:span text:style-name="T868"><text:tab/></text:span><text:span text:style-name="T869">CHITEST</text:span><text:tab/>67</text:a></text:p>
          <text:p text:style-name="TOC3"><text:a xlink:href="#_Toc330051855" office:target-frame-name="_top" xlink:show="replace"><text:span text:style-name="T870">3.12.12.</text:span><text:span text:style-name="T871"><text:tab/></text:span><text:span text:style-name="T872">CONFIDENCE</text:span><text:tab/>67</text:a></text:p>
          <text:p text:style-name="TOC3"><text:a xlink:href="#_Toc330051856" office:target-frame-name="_top" xlink:show="replace"><text:span text:style-name="T873">3.12.13.</text:span><text:span text:style-name="T874"><text:tab/></text:span><text:span text:style-name="T875">CORREL</text:span><text:tab/>67</text:a></text:p>
          <text:p text:style-name="TOC3"><text:a xlink:href="#_Toc330051857" office:target-frame-name="_top" xlink:show="replace"><text:span text:style-name="T876">3.12.14.</text:span><text:span text:style-name="T877"><text:tab/></text:span><text:span text:style-name="T878">COUNT</text:span><text:tab/>67</text:a></text:p>
          <text:p text:style-name="TOC3"><text:a xlink:href="#_Toc330051858" office:target-frame-name="_top" xlink:show="replace"><text:span text:style-name="T879">3.12.15.</text:span><text:span text:style-name="T880"><text:tab/></text:span><text:span text:style-name="T881">COUNTA</text:span><text:tab/>67</text:a></text:p>
          <text:p text:style-name="TOC3"><text:a xlink:href="#_Toc330051859" office:target-frame-name="_top" xlink:show="replace"><text:span text:style-name="T882">3.12.16.</text:span><text:span text:style-name="T883"><text:tab/></text:span><text:span text:style-name="T884">COUNTBLANK</text:span><text:tab/>67</text:a></text:p>
          <text:p text:style-name="TOC3"><text:a xlink:href="#_Toc330051860" office:target-frame-name="_top" xlink:show="replace"><text:span text:style-name="T885">3.12.17.</text:span><text:span text:style-name="T886"><text:tab/></text:span><text:span text:style-name="T887">COUNTIF</text:span><text:tab/>67</text:a></text:p>
          <text:p text:style-name="TOC3"><text:a xlink:href="#_Toc330051861" office:target-frame-name="_top" xlink:show="replace"><text:span text:style-name="T888">3.12.18.</text:span><text:span text:style-name="T889"><text:tab/></text:span><text:span text:style-name="T890">COUNTIFS</text:span><text:tab/>68</text:a></text:p>
          <text:p text:style-name="TOC3"><text:a xlink:href="#_Toc330051862" office:target-frame-name="_top" xlink:show="replace"><text:span text:style-name="T891">3.12.19.</text:span><text:span text:style-name="T892"><text:tab/></text:span><text:span text:style-name="T893">COVAR</text:span><text:tab/>68</text:a></text:p>
          <text:p text:style-name="TOC3"><text:a xlink:href="#_Toc330051863" office:target-frame-name="_top" xlink:show="replace"><text:span text:style-name="T894">3.12.20.</text:span><text:span text:style-name="T895"><text:tab/></text:span><text:span text:style-name="T896">CRITBINOM</text:span><text:tab/>68</text:a></text:p>
          <text:p text:style-name="TOC3"><text:a xlink:href="#_Toc330051864" office:target-frame-name="_top" xlink:show="replace"><text:span text:style-name="T897">3.12.21.</text:span><text:span text:style-name="T898"><text:tab/></text:span><text:span text:style-name="T899">DEVSQ</text:span><text:tab/>68</text:a></text:p>
          <text:p text:style-name="TOC3"><text:a xlink:href="#_Toc330051865" office:target-frame-name="_top" xlink:show="replace"><text:span text:style-name="T900">3.12.22.</text:span><text:span text:style-name="T901"><text:tab/></text:span><text:span text:style-name="T902">EXPONDIST</text:span><text:tab/>68</text:a></text:p>
          <text:p text:style-name="TOC3"><text:a xlink:href="#_Toc330051866" office:target-frame-name="_top" xlink:show="replace"><text:span text:style-name="T903">3.12.23.</text:span><text:span text:style-name="T904"><text:tab/></text:span><text:span text:style-name="T905">FDIST</text:span><text:tab/>68</text:a></text:p>
          <text:p text:style-name="TOC3"><text:a xlink:href="#_Toc330051867" office:target-frame-name="_top" xlink:show="replace"><text:span text:style-name="T906">3.12.24.</text:span><text:span text:style-name="T907"><text:tab/></text:span><text:span text:style-name="T908">FINV</text:span><text:tab/>68</text:a></text:p>
          <text:p text:style-name="TOC3"><text:a xlink:href="#_Toc330051868" office:target-frame-name="_top" xlink:show="replace"><text:span text:style-name="T909">3.12.25.</text:span><text:span text:style-name="T910"><text:tab/></text:span><text:span text:style-name="T911">FISHER</text:span><text:tab/>68</text:a></text:p>
          <text:p text:style-name="TOC3"><text:a xlink:href="#_Toc330051869" office:target-frame-name="_top" xlink:show="replace"><text:span text:style-name="T912">3.12.26.</text:span><text:span text:style-name="T913"><text:tab/></text:span><text:span text:style-name="T914">FISHERINV</text:span><text:tab/>68</text:a></text:p>
          <text:p text:style-name="TOC3"><text:a xlink:href="#_Toc330051870" office:target-frame-name="_top" xlink:show="replace"><text:span text:style-name="T915">3.12.27.</text:span><text:span text:style-name="T916"><text:tab/></text:span><text:span text:style-name="T917">FORECAST</text:span><text:tab/>68</text:a></text:p>
          <text:p text:style-name="TOC3"><text:a xlink:href="#_Toc330051871" office:target-frame-name="_top" xlink:show="replace"><text:span text:style-name="T918">3.12.28.</text:span><text:span text:style-name="T919"><text:tab/></text:span><text:span text:style-name="T920">FREQUENCY</text:span><text:tab/>68</text:a></text:p>
          <text:p text:style-name="TOC3"><text:a xlink:href="#_Toc330051872" office:target-frame-name="_top" xlink:show="replace"><text:span text:style-name="T921">3.12.29.</text:span><text:span text:style-name="T922"><text:tab/></text:span><text:span text:style-name="T923">FTEST</text:span><text:tab/>68</text:a></text:p>
          <text:p text:style-name="TOC3"><text:a xlink:href="#_Toc330051873" office:target-frame-name="_top" xlink:show="replace"><text:span text:style-name="T924">3.12.30.</text:span><text:span text:style-name="T925"><text:tab/></text:span><text:span text:style-name="T926">GAMMADIST</text:span><text:tab/>68</text:a></text:p>
          <text:p text:style-name="TOC3"><text:a xlink:href="#_Toc330051874" office:target-frame-name="_top" xlink:show="replace"><text:span text:style-name="T927">3.12.31.</text:span><text:span text:style-name="T928"><text:tab/></text:span><text:span text:style-name="T929">GAMMAINV</text:span><text:tab/>68</text:a></text:p>
          <text:p text:style-name="TOC3"><text:a xlink:href="#_Toc330051875" office:target-frame-name="_top" xlink:show="replace"><text:span text:style-name="T930">3.12.32.</text:span><text:span text:style-name="T931"><text:tab/></text:span><text:span text:style-name="T932">GAMMALN</text:span><text:tab/>68</text:a></text:p>
          <text:p text:style-name="TOC3"><text:a xlink:href="#_Toc330051876" office:target-frame-name="_top" xlink:show="replace"><text:span text:style-name="T933">3.12.33.</text:span><text:span text:style-name="T934"><text:tab/></text:span><text:span text:style-name="T935">GEOMEAN</text:span><text:tab/>68</text:a></text:p>
          <text:p text:style-name="TOC3"><text:a xlink:href="#_Toc330051877" office:target-frame-name="_top" xlink:show="replace"><text:span text:style-name="T936">3.12.34.</text:span><text:span text:style-name="T937"><text:tab/></text:span><text:span text:style-name="T938">GROWTH</text:span><text:tab/>68</text:a></text:p>
          <text:p text:style-name="TOC3"><text:a xlink:href="#_Toc330051878" office:target-frame-name="_top" xlink:show="replace"><text:span text:style-name="T939">3.12.35.</text:span><text:span text:style-name="T940"><text:tab/></text:span><text:span text:style-name="T941">HARMEAN</text:span><text:tab/>69</text:a></text:p>
          <text:p text:style-name="TOC3"><text:a xlink:href="#_Toc330051879" office:target-frame-name="_top" xlink:show="replace"><text:span text:style-name="T942">3.12.36.</text:span><text:span text:style-name="T943"><text:tab/></text:span><text:span text:style-name="T944">HYPGEOMDIST</text:span><text:tab/>69</text:a></text:p>
          <text:p text:style-name="TOC3"><text:a xlink:href="#_Toc330051880" office:target-frame-name="_top" xlink:show="replace"><text:span text:style-name="T945">3.12.37.</text:span><text:span text:style-name="T946"><text:tab/></text:span><text:span text:style-name="T947">INTERCEPT</text:span><text:tab/>69</text:a></text:p>
          <text:p text:style-name="TOC3"><text:a xlink:href="#_Toc330051881" office:target-frame-name="_top" xlink:show="replace"><text:span text:style-name="T948">3.12.38.</text:span><text:span text:style-name="T949"><text:tab/></text:span><text:span text:style-name="T950">KURT</text:span><text:tab/>69</text:a></text:p>
          <text:p text:style-name="TOC3"><text:a xlink:href="#_Toc330051882" office:target-frame-name="_top" xlink:show="replace"><text:span text:style-name="T951">3.12.39.</text:span><text:span text:style-name="T952"><text:tab/></text:span><text:span text:style-name="T953">LARGE</text:span><text:tab/>69</text:a></text:p>
          <text:p text:style-name="TOC3"><text:a xlink:href="#_Toc330051883" office:target-frame-name="_top" xlink:show="replace"><text:span text:style-name="T954">3.12.40.</text:span><text:span text:style-name="T955"><text:tab/></text:span><text:span text:style-name="T956">LINEST</text:span><text:tab/>69</text:a></text:p>
          <text:p text:style-name="TOC3"><text:a xlink:href="#_Toc330051884" office:target-frame-name="_top" xlink:show="replace"><text:span text:style-name="T957">3.12.41.</text:span><text:span text:style-name="T958"><text:tab/></text:span><text:span text:style-name="T959">LOGEST</text:span><text:tab/>69</text:a></text:p>
          <text:p text:style-name="TOC3"><text:a xlink:href="#_Toc330051885" office:target-frame-name="_top" xlink:show="replace"><text:span text:style-name="T960">3.12.42.</text:span><text:span text:style-name="T961"><text:tab/></text:span><text:span text:style-name="T962">LOGINV</text:span><text:tab/>69</text:a></text:p>
          <text:p text:style-name="TOC3"><text:a xlink:href="#_Toc330051886" office:target-frame-name="_top" xlink:show="replace"><text:span text:style-name="T963">3.12.43.</text:span><text:span text:style-name="T964"><text:tab/></text:span><text:span text:style-name="T965">LOGNORMDIST</text:span><text:tab/>69</text:a></text:p>
          <text:p text:style-name="TOC3"><text:a xlink:href="#_Toc330051887" office:target-frame-name="_top" xlink:show="replace"><text:span text:style-name="T966">3.12.44.</text:span><text:span text:style-name="T967"><text:tab/></text:span><text:span text:style-name="T968">MAX</text:span><text:tab/>69</text:a></text:p>
          <text:p text:style-name="TOC3"><text:a xlink:href="#_Toc330051888" office:target-frame-name="_top" xlink:show="replace"><text:span text:style-name="T969">3.12.45.</text:span><text:span text:style-name="T970"><text:tab/></text:span><text:span text:style-name="T971">MAXA</text:span><text:tab/>69</text:a></text:p>
          <text:p text:style-name="TOC3"><text:a xlink:href="#_Toc330051889" office:target-frame-name="_top" xlink:show="replace"><text:span text:style-name="T972">3.12.46.</text:span><text:span text:style-name="T973"><text:tab/></text:span><text:span text:style-name="T974">MEDIAN</text:span><text:tab/>69</text:a></text:p>
          <text:p text:style-name="TOC3"><text:a xlink:href="#_Toc330051890" office:target-frame-name="_top" xlink:show="replace"><text:span text:style-name="T975">3.12.47.</text:span><text:span text:style-name="T976"><text:tab/></text:span><text:span text:style-name="T977">MIN</text:span><text:tab/>69</text:a></text:p>
          <text:p text:style-name="TOC3"><text:a xlink:href="#_Toc330051891" office:target-frame-name="_top" xlink:show="replace"><text:span text:style-name="T978">3.12.48.</text:span><text:span text:style-name="T979"><text:tab/></text:span><text:span text:style-name="T980">MINA</text:span><text:tab/>69</text:a></text:p>
          <text:p text:style-name="TOC3"><text:a xlink:href="#_Toc330051892" office:target-frame-name="_top" xlink:show="replace"><text:span text:style-name="T981">3.12.49.</text:span><text:span text:style-name="T982"><text:tab/></text:span><text:span text:style-name="T983">MODE</text:span><text:tab/>69</text:a></text:p>
          <text:p text:style-name="TOC3"><text:a xlink:href="#_Toc330051893" office:target-frame-name="_top" xlink:show="replace"><text:span text:style-name="T984">3.12.50.</text:span><text:span text:style-name="T985"><text:tab/></text:span><text:span text:style-name="T986">NEGBINOMDIST</text:span><text:tab/>69</text:a></text:p>
          <text:p text:style-name="TOC3"><text:a xlink:href="#_Toc330051894" office:target-frame-name="_top" xlink:show="replace"><text:span text:style-name="T987">3.12.51.</text:span><text:span text:style-name="T988"><text:tab/></text:span><text:span text:style-name="T989">NORMDIST</text:span><text:tab/>69</text:a></text:p>
          <text:p text:style-name="TOC3"><text:a xlink:href="#_Toc330051895" office:target-frame-name="_top" xlink:show="replace"><text:span text:style-name="T990">3.12.52.</text:span><text:span text:style-name="T991"><text:tab/></text:span><text:span text:style-name="T992">NORMINV</text:span><text:tab/>70</text:a></text:p>
          <text:p text:style-name="TOC3"><text:a xlink:href="#_Toc330051896" office:target-frame-name="_top" xlink:show="replace"><text:span text:style-name="T993">3.12.53.</text:span><text:span text:style-name="T994"><text:tab/></text:span><text:span text:style-name="T995">NORMSDIST</text:span><text:tab/>70</text:a></text:p>
          <text:p text:style-name="TOC3"><text:a xlink:href="#_Toc330051897" office:target-frame-name="_top" xlink:show="replace"><text:span text:style-name="T996">3.12.54.</text:span><text:span text:style-name="T997"><text:tab/></text:span><text:span text:style-name="T998">NORMSINV</text:span><text:tab/>70</text:a></text:p>
          <text:p text:style-name="TOC3"><text:a xlink:href="#_Toc330051898" office:target-frame-name="_top" xlink:show="replace"><text:span text:style-name="T999">3.12.55.</text:span><text:span text:style-name="T1000"><text:tab/></text:span><text:span text:style-name="T1001">PEARSON</text:span><text:tab/>70</text:a></text:p>
          <text:p text:style-name="TOC3"><text:a xlink:href="#_Toc330051899" office:target-frame-name="_top" xlink:show="replace"><text:span text:style-name="T1002">3.12.56.</text:span><text:span text:style-name="T1003"><text:tab/></text:span><text:span text:style-name="T1004">PERCENTILE</text:span><text:tab/>70</text:a></text:p>
          <text:p text:style-name="TOC3"><text:a xlink:href="#_Toc330051900" office:target-frame-name="_top" xlink:show="replace"><text:span text:style-name="T1005">3.12.57.</text:span><text:span text:style-name="T1006"><text:tab/></text:span><text:span text:style-name="T1007">PERCENTRANK</text:span><text:tab/>70</text:a></text:p>
          <text:p text:style-name="TOC3"><text:a xlink:href="#_Toc330051901" office:target-frame-name="_top" xlink:show="replace"><text:span text:style-name="T1008">3.12.58.</text:span><text:span text:style-name="T1009"><text:tab/></text:span><text:span text:style-name="T1010">PERMUT</text:span><text:tab/>70</text:a></text:p>
          <text:p text:style-name="TOC3"><text:a xlink:href="#_Toc330051902" office:target-frame-name="_top" xlink:show="replace"><text:span text:style-name="T1011">3.12.59.</text:span><text:span text:style-name="T1012"><text:tab/></text:span><text:span text:style-name="T1013">POISSON</text:span><text:tab/>70</text:a></text:p>
          <text:p text:style-name="TOC3"><text:a xlink:href="#_Toc330051903" office:target-frame-name="_top" xlink:show="replace"><text:span text:style-name="T1014">3.12.60.</text:span><text:span text:style-name="T1015"><text:tab/></text:span><text:span text:style-name="T1016">PROB</text:span><text:tab/>70</text:a></text:p>
          <text:p text:style-name="TOC3"><text:a xlink:href="#_Toc330051904" office:target-frame-name="_top" xlink:show="replace"><text:span text:style-name="T1017">3.12.61.</text:span><text:span text:style-name="T1018"><text:tab/></text:span><text:span text:style-name="T1019">QUARTILE</text:span><text:tab/>70</text:a></text:p>
          <text:p text:style-name="TOC3"><text:a xlink:href="#_Toc330051905" office:target-frame-name="_top" xlink:show="replace"><text:span text:style-name="T1020">3.12.62.</text:span><text:span text:style-name="T1021"><text:tab/></text:span><text:span text:style-name="T1022">RANK</text:span><text:tab/>70</text:a></text:p>
          <text:p text:style-name="TOC3"><text:a xlink:href="#_Toc330051906" office:target-frame-name="_top" xlink:show="replace"><text:span text:style-name="T1023">3.12.63.</text:span><text:span text:style-name="T1024"><text:tab/></text:span><text:span text:style-name="T1025">RSQ</text:span><text:tab/>70</text:a></text:p>
          <text:p text:style-name="TOC3"><text:a xlink:href="#_Toc330051907" office:target-frame-name="_top" xlink:show="replace"><text:span text:style-name="T1026">3.12.64.</text:span><text:span text:style-name="T1027"><text:tab/></text:span><text:span text:style-name="T1028">SKEW</text:span><text:tab/>70</text:a></text:p>
          <text:p text:style-name="TOC3"><text:a xlink:href="#_Toc330051908" office:target-frame-name="_top" xlink:show="replace"><text:span text:style-name="T1029">3.12.65.</text:span><text:span text:style-name="T1030"><text:tab/></text:span><text:span text:style-name="T1031">SLOPE</text:span><text:tab/>70</text:a></text:p>
          <text:p text:style-name="TOC3"><text:a xlink:href="#_Toc330051909" office:target-frame-name="_top" xlink:show="replace"><text:span text:style-name="T1032">3.12.66.</text:span><text:span text:style-name="T1033"><text:tab/></text:span><text:span text:style-name="T1034">SMALL</text:span><text:tab/>70</text:a></text:p>
          <text:p text:style-name="TOC3"><text:a xlink:href="#_Toc330051910" office:target-frame-name="_top" xlink:show="replace"><text:span text:style-name="T1035">3.12.67.</text:span><text:span text:style-name="T1036"><text:tab/></text:span><text:span text:style-name="T1037">STANDARDIZE</text:span><text:tab/>70</text:a></text:p>
          <text:p text:style-name="TOC3"><text:a xlink:href="#_Toc330051911" office:target-frame-name="_top" xlink:show="replace"><text:span text:style-name="T1038">3.12.68.</text:span><text:span text:style-name="T1039"><text:tab/></text:span><text:span text:style-name="T1040">STDEV</text:span><text:tab/>70</text:a></text:p>
          <text:p text:style-name="TOC3"><text:a xlink:href="#_Toc330051912" office:target-frame-name="_top" xlink:show="replace"><text:span text:style-name="T1041">3.12.69.</text:span><text:span text:style-name="T1042"><text:tab/></text:span><text:span text:style-name="T1043">STDEVA</text:span><text:tab/>71</text:a></text:p>
          <text:p text:style-name="TOC3"><text:a xlink:href="#_Toc330051913" office:target-frame-name="_top" xlink:show="replace"><text:span text:style-name="T1044">3.12.70.</text:span><text:span text:style-name="T1045"><text:tab/></text:span><text:span text:style-name="T1046">STDEVP</text:span><text:tab/>71</text:a></text:p>
          <text:p text:style-name="TOC3"><text:a xlink:href="#_Toc330051914" office:target-frame-name="_top" xlink:show="replace"><text:span text:style-name="T1047">3.12.71.</text:span><text:span text:style-name="T1048"><text:tab/></text:span><text:span text:style-name="T1049">STDEVPA</text:span><text:tab/>71</text:a></text:p>
          <text:p text:style-name="TOC3"><text:a xlink:href="#_Toc330051915" office:target-frame-name="_top" xlink:show="replace"><text:span text:style-name="T1050">3.12.72.</text:span><text:span text:style-name="T1051"><text:tab/></text:span><text:span text:style-name="T1052">STEYX</text:span><text:tab/>71</text:a></text:p>
          <text:p text:style-name="TOC3"><text:a xlink:href="#_Toc330051916" office:target-frame-name="_top" xlink:show="replace"><text:span text:style-name="T1053">3.12.73.</text:span><text:span text:style-name="T1054"><text:tab/></text:span><text:span text:style-name="T1055">TDIST</text:span><text:tab/>71</text:a></text:p>
          <text:p text:style-name="TOC3"><text:a xlink:href="#_Toc330051917" office:target-frame-name="_top" xlink:show="replace"><text:span text:style-name="T1056">3.12.74.</text:span><text:span text:style-name="T1057"><text:tab/></text:span><text:span text:style-name="T1058">TINV</text:span><text:tab/>71</text:a></text:p>
          <text:p text:style-name="TOC3"><text:a xlink:href="#_Toc330051918" office:target-frame-name="_top" xlink:show="replace"><text:span text:style-name="T1059">3.12.75.</text:span><text:span text:style-name="T1060"><text:tab/></text:span><text:span text:style-name="T1061">TREND</text:span><text:tab/>71</text:a></text:p>
          <text:p text:style-name="TOC3"><text:a xlink:href="#_Toc330051919" office:target-frame-name="_top" xlink:show="replace"><text:span text:style-name="T1062">3.12.76.</text:span><text:span text:style-name="T1063"><text:tab/></text:span><text:span text:style-name="T1064">TRIMMEAN</text:span><text:tab/>71</text:a></text:p>
          <text:p text:style-name="TOC3"><text:a xlink:href="#_Toc330051920" office:target-frame-name="_top" xlink:show="replace"><text:span text:style-name="T1065">3.12.77.</text:span><text:span text:style-name="T1066"><text:tab/></text:span><text:span text:style-name="T1067">TTEST</text:span><text:tab/>71</text:a></text:p>
          <text:p text:style-name="TOC3"><text:a xlink:href="#_Toc330051921" office:target-frame-name="_top" xlink:show="replace"><text:span text:style-name="T1068">3.12.78.</text:span><text:span text:style-name="T1069"><text:tab/></text:span><text:span text:style-name="T1070">VAR</text:span><text:tab/>71</text:a></text:p>
          <text:p text:style-name="TOC3"><text:a xlink:href="#_Toc330051922" office:target-frame-name="_top" xlink:show="replace"><text:span text:style-name="T1071">3.12.79.</text:span><text:span text:style-name="T1072"><text:tab/></text:span><text:span text:style-name="T1073">VARA</text:span><text:tab/>71</text:a></text:p>
          <text:p text:style-name="TOC3"><text:a xlink:href="#_Toc330051923" office:target-frame-name="_top" xlink:show="replace"><text:span text:style-name="T1074">3.12.80.</text:span><text:span text:style-name="T1075"><text:tab/></text:span><text:span text:style-name="T1076">VARP</text:span><text:tab/>71</text:a></text:p>
          <text:p text:style-name="TOC3"><text:a xlink:href="#_Toc330051924" office:target-frame-name="_top" xlink:show="replace"><text:span text:style-name="T1077">3.12.81.</text:span><text:span text:style-name="T1078"><text:tab/></text:span><text:span text:style-name="T1079">VARPA</text:span><text:tab/>71</text:a></text:p>
          <text:p text:style-name="TOC3"><text:a xlink:href="#_Toc330051925" office:target-frame-name="_top" xlink:show="replace"><text:span text:style-name="T1080">3.12.82.</text:span><text:span text:style-name="T1081"><text:tab/></text:span><text:span text:style-name="T1082">WEIBULL</text:span><text:tab/>71</text:a></text:p>
          <text:p text:style-name="TOC3"><text:a xlink:href="#_Toc330051926" office:target-frame-name="_top" xlink:show="replace"><text:span text:style-name="T1083">3.12.83.</text:span><text:span text:style-name="T1084"><text:tab/></text:span><text:span text:style-name="T1085">ZTEST</text:span><text:tab/>71</text:a></text:p>
          <text:p text:style-name="P1086"><text:a xlink:href="#_Toc330051927" office:target-frame-name="_top" xlink:show="replace"><text:span text:style-name="T1087">3.13.</text:span><text:span text:style-name="T1088"><text:tab/></text:span><text:span text:style-name="T1089">Text and Data Functions</text:span><text:tab/>72</text:a></text:p>
          <text:p text:style-name="TOC3"><text:a xlink:href="#_Toc330051928" office:target-frame-name="_top" xlink:show="replace"><text:span text:style-name="T1090">3.13.1.</text:span><text:span text:style-name="T1091"><text:tab/></text:span><text:span text:style-name="T1092">ASC</text:span><text:tab/>72</text:a></text:p>
          <text:p text:style-name="TOC3"><text:a xlink:href="#_Toc330051929" office:target-frame-name="_top" xlink:show="replace"><text:span text:style-name="T1093">3.13.2.</text:span><text:span text:style-name="T1094"><text:tab/></text:span><text:span text:style-name="T1095">BAHTTEXT</text:span><text:tab/>72</text:a></text:p>
          <text:p text:style-name="TOC3"><text:a xlink:href="#_Toc330051930" office:target-frame-name="_top" xlink:show="replace"><text:span text:style-name="T1096">3.13.3.</text:span><text:span text:style-name="T1097"><text:tab/></text:span><text:span text:style-name="T1098">CHAR</text:span><text:tab/>72</text:a></text:p>
          <text:p text:style-name="TOC3"><text:a xlink:href="#_Toc330051931" office:target-frame-name="_top" xlink:show="replace"><text:span text:style-name="T1099">3.13.4.</text:span><text:span text:style-name="T1100"><text:tab/></text:span><text:span text:style-name="T1101">CLEAN</text:span><text:tab/>72</text:a></text:p>
          <text:p text:style-name="TOC3"><text:a xlink:href="#_Toc330051932" office:target-frame-name="_top" xlink:show="replace"><text:span text:style-name="T1102">3.13.5.</text:span><text:span text:style-name="T1103"><text:tab/></text:span><text:span text:style-name="T1104">CODE</text:span><text:tab/>72</text:a></text:p>
          <text:p text:style-name="TOC3"><text:a xlink:href="#_Toc330051933" office:target-frame-name="_top" xlink:show="replace"><text:span text:style-name="T1105">3.13.6.</text:span><text:span text:style-name="T1106"><text:tab/></text:span><text:span text:style-name="T1107">CONCATENATE</text:span><text:tab/>72</text:a></text:p>
          <text:p text:style-name="TOC3"><text:a xlink:href="#_Toc330051934" office:target-frame-name="_top" xlink:show="replace"><text:span text:style-name="T1108">3.13.7.</text:span><text:span text:style-name="T1109"><text:tab/></text:span><text:span text:style-name="T1110">DOLLAR</text:span><text:tab/>72</text:a></text:p>
          <text:p text:style-name="TOC3"><text:a xlink:href="#_Toc330051935" office:target-frame-name="_top" xlink:show="replace"><text:span text:style-name="T1111">3.13.8.</text:span><text:span text:style-name="T1112"><text:tab/></text:span><text:span text:style-name="T1113">EXACT</text:span><text:tab/>72</text:a></text:p>
          <text:p text:style-name="TOC3"><text:a xlink:href="#_Toc330051936" office:target-frame-name="_top" xlink:show="replace"><text:span text:style-name="T1114">3.13.9.</text:span><text:span text:style-name="T1115"><text:tab/></text:span><text:span text:style-name="T1116">FIND</text:span><text:tab/>72</text:a></text:p>
          <text:p text:style-name="TOC3"><text:a xlink:href="#_Toc330051937" office:target-frame-name="_top" xlink:show="replace"><text:span text:style-name="T1117">3.13.10.</text:span><text:span text:style-name="T1118"><text:tab/></text:span><text:span text:style-name="T1119">FINDB</text:span><text:tab/>72</text:a></text:p>
          <text:p text:style-name="TOC3"><text:a xlink:href="#_Toc330051938" office:target-frame-name="_top" xlink:show="replace"><text:span text:style-name="T1120">3.13.11.</text:span><text:span text:style-name="T1121"><text:tab/></text:span><text:span text:style-name="T1122">FIXED</text:span><text:tab/>72</text:a></text:p>
          <text:p text:style-name="TOC3"><text:a xlink:href="#_Toc330051939" office:target-frame-name="_top" xlink:show="replace"><text:span text:style-name="T1123">3.13.12.</text:span><text:span text:style-name="T1124"><text:tab/></text:span><text:span text:style-name="T1125">JIS</text:span><text:tab/>72</text:a></text:p>
          <text:p text:style-name="TOC3"><text:a xlink:href="#_Toc330051940" office:target-frame-name="_top" xlink:show="replace"><text:span text:style-name="T1126">3.13.13.</text:span><text:span text:style-name="T1127"><text:tab/></text:span><text:span text:style-name="T1128">LEFT</text:span><text:tab/>72</text:a></text:p>
          <text:p text:style-name="TOC3"><text:a xlink:href="#_Toc330051941" office:target-frame-name="_top" xlink:show="replace"><text:span text:style-name="T1129">3.13.14.</text:span><text:span text:style-name="T1130"><text:tab/></text:span><text:span text:style-name="T1131">LEFTB</text:span><text:tab/>72</text:a></text:p>
          <text:p text:style-name="TOC3"><text:a xlink:href="#_Toc330051942" office:target-frame-name="_top" xlink:show="replace"><text:span text:style-name="T1132">3.13.15.</text:span><text:span text:style-name="T1133"><text:tab/></text:span><text:span text:style-name="T1134">LEN</text:span><text:tab/>72</text:a></text:p>
          <text:p text:style-name="TOC3"><text:a xlink:href="#_Toc330051943" office:target-frame-name="_top" xlink:show="replace"><text:span text:style-name="T1135">3.13.16.</text:span><text:span text:style-name="T1136"><text:tab/></text:span><text:span text:style-name="T1137">LENB</text:span><text:tab/>73</text:a></text:p>
          <text:p text:style-name="TOC3"><text:a xlink:href="#_Toc330051944" office:target-frame-name="_top" xlink:show="replace"><text:span text:style-name="T1138">3.13.17.</text:span><text:span text:style-name="T1139"><text:tab/></text:span><text:span text:style-name="T1140">LOWER</text:span><text:tab/>73</text:a></text:p>
          <text:p text:style-name="TOC3"><text:a xlink:href="#_Toc330051945" office:target-frame-name="_top" xlink:show="replace"><text:span text:style-name="T1141">3.13.18.</text:span><text:span text:style-name="T1142"><text:tab/></text:span><text:span text:style-name="T1143">MID</text:span><text:tab/>73</text:a></text:p>
          <text:p text:style-name="TOC3"><text:a xlink:href="#_Toc330051946" office:target-frame-name="_top" xlink:show="replace"><text:span text:style-name="T1144">3.13.19.</text:span><text:span text:style-name="T1145"><text:tab/></text:span><text:span text:style-name="T1146">MIDB</text:span><text:tab/>73</text:a></text:p>
          <text:p text:style-name="TOC3"><text:a xlink:href="#_Toc330051947" office:target-frame-name="_top" xlink:show="replace"><text:span text:style-name="T1147">3.13.20.</text:span><text:span text:style-name="T1148"><text:tab/></text:span><text:span text:style-name="T1149">PHONETIC</text:span><text:tab/>73</text:a></text:p>
          <text:p text:style-name="TOC3"><text:a xlink:href="#_Toc330051948" office:target-frame-name="_top" xlink:show="replace"><text:span text:style-name="T1150">3.13.21.</text:span><text:span text:style-name="T1151"><text:tab/></text:span><text:span text:style-name="T1152">PROPER</text:span><text:tab/>73</text:a></text:p>
          <text:p text:style-name="TOC3"><text:a xlink:href="#_Toc330051949" office:target-frame-name="_top" xlink:show="replace"><text:span text:style-name="T1153">3.13.22.</text:span><text:span text:style-name="T1154"><text:tab/></text:span><text:span text:style-name="T1155">REPLACE</text:span><text:tab/>73</text:a></text:p>
          <text:p text:style-name="TOC3"><text:a xlink:href="#_Toc330051950" office:target-frame-name="_top" xlink:show="replace"><text:span text:style-name="T1156">3.13.23.</text:span><text:span text:style-name="T1157"><text:tab/></text:span><text:span text:style-name="T1158">REPLACEB</text:span><text:tab/>73</text:a></text:p>
          <text:p text:style-name="TOC3"><text:a xlink:href="#_Toc330051951" office:target-frame-name="_top" xlink:show="replace"><text:span text:style-name="T1159">3.13.24.</text:span><text:span text:style-name="T1160"><text:tab/></text:span><text:span text:style-name="T1161">REPT</text:span><text:tab/>73</text:a></text:p>
          <text:p text:style-name="TOC3"><text:a xlink:href="#_Toc330051952" office:target-frame-name="_top" xlink:show="replace"><text:span text:style-name="T1162">3.13.25.</text:span><text:span text:style-name="T1163"><text:tab/></text:span><text:span text:style-name="T1164">RIGHT</text:span><text:tab/>73</text:a></text:p>
          <text:p text:style-name="TOC3"><text:a xlink:href="#_Toc330051953" office:target-frame-name="_top" xlink:show="replace"><text:span text:style-name="T1165">3.13.26.</text:span><text:span text:style-name="T1166"><text:tab/></text:span><text:span text:style-name="T1167">RIGHTB</text:span><text:tab/>73</text:a></text:p>
          <text:p text:style-name="TOC3"><text:a xlink:href="#_Toc330051954" office:target-frame-name="_top" xlink:show="replace"><text:span text:style-name="T1168">3.13.27.</text:span><text:span text:style-name="T1169"><text:tab/></text:span><text:span text:style-name="T1170">SEARCH</text:span><text:tab/>73</text:a></text:p>
          <text:p text:style-name="TOC3"><text:a xlink:href="#_Toc330051955" office:target-frame-name="_top" xlink:show="replace"><text:span text:style-name="T1171">3.13.28.</text:span><text:span text:style-name="T1172"><text:tab/></text:span><text:span text:style-name="T1173">SEARCHB</text:span><text:tab/>73</text:a></text:p>
          <text:p text:style-name="TOC3"><text:a xlink:href="#_Toc330051956" office:target-frame-name="_top" xlink:show="replace"><text:span text:style-name="T1174">3.13.29.</text:span><text:span text:style-name="T1175"><text:tab/></text:span><text:span text:style-name="T1176">SUBSTITUTE</text:span><text:tab/>73</text:a></text:p>
          <text:p text:style-name="TOC3"><text:a xlink:href="#_Toc330051957" office:target-frame-name="_top" xlink:show="replace"><text:span text:style-name="T1177">3.13.30.</text:span><text:span text:style-name="T1178"><text:tab/></text:span><text:span text:style-name="T1179">T</text:span><text:tab/>73</text:a></text:p>
          <text:p text:style-name="TOC3"><text:a xlink:href="#_Toc330051958" office:target-frame-name="_top" xlink:show="replace"><text:span text:style-name="T1180">3.13.31.</text:span><text:span text:style-name="T1181"><text:tab/></text:span><text:span text:style-name="T1182">TEXT</text:span><text:tab/>73</text:a></text:p>
          <text:p text:style-name="TOC3"><text:a xlink:href="#_Toc330051959" office:target-frame-name="_top" xlink:show="replace"><text:span text:style-name="T1183">3.13.32.</text:span><text:span text:style-name="T1184"><text:tab/></text:span><text:span text:style-name="T1185">TRIM</text:span><text:tab/>73</text:a></text:p>
          <text:p text:style-name="TOC3"><text:a xlink:href="#_Toc330051960" office:target-frame-name="_top" xlink:show="replace"><text:span text:style-name="T1186">3.13.33.</text:span><text:span text:style-name="T1187"><text:tab/></text:span><text:span text:style-name="T1188">UPPER</text:span><text:tab/>74</text:a></text:p>
          <text:p text:style-name="TOC3"><text:a xlink:href="#_Toc330051961" office:target-frame-name="_top" xlink:show="replace"><text:span text:style-name="T1189">3.13.34.</text:span><text:span text:style-name="T1190"><text:tab/></text:span><text:span text:style-name="T1191">VALUE</text:span><text:tab/>74</text:a></text:p>
          <text:p text:style-name="P1192"><text:a xlink:href="#_Toc330051962" office:target-frame-name="_top" xlink:show="replace"><text:span text:style-name="T1193">4.</text:span><text:span text:style-name="T1194"><text:tab/></text:span><text:span text:style-name="T1195">Credits</text:span><text:tab/>75</text:a></text:p>
        </text:index-body>
      </text:table-of-content>
      <text:p text:style-name="Normal"/>
      <text:h text:style-name="P1196" text:outline-level="1"><text:bookmark-start text:name="_Toc330051592"/><text:soft-page-break/>Frequently asked questions<text:bookmark-end text:name="_Toc330051592"/></text:h>
      <text:p text:style-name="P1197"><text:span text:style-name="T1198">The</text:span><text:span text:style-name="T1199"><text:s/>up-to-date</text:span><text:span text:style-name="T1200"><text:s/>F.A.Q. page for PHPExcel can be found on<text:s/></text:span><text:a xlink:href="http://www.codeplex.com/PHPExcel/Wiki/View.aspx?title=FAQ&amp;referringTitle=Requirements" office:target-frame-name="_top" xlink:show="replace"><text:span text:style-name="T1201">http://www.codeplex.com/PHPExcel/Wiki/View.aspx?title=FAQ&amp;referringTitle=Requirements</text:span></text:a><text:span text:style-name="T1202">.</text:span></text:p>
      <text:h text:style-name="P1203" text:outline-level="4">Formulas don’t seem to be calculated in Excel2003 using compatibility pack?</text:h>
      <text:p text:style-name="P1204">This is normal behaviour of the compatibility pack, Excel2007 displays this correctly. Use PHPExcel_Writer_Excel5 if you really need calculated values, or force recalculation in Excel2003.</text:p>
      <text:h text:style-name="P1205" text:outline-level="1"><text:bookmark-start text:name="_Toc330051593"/><text:soft-page-break/>Function Reference<text:bookmark-end text:name="_Toc330051593"/></text:h>
      <text:h text:style-name="P1206" text:outline-level="2"><text:bookmark-start text:name="_Ref220740191"/><text:bookmark-start text:name="_Ref220740210"/><text:bookmark-start text:name="_Toc330051594"/>Function<text:s/>that are not<text:s/>Supported<text:s/>in Excel5<text:bookmark-end text:name="_Toc330051594"/></text:h>
      <text:p text:style-name="P1207">Not all functions are supported by the Excel 5 Writer.<text:s/>Use of these functions within your workbooks will result in an error when trying to write to Excel5.</text:p>
      <text:p text:style-name="P1208">The following is the list of those functions<text:s/>that are implemented within PHPExcel, but<text:s/>that cannot currently be written to Excel 5.</text:p>
      <text:h text:style-name="P1209" text:outline-level="4">Date and Time</text:h>
      <text:p text:style-name="P1210">EDATE<text:tab/><text:tab/>Not a standard function within Excel 5, but an add-in from the Analysis ToolPak.</text:p>
      <text:p text:style-name="P1211">EOMONTH<text:s/><text:tab/>Not a standard function within Excel 5, but an add-in from the Analysis ToolPak.</text:p>
      <text:h text:style-name="P1212" text:outline-level="2"><text:bookmark-start text:name="_Toc330051595"/>Date and Time Values<text:bookmark-end text:name="_Ref220740191"/><text:bookmark-end text:name="_Ref220740210"/><text:bookmark-end text:name="_Toc330051595"/></text:h>
      <text:h text:style-name="P1213" text:outline-level="3"><text:bookmark-start text:name="_Toc330051596"/>Excel functions that return a Date<text:s/>and Time<text:s/>value<text:bookmark-end text:name="_Toc330051596"/></text:h>
      <text:p text:style-name="P1214">Any of the Date and Time functions that return a date value in Excel can return either an Excel timestamp or a PHP timestamp or date object.</text:p>
      <text:p text:style-name="P1215"/>
      <text:p text:style-name="P1216">It is possible for scripts to change the data type used for returning date values by calling the PHPExcel_Calculation_Functions::setReturnDateType() method:</text:p>
      <text:p text:style-name="P1217"/>
      <text:p text:style-name="Code"/>
      <text:p text:style-name="Code">PHPExcel_Calculation_Functions::setReturnDateType($returnDateType);</text:p>
      <text:p text:style-name="Code"/>
      <text:p text:style-name="P1218"/>
      <text:p text:style-name="P1219">where the following constants can be used for $returnDateType</text:p>
      <text:p text:style-name="P1220"/>
      <text:p text:style-name="Code"/>
      <text:p text:style-name="Code">PHPExcel_Calculation_Functions::RETURNDATE_PHP_NUMERIC</text:p>
      <text:p text:style-name="Code">PHPExcel_Calculation_Functions::RETURNDATE_PHP_OBJECT</text:p>
      <text:p text:style-name="Code">PHPExcel_Calculation_Functions::RETURNDATE_EXCEL</text:p>
      <text:p text:style-name="Code"/>
      <text:p text:style-name="P1221"/>
      <text:p text:style-name="P1222">The method will return a Boolean True on success, False on failure (e.g. if an invalid value is passed in for the return date type).</text:p>
      <text:p text:style-name="P1223"/>
      <text:p text:style-name="P1224">The PHPExcel_Calculation_Functions::getReturnDateType() method can be used to determine the current value of this setting:</text:p>
      <text:p text:style-name="P1225"/>
      <text:p text:style-name="Code"/>
      <text:p text:style-name="Code">$returnDateType = PHPExcel_Calculation_Functions::getReturnDateType();</text:p>
      <text:p text:style-name="Code"/>
      <text:p text:style-name="P1226"/>
      <text:p text:style-name="P1227">The default is RETURNDATE_PHP_NUMERIC.</text:p>
      <text:h text:style-name="P1228" text:outline-level="4">PHP Timestamps</text:h>
      <text:p text:style-name="Normal"><text:span text:style-name="T1229">If RETURNDATE_PHP_NUMERIC is set for the Return Date Type, then any date value returned to the calling script by any access to the Date and Time functions in Excel will be an integer value that represents the number of seconds from the PHP base date. The PHP base date (0) is 00:00 GMT on 1</text:span><text:span text:style-name="T1230">st</text:span><text:span text:style-name="T1231"><text:s/>January 1970. This value can be positive or negative: so a value of -3600 would be 23:00 hrs on 31</text:span><text:span text:style-name="T1232">st</text:span><text:span text:style-name="T1233"><text:s/>December 1969; while a value of +3600 would be 01:00 hrs on 1</text:span><text:span text:style-name="T1234">st</text:span><text:span text:style-name="T1235"><text:s/>January 1970. This gives PHP a date range of between 14</text:span><text:span text:style-name="T1236">th</text:span><text:span text:style-name="T1237"><text:s/>December 1901 and 19</text:span><text:span text:style-name="T1238">th</text:span><text:span text:style-name="T1239"><text:s/>January 2038.</text:span></text:p>
      <text:soft-page-break/>
      <text:h text:style-name="P1240" text:outline-level="4">PHP date/Time Objects</text:h>
      <text:p text:style-name="Normal"><text:span text:style-name="T1241">If the Return Date Type is set for RETURNDATE_PHP_NUMERIC, then any date value returned to the calling script by any access to the Date and Time functions in Excel will be a PHP date/time object</text:span><text:span text:style-name="T1242"><text:note text:note-class="footnote" text:id="_ftn0"><text:note-citation>1</text:note-citation><text:note-body><text:p text:style-name="FootnoteText"><text:span text:style-name="T1243"><text:s/></text:span><text:span text:style-name="T1244">See<text:s/></text:span><text:a xlink:href="http://www.php.net/manual/en/ref.datetime.php" office:target-frame-name="_top" xlink:show="replace"><text:span text:style-name="T1245">http://www.php.net/manual/en/ref.datetime.php</text:span></text:a><text:span text:style-name="T1246"><text:s/>for details of PHP date/time objects.</text:span></text:p></text:note-body></text:note></text:span><text:span text:style-name="T1247">.</text:span></text:p>
      <text:h text:style-name="P1248" text:outline-level="4">Excel Timestamps</text:h>
      <text:p text:style-name="Normal"><text:span text:style-name="T1249">If RETURNDATE_EXCEL is set for the Return Date Type, then the returned date value by any access to the Date and Time functions in Excel will be a floating point value that represents a number of days from the Excel base date. The Excel base date is determined by which calendar Excel uses: the Windows 1900 or the Mac 1904 calendar. 1</text:span><text:span text:style-name="T1250">st</text:span><text:span text:style-name="T1251"><text:s/>January 1900 is the base date for the Windows 1900 calendar while 1</text:span><text:span text:style-name="T1252">st</text:span><text:span text:style-name="T1253"><text:s/>January 1904 is the base date for the Mac 1904 calendar.</text:span></text:p>
      <text:p text:style-name="P1254">It is possible for scripts to change the calendar used for calculating Excel date values by calling the PHPExcel_Shared_Date::setExcelCalendar() method:</text:p>
      <text:p text:style-name="P1255"/>
      <text:p text:style-name="Code"/>
      <text:p text:style-name="Code">PHPExcel_Shared_Date::setExcelCalendar($baseDate);</text:p>
      <text:p text:style-name="Code"/>
      <text:p text:style-name="P1256"/>
      <text:p text:style-name="P1257">where the following constants can be used for $baseDate</text:p>
      <text:p text:style-name="P1258"/>
      <text:p text:style-name="Code"/>
      <text:p text:style-name="Code">PHPExcel_Shared_Date::CALENDAR_WINDOWS_1900</text:p>
      <text:p text:style-name="Code">PHPExcel_Shared_Date::CALENDAR_MAC_1904</text:p>
      <text:p text:style-name="Code"/>
      <text:p text:style-name="P1259"/>
      <text:p text:style-name="P1260">The method will return a Boolean True on success, False on failure (e.g. if an invalid value is passed in).</text:p>
      <text:p text:style-name="P1261"/>
      <text:p text:style-name="P1262">The PHPExcel_Shared_Date::getExcelCalendar() method can be used to determine the current value of this setting:</text:p>
      <text:p text:style-name="P1263"/>
      <text:p text:style-name="Code"/>
      <text:p text:style-name="Code">$baseDate = PHPExcel_Shared_Date::getExcelCalendar();</text:p>
      <text:p text:style-name="Code"/>
      <text:p text:style-name="P1264"/>
      <text:p text:style-name="Normal"><text:span text:style-name="T1265">The default is CALENDAR_WINDOWS_1900</text:span><text:span text:style-name="T1266"><text:note text:note-class="footnote" text:id="_ftn1"><text:note-citation>2</text:note-citation><text:note-body><text:p text:style-name="FootnoteText"><text:span text:style-name="T1267"><text:s/></text:span><text:span text:style-name="T1268">When reading from an Excel file generated using the<text:s/></text:span><text:span text:style-name="T1269">Windows 1900 or the<text:s/></text:span><text:span text:style-name="T1270">Mac 1904 calendar, PHPExcel will set this flag automatically to the correct value for that workbook. However, the setting is applied globally. Note that when you are reading multiple workbooks, some of which use Windows 1900 and others using Mac 1904, then the calendar setting that is applied will be that of the la</text:span><text:span text:style-name="T1271">te</text:span><text:span text:style-name="T1272">st file to be read. This may lead to errors in calculations.</text:span></text:p><text:p text:style-name="P1273"/><text:p text:style-name="P1274">When writing an Excel file, the calendar in that file will be set to the current value of the calendar flag in<text:s/>PHPExcel_Shared_Date.</text:p></text:note-body></text:note></text:span><text:span text:style-name="T1275">.</text:span></text:p>
      <text:h text:style-name="P1276" text:outline-level="4">Functions that return a Date/Time<text:s/>Value</text:h>
      <text:p text:style-name="P1277">DATE</text:p>
      <text:p text:style-name="P1278">DATEVALUE</text:p>
      <text:p text:style-name="P1279">EDATE</text:p>
      <text:p text:style-name="P1280">EOMONTH</text:p>
      <text:p text:style-name="P1281">NOW</text:p>
      <text:p text:style-name="P1282">TIME</text:p>
      <text:p text:style-name="P1283">TIMEVALUE</text:p>
      <text:p text:style-name="P1284">TODAY</text:p>
      <text:h text:style-name="P1285" text:outline-level="3"><text:bookmark-start text:name="_Toc330051597"/><text:soft-page-break/>Excel functions that accept Date<text:s/>and Time<text:s/>values as parameters<text:bookmark-end text:name="_Toc330051597"/></text:h>
      <text:p text:style-name="P1286">Date values passed in as parameters to a function can be an Excel timestamp or a PHP timestamp; or date object; or a string containing a date value (e.g. ‘1-Jan-2009’). PHPExcel will attempt to identify their type based on the PHP datatype:</text:p>
      <text:list text:style-name="LFO32" text:continue-numbering="true">
        <text:list-item>
          <text:p text:style-name="P1287">An integer numeric value will be treated as a PHP date timestamp</text:p>
        </text:list-item>
        <text:list-item>
          <text:p text:style-name="P1288">A real (floating point) numeric value will be treated as an Excel date timestamp.</text:p>
        </text:list-item>
        <text:list-item>
          <text:p text:style-name="P1289">Any PHP date object will be treated as a date object.</text:p>
        </text:list-item>
        <text:list-item>
          <text:p text:style-name="P1290"><text:span text:style-name="T1291">Any string value (even one containing straight numeric data) will be converted to a date/time object for validation as a date value based on the server locale settings, so passing through an ambiguous value of ‘07/08/2008’ will be treated as 7</text:span><text:span text:style-name="T1292">th</text:span><text:span text:style-name="T1293"><text:s/>August 2008 if your server settings are UK, but as 8</text:span><text:span text:style-name="T1294">th</text:span><text:span text:style-name="T1295"><text:s/>July 2008 if your server settings are US. However, if you pass through a value such as ‘31/12/2008’ that would be considered an error by a US-based server, but which is not ambiguous, then PHPExcel will attempt to correct this to 31</text:span><text:span text:style-name="T1296">st</text:span><text:span text:style-name="T1297"><text:s/>December 2008.</text:span></text:p>
        </text:list-item>
      </text:list>
      <text:p text:style-name="P1298">If the content of the string doesn’t match any of the formats recognised by the php date/time object implementation of strtotime() (which can handle a wider range of formats than the normal strtotime() function), then the function will return a ‘#VALUE’ error. However, Excel recommends that you should always use date timestamps for your date functions, and the recommendation for PHPExcel is the same: avoid strings because the result is not predictable.</text:p>
      <text:p text:style-name="P1299"/>
      <text:p text:style-name="P1300">The same principle applies when data is being written to Excel. Cells containing date actual values (rather than Excel functions that return a date value) are always written as Excel dates, converting where necessary. If a cell formatted as a date contains an integer or date/time object value, then it is converted to an Excel value for writing: if a cell formatted as a date contains a real value, then no conversion is required. Note that string values are written as strings rather than converted to Excel date timestamp values.</text:p>
      <text:h text:style-name="P1301" text:outline-level="4">Functions that expect a Date/Time<text:s/>Value</text:h>
      <text:p text:style-name="P1302">DATEDIF</text:p>
      <text:p text:style-name="P1303">DAY</text:p>
      <text:p text:style-name="P1304">DAYS360</text:p>
      <text:p text:style-name="P1305">EDATE</text:p>
      <text:p text:style-name="P1306">EOMONTH</text:p>
      <text:p text:style-name="P1307">HOUR</text:p>
      <text:p text:style-name="P1308">MINUTE</text:p>
      <text:p text:style-name="P1309">MONTH</text:p>
      <text:p text:style-name="P1310">NETWORKDAYS</text:p>
      <text:p text:style-name="P1311">SECOND</text:p>
      <text:p text:style-name="P1312">WEEKDAY</text:p>
      <text:p text:style-name="P1313">WEEKNUM</text:p>
      <text:p text:style-name="P1314">WORKDAY</text:p>
      <text:p text:style-name="P1315">YEAR</text:p>
      <text:p text:style-name="P1316">YEARFRAC</text:p>
      <text:h text:style-name="P1317" text:outline-level="3"><text:bookmark-start text:name="_Toc330051598"/>Helper Methods<text:bookmark-end text:name="_Toc330051598"/></text:h>
      <text:p text:style-name="P1318">In addition to the setExcelCalendar() and getExcelCalendar() methods, a number of other methods are available in the PHPExcel_Shared_Date class that can help when working with dates:</text:p>
      <text:h text:style-name="P1319" text:outline-level="4">PHPExcel_Shared_Date::ExcelToPHP($excelDate)</text:h>
      <text:p text:style-name="P1320">Converts a date/time<text:s/>from an Excel date timestamp to return a PHP<text:s/>serialized<text:s/>date/timestamp.</text:p>
      <text:p text:style-name="P1321">Note that this method does not trap for Excel dates that fall outside of the valid range for a PHP date timestamp.</text:p>
      <text:h text:style-name="P1322" text:outline-level="4">PHPExcel_Shared_Date::ExcelToPHPObject($excelDate)</text:h>
      <text:p text:style-name="P1323">Converts a date from an Excel date/timestamp to return a PHP<text:s/>DateTime object.</text:p>
      <text:soft-page-break/>
      <text:h text:style-name="P1324" text:outline-level="4">PHPExcel_Shared_Date::PHPToExcel($PHPDate)</text:h>
      <text:p text:style-name="P1325">Converts a PHP<text:s/>serialized<text:s/>date/timestamp or a PHP<text:s/>DateTime<text:s/>object to return an Excel date timestamp.</text:p>
      <text:h text:style-name="P1326" text:outline-level="4">PHPExcel_Shared_Date::FormattedPHPToExcel($year, $month, $day, $hours=0, $minutes=0, $seconds=0)</text:h>
      <text:p text:style-name="P1327">Takes year, month and day values (and optional hour, minute and second values) and returns an Excel date timestamp value.</text:p>
      <text:p text:style-name="P1328"/>
      <text:h text:style-name="P1329" text:outline-level="2"><text:bookmark-start text:name="_Toc330051599"/><text:soft-page-break/>Cube Functions<text:bookmark-end text:name="_Toc330051599"/></text:h>
      <text:h text:style-name="P1330" text:outline-level="3"><text:bookmark-start text:name="_Toc330051600"/>CUBEKPIMEMBER<text:bookmark-end text:name="_Toc330051600"/></text:h>
      <text:p text:style-name="P1331">Not yet implemented.</text:p>
      <text:h text:style-name="P1332" text:outline-level="3"><text:bookmark-start text:name="_Toc330051601"/>CUBEMEMBER<text:bookmark-end text:name="_Toc330051601"/></text:h>
      <text:p text:style-name="P1333">Not yet implemented.</text:p>
      <text:h text:style-name="P1334" text:outline-level="3"><text:bookmark-start text:name="_Toc330051602"/>CUBEMEMBERPROPERTY<text:bookmark-end text:name="_Toc330051602"/></text:h>
      <text:p text:style-name="P1335">Not yet implemented.</text:p>
      <text:h text:style-name="P1336" text:outline-level="3"><text:bookmark-start text:name="_Toc330051603"/>CUBERANKEDMEMBER<text:bookmark-end text:name="_Toc330051603"/></text:h>
      <text:p text:style-name="P1337">Not yet implemented.</text:p>
      <text:h text:style-name="P1338" text:outline-level="3"><text:bookmark-start text:name="_Toc330051604"/>CUBESET<text:bookmark-end text:name="_Toc330051604"/></text:h>
      <text:p text:style-name="P1339">Not yet implemented.</text:p>
      <text:h text:style-name="P1340" text:outline-level="3"><text:bookmark-start text:name="_Toc330051605"/>CUBESETCOUNT<text:bookmark-end text:name="_Toc330051605"/></text:h>
      <text:p text:style-name="P1341">Not yet implemented.</text:p>
      <text:h text:style-name="P1342" text:outline-level="3"><text:bookmark-start text:name="_Toc330051606"/>CUBEVALUE<text:bookmark-end text:name="_Toc330051606"/></text:h>
      <text:p text:style-name="P1343">Not yet implemented.</text:p>
      <text:h text:style-name="P1344" text:outline-level="2"><text:bookmark-start text:name="_Toc330051607"/><text:soft-page-break/>Database Functions<text:bookmark-end text:name="_Toc330051607"/></text:h>
      <text:p text:style-name="P1345"/>
      <text:h text:style-name="P1346" text:outline-level="3"><text:bookmark-start text:name="_Toc330051608"/>DAVERAGE<text:bookmark-end text:name="_Toc330051608"/></text:h>
      <text:p text:style-name="P1347">The DAVERAGE<text:s/>function returns<text:s/>the<text:s/>average<text:s/>value<text:s/>of the cells<text:s/>in a column of a list or database that match conditions you specify.</text:p>
      <text:h text:style-name="P1348" text:outline-level="4">Syntax</text:h>
      <text:p text:style-name="P1349">DAVERAGE (database,<text:s/>field,<text:s/>criteria)</text:p>
      <text:h text:style-name="P1350" text:outline-level="4">Parameters</text:h>
      <text:p text:style-name="P1351">database<text:tab/>The range of cells that makes up the list or database.</text:p>
      <text:p text:style-name="P1352">A database is a list of related data in which rows of related<text:s/>information are records, and columns of data are fields. The<text:s/>first row of the list contains labels for each column.</text:p>
      <text:p text:style-name="P1353">field<text:tab/><text:tab/>Indicates which column<text:s/>of the database<text:s/>is used in the function.</text:p>
      <text:p text:style-name="P1354">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355">criteria<text:tab/><text:tab/>The range of cells that contains the conditions you specify.</text:p>
      <text:p text:style-name="P1356">You can use any range for the criteria argument, as long as it<text:s/>includes at least one column label and at least one cell below<text:s/>the column label in which you specify a condition for the<text:s/>column.</text:p>
      <text:h text:style-name="P1357" text:outline-level="4">Return Value<text:tab/></text:h>
      <text:p text:style-name="P1358">float<text:tab/><text:tab/>The average value of the matching cells.</text:p>
      <text:p text:style-name="P1359">This is the statistical mean.</text:p>
      <text:p text:style-name="P1360">Examples</text:p>
      <text:p text:style-name="Code"/>
      <text:p text:style-name="Code">$database = array(<text:s/>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text:s/>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text:s text:c="3"/>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AVERAGE(A4:E10,"Yield",A1:B2)');</text:p>
      <text:p text:style-name="Code"/>
      <text:p text:style-name="Code">$retVal = $worksheet-&gt;getCell('A12')-&gt;getCalculatedValue();</text:p>
      <text:p text:style-name="Code">//<text:tab/><text:tab/>$retVal = 12</text:p>
      <text:p text:style-name="Code"/>
      <text:p text:style-name="P1361">Notes</text:p>
      <text:p text:style-name="P1362">There are no additional notes on this function</text:p>
      <text:h text:style-name="P1363" text:outline-level="3"><text:bookmark-start text:name="_Toc330051609"/><text:soft-page-break/>DCOUNT<text:bookmark-end text:name="_Toc330051609"/></text:h>
      <text:p text:style-name="P1364">The DCOUNT<text:s/>function returns<text:s/>the<text:s/>count of<text:s/>cells that contain<text:s/>a number<text:s/>in a column of a list or<text:s/>database matching<text:s/>conditions<text:s/>that you specify.</text:p>
      <text:h text:style-name="P1365" text:outline-level="4">Syntax</text:h>
      <text:p text:style-name="P1366">DCOUNT(database,<text:s/>[field],<text:s/>criteria)</text:p>
      <text:h text:style-name="P1367" text:outline-level="4">Parameters</text:h>
      <text:p text:style-name="P1368">database<text:tab/>The range of cells that makes up the list or database.</text:p>
      <text:p text:style-name="P1369">A database is a list of related data in which rows of related<text:s/>information are records, and columns of data are fields. The<text:s/>first row of the list contains labels for each column.</text:p>
      <text:p text:style-name="P1370">field<text:tab/><text:tab/>Indicates which column<text:s/>of the database<text:s/>is used in the function.</text:p>
      <text:p text:style-name="P1371">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372">criteria<text:tab/><text:tab/>The range of cells that contains the conditions you specify.</text:p>
      <text:p text:style-name="P1373">You can use any range for the criteria argument, as long as it<text:s/>includes at least one column label and at least one cell below<text:s/>the column label in which you specify a condition for the<text:s/>column.</text:p>
      <text:h text:style-name="P1374" text:outline-level="4">Return Value<text:tab/></text:h>
      <text:p text:style-name="P1375">float<text:tab/><text:tab/>The count of the matching cells.</text:p>
      <text:p text:style-name="P1376">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COUNT(A4:E10,"Height",A1:B3)');</text:p>
      <text:p text:style-name="Code"/>
      <text:p text:style-name="Code">$retVal = $worksheet-&gt;getCell('A12')-&gt;getCalculatedValue();</text:p>
      <text:p text:style-name="Code">//<text:tab/><text:tab/>$retVal =<text:s/>3</text:p>
      <text:p text:style-name="Code"/>
      <text:p text:style-name="P1377">Notes</text:p>
      <text:p text:style-name="P1378">In MS Excel,<text:s/>The field argument is optional. If field is omitted, DCOUNT counts all records in the<text:s/>database that match the criteria.<text:s/>This logic has not yet been implemented in PHPExcel.</text:p>
      <text:h text:style-name="P1379" text:outline-level="3"><text:bookmark-start text:name="_Toc330051610"/>DCOUNTA<text:bookmark-end text:name="_Toc330051610"/></text:h>
      <text:p text:style-name="P1380">The DCOUNT<text:s/>function returns<text:s/>the count of<text:s/>cells that<text:s/>aren’t blank<text:s/>in a column of a list or<text:s/>database<text:s/>and<text:s/>that match conditions<text:s/>that you specify.</text:p>
      <text:soft-page-break/>
      <text:h text:style-name="P1381" text:outline-level="4">Syntax</text:h>
      <text:p text:style-name="P1382">DCOUNTA(database,<text:s/>[field],<text:s/>criteria)</text:p>
      <text:h text:style-name="P1383" text:outline-level="4">Parameters</text:h>
      <text:p text:style-name="P1384">database<text:tab/>The range of cells that makes up the list or database.</text:p>
      <text:p text:style-name="P1385">A database is a list of related data in which rows of related<text:s/>information are records, and columns of data are fields. The<text:s/>first row of the list contains labels for each column.</text:p>
      <text:p text:style-name="P1386">field<text:tab/><text:tab/>Indicates which column<text:s/>of the database<text:s/>is used in the function.</text:p>
      <text:p text:style-name="P1387">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388">criteria<text:tab/><text:tab/>The range of cells that contains the conditions you specify.</text:p>
      <text:p text:style-name="P1389">You can use any range for the criteria argument, as long as it<text:s/>includes at least one column label and at least one cell below<text:s/>the column label in which you specify a condition for the<text:s/>column.</text:p>
      <text:h text:style-name="P1390" text:outline-level="4">Return Value<text:tab/></text:h>
      <text:p text:style-name="P1391">float<text:tab/><text:tab/>The count of the matching cells.</text:p>
      <text:p text:style-name="P1392">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COUNTA(A4:E10,"Yield",A1:A3)');</text:p>
      <text:p text:style-name="Code"/>
      <text:p text:style-name="Code">$retVal = $worksheet-&gt;getCell('A12')-&gt;getCalculatedValue();</text:p>
      <text:p text:style-name="Code">//<text:tab/><text:tab/>$retVal =<text:s/>5</text:p>
      <text:p text:style-name="Code"/>
      <text:p text:style-name="P1393">Notes</text:p>
      <text:p text:style-name="P1394">In MS Excel,<text:s/>The field argument is optional. If field is omitted, DCOUNTA<text:s/>counts all records in the<text:s/>database that match the criteria.<text:s/>This logic has not yet been implemented in PHPExcel.</text:p>
      <text:h text:style-name="P1395" text:outline-level="3"><text:bookmark-start text:name="_Toc330051611"/>DGET<text:bookmark-end text:name="_Toc330051611"/></text:h>
      <text:p text:style-name="P1396">The DGET<text:s/>function<text:s/>extracts a single value from a column of a list or database that matches conditions that you specify.</text:p>
      <text:h text:style-name="P1397" text:outline-level="4">Syntax</text:h>
      <text:p text:style-name="P1398">DGET(database,<text:s/>field,<text:s/>criteria)</text:p>
      <text:soft-page-break/>
      <text:h text:style-name="P1399" text:outline-level="4">Parameters</text:h>
      <text:p text:style-name="P1400">database<text:tab/>The range of cells that makes up the list or database.</text:p>
      <text:p text:style-name="P1401">A database is a list of related data in which rows of related<text:s/>information are records, and columns of data are fields. The<text:s/>first row of the list contains labels for each column.</text:p>
      <text:p text:style-name="P1402">field<text:tab/><text:tab/>Indicates which column<text:s/>of the database<text:s/>is used in the function.</text:p>
      <text:p text:style-name="P1403">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04">criteria<text:tab/><text:tab/>The range of cells that contains the conditions you specify.</text:p>
      <text:p text:style-name="P1405">You can use any range for the criteria argument, as long as it<text:s/>includes at least one column label and at least one cell below<text:s/>the column label in which you specify a condition for the<text:s/>column.</text:p>
      <text:h text:style-name="P1406" text:outline-level="4">Return Value<text:tab/></text:h>
      <text:p text:style-name="P1407">mixed<text:tab/><text:tab/>The value from the selected column of the matching row.</text:p>
      <text:p text:style-name="P1408">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GET(A4:E10,"Age",A1:F2)');</text:p>
      <text:p text:style-name="Code"/>
      <text:p text:style-name="Code">$retVal = $worksheet-&gt;getCell('A12')-&gt;getCalculatedValue();</text:p>
      <text:p text:style-name="Code">//<text:tab/><text:tab/>$retVal = 14</text:p>
      <text:p text:style-name="Code"/>
      <text:p text:style-name="P1409">Notes</text:p>
      <text:p text:style-name="P1410">There are no additional notes on this function</text:p>
      <text:h text:style-name="P1411" text:outline-level="3"><text:bookmark-start text:name="_Toc330051612"/>DMAX<text:bookmark-end text:name="_Toc330051612"/></text:h>
      <text:p text:style-name="P1412">The DMAX<text:s/>function returns<text:s/>the largest number<text:s/>in a column of a list or database that matches<text:s/>conditions you specify.</text:p>
      <text:h text:style-name="P1413" text:outline-level="4">Syntax</text:h>
      <text:p text:style-name="P1414">DMAX(database,<text:s/>field,<text:s/>criteria)</text:p>
      <text:h text:style-name="P1415" text:outline-level="4">Parameters</text:h>
      <text:p text:style-name="P1416">database<text:tab/>The range of cells that makes up the list or database.</text:p>
      <text:p text:style-name="P1417">A database is a list of related data in which rows of related<text:s/>information are records, and columns of data are fields. The<text:s/>first row of the list contains labels for each column.</text:p>
      <text:soft-page-break/>
      <text:p text:style-name="P1418">field<text:tab/><text:tab/>Indicates which column<text:s/>of the database<text:s/>is used in the function.</text:p>
      <text:p text:style-name="P1419">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20">criteria<text:tab/><text:tab/>The range of cells that contains the conditions you specify.</text:p>
      <text:p text:style-name="P1421">You can use any range for the criteria argument, as long as it<text:s/>includes at least one column label and at least one cell below<text:s/>the column label in which you specify a condition for the<text:s/>column.</text:p>
      <text:h text:style-name="P1422" text:outline-level="4">Return Value<text:tab/></text:h>
      <text:p text:style-name="P1423">float<text:tab/><text:tab/>The maximum value of the matching cells.</text:p>
      <text:p text:style-name="P1424">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MAX(A4:E10,"Profit",A1:B2)');</text:p>
      <text:p text:style-name="Code"/>
      <text:p text:style-name="Code">$retVal = $worksheet-&gt;getCell('A12')-&gt;getCalculatedValue();</text:p>
      <text:p text:style-name="Code">//<text:tab/><text:tab/>$retVal = 105</text:p>
      <text:p text:style-name="Code"/>
      <text:p text:style-name="P1425">Notes</text:p>
      <text:p text:style-name="P1426">There are no additional notes on this function</text:p>
      <text:h text:style-name="P1427" text:outline-level="3"><text:bookmark-start text:name="_Toc330051613"/>DMIN<text:bookmark-end text:name="_Toc330051613"/></text:h>
      <text:p text:style-name="P1428">The DMIN<text:s/>function returns<text:s/>the<text:s/>smallest<text:s/>number<text:s/>in a column of a list or database that matches<text:s/>conditions you specify.</text:p>
      <text:h text:style-name="P1429" text:outline-level="4">Syntax</text:h>
      <text:p text:style-name="P1430">DMIN(database,<text:s/>field,<text:s/>criteria)</text:p>
      <text:h text:style-name="P1431" text:outline-level="4">Parameters</text:h>
      <text:p text:style-name="P1432">database<text:tab/>The range of cells that makes up the list or database.</text:p>
      <text:p text:style-name="P1433">A database is a list of related data in which rows of related<text:s/>information are records, and columns of data are fields. The<text:s/>first row of the list contains labels for each column.</text:p>
      <text:p text:style-name="P1434">field<text:tab/><text:tab/>Indicates which column<text:s/>of the database<text:s/>is used in the function.</text:p>
      <text:p text:style-name="P1435">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soft-page-break/>
      <text:p text:style-name="P1436">criteria<text:tab/><text:tab/>The range of cells that contains the conditions you specify.</text:p>
      <text:p text:style-name="P1437">You can use any range for the criteria argument, as long as it<text:s/>includes at least one column label and at least one cell below<text:s/>the column label in which you specify a condition for the<text:s/>column.</text:p>
      <text:h text:style-name="P1438" text:outline-level="4">Return Value<text:tab/></text:h>
      <text:p text:style-name="P1439">float<text:tab/><text:tab/>The minimum value of the matching cells.</text:p>
      <text:p text:style-name="P1440">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MIN(A4:E10,"Yield",A1:A3)');</text:p>
      <text:p text:style-name="Code"/>
      <text:p text:style-name="Code">$retVal = $worksheet-&gt;getCell('A12')-&gt;getCalculatedValue();</text:p>
      <text:p text:style-name="Code">//<text:tab/><text:tab/>$retVal =<text:s/>6</text:p>
      <text:p text:style-name="Code"/>
      <text:p text:style-name="P1441">Notes</text:p>
      <text:p text:style-name="P1442">There are no additional notes on this function</text:p>
      <text:h text:style-name="P1443" text:outline-level="3"><text:bookmark-start text:name="_Toc330051614"/>DPRODUCT<text:bookmark-end text:name="_Toc330051614"/></text:h>
      <text:p text:style-name="P1444">The DPRODUCT<text:s/>function<text:s/>multiplies the values in a column of a list or database that match conditions that you specify.</text:p>
      <text:h text:style-name="P1445" text:outline-level="4">Syntax</text:h>
      <text:p text:style-name="P1446">DPRODUCT(database,<text:s/>field,<text:s/>criteria)</text:p>
      <text:h text:style-name="P1447" text:outline-level="4">Parameters</text:h>
      <text:p text:style-name="P1448">database<text:tab/>The range of cells that makes up the list or database.</text:p>
      <text:p text:style-name="P1449">A database is a list of related data in which rows of related<text:s/>information are records, and columns of data are fields. The<text:s/>first row of the list contains labels for each column.</text:p>
      <text:p text:style-name="P1450">field<text:tab/><text:tab/>Indicates which column<text:s/>of the database<text:s/>is used in the function.</text:p>
      <text:p text:style-name="P1451">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52">criteria<text:tab/><text:tab/>The range of cells that contains the conditions you specify.</text:p>
      <text:p text:style-name="P1453">You can use any range for the criteria argument, as long as it<text:s/>includes at least one column label and at least one cell below<text:s/>the column label in which you specify a condition for the<text:s/>column.</text:p>
      <text:soft-page-break/>
      <text:h text:style-name="P1454" text:outline-level="4">Return Value<text:tab/></text:h>
      <text:p text:style-name="P1455">float<text:tab/><text:tab/>The product of the matching cells.</text:p>
      <text:p text:style-name="P1456">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PRODUCT(A4:E10,"Yield",A1:B2)');</text:p>
      <text:p text:style-name="Code"/>
      <text:p text:style-name="Code">$retVal = $worksheet-&gt;getCell('A12')-&gt;getCalculatedValue();</text:p>
      <text:p text:style-name="Code">//<text:tab/><text:tab/>$retVal =<text:s/>140</text:p>
      <text:p text:style-name="Code"/>
      <text:p text:style-name="P1457">Notes</text:p>
      <text:p text:style-name="P1458">There are no additional notes on this function</text:p>
      <text:h text:style-name="P1459" text:outline-level="3"><text:bookmark-start text:name="_Toc330051615"/>DSTDEV<text:bookmark-end text:name="_Toc330051615"/></text:h>
      <text:p text:style-name="P1460">The DSTDEV<text:s/>function<text:s/>estimates the standard deviation of a population based on a sample by using the numbers in a column of a list or database that match conditions that you specify.</text:p>
      <text:h text:style-name="P1461" text:outline-level="4">Syntax</text:h>
      <text:p text:style-name="P1462">DSTDEV(database,<text:s/>field,<text:s/>criteria)</text:p>
      <text:h text:style-name="P1463" text:outline-level="4">Parameters</text:h>
      <text:p text:style-name="P1464">database<text:tab/>The range of cells that makes up the list or database.</text:p>
      <text:p text:style-name="P1465">A database is a list of related data in which rows of related<text:s/>information are records, and columns of data are fields. The<text:s/>first row of the list contains labels for each column.</text:p>
      <text:p text:style-name="P1466">field<text:tab/><text:tab/>Indicates which column<text:s/>of the database<text:s/>is used in the function.</text:p>
      <text:p text:style-name="P1467">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68">criteria<text:tab/><text:tab/>The range of cells that contains the conditions you specify.</text:p>
      <text:p text:style-name="P1469">You can use any range for the criteria argument, as long as it<text:s/>includes at least one column label and at least one cell below<text:s/>the column label in which you specify a condition for the<text:s/>column.</text:p>
      <text:h text:style-name="P1470" text:outline-level="4">Return Value<text:tab/></text:h>
      <text:p text:style-name="P1471">float<text:tab/><text:tab/>The estimated standard deviation of the matching cells.</text:p>
      <text:p text:style-name="P1472">Examples</text:p>
      <text:p text:style-name="Code"/>
      <text:p text:style-name="Code">$database = array( array(<text:s/>'Tree', <text:s/>'Height',<text:s/>'Age',<text:s/>'Yield',<text:s/>'Profit'<text:s/>),</text:p>
      <text:soft-page-break/>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STDEV(A4:E10,"Yield",A1:A3)');</text:p>
      <text:p text:style-name="Code"/>
      <text:p text:style-name="Code">$retVal = $worksheet-&gt;getCell('A12')-&gt;getCalculatedValue();</text:p>
      <text:p text:style-name="Code">//<text:tab/><text:tab/>$retVal =<text:s/>2.97</text:p>
      <text:p text:style-name="Code"/>
      <text:p text:style-name="P1473">Notes</text:p>
      <text:p text:style-name="P1474">There are no additional notes on this function</text:p>
      <text:h text:style-name="P1475" text:outline-level="3"><text:bookmark-start text:name="_Toc330051616"/>DSTDEVP<text:bookmark-end text:name="_Toc330051616"/></text:h>
      <text:p text:style-name="P1476">The DSTDEVP<text:s/>function<text:s/>calculates<text:s/>the<text:s/>standard deviation of a population based on<text:s/>the entire population<text:s/>by using the numbers in a column of a list or database that match conditions that you specify.</text:p>
      <text:h text:style-name="P1477" text:outline-level="4">Syntax</text:h>
      <text:p text:style-name="P1478">DSTDEVP(database,<text:s/>field,<text:s/>criteria)</text:p>
      <text:h text:style-name="P1479" text:outline-level="4">Parameters</text:h>
      <text:p text:style-name="P1480">database<text:tab/>The range of cells that makes up the list or database.</text:p>
      <text:p text:style-name="P1481">A database is a list of related data in which rows of related<text:s/>information are records, and columns of data are fields. The<text:s/>first row of the list contains labels for each column.</text:p>
      <text:p text:style-name="P1482">field<text:tab/><text:tab/>Indicates which column<text:s/>of the database<text:s/>is used in the function.</text:p>
      <text:p text:style-name="P1483">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84">criteria<text:tab/><text:tab/>The range of cells that contains the conditions you specify.</text:p>
      <text:p text:style-name="P1485">You can use any range for the criteria argument, as long as it<text:s/>includes at least one column label and at least one cell below<text:s/>the column label in which you specify a condition for the<text:s/>column.</text:p>
      <text:h text:style-name="P1486" text:outline-level="4">Return Value<text:tab/></text:h>
      <text:p text:style-name="P1487">float<text:tab/><text:tab/>The estimated standard deviation of the matching cells.</text:p>
      <text:p text:style-name="P1488">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soft-page-break/>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STDEVP(A4:E10,"Yield",A1:A3)');</text:p>
      <text:p text:style-name="Code"/>
      <text:p text:style-name="Code">$retVal = $worksheet-&gt;getCell('A12')-&gt;getCalculatedValue();</text:p>
      <text:p text:style-name="Code">//<text:tab/><text:tab/>$retVal =<text:s/>2.65</text:p>
      <text:p text:style-name="Code"/>
      <text:p text:style-name="P1489">Notes</text:p>
      <text:p text:style-name="P1490">There are no additional notes on this function</text:p>
      <text:h text:style-name="P1491" text:outline-level="3"><text:bookmark-start text:name="_Toc330051617"/>DSUM<text:bookmark-end text:name="_Toc330051617"/></text:h>
      <text:p text:style-name="P1492">The DSUM<text:s/>function<text:s/>adds the<text:s/>numbers<text:s/>in a column of a list or database that matches<text:s/>conditions you specify.</text:p>
      <text:h text:style-name="P1493" text:outline-level="4">Syntax</text:h>
      <text:p text:style-name="P1494">DSUM(database,<text:s/>field,<text:s/>criteria)</text:p>
      <text:h text:style-name="P1495" text:outline-level="4">Parameters</text:h>
      <text:p text:style-name="P1496">database<text:tab/>The range of cells that makes up the list or database.</text:p>
      <text:p text:style-name="P1497">A database is a list of related data in which rows of related<text:s/>information are records, and columns of data are fields. The<text:s/>first row of the list contains labels for each column.</text:p>
      <text:p text:style-name="P1498">field<text:tab/><text:tab/>Indicates which column<text:s/>of the database<text:s/>is used in the function.</text:p>
      <text:p text:style-name="P1499">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500">criteria<text:tab/><text:tab/>The range of cells that contains the conditions you specify.</text:p>
      <text:p text:style-name="P1501">You can use any range for the criteria argument, as long as it<text:s/>includes at least one column label and at least one cell below<text:s/>the column label in which you specify a condition for the<text:s/>column.</text:p>
      <text:h text:style-name="P1502" text:outline-level="4">Return Value<text:tab/></text:h>
      <text:p text:style-name="P1503">float<text:tab/><text:tab/>The<text:s/>total<text:s/>value of the matching cells.</text:p>
      <text:p text:style-name="P1504">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MIN(A4:E10,"Profit",A1:A2)');</text:p>
      <text:p text:style-name="Code"/>
      <text:soft-page-break/>
      <text:p text:style-name="Code">$retVal = $worksheet-&gt;getCell('A12')-&gt;getCalculatedValue();</text:p>
      <text:p text:style-name="Code">//<text:tab/><text:tab/>$retVal =<text:s/>225</text:p>
      <text:p text:style-name="Code"/>
      <text:p text:style-name="P1505">Notes</text:p>
      <text:p text:style-name="P1506">There are no additional notes on this function</text:p>
      <text:h text:style-name="P1507" text:outline-level="3"><text:bookmark-start text:name="_Toc330051618"/>DVAR<text:bookmark-end text:name="_Toc330051618"/></text:h>
      <text:p text:style-name="P1508">Not yet implemented.</text:p>
      <text:h text:style-name="P1509" text:outline-level="3"><text:bookmark-start text:name="_Toc330051619"/>DVARP<text:bookmark-end text:name="_Toc330051619"/></text:h>
      <text:p text:style-name="P1510">Not yet implemented.</text:p>
      <text:h text:style-name="P1511" text:outline-level="2"><text:bookmark-start text:name="_Toc330051620"/><text:soft-page-break/>Date and Time Functions<text:bookmark-end text:name="_Toc330051620"/></text:h>
      <text:h text:style-name="P1512" text:outline-level="2"><text:span text:style-name="T1513">Excel provides a number of functions for the manipulation of dates and times, and calculations based on date/time values. it is worth spending some time reading the section<text:s/></text:span><text:span text:style-name="T1514">titled “</text:span><text:bookmark-ref text:ref-name="_Ref220740191" text:reference-format="text">Function that are not Supported in Excel5</text:bookmark-ref><text:span text:style-name="T1515">”<text:s/></text:span><text:span text:style-name="T1516"><text:bookmark-ref text:ref-name="_Ref220740210" text:reference-format="direction">above</text:bookmark-ref></text:span><text:span text:style-name="T1517"><text:s/></text:span><text:span text:style-name="T1518">on passing date parameters and returning date values<text:s/></text:span><text:span text:style-name="T1519">to understand how PHPExcel reconciles the differences between dates and times in Excel and in PHP.</text:span></text:h>
      <text:h text:style-name="P1520" text:outline-level="3"><text:bookmark-start text:name="_Toc330051621"/>DATE<text:bookmark-end text:name="_Toc330051621"/></text:h>
      <text:p text:style-name="P1521">The DATE function returns<text:s/>an Excel timestamp or a PHP timestamp or date object representing the date that is referenced by the parameters.</text:p>
      <text:h text:style-name="P1522" text:outline-level="4">Syntax</text:h>
      <text:p text:style-name="P1523">DATE(year,<text:s/>month,<text:s/>day)</text:p>
      <text:h text:style-name="P1524" text:outline-level="4">Parameters</text:h>
      <text:p text:style-name="P1525">year<text:tab/><text:tab/>The year number.</text:p>
      <text:p text:style-name="P1526">If this value<text:s/>is between 0 (zero) and 1899 inclusive (for the Windows 1900 calendar), or between 4 and 1903 inclusive (for the Mac 1904),<text:s/>then PHPExcel adds it to the Calendar base year, so a value of 108 will interpret the year as 2008 when using the Windows 1900 calendar, or 2012 when using the Mac 1904 calendar.</text:p>
      <text:p text:style-name="P1527">month<text:tab/><text:tab/>The month number.</text:p>
      <text:p text:style-name="P1528">If<text:s/>this value<text:s/>is greater than 12,<text:s/>the DATE function<text:s/>adds that number of months to the first month in the year specified. For example, DATE(2008,14,2) returns a value representing February 2, 2009.</text:p>
      <text:p text:style-name="ParamDetails"><text:span text:style-name="T1529">If<text:s/></text:span><text:span text:style-name="T1530">the value of<text:s/></text:span><text:span text:style-name="T1531">month</text:span><text:span text:style-name="T1532"><text:s/>is less than 1, then that value<text:s/></text:span><text:span text:style-name="T1533">will be adjusted by<text:s/></text:span><text:span text:style-name="T1534">-1</text:span><text:span text:style-name="T1535">,</text:span><text:span text:style-name="T1536"><text:s/></text:span><text:span text:style-name="T1537">and that<text:s/></text:span><text:span text:style-name="T1538">will<text:s/></text:span><text:span text:style-name="T1539">then<text:s/></text:span><text:span text:style-name="T1540">be subtracted from the first month of the year specified. For example, DATE(2008,0,2) returns a value representing December 2, 2007</text:span><text:span text:style-name="T1541">;</text:span><text:span text:style-name="T1542"><text:s/>while DATE(2008,-1,2) returns a value representing November 2, 2007.</text:span></text:p>
      <text:p text:style-name="P1543">day<text:tab/><text:tab/>The day number.</text:p>
      <text:p text:style-name="P1544">If this value is greater than the number of days in the month (and year) specified, the DATE function adds that number of days to the first day in the month. For example, DATE(2008,1,35) returns a value representing February 4, 2008.</text:p>
      <text:p text:style-name="ParamDetails"><text:span text:style-name="T1545">If the value of<text:s/></text:span><text:span text:style-name="T1546">day</text:span><text:span text:style-name="T1547"><text:s/>is less than 1, then that value<text:s/></text:span><text:span text:style-name="T1548">will be adjusted by<text:s/></text:span><text:span text:style-name="T1549">-1</text:span><text:span text:style-name="T1550">,</text:span><text:span text:style-name="T1551"><text:s/></text:span><text:span text:style-name="T1552">and that<text:s/></text:span><text:span text:style-name="T1553">will<text:s/></text:span><text:span text:style-name="T1554">then<text:s/></text:span><text:span text:style-name="T1555">be subtracted from the first month of the year specified. For example, DATE(2008,3,0) returns a value representing February 29, 2008; while DATE(2008,3,-2) returns a value representing February 27, 2008.</text:span></text:p>
      <text:h text:style-name="P1556" text:outline-level="4">Return Value<text:tab/></text:h>
      <text:p text:style-name="P1557">mixed<text:tab/><text:tab/>A date/time stamp that corresponds to the given date.</text:p>
      <text:p text:style-name="P1558">This could be<text:s/>a PHP timestamp value (integer), a PHP date/time object, or an Excel timestamp value (real), depending on the value of PHPExcel_Calculation_Functions::getReturnDateType().</text:p>
      <text:soft-page-break/>
      <text:p text:style-name="P1559">Examples</text:p>
      <text:p text:style-name="Code"/>
      <text:p text:style-name="Code">$worksheet-&gt;setCellValue('A1',<text:s/>'Year');</text:p>
      <text:p text:style-name="Code">$worksheet-&gt;setCellValue('A2', 'Month');</text:p>
      <text:p text:style-name="Code">$worksheet-&gt;setCellValue('A3', 'Day');</text:p>
      <text:p text:style-name="Code"/>
      <text:p text:style-name="Code">$worksheet-&gt;setCellValue('B1', 2008);</text:p>
      <text:p text:style-name="Code">$worksheet-&gt;setCellValue('B2', 12);</text:p>
      <text:p text:style-name="Code">$worksheet-&gt;setCellValue('B3', 31);</text:p>
      <text:p text:style-name="Code"/>
      <text:p text:style-name="Code">$worksheet-&gt;setCellValue('D1', '=DATE(B1,B2,B3)');</text:p>
      <text:p text:style-name="Code"/>
      <text:p text:style-name="Code">$retVal =<text:s/>$worksheet-&gt;getCell('D1')-&gt;getCalculatedValue();</text:p>
      <text:p text:style-name="Code">//<text:tab/><text:tab/>$retVal =<text:s/>1230681600</text:p>
      <text:p text:style-name="Code"/>
      <text:p text:style-name="P1560"/>
      <text:p text:style-name="Code"/>
      <text:p text:style-name="Code">//<text:tab/>We're going to be calling the same cell calculation multiple times,<text:s/></text:p>
      <text:p text:style-name="Code">//<text:tab/><text:tab/>and expecting different return values, so disable calculation cacheing</text:p>
      <text:p text:style-name="Code">PHPExcel_Calculation::getInstance()-&gt;setCalculationCacheEnabled(False);</text:p>
      <text:p text:style-name="Code"/>
      <text:p text:style-name="Code">$saveFormat = PHPExcel_Calculation_Functions::getReturnDateType();</text:p>
      <text:p text:style-name="Code"/>
      <text:p text:style-name="Code">PHPExcel_Calculation_Functions::setReturnDateType(PHPExcel_Calculation_Functions::RETURNDATE_EXCEL);</text:p>
      <text:p text:style-name="Code">$retVal = call_user_func_array(array('PHPExcel_Calculation_Functions', 'DATE'),</text:p>
      <text:p text:style-name="Code"><text:s text:c="28"/><text:s text:c="3"/>array(2008, 12, 31)</text:p>
      <text:p text:style-name="Code"><text:s text:c="30"/>);</text:p>
      <text:p text:style-name="Code">//<text:tab/><text:tab/>$retVal =<text:s/>39813.0</text:p>
      <text:p text:style-name="Code"/>
      <text:p text:style-name="Code">PHPExcel_Calculation_Functions::setReturnDateType(PHPExcel_Calculation_Functions::RETURNDATE_PHP_NUMERIC);</text:p>
      <text:p text:style-name="Code">$retVal = call_user_func_array(array('PHPExcel_Calculation_Functions', 'DATE'),</text:p>
      <text:p text:style-name="Code"><text:s text:c="31"/>array(2008, 12, 31)</text:p>
      <text:p text:style-name="Code"><text:s text:c="30"/>);</text:p>
      <text:p text:style-name="Code">//<text:tab/><text:tab/>$retVal =<text:s/>1230681600</text:p>
      <text:p text:style-name="Code"/>
      <text:p text:style-name="Code">PHPExcel_Calculation_Functions::setReturnDateType($saveFormat);</text:p>
      <text:p text:style-name="Code"/>
      <text:p text:style-name="P1561">Notes</text:p>
      <text:p text:style-name="P1562">There are no additional notes on this function</text:p>
      <text:h text:style-name="P1563" text:outline-level="3"><text:bookmark-start text:name="_Toc330051622"/>DATEDIF<text:bookmark-end text:name="_Toc330051622"/></text:h>
      <text:p text:style-name="P1564">The DATEDIF function computes the difference between two dates in a variety of different intervals, such number of years, months, or days.</text:p>
      <text:h text:style-name="P1565" text:outline-level="4">Syntax</text:h>
      <text:p text:style-name="P1566">DATEDIF(date1,<text:s/>date2<text:s/>[,<text:s/>unit])</text:p>
      <text:h text:style-name="P1567" text:outline-level="4">Parameters</text:h>
      <text:p text:style-name="P1568">date1<text:tab/><text:tab/>First Date.</text:p>
      <text:p text:style-name="P1569">An Excel date value, PHP date timestamp, PHP date object, or a date represented as a string.</text:p>
      <text:p text:style-name="P1570">date2<text:tab/><text:tab/>Second Date.</text:p>
      <text:p text:style-name="P1571">An Excel date value, PHP date timestamp, PHP date object, or a date represented as a string.</text:p>
      <text:p text:style-name="P1572">unit<text:tab/><text:tab/>The interval type to<text:s/>use for the calculation</text:p>
      <text:p text:style-name="P1573">This is a string, comprising one of the values listed below:</text:p>
      <table:table table:style-name="Table1574">
        <table:table-columns>
          <table:table-column table:style-name="TableColumn1575"/>
          <table:table-column table:style-name="TableColumn1576"/>
          <table:table-column table:style-name="TableColumn1577"/>
        </table:table-columns>
        <table:table-row table:style-name="TableRow1578">
          <table:table-cell table:style-name="TableCell1579">
            <text:p text:style-name="P1580">Unit</text:p>
          </table:table-cell>
          <table:table-cell table:style-name="TableCell1581">
            <text:p text:style-name="P1582">Meaning</text:p>
          </table:table-cell>
          <table:table-cell table:style-name="TableCell1583">
            <text:p text:style-name="P1584">Description<text:s/></text:p>
          </table:table-cell>
        </table:table-row>
        <table:table-row table:style-name="TableRow1585">
          <table:table-cell table:style-name="TableCell1586">
            <text:p text:style-name="P1587">m</text:p>
          </table:table-cell>
          <table:table-cell table:style-name="TableCell1588">
            <text:p text:style-name="P1589">Months</text:p>
          </table:table-cell>
          <table:table-cell table:style-name="TableCell1590">
            <text:p text:style-name="P1591">Complete calendar months between the dates.</text:p>
          </table:table-cell>
        </table:table-row>
        <text:soft-page-break/>
        <table:table-row table:style-name="TableRow1592">
          <table:table-cell table:style-name="TableCell1593">
            <text:p text:style-name="P1594">d</text:p>
          </table:table-cell>
          <table:table-cell table:style-name="TableCell1595">
            <text:p text:style-name="P1596">Days</text:p>
          </table:table-cell>
          <table:table-cell table:style-name="TableCell1597">
            <text:p text:style-name="P1598">Number of days between the dates.</text:p>
          </table:table-cell>
        </table:table-row>
        <table:table-row table:style-name="TableRow1599">
          <table:table-cell table:style-name="TableCell1600">
            <text:p text:style-name="P1601">y</text:p>
          </table:table-cell>
          <table:table-cell table:style-name="TableCell1602">
            <text:p text:style-name="P1603">Years</text:p>
          </table:table-cell>
          <table:table-cell table:style-name="TableCell1604">
            <text:p text:style-name="P1605">Complete calendar years between the dates.</text:p>
          </table:table-cell>
        </table:table-row>
        <table:table-row table:style-name="TableRow1606">
          <table:table-cell table:style-name="TableCell1607">
            <text:p text:style-name="P1608">ym</text:p>
          </table:table-cell>
          <table:table-cell table:style-name="TableCell1609">
            <text:p text:style-name="P1610">Months Excluding Years</text:p>
          </table:table-cell>
          <table:table-cell table:style-name="TableCell1611">
            <text:p text:style-name="P1612">Complete calendar months between the dates as if they were of the same year.</text:p>
          </table:table-cell>
        </table:table-row>
        <table:table-row table:style-name="TableRow1613">
          <table:table-cell table:style-name="TableCell1614">
            <text:p text:style-name="P1615">yd</text:p>
          </table:table-cell>
          <table:table-cell table:style-name="TableCell1616">
            <text:p text:style-name="P1617">Days Excluding Years</text:p>
          </table:table-cell>
          <table:table-cell table:style-name="TableCell1618">
            <text:p text:style-name="P1619">Complete calendar days between the dates as if they were of the same year.</text:p>
          </table:table-cell>
        </table:table-row>
        <table:table-row table:style-name="TableRow1620">
          <table:table-cell table:style-name="TableCell1621">
            <text:p text:style-name="P1622">md</text:p>
          </table:table-cell>
          <table:table-cell table:style-name="TableCell1623">
            <text:p text:style-name="P1624">Days Excluding Years And Months</text:p>
          </table:table-cell>
          <table:table-cell table:style-name="TableCell1625">
            <text:p text:style-name="P1626">Complete calendar days between the dates as if they were of the same month and same year.</text:p>
          </table:table-cell>
        </table:table-row>
      </table:table>
      <text:p text:style-name="P1627">The unit value is not case sensitive, and defaults to ‘d’.</text:p>
      <text:h text:style-name="P1628" text:outline-level="4">Return Value<text:tab/></text:h>
      <text:p text:style-name="P1629">integer<text:tab/><text:tab/>An integer value that reflects the difference between the two dates.<text:s/></text:p>
      <text:p text:style-name="P1630">This could be the number of full days, months or years between the two dates, depending on the interval unit value passed into the function as the third parameter.</text:p>
      <text:p text:style-name="P1631">Examples</text:p>
      <text:p text:style-name="Code"/>
      <text:p text:style-name="Code">$worksheet-&gt;setCellValue('A1', 'Year');</text:p>
      <text:p text:style-name="Code">$worksheet-&gt;setCellValue('A2', 'Month');</text:p>
      <text:p text:style-name="Code">$worksheet-&gt;setCellValue('A3', 'Day');</text:p>
      <text:p text:style-name="Code"/>
      <text:p text:style-name="Code">$worksheet-&gt;setCellValue('B1', 2001);</text:p>
      <text:p text:style-name="Code">$worksheet-&gt;setCellValue('C1', 2009);</text:p>
      <text:p text:style-name="Code">$worksheet-&gt;setCellValue('B2', 7);</text:p>
      <text:p text:style-name="Code">$worksheet-&gt;setCellValue('C2', 12);</text:p>
      <text:p text:style-name="Code">$worksheet-&gt;setCellValue('B3', 1);</text:p>
      <text:p text:style-name="Code">$worksheet-&gt;setCellValue('C3', 31);</text:p>
      <text:p text:style-name="Code"/>
      <text:p text:style-name="Code">$worksheet-&gt;setCellValue('D1', '=DATEDIF(DATE(B1,B2,B3),DATE(C1,C2,C3),”d”)');</text:p>
      <text:p text:style-name="Code">$worksheet-&gt;setCellValue('D2', '=DATEDIF(DATE(B1,B2,B3),DATE(C1,C2,C3),”m”)');</text:p>
      <text:p text:style-name="Code">$worksheet-&gt;setCellValue('D3', '=DATEDIF(DATE(B1,B2,B3),DATE(C1,C2,C3),”y”)');</text:p>
      <text:p text:style-name="Code">$worksheet-&gt;setCellValue('D4', '=DATEDIF(DATE(B1,B2,B3),DATE(C1,C2,C3),”ym”)');</text:p>
      <text:p text:style-name="Code">$worksheet-&gt;setCellValue('D5', '=DATEDIF(DATE(B1,B2,B3),DATE(C1,C2,C3),”yd”)');</text:p>
      <text:p text:style-name="Code">$worksheet-&gt;setCellValue('D6', '=DATEDIF(DATE(B1,B2,B3),DATE(C1,C2,C3),”md”)');</text:p>
      <text:p text:style-name="Code"/>
      <text:p text:style-name="Code">$retVal =<text:s/>$worksheet-&gt;getCell('D1')-&gt;getCalculatedValue();</text:p>
      <text:p text:style-name="Code">//<text:tab/><text:tab/>$retVal =<text:s/>3105</text:p>
      <text:p text:style-name="Code">$retVal =<text:s/>$worksheet-&gt;getCell('D2')-&gt;getCalculatedValue();</text:p>
      <text:p text:style-name="Code">//<text:tab/><text:tab/>$retVal =<text:s/>101</text:p>
      <text:p text:style-name="Code">$retVal =<text:s/>$worksheet-&gt;getCell('D3')-&gt;getCalculatedValue();</text:p>
      <text:p text:style-name="Code">//<text:tab/><text:tab/>$retVal =<text:s/>8</text:p>
      <text:p text:style-name="Code">$retVal =<text:s/>$worksheet-&gt;getCell('D4')-&gt;getCalculatedValue();</text:p>
      <text:p text:style-name="Code">//<text:tab/><text:tab/>$retVal =<text:s/>5</text:p>
      <text:p text:style-name="Code">$retVal =<text:s/>$worksheet-&gt;getCell('D5')-&gt;getCalculatedValue();</text:p>
      <text:p text:style-name="Code">//<text:tab/><text:tab/>$retVal =<text:s/>183</text:p>
      <text:p text:style-name="Code">$retVal =<text:s/>$worksheet-&gt;getCell('D6')-&gt;getCalculatedValue();</text:p>
      <text:p text:style-name="Code">//<text:tab/><text:tab/>$retVal =<text:s/>30</text:p>
      <text:p text:style-name="Code"/>
      <text:p text:style-name="P1632"/>
      <text:p text:style-name="Code"/>
      <text:p text:style-name="Code">$date1 = 1193317015<text:tab/><text:tab/>//<text:tab/>PHP timestamp for 25-Oct-2007</text:p>
      <text:p text:style-name="Code">$date2 = 1449579415<text:tab/><text:tab/>//<text:tab/>PHP timestamp for 8-Dec-2015</text:p>
      <text:p text:style-name="Code"/>
      <text:p text:style-name="Code">$retVal = call_user_func_array(array('PHPExcel_Calculation_Functions', 'DATEDIF'),</text:p>
      <text:p text:style-name="Code"><text:s text:c="31"/>array($date1, $date2, 'd')</text:p>
      <text:p text:style-name="Code"><text:s text:c="30"/>);</text:p>
      <text:p text:style-name="Code">//<text:tab/><text:tab/>$retVal =<text:s/>2966</text:p>
      <text:p text:style-name="Code">$retVal = call_user_func_array(array('PHPExcel_Calculation_Functions', 'DATEDIF'),</text:p>
      <text:p text:style-name="Code"><text:s text:c="31"/>array($date1, $date2, 'm')</text:p>
      <text:p text:style-name="Code"><text:s text:c="30"/>);</text:p>
      <text:p text:style-name="Code">//<text:tab/><text:tab/>$retVal = 97</text:p>
      <text:p text:style-name="Code">$retVal = call_user_func_array(array('PHPExcel_Calculation_Functions', 'DATEDIF'),</text:p>
      <text:p text:style-name="Code"><text:s text:c="31"/>array($date1, $date2, 'y')</text:p>
      <text:p text:style-name="Code"><text:s text:c="30"/>);</text:p>
      <text:p text:style-name="Code">//<text:tab/><text:tab/>$retVal = 8</text:p>
      <text:soft-page-break/>
      <text:p text:style-name="Code">$retVal = call_user_func_array(array('PHPExcel_Calculation_Functions', 'DATEDIF'),</text:p>
      <text:p text:style-name="Code"><text:s text:c="31"/>array($date1, $date2, 'ym')</text:p>
      <text:p text:style-name="Code"><text:s text:c="30"/>);</text:p>
      <text:p text:style-name="Code">//<text:tab/><text:tab/>$retVal = 1</text:p>
      <text:p text:style-name="Code">$retVal = call_user_func_array(array('PHPExcel_Calculation_Functions', 'DATEDIF'),</text:p>
      <text:p text:style-name="Code"><text:s text:c="31"/>array($date1, $date2, 'yd')</text:p>
      <text:p text:style-name="Code"><text:s text:c="30"/>);</text:p>
      <text:p text:style-name="Code">//<text:tab/><text:tab/>$retVal = 44</text:p>
      <text:p text:style-name="Code">$retVal = call_user_func_array(array('PHPExcel_Calculation_Functions', 'DATEDIF'),</text:p>
      <text:p text:style-name="Code"><text:s text:c="31"/>array($date1, $date2, 'md')</text:p>
      <text:p text:style-name="Code"><text:s text:c="30"/>);</text:p>
      <text:p text:style-name="Code">//<text:tab/><text:tab/>$retVal = 13</text:p>
      <text:p text:style-name="Code"/>
      <text:p text:style-name="P1633">Notes</text:p>
      <text:p text:style-name="P1634">If Date1 is later than Date2, DATEDIF will return a #NUM! error.</text:p>
      <text:h text:style-name="P1635" text:outline-level="3"><text:bookmark-start text:name="_Toc330051623"/>DATEVALUE<text:bookmark-end text:name="_Toc330051623"/></text:h>
      <text:p text:style-name="P1636">The DATEVALUE function returns the date represented by a date formatted as a text string. Use DATEVALUE to convert a date represented by text to a serial number.</text:p>
      <text:h text:style-name="P1637" text:outline-level="4">Syntax</text:h>
      <text:p text:style-name="P1638">DATEVALUE(dateString)</text:p>
      <text:h text:style-name="P1639" text:outline-level="4">Parameters</text:h>
      <text:p text:style-name="P1640">dateString<text:tab/>Date String.</text:p>
      <text:p text:style-name="P1641">A string, representing a date value.</text:p>
      <text:h text:style-name="P1642" text:outline-level="4">Return Value</text:h>
      <text:p text:style-name="P1643">mixed<text:tab/><text:tab/>A date/time stamp that corresponds to the given date.</text:p>
      <text:p text:style-name="P1644">This could be a PHP timestamp value (integer), a PHP date/time object, or an Excel timestamp value (real), depending on the value of PHPExcel_Calculation_Functions::getReturnDateType().</text:p>
      <text:p text:style-name="P1645">Examples</text:p>
      <text:p text:style-name="Code"/>
      <text:p text:style-name="Code">$worksheet-&gt;setCellValue('A1', 'Date String');</text:p>
      <text:p text:style-name="Code"/>
      <text:p text:style-name="Code">$worksheet-&gt;setCellValue('A2', '31-Dec-2008');</text:p>
      <text:p text:style-name="Code">$worksheet-&gt;setCellValue('A3', '31/12/2008');</text:p>
      <text:p text:style-name="Code">$worksheet-&gt;setCellValue('A4', '12-31-2008');</text:p>
      <text:p text:style-name="Code"/>
      <text:p text:style-name="Code">$worksheet-&gt;setCellValue('B2', '=DATEVALUE(A2)');</text:p>
      <text:p text:style-name="Code">$worksheet-&gt;setCellValue('B3', '=DATEVALUE(A3)');</text:p>
      <text:p text:style-name="Code">$worksheet-&gt;setCellValue('B4', '=DATEVALUE(A4)');</text:p>
      <text:p text:style-name="Code"/>
      <text:p text:style-name="Code">PHPExcel_Calculation_Functions::setReturnDateType(PHPExcel_Calculation_Functions::RETURNDATE_EXCEL);</text:p>
      <text:p text:style-name="Code">$retVal =<text:s/>$worksheet-&gt;getCell('B2')-&gt;getCalculatedValue();</text:p>
      <text:p text:style-name="Code">$retVal =<text:s/>$worksheet-&gt;getCell('B3')-&gt;getCalculatedValue();</text:p>
      <text:p text:style-name="Code">$retVal =<text:s/>$worksheet-&gt;getCell('B4')-&gt;getCalculatedValue();</text:p>
      <text:p text:style-name="Code">//<text:tab/><text:tab/>$retVal = 39813.0 for all cases</text:p>
      <text:p text:style-name="Code"/>
      <text:p text:style-name="P1646"/>
      <text:p text:style-name="Code"/>
      <text:p text:style-name="Code">//<text:tab/>We're going to be calling the same cell calculation multiple times,<text:s/></text:p>
      <text:p text:style-name="Code">//<text:tab/><text:tab/>and expecting different return values, so disable calculation cacheing</text:p>
      <text:p text:style-name="Code">PHPExcel_Calculation::getInstance()-&gt;setCalculationCacheEnabled(False);</text:p>
      <text:p text:style-name="Code"/>
      <text:p text:style-name="Code">$saveFormat = PHPExcel_Calculation_Functions::getReturnDateType();</text:p>
      <text:p text:style-name="Code">PHPExcel_Calculation_Functions::setReturnDateType(PHPExcel_Calculation_Functions::RETURNDATE_EXCEL);</text:p>
      <text:p text:style-name="Code">$retVal = call_user_func_array(array('PHPExcel_Calculation_Functions', 'DATEVALUE'),</text:p>
      <text:soft-page-break/>
      <text:p text:style-name="Code"><text:s text:c="31"/>array('31-Dec-2008')</text:p>
      <text:p text:style-name="Code"><text:s text:c="30"/>);</text:p>
      <text:p text:style-name="Code">//<text:tab/><text:tab/>$retVal = 39813.0</text:p>
      <text:p text:style-name="Code"/>
      <text:p text:style-name="Code">PHPExcel_Calculation_Functions::setReturnDateType(PHPExcel_Calculation_Functions::RETURNDATE_PHP_NUMERIC);</text:p>
      <text:p text:style-name="Code">$retVal = call_user_func_array(array('PHPExcel_Calculation_Functions', 'DATEVALUE'),</text:p>
      <text:p text:style-name="Code"><text:s text:c="31"/>array('31-Dec-2008')</text:p>
      <text:p text:style-name="Code"><text:s text:c="30"/>);</text:p>
      <text:p text:style-name="Code">//<text:tab/><text:tab/>$retVal = 1230681600</text:p>
      <text:p text:style-name="Code"/>
      <text:p text:style-name="Code">PHPExcel_Calculation_Functions::setReturnDateType($saveFormat);</text:p>
      <text:p text:style-name="Code"/>
      <text:p text:style-name="P1647">Notes</text:p>
      <text:p text:style-name="P1648">DATEVALUE uses the php date/time object implementation of strtotime() (which can handle a wider range of formats than the normal strtotime() function), and it is also called for any date parameter passed to other date functions<text:s/>(such as DATEDIF)<text:s/>when the parameter value is a string.</text:p>
      <text:p text:style-name="P1649"/>
      <text:p text:style-name="Normal"><text:span text:style-name="T1650">WARNING:-</text:span><text:span text:style-name="T1651"><text:s/></text:span><text:span text:style-name="T1652">PHPExcel accepts a wider range of date formats than MS Excel, so it is entirely possible that Excel will return a #VALUE! error when passed a date string that it can’t interpret, while PHPExcel is able to translate that same string into a correct date value.</text:span></text:p>
      <text:p text:style-name="P1653">Care should be taken<text:s/>in<text:s/>workbooks<text:s/>that<text:s/>use<text:s/>string formatted<text:s/>dates<text:s/>in calculations when writing<text:s/>to Excel5 or Excel2007.</text:p>
      <text:h text:style-name="P1654" text:outline-level="3"><text:bookmark-start text:name="_Toc330051624"/>DAY<text:bookmark-end text:name="_Toc330051624"/></text:h>
      <text:p text:style-name="P1655">The DAY function returns the day of a date. The day is given as an integer ranging from 1 to 31.</text:p>
      <text:h text:style-name="P1656" text:outline-level="4">Syntax</text:h>
      <text:p text:style-name="P1657">DAY(datetime)</text:p>
      <text:h text:style-name="P1658" text:outline-level="4">Parameters</text:h>
      <text:p text:style-name="P1659">datetime<text:tab/>Date.</text:p>
      <text:p text:style-name="P1660">An Excel date value, PHP date timestamp, PHP date object, or a date represented as a string.</text:p>
      <text:h text:style-name="P1661" text:outline-level="4">Return Value<text:tab/></text:h>
      <text:p text:style-name="P1662">integer<text:tab/><text:tab/>An integer value that reflects the day of the month.<text:s/></text:p>
      <text:p text:style-name="P1663">This is an integer ranging from 1 to 31.</text:p>
      <text:p text:style-name="P1664">Examples</text:p>
      <text:p text:style-name="Code"/>
      <text:p text:style-name="Code">$worksheet-&gt;setCellValue('A1', 'Date String');</text:p>
      <text:p text:style-name="Code"/>
      <text:p text:style-name="Code">$worksheet-&gt;setCellValue('A2', '31-Dec-2008');</text:p>
      <text:p text:style-name="Code">$worksheet-&gt;setCellValue('A3', '14-Feb-2008');</text:p>
      <text:p text:style-name="Code"/>
      <text:p text:style-name="Code">$worksheet-&gt;setCellValue('B2', '=DAY(A2)');</text:p>
      <text:p text:style-name="Code">$worksheet-&gt;setCellValue('B3', '=DAY(A3)');</text:p>
      <text:p text:style-name="Code"/>
      <text:p text:style-name="Code">$retVal =<text:s/>$worksheet-&gt;getCell('B2')-&gt;getCalculatedValue();</text:p>
      <text:p text:style-name="Code">//<text:tab/><text:tab/>$retVal = 31</text:p>
      <text:p text:style-name="Code">$retVal =<text:s/>$worksheet-&gt;getCell('B3')-&gt;getCalculatedValue();</text:p>
      <text:p text:style-name="Code">//<text:tab/><text:tab/>$retVal = 14</text:p>
      <text:p text:style-name="Code"/>
      <text:p text:style-name="P1665"/>
      <text:p text:style-name="Code"/>
      <text:p text:style-name="Code">$retVal = call_user_func_array(array('PHPExcel_Calculation_Functions', 'DAYOFMONTH'),</text:p>
      <text:p text:style-name="Code"><text:s text:c="31"/>array('25-Dec-2008')</text:p>
      <text:p text:style-name="Code"><text:s text:c="30"/>);</text:p>
      <text:p text:style-name="Code">//<text:tab/><text:tab/>$retVal =<text:s/>25</text:p>
      <text:p text:style-name="Code"/>
      <text:p text:style-name="P1666">Notes</text:p>
      <text:p text:style-name="P1667">Note that the PHPExcel function is PHPExcel_Calculation_Functions::DAYOFMONTH() when the method is called statically.</text:p>
      <text:h text:style-name="P1668" text:outline-level="3"><text:bookmark-start text:name="_Toc330051625"/>DAYS360<text:bookmark-end text:name="_Toc330051625"/></text:h>
      <text:p text:style-name="P1669">The DAYS360 function computes the difference between two dates based on a 360 day year (12<text:s/>equal periods<text:s/>of 30 days<text:s/>each) used by some accounting systems.</text:p>
      <text:h text:style-name="P1670" text:outline-level="4">Syntax</text:h>
      <text:p text:style-name="P1671">DAYS360(date1,<text:s/>date2<text:s/>[,<text:s/>method])</text:p>
      <text:h text:style-name="P1672" text:outline-level="4">Parameters</text:h>
      <text:p text:style-name="P1673">date1<text:tab/><text:tab/>First Date.</text:p>
      <text:p text:style-name="P1674">An Excel date value, PHP date timestamp, PHP date object, or a date represented as a string.</text:p>
      <text:p text:style-name="P1675">date2<text:tab/><text:tab/>Second Date.</text:p>
      <text:p text:style-name="P1676">An Excel date value, PHP date timestamp, PHP date object, or a date represented as a string.</text:p>
      <text:p text:style-name="P1677">method<text:tab/>A boolean flag (TRUE or FALSE)</text:p>
      <text:p text:style-name="P1678">This is a<text:s/>flag<text:s/>that determines which method to use in the calculation, based on the values listed below:</text:p>
      <table:table table:style-name="Table1679">
        <table:table-columns>
          <table:table-column table:style-name="TableColumn1680"/>
          <table:table-column table:style-name="TableColumn1681"/>
        </table:table-columns>
        <table:table-row table:style-name="TableRow1682">
          <table:table-cell table:style-name="TableCell1683">
            <text:p text:style-name="P1684">method</text:p>
          </table:table-cell>
          <table:table-cell table:style-name="TableCell1685">
            <text:p text:style-name="P1686">Description<text:s/></text:p>
          </table:table-cell>
        </table:table-row>
        <table:table-row table:style-name="TableRow1687">
          <table:table-cell table:style-name="TableCell1688">
            <text:p text:style-name="P1689">FALSE</text:p>
          </table:table-cell>
          <table:table-cell table:style-name="TableCell1690">
            <text:p text:style-name="P1691">U.S. (NASD) method. If the starting date is the last day of a month, it becomes equal to the 30th of the same month. If the ending date is the last day of a month and the starting date is earlier than the 30th of a month, the ending date becomes equal to the 1st of the next month; otherwise the ending date becomes equal to the 30th of the same month.</text:p>
          </table:table-cell>
        </table:table-row>
        <table:table-row table:style-name="TableRow1692">
          <table:table-cell table:style-name="TableCell1693">
            <text:p text:style-name="P1694">TRUE</text:p>
          </table:table-cell>
          <table:table-cell table:style-name="TableCell1695">
            <text:p text:style-name="P1696">European method. Starting dates and ending dates that occur on the 31st of a month become equal to the 30th of the same month.</text:p>
          </table:table-cell>
        </table:table-row>
      </table:table>
      <text:p text:style-name="P1697">The method value defaults to<text:s/>FALSE.</text:p>
      <text:h text:style-name="P1698" text:outline-level="4">Return Value</text:h>
      <text:p text:style-name="P1699">integer<text:tab/><text:tab/>An integer value that reflects the difference between the two dates.<text:s/></text:p>
      <text:p text:style-name="P1700">This is the number of full days between the two dates, based on a 360 day year.</text:p>
      <text:p text:style-name="P1701">Examples</text:p>
      <text:p text:style-name="Code"/>
      <text:p text:style-name="Code">$worksheet-&gt;setCellValue('B1', 'Start Date');</text:p>
      <text:p text:style-name="Code">$worksheet-&gt;setCellValue('C1', 'End Date');</text:p>
      <text:p text:style-name="Code">$worksheet-&gt;setCellValue('A2', 'Year');</text:p>
      <text:p text:style-name="Code">$worksheet-&gt;setCellValue('A3', 'Month');</text:p>
      <text:p text:style-name="Code">$worksheet-&gt;setCellValue('A4', 'Day');</text:p>
      <text:p text:style-name="Code"/>
      <text:p text:style-name="Code">$worksheet-&gt;setCellValue('B2', 2003);</text:p>
      <text:p text:style-name="Code">$worksheet-&gt;setCellValue('B3', 2);</text:p>
      <text:p text:style-name="Code">$worksheet-&gt;setCellValue('B4', 3);</text:p>
      <text:p text:style-name="Code">$worksheet-&gt;setCellValue('C2', 2007);</text:p>
      <text:p text:style-name="Code">$worksheet-&gt;setCellValue('C3',<text:s/>5);</text:p>
      <text:p text:style-name="Code">$worksheet-&gt;setCellValue('C4',<text:s/>31);</text:p>
      <text:p text:style-name="Code"/>
      <text:p text:style-name="Code">$worksheet-&gt;setCellValue('E2', '=DAYS360(DATE(B2,B3,B4),DATE(C2,C3,C4))');</text:p>
      <text:p text:style-name="Code">$worksheet-&gt;setCellValue('E4', '=DAYS360(DATE(B2,B3,B4),DATE(C2,C3,C4),FALSE)');</text:p>
      <text:p text:style-name="Code"/>
      <text:p text:style-name="Code">$retVal =<text:s/>$worksheet-&gt;getCell('E2')-&gt;getCalculatedValue();</text:p>
      <text:p text:style-name="Code">//<text:tab/><text:tab/>$retVal =<text:s/>1558</text:p>
      <text:p text:style-name="Code">$retVal =<text:s/>$worksheet-&gt;getCell('E4')-&gt;getCalculatedValue();</text:p>
      <text:p text:style-name="Code">//<text:tab/><text:tab/>$retVal =<text:s/>1557</text:p>
      <text:p text:style-name="Code"/>
      <text:p text:style-name="P1702"/>
      <text:p text:style-name="Code"/>
      <text:p text:style-name="Code">$date1 =<text:s/>37655.0<text:tab/><text:tab/>//<text:tab/>Excel<text:s/>timestamp for 25-Oct-2007</text:p>
      <text:p text:style-name="Code">$date2 =<text:s/>39233.0<text:tab/><text:tab/>//<text:tab/>Excel<text:s/>timestamp for 8-Dec-2015</text:p>
      <text:p text:style-name="Code"/>
      <text:p text:style-name="Code">$retVal = call_user_func_array(array('PHPExcel_Calculation_Functions', 'DAYS360'),</text:p>
      <text:p text:style-name="Code"><text:s text:c="31"/>array($date1, $date2)</text:p>
      <text:p text:style-name="Code"><text:s text:c="30"/>);</text:p>
      <text:p text:style-name="Code">//<text:tab/><text:tab/>$retVal =<text:s/>1558</text:p>
      <text:p text:style-name="Code">$retVal = call_user_func_array(array('PHPExcel_Calculation_Functions', 'DAYS360'),</text:p>
      <text:p text:style-name="Code"><text:s text:c="31"/>array($date1, $date2,<text:s/>True)</text:p>
      <text:p text:style-name="Code"><text:s text:c="30"/>);</text:p>
      <text:p text:style-name="Code">//<text:tab/><text:tab/>$retVal =<text:s/>1557</text:p>
      <text:p text:style-name="Code"/>
      <text:p text:style-name="P1703">Notes</text:p>
      <text:p text:style-name="Normal"><text:span text:style-name="T1704">WARNING:-</text:span><text:span text:style-name="T1705"><text:s/></text:span><text:span text:style-name="T1706">This function<text:s/></text:span><text:span text:style-name="T1707">does not<text:s/></text:span><text:span text:style-name="T1708">currently work with the Excel5 Writer</text:span><text:span text:style-name="T1709"><text:s/>when a PHP Boolean is used for the third (optional) parameter (as shown in the example above), and the writer will generate and error. It will work if a numeric 0 or 1 is used for the</text:span><text:span text:style-name="T1710"><text:s/>method parameter</text:span><text:span text:style-name="T1711">; or if the Excel TRUE() and FALSE() functions are used instead</text:span><text:span text:style-name="T1712">.</text:span></text:p>
      <text:h text:style-name="P1713" text:outline-level="3"><text:bookmark-start text:name="_Toc330051626"/>EDATE<text:bookmark-end text:name="_Toc330051626"/></text:h>
      <text:p text:style-name="P1714">The EDATE function returns an Excel timestamp or a PHP timestamp or date object representing the date that is the indicated number of months before or after a specified date (the start_date). Use EDATE to calculate maturity dates or due dates that fall on the same day of the month as the date of issue.</text:p>
      <text:h text:style-name="P1715" text:outline-level="4">Syntax</text:h>
      <text:p text:style-name="P1716">EDATE(baseDate,<text:s/>months)</text:p>
      <text:h text:style-name="P1717" text:outline-level="4">Parameters</text:h>
      <text:p text:style-name="P1718">baseDate<text:tab/>Start Date.</text:p>
      <text:p text:style-name="P1719">An Excel date value, PHP date timestamp, PHP date object, or a date represented as a string.</text:p>
      <text:p text:style-name="P1720">months<text:tab/><text:tab/>Number of months to add.</text:p>
      <text:p text:style-name="P1721">An integer value indicating the number of months before or after baseDate. A positive value for months yields a future date; a negative value yields a past date.</text:p>
      <text:h text:style-name="P1722" text:outline-level="4">Return Value</text:h>
      <text:p text:style-name="P1723">mixed<text:tab/><text:tab/>A date/time stamp that corresponds to the basedate + months.</text:p>
      <text:p text:style-name="P1724">This could be a PHP timestamp value (integer), a PHP date/time object, or an Excel timestamp value (real), depending on the value of PHPExcel_Calculation_Functions::getReturnDateType().</text:p>
      <text:p text:style-name="P1725">Examples</text:p>
      <text:p text:style-name="Code"/>
      <text:p text:style-name="Code">$worksheet-&gt;setCellValue('A1', 'Date String');</text:p>
      <text:p text:style-name="Code"/>
      <text:p text:style-name="Code">$worksheet-&gt;setCellValue('A2', '1-Jan-2008');</text:p>
      <text:p text:style-name="Code">$worksheet-&gt;setCellValue('A3', '29-Feb-2008');</text:p>
      <text:p text:style-name="Code"/>
      <text:p text:style-name="Code">$worksheet-&gt;setCellValue('B2', '=EDATE(A2,5)');</text:p>
      <text:p text:style-name="Code">$worksheet-&gt;setCellValue('B3', '=EDATE(A3,-12)');</text:p>
      <text:p text:style-name="Code"/>
      <text:p text:style-name="Code">PHPExcel_Calculation_Functions::setReturnDateType(PHPExcel_Calculation_Functions::RETURNDATE_EXCEL);</text:p>
      <text:p text:style-name="Code">$retVal =<text:s/>$worksheet-&gt;getCell('B2')-&gt;getCalculatedValue();</text:p>
      <text:p text:style-name="Code">//<text:tab/><text:tab/>$retVal =<text:s/>39600.0<text:tab/>(1-Jun-2008)</text:p>
      <text:p text:style-name="Code">$retVal =<text:s/>$worksheet-&gt;getCell('B3')-&gt;getCalculatedValue();</text:p>
      <text:p text:style-name="Code">//<text:tab/><text:tab/>$retVal =<text:s/>39141.0<text:tab/>(28-Feb-2007)</text:p>
      <text:p text:style-name="Code"/>
      <text:p text:style-name="P1726"/>
      <text:p text:style-name="Code"/>
      <text:p text:style-name="Code">PHPExcel_Calculation_Functions::setReturnDateType(PHPExcel_Calculation_Functions::RETURNDATE_EXCEL);</text:p>
      <text:p text:style-name="Code">$retVal = call_user_func_array(array('PHPExcel_Calculation_Functions', 'EDATE'),</text:p>
      <text:p text:style-name="Code"><text:s text:c="31"/>array('31-Oct-2008',25)</text:p>
      <text:p text:style-name="Code"><text:s text:c="30"/>);</text:p>
      <text:p text:style-name="Code">//<text:tab/><text:tab/>$retVal =<text:s/>40512.0<text:tab/><text:tab/>(30-Nov-2010)</text:p>
      <text:p text:style-name="Code"/>
      <text:p text:style-name="P1727">Notes</text:p>
      <text:p text:style-name="Normal"><text:span text:style-name="T1728">WARNING:-</text:span><text:span text:style-name="T1729"><text:s/></text:span><text:span text:style-name="T1730">This function is currently not supported by the Excel5 Writer</text:span><text:span text:style-name="T1731"><text:s/>because it is not a standard function within Excel 5, but an add-in from the Analysis ToolPak.</text:span></text:p>
      <text:h text:style-name="P1732" text:outline-level="3"><text:bookmark-start text:name="_Toc330051627"/>EOMONTH<text:bookmark-end text:name="_Toc330051627"/></text:h>
      <text:p text:style-name="P1733">The EOMONTH function returns an Excel timestamp or a PHP timestamp or date object representing the date of the last day of the month that is the indicated number of months before or after a specified date (the start_date). Use EOMONTH to calculate maturity dates or due dates that fall on the<text:s/>last<text:s/>day of the month.</text:p>
      <text:h text:style-name="P1734" text:outline-level="4">Syntax</text:h>
      <text:p text:style-name="P1735">EOMONTH(baseDate,<text:s/>months)</text:p>
      <text:h text:style-name="P1736" text:outline-level="4">Parameters</text:h>
      <text:p text:style-name="P1737">baseDate<text:tab/>Start Date.</text:p>
      <text:p text:style-name="P1738">An Excel date value, PHP date timestamp, PHP date object, or a date represented as a string.</text:p>
      <text:p text:style-name="P1739">months<text:tab/><text:tab/>Number of months to add.</text:p>
      <text:p text:style-name="P1740">An integer value indicating the number of months before or after baseDate. A positive value for months yields a future date; a negative value yields a past date.</text:p>
      <text:h text:style-name="P1741" text:outline-level="4">Return Value</text:h>
      <text:p text:style-name="P1742">mixed<text:tab/><text:tab/>A date/time stamp that corresponds to the<text:s/>last day of<text:s/>basedate + months.</text:p>
      <text:p text:style-name="P1743">This could be a PHP timestamp value (integer), a PHP date/time object, or an Excel timestamp value (real), depending on the value of PHPExcel_Calculation_Functions::getReturnDateType().</text:p>
      <text:p text:style-name="P1744">Examples</text:p>
      <text:p text:style-name="Code"/>
      <text:p text:style-name="Code">$worksheet-&gt;setCellValue('A1', 'Date String');</text:p>
      <text:p text:style-name="Code"/>
      <text:p text:style-name="Code">$worksheet-&gt;setCellValue('A2', '1-Jan-2000');</text:p>
      <text:p text:style-name="Code">$worksheet-&gt;setCellValue('A3', '14-Feb-2009');</text:p>
      <text:p text:style-name="Code"/>
      <text:p text:style-name="Code">$worksheet-&gt;setCellValue('B2', '=EOMONTH(A2,5)');</text:p>
      <text:p text:style-name="Code">$worksheet-&gt;setCellValue('B3', '=EOMONTH(A3,-12)');</text:p>
      <text:p text:style-name="Code"/>
      <text:p text:style-name="Code">PHPExcel_Calculation_Functions::setReturnDateType(PHPExcel_Calculation_Functions::RETURNDATE_EXCEL);</text:p>
      <text:p text:style-name="Code">$retVal =<text:s/>$worksheet-&gt;getCell('B2')-&gt;getCalculatedValue();</text:p>
      <text:p text:style-name="Code">//<text:tab/><text:tab/>$retVal = 39629.0<text:tab/>(30-Jun-2008)</text:p>
      <text:p text:style-name="Code">$retVal =<text:s/>$worksheet-&gt;getCell('B3')-&gt;getCalculatedValue();</text:p>
      <text:soft-page-break/>
      <text:p text:style-name="Code">//<text:tab/><text:tab/>$retVal =<text:s/>39507.0<text:tab/>(29-Feb-2008)</text:p>
      <text:p text:style-name="Code"/>
      <text:p text:style-name="P1745"/>
      <text:p text:style-name="Code"/>
      <text:p text:style-name="Code">PHPExcel_Calculation_Functions::setReturnDateType(PHPExcel_Calculation_Functions::RETURNDATE_EXCEL);</text:p>
      <text:p text:style-name="Code">$retVal = call_user_func_array(array('PHPExcel_Calculation_Functions', 'EOMONTH'),</text:p>
      <text:p text:style-name="Code"><text:s text:c="31"/>array('31-Oct-2008',13)</text:p>
      <text:p text:style-name="Code"><text:s text:c="30"/>);</text:p>
      <text:p text:style-name="Code">//<text:tab/><text:tab/>$retVal =<text:s/>40147.0<text:tab/><text:tab/>(30-Nov-2010)</text:p>
      <text:p text:style-name="Code"/>
      <text:p text:style-name="P1746">Notes</text:p>
      <text:p text:style-name="Normal"><text:span text:style-name="T1747">WARNING:-</text:span><text:span text:style-name="T1748"><text:s/></text:span><text:span text:style-name="T1749">This function is currently not supported by the Excel5 Writer because it is not a standard function within Excel 5, but an add-in from the Analysis ToolPak.</text:span></text:p>
      <text:h text:style-name="P1750" text:outline-level="3"><text:bookmark-start text:name="_Toc330051628"/>HOUR<text:bookmark-end text:name="_Toc330051628"/></text:h>
      <text:p text:style-name="P1751">The HOUR function returns the hour of a time value. The hour is given as an integer, ranging from 0 (12:00 A.M.) to 23 (11:00 P.M.).</text:p>
      <text:h text:style-name="P1752" text:outline-level="4">Syntax</text:h>
      <text:p text:style-name="P1753">HOUR(datetime)</text:p>
      <text:h text:style-name="P1754" text:outline-level="4">Parameters</text:h>
      <text:p text:style-name="P1755">datetime<text:tab/>Time.</text:p>
      <text:p text:style-name="P1756">An Excel date/time value, PHP date timestamp, PHP date object, or a date/time represented as a string.</text:p>
      <text:h text:style-name="P1757" text:outline-level="4">Return Value</text:h>
      <text:p text:style-name="P1758">integer<text:tab/><text:tab/>An integer value that reflects the hour of the day.</text:p>
      <text:p text:style-name="P1759">This is an integer ranging from 0 to 23.</text:p>
      <text:p text:style-name="P1760">Examples</text:p>
      <text:p text:style-name="Code"/>
      <text:p text:style-name="Code">$worksheet-&gt;setCellValue('A1', 'Time String');</text:p>
      <text:p text:style-name="Code"/>
      <text:p text:style-name="Code">$worksheet-&gt;setCellValue('A2', '31-Dec-2008 17:30');</text:p>
      <text:p text:style-name="Code">$worksheet-&gt;setCellValue('A3', '14-Feb-2008 4:20 AM');</text:p>
      <text:p text:style-name="Code">$worksheet-&gt;setCellValue('A4', '14-Feb-2008 4:20 PM');</text:p>
      <text:p text:style-name="Code"/>
      <text:p text:style-name="Code">$worksheet-&gt;setCellValue('B2', '=HOUR(A2)');</text:p>
      <text:p text:style-name="Code">$worksheet-&gt;setCellValue('B3', '=HOUR(A3)');</text:p>
      <text:p text:style-name="Code">$worksheet-&gt;setCellValue('B4', '=HOUR(A4)');</text:p>
      <text:p text:style-name="Code"/>
      <text:p text:style-name="Code">$retVal = $worksheet-&gt;getCell('B2')-&gt;getCalculatedValue();</text:p>
      <text:p text:style-name="Code">//<text:tab/><text:tab/>$retVal = 17</text:p>
      <text:p text:style-name="Code">$retVal = $worksheet-&gt;getCell('B3')-&gt;getCalculatedValue();</text:p>
      <text:p text:style-name="Code">//<text:tab/><text:tab/>$retVal = 4</text:p>
      <text:p text:style-name="Code">$retVal = $worksheet-&gt;getCell('B4')-&gt;getCalculatedValue();</text:p>
      <text:p text:style-name="Code">//<text:tab/><text:tab/>$retVal = 16</text:p>
      <text:p text:style-name="Code"/>
      <text:p text:style-name="P1761"/>
      <text:p text:style-name="Code"/>
      <text:p text:style-name="Code">$retVal = call_user_func_array(array('PHPExcel_Calculation_Functions', 'HOUROFDAY'),</text:p>
      <text:p text:style-name="Code"><text:s text:c="31"/>array('09:30')</text:p>
      <text:p text:style-name="Code"><text:s text:c="30"/>);</text:p>
      <text:p text:style-name="Code">//<text:tab/><text:tab/>$retVal = 9</text:p>
      <text:p text:style-name="Code"/>
      <text:soft-page-break/>
      <text:p text:style-name="P1762">Notes</text:p>
      <text:p text:style-name="P1763">Note that the PHPExcel function is PHPExcel_Calculation_Functions::HOUROFDAY() when the method is called statically.</text:p>
      <text:h text:style-name="P1764" text:outline-level="3"><text:bookmark-start text:name="_Toc330051629"/>MINUTE<text:bookmark-end text:name="_Toc330051629"/></text:h>
      <text:p text:style-name="P1765">The MINUTE function returns the minutes of a time value. The minute is given as an integer, ranging from 0 to 59.</text:p>
      <text:h text:style-name="P1766" text:outline-level="4">Syntax</text:h>
      <text:p text:style-name="P1767">MINUTE(datetime)</text:p>
      <text:h text:style-name="P1768" text:outline-level="4">Parameters</text:h>
      <text:p text:style-name="P1769">datetime<text:tab/>Time.</text:p>
      <text:p text:style-name="P1770">An Excel date/time value, PHP date timestamp, PHP date object, or a date/time represented as a string.</text:p>
      <text:h text:style-name="P1771" text:outline-level="4">Return Value</text:h>
      <text:p text:style-name="P1772">integer<text:tab/><text:tab/>An integer value that reflects the<text:s/>minutes within<text:s/>the<text:s/>hour.</text:p>
      <text:p text:style-name="P1773">This is an integer ranging from 0 to<text:s/>59.</text:p>
      <text:p text:style-name="P1774">Examples</text:p>
      <text:p text:style-name="Code"/>
      <text:p text:style-name="Code">$worksheet-&gt;setCellValue('A1', 'Time String');</text:p>
      <text:p text:style-name="Code"/>
      <text:p text:style-name="Code">$worksheet-&gt;setCellValue('A2', '31-Dec-2008 17:30');</text:p>
      <text:p text:style-name="Code">$worksheet-&gt;setCellValue('A3', '14-Feb-2008 4:20 AM');</text:p>
      <text:p text:style-name="Code">$worksheet-&gt;setCellValue('A4', '14-Feb-2008 4:45<text:s/>PM');</text:p>
      <text:p text:style-name="Code"/>
      <text:p text:style-name="Code">$worksheet-&gt;setCellValue('B2', '=MINUTE(A2)');</text:p>
      <text:p text:style-name="Code">$worksheet-&gt;setCellValue('B3', '=MINUTE(A3)');</text:p>
      <text:p text:style-name="Code">$worksheet-&gt;setCellValue('B4', '=MINUTE(A4)');</text:p>
      <text:p text:style-name="Code"/>
      <text:p text:style-name="Code">$retVal = $worksheet-&gt;getCell('B2')-&gt;getCalculatedValue();</text:p>
      <text:p text:style-name="Code">//<text:tab/><text:tab/>$retVal =<text:s/>30</text:p>
      <text:p text:style-name="Code">$retVal = $worksheet-&gt;getCell('B3')-&gt;getCalculatedValue();</text:p>
      <text:p text:style-name="Code">//<text:tab/><text:tab/>$retVal =<text:s/>20</text:p>
      <text:p text:style-name="Code">$retVal = $worksheet-&gt;getCell('B4')-&gt;getCalculatedValue();</text:p>
      <text:p text:style-name="Code">//<text:tab/><text:tab/>$retVal =<text:s/>45</text:p>
      <text:p text:style-name="Code"/>
      <text:p text:style-name="P1775"/>
      <text:p text:style-name="Code"/>
      <text:p text:style-name="Code">$retVal = call_user_func_array(array('PHPExcel_Calculation_Functions', 'MINUTEOFHOUR'),</text:p>
      <text:p text:style-name="Code"><text:s text:c="31"/>array('09:30')</text:p>
      <text:p text:style-name="Code"><text:s text:c="30"/>);</text:p>
      <text:p text:style-name="Code">//<text:tab/><text:tab/>$retVal =<text:s/>30</text:p>
      <text:p text:style-name="Code"/>
      <text:p text:style-name="P1776">Notes</text:p>
      <text:p text:style-name="P1777">Note that the PHPExcel function is PHPExcel_Calculation_Functions::MINUTEOFHOUR() when the method is called statically.</text:p>
      <text:h text:style-name="P1778" text:outline-level="3"><text:bookmark-start text:name="_Toc330051630"/>MONTH<text:bookmark-end text:name="_Toc330051630"/></text:h>
      <text:p text:style-name="P1779">The<text:s/>MONTH<text:s/>function returns the<text:s/>month<text:s/>of a date. The<text:s/>month<text:s/>is given as an integer ranging from 1 to<text:s/>12.</text:p>
      <text:h text:style-name="P1780" text:outline-level="4">Syntax</text:h>
      <text:p text:style-name="P1781">MONTH(datetime)</text:p>
      <text:soft-page-break/>
      <text:h text:style-name="P1782" text:outline-level="4">Parameters</text:h>
      <text:p text:style-name="P1783">datetime<text:tab/>Date.</text:p>
      <text:p text:style-name="P1784">An Excel date value, PHP date timestamp, PHP date object, or a date represented as a string.</text:p>
      <text:h text:style-name="P1785" text:outline-level="4">Return Value</text:h>
      <text:p text:style-name="P1786">integer<text:tab/><text:tab/>An integer value that reflects the month<text:s/>of the year.</text:p>
      <text:p text:style-name="P1787">This is an integer ranging from 1 to<text:s/>12.</text:p>
      <text:p text:style-name="P1788">Examples</text:p>
      <text:p text:style-name="Code"/>
      <text:p text:style-name="Code">$worksheet-&gt;setCellValue('A1', 'Date String');</text:p>
      <text:p text:style-name="Code"/>
      <text:p text:style-name="Code">$worksheet-&gt;setCellValue('A2', '31-Dec-2008');</text:p>
      <text:p text:style-name="Code">$worksheet-&gt;setCellValue('A3', '14-Feb-2008');</text:p>
      <text:p text:style-name="Code"/>
      <text:p text:style-name="Code">$worksheet-&gt;setCellValue('B2', '=MONTH(A2)');</text:p>
      <text:p text:style-name="Code">$worksheet-&gt;setCellValue('B3', '=MONTH(A3)');</text:p>
      <text:p text:style-name="Code"/>
      <text:p text:style-name="Code">$retVal =<text:s/>$worksheet-&gt;getCell('B2')-&gt;getCalculatedValue();</text:p>
      <text:p text:style-name="Code">//<text:tab/><text:tab/>$retVal = 12</text:p>
      <text:p text:style-name="Code">$retVal =<text:s/>$worksheet-&gt;getCell('B3')-&gt;getCalculatedValue();</text:p>
      <text:p text:style-name="Code">//<text:tab/><text:tab/>$retVal = 2</text:p>
      <text:p text:style-name="Code"/>
      <text:p text:style-name="P1789"/>
      <text:p text:style-name="Code"/>
      <text:p text:style-name="Code">$retVal = call_user_func_array(array('PHPExcel_Calculation_Functions', 'MONTHOFYEAR'),</text:p>
      <text:p text:style-name="Code"><text:s text:c="31"/>array('14-July-2008')</text:p>
      <text:p text:style-name="Code"><text:s text:c="30"/>);</text:p>
      <text:p text:style-name="Code">//<text:tab/><text:tab/>$retVal =<text:s/>7</text:p>
      <text:p text:style-name="Code"/>
      <text:p text:style-name="P1790">Notes</text:p>
      <text:p text:style-name="P1791">Note that the PHPExcel function is PHPExcel_Calculation_Functions::MONTHOFYEAR() when the method is called statically.</text:p>
      <text:h text:style-name="P1792" text:outline-level="3"><text:bookmark-start text:name="_Toc330051631"/>NETWORKDAYS<text:bookmark-end text:name="_Toc330051631"/></text:h>
      <text:p text:style-name="Normal"><text:span text:style-name="T1793">The NETWORKDAYS function returns the number of whole working days between a<text:s/></text:span><text:span text:style-name="T1794">start date</text:span><text:span text:style-name="T1795"><text:s/>and an<text:s/></text:span><text:span text:style-name="T1796">end date</text:span><text:span text:style-name="T1797">. Working days exclude weekends and any dates identified in<text:s/></text:span><text:span text:style-name="T1798">holidays</text:span><text:span text:style-name="T1799">. Use NETWORKDAYS to calculate employee benefits that accrue based on the number of days worked during a specific term.</text:span></text:p>
      <text:h text:style-name="P1800" text:outline-level="4">Syntax</text:h>
      <text:p text:style-name="P1801">NETWORKDAYS(startDate,<text:s/>endDate<text:s/>[,<text:s/>holidays])</text:p>
      <text:h text:style-name="P1802" text:outline-level="4">Parameters</text:h>
      <text:p text:style-name="P1803">startDate<text:tab/>Start Date of the period.</text:p>
      <text:p text:style-name="P1804">An Excel date value, PHP date timestamp, PHP date object, or a date represented as a string.</text:p>
      <text:p text:style-name="P1805">endDate<text:tab/>End Date of the period.</text:p>
      <text:p text:style-name="P1806">An Excel date value, PHP date timestamp, PHP date object, or a date represented as a string.</text:p>
      <text:p text:style-name="P1807">holidays<text:tab/>Optional array of Holiday dates.</text:p>
      <text:p text:style-name="P1808">An optional range of one or more dates to exclude from the working calendar, such as state and federal holidays and floating holidays.</text:p>
      <text:p text:style-name="P1809">The list can be either a range of cells that contains the dates or an array constant of Excel date values, PHP date timestamps, PHP date objects, or dates represented as strings.</text:p>
      <text:soft-page-break/>
      <text:h text:style-name="P1810" text:outline-level="4">Return Value</text:h>
      <text:p text:style-name="P1811">integer<text:tab/><text:tab/>Number of working days.</text:p>
      <text:p text:style-name="P1812">The number of working days between startDate and endDate.</text:p>
      <text:p text:style-name="P1813">Examples</text:p>
      <text:p text:style-name="Code"/>
      <text:p text:style-name="Code">$worksheet-&gt;setCellValue('A1', 'Date String');</text:p>
      <text:p text:style-name="Code"/>
      <text:p text:style-name="Code">$worksheet-&gt;setCellValue('A2', '1-Jan-2000');</text:p>
      <text:p text:style-name="Code">$worksheet-&gt;setCellValue('A3', '14-Feb-2009');</text:p>
      <text:p text:style-name="Code"/>
      <text:p text:style-name="Code">$worksheet-&gt;setCellValue('B2', '=EOMONTH(A2,5)');</text:p>
      <text:p text:style-name="Code">$worksheet-&gt;setCellValue('B3', '=EOMONTH(A3,-12)');</text:p>
      <text:p text:style-name="Code"/>
      <text:p text:style-name="Code">PHPExcel_Calculation_Functions::setReturnDateType(PHPExcel_Calculation_Functions::RETURNDATE_EXCEL);</text:p>
      <text:p text:style-name="Code">$retVal = $worksheet-&gt;getCell('B2')-&gt;getCalculatedValue();</text:p>
      <text:p text:style-name="Code">//<text:tab/><text:tab/>$retVal = 39629.0<text:tab/>(30-Jun-2008)</text:p>
      <text:p text:style-name="Code">$retVal = $worksheet-&gt;getCell('B3')-&gt;getCalculatedValue();</text:p>
      <text:p text:style-name="Code">//<text:tab/><text:tab/>$retVal = 39507.0<text:tab/>(29-Feb-2008)</text:p>
      <text:p text:style-name="Code"/>
      <text:p text:style-name="P1814"/>
      <text:p text:style-name="Code"/>
      <text:p text:style-name="Code">PHPExcel_Calculation_Functions::setReturnDateType(PHPExcel_Calculation_Functions::RETURNDATE_EXCEL);</text:p>
      <text:p text:style-name="Code">$retVal = call_user_func_array(array('PHPExcel_Calculation_Functions', 'EDATE'),</text:p>
      <text:p text:style-name="Code"><text:s text:c="31"/>array('31-Oct-2008',13)</text:p>
      <text:p text:style-name="Code"><text:s text:c="30"/>);</text:p>
      <text:p text:style-name="Code">//<text:tab/><text:tab/>$retVal = 40147.0<text:tab/><text:tab/>(30-Nov-2010)</text:p>
      <text:p text:style-name="Code"/>
      <text:p text:style-name="P1815">Notes</text:p>
      <text:p text:style-name="P1816">There are no additional notes on this function</text:p>
      <text:h text:style-name="P1817" text:outline-level="3"><text:bookmark-start text:name="_Toc330051632"/>NOW<text:bookmark-end text:name="_Toc330051632"/></text:h>
      <text:p text:style-name="P1818">The NOW function returns the current date and time.</text:p>
      <text:h text:style-name="P1819" text:outline-level="4">Syntax</text:h>
      <text:p text:style-name="P1820">NOW()</text:p>
      <text:h text:style-name="P1821" text:outline-level="4">Parameters</text:h>
      <text:p text:style-name="P1822">There are now parameters for the NOW() function.</text:p>
      <text:h text:style-name="P1823" text:outline-level="4">Return Value</text:h>
      <text:p text:style-name="P1824">mixed<text:tab/><text:tab/>A date/time stamp that corresponds to the current date and time.</text:p>
      <text:p text:style-name="P1825">This could be a PHP timestamp value (integer), a PHP date/time object, or an Excel timestamp value (real), depending on the value of PHPExcel_Calculation_Functions::getReturnDateType().</text:p>
      <text:p text:style-name="P1826">Examples</text:p>
      <text:p text:style-name="Code"/>
      <text:p text:style-name="Code">$worksheet-&gt;setCellValue('A1', 'Date String');</text:p>
      <text:p text:style-name="Code"/>
      <text:p text:style-name="Code">$worksheet-&gt;setCellValue('A2', '31-Dec-2008');</text:p>
      <text:p text:style-name="Code">$worksheet-&gt;setCellValue('A3', '14-Feb-2008');</text:p>
      <text:p text:style-name="Code"/>
      <text:p text:style-name="Code">$worksheet-&gt;setCellValue('B2', '=MONTH(A2)');</text:p>
      <text:p text:style-name="Code">$worksheet-&gt;setCellValue('B3', '=MONTH(A3)');</text:p>
      <text:p text:style-name="Code"/>
      <text:p text:style-name="Code">$retVal = $worksheet-&gt;getCell('B2')-&gt;getCalculatedValue();</text:p>
      <text:soft-page-break/>
      <text:p text:style-name="Code">//<text:tab/><text:tab/>$retVal = 12</text:p>
      <text:p text:style-name="Code">$retVal = $worksheet-&gt;getCell('B3')-&gt;getCalculatedValue();</text:p>
      <text:p text:style-name="Code">//<text:tab/><text:tab/>$retVal = 2</text:p>
      <text:p text:style-name="Code"/>
      <text:p text:style-name="P1827"/>
      <text:p text:style-name="Code"/>
      <text:p text:style-name="Code">$retVal = call_user_func_array(array('PHPExcel_Calculation_Functions', 'DATETIMENOW'),</text:p>
      <text:p text:style-name="Code"><text:s text:c="31"/>array()</text:p>
      <text:p text:style-name="Code"><text:s text:c="30"/>);</text:p>
      <text:p text:style-name="Code">//<text:tab/><text:tab/>$retVal = 7</text:p>
      <text:p text:style-name="Code"/>
      <text:p text:style-name="P1828">Notes</text:p>
      <text:p text:style-name="P1829">Note that the PHPExcel function is PHPExcel_Calculation_Functions::DATETIMENOW() when the method is called statically.</text:p>
      <text:h text:style-name="P1830" text:outline-level="3"><text:bookmark-start text:name="_Toc330051633"/>SECOND<text:bookmark-end text:name="_Toc330051633"/></text:h>
      <text:p text:style-name="P1831">The SECOND function returns the seconds of a time value. The second is given as an integer, ranging from 0 to 59.</text:p>
      <text:h text:style-name="P1832" text:outline-level="4">Syntax</text:h>
      <text:p text:style-name="P1833">SECOND(datetime)</text:p>
      <text:h text:style-name="P1834" text:outline-level="4">Parameters</text:h>
      <text:p text:style-name="P1835">datetime<text:tab/>Time.</text:p>
      <text:p text:style-name="P1836">An Excel date/time value, PHP date timestamp, PHP date object, or a date/time represented as a string.</text:p>
      <text:h text:style-name="P1837" text:outline-level="4">Return Value</text:h>
      <text:p text:style-name="P1838">integer<text:tab/><text:tab/>An integer value that reflects the seconds within the minute.</text:p>
      <text:p text:style-name="P1839">This is an integer ranging from 0 to 59.</text:p>
      <text:p text:style-name="P1840">Examples</text:p>
      <text:p text:style-name="Code"/>
      <text:p text:style-name="Code">$worksheet-&gt;setCellValue('A1', 'Time String');</text:p>
      <text:p text:style-name="Code"/>
      <text:p text:style-name="Code">$worksheet-&gt;setCellValue('A2', '31-Dec-2008 17:30:20');</text:p>
      <text:p text:style-name="Code">$worksheet-&gt;setCellValue('A3', '14-Feb-2008 4:20 AM');</text:p>
      <text:p text:style-name="Code">$worksheet-&gt;setCellValue('A4', '14-Feb-2008 4:45:59 PM');</text:p>
      <text:p text:style-name="Code"/>
      <text:p text:style-name="Code">$worksheet-&gt;setCellValue('B2', '=SECOND(A2)');</text:p>
      <text:p text:style-name="Code">$worksheet-&gt;setCellValue('B3', '=SECOND(A3)');</text:p>
      <text:p text:style-name="Code">$worksheet-&gt;setCellValue('B4', '=SECOND(A4)');</text:p>
      <text:p text:style-name="Code"/>
      <text:p text:style-name="Code">$retVal = $worksheet-&gt;getCell('B2')-&gt;getCalculatedValue();</text:p>
      <text:p text:style-name="Code">//<text:tab/><text:tab/>$retVal = 20</text:p>
      <text:p text:style-name="Code">$retVal = $worksheet-&gt;getCell('B3')-&gt;getCalculatedValue();</text:p>
      <text:p text:style-name="Code">//<text:tab/><text:tab/>$retVal = 0</text:p>
      <text:p text:style-name="Code">$retVal = $worksheet-&gt;getCell('B4')-&gt;getCalculatedValue();</text:p>
      <text:p text:style-name="Code">//<text:tab/><text:tab/>$retVal = 59</text:p>
      <text:p text:style-name="Code"/>
      <text:p text:style-name="P1841"/>
      <text:p text:style-name="Code"/>
      <text:p text:style-name="Code">$retVal = call_user_func_array(array('PHPExcel_Calculation_Functions', 'SECONDOFMINUTE'),</text:p>
      <text:p text:style-name="Code"><text:s text:c="31"/>array('09:30:17')</text:p>
      <text:p text:style-name="Code"><text:s text:c="30"/>);</text:p>
      <text:p text:style-name="Code">//<text:tab/><text:tab/>$retVal = 17</text:p>
      <text:p text:style-name="Code"/>
      <text:soft-page-break/>
      <text:p text:style-name="P1842">Notes</text:p>
      <text:p text:style-name="P1843">Note that the PHPExcel function is PHPExcel_Calculation_Functions::SECONDOFMINUTE() when the method is called statically.</text:p>
      <text:h text:style-name="P1844" text:outline-level="3"><text:bookmark-start text:name="_Toc330051634"/>TIME<text:bookmark-end text:name="_Toc330051634"/></text:h>
      <text:p text:style-name="P1845"/>
      <text:h text:style-name="P1846" text:outline-level="3"><text:bookmark-start text:name="_Toc330051635"/>TIMEVALUE<text:bookmark-end text:name="_Toc330051635"/></text:h>
      <text:p text:style-name="P1847"/>
      <text:h text:style-name="P1848" text:outline-level="3"><text:bookmark-start text:name="_Toc330051636"/>TODAY<text:bookmark-end text:name="_Toc330051636"/></text:h>
      <text:p text:style-name="P1849"/>
      <text:h text:style-name="P1850" text:outline-level="3"><text:bookmark-start text:name="_Toc330051637"/>WEEKDAY<text:bookmark-end text:name="_Toc330051637"/></text:h>
      <text:p text:style-name="P1851">The WEEKDAY function returns the day of the week for a given date. The day is given as an integer ranging from 1 to 7, although<text:s/>this can be modified to return a value between 0 and 6.</text:p>
      <text:h text:style-name="P1852" text:outline-level="4">Syntax</text:h>
      <text:p text:style-name="P1853">WEEKDAY(datetime [,<text:s/>method])</text:p>
      <text:h text:style-name="P1854" text:outline-level="4">Parameters</text:h>
      <text:p text:style-name="P1855">datetime<text:tab/>Date.</text:p>
      <text:p text:style-name="P1856">An Excel date value, PHP date timestamp, PHP date object, or a date represented as a string.</text:p>
      <text:p text:style-name="P1857">method<text:tab/>An integer flag (values 0, 1 or 2)</text:p>
      <text:p text:style-name="P1858">This is a flag that determines which method to use in the calculation, based on the values listed below:</text:p>
      <table:table table:style-name="Table1859">
        <table:table-columns>
          <table:table-column table:style-name="TableColumn1860"/>
          <table:table-column table:style-name="TableColumn1861"/>
        </table:table-columns>
        <table:table-row table:style-name="TableRow1862">
          <table:table-cell table:style-name="TableCell1863">
            <text:p text:style-name="P1864">method</text:p>
          </table:table-cell>
          <table:table-cell table:style-name="TableCell1865">
            <text:p text:style-name="P1866">Description<text:s/></text:p>
          </table:table-cell>
        </table:table-row>
        <table:table-row table:style-name="TableRow1867">
          <table:table-cell table:style-name="TableCell1868">
            <text:p text:style-name="P1869">0</text:p>
          </table:table-cell>
          <table:table-cell table:style-name="TableCell1870">
            <text:p text:style-name="P1871">Returns 1 (Sunday) through 7 (Saturday).</text:p>
          </table:table-cell>
        </table:table-row>
        <table:table-row table:style-name="TableRow1872">
          <table:table-cell table:style-name="TableCell1873">
            <text:p text:style-name="P1874">1</text:p>
          </table:table-cell>
          <table:table-cell table:style-name="TableCell1875">
            <text:p text:style-name="P1876">Returns 1 (Monday) through 7 (Sunday).<text:s/></text:p>
          </table:table-cell>
        </table:table-row>
        <table:table-row table:style-name="TableRow1877">
          <table:table-cell table:style-name="TableCell1878">
            <text:p text:style-name="P1879">2</text:p>
          </table:table-cell>
          <table:table-cell table:style-name="TableCell1880">
            <text:p text:style-name="P1881">Returns 0 (Monday) through 6 (Sunday).</text:p>
          </table:table-cell>
        </table:table-row>
      </table:table>
      <text:p text:style-name="P1882">The method value defaults to<text:s/>1.</text:p>
      <text:h text:style-name="P1883" text:outline-level="4">Return Value</text:h>
      <text:p text:style-name="P1884">integer<text:tab/><text:tab/>An integer value that reflects the<text:s/>day<text:s/>of the<text:s/>week.</text:p>
      <text:p text:style-name="P1885">This is an integer ranging from 1 to<text:s/>7, or 0 to 6, depending on the value of method.</text:p>
      <text:p text:style-name="P1886">Examples</text:p>
      <text:p text:style-name="Code"/>
      <text:p text:style-name="Code">$worksheet-&gt;setCellValue('A1', 'Date String');</text:p>
      <text:p text:style-name="Code"/>
      <text:p text:style-name="Code">$worksheet-&gt;setCellValue('A2', '31-Dec-2008');</text:p>
      <text:p text:style-name="Code">$worksheet-&gt;setCellValue('A3', '14-Feb-2008');</text:p>
      <text:p text:style-name="Code"/>
      <text:p text:style-name="Code">$worksheet-&gt;setCellValue('B2', '=WEEKDAY(A2)');</text:p>
      <text:p text:style-name="Code">$worksheet-&gt;setCellValue('B3', '=WEEKDAY(A3,0)');</text:p>
      <text:p text:style-name="Code">$worksheet-&gt;setCellValue('B4', '=WEEKDAY(A3,2)');</text:p>
      <text:p text:style-name="Code"/>
      <text:p text:style-name="Code">$retVal =<text:s/>$worksheet-&gt;getCell('B2')-&gt;getCalculatedValue();</text:p>
      <text:p text:style-name="Code">//<text:tab/><text:tab/>$retVal = 12</text:p>
      <text:p text:style-name="Code">$retVal =<text:s/>$worksheet-&gt;getCell('B3')-&gt;getCalculatedValue();</text:p>
      <text:p text:style-name="Code">//<text:tab/><text:tab/>$retVal = 2</text:p>
      <text:p text:style-name="Code">$retVal =<text:s/>$worksheet-&gt;getCell('B4')-&gt;getCalculatedValue();</text:p>
      <text:p text:style-name="Code">//<text:tab/><text:tab/>$retVal = 2</text:p>
      <text:p text:style-name="Code"/>
      <text:p text:style-name="P1887"/>
      <text:p text:style-name="Code"/>
      <text:p text:style-name="Code">$retVal = call_user_func_array(array('PHPExcel_Calculation_Functions', 'DAYOFWEEK'),</text:p>
      <text:p text:style-name="Code"><text:s text:c="31"/>array('14-July-2008')</text:p>
      <text:p text:style-name="Code"><text:s text:c="30"/>);</text:p>
      <text:p text:style-name="Code">//<text:tab/><text:tab/>$retVal = 7</text:p>
      <text:p text:style-name="Code"/>
      <text:p text:style-name="P1888">Notes</text:p>
      <text:p text:style-name="P1889">Note that the PHPExcel function is PHPExcel_Calculation_Functions::DAYOFWEEK() when the method is called statically.</text:p>
      <text:h text:style-name="P1890" text:outline-level="3"><text:bookmark-start text:name="_Toc330051638"/>WEEKNUM<text:bookmark-end text:name="_Toc330051638"/></text:h>
      <text:p text:style-name="P1891"/>
      <text:h text:style-name="P1892" text:outline-level="3"><text:bookmark-start text:name="_Toc330051639"/>WORKDAY<text:bookmark-end text:name="_Toc330051639"/></text:h>
      <text:p text:style-name="P1893"/>
      <text:h text:style-name="P1894" text:outline-level="3"><text:bookmark-start text:name="_Toc330051640"/>YEAR<text:bookmark-end text:name="_Toc330051640"/></text:h>
      <text:p text:style-name="P1895">The YEAR function returns the year of a date.</text:p>
      <text:h text:style-name="P1896" text:outline-level="4">Syntax</text:h>
      <text:p text:style-name="P1897">YEAR(datetime)</text:p>
      <text:h text:style-name="P1898" text:outline-level="4">Parameters</text:h>
      <text:p text:style-name="P1899">datetime<text:tab/>Date.</text:p>
      <text:p text:style-name="P1900">An Excel date value, PHP date timestamp, PHP date object, or a date represented as a string.</text:p>
      <text:h text:style-name="P1901" text:outline-level="4">Return Value</text:h>
      <text:p text:style-name="P1902">integer<text:tab/><text:tab/>An integer value that reflects the month of the year.</text:p>
      <text:p text:style-name="P1903">This is an integer year value.</text:p>
      <text:p text:style-name="P1904">Examples</text:p>
      <text:p text:style-name="Code"/>
      <text:p text:style-name="Code">$worksheet-&gt;setCellValue('A1', 'Date String');</text:p>
      <text:p text:style-name="Code"/>
      <text:p text:style-name="Code">$worksheet-&gt;setCellValue('A2', '17-Jul-1982');</text:p>
      <text:p text:style-name="Code">$worksheet-&gt;setCellValue('A3', '16-Apr-2009');</text:p>
      <text:p text:style-name="Code"/>
      <text:p text:style-name="Code">$worksheet-&gt;setCellValue('B2', '=YEAR(A2)');</text:p>
      <text:p text:style-name="Code">$worksheet-&gt;setCellValue('B3', '=YEAR(A3)');</text:p>
      <text:p text:style-name="Code"/>
      <text:p text:style-name="Code">$retVal =<text:s/>$worksheet-&gt;getCell('B2')-&gt;getCalculatedValue();</text:p>
      <text:p text:style-name="Code">//<text:tab/><text:tab/>$retVal = 1982</text:p>
      <text:p text:style-name="Code">$retVal =<text:s/>$worksheet-&gt;getCell('B3')-&gt;getCalculatedValue();</text:p>
      <text:p text:style-name="Code">//<text:tab/><text:tab/>$retVal = 2009</text:p>
      <text:p text:style-name="Code"/>
      <text:p text:style-name="P1905"/>
      <text:p text:style-name="Code"/>
      <text:p text:style-name="Code">$retVal = call_user_func_array(array('PHPExcel_Calculation_Functions', 'YEAR'),</text:p>
      <text:p text:style-name="Code"><text:s text:c="31"/>array('14-July-2001')</text:p>
      <text:p text:style-name="Code"><text:s text:c="30"/>);</text:p>
      <text:p text:style-name="Code">//<text:tab/><text:tab/>$retVal = 2001</text:p>
      <text:p text:style-name="Code"/>
      <text:soft-page-break/>
      <text:p text:style-name="P1906">Notes</text:p>
      <text:p text:style-name="P1907">There are no additional notes on this function</text:p>
      <text:h text:style-name="P1908" text:outline-level="3"><text:bookmark-start text:name="_Toc330051641"/>YEARFRAC<text:bookmark-end text:name="_Toc330051641"/></text:h>
      <text:p text:style-name="P1909"/>
      <text:h text:style-name="P1910" text:outline-level="2"><text:bookmark-start text:name="_Toc330051642"/><text:soft-page-break/>Engineering Functions<text:bookmark-end text:name="_Toc330051642"/></text:h>
      <text:p text:style-name="P1911"/>
      <text:h text:style-name="P1912" text:outline-level="3"><text:bookmark-start text:name="_Toc330051643"/>BESSELI<text:bookmark-end text:name="_Toc330051643"/></text:h>
      <text:p text:style-name="P1913">The<text:s/>BESSELI<text:s/>function returns<text:s/>the modified Bessel function<text:s/>In(x), which is equivalent to the Bessel function evaluated for<text:s/>purely imaginary arguments.</text:p>
      <text:p text:style-name="P1914"/>
      <text:h text:style-name="P1915" text:outline-level="4">Applications of Bessel functions include mechanics, electrodynamics, electro-engineering, solid state physics, and celestial mechanics.</text:h>
      <text:h text:style-name="P1916" text:outline-level="4">Bessel's equation arises when finding separable solutions to Laplace's equation and the Helmholtz equation in cylindrical or spherical coordinates. Bessel functions are therefore especially important for many problems of wave propagation and static potentials. In solving problems in cylindrical coordinate systems, one obtains Bessel functions of integer order (a = n); in spherical problems, one obtains half-integer orders (a = n + ½). For example:</text:h>
      <text:list text:style-name="LFO33" text:continue-numbering="true">
        <text:list-item>
          <text:p text:style-name="P1917">Electromagnetic waves in a cylindrical waveguide</text:p>
        </text:list-item>
      </text:list>
      <text:list text:style-name="LFO33" text:continue-numbering="true">
        <text:list-item>
          <text:p text:style-name="P1918">Heat conduction in a cylindrical object</text:p>
        </text:list-item>
      </text:list>
      <text:list text:style-name="LFO33" text:continue-numbering="true">
        <text:list-item>
          <text:p text:style-name="P1919">Modes of vibration of a thin circular (or annular) artificial membrane (such as a drum or other membranophone)</text:p>
        </text:list-item>
      </text:list>
      <text:list text:style-name="LFO33" text:continue-numbering="true">
        <text:list-item>
          <text:p text:style-name="P1920">Diffusion problems on a lattice</text:p>
        </text:list-item>
      </text:list>
      <text:list text:style-name="LFO33" text:continue-numbering="true">
        <text:list-item>
          <text:p text:style-name="P1921">Solutions to the radial Schrödinger equation (in spherical and cylindrical coordinates) for a free particle</text:p>
        </text:list-item>
      </text:list>
      <text:list text:style-name="LFO33" text:continue-numbering="true">
        <text:list-item>
          <text:p text:style-name="P1922">Solving for patterns of acoustical radiation</text:p>
        </text:list-item>
      </text:list>
      <text:h text:style-name="P1923" text:outline-level="4">Bessel functions also have useful properties for other problems, such as signal processing (e.g., see FM synthesis, Kaiser window, or Bessel filter).</text:h>
      <text:h text:style-name="P1924" text:outline-level="4">Syntax</text:h>
      <text:p text:style-name="P1925">BESSELI(x,ord)</text:p>
      <text:h text:style-name="P1926" text:outline-level="4">Parameters</text:h>
      <text:p text:style-name="P1927">x<text:tab/><text:tab/>The value at which to evaluate the function.</text:p>
      <text:p text:style-name="P1928">If x is nonnumeric, BESSELI returns the #VALUE! error value.</text:p>
      <text:p text:style-name="P1929">ord<text:tab/><text:tab/>The order of the Bessel function.</text:p>
      <text:p text:style-name="P1930">If ord is not an integer, it is truncated.</text:p>
      <text:p text:style-name="P1931">If n is nonnumeric, BESSELI returns the #VALUE! error value.</text:p>
      <text:p text:style-name="P1932">If n &lt; 0, BESSELI returns the #NUM! error value.</text:p>
      <text:h text:style-name="P1933" text:outline-level="4">Return Value</text:h>
      <text:p text:style-name="P1934">float<text:tab/><text:tab/>The average value of the matching cells.</text:p>
      <text:p text:style-name="P1935">The n-th order modified Bessel function of the variable x.</text:p>
      <text:p text:style-name="P1936">Examples</text:p>
      <text:p text:style-name="Code"/>
      <text:p text:style-name="Code">$worksheet-&gt;setCellValue('A1',<text:s/>12.345);</text:p>
      <text:p text:style-name="Code">$worksheet-&gt;setCellValue('B1',<text:s/>3);</text:p>
      <text:p text:style-name="Code"/>
      <text:p text:style-name="Code">$worksheet-&gt;setCellValue('A3', '=BESSELI(A1,B1)');</text:p>
      <text:p text:style-name="Code"/>
      <text:p text:style-name="Code">$retVal = $worksheet-&gt;getCell('A3')-&gt;getCalculatedValue();</text:p>
      <text:p text:style-name="Code">//<text:tab/><text:tab/>$retVal =<text:s/>18061.44</text:p>
      <text:p text:style-name="Code"/>
      <text:soft-page-break/>
      <text:p text:style-name="P1937">Notes</text:p>
      <text:p text:style-name="P1938">It’s uncertain exactly what algorithm MS Excel uses for the Bessel functions, but the algorithm used by PHPExcel is accurate to about 7dp compared with Excel. PHPExcel’s algorithm matches provides results that match Mathematica to over 16dp, so it will not be rewritten to introduce a level of inaccuracy to try and match MS Excel.</text:p>
      <text:h text:style-name="P1939" text:outline-level="3"><text:bookmark-start text:name="_Toc330051644"/>BESSELJ<text:bookmark-end text:name="_Toc330051644"/></text:h>
      <text:p text:style-name="P1940">The<text:s/>BESSELJ<text:s/>function returns<text:s/>the Bessel function.</text:p>
      <text:h text:style-name="P1941" text:outline-level="4">Syntax</text:h>
      <text:p text:style-name="P1942">BESSELJ(x,ord)</text:p>
      <text:h text:style-name="P1943" text:outline-level="4">Parameters</text:h>
      <text:p text:style-name="P1944">x<text:tab/><text:tab/>The value at which to evaluate the function.</text:p>
      <text:p text:style-name="P1945">If x is nonnumeric, BESSELJ<text:s/>returns the #VALUE! error value.</text:p>
      <text:p text:style-name="P1946">ord<text:tab/><text:tab/>The order of the Bessel function.</text:p>
      <text:p text:style-name="P1947">If ord is not an integer, it is truncated.</text:p>
      <text:p text:style-name="P1948">If n is nonnumeric, BESSELJ<text:s/>returns the #VALUE! error value.</text:p>
      <text:p text:style-name="P1949">If n &lt; 0, BESSELJ<text:s/>returns the #NUM! error value.</text:p>
      <text:h text:style-name="P1950" text:outline-level="4">Return Value</text:h>
      <text:p text:style-name="P1951">float<text:tab/><text:tab/>The average value of the matching cells.</text:p>
      <text:p text:style-name="P1952">The n-th order Bessel function of the variable x.</text:p>
      <text:p text:style-name="P1953">Examples</text:p>
      <text:p text:style-name="Code"/>
      <text:p text:style-name="Code">$worksheet-&gt;setCellValue('A1', 12.345);</text:p>
      <text:p text:style-name="Code">$worksheet-&gt;setCellValue('B1', 3);</text:p>
      <text:p text:style-name="Code"/>
      <text:p text:style-name="Code">$worksheet-&gt;setCellValue('A3', '=BESSELJ(A1,B1)');</text:p>
      <text:p text:style-name="Code"/>
      <text:p text:style-name="Code">$retVal = $worksheet-&gt;getCell('A3')-&gt;getCalculatedValue();</text:p>
      <text:p text:style-name="Code">//<text:tab/><text:tab/>$retVal =<text:s/>0.1398</text:p>
      <text:p text:style-name="Code"/>
      <text:p text:style-name="P1954">Notes</text:p>
      <text:p text:style-name="P1955">It’s uncertain exactly what algorithm MS Excel uses for the Bessel functions, but the algorithm used by PHPExcel is accurate to about 7dp compared with Excel. PHPExcel’s algorithm matches provides results that match Mathematica to over 16dp, so it will not be rewritten to introduce a level of inaccuracy to try and match MS Excel.</text:p>
      <text:h text:style-name="P1956" text:outline-level="3"><text:bookmark-start text:name="_Toc330051645"/>BESSELK<text:bookmark-end text:name="_Toc330051645"/></text:h>
      <text:p text:style-name="P1957">The<text:s/>BESSELK<text:s/>function returns<text:s/>the modified Bessel function Kn(x), which is equivalent to the Bessel functions evaluated<text:s/>for purely imaginary arguments.</text:p>
      <text:h text:style-name="P1958" text:outline-level="4">Syntax</text:h>
      <text:p text:style-name="P1959">BESSELK(x,ord)</text:p>
      <text:h text:style-name="P1960" text:outline-level="4">Parameters</text:h>
      <text:p text:style-name="P1961">x<text:tab/><text:tab/>The value at which to evaluate the function.</text:p>
      <text:p text:style-name="P1962">If x is nonnumeric, BESSELK<text:s/>returns the #VALUE! error value.</text:p>
      <text:p text:style-name="P1963">ord<text:tab/><text:tab/>The order of the Bessel function.</text:p>
      <text:p text:style-name="P1964">If ord is not an integer, it is truncated.</text:p>
      <text:p text:style-name="P1965">If n is nonnumeric, BESSELK<text:s/>returns the #VALUE! error value.</text:p>
      <text:soft-page-break/>
      <text:p text:style-name="P1966">If n &lt; 0, BESSELK<text:s/>returns the #NUM! error value.</text:p>
      <text:h text:style-name="P1967" text:outline-level="4">Return Value</text:h>
      <text:p text:style-name="P1968">float<text:tab/><text:tab/>The average value of the matching cells.</text:p>
      <text:p text:style-name="P1969">The n-th order modified Bessel function of the variable x.</text:p>
      <text:p text:style-name="P1970">Examples</text:p>
      <text:p text:style-name="Code"/>
      <text:p text:style-name="Code">$worksheet-&gt;setCellValue('A1', 12.345);</text:p>
      <text:p text:style-name="Code">$worksheet-&gt;setCellValue('B1', 3);</text:p>
      <text:p text:style-name="Code"/>
      <text:p text:style-name="Code">$worksheet-&gt;setCellValue('A3', '=BESSELK(A1,B1)');</text:p>
      <text:p text:style-name="Code"/>
      <text:p text:style-name="Code">$retVal = $worksheet-&gt;getCell('A3')-&gt;getCalculatedValue();</text:p>
      <text:p text:style-name="Code">//<text:tab/><text:tab/>$retVal =<text:s/>2.1802E-06</text:p>
      <text:p text:style-name="Code"/>
      <text:p text:style-name="P1971">Notes</text:p>
      <text:p text:style-name="P1972">It’s uncertain exactly what algorithm MS Excel uses for the Bessel functions, but the algorithm used by PHPExcel is accurate to about 7dp compared with Excel. PHPExcel’s algorithm matches provides results that match Mathematica to over 16dp, so it will not be rewritten to introduce a level of inaccuracy to try and match MS Excel.</text:p>
      <text:h text:style-name="P1973" text:outline-level="3"><text:bookmark-start text:name="_Toc330051646"/>BESSELY<text:bookmark-end text:name="_Toc330051646"/></text:h>
      <text:p text:style-name="P1974">The<text:s/>BESSELY<text:s/>function returns<text:s/>the Bessel function, which is also called the Weber function or the Neumann function.</text:p>
      <text:h text:style-name="P1975" text:outline-level="4">Syntax</text:h>
      <text:p text:style-name="P1976">BESSELY(x,ord)</text:p>
      <text:h text:style-name="P1977" text:outline-level="4">Parameters</text:h>
      <text:p text:style-name="P1978">x<text:tab/><text:tab/>The value at which to evaluate the function.</text:p>
      <text:p text:style-name="P1979">If x is nonnumeric, BESSELY<text:s/>returns the #VALUE! error value.</text:p>
      <text:p text:style-name="P1980">ord<text:tab/><text:tab/>The order of the Bessel function.</text:p>
      <text:p text:style-name="P1981">If ord is not an integer, it is truncated.</text:p>
      <text:p text:style-name="P1982">If n is nonnumeric, BESSELY<text:s/>returns the #VALUE! error value.</text:p>
      <text:p text:style-name="P1983">If n &lt; 0, BESSELY<text:s/>returns the #NUM! error value.</text:p>
      <text:h text:style-name="P1984" text:outline-level="4">Return Value</text:h>
      <text:p text:style-name="P1985">float<text:tab/><text:tab/>The average value of the matching cells.</text:p>
      <text:p text:style-name="P1986">The n-th order Bessel function of the variable x.</text:p>
      <text:p text:style-name="P1987">Examples</text:p>
      <text:p text:style-name="Code"/>
      <text:p text:style-name="Code">$worksheet-&gt;setCellValue('A1', 12.345);</text:p>
      <text:p text:style-name="Code">$worksheet-&gt;setCellValue('B1', 3);</text:p>
      <text:p text:style-name="Code"/>
      <text:p text:style-name="Code">$worksheet-&gt;setCellValue('A3', '=BESSELY(A1,B1)');</text:p>
      <text:p text:style-name="Code"/>
      <text:p text:style-name="Code">$retVal = $worksheet-&gt;getCell('A3')-&gt;getCalculatedValue();</text:p>
      <text:p text:style-name="Code">//<text:tab/><text:tab/>$retVal =<text:s/>0.18318102</text:p>
      <text:p text:style-name="Code"/>
      <text:soft-page-break/>
      <text:p text:style-name="P1988">Notes</text:p>
      <text:p text:style-name="P1989">It’s uncertain exactly what algorithm MS Excel uses for the Bessel functions, but the algorithm used by PHPExcel is accurate to about 7dp compared with Excel. PHPExcel’s algorithm matches provides results that match Mathematica to over 16dp, so it will not be rewritten to introduce a level of inaccuracy to try and match MS Excel.</text:p>
      <text:h text:style-name="P1990" text:outline-level="3"><text:bookmark-start text:name="_Toc330051647"/>BIN2DEC<text:bookmark-end text:name="_Toc330051647"/></text:h>
      <text:p text:style-name="P1991"/>
      <text:h text:style-name="P1992" text:outline-level="3"><text:bookmark-start text:name="_Toc330051648"/>BIN2HEX<text:bookmark-end text:name="_Toc330051648"/></text:h>
      <text:p text:style-name="P1993"/>
      <text:h text:style-name="P1994" text:outline-level="3"><text:bookmark-start text:name="_Toc330051649"/>BIN2OCT<text:bookmark-end text:name="_Toc330051649"/></text:h>
      <text:p text:style-name="P1995"/>
      <text:h text:style-name="P1996" text:outline-level="3"><text:bookmark-start text:name="_Toc330051650"/>COMPLEX<text:bookmark-end text:name="_Toc330051650"/></text:h>
      <text:p text:style-name="P1997"/>
      <text:h text:style-name="P1998" text:outline-level="3"><text:bookmark-start text:name="_Toc330051651"/>CONVERT<text:bookmark-end text:name="_Toc330051651"/></text:h>
      <text:p text:style-name="P1999"/>
      <text:h text:style-name="P2000" text:outline-level="3"><text:bookmark-start text:name="_Toc330051652"/>DEC2BIN<text:bookmark-end text:name="_Toc330051652"/></text:h>
      <text:p text:style-name="P2001"/>
      <text:h text:style-name="P2002" text:outline-level="3"><text:bookmark-start text:name="_Toc330051653"/>DEC2HEX<text:bookmark-end text:name="_Toc330051653"/></text:h>
      <text:p text:style-name="P2003"/>
      <text:h text:style-name="P2004" text:outline-level="3"><text:bookmark-start text:name="_Toc330051654"/>DEC2OCT<text:bookmark-end text:name="_Toc330051654"/></text:h>
      <text:p text:style-name="P2005"/>
      <text:h text:style-name="P2006" text:outline-level="3"><text:bookmark-start text:name="_Toc330051655"/>DELTA<text:bookmark-end text:name="_Toc330051655"/></text:h>
      <text:p text:style-name="P2007"/>
      <text:h text:style-name="P2008" text:outline-level="3"><text:bookmark-start text:name="_Toc330051656"/>ERF<text:bookmark-end text:name="_Toc330051656"/></text:h>
      <text:p text:style-name="P2009"/>
      <text:h text:style-name="P2010" text:outline-level="3"><text:bookmark-start text:name="_Toc330051657"/>ERFC<text:bookmark-end text:name="_Toc330051657"/></text:h>
      <text:p text:style-name="P2011"/>
      <text:h text:style-name="P2012" text:outline-level="3"><text:bookmark-start text:name="_Toc330051658"/>GESTEP<text:bookmark-end text:name="_Toc330051658"/></text:h>
      <text:p text:style-name="P2013"/>
      <text:h text:style-name="P2014" text:outline-level="3"><text:bookmark-start text:name="_Toc330051659"/>HEX2BIN<text:bookmark-end text:name="_Toc330051659"/></text:h>
      <text:p text:style-name="P2015"/>
      <text:h text:style-name="P2016" text:outline-level="3"><text:bookmark-start text:name="_Toc330051660"/>HEX2DEC<text:bookmark-end text:name="_Toc330051660"/></text:h>
      <text:p text:style-name="P2017"/>
      <text:h text:style-name="P2018" text:outline-level="3"><text:bookmark-start text:name="_Toc330051661"/>HEX2OCT<text:bookmark-end text:name="_Toc330051661"/></text:h>
      <text:p text:style-name="P2019"/>
      <text:h text:style-name="P2020" text:outline-level="3"><text:bookmark-start text:name="_Toc330051662"/><text:soft-page-break/>IMABS<text:bookmark-end text:name="_Toc330051662"/></text:h>
      <text:p text:style-name="P2021"/>
      <text:h text:style-name="P2022" text:outline-level="3"><text:bookmark-start text:name="_Toc330051663"/>IMAGINARY<text:bookmark-end text:name="_Toc330051663"/></text:h>
      <text:p text:style-name="P2023"/>
      <text:h text:style-name="P2024" text:outline-level="3"><text:bookmark-start text:name="_Toc330051664"/>IMARGUMENT<text:bookmark-end text:name="_Toc330051664"/></text:h>
      <text:p text:style-name="P2025"/>
      <text:h text:style-name="P2026" text:outline-level="3"><text:bookmark-start text:name="_Toc330051665"/>IMCONJUGATE<text:bookmark-end text:name="_Toc330051665"/></text:h>
      <text:p text:style-name="P2027"/>
      <text:h text:style-name="P2028" text:outline-level="3"><text:bookmark-start text:name="_Toc330051666"/>IMCOS<text:bookmark-end text:name="_Toc330051666"/></text:h>
      <text:p text:style-name="P2029"/>
      <text:h text:style-name="P2030" text:outline-level="3"><text:bookmark-start text:name="_Toc330051667"/>IMDIV<text:bookmark-end text:name="_Toc330051667"/></text:h>
      <text:p text:style-name="P2031"/>
      <text:h text:style-name="P2032" text:outline-level="3"><text:bookmark-start text:name="_Toc330051668"/>IMEXP<text:bookmark-end text:name="_Toc330051668"/></text:h>
      <text:p text:style-name="P2033"/>
      <text:h text:style-name="P2034" text:outline-level="3"><text:bookmark-start text:name="_Toc330051669"/>IMLN<text:bookmark-end text:name="_Toc330051669"/></text:h>
      <text:p text:style-name="P2035"/>
      <text:h text:style-name="P2036" text:outline-level="3"><text:bookmark-start text:name="_Toc330051670"/>IMLOG10<text:bookmark-end text:name="_Toc330051670"/></text:h>
      <text:p text:style-name="P2037"/>
      <text:h text:style-name="P2038" text:outline-level="3"><text:bookmark-start text:name="_Toc330051671"/>IMLOG2<text:bookmark-end text:name="_Toc330051671"/></text:h>
      <text:p text:style-name="P2039"/>
      <text:h text:style-name="P2040" text:outline-level="3"><text:bookmark-start text:name="_Toc330051672"/>IMPOWER<text:bookmark-end text:name="_Toc330051672"/></text:h>
      <text:p text:style-name="P2041"/>
      <text:h text:style-name="P2042" text:outline-level="3"><text:bookmark-start text:name="_Toc330051673"/>IMPRODUCT<text:bookmark-end text:name="_Toc330051673"/></text:h>
      <text:p text:style-name="P2043"/>
      <text:h text:style-name="P2044" text:outline-level="3"><text:bookmark-start text:name="_Toc330051674"/>IMREAL<text:bookmark-end text:name="_Toc330051674"/></text:h>
      <text:p text:style-name="P2045"/>
      <text:h text:style-name="P2046" text:outline-level="3"><text:bookmark-start text:name="_Toc330051675"/>IMSIN<text:bookmark-end text:name="_Toc330051675"/></text:h>
      <text:p text:style-name="P2047"/>
      <text:h text:style-name="P2048" text:outline-level="3"><text:bookmark-start text:name="_Toc330051676"/>IMSQRT<text:bookmark-end text:name="_Toc330051676"/></text:h>
      <text:p text:style-name="P2049"/>
      <text:h text:style-name="P2050" text:outline-level="3"><text:bookmark-start text:name="_Toc330051677"/>IMSUB<text:bookmark-end text:name="_Toc330051677"/></text:h>
      <text:p text:style-name="P2051"/>
      <text:h text:style-name="P2052" text:outline-level="3"><text:bookmark-start text:name="_Toc330051678"/>IMSUM<text:bookmark-end text:name="_Toc330051678"/></text:h>
      <text:p text:style-name="P2053"/>
      <text:h text:style-name="P2054" text:outline-level="3"><text:bookmark-start text:name="_Toc330051679"/><text:soft-page-break/>OCT2BIN<text:bookmark-end text:name="_Toc330051679"/></text:h>
      <text:p text:style-name="P2055"/>
      <text:h text:style-name="P2056" text:outline-level="3"><text:bookmark-start text:name="_Toc330051680"/>OCT2DEC<text:bookmark-end text:name="_Toc330051680"/></text:h>
      <text:p text:style-name="P2057"/>
      <text:h text:style-name="P2058" text:outline-level="3"><text:bookmark-start text:name="_Toc330051681"/>OCT2HEX<text:bookmark-end text:name="_Toc330051681"/></text:h>
      <text:p text:style-name="P2059"/>
      <text:h text:style-name="P2060" text:outline-level="2"><text:bookmark-start text:name="_Toc330051682"/><text:soft-page-break/>Financial Functions<text:bookmark-end text:name="_Toc330051682"/></text:h>
      <text:p text:style-name="P2061"/>
      <text:h text:style-name="P2062" text:outline-level="3"><text:bookmark-start text:name="_Toc330051683"/>ACCRINT<text:bookmark-end text:name="_Toc330051683"/></text:h>
      <text:p text:style-name="P2063">Not yet implemented.</text:p>
      <text:h text:style-name="P2064" text:outline-level="3"><text:bookmark-start text:name="_Toc330051684"/>ACCRINTM<text:bookmark-end text:name="_Toc330051684"/></text:h>
      <text:p text:style-name="P2065">Not yet implemented.</text:p>
      <text:h text:style-name="P2066" text:outline-level="3"><text:bookmark-start text:name="_Toc330051685"/>AMORDEGRC<text:bookmark-end text:name="_Toc330051685"/></text:h>
      <text:p text:style-name="P2067">Not yet implemented.</text:p>
      <text:h text:style-name="P2068" text:outline-level="3"><text:bookmark-start text:name="_Toc330051686"/>AMORLINC<text:bookmark-end text:name="_Toc330051686"/></text:h>
      <text:p text:style-name="P2069">Not yet implemented.</text:p>
      <text:h text:style-name="P2070" text:outline-level="3"><text:bookmark-start text:name="_Toc330051687"/>COUPDAYBS<text:bookmark-end text:name="_Toc330051687"/></text:h>
      <text:p text:style-name="P2071">Not yet implemented.</text:p>
      <text:h text:style-name="P2072" text:outline-level="3"><text:bookmark-start text:name="_Toc330051688"/>COUPDAYSNC<text:bookmark-end text:name="_Toc330051688"/></text:h>
      <text:p text:style-name="P2073">Not yet implemented.</text:p>
      <text:h text:style-name="P2074" text:outline-level="3"><text:bookmark-start text:name="_Toc330051689"/>COUPNCD<text:bookmark-end text:name="_Toc330051689"/></text:h>
      <text:p text:style-name="P2075">Not yet implemented.</text:p>
      <text:h text:style-name="P2076" text:outline-level="3"><text:bookmark-start text:name="_Toc330051690"/>COUPNUM<text:bookmark-end text:name="_Toc330051690"/></text:h>
      <text:p text:style-name="P2077">Not yet implemented.</text:p>
      <text:h text:style-name="P2078" text:outline-level="3"><text:bookmark-start text:name="_Toc330051691"/>COUPPCD<text:bookmark-end text:name="_Toc330051691"/></text:h>
      <text:p text:style-name="P2079">Not yet implemented.</text:p>
      <text:h text:style-name="P2080" text:outline-level="3"><text:bookmark-start text:name="_Toc330051692"/>CUMIPMT<text:bookmark-end text:name="_Toc330051692"/></text:h>
      <text:p text:style-name="P2081">Not yet implemented.</text:p>
      <text:h text:style-name="P2082" text:outline-level="3"><text:bookmark-start text:name="_Toc330051693"/>CUMPRINC<text:bookmark-end text:name="_Toc330051693"/></text:h>
      <text:p text:style-name="P2083">Not yet implemented.</text:p>
      <text:h text:style-name="P2084" text:outline-level="3"><text:bookmark-start text:name="_Toc330051694"/>DB<text:bookmark-end text:name="_Toc330051694"/></text:h>
      <text:p text:style-name="P2085">DB returns the depreciation of an asset for a specified period using the double-declining balance method.</text:p>
      <text:p text:style-name="P2086">This form of depreciation is used if you want to get a higher depreciation value at the beginning of the depreciation (as opposed to linear depreciation). The depreciation value is reduced with every depreciation period by the depreciation already deducted from the initial cost.</text:p>
      <text:h text:style-name="P2087" text:outline-level="4">Syntax</text:h>
      <text:p text:style-name="P2088">DB(cost, salvage, life, period [,<text:s/>month])</text:p>
      <text:h text:style-name="P2089" text:outline-level="4">Parameters</text:h>
      <text:p text:style-name="P2090"><text:tab/>cost<text:tab/><text:tab/>Float</text:p>
      <text:p text:style-name="P2091">The initial, purchase value of an asset.</text:p>
      <text:p text:style-name="P2092"><text:tab/>salvage<text:tab/><text:tab/>Float</text:p>
      <text:soft-page-break/>
      <text:p text:style-name="P2093">The value of an asset at the end of the depreciation<text:s/>(sometimes called the salvage value of the asset).</text:p>
      <text:p text:style-name="P2094"><text:tab/>life<text:tab/><text:tab/>Integer</text:p>
      <text:p text:style-name="P2095">The number of periods over which the asset is being depreciated (sometimes called the useful life of the asset).</text:p>
      <text:p text:style-name="P2096"><text:tab/>period<text:tab/><text:tab/>Integer</text:p>
      <text:p text:style-name="P2097">The period for which you want to calculate the depreciation. Period must use the same units as life.</text:p>
      <text:p text:style-name="P2098"><text:tab/>month<text:tab/><text:tab/>Integer</text:p>
      <text:p text:style-name="P2099">Number of months in the first year. If month is omitted, it is assumed to be 12.</text:p>
      <text:p text:style-name="P2100"/>
      <text:h text:style-name="P2101" text:outline-level="4">Return Value<text:tab/></text:h>
      <text:p text:style-name="P2102">Float<text:tab/><text:tab/>Depreciation.</text:p>
      <text:p text:style-name="P2103">The depreciation of the asset for the specified period</text:p>
      <text:p text:style-name="P2104"/>
      <text:h text:style-name="P2105" text:outline-level="4">Examples</text:h>
      <text:p text:style-name="P2106"/>
      <text:p text:style-name="Code"/>
      <text:p text:style-name="Code">$worksheet-&gt;setCellValue('A1', 'Purchase Cost');</text:p>
      <text:p text:style-name="Code">$worksheet-&gt;setCellValue('B1', 17500);</text:p>
      <text:p text:style-name="Code">$worksheet-&gt;setCellValue('A2', 'Scrap Value');</text:p>
      <text:p text:style-name="Code">$worksheet-&gt;setCellValue('B2', 6500);</text:p>
      <text:p text:style-name="Code">$worksheet-&gt;setCellValue('A3', 'Depreciation Lifespan');</text:p>
      <text:p text:style-name="Code">$worksheet-&gt;setCellValue('B3', 4);<text:s/></text:p>
      <text:p text:style-name="Code">$worksheet-&gt;setCellValue('A4', 'Period');</text:p>
      <text:p text:style-name="Code">$worksheet-&gt;setCellValue('B4', 2);<text:s/></text:p>
      <text:p text:style-name="Code"/>
      <text:p text:style-name="Code">$worksheet-&gt;setCellValue('D'.$period, '=DB(B1,B2,B3,B4)');<text:s/></text:p>
      <text:p text:style-name="Code">$retVal =<text:s/>$worksheet-&gt;getCell('C1')-&gt;getCalculatedValue();</text:p>
      <text:p text:style-name="Code">//<text:tab/><text:tab/>$retVal =<text:s/>2993.1825</text:p>
      <text:p text:style-name="Code"/>
      <text:p text:style-name="P2107"/>
      <text:p text:style-name="Code"/>
      <text:p text:style-name="Code">$retVal = call_user_func_array(array('PHPExcel_Calculation_Functions', 'DB'),</text:p>
      <text:p text:style-name="Code"><text:tab/><text:tab/><text:tab/><text:tab/><text:s text:c="5"/>array(17500,6500,4,2);</text:p>
      <text:p text:style-name="Code">//<text:tab/><text:tab/>$retVal =<text:s/>2993.1825</text:p>
      <text:p text:style-name="Code"/>
      <text:p text:style-name="P2108"/>
      <text:h text:style-name="P2109" text:outline-level="4">Notes</text:h>
      <text:p text:style-name="P2110">Excel<text:s/>rounds the fixed depreciation rate used within this function to three decimal places, as does Open Office Calc and Gnumeric; and this behaviour is replicated within PHPExcel.<text:s/>It is planned that at some point PHPExcel will provide an option that allows this function to be calculated without rounding to provide an accurate result.</text:p>
      <text:h text:style-name="P2111" text:outline-level="3"><text:bookmark-start text:name="_Toc330051695"/>DDB<text:bookmark-end text:name="_Toc330051695"/></text:h>
      <text:p text:style-name="P2112">Not yet implemented.</text:p>
      <text:h text:style-name="P2113" text:outline-level="3"><text:bookmark-start text:name="_Toc330051696"/>DISC<text:bookmark-end text:name="_Toc330051696"/></text:h>
      <text:p text:style-name="P2114">Not yet implemented.</text:p>
      <text:h text:style-name="P2115" text:outline-level="3"><text:bookmark-start text:name="_Toc330051697"/>DOLLARDE<text:bookmark-end text:name="_Toc330051697"/></text:h>
      <text:p text:style-name="P2116">Not yet implemented.</text:p>
      <text:h text:style-name="P2117" text:outline-level="3"><text:bookmark-start text:name="_Toc330051698"/>DOLLARFR<text:bookmark-end text:name="_Toc330051698"/></text:h>
      <text:p text:style-name="P2118">Not yet implemented.</text:p>
      <text:h text:style-name="P2119" text:outline-level="3"><text:bookmark-start text:name="_Toc330051699"/><text:soft-page-break/>DURATION<text:bookmark-end text:name="_Toc330051699"/></text:h>
      <text:p text:style-name="P2120">Not yet implemented.</text:p>
      <text:h text:style-name="P2121" text:outline-level="3"><text:bookmark-start text:name="_Toc330051700"/>EFFECT<text:bookmark-end text:name="_Toc330051700"/></text:h>
      <text:p text:style-name="P2122"/>
      <text:h text:style-name="P2123" text:outline-level="3"><text:bookmark-start text:name="_Toc330051701"/>FV<text:bookmark-end text:name="_Toc330051701"/></text:h>
      <text:p text:style-name="P2124"/>
      <text:h text:style-name="P2125" text:outline-level="3"><text:bookmark-start text:name="_Toc330051702"/>FVSCHEDULE<text:bookmark-end text:name="_Toc330051702"/></text:h>
      <text:p text:style-name="P2126">Not yet implemented.</text:p>
      <text:h text:style-name="P2127" text:outline-level="3"><text:bookmark-start text:name="_Toc330051703"/>INTRATE<text:bookmark-end text:name="_Toc330051703"/></text:h>
      <text:p text:style-name="P2128">Not yet implemented.</text:p>
      <text:h text:style-name="P2129" text:outline-level="3"><text:bookmark-start text:name="_Toc330051704"/>IPMT<text:bookmark-end text:name="_Toc330051704"/></text:h>
      <text:p text:style-name="P2130">Not yet implemented.</text:p>
      <text:h text:style-name="P2131" text:outline-level="3"><text:bookmark-start text:name="_Toc330051705"/>IRR<text:bookmark-end text:name="_Toc330051705"/></text:h>
      <text:p text:style-name="P2132">Not yet implemented.</text:p>
      <text:h text:style-name="P2133" text:outline-level="3"><text:bookmark-start text:name="_Toc330051706"/>MDURATION<text:bookmark-end text:name="_Toc330051706"/></text:h>
      <text:p text:style-name="P2134">Not yet implemented.</text:p>
      <text:h text:style-name="P2135" text:outline-level="3"><text:bookmark-start text:name="_Toc330051707"/>MIRR<text:bookmark-end text:name="_Toc330051707"/></text:h>
      <text:p text:style-name="P2136">Not yet implemented.</text:p>
      <text:h text:style-name="P2137" text:outline-level="3"><text:bookmark-start text:name="_Toc330051708"/>NOMINAL<text:bookmark-end text:name="_Toc330051708"/></text:h>
      <text:p text:style-name="P2138"/>
      <text:h text:style-name="P2139" text:outline-level="3"><text:bookmark-start text:name="_Toc330051709"/>NPER<text:bookmark-end text:name="_Toc330051709"/></text:h>
      <text:p text:style-name="P2140"/>
      <text:h text:style-name="P2141" text:outline-level="3"><text:bookmark-start text:name="_Toc330051710"/>NPV<text:bookmark-end text:name="_Toc330051710"/></text:h>
      <text:p text:style-name="P2142"/>
      <text:h text:style-name="P2143" text:outline-level="3"><text:bookmark-start text:name="_Toc330051711"/>ODDFPRICE<text:bookmark-end text:name="_Toc330051711"/></text:h>
      <text:p text:style-name="P2144">Not yet implemented.</text:p>
      <text:h text:style-name="P2145" text:outline-level="3"><text:bookmark-start text:name="_Toc330051712"/>ODDFYIELD<text:bookmark-end text:name="_Toc330051712"/></text:h>
      <text:p text:style-name="P2146">Not yet implemented.</text:p>
      <text:h text:style-name="P2147" text:outline-level="3"><text:bookmark-start text:name="_Toc330051713"/>ODDLPRICE<text:bookmark-end text:name="_Toc330051713"/></text:h>
      <text:p text:style-name="P2148">Not yet implemented.</text:p>
      <text:h text:style-name="P2149" text:outline-level="3"><text:bookmark-start text:name="_Toc330051714"/>ODDLYIELD<text:bookmark-end text:name="_Toc330051714"/></text:h>
      <text:p text:style-name="P2150">Not yet implemented.</text:p>
      <text:h text:style-name="P2151" text:outline-level="3"><text:bookmark-start text:name="_Toc330051715"/>ORICEDISC<text:bookmark-end text:name="_Toc330051715"/></text:h>
      <text:p text:style-name="P2152">Not yet implemented.</text:p>
      <text:h text:style-name="P2153" text:outline-level="3"><text:bookmark-start text:name="_Toc330051716"/><text:soft-page-break/>PMT<text:bookmark-end text:name="_Toc330051716"/></text:h>
      <text:p text:style-name="P2154"/>
      <text:h text:style-name="P2155" text:outline-level="3"><text:bookmark-start text:name="_Toc330051717"/>PPMT<text:bookmark-end text:name="_Toc330051717"/></text:h>
      <text:p text:style-name="P2156">Not yet implemented.</text:p>
      <text:h text:style-name="P2157" text:outline-level="3"><text:bookmark-start text:name="_Toc330051718"/>PRICE<text:bookmark-end text:name="_Toc330051718"/></text:h>
      <text:p text:style-name="P2158">Not yet implemented.</text:p>
      <text:h text:style-name="P2159" text:outline-level="3"><text:bookmark-start text:name="_Toc330051719"/>PRICEMAT<text:bookmark-end text:name="_Toc330051719"/></text:h>
      <text:p text:style-name="P2160">Not yet implemented.</text:p>
      <text:h text:style-name="P2161" text:outline-level="3"><text:bookmark-start text:name="_Toc330051720"/>PV<text:bookmark-end text:name="_Toc330051720"/></text:h>
      <text:p text:style-name="P2162"/>
      <text:h text:style-name="P2163" text:outline-level="3"><text:bookmark-start text:name="_Toc330051721"/>RATE<text:bookmark-end text:name="_Toc330051721"/></text:h>
      <text:p text:style-name="P2164">Not yet implemented.</text:p>
      <text:h text:style-name="P2165" text:outline-level="3"><text:bookmark-start text:name="_Toc330051722"/>RECEIVED<text:bookmark-end text:name="_Toc330051722"/></text:h>
      <text:p text:style-name="P2166">Not yet implemented.</text:p>
      <text:h text:style-name="P2167" text:outline-level="3"><text:bookmark-start text:name="_Toc330051723"/>SLN<text:bookmark-end text:name="_Toc330051723"/></text:h>
      <text:p text:style-name="P2168"/>
      <text:h text:style-name="P2169" text:outline-level="3"><text:bookmark-start text:name="_Toc330051724"/>SYD<text:bookmark-end text:name="_Toc330051724"/></text:h>
      <text:p text:style-name="P2170"/>
      <text:h text:style-name="P2171" text:outline-level="3"><text:bookmark-start text:name="_Toc330051725"/>TBILLEQ<text:bookmark-end text:name="_Toc330051725"/></text:h>
      <text:p text:style-name="P2172">Not yet implemented.</text:p>
      <text:h text:style-name="P2173" text:outline-level="3"><text:bookmark-start text:name="_Toc330051726"/>TBILLPRICE<text:bookmark-end text:name="_Toc330051726"/></text:h>
      <text:p text:style-name="P2174">Not yet implemented.</text:p>
      <text:h text:style-name="P2175" text:outline-level="3"><text:bookmark-start text:name="_Toc330051727"/>TBILLYIELD<text:bookmark-end text:name="_Toc330051727"/></text:h>
      <text:p text:style-name="P2176">Not yet implemented.</text:p>
      <text:h text:style-name="P2177" text:outline-level="3"><text:bookmark-start text:name="_Toc330051728"/>USDOLLAR<text:bookmark-end text:name="_Toc330051728"/></text:h>
      <text:p text:style-name="P2178">Not yet implemented.</text:p>
      <text:h text:style-name="P2179" text:outline-level="3"><text:bookmark-start text:name="_Toc330051729"/>VDB<text:bookmark-end text:name="_Toc330051729"/></text:h>
      <text:p text:style-name="P2180">Not yet implemented.</text:p>
      <text:h text:style-name="P2181" text:outline-level="3"><text:bookmark-start text:name="_Toc330051730"/>XIRR<text:bookmark-end text:name="_Toc330051730"/></text:h>
      <text:p text:style-name="P2182">Not yet implemented.</text:p>
      <text:h text:style-name="P2183" text:outline-level="3"><text:bookmark-start text:name="_Toc330051731"/>XNPV<text:bookmark-end text:name="_Toc330051731"/></text:h>
      <text:p text:style-name="P2184">Not yet implemented.</text:p>
      <text:h text:style-name="P2185" text:outline-level="3"><text:bookmark-start text:name="_Toc330051732"/>YIELD<text:bookmark-end text:name="_Toc330051732"/></text:h>
      <text:p text:style-name="P2186">Not yet implemented.</text:p>
      <text:h text:style-name="P2187" text:outline-level="3"><text:bookmark-start text:name="_Toc330051733"/><text:soft-page-break/>YIELDDISC<text:bookmark-end text:name="_Toc330051733"/></text:h>
      <text:p text:style-name="P2188">Not yet implemented.</text:p>
      <text:h text:style-name="P2189" text:outline-level="3"><text:bookmark-start text:name="_Toc330051734"/>YIELDMAT<text:bookmark-end text:name="_Toc330051734"/></text:h>
      <text:p text:style-name="P2190">Not yet implemented.</text:p>
      <text:h text:style-name="P2191" text:outline-level="2"><text:bookmark-start text:name="_Toc330051735"/><text:soft-page-break/>Information Functions<text:bookmark-end text:name="_Toc330051735"/></text:h>
      <text:p text:style-name="P2192"/>
      <text:h text:style-name="P2193" text:outline-level="3"><text:bookmark-start text:name="_Toc330051736"/>CELL<text:bookmark-end text:name="_Toc330051736"/></text:h>
      <text:p text:style-name="P2194">Not yet implemented.</text:p>
      <text:h text:style-name="P2195" text:outline-level="3"><text:bookmark-start text:name="_Toc330051737"/>ERROR.TYPE<text:bookmark-end text:name="_Toc330051737"/></text:h>
      <text:p text:style-name="P2196"/>
      <text:h text:style-name="P2197" text:outline-level="3"><text:bookmark-start text:name="_Toc330051738"/>INFO<text:bookmark-end text:name="_Toc330051738"/></text:h>
      <text:p text:style-name="P2198">Not yet implemented.</text:p>
      <text:h text:style-name="P2199" text:outline-level="3"><text:bookmark-start text:name="_Toc330051739"/>ISBLANK<text:bookmark-end text:name="_Toc330051739"/></text:h>
      <text:p text:style-name="P2200"/>
      <text:h text:style-name="P2201" text:outline-level="3"><text:bookmark-start text:name="_Toc330051740"/>ISERR<text:bookmark-end text:name="_Toc330051740"/></text:h>
      <text:p text:style-name="P2202"/>
      <text:h text:style-name="P2203" text:outline-level="3"><text:bookmark-start text:name="_Toc330051741"/>ISERROR<text:bookmark-end text:name="_Toc330051741"/></text:h>
      <text:p text:style-name="P2204"/>
      <text:h text:style-name="P2205" text:outline-level="3"><text:bookmark-start text:name="_Toc330051742"/>ISEVEN<text:bookmark-end text:name="_Toc330051742"/></text:h>
      <text:p text:style-name="P2206"/>
      <text:h text:style-name="P2207" text:outline-level="3"><text:bookmark-start text:name="_Toc330051743"/>ISLOGICAL<text:bookmark-end text:name="_Toc330051743"/></text:h>
      <text:p text:style-name="P2208"/>
      <text:h text:style-name="P2209" text:outline-level="3"><text:bookmark-start text:name="_Toc330051744"/>ISNA<text:bookmark-end text:name="_Toc330051744"/></text:h>
      <text:p text:style-name="P2210"/>
      <text:h text:style-name="P2211" text:outline-level="3"><text:bookmark-start text:name="_Toc330051745"/>ISNONTEXT<text:bookmark-end text:name="_Toc330051745"/></text:h>
      <text:p text:style-name="P2212"/>
      <text:h text:style-name="P2213" text:outline-level="3"><text:bookmark-start text:name="_Toc330051746"/>ISNUMBER<text:bookmark-end text:name="_Toc330051746"/></text:h>
      <text:p text:style-name="P2214"/>
      <text:h text:style-name="P2215" text:outline-level="3"><text:bookmark-start text:name="_Toc330051747"/>ISODD<text:bookmark-end text:name="_Toc330051747"/></text:h>
      <text:p text:style-name="P2216"/>
      <text:h text:style-name="P2217" text:outline-level="3"><text:bookmark-start text:name="_Toc330051748"/>ISPMT<text:bookmark-end text:name="_Toc330051748"/></text:h>
      <text:p text:style-name="P2218">Not yet implemented.</text:p>
      <text:h text:style-name="P2219" text:outline-level="3"><text:bookmark-start text:name="_Toc330051749"/>ISREF<text:bookmark-end text:name="_Toc330051749"/></text:h>
      <text:p text:style-name="P2220">Not yet implemented.</text:p>
      <text:h text:style-name="P2221" text:outline-level="3"><text:bookmark-start text:name="_Toc330051750"/>ISTEXT<text:bookmark-end text:name="_Toc330051750"/></text:h>
      <text:p text:style-name="P2222"/>
      <text:h text:style-name="P2223" text:outline-level="3"><text:bookmark-start text:name="_Toc330051751"/><text:soft-page-break/>N<text:bookmark-end text:name="_Toc330051751"/></text:h>
      <text:p text:style-name="P2224">Not yet implemented.</text:p>
      <text:h text:style-name="P2225" text:outline-level="3"><text:bookmark-start text:name="_Toc330051752"/>NA<text:bookmark-end text:name="_Toc330051752"/></text:h>
      <text:p text:style-name="P2226"/>
      <text:h text:style-name="P2227" text:outline-level="3"><text:bookmark-start text:name="_Toc330051753"/>TYPE<text:bookmark-end text:name="_Toc330051753"/></text:h>
      <text:p text:style-name="P2228">Not yet implemented.</text:p>
      <text:h text:style-name="P2229" text:outline-level="3"><text:bookmark-start text:name="_Toc330051754"/>VERSION<text:bookmark-end text:name="_Toc330051754"/></text:h>
      <text:p text:style-name="P2230"/>
      <text:h text:style-name="P2231" text:outline-level="2"><text:bookmark-start text:name="_Toc330051755"/><text:soft-page-break/>Logical Functions<text:bookmark-end text:name="_Toc330051755"/></text:h>
      <text:p text:style-name="P2232"/>
      <text:h text:style-name="P2233" text:outline-level="3"><text:bookmark-start text:name="_Toc330051756"/>AND<text:bookmark-end text:name="_Toc330051756"/></text:h>
      <text:p text:style-name="P2234"/>
      <text:h text:style-name="P2235" text:outline-level="3"><text:bookmark-start text:name="_Toc330051757"/>FALSE<text:bookmark-end text:name="_Toc330051757"/></text:h>
      <text:p text:style-name="P2236"/>
      <text:h text:style-name="P2237" text:outline-level="3"><text:bookmark-start text:name="_Toc330051758"/>IF<text:bookmark-end text:name="_Toc330051758"/></text:h>
      <text:p text:style-name="P2238"/>
      <text:h text:style-name="P2239" text:outline-level="3"><text:bookmark-start text:name="_Toc330051759"/>IFERROR<text:bookmark-end text:name="_Toc330051759"/></text:h>
      <text:p text:style-name="P2240"/>
      <text:h text:style-name="P2241" text:outline-level="3"><text:bookmark-start text:name="_Toc330051760"/>NOT<text:bookmark-end text:name="_Toc330051760"/></text:h>
      <text:p text:style-name="P2242"/>
      <text:h text:style-name="P2243" text:outline-level="3"><text:bookmark-start text:name="_Toc330051761"/>OR<text:bookmark-end text:name="_Toc330051761"/></text:h>
      <text:p text:style-name="P2244"/>
      <text:h text:style-name="P2245" text:outline-level="3"><text:bookmark-start text:name="_Toc330051762"/>TRUE<text:bookmark-end text:name="_Toc330051762"/></text:h>
      <text:p text:style-name="P2246"/>
      <text:h text:style-name="P2247" text:outline-level="2"><text:bookmark-start text:name="_Toc330051763"/><text:soft-page-break/>Lookup and Reference Functions<text:bookmark-end text:name="_Toc330051763"/></text:h>
      <text:p text:style-name="P2248"/>
      <text:h text:style-name="P2249" text:outline-level="3"><text:bookmark-start text:name="_Toc330051764"/>ADDRESS<text:bookmark-end text:name="_Toc330051764"/></text:h>
      <text:p text:style-name="P2250"/>
      <text:h text:style-name="P2251" text:outline-level="3"><text:bookmark-start text:name="_Toc330051765"/>AREAS<text:bookmark-end text:name="_Toc330051765"/></text:h>
      <text:p text:style-name="P2252">Not yet implemented.</text:p>
      <text:h text:style-name="P2253" text:outline-level="3"><text:bookmark-start text:name="_Toc330051766"/>CHOOSE<text:bookmark-end text:name="_Toc330051766"/></text:h>
      <text:p text:style-name="P2254"/>
      <text:h text:style-name="P2255" text:outline-level="3"><text:bookmark-start text:name="_Toc330051767"/>COLUMN<text:bookmark-end text:name="_Toc330051767"/></text:h>
      <text:p text:style-name="P2256"/>
      <text:h text:style-name="P2257" text:outline-level="3"><text:bookmark-start text:name="_Toc330051768"/>COLUMNS<text:bookmark-end text:name="_Toc330051768"/></text:h>
      <text:p text:style-name="P2258">Not yet implemented.</text:p>
      <text:h text:style-name="P2259" text:outline-level="3"><text:bookmark-start text:name="_Toc330051769"/>GETPIVOTDATA<text:bookmark-end text:name="_Toc330051769"/></text:h>
      <text:p text:style-name="P2260">Not yet implemented.</text:p>
      <text:h text:style-name="P2261" text:outline-level="3"><text:bookmark-start text:name="_Toc330051770"/>HLOOKUP<text:bookmark-end text:name="_Toc330051770"/></text:h>
      <text:p text:style-name="P2262">Not yet implemented.</text:p>
      <text:h text:style-name="P2263" text:outline-level="3"><text:bookmark-start text:name="_Toc330051771"/>HYPERLINK<text:bookmark-end text:name="_Toc330051771"/></text:h>
      <text:p text:style-name="P2264">Not yet implemented.</text:p>
      <text:h text:style-name="P2265" text:outline-level="3"><text:bookmark-start text:name="_Toc330051772"/>INDEX<text:bookmark-end text:name="_Toc330051772"/></text:h>
      <text:p text:style-name="P2266"/>
      <text:h text:style-name="P2267" text:outline-level="3"><text:bookmark-start text:name="_Toc330051773"/>INDIRECT<text:bookmark-end text:name="_Toc330051773"/></text:h>
      <text:p text:style-name="P2268">Not yet implemented.</text:p>
      <text:h text:style-name="P2269" text:outline-level="3"><text:bookmark-start text:name="_Toc330051774"/>LOOKUP<text:bookmark-end text:name="_Toc330051774"/></text:h>
      <text:p text:style-name="P2270"/>
      <text:h text:style-name="P2271" text:outline-level="3"><text:bookmark-start text:name="_Toc330051775"/>MATCH<text:bookmark-end text:name="_Toc330051775"/></text:h>
      <text:p text:style-name="P2272"/>
      <text:h text:style-name="P2273" text:outline-level="3"><text:bookmark-start text:name="_Toc330051776"/>OFFSET<text:bookmark-end text:name="_Toc330051776"/></text:h>
      <text:p text:style-name="P2274"/>
      <text:h text:style-name="P2275" text:outline-level="3"><text:bookmark-start text:name="_Toc330051777"/>ROW<text:bookmark-end text:name="_Toc330051777"/></text:h>
      <text:p text:style-name="P2276"/>
      <text:h text:style-name="P2277" text:outline-level="3"><text:bookmark-start text:name="_Toc330051778"/>ROWS<text:bookmark-end text:name="_Toc330051778"/></text:h>
      <text:p text:style-name="P2278">Not yet implemented.</text:p>
      <text:h text:style-name="P2279" text:outline-level="3"><text:bookmark-start text:name="_Toc330051779"/><text:soft-page-break/>RTD<text:bookmark-end text:name="_Toc330051779"/></text:h>
      <text:p text:style-name="P2280">Not yet implemented.</text:p>
      <text:h text:style-name="P2281" text:outline-level="3"><text:bookmark-start text:name="_Toc330051780"/>TRANSPOSE<text:bookmark-end text:name="_Toc330051780"/></text:h>
      <text:p text:style-name="P2282"/>
      <text:h text:style-name="P2283" text:outline-level="3"><text:bookmark-start text:name="_Toc330051781"/>VLOOKUP<text:bookmark-end text:name="_Toc330051781"/></text:h>
      <text:p text:style-name="P2284"/>
      <text:h text:style-name="P2285" text:outline-level="2"><text:bookmark-start text:name="_Toc330051782"/><text:soft-page-break/>Mathematical and Trigonometric Functions<text:bookmark-end text:name="_Toc330051782"/></text:h>
      <text:p text:style-name="P2286"/>
      <text:h text:style-name="P2287" text:outline-level="3"><text:bookmark-start text:name="_Toc330051783"/>ABS<text:bookmark-end text:name="_Toc330051783"/></text:h>
      <text:p text:style-name="P2288">ABS implements the Absolute Value function: the result is to drop the negative sign (if present). This can be done for integers and floating point numbers.</text:p>
      <text:h text:style-name="P2289" text:outline-level="4">Syntax</text:h>
      <text:p text:style-name="P2290">ABS(number)</text:p>
      <text:h text:style-name="P2291" text:outline-level="4">Parameters</text:h>
      <text:p text:style-name="P2292"><text:tab/>number<text:tab/><text:tab/>The number whose absolute value is to be calculated.</text:p>
      <text:h text:style-name="P2293" text:outline-level="4">Return Value<text:tab/></text:h>
      <text:p text:style-name="P2294">Float<text:tab/><text:tab/>The absolute value of the parameter value.</text:p>
      <text:h text:style-name="P2295" text:outline-level="4">Examples</text:h>
      <text:p text:style-name="P2296"/>
      <text:p text:style-name="Code"/>
      <text:p text:style-name="Code">$worksheet-&gt;setCellValue('A1',<text:s/>-5);</text:p>
      <text:p text:style-name="Code">$worksheet-&gt;setCellValue('C1', '=ABS(A1)');</text:p>
      <text:p text:style-name="Code">$retVal =<text:s/>$worksheet-&gt;getCell('C1')-&gt;getCalculatedValue();</text:p>
      <text:p text:style-name="Code">//<text:tab/><text:tab/>$retVal =<text:s/>5</text:p>
      <text:p text:style-name="Code"/>
      <text:p text:style-name="P2297"/>
      <text:p text:style-name="Code"/>
      <text:p text:style-name="Code">$retVal = call_user_func_array(array('PHPExcel_Calculation_Functions', 'ABS'),</text:p>
      <text:p text:style-name="Code"><text:tab/><text:tab/><text:tab/><text:tab/><text:s text:c="5"/>array(-5.1);</text:p>
      <text:p text:style-name="Code">//<text:tab/><text:tab/>$retVal =<text:s/>5.1</text:p>
      <text:p text:style-name="Code"/>
      <text:p text:style-name="P2298"/>
      <text:h text:style-name="P2299" text:outline-level="4">Notes</text:h>
      <text:p text:style-name="P2300">PHPExcel calls the standard PHP abs() function directly, with no additional validation of parameter data.</text:p>
      <text:p text:style-name="P2301"/>
      <text:p text:style-name="P2302">The Excel ABS() function will accept any data type,<text:s/>treating booleans as numeric 0 or 1, accepting strings containing numeric values, and returning a zero (0) if passed a null value. Excel will<text:s/>return a ‘#VALUE!’ error<text:s/>if passed an empty string, or a non-numeric string.</text:p>
      <text:p text:style-name="P2303">The PHP abs() function will also work with booleans and strings that contain a numeric value; but returns a zero (0) value from an empty string, and gives a ‘Wrong parameter count’ warning when passed a null value.</text:p>
      <text:h text:style-name="P2304" text:outline-level="3"><text:bookmark-start text:name="_Toc330051784"/>ACOS<text:bookmark-end text:name="_Toc330051784"/></text:h>
      <text:p text:style-name="P2305">ACOS returns the arccosine, or inverse cosine, of a number. The arccosine is the angle whose cosine is<text:s/>the input<text:s/>number. The returned angle is given in radians in the range 0 (zero) to pi.</text:p>
      <text:h text:style-name="P2306" text:outline-level="4">Syntax</text:h>
      <text:p text:style-name="P2307">ACOS(cosine)</text:p>
      <text:h text:style-name="P2308" text:outline-level="4">Parameters</text:h>
      <text:p text:style-name="P2309"><text:tab/>cosine<text:tab/><text:tab/>The cosine whose angle is to be calculated.</text:p>
      <text:h text:style-name="P2310" text:outline-level="4">Return Value<text:tab/></text:h>
      <text:p text:style-name="P2311">Float<text:tab/><text:tab/>The angle in radians whose cosine is the value of the parameter.</text:p>
      <text:soft-page-break/>
      <text:h text:style-name="P2312" text:outline-level="4">Examples</text:h>
      <text:p text:style-name="P2313"/>
      <text:p text:style-name="Code"/>
      <text:p text:style-name="Code">$worksheet-&gt;setCellValue('A1',<text:s/>0.1);</text:p>
      <text:p text:style-name="Code">$worksheet-&gt;setCellValue('C1', '=<text:s/>ACOS(A1)');</text:p>
      <text:p text:style-name="Code">$retVal =<text:s/>$worksheet-&gt;getCell('C1')-&gt;getCalculatedValue();</text:p>
      <text:p text:style-name="Code">//<text:tab/><text:tab/>$retVal =<text:s/>1.47062890563</text:p>
      <text:p text:style-name="Code"/>
      <text:p text:style-name="P2314"/>
      <text:p text:style-name="Code"/>
      <text:p text:style-name="Code">$retVal = call_user_func_array(array('PHPExcel_Calculation_Functions', 'ACOS'),</text:p>
      <text:p text:style-name="Code"><text:tab/><text:tab/><text:tab/><text:tab/><text:s text:c="5"/>array(0.35);</text:p>
      <text:p text:style-name="Code">//<text:tab/><text:tab/>$retVal =<text:s/>1.21322522315</text:p>
      <text:p text:style-name="Code"/>
      <text:p text:style-name="P2315"/>
      <text:h text:style-name="P2316" text:outline-level="4">Notes</text:h>
      <text:p text:style-name="P2317">PHPExcel calls the standard PHP acos() function directly, with no additional validation of parameter data.</text:p>
      <text:p text:style-name="P2318"/>
      <text:p text:style-name="P2319">Excel will return a ‘#NUM!’ error if the cosine value is &lt; -1.0 or &gt; 1.0, while the PHP acos()<text:s/>function will return NAN.</text:p>
      <text:p text:style-name="P2320">The Excel ACOS() function will accept any data type, treating booleans as numeric 0 or 1, accepting strings containing numeric values, and<text:s/>treating<text:s/>a null value<text:s/>as a numeric 0. Excel will return a ‘#VALUE!’ error if passed an empty string, or a non-numeric string.</text:p>
      <text:p text:style-name="P2321">The PHP acos() function will also work with booleans and strings that contain a numeric value; but<text:s/>treats<text:s/>an empty<text:s/>or non-numeric string as a numeric 0, and gives a ‘Wrong parameter count’ warning when passed a null value.</text:p>
      <text:h text:style-name="P2322" text:outline-level="3"><text:bookmark-start text:name="_Toc330051785"/>ACOSH<text:bookmark-end text:name="_Toc330051785"/></text:h>
      <text:p text:style-name="P2323">ACOSH<text:s/>returns the inverse hyperbolic cosine of a number.</text:p>
      <text:h text:style-name="P2324" text:outline-level="4">Syntax</text:h>
      <text:p text:style-name="P2325">ACOSH(number)</text:p>
      <text:h text:style-name="P2326" text:outline-level="4">Parameters</text:h>
      <text:p text:style-name="P2327"><text:tab/>number<text:tab/><text:tab/>The<text:s/>hyperbolic cosine<text:s/>whose inverse is to be calculated,<text:s/></text:p>
      <text:p text:style-name="P2328">number must be greater than or equal to 1.</text:p>
      <text:h text:style-name="P2329" text:outline-level="4">Return Value</text:h>
      <text:p text:style-name="P2330">Float<text:tab/><text:tab/>The angle in radians whose<text:s/>hyperbolic<text:s/>cosine is the value of the parameter.</text:p>
      <text:h text:style-name="P2331" text:outline-level="4">Examples</text:h>
      <text:p text:style-name="P2332"/>
      <text:p text:style-name="Code"/>
      <text:p text:style-name="Code">$worksheet-&gt;setCellValue('A1', 5.3);</text:p>
      <text:p text:style-name="Code">$worksheet-&gt;setCellValue('C1', '=ACOSH(A1)');</text:p>
      <text:p text:style-name="Code">$retVal =<text:s/>$worksheet-&gt;getCell('C1')-&gt;getCalculatedValue();</text:p>
      <text:p text:style-name="Code">//<text:tab/><text:tab/>$retVal =<text:s/>2.35183281645</text:p>
      <text:p text:style-name="Code"/>
      <text:p text:style-name="P2333"/>
      <text:p text:style-name="Code"/>
      <text:p text:style-name="Code">$retVal = call_user_func_array(array('PHPExcel_Calculation_Functions', 'ACOSH'),</text:p>
      <text:p text:style-name="Code"><text:tab/><text:tab/><text:tab/><text:tab/><text:s text:c="5"/>array(10);</text:p>
      <text:p text:style-name="Code">//<text:tab/><text:tab/>$retVal =<text:s/>2.99322284613</text:p>
      <text:p text:style-name="Code"/>
      <text:p text:style-name="P2334"/>
      <text:soft-page-break/>
      <text:h text:style-name="P2335" text:outline-level="4">Notes</text:h>
      <text:p text:style-name="P2336">On most operating platforms/PHP versions,<text:s/>PHPExcel calls the standard PHP acosh() function directly, with no additional validation of parameter data.<text:s/>However, on Windows with a PHP version prior to 5.3.0, the acosh() function is not implemented.<text:s/>In this case, PHPExcel implements its own acosh() function, without any additional validation of parameter data.</text:p>
      <text:p text:style-name="P2337"/>
      <text:p text:style-name="P2338">Excel will return a ‘#NUM!’ error if the<text:s/>hyperbolic<text:s/>cosine value is &lt; 1.0, while the PHP<text:s/>(or PHPExcel)<text:s/>acosh()<text:s/>function will return NAN.</text:p>
      <text:p text:style-name="P2339">The Excel ACOSH() function will accept any data type, treating booleans as numeric 0<text:s/>(which will return a ‘#NUM!’ error)<text:s/>or 1, accept strings containing numeric values, and treat a null value as a numeric 0<text:s/>(which will return a ‘#NUM!’ error). Excel will return a ‘#VALUE!’ error if passed an empty string, or a non-numeric string.</text:p>
      <text:p text:style-name="P2340">The PHP abs() function will also work with booleans and strings that contain a numeric value; but treats an empty or non-numeric string as a numeric 0, and gives a ‘Wrong parameter count’ warning when passed a null value.</text:p>
      <text:h text:style-name="P2341" text:outline-level="3"><text:bookmark-start text:name="_Toc330051786"/>ASIN<text:bookmark-end text:name="_Toc330051786"/></text:h>
      <text:p text:style-name="P2342">ASIN returns the arcsine, or inverse sine, of a number. The arcsine is the angle whose sine is the input number. The returned angle is given in radians in the range 0 (zero) to pi.</text:p>
      <text:h text:style-name="P2343" text:outline-level="4">Syntax</text:h>
      <text:p text:style-name="P2344">ASIN(sine)</text:p>
      <text:h text:style-name="P2345" text:outline-level="4">Parameters</text:h>
      <text:p text:style-name="P2346"><text:tab/>sine<text:tab/><text:tab/>The sine whose angle is to be calculated.</text:p>
      <text:h text:style-name="P2347" text:outline-level="4">Return Value<text:tab/></text:h>
      <text:p text:style-name="P2348">Float<text:tab/><text:tab/>The angle in radians whose sine is the value of the parameter.</text:p>
      <text:h text:style-name="P2349" text:outline-level="4">Examples</text:h>
      <text:p text:style-name="P2350"/>
      <text:p text:style-name="Code"/>
      <text:p text:style-name="Code">$worksheet-&gt;setCellValue('A1', 0.1);</text:p>
      <text:p text:style-name="Code">$worksheet-&gt;setCellValue('C1', '= ASIN(A1)');</text:p>
      <text:p text:style-name="Code">$retVal =<text:s/>$worksheet-&gt;getCell('C1')-&gt;getCalculatedValue();</text:p>
      <text:p text:style-name="Code">//<text:tab/><text:tab/>$retVal =<text:s/>0.100167421162</text:p>
      <text:p text:style-name="Code"/>
      <text:p text:style-name="P2351"/>
      <text:p text:style-name="Code"/>
      <text:p text:style-name="Code">$retVal = call_user_func_array(array('PHPExcel_Calculation_Functions', 'ASIN'),</text:p>
      <text:p text:style-name="Code"><text:tab/><text:tab/><text:tab/><text:tab/><text:s text:c="5"/>array(0.35);</text:p>
      <text:p text:style-name="Code">//<text:tab/><text:tab/>$retVal =<text:s/>0.357571103646</text:p>
      <text:p text:style-name="Code"/>
      <text:p text:style-name="P2352"/>
      <text:h text:style-name="P2353" text:outline-level="4">Notes</text:h>
      <text:p text:style-name="P2354">PHPExcel calls the standard PHP asin() function directly, with no additional validation of parameter data.</text:p>
      <text:p text:style-name="P2355"/>
      <text:p text:style-name="P2356">Excel will return a ‘#NUM!’ error if the sine value is &lt; -1.0 or &gt; 1.0, while the PHP asin() function will return NAN.</text:p>
      <text:p text:style-name="P2357">The Excel ASIN() function will accept any data type, treating booleans as numeric 0 or 1, accepting strings containing numeric values, and treating a null value as a numeric 0. Excel will return a ‘#VALUE!’ error if passed an empty string, or a non-numeric string.</text:p>
      <text:p text:style-name="P2358">The PHP asin() function will also work with booleans and strings that contain a numeric value; but treats an empty or non-numeric string as a numeric 0, and gives a ‘Wrong parameter count’ warning when passed a null value.</text:p>
      <text:h text:style-name="P2359" text:outline-level="3"><text:bookmark-start text:name="_Toc330051787"/><text:soft-page-break/>ASINH<text:bookmark-end text:name="_Toc330051787"/></text:h>
      <text:p text:style-name="P2360">ASINH returns the inverse hyperbolic sine of a number.</text:p>
      <text:h text:style-name="P2361" text:outline-level="4">Syntax</text:h>
      <text:p text:style-name="P2362">ASINH(number)</text:p>
      <text:h text:style-name="P2363" text:outline-level="4">Parameters</text:h>
      <text:p text:style-name="P2364"><text:tab/>number<text:tab/><text:tab/>The hyperbolic sine whose inverse is to be calculated.</text:p>
      <text:h text:style-name="P2365" text:outline-level="4">Return Value</text:h>
      <text:p text:style-name="P2366">Float<text:tab/><text:tab/>The angle in radians whose<text:s/>hyperbolic<text:s/>sine is the value of the parameter.</text:p>
      <text:h text:style-name="P2367" text:outline-level="4">Examples</text:h>
      <text:p text:style-name="P2368"/>
      <text:p text:style-name="Code"/>
      <text:p text:style-name="Code">$worksheet-&gt;setCellValue('A1',<text:s/>-2.5);</text:p>
      <text:p text:style-name="Code">$worksheet-&gt;setCellValue('C1', '=ASINH(A1)');</text:p>
      <text:p text:style-name="Code">$retVal =<text:s/>$worksheet-&gt;getCell('C1')-&gt;getCalculatedValue();</text:p>
      <text:p text:style-name="Code">//<text:tab/><text:tab/>$retVal =<text:s/>-1.647231146371</text:p>
      <text:p text:style-name="Code"/>
      <text:p text:style-name="P2369"/>
      <text:p text:style-name="Code"/>
      <text:p text:style-name="Code">$retVal = call_user_func_array(array('PHPExcel_Calculation_Functions', 'ASINH'),</text:p>
      <text:p text:style-name="Code"><text:tab/><text:tab/><text:tab/><text:tab/><text:s text:c="5"/>array(0.5);</text:p>
      <text:p text:style-name="Code">//<text:tab/><text:tab/>$retVal =<text:s/>0.481211825060</text:p>
      <text:p text:style-name="Code"/>
      <text:p text:style-name="P2370"/>
      <text:h text:style-name="P2371" text:outline-level="4">Notes</text:h>
      <text:p text:style-name="P2372">On most operating platforms/PHP versions, PHPExcel calls the standard PHP asinh() function directly, with no additional validation of parameter data. However, on Windows with a PHP version prior to 5.3.0, the asinh() function is not implemented. In this case, PHPExcel implements its own asinh() function, without any additional validation of parameter data.</text:p>
      <text:p text:style-name="P2373"/>
      <text:p text:style-name="P2374">The Excel ACOSH() function will accept any data type, treating booleans as numeric 0 or 1, accept strings containing numeric values, and treat a null value as a numeric 0. Excel will return a ‘#VALUE!’ error if passed an empty string, or a non-numeric string.</text:p>
      <text:p text:style-name="P2375">The PHP abs() function will also work with booleans and strings that contain a numeric value; but treats an empty or non-numeric string as a numeric 0, and gives a ‘Wrong parameter count’ warning when passed a null value.</text:p>
      <text:h text:style-name="P2376" text:outline-level="3"><text:bookmark-start text:name="_Toc330051788"/>ATAN<text:bookmark-end text:name="_Toc330051788"/></text:h>
      <text:p text:style-name="P2377"/>
      <text:h text:style-name="P2378" text:outline-level="3"><text:bookmark-start text:name="_Toc330051789"/>ATAN2<text:bookmark-end text:name="_Toc330051789"/></text:h>
      <text:p text:style-name="P2379"/>
      <text:h text:style-name="P2380" text:outline-level="3"><text:bookmark-start text:name="_Toc330051790"/>ATANH<text:bookmark-end text:name="_Toc330051790"/></text:h>
      <text:p text:style-name="P2381"/>
      <text:h text:style-name="P2382" text:outline-level="3"><text:bookmark-start text:name="_Toc330051791"/>CEILING<text:bookmark-end text:name="_Toc330051791"/></text:h>
      <text:p text:style-name="P2383"/>
      <text:h text:style-name="P2384" text:outline-level="3"><text:bookmark-start text:name="_Toc330051792"/>COMBIN<text:bookmark-end text:name="_Toc330051792"/></text:h>
      <text:p text:style-name="P2385"/>
      <text:h text:style-name="P2386" text:outline-level="3"><text:bookmark-start text:name="_Toc330051793"/><text:soft-page-break/>COS<text:bookmark-end text:name="_Toc330051793"/></text:h>
      <text:p text:style-name="P2387"/>
      <text:h text:style-name="P2388" text:outline-level="3"><text:bookmark-start text:name="_Toc330051794"/>COSH<text:bookmark-end text:name="_Toc330051794"/></text:h>
      <text:p text:style-name="P2389"/>
      <text:h text:style-name="P2390" text:outline-level="3"><text:bookmark-start text:name="_Toc330051795"/>DEGREES<text:bookmark-end text:name="_Toc330051795"/></text:h>
      <text:p text:style-name="P2391"/>
      <text:h text:style-name="P2392" text:outline-level="3"><text:bookmark-start text:name="_Toc330051796"/>EVEN<text:bookmark-end text:name="_Toc330051796"/></text:h>
      <text:p text:style-name="P2393"/>
      <text:h text:style-name="P2394" text:outline-level="3"><text:bookmark-start text:name="_Toc330051797"/>EXP<text:bookmark-end text:name="_Toc330051797"/></text:h>
      <text:p text:style-name="P2395"/>
      <text:h text:style-name="P2396" text:outline-level="3"><text:bookmark-start text:name="_Toc330051798"/>FACT<text:bookmark-end text:name="_Toc330051798"/></text:h>
      <text:p text:style-name="P2397"/>
      <text:h text:style-name="P2398" text:outline-level="3"><text:bookmark-start text:name="_Toc330051799"/>FACTDOUBLE<text:bookmark-end text:name="_Toc330051799"/></text:h>
      <text:p text:style-name="P2399"/>
      <text:h text:style-name="P2400" text:outline-level="3"><text:bookmark-start text:name="_Toc330051800"/>FLOOR<text:bookmark-end text:name="_Toc330051800"/></text:h>
      <text:p text:style-name="P2401"/>
      <text:h text:style-name="P2402" text:outline-level="3"><text:bookmark-start text:name="_Toc330051801"/>GCD<text:bookmark-end text:name="_Toc330051801"/></text:h>
      <text:p text:style-name="P2403"/>
      <text:h text:style-name="P2404" text:outline-level="3"><text:bookmark-start text:name="_Toc330051802"/>INT<text:bookmark-end text:name="_Toc330051802"/></text:h>
      <text:p text:style-name="P2405"/>
      <text:h text:style-name="P2406" text:outline-level="3"><text:bookmark-start text:name="_Toc330051803"/>LCM<text:bookmark-end text:name="_Toc330051803"/></text:h>
      <text:p text:style-name="P2407"/>
      <text:h text:style-name="P2408" text:outline-level="3"><text:bookmark-start text:name="_Toc330051804"/>LN<text:bookmark-end text:name="_Toc330051804"/></text:h>
      <text:p text:style-name="P2409"/>
      <text:h text:style-name="P2410" text:outline-level="3"><text:bookmark-start text:name="_Toc330051805"/>LOG<text:bookmark-end text:name="_Toc330051805"/></text:h>
      <text:p text:style-name="P2411"/>
      <text:h text:style-name="P2412" text:outline-level="3"><text:bookmark-start text:name="_Toc330051806"/>LOG10<text:bookmark-end text:name="_Toc330051806"/></text:h>
      <text:p text:style-name="P2413"/>
      <text:h text:style-name="P2414" text:outline-level="3"><text:bookmark-start text:name="_Toc330051807"/>MDETERM<text:bookmark-end text:name="_Toc330051807"/></text:h>
      <text:p text:style-name="P2415">Not yet implemented.</text:p>
      <text:h text:style-name="P2416" text:outline-level="3"><text:bookmark-start text:name="_Toc330051808"/>MINVERSE<text:bookmark-end text:name="_Toc330051808"/></text:h>
      <text:p text:style-name="P2417">Not yet implemented.</text:p>
      <text:h text:style-name="P2418" text:outline-level="3"><text:bookmark-start text:name="_Toc330051809"/>MMULT<text:bookmark-end text:name="_Toc330051809"/></text:h>
      <text:p text:style-name="P2419"/>
      <text:h text:style-name="P2420" text:outline-level="3"><text:bookmark-start text:name="_Toc330051810"/><text:soft-page-break/>MOD<text:bookmark-end text:name="_Toc330051810"/></text:h>
      <text:p text:style-name="P2421"/>
      <text:h text:style-name="P2422" text:outline-level="3"><text:bookmark-start text:name="_Toc330051811"/>MROUND<text:bookmark-end text:name="_Toc330051811"/></text:h>
      <text:p text:style-name="P2423"/>
      <text:h text:style-name="P2424" text:outline-level="3"><text:bookmark-start text:name="_Toc330051812"/>MULTINOMIAL<text:bookmark-end text:name="_Toc330051812"/></text:h>
      <text:p text:style-name="P2425"/>
      <text:h text:style-name="P2426" text:outline-level="3"><text:bookmark-start text:name="_Toc330051813"/>ODD<text:bookmark-end text:name="_Toc330051813"/></text:h>
      <text:p text:style-name="P2427"/>
      <text:h text:style-name="P2428" text:outline-level="3"><text:bookmark-start text:name="_Toc330051814"/>PI<text:bookmark-end text:name="_Toc330051814"/></text:h>
      <text:p text:style-name="P2429"/>
      <text:h text:style-name="P2430" text:outline-level="3"><text:bookmark-start text:name="_Toc330051815"/>POWER<text:bookmark-end text:name="_Toc330051815"/></text:h>
      <text:p text:style-name="P2431"/>
      <text:h text:style-name="P2432" text:outline-level="3"><text:bookmark-start text:name="_Toc330051816"/>PRODUCT<text:bookmark-end text:name="_Toc330051816"/></text:h>
      <text:p text:style-name="P2433"/>
      <text:h text:style-name="P2434" text:outline-level="3"><text:bookmark-start text:name="_Toc330051817"/>QUOTIENT<text:bookmark-end text:name="_Toc330051817"/></text:h>
      <text:p text:style-name="P2435"/>
      <text:h text:style-name="P2436" text:outline-level="3"><text:bookmark-start text:name="_Toc330051818"/>RADIANS<text:bookmark-end text:name="_Toc330051818"/></text:h>
      <text:p text:style-name="P2437"/>
      <text:h text:style-name="P2438" text:outline-level="3"><text:bookmark-start text:name="_Toc330051819"/>RAND<text:bookmark-end text:name="_Toc330051819"/></text:h>
      <text:p text:style-name="P2439"/>
      <text:h text:style-name="P2440" text:outline-level="3"><text:bookmark-start text:name="_Toc330051820"/>RANDBETWEEN<text:bookmark-end text:name="_Toc330051820"/></text:h>
      <text:p text:style-name="P2441"/>
      <text:h text:style-name="P2442" text:outline-level="3"><text:bookmark-start text:name="_Toc330051821"/>ROMAN<text:bookmark-end text:name="_Toc330051821"/></text:h>
      <text:p text:style-name="P2443">Not yet implemented.</text:p>
      <text:h text:style-name="P2444" text:outline-level="3"><text:bookmark-start text:name="_Toc330051822"/>ROUND<text:bookmark-end text:name="_Toc330051822"/></text:h>
      <text:p text:style-name="P2445"/>
      <text:h text:style-name="P2446" text:outline-level="3"><text:bookmark-start text:name="_Toc330051823"/>ROUNDDOWN<text:bookmark-end text:name="_Toc330051823"/></text:h>
      <text:p text:style-name="P2447"/>
      <text:h text:style-name="P2448" text:outline-level="3"><text:bookmark-start text:name="_Toc330051824"/>ROUNDUP<text:bookmark-end text:name="_Toc330051824"/></text:h>
      <text:p text:style-name="P2449"/>
      <text:h text:style-name="P2450" text:outline-level="3"><text:bookmark-start text:name="_Toc330051825"/>SERIESSUM<text:bookmark-end text:name="_Toc330051825"/></text:h>
      <text:p text:style-name="P2451"/>
      <text:h text:style-name="P2452" text:outline-level="3"><text:bookmark-start text:name="_Toc330051826"/>SIGN<text:bookmark-end text:name="_Toc330051826"/></text:h>
      <text:p text:style-name="P2453"/>
      <text:h text:style-name="P2454" text:outline-level="3"><text:bookmark-start text:name="_Toc330051827"/><text:soft-page-break/>SIN<text:bookmark-end text:name="_Toc330051827"/></text:h>
      <text:p text:style-name="P2455"/>
      <text:h text:style-name="P2456" text:outline-level="3"><text:bookmark-start text:name="_Toc330051828"/>SINH<text:bookmark-end text:name="_Toc330051828"/></text:h>
      <text:p text:style-name="P2457"/>
      <text:h text:style-name="P2458" text:outline-level="3"><text:bookmark-start text:name="_Toc330051829"/>SQRT<text:bookmark-end text:name="_Toc330051829"/></text:h>
      <text:p text:style-name="P2459"/>
      <text:h text:style-name="P2460" text:outline-level="3"><text:bookmark-start text:name="_Toc330051830"/>SQRTPI<text:bookmark-end text:name="_Toc330051830"/></text:h>
      <text:p text:style-name="P2461"/>
      <text:h text:style-name="P2462" text:outline-level="3"><text:bookmark-start text:name="_Toc330051831"/>SUBTOTAL<text:bookmark-end text:name="_Toc330051831"/></text:h>
      <text:p text:style-name="P2463"/>
      <text:h text:style-name="P2464" text:outline-level="3"><text:bookmark-start text:name="_Toc330051832"/>SUM<text:bookmark-end text:name="_Toc330051832"/></text:h>
      <text:p text:style-name="P2465"/>
      <text:h text:style-name="P2466" text:outline-level="3"><text:bookmark-start text:name="_Toc330051833"/>SUMIF<text:bookmark-end text:name="_Toc330051833"/></text:h>
      <text:p text:style-name="P2467">Not yet implemented.</text:p>
      <text:h text:style-name="P2468" text:outline-level="3"><text:bookmark-start text:name="_Toc330051834"/>SUMIFS<text:bookmark-end text:name="_Toc330051834"/></text:h>
      <text:p text:style-name="P2469">Not yet implemented.</text:p>
      <text:h text:style-name="P2470" text:outline-level="3"><text:bookmark-start text:name="_Toc330051835"/>SUMPRODUCT<text:bookmark-end text:name="_Toc330051835"/></text:h>
      <text:p text:style-name="P2471">Not yet implemented.</text:p>
      <text:h text:style-name="P2472" text:outline-level="3"><text:bookmark-start text:name="_Toc330051836"/>SUMSQ<text:bookmark-end text:name="_Toc330051836"/></text:h>
      <text:p text:style-name="P2473"/>
      <text:h text:style-name="P2474" text:outline-level="3"><text:bookmark-start text:name="_Toc330051837"/>SUMX2MY2<text:bookmark-end text:name="_Toc330051837"/></text:h>
      <text:p text:style-name="P2475">Not yet implemented.</text:p>
      <text:h text:style-name="P2476" text:outline-level="3"><text:bookmark-start text:name="_Toc330051838"/>SUMX2PY2<text:bookmark-end text:name="_Toc330051838"/></text:h>
      <text:p text:style-name="P2477">Not yet implemented.</text:p>
      <text:h text:style-name="P2478" text:outline-level="3"><text:bookmark-start text:name="_Toc330051839"/>SUMXMY2<text:bookmark-end text:name="_Toc330051839"/></text:h>
      <text:p text:style-name="P2479">Not yet implemented.</text:p>
      <text:h text:style-name="P2480" text:outline-level="3"><text:bookmark-start text:name="_Toc330051840"/>TAN<text:bookmark-end text:name="_Toc330051840"/></text:h>
      <text:p text:style-name="P2481"/>
      <text:h text:style-name="P2482" text:outline-level="3"><text:bookmark-start text:name="_Toc330051841"/>TANH<text:bookmark-end text:name="_Toc330051841"/></text:h>
      <text:p text:style-name="P2483"/>
      <text:h text:style-name="P2484" text:outline-level="3"><text:bookmark-start text:name="_Toc330051842"/>TRUNC<text:bookmark-end text:name="_Toc330051842"/></text:h>
      <text:p text:style-name="P2485"/>
      <text:h text:style-name="P2486" text:outline-level="2"><text:bookmark-start text:name="_Toc330051843"/><text:soft-page-break/>Statistical Functions<text:bookmark-end text:name="_Toc330051843"/></text:h>
      <text:p text:style-name="P2487"/>
      <text:h text:style-name="P2488" text:outline-level="3"><text:bookmark-start text:name="_Toc330051844"/>AVEDEV<text:bookmark-end text:name="_Toc330051844"/></text:h>
      <text:p text:style-name="P2489">AVEDEV returns the average of the absolute deviations of a data set from their mean. This is a measure of the variability in the data set.</text:p>
      <text:h text:style-name="P2490" text:outline-level="4">Syntax</text:h>
      <text:p text:style-name="P2491">AVEDEV(n1, n2, ...)</text:p>
      <text:h text:style-name="P2492" text:outline-level="4">Parameters</text:h>
      <text:p text:style-name="P2493"><text:tab/>n…<text:tab/>A series of data values<text:s/>or cell references.</text:p>
      <text:p text:style-name="P2494"/>
      <text:p text:style-name="P2495">Only numeric data values are included in the AVEDEV calculation. Nulls, strings<text:s/>(including numeric values in a string datatype)<text:s/>and booleans are ignored.</text:p>
      <text:p text:style-name="P2496"/>
      <text:h text:style-name="P2497" text:outline-level="4">Return Value<text:tab/></text:h>
      <text:p text:style-name="P2498">Float</text:p>
      <text:h text:style-name="P2499" text:outline-level="4">Examples</text:h>
      <text:p text:style-name="P2500"/>
      <text:p text:style-name="Code"/>
      <text:p text:style-name="Code">$i = 1;</text:p>
      <text:p text:style-name="Code">$dataValues = array(11.4, 17.3, 21.3, 25.9, 40.1);</text:p>
      <text:p text:style-name="Code">foreach ($dataValues as $dataValue) {</text:p>
      <text:p text:style-name="Code"><text:tab/>$worksheet-&gt;setCellValue('A'.$i++, $dataValue);</text:p>
      <text:p text:style-name="Code">}</text:p>
      <text:p text:style-name="Code">$worksheet-&gt;setCellValue('C1', '=AVEDEV(A1:A'.--$i.')');</text:p>
      <text:p text:style-name="Code">$retVal =<text:s/>$worksheet-&gt;getCell('C1')-&gt;getCalculatedValue();</text:p>
      <text:p text:style-name="Code">//<text:tab/><text:tab/>$retVal = 7.84</text:p>
      <text:p text:style-name="Code"/>
      <text:p text:style-name="P2501"/>
      <text:p text:style-name="Code"/>
      <text:p text:style-name="Code">$dataValues = array(11.4, 17.3, 21.3, 25.9, 40.1);</text:p>
      <text:p text:style-name="Code">$retVal = call_user_func_array(array('PHPExcel_Calculation_Functions', 'AVEDEV'),</text:p>
      <text:p text:style-name="Code"><text:tab/><text:tab/><text:tab/><text:tab/><text:s text:c="5"/>$dataValues);</text:p>
      <text:p text:style-name="Code">//<text:tab/><text:tab/>$retVal = 7.84</text:p>
      <text:p text:style-name="Code"/>
      <text:p text:style-name="P2502"/>
      <text:h text:style-name="P2503" text:outline-level="4">Notes</text:h>
      <text:p text:style-name="P2504">If you set compatibility mode to OPENOFFICE, Boolean values in the data series are<text:s/>not ignored:<text:s/>a boolean FALSE is<text:s/>evaluated as<text:s/>value zero (0)<text:s/>and<text:s/>TRUE as one (1).</text:p>
      <text:h text:style-name="P2505" text:outline-level="3"><text:bookmark-start text:name="_Toc330051845"/>AVERAGE<text:bookmark-end text:name="_Toc330051845"/></text:h>
      <text:p text:style-name="P2506">AVERAGE computes the average<text:s/>(arithmetic mean)<text:s/>of all the values and cells referenced in the argument list. This is equivalent to the sum of the arguments divided by the count of the arguments.</text:p>
      <text:h text:style-name="P2507" text:outline-level="4">Syntax</text:h>
      <text:p text:style-name="P2508">AVERAGE(n1, n2, ...)</text:p>
      <text:h text:style-name="P2509" text:outline-level="4">Parameters</text:h>
      <text:p text:style-name="P2510"><text:tab/>n…<text:tab/>A series of data values<text:s/>or cell references.</text:p>
      <text:p text:style-name="P2511"/>
      <text:soft-page-break/>
      <text:p text:style-name="P2512">Only numeric data values are included in the AVERAGE<text:s/>calculation. Nulls, strings (including numeric values in a string datatype) and booleans are ignored.</text:p>
      <text:p text:style-name="P2513"/>
      <text:h text:style-name="P2514" text:outline-level="4">Return Value<text:tab/></text:h>
      <text:p text:style-name="P2515">Float</text:p>
      <text:h text:style-name="P2516" text:outline-level="4">Examples</text:h>
      <text:p text:style-name="P2517"/>
      <text:p text:style-name="Code"/>
      <text:p text:style-name="Code">$i = 1;</text:p>
      <text:p text:style-name="Code">$dataValues = array(11.4, 17.3, 21.3, 25.9, 40.1);</text:p>
      <text:p text:style-name="Code">foreach ($dataValues as $dataValue) {</text:p>
      <text:p text:style-name="Code"><text:tab/>$worksheet-&gt;setCellValue('A'.$i++, $dataValue);</text:p>
      <text:p text:style-name="Code">}</text:p>
      <text:p text:style-name="Code">$worksheet-&gt;setCellValue('C1', '=AVERAGE(A1:A'.--$i.')');</text:p>
      <text:p text:style-name="Code">$retVal =<text:s/>$worksheet-&gt;getCell('C1')-&gt;getCalculatedValue();</text:p>
      <text:p text:style-name="Code">//<text:tab/><text:tab/>$retVal =<text:s/>23.2</text:p>
      <text:p text:style-name="Code"/>
      <text:p text:style-name="P2518"/>
      <text:p text:style-name="Code"/>
      <text:p text:style-name="Code">$dataValues = array(11.4, 17.3, 21.3, 25.9, 40.1);</text:p>
      <text:p text:style-name="Code">$retVal = call_user_func_array(array('PHPExcel_Calculation_Functions', 'AVERAGE'),</text:p>
      <text:p text:style-name="Code"><text:tab/><text:tab/><text:tab/><text:tab/><text:s text:c="5"/>$dataValues);</text:p>
      <text:p text:style-name="Code">//<text:tab/><text:tab/>$retVal =<text:s/>23.2</text:p>
      <text:p text:style-name="Code"/>
      <text:p text:style-name="P2519"/>
      <text:h text:style-name="P2520" text:outline-level="3"><text:bookmark-start text:name="_Toc330051846"/>AVERAGEA<text:bookmark-end text:name="_Toc330051846"/></text:h>
      <text:p text:style-name="P2521">AVERAGEA returns the average<text:s/>(arithmetic mean)<text:s/>of<text:s/>all the values and cells referenced in the argument list. Numbers, text and logical values are included in the calculation too.</text:p>
      <text:h text:style-name="P2522" text:outline-level="4">Syntax</text:h>
      <text:p text:style-name="P2523">AVERAGEA(n1, n2, ...)</text:p>
      <text:h text:style-name="P2524" text:outline-level="4">Parameters</text:h>
      <text:p text:style-name="P2525"><text:tab/>n…<text:tab/>A series of data values<text:s/>or cell references.</text:p>
      <text:p text:style-name="P2526"/>
      <text:p text:style-name="P2527">If<text:s/>a data value or<text:s/>cell contains text or the argument evaluates to FALSE, it is counted as value zero (0). If the argument evaluates to TRUE, it is counted as one (1). Note that empty cells are not counted.</text:p>
      <text:p text:style-name="P2528"/>
      <text:h text:style-name="P2529" text:outline-level="4">Return Value<text:tab/></text:h>
      <text:p text:style-name="P2530">Float</text:p>
      <text:h text:style-name="P2531" text:outline-level="4">Examples</text:h>
      <text:p text:style-name="P2532"/>
      <text:p text:style-name="Code"/>
      <text:p text:style-name="Code">$i = 1;</text:p>
      <text:p text:style-name="Code">$dataValues = array(11.4, 17.3,<text:s/>'missing', 25.9, 40.1);</text:p>
      <text:p text:style-name="Code">foreach ($dataValues as $dataValue) {</text:p>
      <text:p text:style-name="Code"><text:tab/>$worksheet-&gt;setCellValue('A'.$i++, $dataValue);</text:p>
      <text:p text:style-name="Code">}</text:p>
      <text:p text:style-name="Code">$worksheet-&gt;setCellValue('C1', '=AVERAGEA(A1:A'.--$i.')');</text:p>
      <text:p text:style-name="Code">$retVal =<text:s/>$worksheet-&gt;getCell('C1')-&gt;getCalculatedValue();</text:p>
      <text:p text:style-name="Code">//<text:tab/><text:tab/>$retVal =<text:s/>18.94</text:p>
      <text:p text:style-name="Code"/>
      <text:p text:style-name="P2533"/>
      <text:p text:style-name="Code"/>
      <text:p text:style-name="Code">$dataValues = array(11.4, 17.3, 'missing', 25.9, 40.1);</text:p>
      <text:p text:style-name="Code">$retVal = call_user_func_array(array('PHPExcel_Calculation_Functions', 'AVERAGEA'),</text:p>
      <text:p text:style-name="Code"><text:tab/><text:tab/><text:tab/><text:tab/><text:s text:c="5"/>$dataValues);</text:p>
      <text:soft-page-break/>
      <text:p text:style-name="Code">//<text:tab/><text:tab/>$retVal =<text:s/>18.94</text:p>
      <text:p text:style-name="Code"/>
      <text:p text:style-name="P2534"/>
      <text:h text:style-name="P2535" text:outline-level="3"><text:bookmark-start text:name="_Toc330051847"/>AVERAGEIF<text:bookmark-end text:name="_Toc330051847"/></text:h>
      <text:p text:style-name="P2536">This function has not yet been implemented.</text:p>
      <text:h text:style-name="P2537" text:outline-level="3"><text:bookmark-start text:name="_Toc330051848"/>AVERAGEIFS<text:bookmark-end text:name="_Toc330051848"/></text:h>
      <text:p text:style-name="P2538">This function has not yet been implemented.</text:p>
      <text:h text:style-name="P2539" text:outline-level="3"><text:bookmark-start text:name="_Toc330051849"/>BETADIST<text:bookmark-end text:name="_Toc330051849"/></text:h>
      <text:p text:style-name="P2540">The BetaDist function returns the cumulative beta probability density function.</text:p>
      <text:h text:style-name="P2541" text:outline-level="4">Syntax</text:h>
      <text:p text:style-name="P2542">BETADIST(x, alpha, beta [,<text:s/>A,<text:s/>B])</text:p>
      <text:h text:style-name="P2543" text:outline-level="4">Parameters</text:h>
      <text:p text:style-name="P2544">x<text:tab/>is the value between<text:s/>A<text:s/>and<text:s/>B<text:s/>at which to evaluate the function.</text:p>
      <text:p text:style-name="P2545">alpha<text:tab/>is a parameter of the distribution.</text:p>
      <text:p text:style-name="P2546">beta<text:tab/>is a parameter of the distribution.</text:p>
      <text:p text:style-name="P2547">A<text:tab/>is an optional lower bound to the interval of x.</text:p>
      <text:p text:style-name="P2548">B<text:tab/>is an optional upper bound to the interval of x.</text:p>
      <text:h text:style-name="P2549" text:outline-level="4">Validation</text:h>
      <text:p text:style-name="P2550">If any argument is nonnumeric, BETADIST returns the #VALUE! error value.</text:p>
      <text:p text:style-name="P2551">If alpha ≤ 0 or beta ≤ 0, BETADIST returns the #NUM! error value.</text:p>
      <text:p text:style-name="P2552">If x &lt; A, x &gt; B, or A = B, BETADIST returns the #NUM! error value.</text:p>
      <text:p text:style-name="P2553">If you omit values for A and B, BETADIST uses the standard cumulative beta distribution, so that A = 0 and B = 1.</text:p>
      <text:h text:style-name="P2554" text:outline-level="4">Return Value<text:tab/></text:h>
      <text:p text:style-name="P2555">Float</text:p>
      <text:h text:style-name="P2556" text:outline-level="4">Examples</text:h>
      <text:p text:style-name="P2557"/>
      <text:p text:style-name="Code"/>
      <text:p text:style-name="Code">$dataValues = array(<text:tab/>array( 'label'<text:tab/>=&gt; 'x',<text:tab/><text:tab/>'value'<text:tab/>=&gt; 2 ),</text:p>
      <text:p text:style-name="Code"><text:tab/><text:tab/><text:tab/>array( 'label'<text:tab/>=&gt; 'alpha',<text:tab/>'value'<text:tab/>=&gt; 8 ),</text:p>
      <text:p text:style-name="Code"><text:tab/><text:tab/><text:tab/>array( 'label'<text:tab/>=&gt; 'beta',<text:tab/>'value'<text:tab/>=&gt; 10 ),</text:p>
      <text:p text:style-name="Code"><text:tab/><text:tab/><text:tab/>array( 'label'<text:tab/>=&gt; 'A',<text:s/><text:tab/>'value'<text:tab/>=&gt; 1 ),</text:p>
      <text:p text:style-name="Code"><text:tab/><text:tab/><text:tab/>array( 'label'<text:tab/>=&gt; 'B',<text:s/><text:tab/>'value'<text:tab/>=&gt; 3 )</text:p>
      <text:p text:style-name="Code"><text:tab/><text:tab/><text:s text:c="4"/>);</text:p>
      <text:p text:style-name="Code"/>
      <text:p text:style-name="Code">$i = 1;</text:p>
      <text:p text:style-name="Code">foreach ($dataValues as $dataValue) {</text:p>
      <text:p text:style-name="Code"><text:tab/>$worksheet-&gt;setCellValue('A'.$i, $dataValue['label']);</text:p>
      <text:p text:style-name="Code"><text:tab/>$worksheet-&gt;setCellValue('B'.$i++, $dataValue['value']);</text:p>
      <text:p text:style-name="Code">}</text:p>
      <text:p text:style-name="Code">$PHPExcelObject -&gt;getActiveSheet()-&gt;setCellValue('D1', '=BETADIST(B1,B2,B3,B4,B5)');</text:p>
      <text:p text:style-name="Code">$retVal = $PHPExcelObject -&gt;getActiveSheet()-&gt;getCell('D1')-&gt;getCalculatedValue();</text:p>
      <text:p text:style-name="Code">//<text:tab/><text:tab/>$retVal =<text:s/>0.685470581</text:p>
      <text:p text:style-name="Code"/>
      <text:p text:style-name="P2558"/>
      <text:p text:style-name="Code"/>
      <text:p text:style-name="Code">$dataValues = array(<text:tab/>array( 'label'<text:tab/>=&gt; 'x',<text:tab/><text:tab/>'value'<text:tab/>=&gt; 2 ),</text:p>
      <text:p text:style-name="Code"><text:tab/><text:tab/><text:tab/>array( 'label'<text:tab/>=&gt; 'alpha',<text:tab/>'value'<text:tab/>=&gt; 8 ),</text:p>
      <text:p text:style-name="Code"><text:tab/><text:tab/><text:tab/>array( 'label'<text:tab/>=&gt; 'beta',<text:tab/>'value'<text:tab/>=&gt; 10 ),</text:p>
      <text:p text:style-name="Code"><text:tab/><text:tab/><text:tab/>array( 'label'<text:tab/>=&gt; 'A',<text:s/><text:tab/>'value'<text:tab/>=&gt; 1 ),</text:p>
      <text:p text:style-name="Code"><text:tab/><text:tab/><text:tab/>array( 'label'<text:tab/>=&gt; 'B',<text:s/><text:tab/>'value'<text:tab/>=&gt; 3 )</text:p>
      <text:p text:style-name="Code"><text:tab/><text:tab/><text:s text:c="4"/>);</text:p>
      <text:p text:style-name="Code"/>
      <text:p text:style-name="Code">foreach ($dataValues as $dataValue) {</text:p>
      <text:soft-page-break/>
      <text:p text:style-name="Code"><text:tab/>$$dataValue['label'] = $dataValue['value'];</text:p>
      <text:p text:style-name="Code">}</text:p>
      <text:p text:style-name="Code">$retVal =<text:s/>call_user_func_array( array('PHPExcel_Calculation_Functions','BETADIST'),<text:s/></text:p>
      <text:p text:style-name="Code"><text:tab/><text:tab/><text:tab/><text:tab/><text:s text:c="3"/>array($x, $alpha, $beta, $A, $B));</text:p>
      <text:p text:style-name="Code">//<text:tab/><text:tab/>$retVal =<text:s/>0.685470581</text:p>
      <text:p text:style-name="Code"/>
      <text:p text:style-name="P2559"/>
      <text:p text:style-name="Code"/>
      <text:p text:style-name="Code">$dataValues = array(<text:tab/>array( 'label'<text:tab/>=&gt; 'x',<text:tab/><text:tab/>'value'<text:tab/>=&gt; 2 ),</text:p>
      <text:p text:style-name="Code"><text:tab/><text:tab/><text:tab/>array( 'label'<text:tab/>=&gt; 'alpha',<text:tab/>'value'<text:tab/>=&gt; 8 ),</text:p>
      <text:p text:style-name="Code"><text:tab/><text:tab/><text:tab/>array( 'label'<text:tab/>=&gt; 'beta',<text:tab/>'value'<text:tab/>=&gt; 10 ),</text:p>
      <text:p text:style-name="Code"><text:tab/><text:tab/><text:tab/>array( 'label'<text:tab/>=&gt; 'A',<text:s/><text:tab/>'value'<text:tab/>=&gt; 1 ),</text:p>
      <text:p text:style-name="Code"><text:tab/><text:tab/><text:tab/>array( 'label'<text:tab/>=&gt; 'B',<text:s/><text:tab/>'value'<text:tab/>=&gt; 3 )</text:p>
      <text:p text:style-name="Code"><text:tab/><text:tab/><text:s text:c="4"/>);</text:p>
      <text:p text:style-name="Code"/>
      <text:p text:style-name="Code">$parameterValues = array();</text:p>
      <text:p text:style-name="Code">foreach ($dataValues as $dataValue) {</text:p>
      <text:p text:style-name="Code"><text:tab/>$parameterValues[] = $dataValue['value'];</text:p>
      <text:p text:style-name="Code">}</text:p>
      <text:p text:style-name="Code">$retVal =<text:s/>call_user_func_array( array('PHPExcel_Calculation_Functions','BETADIST'),</text:p>
      <text:p text:style-name="Code"><text:tab/><text:tab/><text:tab/><text:tab/><text:s text:c="3"/>$parameterValues);</text:p>
      <text:p text:style-name="Code">//<text:tab/><text:tab/>$retVal =<text:s/>0.685470581</text:p>
      <text:p text:style-name="Code"/>
      <text:p text:style-name="P2560"/>
      <text:h text:style-name="P2561" text:outline-level="3"><text:bookmark-start text:name="_Toc330051850"/>BETAINV<text:bookmark-end text:name="_Toc330051850"/></text:h>
      <text:p text:style-name="P2562">BETAINV returns the inverse of the cumulative distribution function for a specified beta distribution. That is, if probability = BETADIST(x,...), then BETAINV(probability,...) = x.</text:p>
      <text:p text:style-name="P2563">The beta distribution can be used in project planning to model probable completion times given an expected completion time and variability.</text:p>
      <text:h text:style-name="P2564" text:outline-level="4">Syntax</text:h>
      <text:p text:style-name="P2565">BETAINV(probability, alpha, beta [, A, B])</text:p>
      <text:h text:style-name="P2566" text:outline-level="4">Parameters</text:h>
      <text:p text:style-name="P2567">probability<text:tab/>is a probability associated with the beta distribution.</text:p>
      <text:p text:style-name="P2568">alpha<text:tab/><text:tab/>is a parameter of the distribution.</text:p>
      <text:p text:style-name="P2569">beta<text:tab/><text:tab/>is a parameter of the distribution.</text:p>
      <text:p text:style-name="P2570">A<text:tab/><text:tab/>is an optional lower bound to the interval of x.</text:p>
      <text:p text:style-name="P2571">B<text:tab/><text:tab/>is an optional upper bound to the interval of x.</text:p>
      <text:h text:style-name="P2572" text:outline-level="4">Validation</text:h>
      <text:h text:style-name="P2573" text:outline-level="4">If any argument is nonnumeric, BETAINV returns the #VALUE! error value.</text:h>
      <text:h text:style-name="P2574" text:outline-level="4">If alpha ≤ 0 or beta ≤ 0, BETAINV<text:s/>returns the #NUM! error value.</text:h>
      <text:h text:style-name="P2575" text:outline-level="4">If probability ≤ 0 or probability &gt; 1, BETAINV<text:s/>returns the #NUM! error value.</text:h>
      <text:h text:style-name="P2576" text:outline-level="4">If you omit values for A and B, BETAINV uses the standard cumulative beta distribution, so that A = 0 and B = 1.</text:h>
      <text:h text:style-name="P2577" text:outline-level="4">Return Value<text:tab/></text:h>
      <text:p text:style-name="P2578">Float</text:p>
      <text:h text:style-name="P2579" text:outline-level="4">Examples</text:h>
      <text:p text:style-name="P2580"/>
      <text:h text:style-name="P2581" text:outline-level="3"><text:bookmark-start text:name="_Toc330051851"/>BINOMDIST<text:bookmark-end text:name="_Toc330051851"/></text:h>
      <text:p text:style-name="P2582"/>
      <text:h text:style-name="P2583" text:outline-level="3"><text:bookmark-start text:name="_Toc330051852"/>CHIDIST<text:bookmark-end text:name="_Toc330051852"/></text:h>
      <text:p text:style-name="P2584"/>
      <text:h text:style-name="P2585" text:outline-level="3"><text:bookmark-start text:name="_Toc330051853"/><text:soft-page-break/>CHIINV<text:bookmark-end text:name="_Toc330051853"/></text:h>
      <text:p text:style-name="P2586"/>
      <text:h text:style-name="P2587" text:outline-level="3"><text:bookmark-start text:name="_Toc330051854"/>CHITEST<text:bookmark-end text:name="_Toc330051854"/></text:h>
      <text:p text:style-name="P2588">This function has not yet been implemented.</text:p>
      <text:h text:style-name="P2589" text:outline-level="3"><text:bookmark-start text:name="_Toc330051855"/>CONFIDENCE<text:bookmark-end text:name="_Toc330051855"/></text:h>
      <text:p text:style-name="P2590"/>
      <text:h text:style-name="P2591" text:outline-level="3"><text:bookmark-start text:name="_Toc330051856"/>CORREL<text:bookmark-end text:name="_Toc330051856"/></text:h>
      <text:p text:style-name="P2592">This function has not yet been implemented.</text:p>
      <text:h text:style-name="P2593" text:outline-level="3"><text:bookmark-start text:name="_Toc330051857"/>COUNT<text:bookmark-end text:name="_Toc330051857"/></text:h>
      <text:p text:style-name="P2594">COUNT<text:s/>returns the total number of integer or floating point arguments passed.</text:p>
      <text:h text:style-name="P2595" text:outline-level="4">Syntax</text:h>
      <text:p text:style-name="P2596">COUNT(n1, n2, ...)</text:p>
      <text:h text:style-name="P2597" text:outline-level="4">Parameters</text:h>
      <text:p text:style-name="P2598"><text:tab/>n…<text:tab/>A series of data values or cell references.</text:p>
      <text:p text:style-name="P2599"/>
      <text:p text:style-name="P2600">Only numeric data values are included in the COUNT calculation. Nulls, strings (including numeric values in a string datatype) and booleans are ignored.</text:p>
      <text:p text:style-name="P2601"/>
      <text:h text:style-name="P2602" text:outline-level="4">Return Value<text:tab/></text:h>
      <text:p text:style-name="P2603">Integer</text:p>
      <text:h text:style-name="P2604" text:outline-level="4">Examples</text:h>
      <text:p text:style-name="P2605"/>
      <text:p text:style-name="Code"/>
      <text:p text:style-name="Code">$i = 1;</text:p>
      <text:p text:style-name="Code">$dataValues = array(11.4, 17.3,<text:s/>'21.3', 25.9,<text:s/>'String',<text:s/>40.1);</text:p>
      <text:p text:style-name="Code">foreach ($dataValues as $dataValue) {</text:p>
      <text:p text:style-name="Code"><text:tab/>$worksheet-&gt;setCellValue('A'.$i++, $dataValue);</text:p>
      <text:p text:style-name="Code">}</text:p>
      <text:p text:style-name="Code">$worksheet-&gt;setCellValue('C1', '=COUNT(A1:A'.--$i.')');</text:p>
      <text:p text:style-name="Code">$retVal =<text:s/>$worksheet-&gt;getCell('C1')-&gt;getCalculatedValue();</text:p>
      <text:p text:style-name="Code">//<text:tab/><text:tab/>$retVal =<text:s/>4</text:p>
      <text:p text:style-name="Code"/>
      <text:p text:style-name="P2606"/>
      <text:p text:style-name="Code"/>
      <text:p text:style-name="Code">$dataValues = array(11.4, 17.3, 21.3,<text:s/>False,<text:s/>25.9, 40.1);</text:p>
      <text:p text:style-name="Code">$retVal = call_user_func_array(array('PHPExcel_Calculation_Functions', 'COUNT'),</text:p>
      <text:p text:style-name="Code"><text:tab/><text:tab/><text:tab/><text:tab/><text:s text:c="5"/>$dataValues);</text:p>
      <text:p text:style-name="Code">//<text:tab/><text:tab/>$retVal =<text:s/>5</text:p>
      <text:p text:style-name="Code"/>
      <text:p text:style-name="P2607"/>
      <text:h text:style-name="P2608" text:outline-level="3"><text:bookmark-start text:name="_Toc330051858"/>COUNTA<text:bookmark-end text:name="_Toc330051858"/></text:h>
      <text:p text:style-name="P2609"/>
      <text:h text:style-name="P2610" text:outline-level="3"><text:bookmark-start text:name="_Toc330051859"/>COUNTBLANK<text:bookmark-end text:name="_Toc330051859"/></text:h>
      <text:p text:style-name="P2611"/>
      <text:h text:style-name="P2612" text:outline-level="3"><text:bookmark-start text:name="_Toc330051860"/>COUNTIF<text:bookmark-end text:name="_Toc330051860"/></text:h>
      <text:p text:style-name="P2613">This function has not yet been implemented.</text:p>
      <text:h text:style-name="P2614" text:outline-level="3"><text:bookmark-start text:name="_Toc330051861"/><text:soft-page-break/>COUNTIFS<text:bookmark-end text:name="_Toc330051861"/></text:h>
      <text:p text:style-name="P2615">This function has not yet been implemented.</text:p>
      <text:h text:style-name="P2616" text:outline-level="3"><text:bookmark-start text:name="_Toc330051862"/>COVAR<text:bookmark-end text:name="_Toc330051862"/></text:h>
      <text:p text:style-name="P2617">This function has not yet been implemented.</text:p>
      <text:h text:style-name="P2618" text:outline-level="3"><text:bookmark-start text:name="_Toc330051863"/>CRITBINOM<text:bookmark-end text:name="_Toc330051863"/></text:h>
      <text:p text:style-name="P2619"/>
      <text:h text:style-name="P2620" text:outline-level="3"><text:bookmark-start text:name="_Toc330051864"/>DEVSQ<text:bookmark-end text:name="_Toc330051864"/></text:h>
      <text:p text:style-name="P2621"/>
      <text:h text:style-name="P2622" text:outline-level="3"><text:bookmark-start text:name="_Toc330051865"/>EXPONDIST<text:bookmark-end text:name="_Toc330051865"/></text:h>
      <text:p text:style-name="P2623"/>
      <text:h text:style-name="P2624" text:outline-level="3"><text:bookmark-start text:name="_Toc330051866"/>FDIST<text:bookmark-end text:name="_Toc330051866"/></text:h>
      <text:p text:style-name="P2625">This function has not yet been implemented.</text:p>
      <text:h text:style-name="P2626" text:outline-level="3"><text:bookmark-start text:name="_Toc330051867"/>FINV<text:bookmark-end text:name="_Toc330051867"/></text:h>
      <text:p text:style-name="P2627">This function has not yet been implemented.</text:p>
      <text:h text:style-name="P2628" text:outline-level="3"><text:bookmark-start text:name="_Toc330051868"/>FISHER<text:bookmark-end text:name="_Toc330051868"/></text:h>
      <text:p text:style-name="P2629"/>
      <text:h text:style-name="P2630" text:outline-level="3"><text:bookmark-start text:name="_Toc330051869"/>FISHERINV<text:bookmark-end text:name="_Toc330051869"/></text:h>
      <text:p text:style-name="P2631"/>
      <text:h text:style-name="P2632" text:outline-level="3"><text:bookmark-start text:name="_Toc330051870"/>FORECAST<text:bookmark-end text:name="_Toc330051870"/></text:h>
      <text:p text:style-name="P2633">This function has not yet been implemented.</text:p>
      <text:h text:style-name="P2634" text:outline-level="3"><text:bookmark-start text:name="_Toc330051871"/>FREQUENCY<text:bookmark-end text:name="_Toc330051871"/></text:h>
      <text:p text:style-name="P2635">This function has not yet been implemented.</text:p>
      <text:h text:style-name="P2636" text:outline-level="3"><text:bookmark-start text:name="_Toc330051872"/>FTEST<text:bookmark-end text:name="_Toc330051872"/></text:h>
      <text:p text:style-name="P2637">This function has not yet been implemented.</text:p>
      <text:h text:style-name="P2638" text:outline-level="3"><text:bookmark-start text:name="_Toc330051873"/>GAMMADIST<text:bookmark-end text:name="_Toc330051873"/></text:h>
      <text:p text:style-name="P2639"/>
      <text:h text:style-name="P2640" text:outline-level="3"><text:bookmark-start text:name="_Toc330051874"/>GAMMAINV<text:bookmark-end text:name="_Toc330051874"/></text:h>
      <text:p text:style-name="P2641"/>
      <text:h text:style-name="P2642" text:outline-level="3"><text:bookmark-start text:name="_Toc330051875"/>GAMMALN<text:bookmark-end text:name="_Toc330051875"/></text:h>
      <text:p text:style-name="P2643"/>
      <text:h text:style-name="P2644" text:outline-level="3"><text:bookmark-start text:name="_Toc330051876"/>GEOMEAN<text:bookmark-end text:name="_Toc330051876"/></text:h>
      <text:p text:style-name="P2645"/>
      <text:h text:style-name="P2646" text:outline-level="3"><text:bookmark-start text:name="_Toc330051877"/>GROWTH<text:bookmark-end text:name="_Toc330051877"/></text:h>
      <text:p text:style-name="P2647">This function has not yet been implemented.</text:p>
      <text:h text:style-name="P2648" text:outline-level="3"><text:bookmark-start text:name="_Toc330051878"/><text:soft-page-break/>HARMEAN<text:bookmark-end text:name="_Toc330051878"/></text:h>
      <text:p text:style-name="P2649"/>
      <text:h text:style-name="P2650" text:outline-level="3"><text:bookmark-start text:name="_Toc330051879"/>HYPGEOMDIST<text:bookmark-end text:name="_Toc330051879"/></text:h>
      <text:p text:style-name="P2651"/>
      <text:h text:style-name="P2652" text:outline-level="3"><text:bookmark-start text:name="_Toc330051880"/>INTERCEPT<text:bookmark-end text:name="_Toc330051880"/></text:h>
      <text:p text:style-name="P2653">This function has not yet been implemented.</text:p>
      <text:h text:style-name="P2654" text:outline-level="3"><text:bookmark-start text:name="_Toc330051881"/>KURT<text:bookmark-end text:name="_Toc330051881"/></text:h>
      <text:p text:style-name="P2655"/>
      <text:h text:style-name="P2656" text:outline-level="3"><text:bookmark-start text:name="_Toc330051882"/>LARGE<text:bookmark-end text:name="_Toc330051882"/></text:h>
      <text:p text:style-name="P2657"/>
      <text:h text:style-name="P2658" text:outline-level="3"><text:bookmark-start text:name="_Toc330051883"/>LINEST<text:bookmark-end text:name="_Toc330051883"/></text:h>
      <text:p text:style-name="P2659">This function has not yet been implemented.</text:p>
      <text:h text:style-name="P2660" text:outline-level="3"><text:bookmark-start text:name="_Toc330051884"/>LOGEST<text:bookmark-end text:name="_Toc330051884"/></text:h>
      <text:p text:style-name="P2661">This function has not yet been implemented.</text:p>
      <text:h text:style-name="P2662" text:outline-level="3"><text:bookmark-start text:name="_Toc330051885"/>LOGINV<text:bookmark-end text:name="_Toc330051885"/></text:h>
      <text:p text:style-name="P2663"/>
      <text:h text:style-name="P2664" text:outline-level="3"><text:bookmark-start text:name="_Toc330051886"/>LOGNORMDIST<text:bookmark-end text:name="_Toc330051886"/></text:h>
      <text:p text:style-name="P2665"/>
      <text:h text:style-name="P2666" text:outline-level="3"><text:bookmark-start text:name="_Toc330051887"/>MAX<text:bookmark-end text:name="_Toc330051887"/></text:h>
      <text:p text:style-name="P2667"/>
      <text:h text:style-name="P2668" text:outline-level="3"><text:bookmark-start text:name="_Toc330051888"/>MAXA<text:bookmark-end text:name="_Toc330051888"/></text:h>
      <text:p text:style-name="P2669"/>
      <text:h text:style-name="P2670" text:outline-level="3"><text:bookmark-start text:name="_Toc330051889"/>MEDIAN<text:bookmark-end text:name="_Toc330051889"/></text:h>
      <text:p text:style-name="P2671"/>
      <text:h text:style-name="P2672" text:outline-level="3"><text:bookmark-start text:name="_Toc330051890"/>MIN<text:bookmark-end text:name="_Toc330051890"/></text:h>
      <text:p text:style-name="P2673"/>
      <text:h text:style-name="P2674" text:outline-level="3"><text:bookmark-start text:name="_Toc330051891"/>MINA<text:bookmark-end text:name="_Toc330051891"/></text:h>
      <text:p text:style-name="P2675"/>
      <text:h text:style-name="P2676" text:outline-level="3"><text:bookmark-start text:name="_Toc330051892"/>MODE<text:bookmark-end text:name="_Toc330051892"/></text:h>
      <text:p text:style-name="P2677"/>
      <text:h text:style-name="P2678" text:outline-level="3"><text:bookmark-start text:name="_Toc330051893"/>NEGBINOMDIST<text:bookmark-end text:name="_Toc330051893"/></text:h>
      <text:p text:style-name="P2679"/>
      <text:h text:style-name="P2680" text:outline-level="3"><text:bookmark-start text:name="_Toc330051894"/>NORMDIST<text:bookmark-end text:name="_Toc330051894"/></text:h>
      <text:p text:style-name="P2681"/>
      <text:h text:style-name="P2682" text:outline-level="3"><text:bookmark-start text:name="_Toc330051895"/><text:soft-page-break/>NORMINV<text:bookmark-end text:name="_Toc330051895"/></text:h>
      <text:p text:style-name="P2683"/>
      <text:h text:style-name="P2684" text:outline-level="3"><text:bookmark-start text:name="_Toc330051896"/>NORMSDIST<text:bookmark-end text:name="_Toc330051896"/></text:h>
      <text:p text:style-name="P2685"/>
      <text:h text:style-name="P2686" text:outline-level="3"><text:bookmark-start text:name="_Toc330051897"/>NORMSINV<text:bookmark-end text:name="_Toc330051897"/></text:h>
      <text:p text:style-name="P2687"/>
      <text:h text:style-name="P2688" text:outline-level="3"><text:bookmark-start text:name="_Toc330051898"/>PEARSON<text:bookmark-end text:name="_Toc330051898"/></text:h>
      <text:p text:style-name="P2689">This function has not yet been implemented.</text:p>
      <text:h text:style-name="P2690" text:outline-level="3"><text:bookmark-start text:name="_Toc330051899"/>PERCENTILE<text:bookmark-end text:name="_Toc330051899"/></text:h>
      <text:p text:style-name="P2691"/>
      <text:h text:style-name="P2692" text:outline-level="3"><text:bookmark-start text:name="_Toc330051900"/>PERCENTRANK<text:bookmark-end text:name="_Toc330051900"/></text:h>
      <text:p text:style-name="P2693">This function has not yet been implemented.</text:p>
      <text:h text:style-name="P2694" text:outline-level="3"><text:bookmark-start text:name="_Toc330051901"/>PERMUT<text:bookmark-end text:name="_Toc330051901"/></text:h>
      <text:p text:style-name="P2695"/>
      <text:h text:style-name="P2696" text:outline-level="3"><text:bookmark-start text:name="_Toc330051902"/>POISSON<text:bookmark-end text:name="_Toc330051902"/></text:h>
      <text:p text:style-name="P2697"/>
      <text:h text:style-name="P2698" text:outline-level="3"><text:bookmark-start text:name="_Toc330051903"/>PROB<text:bookmark-end text:name="_Toc330051903"/></text:h>
      <text:p text:style-name="P2699">This function has not yet been implemented.</text:p>
      <text:h text:style-name="P2700" text:outline-level="3"><text:bookmark-start text:name="_Toc330051904"/>QUARTILE<text:bookmark-end text:name="_Toc330051904"/></text:h>
      <text:p text:style-name="P2701"/>
      <text:h text:style-name="P2702" text:outline-level="3"><text:bookmark-start text:name="_Toc330051905"/>RANK<text:bookmark-end text:name="_Toc330051905"/></text:h>
      <text:p text:style-name="P2703">This function has not yet been implemented.</text:p>
      <text:h text:style-name="P2704" text:outline-level="3"><text:bookmark-start text:name="_Toc330051906"/>RSQ<text:bookmark-end text:name="_Toc330051906"/></text:h>
      <text:p text:style-name="P2705">This function has not yet been implemented.</text:p>
      <text:h text:style-name="P2706" text:outline-level="3"><text:bookmark-start text:name="_Toc330051907"/>SKEW<text:bookmark-end text:name="_Toc330051907"/></text:h>
      <text:p text:style-name="P2707"/>
      <text:h text:style-name="P2708" text:outline-level="3"><text:bookmark-start text:name="_Toc330051908"/>SLOPE<text:bookmark-end text:name="_Toc330051908"/></text:h>
      <text:p text:style-name="P2709">This function has not yet been implemented.</text:p>
      <text:h text:style-name="P2710" text:outline-level="3"><text:bookmark-start text:name="_Toc330051909"/>SMALL<text:bookmark-end text:name="_Toc330051909"/></text:h>
      <text:p text:style-name="P2711"/>
      <text:h text:style-name="P2712" text:outline-level="3"><text:bookmark-start text:name="_Toc330051910"/>STANDARDIZE<text:bookmark-end text:name="_Toc330051910"/></text:h>
      <text:p text:style-name="P2713"/>
      <text:h text:style-name="P2714" text:outline-level="3"><text:bookmark-start text:name="_Toc330051911"/>STDEV<text:bookmark-end text:name="_Toc330051911"/></text:h>
      <text:p text:style-name="P2715"/>
      <text:h text:style-name="P2716" text:outline-level="3"><text:bookmark-start text:name="_Toc330051912"/><text:soft-page-break/>STDEVA<text:bookmark-end text:name="_Toc330051912"/></text:h>
      <text:p text:style-name="P2717"/>
      <text:h text:style-name="P2718" text:outline-level="3"><text:bookmark-start text:name="_Toc330051913"/>STDEVP<text:bookmark-end text:name="_Toc330051913"/></text:h>
      <text:p text:style-name="P2719"/>
      <text:h text:style-name="P2720" text:outline-level="3"><text:bookmark-start text:name="_Toc330051914"/>STDEVPA<text:bookmark-end text:name="_Toc330051914"/></text:h>
      <text:p text:style-name="P2721"/>
      <text:h text:style-name="P2722" text:outline-level="3"><text:bookmark-start text:name="_Toc330051915"/>STEYX<text:bookmark-end text:name="_Toc330051915"/></text:h>
      <text:p text:style-name="P2723">This function has not yet been implemented.</text:p>
      <text:h text:style-name="P2724" text:outline-level="3"><text:bookmark-start text:name="_Toc330051916"/>TDIST<text:bookmark-end text:name="_Toc330051916"/></text:h>
      <text:p text:style-name="P2725"/>
      <text:h text:style-name="P2726" text:outline-level="3"><text:bookmark-start text:name="_Toc330051917"/>TINV<text:bookmark-end text:name="_Toc330051917"/></text:h>
      <text:p text:style-name="P2727"/>
      <text:h text:style-name="P2728" text:outline-level="3"><text:bookmark-start text:name="_Toc330051918"/>TREND<text:bookmark-end text:name="_Toc330051918"/></text:h>
      <text:p text:style-name="P2729">This function has not yet been implemented.</text:p>
      <text:h text:style-name="P2730" text:outline-level="3"><text:bookmark-start text:name="_Toc330051919"/>TRIMMEAN<text:bookmark-end text:name="_Toc330051919"/></text:h>
      <text:p text:style-name="P2731"/>
      <text:h text:style-name="P2732" text:outline-level="3"><text:bookmark-start text:name="_Toc330051920"/>TTEST<text:bookmark-end text:name="_Toc330051920"/></text:h>
      <text:p text:style-name="P2733">This function has not yet been implemented.</text:p>
      <text:h text:style-name="P2734" text:outline-level="3"><text:bookmark-start text:name="_Toc330051921"/>VAR<text:bookmark-end text:name="_Toc330051921"/></text:h>
      <text:p text:style-name="P2735"/>
      <text:h text:style-name="P2736" text:outline-level="3"><text:bookmark-start text:name="_Toc330051922"/>VARA<text:bookmark-end text:name="_Toc330051922"/></text:h>
      <text:p text:style-name="P2737"/>
      <text:h text:style-name="P2738" text:outline-level="3"><text:bookmark-start text:name="_Toc330051923"/>VARP<text:bookmark-end text:name="_Toc330051923"/></text:h>
      <text:p text:style-name="P2739"/>
      <text:h text:style-name="P2740" text:outline-level="3"><text:bookmark-start text:name="_Toc330051924"/>VARPA<text:bookmark-end text:name="_Toc330051924"/></text:h>
      <text:p text:style-name="P2741"/>
      <text:h text:style-name="P2742" text:outline-level="3"><text:bookmark-start text:name="_Toc330051925"/>WEIBULL<text:bookmark-end text:name="_Toc330051925"/></text:h>
      <text:p text:style-name="P2743"/>
      <text:h text:style-name="P2744" text:outline-level="3"><text:bookmark-start text:name="_Toc330051926"/>ZTEST<text:bookmark-end text:name="_Toc330051926"/></text:h>
      <text:p text:style-name="P2745">This function has not yet been implemented.</text:p>
      <text:h text:style-name="P2746" text:outline-level="2"><text:bookmark-start text:name="_Toc330051927"/><text:soft-page-break/>Text and Data Functions<text:bookmark-end text:name="_Toc330051927"/></text:h>
      <text:p text:style-name="P2747"/>
      <text:h text:style-name="P2748" text:outline-level="3"><text:bookmark-start text:name="_Toc330051928"/>ASC<text:bookmark-end text:name="_Toc330051928"/></text:h>
      <text:p text:style-name="P2749">This function has not yet been implemented.</text:p>
      <text:h text:style-name="P2750" text:outline-level="3"><text:bookmark-start text:name="_Toc330051929"/>BAHTTEXT<text:bookmark-end text:name="_Toc330051929"/></text:h>
      <text:p text:style-name="P2751">This function has not yet been implemented.</text:p>
      <text:h text:style-name="P2752" text:outline-level="3"><text:bookmark-start text:name="_Toc330051930"/>CHAR<text:bookmark-end text:name="_Toc330051930"/></text:h>
      <text:p text:style-name="P2753"/>
      <text:h text:style-name="P2754" text:outline-level="3"><text:bookmark-start text:name="_Toc330051931"/>CLEAN<text:bookmark-end text:name="_Toc330051931"/></text:h>
      <text:p text:style-name="P2755"/>
      <text:h text:style-name="P2756" text:outline-level="3"><text:bookmark-start text:name="_Toc330051932"/>CODE<text:bookmark-end text:name="_Toc330051932"/></text:h>
      <text:p text:style-name="P2757"/>
      <text:h text:style-name="P2758" text:outline-level="3"><text:bookmark-start text:name="_Toc330051933"/>CONCATENATE<text:bookmark-end text:name="_Toc330051933"/></text:h>
      <text:p text:style-name="P2759"/>
      <text:h text:style-name="P2760" text:outline-level="3"><text:bookmark-start text:name="_Toc330051934"/>DOLLAR<text:bookmark-end text:name="_Toc330051934"/></text:h>
      <text:p text:style-name="P2761">This function has not yet been implemented.</text:p>
      <text:h text:style-name="P2762" text:outline-level="3"><text:bookmark-start text:name="_Toc330051935"/>EXACT<text:bookmark-end text:name="_Toc330051935"/></text:h>
      <text:p text:style-name="P2763">This function has not yet been implemented.</text:p>
      <text:h text:style-name="P2764" text:outline-level="3"><text:bookmark-start text:name="_Toc330051936"/>FIND<text:bookmark-end text:name="_Toc330051936"/></text:h>
      <text:p text:style-name="P2765"/>
      <text:h text:style-name="P2766" text:outline-level="3"><text:bookmark-start text:name="_Toc330051937"/>FINDB<text:bookmark-end text:name="_Toc330051937"/></text:h>
      <text:p text:style-name="P2767">This function has not yet been implemented.</text:p>
      <text:h text:style-name="P2768" text:outline-level="3"><text:bookmark-start text:name="_Toc330051938"/>FIXED<text:bookmark-end text:name="_Toc330051938"/></text:h>
      <text:p text:style-name="P2769">This function has not yet been implemented.</text:p>
      <text:h text:style-name="P2770" text:outline-level="3"><text:bookmark-start text:name="_Toc330051939"/>JIS<text:bookmark-end text:name="_Toc330051939"/></text:h>
      <text:p text:style-name="P2771">This function has not yet been implemented.</text:p>
      <text:h text:style-name="P2772" text:outline-level="3"><text:bookmark-start text:name="_Toc330051940"/>LEFT<text:bookmark-end text:name="_Toc330051940"/></text:h>
      <text:p text:style-name="P2773"/>
      <text:h text:style-name="P2774" text:outline-level="3"><text:bookmark-start text:name="_Toc330051941"/>LEFTB<text:bookmark-end text:name="_Toc330051941"/></text:h>
      <text:p text:style-name="P2775">This function has not yet been implemented.</text:p>
      <text:h text:style-name="P2776" text:outline-level="3"><text:bookmark-start text:name="_Toc330051942"/>LEN<text:bookmark-end text:name="_Toc330051942"/></text:h>
      <text:p text:style-name="P2777"/>
      <text:h text:style-name="P2778" text:outline-level="3"><text:bookmark-start text:name="_Toc330051943"/><text:soft-page-break/>LENB<text:bookmark-end text:name="_Toc330051943"/></text:h>
      <text:p text:style-name="P2779">This function has not yet been implemented.</text:p>
      <text:h text:style-name="P2780" text:outline-level="3"><text:bookmark-start text:name="_Toc330051944"/>LOWER<text:bookmark-end text:name="_Toc330051944"/></text:h>
      <text:p text:style-name="P2781"/>
      <text:h text:style-name="P2782" text:outline-level="3"><text:bookmark-start text:name="_Toc330051945"/>MID<text:bookmark-end text:name="_Toc330051945"/></text:h>
      <text:p text:style-name="P2783"/>
      <text:h text:style-name="P2784" text:outline-level="3"><text:bookmark-start text:name="_Toc330051946"/>MIDB<text:bookmark-end text:name="_Toc330051946"/></text:h>
      <text:p text:style-name="P2785">This function has not yet been implemented.</text:p>
      <text:h text:style-name="P2786" text:outline-level="3"><text:bookmark-start text:name="_Toc330051947"/>PHONETIC<text:bookmark-end text:name="_Toc330051947"/></text:h>
      <text:p text:style-name="P2787">This function has not yet been implemented.</text:p>
      <text:h text:style-name="P2788" text:outline-level="3"><text:bookmark-start text:name="_Toc330051948"/>PROPER<text:bookmark-end text:name="_Toc330051948"/></text:h>
      <text:p text:style-name="P2789"/>
      <text:h text:style-name="P2790" text:outline-level="3"><text:bookmark-start text:name="_Toc330051949"/>REPLACE<text:bookmark-end text:name="_Toc330051949"/></text:h>
      <text:p text:style-name="P2791">This function has not yet been implemented.</text:p>
      <text:h text:style-name="P2792" text:outline-level="3"><text:bookmark-start text:name="_Toc330051950"/>REPLACEB<text:bookmark-end text:name="_Toc330051950"/></text:h>
      <text:p text:style-name="P2793">This function has not yet been implemented.</text:p>
      <text:h text:style-name="P2794" text:outline-level="3"><text:bookmark-start text:name="_Toc330051951"/>REPT<text:bookmark-end text:name="_Toc330051951"/></text:h>
      <text:p text:style-name="P2795"/>
      <text:h text:style-name="P2796" text:outline-level="3"><text:bookmark-start text:name="_Toc330051952"/>RIGHT<text:bookmark-end text:name="_Toc330051952"/></text:h>
      <text:p text:style-name="P2797"/>
      <text:h text:style-name="P2798" text:outline-level="3"><text:bookmark-start text:name="_Toc330051953"/>RIGHTB<text:bookmark-end text:name="_Toc330051953"/></text:h>
      <text:p text:style-name="P2799">This function has not yet been implemented.</text:p>
      <text:h text:style-name="P2800" text:outline-level="3"><text:bookmark-start text:name="_Toc330051954"/>SEARCH<text:bookmark-end text:name="_Toc330051954"/></text:h>
      <text:p text:style-name="P2801"/>
      <text:h text:style-name="P2802" text:outline-level="3"><text:bookmark-start text:name="_Toc330051955"/>SEARCHB<text:bookmark-end text:name="_Toc330051955"/></text:h>
      <text:p text:style-name="P2803">This function has not yet been implemented.</text:p>
      <text:h text:style-name="P2804" text:outline-level="3"><text:bookmark-start text:name="_Toc330051956"/>SUBSTITUTE<text:bookmark-end text:name="_Toc330051956"/></text:h>
      <text:p text:style-name="P2805">This function has not yet been implemented.</text:p>
      <text:h text:style-name="P2806" text:outline-level="3"><text:bookmark-start text:name="_Toc330051957"/>T<text:bookmark-end text:name="_Toc330051957"/></text:h>
      <text:p text:style-name="P2807"/>
      <text:h text:style-name="P2808" text:outline-level="3"><text:bookmark-start text:name="_Toc330051958"/>TEXT<text:bookmark-end text:name="_Toc330051958"/></text:h>
      <text:p text:style-name="P2809">This function has not yet been implemented.</text:p>
      <text:h text:style-name="P2810" text:outline-level="3"><text:bookmark-start text:name="_Toc330051959"/>TRIM<text:bookmark-end text:name="_Toc330051959"/></text:h>
      <text:p text:style-name="P2811"/>
      <text:h text:style-name="P2812" text:outline-level="3"><text:bookmark-start text:name="_Toc330051960"/><text:soft-page-break/>UPPER<text:bookmark-end text:name="_Toc330051960"/></text:h>
      <text:p text:style-name="P2813"/>
      <text:h text:style-name="P2814" text:outline-level="3"><text:bookmark-start text:name="_Toc330051961"/>VALUE<text:bookmark-end text:name="_Toc330051961"/></text:h>
      <text:p text:style-name="P2815">This function has not yet been implemented.</text:p>
      <text:p text:style-name="P2816"/>
      <text:p text:style-name="P2817"/>
      <text:h text:style-name="P2818" text:outline-level="1"><text:bookmark-start text:name="_Toc330051962"/><text:soft-page-break/>Credits<text:bookmark-end text:name="_Toc330051962"/></text:h>
      <text:p text:style-name="Normal"><text:span text:style-name="T2819">Please refer<text:s/></text:span><text:span text:style-name="T2820">to<text:s/></text:span><text:span text:style-name="T2821">the internet page<text:s/></text:span><text:a xlink:href="http://www.codeplex.com/PHPExcel/Wiki/View.aspx?title=Credits&amp;referringTitle=Home" office:target-frame-name="_top" xlink:show="replace"><text:span text:style-name="T2822">http://www.codeplex.com/PHPExcel/Wiki/View.aspx?title=Credits&amp;referringTitle=Home</text:span></text:a><text:span text:style-name="T2823"><text:s/>for up-to-date credits.</text:span></text:p>
      <text:p text:style-name="P28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416in" fo:margin-left="0.2479in" fo:text-indent="-0.2479in">
        <style:tab-stops>
          <style:tab-stop style:type="left" style:position="0.25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break-before="page" fo:text-align="start" fo:margin-top="0.1666in" fo:margin-bottom="0.0416in" fo:margin-left="0in" fo:text-indent="0in">
        <style:tab-stops>
          <style:tab-stop style:type="left" style:position="0.7479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text-align="start" fo:margin-top="0.1666in" fo:margin-bottom="0.0416in" fo:margin-left="0in" fo:text-indent="0in">
        <style:tab-stops>
          <style:tab-stop style:type="left" style:position="0.8187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start" fo:margin-top="0.1666in" fo:margin-bottom="0.0416in"/>
      <style:text-properties style:font-name="Arial" fo:font-weight="bold" style:font-weight-asian="bold" style:font-weight-complex="bold" fo:font-size="11pt" style:font-size-asian="11pt" style:font-size-complex="14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Normal" style:display-name="Normal" style:family="paragraph">
      <style:paragraph-properties fo:text-align="justify"/>
      <style:text-properties style:font-name="Trebuchet MS" style:font-size-complex="12pt" fo:language="nl" fo:country="NL" style:language-asian="nl" style:country-asian="NL" fo:hyphenate="false"/>
    </style:style>
    <style:style style:name="DefaultParagraphFont" style:display-name="Default Paragraph Font" style:family="text"/>
    <style:style style:name="DocumentTitle" style:display-name="DocumentTitle" style:family="paragraph" style:parent-style-name="Heading1" style:next-style-name="Normal" style:default-outline-level="1">
      <style:paragraph-properties fo:break-before="auto" fo:text-align="end"/>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ClassDiagram" style:display-name="ClassDiagram" style:family="paragraph" style:parent-style-name="Normal" style:next-style-name="Normal">
      <style:paragraph-properties fo:border="0.0069in dotted #000000" fo:padding-top="0.0138in" fo:padding-left="0.0555in" fo:padding-bottom="0.0138in" fo:padding-right="0.0555in" style:shadow="none" fo:text-align="center"/>
      <style:text-properties fo:language="en" fo:country="GB" fo:hyphenate="false"/>
    </style:style>
    <style:style style:name="TOC3" style:display-name="TOC 3" style:family="paragraph" style:parent-style-name="Normal" style:next-style-name="Normal" style:auto-update="true">
      <style:paragraph-properties fo:margin-left="0.2777in">
        <style:tab-stops>
          <style:tab-stop style:type="left" style:position="0.5555in"/>
          <style:tab-stop style:type="right" style:leader-style="dotted" style:leader-text="." style:position="6.0152in"/>
        </style:tab-stops>
      </style:paragraph-properties>
      <style:text-properties fo:hyphenate="false"/>
    </style:style>
    <style:style style:name="Code" style:display-name="Code" style:family="paragraph" style:parent-style-name="ClassDiagram" style:next-style-name="Normal">
      <style:paragraph-properties fo:text-align="start" fo:background-color="#F3F3F3"/>
      <style:text-properties style:font-name="Courier New" fo:font-weight="bold" style:font-weight-asian="bold" fo:color="#333333" fo:font-size="8pt" style:font-size-asian="8pt" fo:hyphenate="false"/>
    </style:style>
    <style:style style:name="WatchOut" style:display-name="WatchOut" style:family="paragraph" style:parent-style-name="Code" style:next-style-name="Normal" style:list-style-name="LFO13">
      <style:paragraph-properties fo:border="0.0069in solid #000000" fo:padding-top="0.0138in" fo:padding-left="0.0555in" fo:padding-bottom="0.0138in" fo:padding-right="0.0555in" style:shadow="none" fo:background-color="#FFFFCC"/>
      <style:text-properties style:font-name="Trebuchet M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OpmaakprofielConsolas" style:display-name="Opmaakprofiel Consolas" style:family="text">
      <style:text-properties style:font-name="Courier New" fo:font-size="9pt" style:font-size-asian="9pt"/>
    </style:style>
    <style:style style:name="OpmaakprofielConsolasVet" style:display-name="Opmaakprofiel Consolas Vet" style:family="text">
      <style:text-properties style:font-name="Courier New" fo:font-weight="bold" style:font-weight-asian="bold" style:font-weight-complex="bold" fo:font-size="9pt" style:font-size-asian="9pt"/>
    </style:style>
    <style:style style:name="Heading1-Appendix" style:display-name="Heading 1 - Appendix" style:family="paragraph" style:parent-style-name="Heading1" style:next-style-name="Normal" style:list-style-name="LFO30" style:default-outline-level="1">
      <style:paragraph-properties fo:margin-left="0.2479in" fo:text-indent="-0.2479in">
        <style:tab-stops/>
      </style:paragraph-properties>
      <style:text-properties fo:language="en" fo:country="GB"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fo:color="#C00000" style:text-position="super 65%"/>
    </style:style>
    <style:style style:name="Heading4a" style:display-name="Heading 4a" style:family="paragraph" style:parent-style-name="Heading4" style:default-outline-level="4">
      <style:paragraph-properties fo:margin-top="0.3333in" fo:margin-bottom="0.1666in"/>
      <style:text-properties fo:language="en"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Times New Roman" fo:font-size="12pt" style:font-size-asian="12pt" fo:language="en" fo:country="US" style:language-asian="en" style:country-asian="US"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Times New Roman" fo:font-size="12pt" style:font-size-asian="12pt" fo:language="en" fo:country="US" style:language-asian="en" style:country-asian="US"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Times New Roman" fo:font-size="12pt" style:font-size-asian="12pt" fo:language="en" fo:country="US" style:language-asian="en" style:country-asian="US"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Times New Roman" fo:font-size="12pt" style:font-size-asian="12pt" fo:language="en" fo:country="US" style:language-asian="en" style:country-asian="US"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Times New Roman" fo:font-size="12pt" style:font-size-asian="12pt" fo:language="en" fo:country="US" style:language-asian="en" style:country-asian="US"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Times New Roman" fo:font-size="12pt" style:font-size-asian="12pt" fo:language="en" fo:country="US" style:language-asian="en" style:country-asian="US" fo:hyphenate="false"/>
    </style:style>
    <style:style style:name="Heading4b" style:display-name="Heading 4b" style:family="paragraph" style:parent-style-name="Heading4" style:default-outline-level="4">
      <style:paragraph-properties fo:margin-bottom="0.1666in"/>
      <style:text-properties fo:language="en" fo:hyphenate="false"/>
    </style:style>
    <style:style style:name="Params" style:display-name="Params" style:family="paragraph" style:parent-style-name="Normal" style:next-style-name="ParamDetails">
      <style:paragraph-properties fo:keep-with-next="always" fo:margin-left="0.4923in">
        <style:tab-stops/>
      </style:paragraph-properties>
      <style:text-properties fo:font-weight="bold" style:font-weight-asian="bold" fo:language="en" fo:hyphenate="false"/>
    </style:style>
    <style:style style:name="ParamDetails" style:display-name="ParamDetails" style:family="paragraph" style:parent-style-name="Normal">
      <style:paragraph-properties fo:margin-left="1.475in">
        <style:tab-stops/>
      </style:paragraph-properties>
      <style:text-properties fo:language="en" fo:hyphenate="false"/>
    </style:style>
    <style:style style:name="Syntax" style:display-name="Syntax" style:family="paragraph" style:parent-style-name="Normal">
      <style:paragraph-properties fo:margin-left="0.4916in">
        <style:tab-stops/>
      </style:paragraph-properties>
      <style:text-properties fo:language="en"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rebuchet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rebuchet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rebuchet MS" fo:font-weight="bold" style:font-weight-asian="bold" fo:font-style="normal" style:font-style-asian="normal" fo:color="#333399"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rebuchet MS" fo:font-weight="bold" style:font-weight-asian="bold" fo:font-style="normal" style:font-style-asian="normal" fo:color="#333399"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rebuchet MS" fo:font-weight="bold" style:font-weight-asian="bold" fo:font-style="normal" style:font-style-asian="normal" fo:color="#333399"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ebdings" fo:font-weight="bold" style:font-weight-asian="bold" fo:font-style="normal" style:font-style-asian="normal" fo:color="#000000"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ebdings" fo:font-weight="normal" style:font-weight-asian="normal" fo:font-style="normal" style:font-style-asian="normal" fo:color="#000000" fo:font-size="22pt" style:font-size-asian="2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ebdings" fo:font-weight="normal" style:font-weight-asian="normal" fo:font-style="normal" style:font-style-asian="normal" fo:color="#000000" fo:font-size="22pt" style:font-size-asian="2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ebdings" fo:font-weight="normal" style:font-weight-asian="normal" fo:font-style="normal" style:font-style-asian="normal" fo:color="#000000" fo:font-size="22pt" style:font-size-asian="2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ebdings" fo:font-weight="normal" style:font-weight-asian="normal" fo:font-style="normal" style:font-style-asian="normal" fo:color="#000000" fo:font-size="22pt" style:font-size-asian="2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9LVL1" style:family="text">
      <style:text-properties style:font-name="Trebuchet M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30">
      <text:list-level-style-number text:level="1" style:num-prefix="Append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a2"/>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P4" style:parent-style-name="Footer" style:family="paragraph">
      <style:paragraph-properties fo:margin-right="0.25in"/>
    </style:style>
    <style:style style:name="F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ableColumn9" style:family="table-column">
      <style:table-column-properties style:column-width="0.95in"/>
    </style:style>
    <style:style style:name="TableColumn10" style:family="table-column">
      <style:table-column-properties style:column-width="5.4472in"/>
    </style:style>
    <style:style style:name="Table8" style:family="table">
      <style:table-properties style:width="6.3972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style:style>
    <style:style style:name="TableCell14" style:family="table-cell">
      <style:table-cell-properties fo:border="none" style:writing-mode="lr-tb" fo:padding-top="0in" fo:padding-left="0.075in" fo:padding-bottom="0in" fo:padding-right="0.075in"/>
    </style:style>
    <style:style style:name="P15" style:parent-style-name="Footer" style:family="paragraph">
      <style:paragraph-properties>
        <style:tab-stops>
          <style:tab-stop style:type="center" style:position="1in"/>
          <style:tab-stop style:type="right" style:position="6.3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ooter" style:family="paragraph">
      <style:paragraph-properties>
        <style:tab-stops>
          <style:tab-stop style:type="center" style:position="1in"/>
          <style:tab-stop style:type="right" style:position="6.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26" style:family="table-cell">
      <style:table-cell-properties fo:border="none" style:writing-mode="lr-tb" fo:padding-top="0in" fo:padding-left="0.075in" fo:padding-bottom="0in" fo:padding-right="0.075in"/>
    </style:style>
    <style:style style:name="P27" style:parent-style-name="Footer" style:family="paragraph">
      <style:paragraph-properties>
        <style:tab-stops>
          <style:tab-stop style:type="center" style:position="1in"/>
          <style:tab-stop style:type="right" style:position="6.3in"/>
        </style:tab-stops>
      </style:paragraph-properties>
    </style:style>
    <style:style style:name="T28" style:parent-style-name="DefaultParagraphFont" style:family="text">
      <style:text-properties fo:language="en" fo:country="US"/>
    </style:style>
    <number:date-style style:name="N29" number:language="en" number:country="US">
      <number:day number:calendar="gregorian"/>
      <number:text> </number:text>
      <number:month number:textual="true" number:style="long" number:calendar="gregorian"/>
      <number:text> </number:text>
      <number:year number:style="long" number:calendar="gregorian"/>
    </number:date-style>
    <style:style style:name="P30" style:parent-style-name="Footer" style:family="paragraph">
      <style:paragraph-properties>
        <style:tab-stops>
          <style:tab-stop style:type="center" style:position="1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draw:frame draw:z-index="251657216" draw:style-name="a1"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draw:frame draw:style-name="F5" text:anchor-type="paragraph" svg:y="0.0006in" draw:z-index="0"><draw:text-box fo:min-height="0in" fo:min-width="0in"><text:p text:style-name="Footer"><text:span text:style-name="PageNumber"><text:page-number text:fixed="false">21</text:page-number></text:span></text:p></draw:text-box></draw:frame>PHPExcel Developer Documentation</text:p>
      </style:footer>
    </style:master-page>
    <style:master-page style:next-style-name="MP0" style:name="MPF0" style:page-layout-name="PL0">
      <style:header>
        <text:p text:style-name="Header"><text:span text:style-name="T6"><draw:frame draw:z-index="251658240" draw:style-name="a3"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7"><draw:frame draw:z-index="251656192" draw:style-name="a4"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Author:</text:p>
            </table:table-cell>
            <table:table-cell table:style-name="TableCell14">
              <text:p text:style-name="P15">Mark Baker</text:p>
            </table:table-cell>
          </table:table-row>
          <table:table-row table:style-name="TableRow16">
            <table:table-cell table:style-name="TableCell17">
              <text:p text:style-name="P18">Version:</text:p>
            </table:table-cell>
            <table:table-cell table:style-name="TableCell19">
              <text:p text:style-name="P20"><text:span text:style-name="T21"/><text:span text:style-name="T22">1.7.9</text:span></text:p>
            </table:table-cell>
          </table:table-row>
          <table:table-row table:style-name="TableRow23">
            <table:table-cell table:style-name="TableCell24">
              <text:p text:style-name="P25">Date:</text:p>
            </table:table-cell>
            <table:table-cell table:style-name="TableCell26">
              <text:p text:style-name="P27"><text:span text:style-name="T28"><text:date style:data-style-name="N29">2 June 2013</text:date></text:span></text:p>
            </table:table-cell>
          </table:table-row>
        </table:table>
        <text:p text:style-name="P3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HPExcel Function Reference developer documentation</dc:title>
    <dc:description/>
    <dc:subject/>
    <meta:initial-creator>Mark Baker</meta:initial-creator>
    <dc:creator>Mark</dc:creator>
    <meta:creation-date>2013-06-02T14:34:00Z</meta:creation-date>
    <dc:date>2013-06-02T14:34:00Z</dc:date>
    <meta:print-date>2013-06-02T14:34:00Z</meta:print-date>
    <meta:template xlink:href="Normal.dotm" xlink:type="simple"/>
    <meta:editing-cycles>2</meta:editing-cycles>
    <meta:editing-duration>PT0S</meta:editing-duration>
    <meta:user-defined meta:name="Version">1.7.9</meta:user-defined>
    <meta:document-statistic meta:page-count="76" meta:paragraph-count="237" meta:word-count="17758" meta:character-count="118747" meta:row-count="843" meta:non-whitespace-character-count="101226"/>
  </office:meta>
</office:document-meta>
</file>